
<file path=META-INF/manifest.xml><?xml version="1.0" encoding="utf-8"?>
<manifest:manifes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04000000040EE7B327A.png" manifest:media-type="image/png"/>
  <manifest:file-entry manifest:full-path="Pictures/100000010000004000000040A32D08CC.png" manifest:media-type="image/png"/>
  <manifest:file-entry manifest:full-path="Thumbnails/" manifest:media-type=""/>
  <manifest:file-entry manifest:full-path="Thumbnails/thumbnail.png" manifest:media-type=""/>
  <manifest:file-entry manifest:full-path="/" manifest:media-type="application/vnd.oasis.opendocument.spreadsheet"/>
  <manifest:file-entry manifest:full-path="Thumbnails/" manifest:media-type=""/>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automatic-styles>
    <style:style style:name="co4" style:family="table-column">
      <style:table-column-properties fo:break-before="auto" style:column-width="5.953cm"/>
    </style:style>
    <style:style style:name="co5" style:family="table-column">
      <style:table-column-properties fo:break-before="auto" style:column-width="11.735cm"/>
    </style:style>
    <style:style style:name="co6" style:family="table-column">
      <style:table-column-properties fo:break-before="auto" style:column-width="7.791cm"/>
    </style:style>
    <style:style style:name="co7" style:family="table-column">
      <style:table-column-properties fo:break-before="auto" style:column-width="3.283cm"/>
    </style:style>
    <style:style style:name="co8" style:family="table-column">
      <style:table-column-properties fo:break-before="auto" style:column-width="3.431cm"/>
    </style:style>
    <style:style style:name="co9" style:family="table-column">
      <style:table-column-properties fo:break-before="auto" style:column-width="3.505cm"/>
    </style:style>
    <style:style style:name="co10" style:family="table-column">
      <style:table-column-properties fo:break-before="auto" style:column-width="3.969cm"/>
    </style:style>
    <style:style style:name="co11" style:family="table-column">
      <style:table-column-properties fo:break-before="auto" style:column-width="6.959cm"/>
    </style:style>
    <style:style style:name="co1" style:family="table-column">
      <style:table-column-properties fo:break-before="auto" style:column-width="2.475cm"/>
    </style:style>
    <style:style style:name="co13" style:family="table-column">
      <style:table-column-properties fo:break-before="auto" style:column-width="1.692cm"/>
    </style:style>
    <style:style style:name="ro1" style:family="table-row">
      <style:table-row-properties style:row-height="0.556cm" fo:break-before="auto" style:use-optimal-row-height="false"/>
    </style:style>
    <style:style style:name="ro3" style:family="table-row">
      <style:table-row-properties style:row-height="0.577cm" fo:break-before="auto" style:use-optimal-row-height="true"/>
    </style:style>
    <style:style style:name="ro2" style:family="table-row">
      <style:table-row-properties style:row-height="0.529cm" fo:break-before="auto" style:use-optimal-row-height="false"/>
    </style:style>
    <style:style style:name="ro4" style:family="table-row">
      <style:table-row-properties style:row-height="0.452cm" fo:break-before="auto" style:use-optimal-row-height="false"/>
    </style:style>
    <style:style style:name="ta2" style:family="table" style:master-page-name="PageStyle_5f_Base">
      <style:table-properties table:display="true" style:writing-mode="lr-tb"/>
    </style:style>
    <style:style style:name="ta3" style:family="table" style:master-page-name="PageStyle_5f_Note">
      <style:table-properties table:display="true" style:writing-mode="lr-tb"/>
    </style:style>
    <number:date-style style:name="N30" number:automatic-order="true" number:format-source="language">
      <number:day/>
      <number:text>/</number:text>
      <number:month/>
      <number:text>/</number:text>
      <number:year/>
    </number:date-style>
    <number:date-style style:name="N7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71" style:family="table-cell" style:parent-style-name="Default">
      <style:table-cell-properties fo:border-bottom="0.51pt solid #dee2e6" fo:border-left="none" fo:padding="0.101cm" fo:border-right="none" fo:border-top="none"/>
      <style:text-properties style:font-name="Arial" fo:font-size="10pt"/>
    </style:style>
    <style:style style:name="ce72" style:family="table-cell" style:parent-style-name="Default">
      <style:table-cell-properties fo:border-bottom="0.51pt solid #dee2e6" fo:background-color="#f9fafb" fo:border-left="none" fo:padding="0.101cm" fo:border-right="none" fo:border-top="none"/>
      <style:text-properties style:font-name="Arial" fo:font-size="10pt"/>
    </style:style>
    <style:style style:name="ce73"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6"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bold" style:font-size-asian="11pt" style:font-style-asian="normal" style:font-weight-asian="bold" style:font-name-complex="Montserrat" style:font-size-complex="11pt" style:font-style-complex="normal" style:font-weight-complex="bold"/>
    </style:style>
    <style:style style:name="ce7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79"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0"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82"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9pt" fo:font-style="normal" fo:text-shadow="none" style:text-underline-style="none" fo:font-weight="normal" style:font-size-asian="9pt" style:font-style-asian="normal" style:font-weight-asian="normal" style:font-name-complex="Montserrat" style:font-size-complex="9pt" style:font-style-complex="normal" style:font-weight-complex="normal"/>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84" style:family="table-cell" style:parent-style-name="Default">
      <style:table-cell-properties fo:border-bottom="0.51pt solid #dee2e6" fo:background-color="#f0f4f8" fo:border-left="none" fo:padding="0.101cm" fo:border-right="none" fo:border-top="none"/>
      <style:text-properties style:font-name="Arial" fo:font-size="10pt"/>
    </style:style>
    <style:style style:name="ce85" style:family="table-cell" style:parent-style-name="Default">
      <style:table-cell-properties fo:border-bottom="0.51pt solid #dee2e6" fo:background-color="#eef1f5" fo:border-left="none" fo:padding="0.101cm" fo:border-right="none" fo:border-top="none"/>
      <style:text-properties style:font-name="Arial" fo:font-size="10pt"/>
    </style:style>
    <style:style style:name="ce86" style:family="table-cell" style:parent-style-name="Default">
      <style:table-cell-properties fo:border-bottom="0.06pt solid #dee2e6"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8" style:family="table-cell" style:parent-style-name="Default" style:data-style-name="N3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9" style:family="table-cell" style:parent-style-name="Default" style:data-style-name="N7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0"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1" style:family="table-cell" style:parent-style-name="Default" style:data-style-name="N30">
      <style:table-cell-properties fo:border-bottom="0.06pt solid #dee2e6"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2" style:family="table-cell" style:parent-style-name="Default" style:data-style-name="N3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3"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5" style:family="table-cell" style:parent-style-name="Default" style:data-style-name="N71">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data-style-name="N7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parent-style-name="Default">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left"/>
      <style:text-properties fo:font-size="18pt"/>
    </style:style>
    <style:style style:name="P1" style:family="paragraph">
      <loext:graphic-properties draw:fill="none"/>
      <style:paragraph-properties fo:text-align="lef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 table:style-name="ta3">
        <office:forms form:automatic-focus="false" form:apply-design-mode="false"/>
        <table:table-column table:style-name="co1" table:number-columns-repeated="8" table:default-cell-style-name="Default"/>
        <table:table-column table:style-name="co13" table:number-columns-repeated="18" table:default-cell-style-name="Default"/>
        <table:table-column table:style-name="co1" table:number-columns-repeated="998" table:default-cell-style-name="Default"/>
        <table:table-row table:style-name="ro1">
          <table:table-cell table:style-name="ce65" office:value-type="string" ns42:value-type="string">
            <text:p>Présentation de ce fichier</text:p>
          </table:table-cell>
          <table:table-cell table:style-name="ce67" table:number-columns-repeated="7"/>
          <table:table-cell table:number-columns-repeated="1016"/>
        </table:table-row>
        <table:table-row table:style-name="ro1">
          <table:table-cell table:style-name="ce66" office:value-type="string" ns42:value-type="string">
            <text:p>La feuille "base" recense l'ensemble des articles publiés sur le site uneiaparjour.fr avec les éléments suivants : </text:p>
          </table:table-cell>
          <table:table-cell table:style-name="ce67" table:number-columns-repeated="7"/>
          <table:table-cell table:number-columns-repeated="1016"/>
        </table:table-row>
        <table:table-row table:style-name="ro1">
          <table:table-cell table:style-name="ce66" office:value-type="string" ns42:value-type="string">
            <text:p>titre / description / URL sur le site / jusqu'à 6 catégories utilisées / date de publication.</text:p>
          </table:table-cell>
          <table:table-cell table:style-name="ce67" table:number-columns-repeated="7"/>
          <table:table-cell table:number-columns-repeated="1016"/>
        </table:table-row>
        <table:table-row table:style-name="ro1">
          <table:table-cell table:style-name="ce67" table:number-columns-repeated="8"/>
          <table:table-cell table:number-columns-repeated="1016"/>
        </table:table-row>
        <table:table-row table:style-name="ro1">
          <table:table-cell table:style-name="ce66" office:value-type="string" ns42:value-type="string">
            <text:p>Dernière mise à jour le 11/04/2026 avec 1146 outils recensés.</text:p>
          </table:table-cell>
          <table:table-cell table:style-name="ce67" table:number-columns-repeated="7"/>
          <table:table-cell table:number-columns-repeated="1016"/>
        </table:table-row>
        <table:table-row table:style-name="ro1">
          <table:table-cell table:style-name="ce67"/>
          <table:table-cell table:style-name="ce67">
            <draw:frame table:end-cell-address="Note.B7" table:end-x="1.877cm" table:end-y="0.476cm" draw:z-index="0" draw:name="image1.png" draw:style-name="gr1" draw:text-style-name="P1" svg:width="0.581cm" svg:height="0.608cm" svg:x="1.296cm" svg:y="0.423cm">
              <draw:image xlink:href="Pictures/100000010000004000000040A32D08CC.png" xlink:type="simple" xlink:show="embed" xlink:actuate="onLoad" draw:mime-type="image/png">
                <text:p/>
              </draw:image>
            </draw:frame>
            <draw:frame table:end-cell-address="Note.C7" table:end-x="0.117cm" table:end-y="0.476cm" draw:z-index="1" draw:name="image2.png" draw:style-name="gr1" draw:text-style-name="P1" svg:width="0.581cm" svg:height="0.608cm" svg:x="2.011cm" svg:y="0.423cm">
              <draw:image xlink:href="Pictures/100000010000004000000040EE7B327A.png" xlink:type="simple" xlink:show="embed" xlink:actuate="onLoad" draw:mime-type="image/png">
                <text:p/>
              </draw:image>
            </draw:frame>
          </table:table-cell>
          <table:table-cell table:style-name="ce67" table:number-columns-repeated="6"/>
          <table:table-cell table:number-columns-repeated="1016"/>
        </table:table-row>
        <table:table-row table:style-name="ro1">
          <table:table-cell table:style-name="ce65" office:value-type="string" ns42:value-type="string">
            <text:p>Licence CC BY 4.0</text:p>
          </table:table-cell>
          <table:table-cell table:style-name="ce65"/>
          <table:table-cell table:style-name="ce67" table:number-columns-repeated="6"/>
          <table:table-cell table:number-columns-repeated="1016"/>
        </table:table-row>
        <table:table-row table:style-name="ro1">
          <table:table-cell table:style-name="ce66" office:value-type="string" ns42:value-type="string">
            <text:p>Cette base est mise à disposition sous licence Creative Commons CC BY. </text:p>
          </table:table-cell>
          <table:table-cell table:style-name="ce67" table:number-columns-repeated="7"/>
          <table:table-cell table:number-columns-repeated="1016"/>
        </table:table-row>
        <table:table-row table:style-name="ro1">
          <table:table-cell table:style-name="ce66" office:value-type="string" ns42:value-type="string">
            <text:p>Pour citer ce document : Base de données du site uneIAparjour.fr au 14/02/2026, Bertrand Formet, licence CC BY 4.0.</text:p>
          </table:table-cell>
          <table:table-cell table:style-name="ce67" table:number-columns-repeated="7"/>
          <table:table-cell table:number-columns-repeated="1016"/>
        </table:table-row>
        <table:table-row table:style-name="ro1" table:number-rows-repeated="2">
          <table:table-cell table:style-name="ce67" table:number-columns-repeated="8"/>
          <table:table-cell table:number-columns-repeated="1016"/>
        </table:table-row>
        <table:table-row table:style-name="ro1">
          <table:table-cell table:style-name="ce65" office:value-type="string" ns42:value-type="string">
            <text:p>Contact</text:p>
          </table:table-cell>
          <table:table-cell table:style-name="ce67" table:number-columns-repeated="7"/>
          <table:table-cell table:number-columns-repeated="1016"/>
        </table:table-row>
        <table:table-row table:style-name="ro1">
          <table:table-cell table:style-name="ce66" office:value-type="string" ns42:value-type="string">
            <text:p>Bertrand Formet</text:p>
          </table:table-cell>
          <table:table-cell table:style-name="ce67" table:number-columns-repeated="7"/>
          <table:table-cell table:number-columns-repeated="1016"/>
        </table:table-row>
        <table:table-row table:style-name="ro1">
          <table:table-cell table:style-name="ce4" office:value-type="string" ns42:value-type="string">
            <text:p><text:a xlink:href="https://fr.linkedin.com/in/bertrandformet" xlink:type="simple">Linkedin</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www.facebook.com/uneIAparjour" xlink:type="simple">Facebook</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bsky.app/profile/bertrandformet.bsky.social" xlink:type="simple">Bluesky</text:a></text:p>
          </table:table-cell>
          <table:table-cell table:style-name="ce67" table:number-columns-repeated="7"/>
          <table:table-cell table:number-columns-repeated="1016"/>
        </table:table-row>
        <table:table-row table:style-name="ro1">
          <table:table-cell table:style-name="ce5" office:value-type="string" ns42:value-type="string">
            <text:p><text:a xlink:href="https://x.com/bertrandformet" xlink:type="simple">X</text:a></text:p>
          </table:table-cell>
          <table:table-cell table:style-name="ce67" table:number-columns-repeated="7"/>
          <table:table-cell table:number-columns-repeated="1016"/>
        </table:table-row>
        <table:table-row table:style-name="ro1">
          <table:table-cell table:style-name="ce5" office:value-type="string" ns42:value-type="string">
            <text:p><text:a xlink:href="mailto:contact@uneiaparjour.fr" xlink:type="simple">contact@uneiaparjour.fr</text:a></text:p>
          </table:table-cell>
          <table:table-cell table:style-name="ce67" table:number-columns-repeated="7"/>
          <table:table-cell table:number-columns-repeated="1016"/>
        </table:table-row>
        <table:table-row table:style-name="ro1" table:number-rows-repeated="982">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Base"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number-columns-repeated="3" table:default-cell-style-name="Default"/>
        <table:table-column table:style-name="co11" table:default-cell-style-name="Default"/>
        <table:table-column table:style-name="co1" table:number-columns-repeated="1013" table:default-cell-style-name="Default"/>
        <table:table-row table:style-name="ro1">
          <table:table-cell table:style-name="ce70" office:value-type="string" ns42:value-type="string">
            <text:p>Titre</text:p>
          </table:table-cell>
          <table:table-cell table:style-name="ce70" office:value-type="string" ns42:value-type="string">
            <text:p>Description</text:p>
          </table:table-cell>
          <table:table-cell table:style-name="ce77" office:value-type="string" ns42:value-type="string">
            <text:p><text:a xlink:href="http://uneiaparjour.fr/" xlink:type="simple">URL sur uneiaparjour.fr</text:a></text:p>
          </table:table-cell>
          <table:table-cell table:style-name="ce70" office:value-type="string" ns42:value-type="string">
            <text:p>Catégorie 1</text:p>
          </table:table-cell>
          <table:table-cell table:style-name="ce70" office:value-type="string" ns42:value-type="string">
            <text:p>Catégorie 2</text:p>
          </table:table-cell>
          <table:table-cell table:style-name="ce70" office:value-type="string" ns42:value-type="string">
            <text:p>Catégorie 3</text:p>
          </table:table-cell>
          <table:table-cell table:style-name="ce70" office:value-type="string" ns42:value-type="string">
            <text:p>Catégorie 4</text:p>
          </table:table-cell>
          <table:table-cell table:style-name="ce70" office:value-type="string" ns42:value-type="string">
            <text:p>Catégorie 5</text:p>
          </table:table-cell>
          <table:table-cell table:style-name="ce70" office:value-type="string" ns42:value-type="string">
            <text:p>Catégorie 6</text:p>
          </table:table-cell>
          <table:table-cell table:style-name="ce90" office:value-type="string" ns42:value-type="string">
            <text:p>Date de publication</text:p>
          </table:table-cell>
          <table:table-cell table:style-name="ce94"/>
          <table:table-cell table:style-name="ce66" table:number-columns-repeated="19"/>
          <table:table-cell table:number-columns-repeated="994"/>
        </table:table-row>
        <table:table-row>
          <table:table-cell>
            <text:p>Muse Spark</text:p>
          </table:table-cell>
          <table:table-cell>
            <text:p>Muse Spark (description : https://ai.meta.com/blog/introducing-muse-spark-msl/) est le modèle propriétaire de Meta disponible dans les applications et dans meta.ai.</text:p>
          </table:table-cell>
          <table:table-cell>
            <text:p>https://www.uneiaparjour.fr/muse-spark/</text:p>
          </table:table-cell>
          <table:table-cell>
            <text:p>chatbot</text:p>
          </table:table-cell>
          <table:table-cell>
            <text:p>images</text:p>
          </table:table-cell>
          <table:table-cell>
            <text:p>LLM</text:p>
          </table:table-cell>
          <table:table-cell>
            <text:p>texte</text:p>
          </table:table-cell>
          <table:table-cell>
            <text:p>usage illimité</text:p>
          </table:table-cell>
          <table:table-cell>
            <text:p>vidéo</text:p>
          </table:table-cell>
          <table:table-cell>
            <text:p>11/04/2026</text:p>
          </table:table-cell>
        </table:table-row>
        <table:table-row>
          <table:table-cell>
            <text:p>World Monitor</text:p>
          </table:table-cell>
          <table:table-cell>
            <text:p>World Monitor (https://www.worldmonitor.app/ et documentation : https://www.worldmonitor.app/docs/documentation, github : https://github.com/koala73/worldmonitor) est un tableau de bord en temps réel qui regroupe des flux d’informations géopolitiques et économiques mondiaux, entièrement paramètrable et avec de nombreuses fonctionnalités d’IA (résumés, traduction, cartographie, analyse…).</text:p>
          </table:table-cell>
          <table:table-cell>
            <text:p>https://www.uneiaparjour.fr/world-monitor/</text:p>
          </table:table-cell>
          <table:table-cell>
            <text:p>actualités et fact-checking</text:p>
          </table:table-cell>
          <table:table-cell>
            <text:p>open source</text:p>
          </table:table-cell>
          <table:table-cell>
            <text:p>sans compte</text:p>
          </table:table-cell>
          <table:table-cell>
            <text:p>usage illimité</text:p>
          </table:table-cell>
          <table:table-cell>
            <text:p/>
          </table:table-cell>
          <table:table-cell>
            <text:p/>
          </table:table-cell>
          <table:table-cell>
            <text:p>10/04/2026</text:p>
          </table:table-cell>
        </table:table-row>
        <table:table-row>
          <table:table-cell>
            <text:p>Muse Spark</text:p>
          </table:table-cell>
          <table:table-cell>
            <text:p>Muse Spark (description : https://ai.meta.com/blog/introducing-muse-spark-msl/) est le modèle propriétaire de Meta disponible dans les applications et dans meta.ai.</text:p>
          </table:table-cell>
          <table:table-cell>
            <text:p>https://www.uneiaparjour.fr/muse-spark/</text:p>
          </table:table-cell>
          <table:table-cell>
            <text:p>chatbot</text:p>
          </table:table-cell>
          <table:table-cell>
            <text:p>images</text:p>
          </table:table-cell>
          <table:table-cell>
            <text:p>LLM</text:p>
          </table:table-cell>
          <table:table-cell>
            <text:p>texte</text:p>
          </table:table-cell>
          <table:table-cell>
            <text:p>usage illimité</text:p>
          </table:table-cell>
          <table:table-cell>
            <text:p>vidéo</text:p>
          </table:table-cell>
          <table:table-cell>
            <text:p>11/04/2026</text:p>
          </table:table-cell>
        </table:table-row>
        <table:table-row>
          <table:table-cell>
            <text:p>World Monitor</text:p>
          </table:table-cell>
          <table:table-cell>
            <text:p>World Monitor (https://www.worldmonitor.app/ et documentation : https://www.worldmonitor.app/docs/documentation, github : https://github.com/koala73/worldmonitor) est un tableau de bord en temps réel qui regroupe des flux d’informations géopolitiques et économiques mondiaux, entièrement paramètrable et avec de nombreuses fonctionnalités d’IA (résumés, traduction, cartographie, analyse…).</text:p>
          </table:table-cell>
          <table:table-cell>
            <text:p>https://www.uneiaparjour.fr/world-monitor/</text:p>
          </table:table-cell>
          <table:table-cell>
            <text:p>actualités et fact-checking</text:p>
          </table:table-cell>
          <table:table-cell>
            <text:p>open source</text:p>
          </table:table-cell>
          <table:table-cell>
            <text:p>sans compte</text:p>
          </table:table-cell>
          <table:table-cell>
            <text:p>usage illimité</text:p>
          </table:table-cell>
          <table:table-cell>
            <text:p/>
          </table:table-cell>
          <table:table-cell>
            <text:p/>
          </table:table-cell>
          <table:table-cell>
            <text:p>10/04/2026</text:p>
          </table:table-cell>
        </table:table-row>
        <table:table-row>
          <table:table-cell>
            <text:p>Muse Spark</text:p>
          </table:table-cell>
          <table:table-cell>
            <text:p>Muse Spark (description : https://ai.meta.com/blog/introducing-muse-spark-msl/) est le modèle propriétaire de Meta disponible dans les applications et dans meta.ai.</text:p>
          </table:table-cell>
          <table:table-cell>
            <text:p>https://www.uneiaparjour.fr/muse-spark/</text:p>
          </table:table-cell>
          <table:table-cell>
            <text:p>chatbot</text:p>
          </table:table-cell>
          <table:table-cell>
            <text:p>images</text:p>
          </table:table-cell>
          <table:table-cell>
            <text:p>LLM</text:p>
          </table:table-cell>
          <table:table-cell>
            <text:p>texte</text:p>
          </table:table-cell>
          <table:table-cell>
            <text:p>usage illimité</text:p>
          </table:table-cell>
          <table:table-cell>
            <text:p>vidéo</text:p>
          </table:table-cell>
          <table:table-cell>
            <text:p>11/04/2026</text:p>
          </table:table-cell>
        </table:table-row>
        <table:table-row table:style-name="ro3">
          <table:table-cell table:style-name="ce71" office:value-type="string" ns42:value-type="string">
            <text:p>World Monitor</text:p>
          </table:table-cell>
          <table:table-cell table:style-name="ce71" office:value-type="string" ns42:value-type="string">
            <text:p>World Monitor (https://www.worldmonitor.app/ et documentation : https://www.worldmonitor.app/docs/documentation, github : https://github.com/koala73/worldmonitor) est un tableau de bord en temps réel qui regroupe des flux d’informations géopolitiques et économiques mondiaux, entièrement paramètrable et avec de nombreuses fonctionnalités d’IA (résumés, traduction, cartographie, analyse…).</text:p>
          </table:table-cell>
          <table:table-cell table:style-name="ce71" office:value-type="string" ns42:value-type="string">
            <text:p>https://www.uneiaparjour.fr/world-monitor/</text:p>
          </table:table-cell>
          <table:table-cell table:style-name="ce84" office:value-type="string" ns42:value-type="string">
            <text:p>actualités et fact-checking</text:p>
          </table:table-cell>
          <table:table-cell table:style-name="ce84" office:value-type="string" ns42:value-type="string">
            <text:p>open source</text:p>
          </table:table-cell>
          <table:table-cell table:style-name="ce84" office:value-type="string" ns42:value-type="string">
            <text:p>sans comp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10/04/2026</text:p>
          </table:table-cell>
          <table:table-cell table:number-columns-repeated="1014"/>
        </table:table-row>
        <table:table-row table:style-name="ro3">
          <table:table-cell table:style-name="ce72" office:value-type="string" ns42:value-type="string">
            <text:p>Blueprint</text:p>
          </table:table-cell>
          <table:table-cell table:style-name="ce72" office:value-type="string" ns42:value-type="string">
            <text:p>Blueprint (https://www.blueprint.am/) génère des prototypes détaillés à partir d’une instruction et d’un chatbot.</text:p>
          </table:table-cell>
          <table:table-cell table:style-name="ce72" office:value-type="string" ns42:value-type="string">
            <text:p>https://www.uneiaparjour.fr/blueprint/</text:p>
          </table:table-cell>
          <table:table-cell table:style-name="ce85" office:value-type="string" ns42:value-type="string">
            <text:p>application</text:p>
          </table:table-cell>
          <table:table-cell table:style-name="ce85" office:value-type="string" ns42:value-type="string">
            <text:p>images 3D</text:p>
          </table:table-cell>
          <table:table-cell table:style-name="ce85" office:value-type="string" ns42:value-type="string">
            <text:p>tutoriel</text:p>
          </table:table-cell>
          <table:table-cell table:number-columns-repeated="3" table:style-name="ce85" office:value-type="string" ns42:value-type="string">
            <text:p/>
          </table:table-cell>
          <table:table-cell table:style-name="ce72" office:value-type="string" ns42:value-type="string">
            <text:p>09/04/2026</text:p>
          </table:table-cell>
          <table:table-cell table:number-columns-repeated="1014"/>
        </table:table-row>
        <table:table-row table:style-name="ro3">
          <table:table-cell table:style-name="ce71" office:value-type="string" ns42:value-type="string">
            <text:p>Google Vids – Veo 3.1</text:p>
          </table:table-cell>
          <table:table-cell table:style-name="ce71" office:value-type="string" ns42:value-type="string">
            <text:p>Google Vids (https://docs.google.com/videos) intégre Veo 3.1, dernière version du générateur de vidéo de Google, Gemini Music (Lyria 3) pour des bandes son générées automatiquement, Nano Banana Pro pour des images fixes et des voix « Text to speech » pour des voix off dans un outil de montage vidéo.</text:p>
          </table:table-cell>
          <table:table-cell table:style-name="ce71" office:value-type="string" ns42:value-type="string">
            <text:p>https://www.uneiaparjour.fr/google-vids-veo-3-1/</text:p>
          </table:table-cell>
          <table:table-cell table:style-name="ce84" office:value-type="string" ns42:value-type="string">
            <text:p>vidéo</text:p>
          </table:table-cell>
          <table:table-cell table:number-columns-repeated="5" table:style-name="ce84" office:value-type="string" ns42:value-type="string">
            <text:p/>
          </table:table-cell>
          <table:table-cell table:style-name="ce71" office:value-type="string" ns42:value-type="string">
            <text:p>08/04/2026</text:p>
          </table:table-cell>
          <table:table-cell table:number-columns-repeated="1014"/>
        </table:table-row>
        <table:table-row table:style-name="ro3">
          <table:table-cell table:style-name="ce72" office:value-type="string" ns42:value-type="string">
            <text:p>Adam</text:p>
          </table:table-cell>
          <table:table-cell table:style-name="ce72" office:value-type="string" ns42:value-type="string">
            <text:p>Adam (https://adam.new/ et documentation : https://github.com/Adam-CAD/CADAM) est un modèle qui, couplé à un modèle de langage, transforme une requête émise e langage naturel en un objet 3D.</text:p>
          </table:table-cell>
          <table:table-cell table:style-name="ce72" office:value-type="string" ns42:value-type="string">
            <text:p>https://www.uneiaparjour.fr/adam/</text:p>
          </table:table-cell>
          <table:table-cell table:style-name="ce85" office:value-type="string" ns42:value-type="string">
            <text:p>images 3D</text:p>
          </table:table-cell>
          <table:table-cell table:style-name="ce85" office:value-type="string" ns42:value-type="string">
            <text:p>open source</text:p>
          </table:table-cell>
          <table:table-cell table:number-columns-repeated="4" table:style-name="ce85" office:value-type="string" ns42:value-type="string">
            <text:p/>
          </table:table-cell>
          <table:table-cell table:style-name="ce72" office:value-type="string" ns42:value-type="string">
            <text:p>07/04/2026</text:p>
          </table:table-cell>
          <table:table-cell table:number-columns-repeated="1014"/>
        </table:table-row>
        <table:table-row table:style-name="ro3">
          <table:table-cell table:style-name="ce71" office:value-type="string" ns42:value-type="string">
            <text:p>Voice generator</text:p>
          </table:table-cell>
          <table:table-cell table:style-name="ce71" office:value-type="string" ns42:value-type="string">
            <text:p>Voice generator (https://voice-generator.com/) transforme des textes en voix à partir de texte écrit ou collé, pdf ou epub.</text:p>
          </table:table-cell>
          <table:table-cell table:style-name="ce71" office:value-type="string" ns42:value-type="string">
            <text:p>https://www.uneiaparjour.fr/voice-generator/</text:p>
          </table:table-cell>
          <table:table-cell table:style-name="ce84" office:value-type="string" ns42:value-type="string">
            <text:p>sans compt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06/04/2026</text:p>
          </table:table-cell>
          <table:table-cell table:number-columns-repeated="1014"/>
        </table:table-row>
        <table:table-row table:style-name="ro3">
          <table:table-cell table:style-name="ce72" office:value-type="string" ns42:value-type="string">
            <text:p>Gemma 4</text:p>
          </table:table-cell>
          <table:table-cell table:style-name="ce72" office:value-type="string" ns42:value-type="string">
            <text:p>Gemma 4 (description : https://huggingface.co/blog/gemma4) est le dernier modèle open source de Google.Il est disponible sur HuggingFace, dans le Google AI Studio (https://aistudio.google.com/) et dans Google AI Edge Gallery en version mobile.</text:p>
          </table:table-cell>
          <table:table-cell table:style-name="ce72" office:value-type="string" ns42:value-type="string">
            <text:p>https://www.uneiaparjour.fr/gemma-4/</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style-name="ce85" office:value-type="string" ns42:value-type="string">
            <text:p>texte</text:p>
          </table:table-cell>
          <table:table-cell table:style-name="ce85" office:value-type="string" ns42:value-type="string">
            <text:p>usage illimité</text:p>
          </table:table-cell>
          <table:table-cell table:style-name="ce85" office:value-type="string" ns42:value-type="string">
            <text:p/>
          </table:table-cell>
          <table:table-cell table:style-name="ce72" office:value-type="string" ns42:value-type="string">
            <text:p>05/04/2026</text:p>
          </table:table-cell>
          <table:table-cell table:number-columns-repeated="1014"/>
        </table:table-row>
        <table:table-row table:style-name="ro3">
          <table:table-cell table:style-name="ce71" office:value-type="string" ns42:value-type="string">
            <text:p>Zawa</text:p>
          </table:table-cell>
          <table:table-cell table:style-name="ce71" office:value-type="string" ns42:value-type="string">
            <text:p>Zawa (ex X-design – https://zawa.ai/) est un chatbot combiné à un tableau blanc spécialisé dans la génération de contenus visuels, image ou vidéo ou page html.</text:p>
          </table:table-cell>
          <table:table-cell table:style-name="ce71" office:value-type="string" ns42:value-type="string">
            <text:p>https://www.uneiaparjour.fr/zawa/</text:p>
          </table:table-cell>
          <table:table-cell table:style-name="ce84" office:value-type="string" ns42:value-type="string">
            <text:p>images</text:p>
          </table:table-cell>
          <table:table-cell table:style-name="ce84" office:value-type="string" ns42:value-type="string">
            <text:p>présentation</text:p>
          </table:table-cell>
          <table:table-cell table:style-name="ce84" office:value-type="string" ns42:value-type="string">
            <text:p>texte</text:p>
          </table:table-cell>
          <table:table-cell table:style-name="ce84" office:value-type="string" ns42:value-type="string">
            <text:p>vidéo</text:p>
          </table:table-cell>
          <table:table-cell table:number-columns-repeated="2" table:style-name="ce84" office:value-type="string" ns42:value-type="string">
            <text:p/>
          </table:table-cell>
          <table:table-cell table:style-name="ce71" office:value-type="string" ns42:value-type="string">
            <text:p>04/04/2026</text:p>
          </table:table-cell>
          <table:table-cell table:number-columns-repeated="1014"/>
        </table:table-row>
        <table:table-row table:style-name="ro3">
          <table:table-cell table:style-name="ce71" office:value-type="string" ns42:value-type="string">
            <text:p>Scholar Labs</text:p>
          </table:table-cell>
          <table:table-cell table:style-name="ce71" office:value-type="string" ns42:value-type="string">
            <text:p>Scholar Labs (https://scholar.google.fr/) est un moteur de recherche en langage naturel expérimental intégré à Google Scholar, accessible depuis la barre de menus.</text:p>
          </table:table-cell>
          <table:table-cell table:style-name="ce71" office:value-type="string" ns42:value-type="string">
            <text:p>https://www.uneiaparjour.fr/scholar-labs/</text:p>
          </table:table-cell>
          <table:table-cell table:style-name="ce84" office:value-type="string" ns42:value-type="string">
            <text:p>recherche</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03/04/2026</text:p>
          </table:table-cell>
          <table:table-cell table:number-columns-repeated="1014"/>
        </table:table-row>
        <table:table-row table:style-name="ro3">
          <table:table-cell table:style-name="ce72" office:value-type="string" ns42:value-type="string">
            <text:p>Pixpark</text:p>
          </table:table-cell>
          <table:table-cell table:style-name="ce72" office:value-type="string" ns42:value-type="string">
            <text:p>Pixpark (https://pixpark.ai/) génère des images à partir d’une instruction ou d’une image de référence.</text:p>
          </table:table-cell>
          <table:table-cell table:style-name="ce72" office:value-type="string" ns42:value-type="string">
            <text:p>https://www.uneiaparjour.fr/pixpark/</text:p>
          </table:table-cell>
          <table:table-cell table:style-name="ce85" office:value-type="string" ns42:value-type="string">
            <text:p>images</text:p>
          </table:table-cell>
          <table:table-cell table:style-name="ce85" office:value-type="string" ns42:value-type="string">
            <text:p>usage illimité</text:p>
          </table:table-cell>
          <table:table-cell table:number-columns-repeated="4" table:style-name="ce85" office:value-type="string" ns42:value-type="string">
            <text:p/>
          </table:table-cell>
          <table:table-cell table:style-name="ce72" office:value-type="string" ns42:value-type="string">
            <text:p>02/04/2026</text:p>
          </table:table-cell>
          <table:table-cell table:number-columns-repeated="1014"/>
        </table:table-row>
        <table:table-row table:style-name="ro3">
          <table:table-cell table:style-name="ce71" office:value-type="string" ns42:value-type="string">
            <text:p>Seedance 2</text:p>
          </table:table-cell>
          <table:table-cell table:style-name="ce71" office:value-type="string" ns42:value-type="string">
            <text:p>Seedance 2 (disponible dans Capcut et dans Dreamina) est la dernière version du modèle de génération de vidéo de Bytedance.</text:p>
          </table:table-cell>
          <table:table-cell table:style-name="ce71" office:value-type="string" ns42:value-type="string">
            <text:p>https://www.uneiaparjour.fr/seedance-2/</text:p>
          </table:table-cell>
          <table:table-cell table:style-name="ce84" office:value-type="string" ns42:value-type="string">
            <text:p>vidéo</text:p>
          </table:table-cell>
          <table:table-cell table:style-name="ce84" office:value-type="string" ns42:value-type="string">
            <text:p>voix</text:p>
          </table:table-cell>
          <table:table-cell table:number-columns-repeated="4" table:style-name="ce84" office:value-type="string" ns42:value-type="string">
            <text:p/>
          </table:table-cell>
          <table:table-cell table:style-name="ce71" office:value-type="string" ns42:value-type="string">
            <text:p>01/04/2026</text:p>
          </table:table-cell>
          <table:table-cell table:number-columns-repeated="1014"/>
        </table:table-row>
        <table:table-row table:style-name="ro3">
          <table:table-cell table:style-name="ce72" office:value-type="string" ns42:value-type="string">
            <text:p>Molmo web</text:p>
          </table:table-cell>
          <table:table-cell table:style-name="ce72" office:value-type="string" ns42:value-type="string">
            <text:p>Molmo Web (Documentation : https://allenai.org/blog/molmoweb et démonstration : https://molmoweb.allen.ai/) est un agent web qui automatise une recherche internet commandée par une instruction donnée dans un chatbot.</text:p>
          </table:table-cell>
          <table:table-cell table:style-name="ce72" office:value-type="string" ns42:value-type="string">
            <text:p>https://www.uneiaparjour.fr/molmo-web/</text:p>
          </table:table-cell>
          <table:table-cell table:style-name="ce85" office:value-type="string" ns42:value-type="string">
            <text:p>automatisation</text:p>
          </table:table-cell>
          <table:table-cell table:style-name="ce85" office:value-type="string" ns42:value-type="string">
            <text:p>open source</text:p>
          </table:table-cell>
          <table:table-cell table:style-name="ce85" office:value-type="string" ns42:value-type="string">
            <text:p>recherch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31/03/2026</text:p>
          </table:table-cell>
          <table:table-cell table:number-columns-repeated="1014"/>
        </table:table-row>
        <table:table-row table:style-name="ro3">
          <table:table-cell table:style-name="ce71" office:value-type="string" ns42:value-type="string">
            <text:p>Cohere transcribe</text:p>
          </table:table-cell>
          <table:table-cell table:style-name="ce71" office:value-type="string" ns42:value-type="string">
            <text:p>Cohere transcribe (documentation : https://huggingface.co/CohereLabs/cohere-transcribe-03-2026 et démonstration : https://huggingface.co/spaces/CohereLabs/cohere-transcribe-03-2026) retranscrit des audios enregistrés ou importés.</text:p>
          </table:table-cell>
          <table:table-cell table:style-name="ce71" office:value-type="string" ns42:value-type="string">
            <text:p>https://www.uneiaparjour.fr/cohere-transcribe/</text:p>
          </table:table-cell>
          <table:table-cell table:style-name="ce84" office:value-type="string" ns42:value-type="string">
            <text:p>open source</text:p>
          </table:table-cell>
          <table:table-cell table:style-name="ce84" office:value-type="string" ns42:value-type="string">
            <text:p>usage illimité</text:p>
          </table:table-cell>
          <table:table-cell table:style-name="ce84" office:value-type="string" ns42:value-type="string">
            <text:p>voix</text:p>
          </table:table-cell>
          <table:table-cell table:number-columns-repeated="3" table:style-name="ce84" office:value-type="string" ns42:value-type="string">
            <text:p/>
          </table:table-cell>
          <table:table-cell table:style-name="ce71" office:value-type="string" ns42:value-type="string">
            <text:p>30/03/2026</text:p>
          </table:table-cell>
          <table:table-cell table:number-columns-repeated="1014"/>
        </table:table-row>
        <table:table-row table:style-name="ro3">
          <table:table-cell table:style-name="ce72" office:value-type="string" ns42:value-type="string">
            <text:p>BookletAI</text:p>
          </table:table-cell>
          <table:table-cell table:style-name="ce72" office:value-type="string" ns42:value-type="string">
            <text:p>BookletAI (https://bookletai.org) génère des « livrets » sous forme de pages html qui se tournent ou de pdf qui peuvent être partagés et présentés en ligne à partir d’un sujet et d’un temps de lecture.</text:p>
          </table:table-cell>
          <table:table-cell table:style-name="ce72" office:value-type="string" ns42:value-type="string">
            <text:p>https://www.uneiaparjour.fr/bookletai/</text:p>
          </table:table-cell>
          <table:table-cell table:style-name="ce85" office:value-type="string" ns42:value-type="string">
            <text:p>images</text:p>
          </table:table-cell>
          <table:table-cell table:style-name="ce85" office:value-type="string" ns42:value-type="string">
            <text:p>infographie</text:p>
          </table:table-cell>
          <table:table-cell table:style-name="ce85" office:value-type="string" ns42:value-type="string">
            <text:p>présentation</text:p>
          </table:table-cell>
          <table:table-cell table:style-name="ce85" office:value-type="string" ns42:value-type="string">
            <text:p>texte</text:p>
          </table:table-cell>
          <table:table-cell table:number-columns-repeated="2" table:style-name="ce85" office:value-type="string" ns42:value-type="string">
            <text:p/>
          </table:table-cell>
          <table:table-cell table:style-name="ce72" office:value-type="string" ns42:value-type="string">
            <text:p>29/03/2026</text:p>
          </table:table-cell>
          <table:table-cell table:number-columns-repeated="1014"/>
        </table:table-row>
        <table:table-row table:style-name="ro3">
          <table:table-cell table:style-name="ce71" office:value-type="string" ns42:value-type="string">
            <text:p>Omma</text:p>
          </table:table-cell>
          <table:table-cell table:style-name="ce71" office:value-type="string" ns42:value-type="string">
            <text:p>Omma (https://omma.build/) génère des applications et des pages web à partir d’instructions avec une spécialisation sur les modèles 3D.Grand respect et compréhension des instructions, générations déjà très abouties en une seule itération.</text:p>
          </table:table-cell>
          <table:table-cell table:style-name="ce71" office:value-type="string" ns42:value-type="string">
            <text:p>https://www.uneiaparjour.fr/omma/</text:p>
          </table:table-cell>
          <table:table-cell table:style-name="ce84" office:value-type="string" ns42:value-type="string">
            <text:p>application</text:p>
          </table:table-cell>
          <table:table-cell table:style-name="ce84" office:value-type="string" ns42:value-type="string">
            <text:p>site web</text:p>
          </table:table-cell>
          <table:table-cell table:number-columns-repeated="4" table:style-name="ce84" office:value-type="string" ns42:value-type="string">
            <text:p/>
          </table:table-cell>
          <table:table-cell table:style-name="ce71" office:value-type="string" ns42:value-type="string">
            <text:p>28/03/2026</text:p>
          </table:table-cell>
          <table:table-cell table:number-columns-repeated="1014"/>
        </table:table-row>
        <table:table-row table:style-name="ro3">
          <table:table-cell table:style-name="ce71" office:value-type="string" ns42:value-type="string">
            <text:p>Thaura</text:p>
          </table:table-cell>
          <table:table-cell table:style-name="ce71" office:value-type="string" ns42:value-type="string">
            <text:p>Thaura (https://thaura.ai/), « révolution » en arabe, est un chatbot éthique, frugal, engagé… et très complet.</text:p>
          </table:table-cell>
          <table:table-cell table:style-name="ce71" office:value-type="string" ns42:value-type="string">
            <text:p>https://www.uneiaparjour.fr/thaura/</text:p>
          </table:table-cell>
          <table:table-cell table:style-name="ce84" office:value-type="string" ns42:value-type="string">
            <text:p>application</text:p>
          </table:table-cell>
          <table:table-cell table:style-name="ce84" office:value-type="string" ns42:value-type="string">
            <text:p>chatbot</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3/2026</text:p>
          </table:table-cell>
          <table:table-cell table:number-columns-repeated="1014"/>
        </table:table-row>
        <table:table-row table:style-name="ro3">
          <table:table-cell table:style-name="ce72" office:value-type="string" ns42:value-type="string">
            <text:p>Public ai</text:p>
          </table:table-cell>
          <table:table-cell table:style-name="ce72" office:value-type="string" ns42:value-type="string">
            <text:p>Public Ai (Chatbot : https://chat.publicai.co, site du projet : https://publicai.co/ et documentation : https://github.com/forpublicai) est un chatbot open source basé sur le modèle de langage Apertus et SEA-LION V4.</text:p>
          </table:table-cell>
          <table:table-cell table:style-name="ce72" office:value-type="string" ns42:value-type="string">
            <text:p>https://www.uneiaparjour.fr/public-ai/</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open source</text:p>
          </table:table-cell>
          <table:table-cell table:number-columns-repeated="3" table:style-name="ce85" office:value-type="string" ns42:value-type="string">
            <text:p/>
          </table:table-cell>
          <table:table-cell table:style-name="ce72" office:value-type="string" ns42:value-type="string">
            <text:p>26/03/2026</text:p>
          </table:table-cell>
          <table:table-cell table:number-columns-repeated="1014"/>
        </table:table-row>
        <table:table-row table:style-name="ro3">
          <table:table-cell table:style-name="ce71" office:value-type="string" ns42:value-type="string">
            <text:p>Video notes</text:p>
          </table:table-cell>
          <table:table-cell table:style-name="ce71" office:value-type="string" ns42:value-type="string">
            <text:p>Video notes (https://www.video-notes.co/) propose l’analyse de vidéos youtube avec transcription, résumé détaillé, analyse, chatbot et notes.</text:p>
          </table:table-cell>
          <table:table-cell table:style-name="ce71" office:value-type="string" ns42:value-type="string">
            <text:p>https://www.uneiaparjour.fr/video-notes/</text:p>
          </table:table-cell>
          <table:table-cell table:style-name="ce84" office:value-type="string" ns42:value-type="string">
            <text:p>chatbot</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5/03/2026</text:p>
          </table:table-cell>
          <table:table-cell table:number-columns-repeated="1014"/>
        </table:table-row>
        <table:table-row table:style-name="ro3">
          <table:table-cell table:style-name="ce72" office:value-type="string" ns42:value-type="string">
            <text:p>Tosea</text:p>
          </table:table-cell>
          <table:table-cell table:style-name="ce72" office:value-type="string" ns42:value-type="string">
            <text:p>Tosea (https://tosea.ai/) génère des présnetations à partir d’un document pdf (orientation vers articles scientifiques et documents académiques) et d’un chatbot intégré.</text:p>
          </table:table-cell>
          <table:table-cell table:style-name="ce72" office:value-type="string" ns42:value-type="string">
            <text:p>https://www.uneiaparjour.fr/tosea/</text:p>
          </table:table-cell>
          <table:table-cell table:style-name="ce85" office:value-type="string" ns42:value-type="string">
            <text:p>présentation</text:p>
          </table:table-cell>
          <table:table-cell table:number-columns-repeated="5" table:style-name="ce85" office:value-type="string" ns42:value-type="string">
            <text:p/>
          </table:table-cell>
          <table:table-cell table:style-name="ce72" office:value-type="string" ns42:value-type="string">
            <text:p>24/03/2026</text:p>
          </table:table-cell>
          <table:table-cell table:number-columns-repeated="1014"/>
        </table:table-row>
        <table:table-row table:style-name="ro3">
          <table:table-cell table:style-name="ce71" office:value-type="string" ns42:value-type="string">
            <text:p>Thinkingline</text:p>
          </table:table-cell>
          <table:table-cell table:style-name="ce71" office:value-type="string" ns42:value-type="string">
            <text:p>Thinkingline (https://www.thinkingline.com/) génère des vidéos éducatives et des images vectorielles à partir d’une instruction en mode skethnote animé avec présentation orale.</text:p>
          </table:table-cell>
          <table:table-cell table:style-name="ce71" office:value-type="string" ns42:value-type="string">
            <text:p>https://www.uneiaparjour.fr/thinkingline/</text:p>
          </table:table-cell>
          <table:table-cell table:style-name="ce84" office:value-type="string" ns42:value-type="string">
            <text:p>éducation</text:p>
          </table:table-cell>
          <table:table-cell table:style-name="ce84" office:value-type="string" ns42:value-type="string">
            <text:p>images</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23/03/2026</text:p>
          </table:table-cell>
          <table:table-cell table:number-columns-repeated="1014"/>
        </table:table-row>
        <table:table-row table:style-name="ro3">
          <table:table-cell table:style-name="ce72" office:value-type="string" ns42:value-type="string">
            <text:p>Comabot</text:p>
          </table:table-cell>
          <table:table-cell table:style-name="ce72" office:value-type="string" ns42:value-type="string">
            <text:p>Comabot (https://commabot.com/) analyse des fichiers csv à partir d’instructions.</text:p>
          </table:table-cell>
          <table:table-cell table:style-name="ce72" office:value-type="string" ns42:value-type="string">
            <text:p>https://www.uneiaparjour.fr/comabot/</text:p>
          </table:table-cell>
          <table:table-cell table:style-name="ce85" office:value-type="string" ns42:value-type="string">
            <text:p>données</text:p>
          </table:table-cell>
          <table:table-cell table:number-columns-repeated="5" table:style-name="ce85" office:value-type="string" ns42:value-type="string">
            <text:p/>
          </table:table-cell>
          <table:table-cell table:style-name="ce72" office:value-type="string" ns42:value-type="string">
            <text:p>22/03/2026</text:p>
          </table:table-cell>
          <table:table-cell table:number-columns-repeated="1014"/>
        </table:table-row>
        <table:table-row table:style-name="ro3">
          <table:table-cell table:style-name="ce71" office:value-type="string" ns42:value-type="string">
            <text:p>Make it</text:p>
          </table:table-cell>
          <table:table-cell table:style-name="ce71" office:value-type="string" ns42:value-type="string">
            <text:p>Make it (https://make-it.ai) transforme des idées d’objets techniques à fabriquer soi-même en projet documenté, de la liste des matériels au tutoriel pas à pas.Les objets peuvent se baser sur Arduino, Raspberry, ESP et être alimentés sur batterie, solaire ou secteur.</text:p>
          </table:table-cell>
          <table:table-cell table:style-name="ce71" office:value-type="string" ns42:value-type="string">
            <text:p>https://www.uneiaparjour.fr/make-it/</text:p>
          </table:table-cell>
          <table:table-cell table:style-name="ce84" office:value-type="string" ns42:value-type="string">
            <text:p>application</text:p>
          </table:table-cell>
          <table:table-cell table:style-name="ce84" office:value-type="string" ns42:value-type="string">
            <text:p>tutoriel</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21/03/2026</text:p>
          </table:table-cell>
          <table:table-cell table:number-columns-repeated="1014"/>
        </table:table-row>
        <table:table-row table:style-name="ro3">
          <table:table-cell table:style-name="ce71" office:value-type="string" ns42:value-type="string">
            <text:p>Wacka</text:p>
          </table:table-cell>
          <table:table-cell table:style-name="ce71" office:value-type="string" ns42:value-type="string">
            <text:p>Wacka (https://whacka.app) génère des applications au format mobile disponibles en ligne à partir d’une instruction et d’un chatbot.</text:p>
          </table:table-cell>
          <table:table-cell table:style-name="ce71" office:value-type="string" ns42:value-type="string">
            <text:p>https://www.uneiaparjour.fr/wacka/</text:p>
          </table:table-cell>
          <table:table-cell table:style-name="ce84" office:value-type="string" ns42:value-type="string">
            <text:p>application</text:p>
          </table:table-cell>
          <table:table-cell table:style-name="ce84" office:value-type="string" ns42:value-type="string">
            <text:p>sans compte</text:p>
          </table:table-cell>
          <table:table-cell table:number-columns-repeated="4" table:style-name="ce84" office:value-type="string" ns42:value-type="string">
            <text:p/>
          </table:table-cell>
          <table:table-cell table:style-name="ce71" office:value-type="string" ns42:value-type="string">
            <text:p>20/03/2026</text:p>
          </table:table-cell>
          <table:table-cell table:number-columns-repeated="1014"/>
        </table:table-row>
        <table:table-row table:style-name="ro3">
          <table:table-cell table:style-name="ce72" office:value-type="string" ns42:value-type="string">
            <text:p>Cartesia</text:p>
          </table:table-cell>
          <table:table-cell table:style-name="ce72" office:value-type="string" ns42:value-type="string">
            <text:p>Cartesia (https://cartesia.ai/sonic) est une application modèle « Texte vers voix « déployés avec deux versionq : un version génération de texte et une version chatbot audio interrogeable.</text:p>
          </table:table-cell>
          <table:table-cell table:style-name="ce72" office:value-type="string" ns42:value-type="string">
            <text:p>https://www.uneiaparjour.fr/cartesia/</text:p>
          </table:table-cell>
          <table:table-cell table:style-name="ce85" office:value-type="string" ns42:value-type="string">
            <text:p>voix</text:p>
          </table:table-cell>
          <table:table-cell table:number-columns-repeated="5" table:style-name="ce85" office:value-type="string" ns42:value-type="string">
            <text:p/>
          </table:table-cell>
          <table:table-cell table:style-name="ce72" office:value-type="string" ns42:value-type="string">
            <text:p>19/03/2026</text:p>
          </table:table-cell>
          <table:table-cell table:number-columns-repeated="1014"/>
        </table:table-row>
        <table:table-row table:style-name="ro3">
          <table:table-cell table:style-name="ce71" office:value-type="string" ns42:value-type="string">
            <text:p>Clico</text:p>
          </table:table-cell>
          <table:table-cell table:style-name="ce71" office:value-type="string" ns42:value-type="string">
            <text:p>Clico (https://tryclico.com/) est une extension pour navigateur (Chrome, Edge, Brave, Arc, et tous navigateurs basés sur Chromium) qui intègre les fonctionnalités d’un chatbot directement dans les pages visitées :</text:p>
          </table:table-cell>
          <table:table-cell table:style-name="ce71" office:value-type="string" ns42:value-type="string">
            <text:p>https://www.uneiaparjour.fr/clico/</text:p>
          </table:table-cell>
          <table:table-cell table:style-name="ce84" office:value-type="string" ns42:value-type="string">
            <text:p>chatbot</text:p>
          </table:table-cell>
          <table:table-cell table:style-name="ce84" office:value-type="string" ns42:value-type="string">
            <text:p>texte</text:p>
          </table:table-cell>
          <table:table-cell table:number-columns-repeated="4" table:style-name="ce84" office:value-type="string" ns42:value-type="string">
            <text:p/>
          </table:table-cell>
          <table:table-cell table:style-name="ce71" office:value-type="string" ns42:value-type="string">
            <text:p>18/03/2026</text:p>
          </table:table-cell>
          <table:table-cell table:number-columns-repeated="1014"/>
        </table:table-row>
        <table:table-row table:style-name="ro3">
          <table:table-cell table:style-name="ce72" office:value-type="string" ns42:value-type="string">
            <text:p>Creatus Music</text:p>
          </table:table-cell>
          <table:table-cell table:style-name="ce72" office:value-type="string" ns42:value-type="string">
            <text:p>Crztus Music (https://music.creatus.ai) génère des morceaux de musique à partir d’un genre accompagnés d’une instruction ou des paroles importées.</text:p>
          </table:table-cell>
          <table:table-cell table:style-name="ce72" office:value-type="string" ns42:value-type="string">
            <text:p>https://www.uneiaparjour.fr/creatus-music/</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17/03/2026</text:p>
          </table:table-cell>
          <table:table-cell table:number-columns-repeated="1014"/>
        </table:table-row>
        <table:table-row table:style-name="ro3">
          <table:table-cell table:style-name="ce71" office:value-type="string" ns42:value-type="string">
            <text:p>Knowlify</text:p>
          </table:table-cell>
          <table:table-cell table:style-name="ce71" office:value-type="string" ns42:value-type="string">
            <text:p>Knowlify (https://www.knowlify.com – choisir « Plateform ») géère des vidéos explicatives à partir d’une instruction et d’une voix choisie.</text:p>
          </table:table-cell>
          <table:table-cell table:style-name="ce71" office:value-type="string" ns42:value-type="string">
            <text:p>https://www.uneiaparjour.fr/knowlify/</text:p>
          </table:table-cell>
          <table:table-cell table:style-name="ce84" office:value-type="string" ns42:value-type="string">
            <text:p>éducation</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6/03/2026</text:p>
          </table:table-cell>
          <table:table-cell table:number-columns-repeated="1014"/>
        </table:table-row>
        <table:table-row table:style-name="ro3">
          <table:table-cell table:style-name="ce72" office:value-type="string" ns42:value-type="string">
            <text:p>Gistilo</text:p>
          </table:table-cell>
          <table:table-cell table:style-name="ce72" office:value-type="string" ns42:value-type="string">
            <text:p>Gistilo (https://gistilo.com) résume des vidéos Youtube.</text:p>
          </table:table-cell>
          <table:table-cell table:style-name="ce72" office:value-type="string" ns42:value-type="string">
            <text:p>https://www.uneiaparjour.fr/gistilo/</text:p>
          </table:table-cell>
          <table:table-cell table:style-name="ce85" office:value-type="string" ns42:value-type="string">
            <text:p>youtube</text:p>
          </table:table-cell>
          <table:table-cell table:number-columns-repeated="5" table:style-name="ce85" office:value-type="string" ns42:value-type="string">
            <text:p/>
          </table:table-cell>
          <table:table-cell table:style-name="ce72" office:value-type="string" ns42:value-type="string">
            <text:p>15/03/2026</text:p>
          </table:table-cell>
          <table:table-cell table:number-columns-repeated="1014"/>
        </table:table-row>
        <table:table-row table:style-name="ro3">
          <table:table-cell table:style-name="ce71" office:value-type="string" ns42:value-type="string">
            <text:p>Creen</text:p>
          </table:table-cell>
          <table:table-cell table:style-name="ce71" office:value-type="string" ns42:value-type="string">
            <text:p>Creen (https://www.creen.ai) génère images et vidéos à partir d’une instruction ou d’images. Trois modèles pour la générationd ‘images (Creen / seedream / Z-image) et 4 pour la génération de vidéos (Creen / seedance / Hailuo / Wan).</text:p>
          </table:table-cell>
          <table:table-cell table:style-name="ce71" office:value-type="string" ns42:value-type="string">
            <text:p>https://www.uneiaparjour.fr/creen/</text:p>
          </table:table-cell>
          <table:table-cell table:style-name="ce84" office:value-type="string" ns42:value-type="string">
            <text:p>images</text:p>
          </table:table-cell>
          <table:table-cell table:style-name="ce84" office:value-type="string" ns42:value-type="string">
            <text:p>vidéo</text:p>
          </table:table-cell>
          <table:table-cell table:number-columns-repeated="4" table:style-name="ce84" office:value-type="string" ns42:value-type="string">
            <text:p/>
          </table:table-cell>
          <table:table-cell table:style-name="ce71" office:value-type="string" ns42:value-type="string">
            <text:p>14/03/2026</text:p>
          </table:table-cell>
          <table:table-cell table:number-columns-repeated="1014"/>
        </table:table-row>
        <table:table-row table:style-name="ro3">
          <table:table-cell table:style-name="ce71" office:value-type="string" ns42:value-type="string">
            <text:p>Medo</text:p>
          </table:table-cell>
          <table:table-cell table:style-name="ce71" office:value-type="string" ns42:value-type="string">
            <text:p>Medo (https://medo.dev) génère des applications à partir d’une instructionDeux modes de génération, « fast » et « Deep Build », des extensions et des designs sont proposés.</text:p>
          </table:table-cell>
          <table:table-cell table:style-name="ce71" office:value-type="string" ns42:value-type="string">
            <text:p>https://www.uneiaparjour.fr/medo/</text:p>
          </table:table-cell>
          <table:table-cell table:style-name="ce84" office:value-type="string" ns42:value-type="string">
            <text:p>application</text:p>
          </table:table-cell>
          <table:table-cell table:number-columns-repeated="5" table:style-name="ce84" office:value-type="string" ns42:value-type="string">
            <text:p/>
          </table:table-cell>
          <table:table-cell table:style-name="ce71" office:value-type="string" ns42:value-type="string">
            <text:p>13/03/2026</text:p>
          </table:table-cell>
          <table:table-cell table:number-columns-repeated="1014"/>
        </table:table-row>
        <table:table-row table:style-name="ro3">
          <table:table-cell table:style-name="ce72" office:value-type="string" ns42:value-type="string">
            <text:p>Intangible</text:p>
          </table:table-cell>
          <table:table-cell table:style-name="ce72" office:value-type="string" ns42:value-type="string">
            <text:p>Intangible (https://studio.intangible.ai) génère des scènes 3D à partir d’une image.</text:p>
          </table:table-cell>
          <table:table-cell table:style-name="ce72" office:value-type="string" ns42:value-type="string">
            <text:p>https://www.uneiaparjour.fr/intangible/</text:p>
          </table:table-cell>
          <table:table-cell table:style-name="ce85" office:value-type="string" ns42:value-type="string">
            <text:p>images</text:p>
          </table:table-cell>
          <table:table-cell table:style-name="ce85" office:value-type="string" ns42:value-type="string">
            <text:p>images 3D</text:p>
          </table:table-cell>
          <table:table-cell table:style-name="ce85" office:value-type="string" ns42:value-type="string">
            <text:p>vidéo</text:p>
          </table:table-cell>
          <table:table-cell table:number-columns-repeated="3" table:style-name="ce85" office:value-type="string" ns42:value-type="string">
            <text:p/>
          </table:table-cell>
          <table:table-cell table:style-name="ce72" office:value-type="string" ns42:value-type="string">
            <text:p>12/03/2026</text:p>
          </table:table-cell>
          <table:table-cell table:number-columns-repeated="1014"/>
        </table:table-row>
        <table:table-row table:style-name="ro3">
          <table:table-cell table:style-name="ce71" office:value-type="string" ns42:value-type="string">
            <text:p>Cloudfare Build</text:p>
          </table:table-cell>
          <table:table-cell table:style-name="ce71" office:value-type="string" ns42:value-type="string">
            <text:p>Cloudfare Build (Docuentation : https://github.com/cloudflare/vibesdk et démonstration : https://build.cloudflare.dev/) génère des applications à partir d’instructions et d’agents préconfigurés (et éconfigurables).</text:p>
          </table:table-cell>
          <table:table-cell table:style-name="ce71" office:value-type="string" ns42:value-type="string">
            <text:p>https://www.uneiaparjour.fr/cloudfare-build/</text:p>
          </table:table-cell>
          <table:table-cell table:style-name="ce84" office:value-type="string" ns42:value-type="string">
            <text:p>application</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11/03/2026</text:p>
          </table:table-cell>
          <table:table-cell table:number-columns-repeated="1014"/>
        </table:table-row>
        <table:table-row table:style-name="ro3">
          <table:table-cell table:style-name="ce72" office:value-type="string" ns42:value-type="string">
            <text:p>Trivia Pixel</text:p>
          </table:table-cell>
          <table:table-cell table:style-name="ce72" office:value-type="string" ns42:value-type="string">
            <text:p>Trivia Pixel (https://www.triviapixel.com/) génére des quiz à partir d’un thème donné, à réaliser en solo ou en mode compétition.</text:p>
          </table:table-cell>
          <table:table-cell table:style-name="ce72" office:value-type="string" ns42:value-type="string">
            <text:p>https://www.uneiaparjour.fr/trivia-pixel/</text:p>
          </table:table-cell>
          <table:table-cell table:style-name="ce85" office:value-type="string" ns42:value-type="string">
            <text:p>quiz et flashcard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10/03/2026</text:p>
          </table:table-cell>
          <table:table-cell table:number-columns-repeated="1014"/>
        </table:table-row>
        <table:table-row table:style-name="ro3">
          <table:table-cell table:style-name="ce71" office:value-type="string" ns42:value-type="string">
            <text:p>Pandada</text:p>
          </table:table-cell>
          <table:table-cell table:style-name="ce71" office:value-type="string" ns42:value-type="string">
            <text:p>Pandada (https://pandada.ai/) est un chatbot spécialisé dans l’analyse de données et dans les recherches complexes.</text:p>
          </table:table-cell>
          <table:table-cell table:style-name="ce71" office:value-type="string" ns42:value-type="string">
            <text:p>https://www.uneiaparjour.fr/pandada/</text:p>
          </table:table-cell>
          <table:table-cell table:style-name="ce84" office:value-type="string" ns42:value-type="string">
            <text:p>chatbot</text:p>
          </table:table-cell>
          <table:table-cell table:style-name="ce84" office:value-type="string" ns42:value-type="string">
            <text:p>données</text:p>
          </table:table-cell>
          <table:table-cell table:style-name="ce84" office:value-type="string" ns42:value-type="string">
            <text:p>recherche</text:p>
          </table:table-cell>
          <table:table-cell table:number-columns-repeated="3" table:style-name="ce84" office:value-type="string" ns42:value-type="string">
            <text:p/>
          </table:table-cell>
          <table:table-cell table:style-name="ce71" office:value-type="string" ns42:value-type="string">
            <text:p>09/03/2026</text:p>
          </table:table-cell>
          <table:table-cell table:number-columns-repeated="1014"/>
        </table:table-row>
        <table:table-row table:style-name="ro3">
          <table:table-cell table:style-name="ce72" office:value-type="string" ns42:value-type="string">
            <text:p>Ai pdf reader</text:p>
          </table:table-cell>
          <table:table-cell table:style-name="ce72" office:value-type="string" ns42:value-type="string">
            <text:p>Ai pdf reader (https://aipdfreader.net/fr) résume des documents pdf et permet de les interroger via un chatbot.</text:p>
          </table:table-cell>
          <table:table-cell table:style-name="ce72" office:value-type="string" ns42:value-type="string">
            <text:p>https://www.uneiaparjour.fr/ai-pdf-reade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sans comp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8/03/2026</text:p>
          </table:table-cell>
          <table:table-cell table:number-columns-repeated="1014"/>
        </table:table-row>
        <table:table-row table:style-name="ro3">
          <table:table-cell table:style-name="ce72" office:value-type="string" ns42:value-type="string">
            <text:p>Flames</text:p>
          </table:table-cell>
          <table:table-cell table:style-name="ce72" office:value-type="string" ns42:value-type="string">
            <text:p>Flames (https://flames.blue/) génère des applications à partir d’une instruction.</text:p>
          </table:table-cell>
          <table:table-cell table:style-name="ce72" office:value-type="string" ns42:value-type="string">
            <text:p>https://www.uneiaparjour.fr/flames/</text:p>
          </table:table-cell>
          <table:table-cell table:style-name="ce85" office:value-type="string" ns42:value-type="string">
            <text:p>application</text:p>
          </table:table-cell>
          <table:table-cell table:number-columns-repeated="5" table:style-name="ce85" office:value-type="string" ns42:value-type="string">
            <text:p/>
          </table:table-cell>
          <table:table-cell table:style-name="ce72" office:value-type="string" ns42:value-type="string">
            <text:p>07/03/2026</text:p>
          </table:table-cell>
          <table:table-cell table:number-columns-repeated="1014"/>
        </table:table-row>
        <table:table-row table:style-name="ro3">
          <table:table-cell table:style-name="ce71" office:value-type="string" ns42:value-type="string">
            <text:p>Formhug</text:p>
          </table:table-cell>
          <table:table-cell table:style-name="ce71" office:value-type="string" ns42:value-type="string">
            <text:p>Formhug (https://formhug.ai/) propose la création de formulaire, de quiz sans ou avec l’aide de l’IA générative.</text:p>
          </table:table-cell>
          <table:table-cell table:style-name="ce71" office:value-type="string" ns42:value-type="string">
            <text:p>https://www.uneiaparjour.fr/formhug/</text:p>
          </table:table-cell>
          <table:table-cell table:style-name="ce84" office:value-type="string" ns42:value-type="string">
            <text:p>quiz et flashcards</text:p>
          </table:table-cell>
          <table:table-cell table:number-columns-repeated="5" table:style-name="ce84" office:value-type="string" ns42:value-type="string">
            <text:p/>
          </table:table-cell>
          <table:table-cell table:style-name="ce71" office:value-type="string" ns42:value-type="string">
            <text:p>06/03/2026</text:p>
          </table:table-cell>
          <table:table-cell table:number-columns-repeated="1014"/>
        </table:table-row>
        <table:table-row table:style-name="ro3">
          <table:table-cell table:style-name="ce72" office:value-type="string" ns42:value-type="string">
            <text:p>Axell</text:p>
          </table:table-cell>
          <table:table-cell table:style-name="ce72" office:value-type="string" ns42:value-type="string">
            <text:p>Axell (https://www.axellai.com/) regroupe plusieurs modèles de langage et de génération d’images / vidéo dans une interface type tableau infini.Chaque génération depuis un chatbot intégré au tableau ou objet présent peut être relié à un ou plusieurs autres comme base d’une nouvelle génération.</text:p>
          </table:table-cell>
          <table:table-cell table:style-name="ce72" office:value-type="string" ns42:value-type="string">
            <text:p>https://www.uneiaparjour.fr/axell/</text:p>
          </table:table-cell>
          <table:table-cell table:style-name="ce85" office:value-type="string" ns42:value-type="string">
            <text:p>chatbot</text:p>
          </table:table-cell>
          <table:table-cell table:style-name="ce85" office:value-type="string" ns42:value-type="string">
            <text:p>images</text:p>
          </table:table-cell>
          <table:table-cell table:style-name="ce85" office:value-type="string" ns42:value-type="string">
            <text:p>texte</text:p>
          </table:table-cell>
          <table:table-cell table:style-name="ce85" office:value-type="string" ns42:value-type="string">
            <text:p>vidéo</text:p>
          </table:table-cell>
          <table:table-cell table:number-columns-repeated="2" table:style-name="ce85" office:value-type="string" ns42:value-type="string">
            <text:p/>
          </table:table-cell>
          <table:table-cell table:style-name="ce72" office:value-type="string" ns42:value-type="string">
            <text:p>05/03/2026</text:p>
          </table:table-cell>
          <table:table-cell table:number-columns-repeated="1014"/>
        </table:table-row>
        <table:table-row table:style-name="ro3">
          <table:table-cell table:style-name="ce71" office:value-type="string" ns42:value-type="string">
            <text:p>Komos</text:p>
          </table:table-cell>
          <table:table-cell table:style-name="ce71" office:value-type="string" ns42:value-type="string">
            <text:p>Komos (https://www.komos.ai/) est un ensemble d’agents qui permettent d’automatiser des tâches sur le web.</text:p>
          </table:table-cell>
          <table:table-cell table:style-name="ce71" office:value-type="string" ns42:value-type="string">
            <text:p>https://www.uneiaparjour.fr/komos/</text:p>
          </table:table-cell>
          <table:table-cell table:style-name="ce84" office:value-type="string" ns42:value-type="string">
            <text:p>automatisation</text:p>
          </table:table-cell>
          <table:table-cell table:number-columns-repeated="5" table:style-name="ce84" office:value-type="string" ns42:value-type="string">
            <text:p/>
          </table:table-cell>
          <table:table-cell table:style-name="ce71" office:value-type="string" ns42:value-type="string">
            <text:p>04/03/2026</text:p>
          </table:table-cell>
          <table:table-cell table:number-columns-repeated="1014"/>
        </table:table-row>
        <table:table-row table:style-name="ro3">
          <table:table-cell table:style-name="ce72" office:value-type="string" ns42:value-type="string">
            <text:p>Arcanon</text:p>
          </table:table-cell>
          <table:table-cell table:style-name="ce72" office:value-type="string" ns42:value-type="string">
            <text:p>Arcanon (https://arcanon-ai.vercel.app/) convoque les pensées de Descartes, Artistote, Machiaviel et Han Fei autour d’un sujet proposé.</text:p>
          </table:table-cell>
          <table:table-cell table:style-name="ce72" office:value-type="string" ns42:value-type="string">
            <text:p>https://www.uneiaparjour.fr/arcanon/</text:p>
          </table:table-cell>
          <table:table-cell table:style-name="ce85" office:value-type="string" ns42:value-type="string">
            <text:p>chatbot</text:p>
          </table:table-cell>
          <table:table-cell table:style-name="ce85" office:value-type="string" ns42:value-type="string">
            <text:p>éducation</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03/03/2026</text:p>
          </table:table-cell>
          <table:table-cell table:number-columns-repeated="1014"/>
        </table:table-row>
        <table:table-row table:style-name="ro3">
          <table:table-cell table:style-name="ce71" office:value-type="string" ns42:value-type="string">
            <text:p>Monodesk</text:p>
          </table:table-cell>
          <table:table-cell table:style-name="ce71" office:value-type="string" ns42:value-type="string">
            <text:p>Monodesk (https://www.monodesk.com/) propose trois outils de gestion de projet liés dans une même interface : agenda, tableau Kanban et base de contacts / clients. Ces trois outils peuvent être automatisés via un chatbot.</text:p>
          </table:table-cell>
          <table:table-cell table:style-name="ce71" office:value-type="string" ns42:value-type="string">
            <text:p>https://www.uneiaparjour.fr/monodesk/</text:p>
          </table:table-cell>
          <table:table-cell table:style-name="ce84" office:value-type="string" ns42:value-type="string">
            <text:p>automatisation</text:p>
          </table:table-cell>
          <table:table-cell table:style-name="ce84" office:value-type="string" ns42:value-type="string">
            <text:p>chatbot</text:p>
          </table:table-cell>
          <table:table-cell table:style-name="ce84" office:value-type="string" ns42:value-type="string">
            <text:p>usage illimité</text:p>
          </table:table-cell>
          <table:table-cell table:number-columns-repeated="3" table:style-name="ce84" office:value-type="string" ns42:value-type="string">
            <text:p/>
          </table:table-cell>
          <table:table-cell table:style-name="ce71" office:value-type="string" ns42:value-type="string">
            <text:p>02/03/2026</text:p>
          </table:table-cell>
          <table:table-cell table:number-columns-repeated="1014"/>
        </table:table-row>
        <table:table-row table:style-name="ro3">
          <table:table-cell table:style-name="ce72" office:value-type="string" ns42:value-type="string">
            <text:p>Mercury 2</text:p>
          </table:table-cell>
          <table:table-cell table:style-name="ce72" office:value-type="string" ns42:value-type="string">
            <text:p>Mercury 2 (description https://www.inceptionlabs.ai/blog/introducing-mercury-2 : et démonstration : https://chat.inceptionlabs.ai/) est le premier modèle de génération de texte basé sur la diffusion, comme le sont la génération d’image ou de vidéo.</text:p>
          </table:table-cell>
          <table:table-cell table:style-name="ce72" office:value-type="string" ns42:value-type="string">
            <text:p>https://www.uneiaparjour.fr/mercury-2/</text:p>
          </table:table-cell>
          <table:table-cell table:style-name="ce85" office:value-type="string" ns42:value-type="string">
            <text:p>chatbot</text:p>
          </table:table-cell>
          <table:table-cell table:style-name="ce85" office:value-type="string" ns42:value-type="string">
            <text:p>LLM</text:p>
          </table:table-cell>
          <table:table-cell table:style-name="ce85" office:value-type="string" ns42:value-type="string">
            <text:p>texte</text:p>
          </table:table-cell>
          <table:table-cell table:style-name="ce85" office:value-type="string" ns42:value-type="string">
            <text:p>usage illimité</text:p>
          </table:table-cell>
          <table:table-cell table:number-columns-repeated="2" table:style-name="ce85" office:value-type="string" ns42:value-type="string">
            <text:p/>
          </table:table-cell>
          <table:table-cell table:style-name="ce72" office:value-type="string" ns42:value-type="string">
            <text:p>01/03/2026</text:p>
          </table:table-cell>
          <table:table-cell table:number-columns-repeated="1014"/>
        </table:table-row>
        <table:table-row table:style-name="ro3">
          <table:table-cell table:style-name="ce72" office:value-type="string" ns42:value-type="string">
            <text:p>Variant</text:p>
          </table:table-cell>
          <table:table-cell table:style-name="ce72" office:value-type="string" ns42:value-type="string">
            <text:p>Variant (https://variant.com/) génère des designs de sites ou d’applications à partir d’une instruction.</text:p>
          </table:table-cell>
          <table:table-cell table:style-name="ce72" office:value-type="string" ns42:value-type="string">
            <text:p>https://www.uneiaparjour.fr/variant/</text:p>
          </table:table-cell>
          <table:table-cell table:style-name="ce85" office:value-type="string" ns42:value-type="string">
            <text:p>application</text:p>
          </table:table-cell>
          <table:table-cell table:style-name="ce85" office:value-type="string" ns42:value-type="string">
            <text:p>site web</text:p>
          </table:table-cell>
          <table:table-cell table:number-columns-repeated="4" table:style-name="ce85" office:value-type="string" ns42:value-type="string">
            <text:p/>
          </table:table-cell>
          <table:table-cell table:style-name="ce72" office:value-type="string" ns42:value-type="string">
            <text:p>28/02/2026</text:p>
          </table:table-cell>
          <table:table-cell table:number-columns-repeated="1014"/>
        </table:table-row>
        <table:table-row table:style-name="ro3">
          <table:table-cell table:style-name="ce71" office:value-type="string" ns42:value-type="string">
            <text:p>Anuma</text:p>
          </table:table-cell>
          <table:table-cell table:style-name="ce71" office:value-type="string" ns42:value-type="string">
            <text:p>Anuma (https://www.anuma.ai/) est un chatbot texte et image intégrant plusieurs modèles dans deux modes : privé et public.</text:p>
          </table:table-cell>
          <table:table-cell table:style-name="ce71" office:value-type="string" ns42:value-type="string">
            <text:p>https://www.uneiaparjour.fr/anuma/</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texte</text:p>
          </table:table-cell>
          <table:table-cell table:number-columns-repeated="3" table:style-name="ce84" office:value-type="string" ns42:value-type="string">
            <text:p/>
          </table:table-cell>
          <table:table-cell table:style-name="ce71" office:value-type="string" ns42:value-type="string">
            <text:p>27/02/2026</text:p>
          </table:table-cell>
          <table:table-cell table:number-columns-repeated="1014"/>
        </table:table-row>
        <table:table-row table:style-name="ro3">
          <table:table-cell table:style-name="ce72" office:value-type="string" ns42:value-type="string">
            <text:p>Flow + Nano Banana 2</text:p>
          </table:table-cell>
          <table:table-cell table:style-name="ce72" office:value-type="string" ns42:value-type="string">
            <text:p>Flow (https://labs.google/fx/fr/tools/flow/) génère des vidéos sonorisées à partir d’une instruction texte qui peut être augmentée d’images.</text:p>
          </table:table-cell>
          <table:table-cell table:style-name="ce72" office:value-type="string" ns42:value-type="string">
            <text:p>https://www.uneiaparjour.fr/flow-nano-banana-2/</text:p>
          </table:table-cell>
          <table:table-cell table:style-name="ce85" office:value-type="string" ns42:value-type="string">
            <text:p>images</text:p>
          </table:table-cell>
          <table:table-cell table:style-name="ce85" office:value-type="string" ns42:value-type="string">
            <text:p>vidéo</text:p>
          </table:table-cell>
          <table:table-cell table:number-columns-repeated="4" table:style-name="ce85" office:value-type="string" ns42:value-type="string">
            <text:p/>
          </table:table-cell>
          <table:table-cell table:style-name="ce72" office:value-type="string" ns42:value-type="string">
            <text:p>26/02/2026</text:p>
          </table:table-cell>
          <table:table-cell table:number-columns-repeated="1014"/>
        </table:table-row>
        <table:table-row table:style-name="ro3">
          <table:table-cell table:style-name="ce71" office:value-type="string" ns42:value-type="string">
            <text:p>Runable</text:p>
          </table:table-cell>
          <table:table-cell table:style-name="ce71" office:value-type="string" ns42:value-type="string">
            <text:p>Runable (https://runable.com) réunit dans une même application plusieurs modèles récents et agents pour générer différents types de contenus texte, image, vidéo et voix.</text:p>
          </table:table-cell>
          <table:table-cell table:style-name="ce71" office:value-type="string" ns42:value-type="string">
            <text:p>https://www.uneiaparjour.fr/runable/</text:p>
          </table:table-cell>
          <table:table-cell table:style-name="ce84" office:value-type="string" ns42:value-type="string">
            <text:p>chatbot</text:p>
          </table:table-cell>
          <table:table-cell table:style-name="ce84" office:value-type="string" ns42:value-type="string">
            <text:p>images</text:p>
          </table:table-cell>
          <table:table-cell table:style-name="ce84" office:value-type="string" ns42:value-type="string">
            <text:p>infographie</text:p>
          </table:table-cell>
          <table:table-cell table:style-name="ce84" office:value-type="string" ns42:value-type="string">
            <text:p>site web</text:p>
          </table:table-cell>
          <table:table-cell table:style-name="ce84" office:value-type="string" ns42:value-type="string">
            <text:p>vidéo</text:p>
          </table:table-cell>
          <table:table-cell table:style-name="ce84" office:value-type="string" ns42:value-type="string">
            <text:p>voix</text:p>
          </table:table-cell>
          <table:table-cell table:style-name="ce71" office:value-type="string" ns42:value-type="string">
            <text:p>25/02/2026</text:p>
          </table:table-cell>
          <table:table-cell table:number-columns-repeated="1014"/>
        </table:table-row>
        <table:table-row table:style-name="ro3">
          <table:table-cell table:style-name="ce72" office:value-type="string" ns42:value-type="string">
            <text:p>Litgrades</text:p>
          </table:table-cell>
          <table:table-cell table:style-name="ce72" office:value-type="string" ns42:value-type="string">
            <text:p>Litgrades (https://litgrades.com/) génère des flashcards, des fiches de travail pour les enseignants et des fiches de révision à partir d’une instruction et des sujets liés.</text:p>
          </table:table-cell>
          <table:table-cell table:style-name="ce72" office:value-type="string" ns42:value-type="string">
            <text:p>https://www.uneiaparjour.fr/litgrade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usage illimité</text:p>
          </table:table-cell>
          <table:table-cell table:number-columns-repeated="3" table:style-name="ce85" office:value-type="string" ns42:value-type="string">
            <text:p/>
          </table:table-cell>
          <table:table-cell table:style-name="ce72" office:value-type="string" ns42:value-type="string">
            <text:p>24/02/2026</text:p>
          </table:table-cell>
          <table:table-cell table:number-columns-repeated="1014"/>
        </table:table-row>
        <table:table-row table:style-name="ro3">
          <table:table-cell table:style-name="ce71" office:value-type="string" ns42:value-type="string">
            <text:p>Findtube</text:p>
          </table:table-cell>
          <table:table-cell table:style-name="ce71" office:value-type="string" ns42:value-type="string">
            <text:p>Findtube (https://findtube.ai/) couple moteur de recherche spécialisé dans les vidéos Youtube et modules d’apprentissages qui s’appuyent sur ces mêmes vidéos.</text:p>
          </table:table-cell>
          <table:table-cell table:style-name="ce71" office:value-type="string" ns42:value-type="string">
            <text:p>https://www.uneiaparjour.fr/findtube/</text:p>
          </table:table-cell>
          <table:table-cell table:style-name="ce84" office:value-type="string" ns42:value-type="string">
            <text:p>éducation</text:p>
          </table:table-cell>
          <table:table-cell table:style-name="ce84" office:value-type="string" ns42:value-type="string">
            <text:p>youtube</text:p>
          </table:table-cell>
          <table:table-cell table:number-columns-repeated="4" table:style-name="ce84" office:value-type="string" ns42:value-type="string">
            <text:p/>
          </table:table-cell>
          <table:table-cell table:style-name="ce71" office:value-type="string" ns42:value-type="string">
            <text:p>23/02/2026</text:p>
          </table:table-cell>
          <table:table-cell table:number-columns-repeated="1014"/>
        </table:table-row>
        <table:table-row table:style-name="ro3">
          <table:table-cell table:style-name="ce72" office:value-type="string" ns42:value-type="string">
            <text:p>Gemini Music (Lyria 3)</text:p>
          </table:table-cell>
          <table:table-cell table:style-name="ce72" office:value-type="string" ns42:value-type="string">
            <text:p>Lyria 3 est le modèle de génération de musique intégré à Gemini (description : https://deepmind.google/models/lyria/ et accès direct : https://gemini.google.com/music).</text:p>
          </table:table-cell>
          <table:table-cell table:style-name="ce72" office:value-type="string" ns42:value-type="string">
            <text:p>https://www.uneiaparjour.fr/gemini-music-lyria-3/</text:p>
          </table:table-cell>
          <table:table-cell table:style-name="ce85" office:value-type="string" ns42:value-type="string">
            <text:p>musique</text:p>
          </table:table-cell>
          <table:table-cell table:number-columns-repeated="5" table:style-name="ce85" office:value-type="string" ns42:value-type="string">
            <text:p/>
          </table:table-cell>
          <table:table-cell table:style-name="ce72" office:value-type="string" ns42:value-type="string">
            <text:p>22/02/2026</text:p>
          </table:table-cell>
          <table:table-cell table:number-columns-repeated="1014"/>
        </table:table-row>
        <table:table-row table:style-name="ro3">
          <table:table-cell table:style-name="ce71" office:value-type="string" ns42:value-type="string">
            <text:p>Deep Scholar</text:p>
          </table:table-cell>
          <table:table-cell table:style-name="ce71" office:value-type="string" ns42:value-type="string">
            <text:p>Deep scholar (https://deep-scholar.vercel.app, basé sur Lotus, open source : https://github.com/lotus-data/lotus) est un moteur de recherche sémantique couplé à un modèle de langage et centré sur la recherche d’articles sicntifiques (Arxiv et PubMed notamment). Lotus a été réalisé par une équipe de chercheurs des universités de Stanford et de Berkeley (https://lotus-data.github.io/#team).</text:p>
          </table:table-cell>
          <table:table-cell table:style-name="ce71" office:value-type="string" ns42:value-type="string">
            <text:p>https://www.uneiaparjour.fr/deep-scholar/</text:p>
          </table:table-cell>
          <table:table-cell table:style-name="ce84" office:value-type="string" ns42:value-type="string">
            <text:p>open source</text:p>
          </table:table-cell>
          <table:table-cell table:style-name="ce84" office:value-type="string" ns42:value-type="string">
            <text:p>recherche</text:p>
          </table:table-cell>
          <table:table-cell table:style-name="ce84" office:value-type="string" ns42:value-type="string">
            <text:p>texte</text:p>
          </table:table-cell>
          <table:table-cell table:style-name="ce84" office:value-type="string" ns42:value-type="string">
            <text:p>usage illimité</text:p>
          </table:table-cell>
          <table:table-cell table:number-columns-repeated="2" table:style-name="ce84" office:value-type="string" ns42:value-type="string">
            <text:p/>
          </table:table-cell>
          <table:table-cell table:style-name="ce71" office:value-type="string" ns42:value-type="string">
            <text:p>21/02/2026</text:p>
          </table:table-cell>
          <table:table-cell table:number-columns-repeated="1014"/>
        </table:table-row>
        <table:table-row table:style-name="ro3">
          <table:table-cell table:style-name="ce71" office:value-type="string" ns42:value-type="string">
            <text:p>Figy</text:p>
          </table:table-cell>
          <table:table-cell table:style-name="ce71" office:value-type="string" ns42:value-type="string">
            <text:p>Figy (https://figy.ai) génère des flashcards à partir d’un document.Trois types de cartes sont proposés : questions / réponses, texte à trou et choix multiples.</text:p>
          </table:table-cell>
          <table:table-cell table:style-name="ce71" office:value-type="string" ns42:value-type="string">
            <text:p>https://www.uneiaparjour.fr/figy/</text:p>
          </table:table-cell>
          <table:table-cell table:style-name="ce84" office:value-type="string" ns42:value-type="string">
            <text:p>quiz et flashcards</text:p>
          </table:table-cell>
          <table:table-cell table:style-name="ce84" office:value-type="string" ns42:value-type="string">
            <text:p>usage illimité</text:p>
          </table:table-cell>
          <table:table-cell table:number-columns-repeated="4" table:style-name="ce84" office:value-type="string" ns42:value-type="string">
            <text:p/>
          </table:table-cell>
          <table:table-cell table:style-name="ce71" office:value-type="string" ns42:value-type="string">
            <text:p>20/02/2026</text:p>
          </table:table-cell>
          <table:table-cell table:number-columns-repeated="1014"/>
        </table:table-row>
        <table:table-row table:style-name="ro3">
          <table:table-cell table:style-name="ce72" office:value-type="string" ns42:value-type="string">
            <text:p>Teachermatics</text:p>
          </table:table-cell>
          <table:table-cell table:style-name="ce72" office:value-type="string" ns42:value-type="string">
            <text:p>Teachermatics (https://teachermatic.com/) regroupe un ensemble de générateurs dédiés à l’enseignement (plus de 80 : plans de cours, quizz, flashcards, questions, etc.).</text:p>
          </table:table-cell>
          <table:table-cell table:style-name="ce72" office:value-type="string" ns42:value-type="string">
            <text:p>https://www.uneiaparjour.fr/teachermatics/</text:p>
          </table:table-cell>
          <table:table-cell table:style-name="ce85" office:value-type="string" ns42:value-type="string">
            <text:p>éducation</text:p>
          </table:table-cell>
          <table:table-cell table:style-name="ce85" office:value-type="string" ns42:value-type="string">
            <text:p>quiz et flashcards</text:p>
          </table:table-cell>
          <table:table-cell table:style-name="ce85" office:value-type="string" ns42:value-type="string">
            <text:p>texte</text:p>
          </table:table-cell>
          <table:table-cell table:number-columns-repeated="3" table:style-name="ce85" office:value-type="string" ns42:value-type="string">
            <text:p/>
          </table:table-cell>
          <table:table-cell table:style-name="ce72" office:value-type="string" ns42:value-type="string">
            <text:p>19/02/2026</text:p>
          </table:table-cell>
          <table:table-cell table:number-columns-repeated="1014"/>
        </table:table-row>
        <table:table-row table:style-name="ro3">
          <table:table-cell table:style-name="ce71" office:value-type="string" ns42:value-type="string">
            <text:p>Slides orator</text:p>
          </table:table-cell>
          <table:table-cell table:style-name="ce71" office:value-type="string" ns42:value-type="string">
            <text:p>Slides orator (https://www.slidesorator.com/) génère une vidéo explicative avec un avatar 3D audio à partir d’un pdf.</text:p>
          </table:table-cell>
          <table:table-cell table:style-name="ce71" office:value-type="string" ns42:value-type="string">
            <text:p>https://www.uneiaparjour.fr/slides-orator/</text:p>
          </table:table-cell>
          <table:table-cell table:style-name="ce84" office:value-type="string" ns42:value-type="string">
            <text:p>chatbot</text:p>
          </table:table-cell>
          <table:table-cell table:style-name="ce84" office:value-type="string" ns42:value-type="string">
            <text:p>présentation</text:p>
          </table:table-cell>
          <table:table-cell table:style-name="ce84" office:value-type="string" ns42:value-type="string">
            <text:p>vidéo</text:p>
          </table:table-cell>
          <table:table-cell table:style-name="ce84" office:value-type="string" ns42:value-type="string">
            <text:p>voix</text:p>
          </table:table-cell>
          <table:table-cell table:number-columns-repeated="2" table:style-name="ce84" office:value-type="string" ns42:value-type="string">
            <text:p/>
          </table:table-cell>
          <table:table-cell table:style-name="ce71" office:value-type="string" ns42:value-type="string">
            <text:p>18/02/2026</text:p>
          </table:table-cell>
          <table:table-cell table:number-columns-repeated="1014"/>
        </table:table-row>
        <table:table-row table:style-name="ro3">
          <table:table-cell table:style-name="ce72" office:value-type="string" ns42:value-type="string">
            <text:p>Doodle Duel</text:p>
          </table:table-cell>
          <table:table-cell table:style-name="ce72" office:value-type="string" ns42:value-type="string">
            <text:p>Doodle Duel (https://doodleduel.ai/) est un jeu de dessin où il faut dessiner le mot ou l’expression donnés le plus rapidement possible. L’IA juge si le dessin représente suffisamment ce qui était demandé ou non.</text:p>
          </table:table-cell>
          <table:table-cell table:style-name="ce72" office:value-type="string" ns42:value-type="string">
            <text:p>https://www.uneiaparjour.fr/doodle-duel/</text:p>
          </table:table-cell>
          <table:table-cell table:style-name="ce85" office:value-type="string" ns42:value-type="string">
            <text:p>jeu vidéo</text:p>
          </table:table-cell>
          <table:table-cell table:number-columns-repeated="5" table:style-name="ce85" office:value-type="string" ns42:value-type="string">
            <text:p/>
          </table:table-cell>
          <table:table-cell table:style-name="ce72" office:value-type="string" ns42:value-type="string">
            <text:p>17/02/2026</text:p>
          </table:table-cell>
          <table:table-cell table:number-columns-repeated="1014"/>
        </table:table-row>
        <table:table-row table:style-name="ro3">
          <table:table-cell table:style-name="ce71" office:value-type="string" ns42:value-type="string">
            <text:p>VoooAI</text:p>
          </table:table-cell>
          <table:table-cell table:style-name="ce71" office:value-type="string" ns42:value-type="string">
            <text:p>VoooAI (https://voooai.com/) génère des images, vidéos et morceaux de musique à partir d’un flux de production (« workflow ») : une instruction génère un contenu qui devient source d’une autre instruction etc.</text:p>
          </table:table-cell>
          <table:table-cell table:style-name="ce71" office:value-type="string" ns42:value-type="string">
            <text:p>https://www.uneiaparjour.fr/voooai/</text:p>
          </table:table-cell>
          <table:table-cell table:style-name="ce84" office:value-type="string" ns42:value-type="string">
            <text:p>images</text:p>
          </table:table-cell>
          <table:table-cell table:style-name="ce84" office:value-type="string" ns42:value-type="string">
            <text:p>musique</text:p>
          </table:table-cell>
          <table:table-cell table:style-name="ce84" office:value-type="string" ns42:value-type="string">
            <text:p>vidéo</text:p>
          </table:table-cell>
          <table:table-cell table:number-columns-repeated="3" table:style-name="ce84" office:value-type="string" ns42:value-type="string">
            <text:p/>
          </table:table-cell>
          <table:table-cell table:style-name="ce71" office:value-type="string" ns42:value-type="string">
            <text:p>16/02/2026</text:p>
          </table:table-cell>
          <table:table-cell table:number-columns-repeated="1014"/>
        </table:table-row>
        <table:table-row table:style-name="ro3">
          <table:table-cell table:style-name="ce72" office:value-type="string" ns42:value-type="string">
            <text:p>Inkr</text:p>
          </table:table-cell>
          <table:table-cell table:style-name="ce72" office:value-type="string" ns42:value-type="string">
            <text:p>Inkr (https://inkr.app/) retranscrit de l’audio issu de fichiers audio ou vidéo, d’une URL ou d’un enregistrement en direct.</text:p>
          </table:table-cell>
          <table:table-cell table:style-name="ce72" office:value-type="string" ns42:value-type="string">
            <text:p>https://www.uneiaparjour.fr/inkr/</text:p>
          </table:table-cell>
          <table:table-cell table:style-name="ce85" office:value-type="string" ns42:value-type="string">
            <text:p>chatbot</text:p>
          </table:table-cell>
          <table:table-cell table:style-name="ce85" office:value-type="string" ns42:value-type="string">
            <text:p>documents</text:p>
          </table:table-cell>
          <table:table-cell table:style-name="ce85" office:value-type="string" ns42:value-type="string">
            <text:p>voix</text:p>
          </table:table-cell>
          <table:table-cell table:style-name="ce85" office:value-type="string" ns42:value-type="string">
            <text:p>youtube</text:p>
          </table:table-cell>
          <table:table-cell table:number-columns-repeated="2" table:style-name="ce85" office:value-type="string" ns42:value-type="string">
            <text:p/>
          </table:table-cell>
          <table:table-cell table:style-name="ce72" office:value-type="string" ns42:value-type="string">
            <text:p>15/02/2026</text:p>
          </table:table-cell>
          <table:table-cell table:number-columns-repeated="1014"/>
        </table:table-row>
        <table:table-row table:style-name="ro1">
          <table:table-cell table:style-name="ce73" office:value-type="string" ns42:value-type="string">
            <text:p>Muses</text:p>
          </table:table-cell>
          <table:table-cell table:style-name="ce73" office:value-type="string" ns42:value-type="string">
            <text:p>Muses (https://muses.my/) est un traitement de texte combiné à un chatbot et à une bibliothèque de documents, d’url et d’images. À partir d’un sujet, l’utilisateur peut écrire dans la partie centrale avec inspirations IA possibles et utiliser le chatbot lié. Chaque paragraphe généré est soumis à validation. Des documents, url ou imageset des guides […]</text:p>
          </table:table-cell>
          <table:table-cell table:style-name="ce73" office:value-type="string" ns42:value-type="string">
            <text:p>https://www.uneiaparjour.fr/muses/</text:p>
          </table:table-cell>
          <table:table-cell table:style-name="ce73" office:value-type="string" ns42:value-type="string">
            <text:p>texte</text:p>
          </table:table-cell>
          <table:table-cell table:style-name="ce86" table:number-columns-repeated="5"/>
          <table:table-cell table:style-name="ce91" office:value-type="date" office:date-value="2026-02-14" ns42:value-type="date">
            <text:p>1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r</text:p>
          </table:table-cell>
          <table:table-cell table:style-name="ce73" office:value-type="string" ns42:value-type="string">
            <text:p>Eler (https://www.eler.ai/) transforme des images 3D en photos réalistes. Trois modes sont proposés : de puis un fichier sketchup (skp), un fichier 3D (glb) ou l’édition d’imagesde type rendu 3D à partir d’une interface de dessin et un chatbot. Pour les fichiers skp et glb, après chargement, l’utilisateur choisit entre 2 et 9 vues […]</text:p>
          </table:table-cell>
          <table:table-cell table:style-name="ce73" office:value-type="string" ns42:value-type="string">
            <text:p>https://www.uneiaparjour.fr/eler/</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3"/>
          <table:table-cell table:style-name="ce91" office:value-type="date" office:date-value="2026-02-13" ns42:value-type="date">
            <text:p>1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eeso</text:p>
          </table:table-cell>
          <table:table-cell table:style-name="ce73" office:value-type="string" ns42:value-type="string">
            <text:p>Veeso (https://veeso.ai/) génère des contenus de communication (affiche, flyers, infographies…) à partir d’une instruction détaillée. Une fenêtre de chatbot avec agents et réflexion s’ouvre et les intérations sont possibles.Chaque élément généré est ensuite éditables sur le tableau central. Les éléments peuvent être supprimés, d’autres ajoutés. Partage par url ou export dans 8 formats possibles. Modèles […]</text:p>
          </table:table-cell>
          <table:table-cell table:style-name="ce73" office:value-type="string" ns42:value-type="string">
            <text:p>https://www.uneiaparjour.fr/veeso/</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6-02-12" ns42:value-type="date">
            <text:p>1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bbit Hole</text:p>
          </table:table-cell>
          <table:table-cell table:style-name="ce73" office:value-type="string" ns42:value-type="string">
            <text:p>Rabbit Hole (https://www.rabbithole.chat/) est un moteur de recherche visuel qui organise les réponses générées sous forme d’une carte mentale infinie. Chaque génération est accompagnée d’une série de questions qui permettent un rebond sur la génération précédente. Il est également possible de poser ses propres questions. Les sources sont proposées via des visuels en haut de […]</text:p>
          </table:table-cell>
          <table:table-cell table:style-name="ce73" office:value-type="string" ns42:value-type="string">
            <text:p>https://www.uneiaparjour.fr/rabbit-hole/</text:p>
          </table:table-cell>
          <table:table-cell table:style-name="ce73" office:value-type="string" ns42:value-type="string">
            <text:p>mindmap</text:p>
          </table:table-cell>
          <table:table-cell table:style-name="ce73" office:value-type="string" ns42:value-type="string">
            <text:p>recherche</text:p>
          </table:table-cell>
          <table:table-cell table:style-name="ce86" table:number-columns-repeated="4"/>
          <table:table-cell table:style-name="ce91" office:value-type="date" office:date-value="2026-02-11" ns42:value-type="date">
            <text:p>1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gel Audio</text:p>
          </table:table-cell>
          <table:table-cell table:style-name="ce73" office:value-type="string" ns42:value-type="string">
            <text:p>Kugel Audio (documentation : https://github.com/Saganaki22/ComfyUI-KugelAudio et démonstration : https://huggingface.co/spaces/multimodalart/kugelaudio) est un modèle de synthèse vocale (texte vers voix) incluant 24 voix européennes. Deux possibilité : génération à partir d’un texte et d’une langue prédéfinie ou à partir d’une voix clonée à partir d’un fichier audio importé. Export wav. Note : La version de démonstration procède […]</text:p>
          </table:table-cell>
          <table:table-cell table:style-name="ce73" office:value-type="string" ns42:value-type="string">
            <text:p>https://www.uneiaparjour.fr/kugel-audio/</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6-02-10" ns42:value-type="date">
            <text:p>10/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same</text:p>
          </table:table-cell>
          <table:table-cell table:style-name="ce73" office:value-type="string" ns42:value-type="string">
            <text:p>Sesame (https://www.sesame.com/) est un modèle de conversation orale actuellement en version recherche, basé sur le modèle open source csm (https://github.com/SesameAILabs/csm). Les recherches actuelles sont documentées : https://www.sesame.com/research/crossing_the_uncanny_valley_of_voice. Deux voix sont disponibles au test : https://app.sesame.com/ avant le lancement d’une application dédiée (liste d’attente pour accès à la version beta). Basé sur Gemma 3 et CSM, […]</text:p>
          </table:table-cell>
          <table:table-cell table:style-name="ce73" office:value-type="string" ns42:value-type="string">
            <text:p>https://www.uneiaparjour.fr/sesame/</text:p>
          </table:table-cell>
          <table:table-cell table:style-name="ce73" office:value-type="string" ns42:value-type="string">
            <text:p>chatbot</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voix</text:p>
          </table:table-cell>
          <table:table-cell table:style-name="ce86" table:number-columns-repeated="2"/>
          <table:table-cell table:style-name="ce91" office:value-type="date" office:date-value="2026-02-09" ns42:value-type="date">
            <text:p>09/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avy</text:p>
          </table:table-cell>
          <table:table-cell table:style-name="ce73" office:value-type="string" ns42:value-type="string">
            <text:p>Weavy (https://www.weavy.ai/) regroupe plusieurs dizaines de modèles de génération d’imageset de vidéos « combinables » sur un tableau infini. À partir d’une image générée avec un modèle, une vidéo peut être générée avec un autre ou servir de base à lune troisième génération.Chaque génération peut ainsi être reliée à une autre par des fils tirés. Chaque […]</text:p>
          </table:table-cell>
          <table:table-cell table:style-name="ce73" office:value-type="string" ns42:value-type="string">
            <text:p>https://www.uneiaparjour.fr/weavy/</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vidéo</text:p>
          </table:table-cell>
          <table:table-cell table:style-name="ce86" table:number-columns-repeated="3"/>
          <table:table-cell table:style-name="ce91" office:value-type="date" office:date-value="2026-02-08" ns42:value-type="date">
            <text:p>08/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iant</text:p>
          </table:table-cell>
          <table:table-cell table:style-name="ce73" office:value-type="string" ns42:value-type="string">
            <text:p>Parliant (https://www.parliant.ai) ets une application d’enquêtes et de sondages où l’IA générative peut produire le texte des questions ouvertes à partir d’un sujet donné. Lorsque les textes sont générés, l’utilisateur peut les éditer. Les répondants peuvent répondre par écrit (5000 mots) ou à l’oral (1 min enregistrée).Les réponses sont retranscrites et résumées indivuduellement. Une synthèse […]</text:p>
          </table:table-cell>
          <table:table-cell table:style-name="ce73" office:value-type="string" ns42:value-type="string">
            <text:p>https://www.uneiaparjour.fr/parliant/</text:p>
          </table:table-cell>
          <table:table-cell table:style-name="ce73" office:value-type="string" ns42:value-type="string">
            <text:p>quiz et flashcards</text:p>
          </table:table-cell>
          <table:table-cell table:style-name="ce86" table:number-columns-repeated="5"/>
          <table:table-cell table:style-name="ce91" office:value-type="date" office:date-value="2026-02-07" ns42:value-type="date">
            <text:p>07/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dré</text:p>
          </table:table-cell>
          <table:table-cell table:style-name="ce73" office:value-type="string" ns42:value-type="string">
            <text:p>André (https://andre.vote/) est un chatbot spécialisé sur l’analyse électorale en France et alimenté sur 4 sources de données ouvertes couvrant la période 1999 / 2024. Après analyse de la requête, une synthèse et une visualisation (carte, graphique…) sont générées. Partage des conversations par url et export des visualisations en png. Basé sur l’API de Claude. […]</text:p>
          </table:table-cell>
          <table:table-cell table:style-name="ce73" office:value-type="string" ns42:value-type="string">
            <text:p>https://www.uneiaparjour.fr/andre/</text:p>
          </table:table-cell>
          <table:table-cell table:style-name="ce73" office:value-type="string" ns42:value-type="string">
            <text:p>chatbot</text:p>
          </table:table-cell>
          <table:table-cell table:style-name="ce73" office:value-type="string" ns42:value-type="string">
            <text:p>données</text:p>
          </table:table-cell>
          <table:table-cell table:style-name="ce73" office:value-type="string" ns42:value-type="string">
            <text:p>FR / EU</text:p>
          </table:table-cell>
          <table:table-cell table:style-name="ce73" office:value-type="string" ns42:value-type="string">
            <text:p>usage illimité</text:p>
          </table:table-cell>
          <table:table-cell table:style-name="ce86" table:number-columns-repeated="2"/>
          <table:table-cell table:style-name="ce91" office:value-type="date" office:date-value="2026-02-06" ns42:value-type="date">
            <text:p>06/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oxtral</text:p>
          </table:table-cell>
          <table:table-cell table:style-name="ce73" office:value-type="string" ns42:value-type="string">
            <text:p>Voxtral (documentation : https://mistral.ai/fr/news/voxtral-transcribe-2 et démonstration : dans Mistral AI studio ou pour de la transcription directe voxtral mini realtime – hors service pendant les tests) est le modèle de transcription audio de Mistral. Deux modèles sont proposés : Voxtral Mini Transcribe V2 (testé ici) et Voxtral Realtime. Léger, efficace et très rapide. Traitement jusqu’à […]</text:p>
          </table:table-cell>
          <table:table-cell table:style-name="ce73" office:value-type="string" ns42:value-type="string">
            <text:p>https://www.uneiaparjour.fr/voxtral/</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3"/>
          <table:table-cell table:style-name="ce91" office:value-type="date" office:date-value="2026-02-05" ns42:value-type="date">
            <text:p>05/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gging Chat</text:p>
          </table:table-cell>
          <table:table-cell table:style-name="ce73" office:value-type="string" ns42:value-type="string">
            <text:p>Hugging Chat (https://huggingface.co/chat/) fermé courant 2025 (voir les archives Assistants HuggingChat et Tools de HuggingChat) pour la version précédente) est à nouveau accessible dans une nouvelle version et une interface simplifiée. Seuls la fonction chatbot a été conservée, augmentée de la possibilité de connexion de serveurs MCP (usage expert). 105 modèles open source sont proposés […]</text:p>
          </table:table-cell>
          <table:table-cell table:style-name="ce73" office:value-type="string" ns42:value-type="string">
            <text:p>https://www.uneiaparjour.fr/hugging-cha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2"/>
          <table:table-cell table:style-name="ce91" office:value-type="date" office:date-value="2026-02-04" ns42:value-type="date">
            <text:p>04/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tio</text:p>
          </table:table-cell>
          <table:table-cell table:style-name="ce73" office:value-type="string" ns42:value-type="string">
            <text:p>Otio (https://otio.ai/) est un chatbot orienté analyse de documents et recherche web à partir de 40 modèles de langage à disposition. Deux modes de recherche web, génération d’imageset de visualisations. Chaque génération peut être transformée en note éditable dans une interface traitement de texte. Traitement jusqu’à 10 documents simultanés par conversation (50 Mo par […]</text:p>
          </table:table-cell>
          <table:table-cell table:style-name="ce73" office:value-type="string" ns42:value-type="string">
            <text:p>https://www.uneiaparjour.fr/otio/</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86" table:number-columns-repeated="3"/>
          <table:table-cell table:style-name="ce91" office:value-type="date" office:date-value="2026-02-03" ns42:value-type="date">
            <text:p>03/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okie</text:p>
          </table:table-cell>
          <table:table-cell table:style-name="ce73" office:value-type="string" ns42:value-type="string">
            <text:p>Dokie (https://dokie.ai/) génère des présentations à partir d’une instruction ou d’un document, une URL ou une vidéo Youtube. Les générations sont progressives via un chatbot : résumé du sujet et thème général, plan puis génération finale. 25 thèmes disponibles.Outils d’édition manuelle ou avec IA.Ajout d’images, d’imagesgénérées, de visualisations, d’interactions et d’animations. Préciser « génère en […]</text:p>
          </table:table-cell>
          <table:table-cell table:style-name="ce73" office:value-type="string" ns42:value-type="string">
            <text:p>https://www.uneiaparjour.fr/dokie/</text:p>
          </table:table-cell>
          <table:table-cell table:style-name="ce73" office:value-type="string" ns42:value-type="string">
            <text:p>chatbot</text:p>
          </table:table-cell>
          <table:table-cell table:style-name="ce73" office:value-type="string" ns42:value-type="string">
            <text:p>présentation</text:p>
          </table:table-cell>
          <table:table-cell table:style-name="ce86" table:number-columns-repeated="4"/>
          <table:table-cell table:style-name="ce91" office:value-type="date" office:date-value="2026-02-02" ns42:value-type="date">
            <text:p>02/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plit Design</text:p>
          </table:table-cell>
          <table:table-cell table:style-name="ce73" office:value-type="string" ns42:value-type="string">
            <text:p>Design de Replit (https://replit.com/products/design) génère des designs de sites web ou d’applications à partir d’une instruction. Plusieurs agents sont mis en oeuvre, de l’analyse de l’instruction à la génération de code en passant par la génération d’images. Chaque élément généré est modifiable directement ou peut faire l’objet d’une modification par une nouvelle instruction. Les designs […]</text:p>
          </table:table-cell>
          <table:table-cell table:style-name="ce73" office:value-type="string" ns42:value-type="string">
            <text:p>https://www.uneiaparjour.fr/replit-design/</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2-01" ns42:value-type="date">
            <text:p>01/02/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 paint</text:p>
          </table:table-cell>
          <table:table-cell table:style-name="ce73" office:value-type="string" ns42:value-type="string">
            <text:p>Vibe paint (https://vibepaint-ai-795372324720.us-west1.run.app/) transforme un dessin réalisé directement dans l’interface à partir d’un style prédéfini. Le dessin transformé peut ensuite être édité et ajouté à une image photo réaliste (tablette, toile ou sneakers). 24 styles disponibles. Export png. Gratuit, sans compte et illimité.</text:p>
          </table:table-cell>
          <table:table-cell table:style-name="ce73" office:value-type="string" ns42:value-type="string">
            <text:p>https://www.uneiaparjour.fr/vibe-pain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31" ns42:value-type="date">
            <text:p>3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ef by Convex</text:p>
          </table:table-cell>
          <table:table-cell table:style-name="ce73" office:value-type="string" ns42:value-type="string">
            <text:p>Chef by Convex (documentation : https://github.com/get-convex/chef et application : https://chef.convex.dev/) génère des applications avec bases de données à partir d’une instruction. Plsueiurs modèles de langage sont proposés et un mode « Auto » choisit le plus approprié au projet. Génération en html, json et ts. Le code généré est vérifié et corrigé. Export des fichiers, partage du […]</text:p>
          </table:table-cell>
          <table:table-cell table:style-name="ce73" office:value-type="string" ns42:value-type="string">
            <text:p>https://www.uneiaparjour.fr/chef-by-convex/</text:p>
          </table:table-cell>
          <table:table-cell table:style-name="ce73" office:value-type="string" ns42:value-type="string">
            <text:p>application</text:p>
          </table:table-cell>
          <table:table-cell table:style-name="ce73" office:value-type="string" ns42:value-type="string">
            <text:p>open source</text:p>
          </table:table-cell>
          <table:table-cell table:style-name="ce86" table:number-columns-repeated="4"/>
          <table:table-cell table:style-name="ce91" office:value-type="date" office:date-value="2026-01-30" ns42:value-type="date">
            <text:p>3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 Council</text:p>
          </table:table-cell>
          <table:table-cell table:style-name="ce73" office:value-type="string" ns42:value-type="string">
            <text:p>LLM Council (documentation : https://github.com/machine-theory/lm-council?tab=readme-ov-file, démonstration : https://huggingface.co/spaces/burtenshaw/karpathy-llm-council et présentation vidéo de la recherche liée : https://www.youtube.com/watch?v=hI0XCE27QqE – en anglais) est un espace « démocratique » qui synthétise les réponses à une requête de plusieurs modèles de langage en une seule. La génération finale passe par plusieurs étapes orchestrées par un agent principal : Gratuit et open […]</text:p>
          </table:table-cell>
          <table:table-cell table:style-name="ce73" office:value-type="string" ns42:value-type="string">
            <text:p>https://www.uneiaparjour.fr/llm-council/</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9" ns42:value-type="date">
            <text:p>2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sm</text:p>
          </table:table-cell>
          <table:table-cell table:style-name="ce73" office:value-type="string" ns42:value-type="string">
            <text:p>Prism (présentation : https://openai.com/fr-FR/prism/ et application : https://prism.openai.com/) d’OpenAI est un éditeur LaTex couplé à un chatbot basé sur ChatGPT 5.2. (LaTex est un langage et système de composition de documents, voir article Wikipedia). Permet la revue des changements opérés par la machine.Création automatique des fichiers et compilation finale. Connecté à internet. Collaboratif (partage par […]</text:p>
          </table:table-cell>
          <table:table-cell table:style-name="ce73" office:value-type="string" ns42:value-type="string">
            <text:p>https://www.uneiaparjour.fr/prism/</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2"/>
          <table:table-cell table:style-name="ce91" office:value-type="date" office:date-value="2026-01-28" ns42:value-type="date">
            <text:p>2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adde</text:p>
          </table:table-cell>
          <table:table-cell table:style-name="ce73" office:value-type="string" ns42:value-type="string">
            <text:p>Leadde (https://leadde.ai) génère une vidéo explicative avec avatar etvoix à partir d’un document ou d’une présentation. Choix de l’avatar et de la voix, de la forme de la présentation et édition du texte du script.Possibilité de créer son propre avatar et sa propre voix. Une fois la vidéo générée, un chatbot est présent pour interroger […]</text:p>
          </table:table-cell>
          <table:table-cell table:style-name="ce73" office:value-type="string" ns42:value-type="string">
            <text:p>https://www.uneiaparjour.fr/leadde/</text:p>
          </table:table-cell>
          <table:table-cell table:style-name="ce73" office:value-type="string" ns42:value-type="string">
            <text:p>présentation</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7" ns42:value-type="date">
            <text:p>2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maclasse</text:p>
          </table:table-cell>
          <table:table-cell table:style-name="ce73" office:value-type="string" ns42:value-type="string">
            <text:p>Mindmaclasse (https://apps4edu.fr/mindmaclasse/) génère des cartes mentales à partir d’une instruction ou d’un document ainsi que des exercices pour réviser (quiz, textes à trous et flashcards avec export txt des résultats).Un générateur d’instruction pour générer une carte mentale dans d’autres outils est inclus. LLM : Mistral-Small-3.2, hébergé en France. Du côté des fonctionnalités de présentations des […]</text:p>
          </table:table-cell>
          <table:table-cell table:style-name="ce73" office:value-type="string" ns42:value-type="string">
            <text:p>https://www.uneiaparjour.fr/mindmaclasse/</text:p>
          </table:table-cell>
          <table:table-cell table:style-name="ce73" office:value-type="string" ns42:value-type="string">
            <text:p>FR / EU</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91" office:value-type="date" office:date-value="2026-01-26" ns42:value-type="date">
            <text:p>2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ybercut</text:p>
          </table:table-cell>
          <table:table-cell table:style-name="ce73" office:value-type="string" ns42:value-type="string">
            <text:p>Cybercut (https://cybercut.ai/) est une application de montage vidéo assistée par l’IA. Trois fonctionnalités principales : D’autres fonctionnalités sont proposées : génération d’image, ajout ou suppression de fonds…Export mp4. Gratuit et semble illimité. Source pour les tests : https://tube.reseau-canope.fr/w/na7QpiFDQqtvxWRkwJmjdi</text:p>
          </table:table-cell>
          <table:table-cell table:style-name="ce73" office:value-type="string" ns42:value-type="string">
            <text:p>https://www.uneiaparjour.fr/cybercut/</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4"/>
          <table:table-cell table:style-name="ce91" office:value-type="date" office:date-value="2026-01-25" ns42:value-type="date">
            <text:p>2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am</text:p>
          </table:table-cell>
          <table:table-cell table:style-name="ce73" office:value-type="string" ns42:value-type="string">
            <text:p>Anam (https://anam.ai) crée des chatbots basés sur des avatars vidéo à partir d’une instruction. 8 modèles de langage, 42 avatars et 499 voix disponibles (dont 1 multilingue, 2 en français et 2 en québécois). Ajout ou clonage de voix, création de son propre avatar et base de connaissances sont proposés. Partage par url ou intégration […]</text:p>
          </table:table-cell>
          <table:table-cell table:style-name="ce73" office:value-type="string" ns42:value-type="string">
            <text:p>https://www.uneiaparjour.fr/anam/</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6-01-24" ns42:value-type="date">
            <text:p>2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idnative</text:p>
          </table:table-cell>
          <table:table-cell table:style-name="ce73" office:value-type="string" ns42:value-type="string">
            <text:p>Rapidnative (https://www.rapidnative.com) génère des applications mobiles à partir d’une instruction. Détection et correction des erreurs.Le mode édition objet par objet est possible.Génération en ttx.Tests et utilisation via Expo Go. 5 crédits par jour – pendant les tests nécessaires pour réaliser une application – avec limite de 20 crédits par mois gratuits.</text:p>
          </table:table-cell>
          <table:table-cell table:style-name="ce73" office:value-type="string" ns42:value-type="string">
            <text:p>https://www.uneiaparjour.fr/rapidnative/</text:p>
          </table:table-cell>
          <table:table-cell table:style-name="ce73" office:value-type="string" ns42:value-type="string">
            <text:p>application</text:p>
          </table:table-cell>
          <table:table-cell table:style-name="ce86" table:number-columns-repeated="5"/>
          <table:table-cell table:style-name="ce91" office:value-type="date" office:date-value="2026-01-23" ns42:value-type="date">
            <text:p>2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Z-image</text:p>
          </table:table-cell>
          <table:table-cell table:style-name="ce73" office:value-type="string" ns42:value-type="string">
            <text:p>Z-image (documentation : https://github.com/Tongyi-MAI/Z-Image et démonstration version Turbo : https://huggingface.co/spaces/Tongyi-MAI/Z-Image-Turbo) est un modèle de génération d’imagesléger (6 millions de paramètres) et rapide. Très bons résultats en imagesréalistes. Gestion du texte aléatoire. Gère les instructions en français avec des interprétations, préférer parfois l’anglais (voir test). Gratuit et open source.</text:p>
          </table:table-cell>
          <table:table-cell table:style-name="ce73" office:value-type="string" ns42:value-type="string">
            <text:p>https://www.uneiaparjour.fr/z-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22" ns42:value-type="date">
            <text:p>2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 Klein</text:p>
          </table:table-cell>
          <table:table-cell table:style-name="ce73" office:value-type="string" ns42:value-type="string">
            <text:p>Flux 2 Klein est un modèle léger open source de Black forest LAbs de la même famille que Flux 2 ou Flux pro. Deux tailles sont disponibles : 4B (documentation : https://huggingface.co/black-forest-labs/FLUX.2-klein-4B et démonstration : https://huggingface.co/spaces/black-forest-labs/FLUX.2-klein-4B) et 9B (documentation : https://huggingface.co/black-forest-labs/FLUX.2-klein-9B et démonstration : https://huggingface.co/spaces/black-forest-labs/FLUX.2-klein-9B). Image to image possible. Bonne qualité d’image, gestion des textes […]</text:p>
          </table:table-cell>
          <table:table-cell table:style-name="ce73" office:value-type="string" ns42:value-type="string">
            <text:p>https://www.uneiaparjour.fr/flux-2-klei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6-01-21" ns42:value-type="date">
            <text:p>2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lateGemma</text:p>
          </table:table-cell>
          <table:table-cell table:style-name="ce73" office:value-type="string" ns42:value-type="string">
            <text:p>TranslateGemma (documentation : https://blog.google/innovation-and-ai/technology/developers-tools/translategemma/ et démonstration 27B https://huggingface.co/spaces/hysts/translategemma-27b-it ou 4B : https://huggingface.co/spaces/fantos/translate-gemma) est un modèle de traduction disponible en trois tailles (4, 12 et 27B) produit par Google. 55 langues disponibles, pourrait être installé localement sur ordinateur ou smartphone. Open Source et gratuit. Sources : Art poétique, Verlaine, et Hamlet scène 3.1, Shakespeare.</text:p>
          </table:table-cell>
          <table:table-cell table:style-name="ce73" office:value-type="string" ns42:value-type="string">
            <text:p>https://www.uneiaparjour.fr/translategemma/</text:p>
          </table:table-cell>
          <table:table-cell table:style-name="ce73" office:value-type="string" ns42:value-type="string">
            <text:p>langues</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20" ns42:value-type="date">
            <text:p>2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rtGen</text:p>
          </table:table-cell>
          <table:table-cell table:style-name="ce73" office:value-type="string" ns42:value-type="string">
            <text:p>ChartGen (https://chartgen.ai) analyse des fichiers de données et produit des visualisations sous forme de graphiques. Deux modes disponibles : « fast » et « reasoning ». Le mode « Fast » procède directement à la à l’analyse, le mode « reasoning » analyse le fichier, apporte des piste d’exploitation, produit de nouveaux tableaux au besoin et propose des pistes d’analyse approfondies.9 types de […]</text:p>
          </table:table-cell>
          <table:table-cell table:style-name="ce73" office:value-type="string" ns42:value-type="string">
            <text:p>https://www.uneiaparjour.fr/chartgen/</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6-01-19" ns42:value-type="date">
            <text:p>1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cketfy</text:p>
          </table:table-cell>
          <table:table-cell table:style-name="ce73" office:value-type="string" ns42:value-type="string">
            <text:p>Ticketfy (https://ticketify.io) accompagne la gestion de projet en générant les tickets liés à partir d’une instruction. Quatre types de tickets sont proposés – « Story », « Epic », « Task » et « Bug ».Configuration fine du ton, de la longueur et des détails. Préciser « Génère les tickets en français » dans l’instruction. Export aux formats Linear, Jira ou txt. Sans compte, instruction […]</text:p>
          </table:table-cell>
          <table:table-cell table:style-name="ce73" office:value-type="string" ns42:value-type="string">
            <text:p>https://www.uneiaparjour.fr/ticketfy/</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18" ns42:value-type="date">
            <text:p>1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Image</text:p>
          </table:table-cell>
          <table:table-cell table:style-name="ce73" office:value-type="string" ns42:value-type="string">
            <text:p>GLM Image (documentation : https://huggingface.co/zai-org/GLM-Image et démonstration : https://huggingface.co/spaces/multimodalart/GLM-Image) est un modèle de génération d’imagesopen source produit par z.ai, éditeur du modèle de langage GLM et de Vidu. Basé sur 9 milliards de paramètres. Gestion du texte et édition avec « image to image ». Gratuit et open source.</text:p>
          </table:table-cell>
          <table:table-cell table:style-name="ce73" office:value-type="string" ns42:value-type="string">
            <text:p>https://www.uneiaparjour.fr/glm-image/</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17" ns42:value-type="date">
            <text:p>1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tonic</text:p>
          </table:table-cell>
          <table:table-cell table:style-name="ce73" office:value-type="string" ns42:value-type="string">
            <text:p>Supertonic (documentation : https://huggingface.co/Supertone/supertonic-2 et démonstration : https://huggingface.co/spaces/Supertone/supertonic-2) est un modèle « texte vers voix » qui peut être installé et s’exécuter localement sur son ordinateur via un navigateur (installation documentée). Très rapide avec 10 voix et 6 langues disponibles.Réglage de la qualité et de la vitesse.Export format wav. À noter : une extension Chrome, TLDRL, est […]</text:p>
          </table:table-cell>
          <table:table-cell table:style-name="ce73" office:value-type="string" ns42:value-type="string">
            <text:p>https://www.uneiaparjour.fr/supertonic/</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3"/>
          <table:table-cell table:style-name="ce91" office:value-type="date" office:date-value="2026-01-16" ns42:value-type="date">
            <text:p>1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er Tools</text:p>
          </table:table-cell>
          <table:table-cell table:style-name="ce73" office:value-type="string" ns42:value-type="string">
            <text:p>Teacher Tools (https://tchr.tools/) propose 5 outils pour générer des documents pour l’enseignant : Export outllok, sopier/coller et txt. Attention : pas d’historique disponible. Les deux premiers outils sont en accès gratuit illimité.Les trois autres sont liés à des crédits : 20 générations par mois avec possibilité d’en obtenir plus en accomplissant es actions données.</text:p>
          </table:table-cell>
          <table:table-cell table:style-name="ce73" office:value-type="string" ns42:value-type="string">
            <text:p>https://www.uneiaparjour.fr/teacher-tools/</text:p>
          </table:table-cell>
          <table:table-cell table:style-name="ce73" office:value-type="string" ns42:value-type="string">
            <text:p>éducation</text:p>
          </table:table-cell>
          <table:table-cell table:style-name="ce73" office:value-type="string" ns42:value-type="string">
            <text:p>texte</text:p>
          </table:table-cell>
          <table:table-cell table:style-name="ce86" table:number-columns-repeated="4"/>
          <table:table-cell table:style-name="ce91" office:value-type="date" office:date-value="2026-01-15" ns42:value-type="date">
            <text:p>1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anding page</text:p>
          </table:table-cell>
          <table:table-cell table:style-name="ce73" office:value-type="string" ns42:value-type="string">
            <text:p>Landing Page (https://landing-page.io/) génère une page html à partir d’une instruction avec itérations possibles (sans mémoire de la conversation, il faut donc enchaîner les demandes de modifications avant de générer d’autres pages du projet). Les pages générées sont responsive. Les imagessont inclues dans le code sous forme de liens URL. Basé sur Claude 3.5 […]</text:p>
          </table:table-cell>
          <table:table-cell table:style-name="ce73" office:value-type="string" ns42:value-type="string">
            <text:p>https://www.uneiaparjour.fr/landing-page/</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6-01-14" ns42:value-type="date">
            <text:p>1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age editor</text:p>
          </table:table-cell>
          <table:table-cell table:style-name="ce73" office:value-type="string" ns42:value-type="string">
            <text:p>Image editor (https://imageeditor.online/) est un générateur d’imagesregroupant 10 modèles et spécialisé dans la modification d’imagesà partir d’une image source et d’une instruction. Les modifications peuvent intervenir sur la pose des personnages, le fond de l’image, le style, etc. Les imagespeuvent être combinées avec Nano Banana. Export format png. Attention : aucun historique […]</text:p>
          </table:table-cell>
          <table:table-cell table:style-name="ce73" office:value-type="string" ns42:value-type="string">
            <text:p>https://www.uneiaparjour.fr/image-editor/</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6-01-13" ns42:value-type="date">
            <text:p>1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rpa</text:p>
          </table:table-cell>
          <table:table-cell table:style-name="ce73" office:value-type="string" ns42:value-type="string">
            <text:p>Harpa (https://harpa.ai/) propose dans une extension une palette d’outils disponibles directement dans les pages visitées. Via une barre d’outils (résumé, explication, reformulation, extraction de données, lecture d’écran, etc.), un chatbot s’ouvre et permet l’itération. Plusieurs modèles de langage disponibles. Français proposé dans les réglages. 10 interactions par jour gratuites.</text:p>
          </table:table-cell>
          <table:table-cell table:style-name="ce73" office:value-type="string" ns42:value-type="string">
            <text:p>https://www.uneiaparjour.fr/harp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texte</text:p>
          </table:table-cell>
          <table:table-cell table:style-name="ce86" table:number-columns-repeated="3"/>
          <table:table-cell table:style-name="ce91" office:value-type="date" office:date-value="2026-01-12" ns42:value-type="date">
            <text:p>1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ipfinder</text:p>
          </table:table-cell>
          <table:table-cell table:style-name="ce73" office:value-type="string" ns42:value-type="string">
            <text:p>Clipfinder (https://www.clipfinder.org) génère des extraits « autonomes » à partir d’une vidéo youtube (d’autres plateformes annoncées) en se basant sur la transcription et sur Gemini 3 flash. Plusieurs options disponibles avec instruction possible pour orienter le type de clips. Le découpage du clip peut être ajusté avant export. Export mp4 ou partage par url. Version beta gratuite […]</text:p>
          </table:table-cell>
          <table:table-cell table:style-name="ce73" office:value-type="string" ns42:value-type="string">
            <text:p>https://www.uneiaparjour.fr/clipfinder/</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youtube</text:p>
          </table:table-cell>
          <table:table-cell table:style-name="ce86" table:number-columns-repeated="3"/>
          <table:table-cell table:style-name="ce91" office:value-type="date" office:date-value="2026-01-11" ns42:value-type="date">
            <text:p>1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ibe V2</text:p>
          </table:table-cell>
          <table:table-cell table:style-name="ce73" office:value-type="string" ns42:value-type="string">
            <text:p>Scribe v2 d’Eleven Labs (https://elevenlabs.io/speech-to-text) est un modèle de transcription voix vers texte avec deux versions : v2 real time pour des transcriptions à la volée et v2 pour des transcriptions depuis un fichier audio ou vidéo. Reconnaissance des narrateurs et 90 langues prises en charge. Disponible au test sur la page ci-dessus, dans les […]</text:p>
          </table:table-cell>
          <table:table-cell table:style-name="ce73" office:value-type="string" ns42:value-type="string">
            <text:p>https://www.uneiaparjour.fr/scribe-v2/</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4"/>
          <table:table-cell table:style-name="ce91" office:value-type="date" office:date-value="2026-01-10" ns42:value-type="date">
            <text:p>10/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R Code Art Generator</text:p>
          </table:table-cell>
          <table:table-cell table:style-name="ce73" office:value-type="string" ns42:value-type="string">
            <text:p>QR Code Art Generator (https://huggingface.co/spaces/Oysiyl/AI-QR-code-generator) génère des QR code « artistiques » et photoréalistes à partir d’une instruction. Réglages multiples disponibles. Accepte le français mais l’anglais semble mieux supporté. Gratuit et open source.</text:p>
          </table:table-cell>
          <table:table-cell table:style-name="ce73" office:value-type="string" ns42:value-type="string">
            <text:p>https://www.uneiaparjour.fr/qr-code-art-generator/</text:p>
          </table:table-cell>
          <table:table-cell table:style-name="ce73" office:value-type="string" ns42:value-type="string">
            <text:p>qr code</text:p>
          </table:table-cell>
          <table:table-cell table:style-name="ce86" table:number-columns-repeated="5"/>
          <table:table-cell table:style-name="ce91" office:value-type="date" office:date-value="2026-01-09" ns42:value-type="date">
            <text:p>09/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iagrimo</text:p>
          </table:table-cell>
          <table:table-cell table:style-name="ce73" office:value-type="string" ns42:value-type="string">
            <text:p>Diagrimo (https://www.tenorshare.ai/fr/online-diagrimo) génère des visualisations / infographies à partir d’un texte. Comme ce que propose Napkin, un texte peut être générée directement ou importé par copier coller. 34 modèles avec 10 déclinaisons de style sont poposés. Export png en version gratuite. Gratuit avec 100 crédits par jour (1 génération = 1 crédit). Source : https://fr.wikipedia.org/wiki/D%C3%A9mographie_de_la_France</text:p>
          </table:table-cell>
          <table:table-cell table:style-name="ce73" office:value-type="string" ns42:value-type="string">
            <text:p>https://www.uneiaparjour.fr/diagrimo/</text:p>
          </table:table-cell>
          <table:table-cell table:style-name="ce73" office:value-type="string" ns42:value-type="string">
            <text:p>infographie</text:p>
          </table:table-cell>
          <table:table-cell table:style-name="ce86" table:number-columns-repeated="5"/>
          <table:table-cell table:style-name="ce91" office:value-type="date" office:date-value="2026-01-08" ns42:value-type="date">
            <text:p>08/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flow</text:p>
          </table:table-cell>
          <table:table-cell table:style-name="ce73" office:value-type="string" ns42:value-type="string">
            <text:p>Sketchflow (https://www.sketchflow.ai/) génère des pages web ou des applications à partir d’une instruction. Dans un premier temps, l’architecture est générée : chque fonctionnalité ou design est décrit et les liens sont établis.Une fois validée, l’interface puis le code sont générés (format ts, json, mjs, yaml, html) et les contenus sont directement visibles. En version gratuite, […]</text:p>
          </table:table-cell>
          <table:table-cell table:style-name="ce73" office:value-type="string" ns42:value-type="string">
            <text:p>https://www.uneiaparjour.fr/sketchflow/</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6-01-07" ns42:value-type="date">
            <text:p>07/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cessdoc</text:p>
          </table:table-cell>
          <table:table-cell table:style-name="ce73" office:value-type="string" ns42:value-type="string">
            <text:p>Accessdoc (https://accessdoc.fr/) propose, dans une interface type traitement de texte, un ensemble d’outils pour rendre un document accessible ou vérifier son accessibilité. Plusieurs fonctionnalités sont basées sur l’IA (modèles OpenAI, bascule vers modèles Mistral annoncée) : À noter : documentation et cas d’usages très fournis. Version beta gratuite et illimitée (version freemium avec crédits annoncée). […]</text:p>
          </table:table-cell>
          <table:table-cell table:style-name="ce73" office:value-type="string" ns42:value-type="string">
            <text:p>https://www.uneiaparjour.fr/accessdoc/</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6-01-06" ns42:value-type="date">
            <text:p>06/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o</text:p>
          </table:table-cell>
          <table:table-cell table:style-name="ce73" office:value-type="string" ns42:value-type="string">
            <text:p>Neo (neobrowser.ai) est un navigateur proposé par Norton avec options de sécurité intégrées (norton webshield, bloqueur de publicité, pas de données retenues) et intégrant des fonctionnalités d’IA : Pour Windows et MacOS, gratuit et illimité. Source pour les tests : uneiaparjour.fr et reseau-canope.fr/ia-et-education</text:p>
          </table:table-cell>
          <table:table-cell table:style-name="ce73" office:value-type="string" ns42:value-type="string">
            <text:p>https://www.uneiaparjour.fr/neo/</text:p>
          </table:table-cell>
          <table:table-cell table:style-name="ce73" office:value-type="string" ns42:value-type="string">
            <text:p>navigateur</text:p>
          </table:table-cell>
          <table:table-cell table:style-name="ce73" office:value-type="string" ns42:value-type="string">
            <text:p>usage illimité</text:p>
          </table:table-cell>
          <table:table-cell table:style-name="ce86" table:number-columns-repeated="4"/>
          <table:table-cell table:style-name="ce91" office:value-type="date" office:date-value="2026-01-05" ns42:value-type="date">
            <text:p>05/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eepmind</text:p>
          </table:table-cell>
          <table:table-cell table:style-name="ce73" office:value-type="string" ns42:value-type="string">
            <text:p>Keepmind (https://keepmind.ai/) génère flashcards, quiz et carte mentale à partir d’une instruction, d’une url, d’une image ou d’un document. Le mode « Smart learning » permet de mettre un place un planning de révision avec le choix de la date de réapparition des cartes. Export pdf, excel et html, partage par url. En version gratuite, jusqu’à 5 […]</text:p>
          </table:table-cell>
          <table:table-cell table:style-name="ce73" office:value-type="string" ns42:value-type="string">
            <text:p>https://www.uneiaparjour.fr/keep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86" table:number-columns-repeated="2"/>
          <table:table-cell table:style-name="ce91" office:value-type="date" office:date-value="2026-01-04" ns42:value-type="date">
            <text:p>04/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aira</text:p>
          </table:table-cell>
          <table:table-cell table:style-name="ce73" office:value-type="string" ns42:value-type="string">
            <text:p>Samaira (https://www.samaira.ai/) ets un chatbot regroupant 5 modèles de langage open source (Kimi K2 et K2 Thinking, GPT-OSS 120B, DeepSeek V3.2, Minimax M2) et un modèle de génération d’images(Flux.1 Pro – ne fonctionnant pas lors des tests). D’autres peuvent être connectés via API. Recherche internet disponible. Gratuit, sans compte pour de premiers échanges puis […]</text:p>
          </table:table-cell>
          <table:table-cell table:style-name="ce73" office:value-type="string" ns42:value-type="string">
            <text:p>https://www.uneiaparjour.fr/samair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6-01-03" ns42:value-type="date">
            <text:p>03/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Layered</text:p>
          </table:table-cell>
          <table:table-cell table:style-name="ce73" office:value-type="string" ns42:value-type="string">
            <text:p>Qwen Image Layered (documentation : https://github.com/QwenLM/Qwen-Image-Layered?spm=a2ty_o06.30285417.0.0.3ef2c921BiEZgfet démonstration : https://huggingface.co/spaces/Qwen/Qwen-Image-Layered) génère les différentes « couches » ou claques d’une image fourni en les séparant en fichiers distincts (fonds, objets, personnages…). Une instruction, positive ou négative, peut être ajoutée pour orienter la décomposition. Export pptx et png dans un fichier zip. Open source et gratuit Source : https://commons.wikimedia.org/wiki/File:Reverend_Robert_Walker_(1755_-_1808)_Skating_on_Duddingston_Loch.jpg Source […]</text:p>
          </table:table-cell>
          <table:table-cell table:style-name="ce73" office:value-type="string" ns42:value-type="string">
            <text:p>https://www.uneiaparjour.fr/qwen-image-layered/</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6-01-02" ns42:value-type="date">
            <text:p>02/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Y Motion 1.0</text:p>
          </table:table-cell>
          <table:table-cell table:style-name="ce73" office:value-type="string" ns42:value-type="string">
            <text:p>HY Motion 1.0 (documentation : HY Motion 1.0 est un modèle dédié à la générations d’animations 3D de personnages – humains exclusivement – produit par Tencent. À partir d’une instruction réécrite par l’application, l’animation est générée sous forme de fichiers .fbx visibles à lécran. Les personnages animés ont la forme de mannequins en bois articulés. […]</text:p>
          </table:table-cell>
          <table:table-cell table:style-name="ce73" office:value-type="string" ns42:value-type="string">
            <text:p>https://www.uneiaparjour.fr/hy-motion-1-0/</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6-01-01" ns42:value-type="date">
            <text:p>01/01/2026</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Video</text:p>
          </table:table-cell>
          <table:table-cell table:style-name="ce73" office:value-type="string" ns42:value-type="string">
            <text:p>MindVideo (https://www.mindvideo.ai) regroupe 40 modèles de génération d’imageset 30 modèles de génération de vidéo dont les plus populaires (dont Flux unlimited et Sora 2 accessibles gratuitement). À partir d’une instruction, d’un format et/ou de styles présélectionnés, les ocntenus sont générés et téléchargeables avec filigrane. Son et voix pris en charge. Un mode avatar non […]</text:p>
          </table:table-cell>
          <table:table-cell table:style-name="ce73" office:value-type="string" ns42:value-type="string">
            <text:p>https://www.uneiaparjour.fr/mindvideo/</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12-31" ns42:value-type="date">
            <text:p>3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oogle AI Edge Gallery</text:p>
          </table:table-cell>
          <table:table-cell table:style-name="ce73" office:value-type="string" ns42:value-type="string">
            <text:p>Google AI Edge Gallery (Github : https://github.com/google-ai-edge/gallery, liens directs iOS dans Testflight et Android via le Play Store) est une application mobile expérimentale de Google basée sur les modèles Gemma. Après avoir chargé le modèle choisi parmi Gemma-3n-E2B-it (3,39 Go), Gemma-3n-E4B-it (4,65 Go)ou Gemma-3n-1B-it (565 Mo) via un compte Hugging Face, ils s’exécutent localement et […]</text:p>
          </table:table-cell>
          <table:table-cell table:style-name="ce73" office:value-type="string" ns42:value-type="string">
            <text:p>https://www.uneiaparjour.fr/google-ai-edge-gallery/</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2-30" ns42:value-type="date">
            <text:p>3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terbox</text:p>
          </table:table-cell>
          <table:table-cell table:style-name="ce73" office:value-type="string" ns42:value-type="string">
            <text:p>Chatterbox (documentation : https://github.com/resemble-ai/chatterbox et démonstration : https://huggingface.co/spaces/ResembleAI/Chatterbox-Multilingual-TTS) est un modèle « text to speech » open source disponible en 23 langues pour sa version Multilingual. Deux autres versions sont proposées uniquement en anglais, TTS et Turbo avec l’ajout possible de bruits (rire, reniflement, gloussement etc.) dans la génération. Dans l’espace de démonstration, texte de 300 caractères […]</text:p>
          </table:table-cell>
          <table:table-cell table:style-name="ce73" office:value-type="string" ns42:value-type="string">
            <text:p>https://www.uneiaparjour.fr/chatterbox/</text:p>
          </table:table-cell>
          <table:table-cell table:style-name="ce73" office:value-type="string" ns42:value-type="string">
            <text:p>open source</text:p>
          </table:table-cell>
          <table:table-cell table:style-name="ce73" office:value-type="string" ns42:value-type="string">
            <text:p>voix</text:p>
          </table:table-cell>
          <table:table-cell table:style-name="ce86" table:number-columns-repeated="4"/>
          <table:table-cell table:style-name="ce91" office:value-type="date" office:date-value="2025-12-29" ns42:value-type="date">
            <text:p>2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tional Gallery Mixtape</text:p>
          </table:table-cell>
          <table:table-cell table:style-name="ce73" office:value-type="string" ns42:value-type="string">
            <text:p>National Gallery Mixtape (https://artsandculture.google.com/experiment/national-gallery-mixtape/iwHPaSXS-zrryg?hl=fr) est un projet commun de la National Gallery de Londres et Google Arts et Culture. Une oeuvre de la National Gallery est analysée par Gemini, l’analyse est injectée dans Music Fx Dj (pas encore disponible en France) pour générer un morceau de musique. Dans « Partition », jusqu’à 6 oeuvres peuvent être mises […]</text:p>
          </table:table-cell>
          <table:table-cell table:style-name="ce73" office:value-type="string" ns42:value-type="string">
            <text:p>https://www.uneiaparjour.fr/national-gallery-mixtape/</text:p>
          </table:table-cell>
          <table:table-cell table:style-name="ce73" office:value-type="string" ns42:value-type="string">
            <text:p>musique</text:p>
          </table:table-cell>
          <table:table-cell table:style-name="ce73" office:value-type="string" ns42:value-type="string">
            <text:p>usage illimité</text:p>
          </table:table-cell>
          <table:table-cell table:style-name="ce86" table:number-columns-repeated="4"/>
          <table:table-cell table:style-name="ce91" office:value-type="date" office:date-value="2025-12-28" ns42:value-type="date">
            <text:p>2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 converter</text:p>
          </table:table-cell>
          <table:table-cell table:style-name="ce73" office:value-type="string" ns42:value-type="string">
            <text:p>Audio Converter (https://audioconverter.ai/) transcrit de l’audio issu d’un fichier, d’une vidéo youtube ou d’une url puis en propose l’export, un résumé texte ou carte mentale et l’interrogation via un chatbot. Reconnaît les différents locuteurs, 98 langues supportées, accepte les fichiers mp3, mp4, mpeg, mpga, m4a, wav, webm jusqu’à 1Go.Export de la transcription en txt, docx […]</text:p>
          </table:table-cell>
          <table:table-cell table:style-name="ce73" office:value-type="string" ns42:value-type="string">
            <text:p>https://www.uneiaparjour.fr/audio-converter/</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27" ns42:value-type="date">
            <text:p>2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sign Arena</text:p>
          </table:table-cell>
          <table:table-cell table:style-name="ce73" office:value-type="string" ns42:value-type="string">
            <text:p>Design Arena (https://www.designarena.ai) est une plateforme qui propose un classement des modèles d’IA génératives multimédias (image, vidéo, présentations, applications, 3D, voix…) réalisé à partir des votes des utilisateurs. Plus de 100 modèles sont présents. À partir d’une instruction, un « tournoi » est lancé entre plusieurs modèles à l’aveugle et les générations sont classées en fonction des […]</text:p>
          </table:table-cell>
          <table:table-cell table:style-name="ce73" office:value-type="string" ns42:value-type="string">
            <text:p>https://www.uneiaparjour.fr/design-arena/</text:p>
          </table:table-cell>
          <table:table-cell table:style-name="ce73" office:value-type="string" ns42:value-type="string">
            <text:p>application</text:p>
          </table:table-cell>
          <table:table-cell table:style-name="ce73" office:value-type="string" ns42:value-type="string">
            <text:p>images</text:p>
          </table:table-cell>
          <table:table-cell table:style-name="ce73" office:value-type="string" ns42:value-type="string">
            <text:p>images 3D</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26" ns42:value-type="date">
            <text:p>2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napdeck</text:p>
          </table:table-cell>
          <table:table-cell table:style-name="ce73" office:value-type="string" ns42:value-type="string">
            <text:p>Snapdeck (https://www.snapdeck.app/) génère des présentations texte et imagesà partir d’instructions. Plusieurs angles de rédaction, designs et options proposées.Édition fine des textes. Export pdf. En version gratuite, 20 actions par mois et 10 diapos maximum par génération.</text:p>
          </table:table-cell>
          <table:table-cell table:style-name="ce73" office:value-type="string" ns42:value-type="string">
            <text:p>https://www.uneiaparjour.fr/snapdeck/</text:p>
          </table:table-cell>
          <table:table-cell table:style-name="ce73" office:value-type="string" ns42:value-type="string">
            <text:p>présentation</text:p>
          </table:table-cell>
          <table:table-cell table:style-name="ce86" table:number-columns-repeated="5"/>
          <table:table-cell table:style-name="ce91" office:value-type="date" office:date-value="2025-12-25" ns42:value-type="date">
            <text:p>2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Image to image</text:p>
          </table:table-cell>
          <table:table-cell table:style-name="ce73" office:value-type="string" ns42:value-type="string">
            <text:p>AI Image to image (https://aiimagetoimage.io/) transforme une image chargée à partir d’une instruction. Deux modèles proposés, standard et Nano Banana, et 8 formats d’images. Export en jpeg. Sans compte, 10 générations gratuites par jour. Images pour les tests :</text:p>
          </table:table-cell>
          <table:table-cell table:style-name="ce73" office:value-type="string" ns42:value-type="string">
            <text:p>https://www.uneiaparjour.fr/ai-image-to-image/</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12-24" ns42:value-type="date">
            <text:p>2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mind</text:p>
          </table:table-cell>
          <table:table-cell table:style-name="ce73" office:value-type="string" ns42:value-type="string">
            <text:p>Youmind (https://youmind.com) regroupe à partir d’une instruction des sources pertinentes dans un tableau sous forme de matériaux pour d’autres générations ou créations : synthèse dans une interface de traitement de texte, diagramme, page web, audio, article de blog, etc. Chaque « matériau » peut être surligné ou annoté : ces ajouts viennent alors enrichir la base documentaire […]</text:p>
          </table:table-cell>
          <table:table-cell table:style-name="ce73" office:value-type="string" ns42:value-type="string">
            <text:p>https://www.uneiaparjour.fr/youmind/</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recherche</text:p>
          </table:table-cell>
          <table:table-cell table:style-name="ce73" office:value-type="string" ns42:value-type="string">
            <text:p>voix</text:p>
          </table:table-cell>
          <table:table-cell table:style-name="ce86" table:number-columns-repeated="2"/>
          <table:table-cell table:style-name="ce91" office:value-type="date" office:date-value="2025-12-23" ns42:value-type="date">
            <text:p>2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an 2.6</text:p>
          </table:table-cell>
          <table:table-cell table:style-name="ce73" office:value-type="string" ns42:value-type="string">
            <text:p>Wan 2.6 (https://wan.video/) est le dernier modèle de génération de vidéo d’Alibaba. Les vidéos peuvent durer jusqu’à 15 secondes. Grand réalisme avec des personnages cohérents, la voix (en anglais) est gérée avec synchronisation des lèvres. Plusieurs scènes peuvent être décrites et générées dans une même vidéo. Des indications de mouvements de caméra ou de style […]</text:p>
          </table:table-cell>
          <table:table-cell table:style-name="ce73" office:value-type="string" ns42:value-type="string">
            <text:p>https://www.uneiaparjour.fr/wan-2-6/</text:p>
          </table:table-cell>
          <table:table-cell table:style-name="ce73" office:value-type="string" ns42:value-type="string">
            <text:p>vidéo</text:p>
          </table:table-cell>
          <table:table-cell table:style-name="ce86" table:number-columns-repeated="5"/>
          <table:table-cell table:style-name="ce91" office:value-type="date" office:date-value="2025-12-22" ns42:value-type="date">
            <text:p>2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stral OCR 3</text:p>
          </table:table-cell>
          <table:table-cell table:style-name="ce73" office:value-type="string" ns42:value-type="string">
            <text:p>Mistral OCR 3 (documentation : https://mistral.ai/fr/news/mistral-ocr-3 et démonstration : https://console.mistral.ai/build/document-ai/ocr-playground) est le dernier modèle de reconnaissance de caractères de Mistral. Mistral OCR 3 prend en compte la structure du texte chargé : les imagessont repérées, les graphiques sont retranscris en tant que tels et les colonnes sont traitées dans l’ordre de lecture.Retranscription texte ou […]</text:p>
          </table:table-cell>
          <table:table-cell table:style-name="ce73" office:value-type="string" ns42:value-type="string">
            <text:p>https://www.uneiaparjour.fr/mistral-ocr-3/</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12-21" ns42:value-type="date">
            <text:p>2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TTS</text:p>
          </table:table-cell>
          <table:table-cell table:style-name="ce73" office:value-type="string" ns42:value-type="string">
            <text:p>Gemini TTS (https://aistudio.google.com/generate-speech) est le modèle texte vers voix de Gemini, développé en deux versions, Gemini-2.5-pro-preview-tts et gemini-2.5-flash-preview-tts, et disponible sur Google ai studio. Une ou deux voix sous forme de dialogue peuvent être générées et les tons précisés par des nuances qui sont pris en compte.Lors des tests, français très bien pris en charge.. […]</text:p>
          </table:table-cell>
          <table:table-cell table:style-name="ce73" office:value-type="string" ns42:value-type="string">
            <text:p>https://www.uneiaparjour.fr/gemini-tts/</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number-columns-repeated="4"/>
          <table:table-cell table:style-name="ce91" office:value-type="date" office:date-value="2025-12-20" ns42:value-type="date">
            <text:p>2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GPT images1.5</text:p>
          </table:table-cell>
          <table:table-cell table:style-name="ce73" office:value-type="string" ns42:value-type="string">
            <text:p>ChatGPT images1.5 (https://chatgpt.com/) est le nouveau modèle de génération d’imagesd’OpenAi intégré à ChatGPT. Plusieurs améliorations repérées : Des modèles et des pré-instructions sont proposées. Export png. 5 générations par jour avec un compte gratuit.</text:p>
          </table:table-cell>
          <table:table-cell table:style-name="ce73" office:value-type="string" ns42:value-type="string">
            <text:p>https://www.uneiaparjour.fr/chatgpt-images-1-5/</text:p>
          </table:table-cell>
          <table:table-cell table:style-name="ce73" office:value-type="string" ns42:value-type="string">
            <text:p>images</text:p>
          </table:table-cell>
          <table:table-cell table:style-name="ce86" table:number-columns-repeated="5"/>
          <table:table-cell table:style-name="ce91" office:value-type="date" office:date-value="2025-12-19" ns42:value-type="date">
            <text:p>1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veryday</text:p>
          </table:table-cell>
          <table:table-cell table:style-name="ce73" office:value-type="string" ns42:value-type="string">
            <text:p>Everyday (https://www.everyday.new) automatise des tâches complexes à partir d’instructions données. Un premier plan d’actions est généré. Une fois augmenté et/ou validé, des tests peuvent être effectués à la demande ou l’automatisation peut directement être lancée. Possibilité de personnaliser les réponses en ajouter du contexte permanent (personnalité, ton, instruction permanente) et d’intégrer des applications externes. 150000 […]</text:p>
          </table:table-cell>
          <table:table-cell table:style-name="ce73" office:value-type="string" ns42:value-type="string">
            <text:p>https://www.uneiaparjour.fr/everyday/</text:p>
          </table:table-cell>
          <table:table-cell table:style-name="ce73" office:value-type="string" ns42:value-type="string">
            <text:p>automatisation</text:p>
          </table:table-cell>
          <table:table-cell table:style-name="ce86" table:number-columns-repeated="5"/>
          <table:table-cell table:style-name="ce91" office:value-type="date" office:date-value="2025-12-18" ns42:value-type="date">
            <text:p>1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Audio</text:p>
          </table:table-cell>
          <table:table-cell table:style-name="ce73" office:value-type="string" ns42:value-type="string">
            <text:p>Sam Audio de Meta (description : https://ai.meta.com/samaudio/ et démonstration : https://aidemos.meta.com/segment-anything) recherche et isole des éléments d’une vidéo ou d’un fichier audio à partir d’un mot ou d’une phrase (musique, description d’un son ou mot dans un discours). Une fois le son isolé, il est possible d’y ajouter des effets avant téléchargement. Export wav et […]</text:p>
          </table:table-cell>
          <table:table-cell table:style-name="ce73" office:value-type="string" ns42:value-type="string">
            <text:p>https://www.uneiaparjour.fr/sam-audio/</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12-17" ns42:value-type="date">
            <text:p>1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lmo 2</text:p>
          </table:table-cell>
          <table:table-cell table:style-name="ce73" office:value-type="string" ns42:value-type="string">
            <text:p>Molmo 2 (documentation : https://allenai.org/blog/molmo2 / modèles : https://huggingface.co/collections/allenai/molmo2 / démonstration : https://playground.allenai.org/?model=molmo2-8b) est une série de modèles, légers et multimodaux, spécialisés dans l’analyse d’imageset de vidéos. Les modèles repèrent dans l’espace et dénombrent. L’un d’eux est dédié au suivi d’objets sur une vidéo jusqu’à 8 imagespar seconde. Open source, sans compte, gratuit […]</text:p>
          </table:table-cell>
          <table:table-cell table:style-name="ce73" office:value-type="string" ns42:value-type="string">
            <text:p>https://www.uneiaparjour.fr/molmo-2/</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91" office:value-type="date" office:date-value="2025-12-16" ns42:value-type="date">
            <text:p>1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credible</text:p>
          </table:table-cell>
          <table:table-cell table:style-name="ce73" office:value-type="string" ns42:value-type="string">
            <text:p>Incredible (https://www.incredible.one/) automatise des tâches à partir d’une instruction et d’un chatbot, à la manière des outils dédiés mais en langage naturel sans recours obligatoire à la configuration de chacune des briques. Plusieurs dizaines d’applications peuvent être connectées dans un flux (tableur, courriel, agenda, notes…). Passage possible en automatisation complète sans intervention de l’utilisateur. Tests […]</text:p>
          </table:table-cell>
          <table:table-cell table:style-name="ce73" office:value-type="string" ns42:value-type="string">
            <text:p>https://www.uneiaparjour.fr/incredible/</text:p>
          </table:table-cell>
          <table:table-cell table:style-name="ce73" office:value-type="string" ns42:value-type="string">
            <text:p>automatisation</text:p>
          </table:table-cell>
          <table:table-cell table:style-name="ce86" table:number-columns-repeated="5"/>
          <table:table-cell table:style-name="ce91" office:value-type="date" office:date-value="2025-12-15" ns42:value-type="date">
            <text:p>1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nversations de Google traduction</text:p>
          </table:table-cell>
          <table:table-cell table:style-name="ce73" office:value-type="string" ns42:value-type="string">
            <text:p>Google traduction propose dans ses versions mobiles des exercices de conversation pour l’apprentissage de l’anglais (https://support.google.com/translate/answer/16475590). Deux modes disponibles : compréhension er expression orales. Des activités sont proposées chaque jour avec des objectifs affichés et un suivi jour après jour comme dans les applications dédiées. Un mode « créer votre scénario d’entraînement » est proposé : à […]</text:p>
          </table:table-cell>
          <table:table-cell table:style-name="ce73" office:value-type="string" ns42:value-type="string">
            <text:p>https://www.uneiaparjour.fr/conversations-de-google-traduction/</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12-14" ns42:value-type="date">
            <text:p>1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wiki</text:p>
          </table:table-cell>
          <table:table-cell table:style-name="ce73" office:value-type="string" ns42:value-type="string">
            <text:p>Browsewiki (https://browsewiki.com/) permet la sauvegarde de pages web puis la conversation avec ces mêmes pages via un chatbot. Une extension Chrome, Firefox et Edge est installée et permet la sauvegarde. Les réponses, très détaillées, sont sourcées sur les document fournis. Les documents peuvent être classés dans des dossiers. Version beta gratuite et illimitée. Sources pour […]</text:p>
          </table:table-cell>
          <table:table-cell table:style-name="ce73" office:value-type="string" ns42:value-type="string">
            <text:p>https://www.uneiaparjour.fr/browsewiki/</text:p>
          </table:table-cell>
          <table:table-cell table:style-name="ce73" office:value-type="string" ns42:value-type="string">
            <text:p>chatbot</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2"/>
          <table:table-cell table:style-name="ce91" office:value-type="date" office:date-value="2025-12-13" ns42:value-type="date">
            <text:p>1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da Hero Magic</text:p>
          </table:table-cell>
          <table:table-cell table:style-name="ce73" office:value-type="string" ns42:value-type="string">
            <text:p>Magic de Agenda Hero (https://agendahero.com/) transforme les événements, titres, dates et lieux, présents dans un texte, un image ou un pdf en une liste d’évenements de calendrier. La liste créée peut être publiée sur une page web éditable et partageable, sur un agenda en ligne (Google, Apple, Outlook, export format ics) ou en une version […]</text:p>
          </table:table-cell>
          <table:table-cell table:style-name="ce73" office:value-type="string" ns42:value-type="string">
            <text:p>https://www.uneiaparjour.fr/agenda-hero-magic/</text:p>
          </table:table-cell>
          <table:table-cell table:style-name="ce73" office:value-type="string" ns42:value-type="string">
            <text:p>documents</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12-12" ns42:value-type="date">
            <text:p>1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rowser OS</text:p>
          </table:table-cell>
          <table:table-cell table:style-name="ce73" office:value-type="string" ns42:value-type="string">
            <text:p>Browser OS (https://www.browseros.com/ et documentation : https://github.com/browseros-ai/BrowserOS) est un navigateur open source avec des agents IA intégrés. Plusieurs LLM (chatGPT, Gemini, Claude, Grok, Perplexity avec ou sans clé API selon les modèles) peuvent être choisis, « Browser AI » est défini par défaut. En mode « agent » automatique, un agent capture la page pour en définir les zones. […]</text:p>
          </table:table-cell>
          <table:table-cell table:style-name="ce73" office:value-type="string" ns42:value-type="string">
            <text:p>https://www.uneiaparjour.fr/browser-os/</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sans compte</text:p>
          </table:table-cell>
          <table:table-cell table:style-name="ce73" office:value-type="string" ns42:value-type="string">
            <text:p>site web</text:p>
          </table:table-cell>
          <table:table-cell table:style-name="ce73" office:value-type="string" ns42:value-type="string">
            <text:p>usage illimité</text:p>
          </table:table-cell>
          <table:table-cell table:style-name="ce91" office:value-type="date" office:date-value="2025-12-11" ns42:value-type="date">
            <text:p>1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nspace</text:p>
          </table:table-cell>
          <table:table-cell table:style-name="ce73" office:value-type="string" ns42:value-type="string">
            <text:p>Onspace (https://www.onspace.ai/) géère des applications mobiles iOS et Android ou des sites web à partir d’une instruction. Des connexions sont proposées : base de données Supabase, IA embarquée dans l’application créée avec les modèles texte et vidéo de Google et OpenAI (consomme beaucoup de crédits, demander un mode démo permet de tester l’application), connexion GitHub. […]</text:p>
          </table:table-cell>
          <table:table-cell table:style-name="ce73" office:value-type="string" ns42:value-type="string">
            <text:p>https://www.uneiaparjour.fr/onspace/</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10" ns42:value-type="date">
            <text:p>10/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uria</text:p>
          </table:table-cell>
          <table:table-cell table:style-name="ce73" office:value-type="string" ns42:value-type="string">
            <text:p>Euria (https://euria.infomaniak.com) est un chatbot basé sur Mistral, Llama, Qwen et Whisper pour la voix, opéré par Infomaniak (Suisse). Analyse d’imageset documents, recherche web possible. Accessible sans compte, annoncé sans conservation des données et effacement total des conversations. En ligne, application iOS et Android. Annoncé comme respectant le RGPD et la LPD suisse.Datacenter hébergé […]</text:p>
          </table:table-cell>
          <table:table-cell table:style-name="ce73" office:value-type="string" ns42:value-type="string">
            <text:p>https://www.uneiaparjour.fr/eur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9" ns42:value-type="date">
            <text:p>09/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Aiapps</text:p>
          </table:table-cell>
          <table:table-cell table:style-name="ce73" office:value-type="string" ns42:value-type="string">
            <text:p>AiAiApps (https://aiaiapps.epfl.ch) regroupe trois applications développées et mises à disposition par l’EPFL (École polytechnique fédérale de Lausanne) : Basés sur Qwen 2.5 VL 72B, Qwen 3 30B Thinking, Qwen 3 30B instruct et GPT OSS 120B. Gratuit, illimité et sans compte. Sources des imagespour le test « Image to Alt Text » : Image par url […]</text:p>
          </table:table-cell>
          <table:table-cell table:style-name="ce73" office:value-type="string" ns42:value-type="string">
            <text:p>https://www.uneiaparjour.fr/aiaiapps/</text:p>
          </table:table-cell>
          <table:table-cell table:style-name="ce73" office:value-type="string" ns42:value-type="string">
            <text:p>éducation</text:p>
          </table:table-cell>
          <table:table-cell table:style-name="ce73" office:value-type="string" ns42:value-type="string">
            <text:p>images</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12-08" ns42:value-type="date">
            <text:p>08/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etch Bubble</text:p>
          </table:table-cell>
          <table:table-cell table:style-name="ce73" office:value-type="string" ns42:value-type="string">
            <text:p>Sketch Bubble (https://www.sketchbubble.com/) génére des présentations à partir d’une instruction ou d’un document jusqu’à 10 Mo (doc, ppt, pdf et txt). Un plan éditable et un choix de modèles sont proposés avant génération. Export ppt, pdf ou google slides. Génération d’une présentation de 10 diapos gratuite par jour. Test depuis une instruction : Test depuis […]</text:p>
          </table:table-cell>
          <table:table-cell table:style-name="ce73" office:value-type="string" ns42:value-type="string">
            <text:p>https://www.uneiaparjour.fr/sketch-bubble/</text:p>
          </table:table-cell>
          <table:table-cell table:style-name="ce73" office:value-type="string" ns42:value-type="string">
            <text:p>archives</text:p>
          </table:table-cell>
          <table:table-cell table:style-name="ce86" table:number-columns-repeated="5"/>
          <table:table-cell table:style-name="ce91" office:value-type="date" office:date-value="2025-12-07" ns42:value-type="date">
            <text:p>07/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apperBot</text:p>
          </table:table-cell>
          <table:table-cell table:style-name="ce73" office:value-type="string" ns42:value-type="string">
            <text:p>YapperBot (https://www.yapperbot.com/) génère des audios et des vidéos à partir d’un persona et d’une instruction. Après création du persona avec choix de sa voix et définition du sujet traité, un audio est créé. Son script peut-être modifié avant publication et une vidéo sous-titrée peut être générée à partir de cet audio. Export mp4 pour les […]</text:p>
          </table:table-cell>
          <table:table-cell table:style-name="ce73" office:value-type="string" ns42:value-type="string">
            <text:p>https://www.uneiaparjour.fr/yapper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4"/>
          <table:table-cell table:style-name="ce91" office:value-type="date" office:date-value="2025-12-06" ns42:value-type="date">
            <text:p>06/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text:p>
          </table:table-cell>
          <table:table-cell table:style-name="ce73" office:value-type="string" ns42:value-type="string">
            <text:p>Infograph (https://www.infograph.app/fr) génère des infographies à partir d’une instruction. Génération texte et imagesavec gestion fine du texte. Modèles non spécifiés, les imagesgénérées et la gestion du texte pourraient faire penser à Gemini et Nano Banana. Plusieurs types d’infographies sont proposés : frise chronologique, processus, comparaison, liste, logigrammes, cartes mentales, arbres décisionnels… Lors des […]</text:p>
          </table:table-cell>
          <table:table-cell table:style-name="ce73" office:value-type="string" ns42:value-type="string">
            <text:p>https://www.uneiaparjour.fr/infrograph/</text:p>
          </table:table-cell>
          <table:table-cell table:style-name="ce73" office:value-type="string" ns42:value-type="string">
            <text:p>infographie</text:p>
          </table:table-cell>
          <table:table-cell table:style-name="ce86" table:number-columns-repeated="5"/>
          <table:table-cell table:style-name="ce91" office:value-type="date" office:date-value="2025-12-05" ns42:value-type="date">
            <text:p>05/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tigravity</text:p>
          </table:table-cell>
          <table:table-cell table:style-name="ce73" office:value-type="string" ns42:value-type="string">
            <text:p>Antigravity (https://antigravity.google/) est un logiciel spécialisé dans la génération de code, applications et sites web, édité par Google et à installer directement sur un ordinateur (Windows, Mac OS et Linux). Après planification par un agent, d’autre sagents spécialisés sont mobilisés selon les tâches. Test automatique des applications générées dans le navigateur, documentation des générations et […]</text:p>
          </table:table-cell>
          <table:table-cell table:style-name="ce73" office:value-type="string" ns42:value-type="string">
            <text:p>https://www.uneiaparjour.fr/antigravity/</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2-04" ns42:value-type="date">
            <text:p>04/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netix</text:p>
          </table:table-cell>
          <table:table-cell table:style-name="ce73" office:value-type="string" ns42:value-type="string">
            <text:p>Kinetix (https://www.kinetix.tech) transforme une image fixe en une scène vidéo 3D. À partir d’une image (générée ou importée), un mouvement pour le personnage, un mouvement de caméra et une instruction, une vidéo est générée. Note : fonctionne avec des personnages humains mais ne fonctionne pas avec des animaux. Voir contraintes de choix de photo dans […]</text:p>
          </table:table-cell>
          <table:table-cell table:style-name="ce73" office:value-type="string" ns42:value-type="string">
            <text:p>https://www.uneiaparjour.fr/kinetix/</text:p>
          </table:table-cell>
          <table:table-cell table:style-name="ce73" office:value-type="string" ns42:value-type="string">
            <text:p>vidéo</text:p>
          </table:table-cell>
          <table:table-cell table:style-name="ce86" table:number-columns-repeated="5"/>
          <table:table-cell table:style-name="ce91" office:value-type="date" office:date-value="2025-12-03" ns42:value-type="date">
            <text:p>03/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holantic</text:p>
          </table:table-cell>
          <table:table-cell table:style-name="ce73" office:value-type="string" ns42:value-type="string">
            <text:p>Scholantic (https://www.scholantic.com/) accompagne la rédaction de textes de recherche. Après définition du sujet, un plan éditable est généré puis une sélection d’articles scientifiques à choisir est proposée avant la génération du brouillon. Le long texte généré (36 pages dans le texte ci-dessous) est modifiable dans une interface type traitement de texte et des outils sont […]</text:p>
          </table:table-cell>
          <table:table-cell table:style-name="ce73" office:value-type="string" ns42:value-type="string">
            <text:p>https://www.uneiaparjour.fr/scholantic/</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86" table:number-columns-repeated="3"/>
          <table:table-cell table:style-name="ce91" office:value-type="date" office:date-value="2025-12-02" ns42:value-type="date">
            <text:p>02/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I Agent</text:p>
          </table:table-cell>
          <table:table-cell table:style-name="ce73" office:value-type="string" ns42:value-type="string">
            <text:p>II Agent (https://agent.ii.inc) propose deux modes : un mode Chat pour des conversations classiques dans un chatbot et un mode Agents pour la résolution de tâches complexes, la génération d’applications, d’imageset de vidéos ou encore de présentations. 4 modèles (Gemini 3 pro, Claude opus 4.5 et sonnet 4.5, GPT 5) et 6 fonctionnalités proposées. […]</text:p>
          </table:table-cell>
          <table:table-cell table:style-name="ce73" office:value-type="string" ns42:value-type="string">
            <text:p>https://www.uneiaparjour.fr/ii-agent/</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vidéo</text:p>
          </table:table-cell>
          <table:table-cell table:style-name="ce86"/>
          <table:table-cell table:style-name="ce91" office:value-type="date" office:date-value="2025-12-01" ns42:value-type="date">
            <text:p>01/12/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cy</text:p>
          </table:table-cell>
          <table:table-cell table:style-name="ce73" office:value-type="string" ns42:value-type="string">
            <text:p>Lucy (https://platform.decart.ai/) est un ensemble de modèles de génération imageset vidéo de Decart.ai : Export png et mp4. 800 crédits gratuits par mois (la consommation de crédits dépend du modèle utilisé). Vidéo pour les tests de Riaz Uddin: https://www.pexels.com/fr-fr/video/le-taxi-jaune-emblematique-dans-les-rues-animees-de-calcutta-32665221/</text:p>
          </table:table-cell>
          <table:table-cell table:style-name="ce73" office:value-type="string" ns42:value-type="string">
            <text:p>https://www.uneiaparjour.fr/lucy/</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3"/>
          <table:table-cell table:style-name="ce91" office:value-type="date" office:date-value="2025-11-30" ns42:value-type="date">
            <text:p>3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am 3D</text:p>
          </table:table-cell>
          <table:table-cell table:style-name="ce73" office:value-type="string" ns42:value-type="string">
            <text:p>Sam 3D de Meta (documentation: https://ai.meta.com/sam3d/ et démonstration : https://aidemos.meta.com/segment-anything/gallery) génère des images 3D à partir d’une image 2D, deux modèles disponibles pour des objets et des personnes. Après sélection sur l’image originale, les objets ou personnes sont générés en 3D.Note : les animaux ne sont pas reconnus. Export vidéo (avec effets possibles), image, objet […]</text:p>
          </table:table-cell>
          <table:table-cell table:style-name="ce73" office:value-type="string" ns42:value-type="string">
            <text:p>https://www.uneiaparjour.fr/sam-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1-29" ns42:value-type="date">
            <text:p>2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izardshot</text:p>
          </table:table-cell>
          <table:table-cell table:style-name="ce73" office:value-type="string" ns42:value-type="string">
            <text:p>Wizardshot (https://www.wizardshot.com) permet de réaliser des tutoriels pas à pas en capturant une navigation via une extension Chrome. Une fois lancée, une barre de tâches est ajoutées à la fenêtre avec pause, possibilité de floutage et suivi des étapes. Le texte-guide (en anglais) est ajouté lorsque la phase de capture est terminée. Les textes sont […]</text:p>
          </table:table-cell>
          <table:table-cell table:style-name="ce73" office:value-type="string" ns42:value-type="string">
            <text:p>https://www.uneiaparjour.fr/wizardshot/</text:p>
          </table:table-cell>
          <table:table-cell table:style-name="ce73" office:value-type="string" ns42:value-type="string">
            <text:p>tutoriel</text:p>
          </table:table-cell>
          <table:table-cell table:style-name="ce73" office:value-type="string" ns42:value-type="string">
            <text:p>usage illimité</text:p>
          </table:table-cell>
          <table:table-cell table:style-name="ce86" table:number-columns-repeated="4"/>
          <table:table-cell table:style-name="ce91" office:value-type="date" office:date-value="2025-11-28" ns42:value-type="date">
            <text:p>2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een</text:p>
          </table:table-cell>
          <table:table-cell table:style-name="ce73" office:value-type="string" ns42:value-type="string">
            <text:p>Feen (https://feen.ai/) accompagne la compréhension de documents ou de concepts. Centré sur l’aide aux devoirs, des pré-instructions sont proposées : générer un quiz ou des flashcards, comprendre un concept, résumé d’un document etc. Réponses très développées, très large contexte. Basé sur Claude 3.5 sonnet avec base de données fin 2024 et sans connexion internet. Compte […]</text:p>
          </table:table-cell>
          <table:table-cell table:style-name="ce73" office:value-type="string" ns42:value-type="string">
            <text:p>https://www.uneiaparjour.fr/fee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sans compte</text:p>
          </table:table-cell>
          <table:table-cell table:style-name="ce86" table:number-columns-repeated="3"/>
          <table:table-cell table:style-name="ce91" office:value-type="date" office:date-value="2025-11-27" ns42:value-type="date">
            <text:p>2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x 2</text:p>
          </table:table-cell>
          <table:table-cell table:style-name="ce73" office:value-type="string" ns42:value-type="string">
            <text:p>Flux 2 (https://playground.bfl.ai/) est un ensemble de modèles de Black Forest labs : Flux flex, Flux Pro et Flux dev. Il se caractérise par la persistance des personnages et des styles et par des performances élevées pour la génération d’imagesphoto-réalistes. L’édition est possible sur le site de l’éditeur : directement via une nouvelle instruction […]</text:p>
          </table:table-cell>
          <table:table-cell table:style-name="ce73" office:value-type="string" ns42:value-type="string">
            <text:p>https://www.uneiaparjour.fr/flux-2/</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3"/>
          <table:table-cell table:style-name="ce91" office:value-type="date" office:date-value="2025-11-26" ns42:value-type="date">
            <text:p>2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 Camera Angle Control</text:p>
          </table:table-cell>
          <table:table-cell table:style-name="ce73" office:value-type="string" ns42:value-type="string">
            <text:p>Qwen Image Edit Camera Angle Control (démonstration : https://huggingface.co/spaces/linoyts/Qwen-Image-Edit-Angles et documentation : https://huggingface.co/dx8152/Qwen-Edit-2509-Multiple-angles) génère des vues sous des angles différents d’une image donnée : rotation, plongée ou contre-plongée, zoom ou grand angle. Basé sur Qwen image edit, configuration simple par déplacement des curseurs et réglages avancés disponibles. Gratuit et open source.</text:p>
          </table:table-cell>
          <table:table-cell table:style-name="ce73" office:value-type="string" ns42:value-type="string">
            <text:p>https://www.uneiaparjour.fr/qwen-image-edit-camera-angle-control/</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11-25" ns42:value-type="date">
            <text:p>2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dison</text:p>
          </table:table-cell>
          <table:table-cell table:style-name="ce73" office:value-type="string" ns42:value-type="string">
            <text:p>Edison (https://edisonscientific.com/) est une application dédiée à la recherche scientifique et notamment la revue de littérature et l’analyse de données. À partir d’un plan de recherche établi depuis l’instruction et d’agents IA mobilisés en fonction de la requête, Edison effectue la tâche donnée en l’automatisant. Export par copie, partage fin par url. Basé sur les […]</text:p>
          </table:table-cell>
          <table:table-cell table:style-name="ce73" office:value-type="string" ns42:value-type="string">
            <text:p>https://www.uneiaparjour.fr/edison/</text:p>
          </table:table-cell>
          <table:table-cell table:style-name="ce73" office:value-type="string" ns42:value-type="string">
            <text:p>automatisation</text:p>
          </table:table-cell>
          <table:table-cell table:style-name="ce73" office:value-type="string" ns42:value-type="string">
            <text:p>données</text:p>
          </table:table-cell>
          <table:table-cell table:style-name="ce73" office:value-type="string" ns42:value-type="string">
            <text:p>recherche</text:p>
          </table:table-cell>
          <table:table-cell table:style-name="ce86" table:number-columns-repeated="3"/>
          <table:table-cell table:style-name="ce91" office:value-type="date" office:date-value="2025-11-24" ns42:value-type="date">
            <text:p>2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utri</text:p>
          </table:table-cell>
          <table:table-cell table:style-name="ce73" office:value-type="string" ns42:value-type="string">
            <text:p>Kutri (documentation : https://huggingface.co/krutrim-ai-labs et chatbot : https://www.kruti.ai/) est le « chatbot de « premier assistant IA d’Inde » produit par Krutrim AI Labs. Multilingue (dont 11 langues indiennes « natives ») et multimodal, il réunit modèle de langage, génération d’images, recherche approfondie, tâches programmées, analyse de documents, génération de code (performances moyennes), et également réservation de taxis ou commandes […]</text:p>
          </table:table-cell>
          <table:table-cell table:style-name="ce73" office:value-type="string" ns42:value-type="string">
            <text:p>https://www.uneiaparjour.fr/kutri/</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11-23" ns42:value-type="date">
            <text:p>2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ano Banana Pro</text:p>
          </table:table-cell>
          <table:table-cell table:style-name="ce73" office:value-type="string" ns42:value-type="string">
            <text:p>Nano Banana Pro (disponible dans Gemini https://gemini.google.com/) est le dernier modèle de génération d’imagesde Google intégré dans Gemini. Couplé à Gemini 3 Pro, l’instruction est analysée pour une plus grande fidélité des images. Les éléments sont persistants d’une image à l’autre, ils peuvent être extraits ou recombinés. Les textes sont bien gérés, même longs.Le […]</text:p>
          </table:table-cell>
          <table:table-cell table:style-name="ce73" office:value-type="string" ns42:value-type="string">
            <text:p>https://www.uneiaparjour.fr/nano-banana-pro/</text:p>
          </table:table-cell>
          <table:table-cell table:style-name="ce73" office:value-type="string" ns42:value-type="string">
            <text:p>images</text:p>
          </table:table-cell>
          <table:table-cell table:style-name="ce86" table:number-columns-repeated="5"/>
          <table:table-cell table:style-name="ce91" office:value-type="date" office:date-value="2025-11-22" ns42:value-type="date">
            <text:p>2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3 Pro</text:p>
          </table:table-cell>
          <table:table-cell table:style-name="ce73" office:value-type="string" ns42:value-type="string">
            <text:p>Gemini 3 Pro (https://gemini.google.com) est le dernier modèle avec raisonnement intégré à Gemini. Avec ce modèle de raisonnement multiple – il explore plusieurs pistes avant de générer une réponse -, Gemini 3 Pro se classe en première position des principaux classements des modèles de langage. La génération de code est incluse (html, css, javascript et […]</text:p>
          </table:table-cell>
          <table:table-cell table:style-name="ce73" office:value-type="string" ns42:value-type="string">
            <text:p>https://www.uneiaparjour.fr/gemini-3-pro/</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11-21" ns42:value-type="date">
            <text:p>2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ke song</text:p>
          </table:table-cell>
          <table:table-cell table:style-name="ce73" office:value-type="string" ns42:value-type="string">
            <text:p>Make song (https://makesongai.com) génère des morceaux de musique, instrumentaux ou avec paroles, à partir d’un descriptif ou de paroles importées. Des réglages fins sont disponibles. Un générateur de paroles est proposé, accessible sans compte. En version gratuite, partage par URL sans téléchargement (qui reste néanmoins accessible). 3 x 2 morceaux gratuits par jour.</text:p>
          </table:table-cell>
          <table:table-cell table:style-name="ce73" office:value-type="string" ns42:value-type="string">
            <text:p>https://www.uneiaparjour.fr/make-song/</text:p>
          </table:table-cell>
          <table:table-cell table:style-name="ce73" office:value-type="string" ns42:value-type="string">
            <text:p>musique</text:p>
          </table:table-cell>
          <table:table-cell table:style-name="ce86" table:number-columns-repeated="5"/>
          <table:table-cell table:style-name="ce91" office:value-type="date" office:date-value="2025-11-20" ns42:value-type="date">
            <text:p>2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lt AI</text:p>
          </table:table-cell>
          <table:table-cell table:style-name="ce73" office:value-type="string" ns42:value-type="string">
            <text:p>Bolt AI (https://boltai.dev/) génère des designs de pages, sites web et applications à partir d’une instruction en html et css. Un chatbot est présent pour faire évoluer les générations. Export du code par copier / coller, export du design au format image et figma. partage par url pour commentaires et collaboration. Semble illimité en version […]</text:p>
          </table:table-cell>
          <table:table-cell table:style-name="ce73" office:value-type="string" ns42:value-type="string">
            <text:p>https://www.uneiaparjour.fr/bolt-ai/</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11-19" ns42:value-type="date">
            <text:p>1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dent</text:p>
          </table:table-cell>
          <table:table-cell table:style-name="ce73" office:value-type="string" ns42:value-type="string">
            <text:p>Aident (https://aident.ai/) met en place des automatisations à partir d’une instruction en langage naturel : la requête est analysée et Aident va générer les agents pour la réaliser. Un plan de déploiement des agents est généré, le plan est testé puis affiné au besoin avant d’être sauvegardé pour une exécution future. L’utilisateur « reste dans la […]</text:p>
          </table:table-cell>
          <table:table-cell table:style-name="ce73" office:value-type="string" ns42:value-type="string">
            <text:p>https://www.uneiaparjour.fr/aident/</text:p>
          </table:table-cell>
          <table:table-cell table:style-name="ce73" office:value-type="string" ns42:value-type="string">
            <text:p>automatisation</text:p>
          </table:table-cell>
          <table:table-cell table:style-name="ce86" table:number-columns-repeated="5"/>
          <table:table-cell table:style-name="ce91" office:value-type="date" office:date-value="2025-11-18" ns42:value-type="date">
            <text:p>1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se 44</text:p>
          </table:table-cell>
          <table:table-cell table:style-name="ce73" office:value-type="string" ns42:value-type="string">
            <text:p>Base 44 (https://base44.com/) génère des applications en react, html, css à pârtir d’une instruction. Une série d’agents va être déployée pou résoudre les tâches nécessaires et il est possible créer ses propres agents en plus de ceux existants. Une galerie de style mobilisables sont proposés. Des sons et de la musique peuvent être générés et […]</text:p>
          </table:table-cell>
          <table:table-cell table:style-name="ce73" office:value-type="string" ns42:value-type="string">
            <text:p>https://www.uneiaparjour.fr/base-44/</text:p>
          </table:table-cell>
          <table:table-cell table:style-name="ce73" office:value-type="string" ns42:value-type="string">
            <text:p>application</text:p>
          </table:table-cell>
          <table:table-cell table:style-name="ce86" table:number-columns-repeated="5"/>
          <table:table-cell table:style-name="ce91" office:value-type="date" office:date-value="2025-11-17" ns42:value-type="date">
            <text:p>1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OS</text:p>
          </table:table-cell>
          <table:table-cell table:style-name="ce73" office:value-type="string" ns42:value-type="string">
            <text:p>Flowith OS (https://try.flowith.io/flowithos) est le navigateur de Flowith avec son agent « NEO » en complément des fonctionnalités classiques d’un navigateur. L’agent va découper l’instruction en tâches et les effectuer en autonomie dans une fenêtre de chatbot. Il pourra être arrêté et réorienté à tout moment par un nouveau message. Un mode « Canvas » est également proposé. Génère […]</text:p>
          </table:table-cell>
          <table:table-cell table:style-name="ce73" office:value-type="string" ns42:value-type="string">
            <text:p>https://www.uneiaparjour.fr/flowithos/</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11-16" ns42:value-type="date">
            <text:p>1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bizz</text:p>
          </table:table-cell>
          <table:table-cell table:style-name="ce73" office:value-type="string" ns42:value-type="string">
            <text:p>Fobizz (app.fobizz.com) regroupe plusieurs outils d’IA générative pour l’éducation : chatbot, analyse de documents, modèles pour la génération de supports de cours, assistants personnalisés, générateurs d’instructions, présentations, résumés, images, transcription, text to speech, podcast… 4 modèles de langage disponibles : GPT 4 mini, GPT OSS, Llama 3 70B et Mistral Mini. Entreprise allemande avec hébergement […]</text:p>
          </table:table-cell>
          <table:table-cell table:style-name="ce73" office:value-type="string" ns42:value-type="string">
            <text:p>https://www.uneiaparjour.fr/fobizz/</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présentation</text:p>
          </table:table-cell>
          <table:table-cell table:style-name="ce91" office:value-type="date" office:date-value="2025-11-15" ns42:value-type="date">
            <text:p>1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icle summarizer</text:p>
          </table:table-cell>
          <table:table-cell table:style-name="ce73" office:value-type="string" ns42:value-type="string">
            <text:p>Article Summarizer (https://articlesummarizer.com/) résume des documents au format pdf en un texte de taille moyenne structuré. Modèle non spécifié. Éditeur basé en Europe (Chypre). Sans compte et illimité ? Sources pour les tests :– FAQ journée nationale IA Réseau Canopé– Cadre d’usage de l’IA en éducation– IA dans les établissements scolaires, IGESR</text:p>
          </table:table-cell>
          <table:table-cell table:style-name="ce73" office:value-type="string" ns42:value-type="string">
            <text:p>https://www.uneiaparjour.fr/article-summarizer/</text:p>
          </table:table-cell>
          <table:table-cell table:style-name="ce73" office:value-type="string" ns42:value-type="string">
            <text:p>documents</text:p>
          </table:table-cell>
          <table:table-cell table:style-name="ce86" table:number-columns-repeated="5"/>
          <table:table-cell table:style-name="ce91" office:value-type="date" office:date-value="2025-11-14" ns42:value-type="date">
            <text:p>1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me AI</text:p>
          </table:table-cell>
          <table:table-cell table:style-name="ce73" office:value-type="string" ns42:value-type="string">
            <text:p>Time AI (https://time.com/timeai/) est l’agent conversationnel avec raisonnement du magazine Time basé sur l’es contenus d’ensemble de ses contenus et archives (102 ans annoncés). Disponible en 13 langues (anglais, français, espagnol, allemand, italien, portugais, japonais, coréen, chinois, hindi, hébreu, arabe et russe), le chatbot propose la recherche de sujets traités et actualisés, des synthèses basées […]</text:p>
          </table:table-cell>
          <table:table-cell table:style-name="ce73" office:value-type="string" ns42:value-type="string">
            <text:p>https://www.uneiaparjour.fr/time-ai/</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11-13" ns42:value-type="date">
            <text:p>1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ocu</text:p>
          </table:table-cell>
          <table:table-cell table:style-name="ce73" office:value-type="string" ns42:value-type="string">
            <text:p>Studocu (https://www.studocu.com/fr/ai) propose d’accompagner la compréhension de notions ou de cours à partir de documents. Résumés, quiz avec validations et retours, flashcards (sous forme texte) ou interaction avec un chatbot sont possibles. Fonctionne sans compte avec générations publiques (publication au choix de l’éditeur). Avec compte accès à une bibliothèque de cours d’universités renseignées (peu en […]</text:p>
          </table:table-cell>
          <table:table-cell table:style-name="ce73" office:value-type="string" ns42:value-type="string">
            <text:p>https://www.uneiaparjour.fr/studocu/</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FR / EU</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11-12" ns42:value-type="date">
            <text:p>1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 behind image</text:p>
          </table:table-cell>
          <table:table-cell table:style-name="ce73" office:value-type="string" ns42:value-type="string">
            <text:p>Text behind image (https://textbehindimage.site/text-behind-image/) insère le texte choisi au 2ème plan d’une image, sous les objets / sujets du premier plan. Ajout possible de plusieurs couches de texte. Réglages fins du texte : position, police (pas de prise en compte du choix lors du test), couleur, opacité, rotation… 60 crédits à l’inscription puis 10 crédits […]</text:p>
          </table:table-cell>
          <table:table-cell table:style-name="ce73" office:value-type="string" ns42:value-type="string">
            <text:p>https://www.uneiaparjour.fr/text-behind-image/</text:p>
          </table:table-cell>
          <table:table-cell table:style-name="ce73" office:value-type="string" ns42:value-type="string">
            <text:p>images</text:p>
          </table:table-cell>
          <table:table-cell table:style-name="ce86" table:number-columns-repeated="5"/>
          <table:table-cell table:style-name="ce91" office:value-type="date" office:date-value="2025-11-11" ns42:value-type="date">
            <text:p>1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ok computer</text:p>
          </table:table-cell>
          <table:table-cell table:style-name="ce73" office:value-type="string" ns42:value-type="string">
            <text:p>Ok Computer est un agent de Kimi K2 spécialisé dans la génération d’applications et basé sur les intercations en langage naturel (vibe coding). Génération en html, imagescréées en png et sons en mp3. 3 interactions gratuites par jour. Test « La ferme mathématique » : https://ajngxk363hrdo.ok.kimi.link Test jeu style Flappy bird : https://4b7nump2dycxy.ok.kimi.link</text:p>
          </table:table-cell>
          <table:table-cell table:style-name="ce73" office:value-type="string" ns42:value-type="string">
            <text:p>https://www.uneiaparjour.fr/kimi-ok-computer/</text:p>
          </table:table-cell>
          <table:table-cell table:style-name="ce73" office:value-type="string" ns42:value-type="string">
            <text:p>application</text:p>
          </table:table-cell>
          <table:table-cell table:style-name="ce86" table:number-columns-repeated="5"/>
          <table:table-cell table:style-name="ce91" office:value-type="date" office:date-value="2025-11-10" ns42:value-type="date">
            <text:p>10/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rav</text:p>
          </table:table-cell>
          <table:table-cell table:style-name="ce73" office:value-type="string" ns42:value-type="string">
            <text:p>Unrav (https://unrav.io/) accompagne la compréhension et la communication de pages web et de vidéos youtube en générant 15 « interprétations » – les « lens » – différentes : réumé, infographie, podcasts (FR pris en charge mais avec voix anglaises), diagrammes, cartes mentales, chatbots, etc. Les générations se font dnas la langue du site ou de la vidéo.Possibilité de […]</text:p>
          </table:table-cell>
          <table:table-cell table:style-name="ce73" office:value-type="string" ns42:value-type="string">
            <text:p>https://www.uneiaparjour.fr/unrav/</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91" office:value-type="date" office:date-value="2025-11-09" ns42:value-type="date">
            <text:p>09/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nee</text:p>
          </table:table-cell>
          <table:table-cell table:style-name="ce73" office:value-type="string" ns42:value-type="string">
            <text:p>Tunee (https://www.tunee.ai) génère des morceaux de musique avec ou sans paroles à partir d’un chatbot multi-agents basés sur un modèle de langage avec raisonnement (non spécifié) Créé par les auteurs de Tempolor. L’ensemble de la production et des générations se déroulent dans le chatbot et sur interface style tableau blanc. Grande fidélité à ce qui […]</text:p>
          </table:table-cell>
          <table:table-cell table:style-name="ce73" office:value-type="string" ns42:value-type="string">
            <text:p>https://www.uneiaparjour.fr/tunee/</text:p>
          </table:table-cell>
          <table:table-cell table:style-name="ce73" office:value-type="string" ns42:value-type="string">
            <text:p>musique</text:p>
          </table:table-cell>
          <table:table-cell table:style-name="ce86" table:number-columns-repeated="5"/>
          <table:table-cell table:style-name="ce91" office:value-type="date" office:date-value="2025-11-08" ns42:value-type="date">
            <text:p>08/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acles ou romanciers</text:p>
          </table:table-cell>
          <table:table-cell table:style-name="ce73" office:value-type="string" ns42:value-type="string">
            <text:p>Oracles ou romanciers (application : https://oraclesouromanciers.streamlit.app/ et documentation : https://github.com/ArthurSrz/oracles_ou_romanciers) est une application qui, selon son auteur Arthur Sarazin, « génère des histoires alternatives en prenant des événements historiques réels comme point de départ et en créant des variations « parallèles » avec des règles légèrement différentes. » À partir du choix d’une période historique et des pourcentages de […]</text:p>
          </table:table-cell>
          <table:table-cell table:style-name="ce73" office:value-type="string" ns42:value-type="string">
            <text:p>https://www.uneiaparjour.fr/oracles-ou-romanciers/</text:p>
          </table:table-cell>
          <table:table-cell table:style-name="ce73" office:value-type="string" ns42:value-type="string">
            <text:p>édu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11-07" ns42:value-type="date">
            <text:p>07/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GPT</text:p>
          </table:table-cell>
          <table:table-cell table:style-name="ce73" office:value-type="string" ns42:value-type="string">
            <text:p>PdfGPT (https://www.pdfgpt.io/) résume et permet l’interrogation de fichiers pdf. Une fois le document chargé, une synthèse est réalisée et l’interrogation via le chatbot est possible. 12 langues et 4 modèles de langage.Les sources sont « ancrées » au document et citées. En version gratuite, fichiers de 30 Mo maximum, documents jusqu’à 200 pages et 10 requêtes par […]</text:p>
          </table:table-cell>
          <table:table-cell table:style-name="ce73" office:value-type="string" ns42:value-type="string">
            <text:p>https://www.uneiaparjour.fr/pdfgpt/</text:p>
          </table:table-cell>
          <table:table-cell table:style-name="ce73" office:value-type="string" ns42:value-type="string">
            <text:p>documents</text:p>
          </table:table-cell>
          <table:table-cell table:style-name="ce86" table:number-columns-repeated="5"/>
          <table:table-cell table:style-name="ce91" office:value-type="date" office:date-value="2025-11-06" ns42:value-type="date">
            <text:p>06/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M-stats</text:p>
          </table:table-cell>
          <table:table-cell table:style-name="ce73" office:value-type="string" ns42:value-type="string">
            <text:p>LLM-stats (https://llm-stats.com) recense et compare les modèles de langage selon leurs classements dans les différentes évaluations. Son tablau Son outil « compare » (https://llm-stats.com/models/compare) propose une comparaison fine de deux modèles aprmi plus de 100. Via son outil « playground » (https://llm-stats.com/playground) il est possible de comparer en parallèle les réponses jusqu’à 5 modèles parmi 18. 2$ de crédits […]</text:p>
          </table:table-cell>
          <table:table-cell table:style-name="ce73" office:value-type="string" ns42:value-type="string">
            <text:p>https://www.uneiaparjour.fr/llm-stats/</text:p>
          </table:table-cell>
          <table:table-cell table:style-name="ce73" office:value-type="string" ns42:value-type="string">
            <text:p>LLM</text:p>
          </table:table-cell>
          <table:table-cell table:style-name="ce73" office:value-type="string" ns42:value-type="string">
            <text:p>texte</text:p>
          </table:table-cell>
          <table:table-cell table:style-name="ce86" table:number-columns-repeated="4"/>
          <table:table-cell table:style-name="ce91" office:value-type="date" office:date-value="2025-11-05" ns42:value-type="date">
            <text:p>05/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ranslator</text:p>
          </table:table-cell>
          <table:table-cell table:style-name="ce73" office:value-type="string" ns42:value-type="string">
            <text:p>PDF Translator (https://pdftranslator.org/) traduit des fichiers pdf en près de 100 langues après import d’un fichier, choix de la langue source et de la langue d’origine. Fichiers jusqu’à 20 Mo. Export pdf du fichier traduit par téléchargement. Durée dépendant de la taille du fichier d’origine. Gratuit et illimité. Sources pour les tests :</text:p>
          </table:table-cell>
          <table:table-cell table:style-name="ce73" office:value-type="string" ns42:value-type="string">
            <text:p>https://www.uneiaparjour.fr/pdf-translator/</text:p>
          </table:table-cell>
          <table:table-cell table:style-name="ce73" office:value-type="string" ns42:value-type="string">
            <text:p>document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3"/>
          <table:table-cell table:style-name="ce91" office:value-type="date" office:date-value="2025-11-04" ns42:value-type="date">
            <text:p>04/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arch de Jina.ai</text:p>
          </table:table-cell>
          <table:table-cell table:style-name="ce73" office:value-type="string" ns42:value-type="string">
            <text:p>Search de Jina.ai (démonstration : https://search.jina.ai/ et documentation : https://github.com/jina-ai) est un moteur de recherche avec raisonnement basé sur une série de modèles dédiés. Les recherches sont précédées d’un plus ou moins long moment de raisonnement du modèle selon les paramètres choisis avec questionnement de plus de 100 sources. Trois niveaux de « profondeur » de raisonnement […]</text:p>
          </table:table-cell>
          <table:table-cell table:style-name="ce73" office:value-type="string" ns42:value-type="string">
            <text:p>https://www.uneiaparjour.fr/search-de-jina-ai/</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11-03" ns42:value-type="date">
            <text:p>03/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urboSeek</text:p>
          </table:table-cell>
          <table:table-cell table:style-name="ce73" office:value-type="string" ns42:value-type="string">
            <text:p>TurboSeek (https://www.turboseek.io/ et documentation : https://github.com/Nutlope/turboseek) est un moteur de recherche avec IA générative, basé sur Gpt-oss pour la réponse et Llama 3.1 8B pour les sujets « rebond » suggérées. Cite 9 sources, répond à la requête et propose 3 sujets similaires. À noter : pas d’itérations possibles, la barre « ask anything » relance une nouvelle recherche. […]</text:p>
          </table:table-cell>
          <table:table-cell table:style-name="ce73" office:value-type="string" ns42:value-type="string">
            <text:p>https://www.uneiaparjour.fr/turboseek/</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86" table:number-columns-repeated="3"/>
          <table:table-cell table:style-name="ce91" office:value-type="date" office:date-value="2025-11-02" ns42:value-type="date">
            <text:p>02/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rifyTube</text:p>
          </table:table-cell>
          <table:table-cell table:style-name="ce73" office:value-type="string" ns42:value-type="string">
            <text:p>ClarifyTube (https://clarifytube.com/) résume des vidéos Youtube à partir de leur URL. Le résumé est organisé en parties : principaux points, résumé avec liens horodatés vers la vidéo, questions et liens utiles. Les résumés peuvent être mis en marque-page et partagés par URL. À noter : la langue choisie sur l’écran d’accueil sera celle du résumé. […]</text:p>
          </table:table-cell>
          <table:table-cell table:style-name="ce73" office:value-type="string" ns42:value-type="string">
            <text:p>https://www.uneiaparjour.fr/clarifytube/</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11-01" ns42:value-type="date">
            <text:p>01/11/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ndy</text:p>
          </table:table-cell>
          <table:table-cell table:style-name="ce73" office:value-type="string" ns42:value-type="string">
            <text:p>Handy (https://handy.computer/ et documentation https://github.com/cjpais/Handy) est un outil de reconnaissance vocale (Speech to text), disponible sur MacOS, Windows et Linux et qui fonctionne dans tout espace de texte ouverte sur l’ordinateur. Se déclenche depuis un raccourci clavier. Pauses et ponctuation reconnues, correction des hésitations. Historique des enregistrements et des transcriptions. Basé sur les modèles Whisper […]</text:p>
          </table:table-cell>
          <table:table-cell table:style-name="ce73" office:value-type="string" ns42:value-type="string">
            <text:p>https://www.uneiaparjour.fr/handy/</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10-31" ns42:value-type="date">
            <text:p>3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riends &amp; Fables</text:p>
          </table:table-cell>
          <table:table-cell table:style-name="ce73" office:value-type="string" ns42:value-type="string">
            <text:p>Friends &amp; Fables (https://fables.gg/) regroupe des jeux de rôle (RPG) textuels autour de mondes et de personnages aléatoires ou créés par les joueurs et « pilotés » ensuite par une IA générative de texte. Plusieurs styles sont présnets : fantasy, science-fiction, pirates… La création consiste à définir finement un monde et des personnages, le jeu se joue […]</text:p>
          </table:table-cell>
          <table:table-cell table:style-name="ce73" office:value-type="string" ns42:value-type="string">
            <text:p>https://www.uneiaparjour.fr/friends-fables/</text:p>
          </table:table-cell>
          <table:table-cell table:style-name="ce73" office:value-type="string" ns42:value-type="string">
            <text:p>jeu vidéo</text:p>
          </table:table-cell>
          <table:table-cell table:style-name="ce86" table:number-columns-repeated="5"/>
          <table:table-cell table:style-name="ce91" office:value-type="date" office:date-value="2025-10-30" ns42:value-type="date">
            <text:p>3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becode</text:p>
          </table:table-cell>
          <table:table-cell table:style-name="ce73" office:value-type="string" ns42:value-type="string">
            <text:p>Vibecode (https://www.vibecodeapp.com) génère des applications mobiles à partir d’une instruction et depuis une application mobile iOS et Android. Basée sur Claude Code, nombreuses fonctionnalités ajoutée au chatbot qui permet l’itération : ajout d’images, de sons et de vibrations, de fonctionnalités en ligne, d’inscription et de bases de données. En version gratuite, 2,5 $ crédités par […]</text:p>
          </table:table-cell>
          <table:table-cell table:style-name="ce73" office:value-type="string" ns42:value-type="string">
            <text:p>https://www.uneiaparjour.fr/vibecode/</text:p>
          </table:table-cell>
          <table:table-cell table:style-name="ce73" office:value-type="string" ns42:value-type="string">
            <text:p>application</text:p>
          </table:table-cell>
          <table:table-cell table:style-name="ce86" table:number-columns-repeated="5"/>
          <table:table-cell table:style-name="ce91" office:value-type="date" office:date-value="2025-10-29" ns42:value-type="date">
            <text:p>2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2</text:p>
          </table:table-cell>
          <table:table-cell table:style-name="ce73" office:value-type="string" ns42:value-type="string">
            <text:p>Minimax M2 (https://agent.minimax.io/ et documentation: https://huggingface.co/MiniMaxAI/MiniMax-M2) est un modèle de langage spécialisé dans les agents avec réflexion et le code ou les présentations. Génération en html 5, CSS et javascript. Correction et modification du code. Les générations peuvent être un peu longues (mode « raisonnement »). Connection Supabase et Github. Export des projets code par téléchargement des […]</text:p>
          </table:table-cell>
          <table:table-cell table:style-name="ce73" office:value-type="string" ns42:value-type="string">
            <text:p>https://www.uneiaparjour.fr/minimax-m2/</text:p>
          </table:table-cell>
          <table:table-cell table:style-name="ce73" office:value-type="string" ns42:value-type="string">
            <text:p>application</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présentation</text:p>
          </table:table-cell>
          <table:table-cell table:style-name="ce86" table:number-columns-repeated="2"/>
          <table:table-cell table:style-name="ce91" office:value-type="date" office:date-value="2025-10-28" ns42:value-type="date">
            <text:p>2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Slides</text:p>
          </table:table-cell>
          <table:table-cell table:style-name="ce73" office:value-type="string" ns42:value-type="string">
            <text:p>Kimi Slides (https://www.kimi.com/kimiplus/slides) est un agent de Kimi K2 dédié à la génération de présentation à partir d’instructions. Kimi Slides est basé sur le chatbot connecté de Kimi K2 : à partir des sources repérée, un plan de la présentation est proposé avec itérations possibles. 40 modèles de présentations disponibles, édition fine des éléments. Export […]</text:p>
          </table:table-cell>
          <table:table-cell table:style-name="ce73" office:value-type="string" ns42:value-type="string">
            <text:p>https://www.uneiaparjour.fr/kimi-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7" ns42:value-type="date">
            <text:p>2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mmarizer de Decopy</text:p>
          </table:table-cell>
          <table:table-cell table:style-name="ce73" office:value-type="string" ns42:value-type="string">
            <text:p>Summarizer de Decopy (https://decopy.ai/fr/summarizer/) résume des documents (txt, pdf, ppt, doc, vidéos et images) en 3 longueurs (court, moyen et long) sous forme de texte et de carte mentale. Export du texte en txt ou copier/coller, de la carte en png ou xmind. Gratuit, sans compte et illimité. Comparaison des trois longueurs de résumé : […]</text:p>
          </table:table-cell>
          <table:table-cell table:style-name="ce73" office:value-type="string" ns42:value-type="string">
            <text:p>https://www.uneiaparjour.fr/summarizer-de-decopy/</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table-cell table:style-name="ce91" office:value-type="date" office:date-value="2025-10-26" ns42:value-type="date">
            <text:p>2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tx 2</text:p>
          </table:table-cell>
          <table:table-cell table:style-name="ce73" office:value-type="string" ns42:value-type="string">
            <text:p>Ltx 2 (https://ltx.video) est le nouveau modèle de génération de vidéo de Ltx, intégré à Ltx studio déjà testé. Génération à partir d’une instruction ou d’une image de référence. Deux modèles, Fast et Pro, en 3 durées (de 6s à 10s) et 3 qualités (de 1080p à 4k) et jusqu’à 50 fps, avec génération audio. […]</text:p>
          </table:table-cell>
          <table:table-cell table:style-name="ce73" office:value-type="string" ns42:value-type="string">
            <text:p>https://www.uneiaparjour.fr/ltx-2/</text:p>
          </table:table-cell>
          <table:table-cell table:style-name="ce73" office:value-type="string" ns42:value-type="string">
            <text:p>vidéo</text:p>
          </table:table-cell>
          <table:table-cell table:style-name="ce86" table:number-columns-repeated="5"/>
          <table:table-cell table:style-name="ce91" office:value-type="date" office:date-value="2025-10-25" ns42:value-type="date">
            <text:p>2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omaly AI</text:p>
          </table:table-cell>
          <table:table-cell table:style-name="ce73" office:value-type="string" ns42:value-type="string">
            <text:p>Anomaly AI (https://www.findanomaly.ai/) accompagne l’analyse et la compréhension de grands fichiers de données via un chatbot sous Claude Sonnet 4 ou 4.5 et d’une interface de tableur. Les requêtes sont traitées au format SQL et le code est accessible. L’utilisateur est régulièrement interrogé sur les opérations à mettre en oeuvre ou conseillé sur les suites […]</text:p>
          </table:table-cell>
          <table:table-cell table:style-name="ce73" office:value-type="string" ns42:value-type="string">
            <text:p>https://www.uneiaparjour.fr/anomaly-ai/</text:p>
          </table:table-cell>
          <table:table-cell table:style-name="ce73" office:value-type="string" ns42:value-type="string">
            <text:p>données</text:p>
          </table:table-cell>
          <table:table-cell table:style-name="ce86" table:number-columns-repeated="5"/>
          <table:table-cell table:style-name="ce91" office:value-type="date" office:date-value="2025-10-24" ns42:value-type="date">
            <text:p>2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minary</text:p>
          </table:table-cell>
          <table:table-cell table:style-name="ce73" office:value-type="string" ns42:value-type="string">
            <text:p>Liminary (https://liminary.io/) mêle gestion des marque-pages et bibliothèque de documents pour constituer une base de connaissances personnelle interrogeable. Trois niveaux d’interaction sont proposés : Les documents et sites peuvent être importés directement (documents chargés ou url), provenir des marque-pages ajoutés via l’extension ou importés depuis ceux du navigateur. À noter : les actions prédéfinies engendrent […]</text:p>
          </table:table-cell>
          <table:table-cell table:style-name="ce73" office:value-type="string" ns42:value-type="string">
            <text:p>https://www.uneiaparjour.fr/liminary/</text:p>
          </table:table-cell>
          <table:table-cell table:style-name="ce73" office:value-type="string" ns42:value-type="string">
            <text:p>documents</text:p>
          </table:table-cell>
          <table:table-cell table:style-name="ce73" office:value-type="string" ns42:value-type="string">
            <text:p>usage illimité</text:p>
          </table:table-cell>
          <table:table-cell table:style-name="ce86" table:number-columns-repeated="4"/>
          <table:table-cell table:style-name="ce91" office:value-type="date" office:date-value="2025-10-23" ns42:value-type="date">
            <text:p>2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ox</text:p>
          </table:table-cell>
          <table:table-cell table:style-name="ce73" office:value-type="string" ns42:value-type="string">
            <text:p>Koox (https://koox.ai/) génère des vidéos sonorisées à partir d’une instruction et d’une image de départ depuis les modèles Sora 2, Veo 3 Fast et Veo 3 pro. Quelques choix de format possible : durée, orientation, qualité.Export mp4. À noter : les imagesavec des personnes ne sont pas acceptées. 50 crédits gratuits à l’ouverture de […]</text:p>
          </table:table-cell>
          <table:table-cell table:style-name="ce73" office:value-type="string" ns42:value-type="string">
            <text:p>https://www.uneiaparjour.fr/koox/</text:p>
          </table:table-cell>
          <table:table-cell table:style-name="ce73" office:value-type="string" ns42:value-type="string">
            <text:p>vidéo</text:p>
          </table:table-cell>
          <table:table-cell table:style-name="ce86" table:number-columns-repeated="5"/>
          <table:table-cell table:style-name="ce91" office:value-type="date" office:date-value="2025-10-22" ns42:value-type="date">
            <text:p>2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kkslides</text:p>
          </table:table-cell>
          <table:table-cell table:style-name="ce73" office:value-type="string" ns42:value-type="string">
            <text:p>Okkslides (https://www.okkslides.com/) génére des présentations à partir d’une instruction affinée avec objectifs, public, durée, style ou encore documents. Plusieurs modèles disponibles et questionnement / amélioration via un chatbot. Un plan éditable est proposé sous la forme d’une carte puis les diapos sont constituées de texte mis en forme avec blocs et pictogrammes. Partage url, export […]</text:p>
          </table:table-cell>
          <table:table-cell table:style-name="ce73" office:value-type="string" ns42:value-type="string">
            <text:p>https://www.uneiaparjour.fr/okkslides/</text:p>
          </table:table-cell>
          <table:table-cell table:style-name="ce73" office:value-type="string" ns42:value-type="string">
            <text:p>présentation</text:p>
          </table:table-cell>
          <table:table-cell table:style-name="ce86" table:number-columns-repeated="5"/>
          <table:table-cell table:style-name="ce91" office:value-type="date" office:date-value="2025-10-21" ns42:value-type="date">
            <text:p>2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h my images</text:p>
          </table:table-cell>
          <table:table-cell table:style-name="ce73" office:value-type="string" ns42:value-type="string">
            <text:p>Oh my image (https://ohmyimages.com/) génère des imagesà partir d’une instruction avec possibilité d’importer jusqu’à 5 imagesde référence. Basé sur Nano banana, gestion du texte et des modifications. Gratuit, sans compte et semble illimité. Attention : pas d’historique, pensez à télécharger les imagesgénérées.</text:p>
          </table:table-cell>
          <table:table-cell table:style-name="ce73" office:value-type="string" ns42:value-type="string">
            <text:p>https://www.uneiaparjour.fr/oh-my-image/</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10-20" ns42:value-type="date">
            <text:p>2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mergent minds</text:p>
          </table:table-cell>
          <table:table-cell table:style-name="ce73" office:value-type="string" ns42:value-type="string">
            <text:p>Emergent minds (https://www.emergentmind.com) est un moteur de recherche spécilisé sur le site Arxiv, une archive ouverte d’articles scientifiques pré-publiés. Emergent minds propose plusieurs entrées : la recherche par thème, par questions, par ou par article spécifique.Chaque recherche est publiée sous forme d’une synthèse avec sources, en français si la requête l’est. Extension Chrome disponible. Un […]</text:p>
          </table:table-cell>
          <table:table-cell table:style-name="ce73" office:value-type="string" ns42:value-type="string">
            <text:p>https://www.uneiaparjour.fr/emergent-minds/</text:p>
          </table:table-cell>
          <table:table-cell table:style-name="ce73" office:value-type="string" ns42:value-type="string">
            <text:p>recherche</text:p>
          </table:table-cell>
          <table:table-cell table:style-name="ce86" table:number-columns-repeated="5"/>
          <table:table-cell table:style-name="ce91" office:value-type="date" office:date-value="2025-10-19" ns42:value-type="date">
            <text:p>1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nscriptik</text:p>
          </table:table-cell>
          <table:table-cell table:style-name="ce73" office:value-type="string" ns42:value-type="string">
            <text:p>Transcriptik (https://transcriptik.com/) génère la transcription texte de vidéos Tiktok à partir de leur url. Export par copier / coller. 50 langues supportées. 3 générations gratuites par jour.</text:p>
          </table:table-cell>
          <table:table-cell table:style-name="ce73" office:value-type="string" ns42:value-type="string">
            <text:p>https://www.uneiaparjour.fr/transcriptik/</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4"/>
          <table:table-cell table:style-name="ce91" office:value-type="date" office:date-value="2025-10-18" ns42:value-type="date">
            <text:p>1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diagram maker</text:p>
          </table:table-cell>
          <table:table-cell table:style-name="ce73" office:value-type="string" ns42:value-type="string">
            <text:p>AI digram maker (https://www.aidiagrammaker.com/) génère des diagrammes à partir d’une instructions via un chatbot. Export svg, png ou code source. Basé sur le script de génération open source « D2 » (https://github.com/terrastruct/d2). Note : chatbot non connecté, repose exclusivement sur la base de données du LLM sans recherche web, ne peut pas citer ses sources. 10 interactions […]</text:p>
          </table:table-cell>
          <table:table-cell table:style-name="ce73" office:value-type="string" ns42:value-type="string">
            <text:p>https://www.uneiaparjour.fr/ai-diagram-maker/</text:p>
          </table:table-cell>
          <table:table-cell table:style-name="ce73" office:value-type="string" ns42:value-type="string">
            <text:p>présentation</text:p>
          </table:table-cell>
          <table:table-cell table:style-name="ce86" table:number-columns-repeated="5"/>
          <table:table-cell table:style-name="ce91" office:value-type="date" office:date-value="2025-10-17" ns42:value-type="date">
            <text:p>1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xtMusic</text:p>
          </table:table-cell>
          <table:table-cell table:style-name="ce73" office:value-type="string" ns42:value-type="string">
            <text:p>TextMusic (https://www.textmusic.net/) génère textes et musique pour créer des chansons à partir d’instructions et de choix fins du style. En version gratuite, 3×2 chansons générées et 10 générations de paroles par jour avec partage url uniquement. Tests :</text:p>
          </table:table-cell>
          <table:table-cell table:style-name="ce73" office:value-type="string" ns42:value-type="string">
            <text:p>https://www.uneiaparjour.fr/textmusic/</text:p>
          </table:table-cell>
          <table:table-cell table:style-name="ce73" office:value-type="string" ns42:value-type="string">
            <text:p>musique</text:p>
          </table:table-cell>
          <table:table-cell table:style-name="ce86" table:number-columns-repeated="5"/>
          <table:table-cell table:style-name="ce91" office:value-type="date" office:date-value="2025-10-16" ns42:value-type="date">
            <text:p>1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xica AI</text:p>
          </table:table-cell>
          <table:table-cell table:style-name="ce73" office:value-type="string" ns42:value-type="string">
            <text:p>Lexica AI (https://lexicaai.net) génère des imagesà partir d’une instruction avec possibilité d’édition. 5 styles et 5 formats d’images.Modèle de génération non spécifié. Gratuit avec limite du nombre de générations par mois annoncé mais non communiqué, non atteint pendant les tests.</text:p>
          </table:table-cell>
          <table:table-cell table:style-name="ce73" office:value-type="string" ns42:value-type="string">
            <text:p>https://www.uneiaparjour.fr/lexica-ai/</text:p>
          </table:table-cell>
          <table:table-cell table:style-name="ce73" office:value-type="string" ns42:value-type="string">
            <text:p>images</text:p>
          </table:table-cell>
          <table:table-cell table:style-name="ce86" table:number-columns-repeated="5"/>
          <table:table-cell table:style-name="ce91" office:value-type="date" office:date-value="2025-10-15" ns42:value-type="date">
            <text:p>1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okee</text:p>
          </table:table-cell>
          <table:table-cell table:style-name="ce73" office:value-type="string" ns42:value-type="string">
            <text:p>Pokee (https://pokee.ai/) automatise des tâches données via des instructions en lien avec plusieurs applications connectées (suite Google, agendas, courriel, réseaux sociaux, recherche web, Notion, etc., voir liste). Exécution avec ou sans validation préalable de l’utilisateur. Possibilité de programmer des tâches récurrentes (une par semaine en version gratuite). 300 crédits par mois gratuits (pas de décompte […]</text:p>
          </table:table-cell>
          <table:table-cell table:style-name="ce73" office:value-type="string" ns42:value-type="string">
            <text:p>https://www.uneiaparjour.fr/pokee/</text:p>
          </table:table-cell>
          <table:table-cell table:style-name="ce73" office:value-type="string" ns42:value-type="string">
            <text:p>automatisation</text:p>
          </table:table-cell>
          <table:table-cell table:style-name="ce86" table:number-columns-repeated="5"/>
          <table:table-cell table:style-name="ce91" office:value-type="date" office:date-value="2025-10-14" ns42:value-type="date">
            <text:p>1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ws</text:p>
          </table:table-cell>
          <table:table-cell table:style-name="ce73" office:value-type="string" ns42:value-type="string">
            <text:p>Rows (https://rows.com/) est un tableur avec un chatbot intégré et des posibilité d’analyse et de génération de tableau de visualisations. Import de fichiers csv, xls, imagesou pdf. Modèles et multiples connexions à des services extérieurs. Partage embed, invitation par mel et collaboration possibles (jusqu’à 3 en version gratuite). Une dizaine d’interactions gratuites sans compte […]</text:p>
          </table:table-cell>
          <table:table-cell table:style-name="ce73" office:value-type="string" ns42:value-type="string">
            <text:p>https://www.uneiaparjour.fr/rows/</text:p>
          </table:table-cell>
          <table:table-cell table:style-name="ce73" office:value-type="string" ns42:value-type="string">
            <text:p>données</text:p>
          </table:table-cell>
          <table:table-cell table:style-name="ce86" table:number-columns-repeated="5"/>
          <table:table-cell table:style-name="ce91" office:value-type="date" office:date-value="2025-10-13" ns42:value-type="date">
            <text:p>1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birise</text:p>
          </table:table-cell>
          <table:table-cell table:style-name="ce76" office:value-type="string" ns42:value-type="string">
            <text:p><text:a xlink:href="https://www.uneiaparjour.fr/mobirise-2" xlink:type="simple">https://www.uneiaparjour.fr/mobirise-2</text:a></text:p>
          </table:table-cell>
          <table:table-cell table:style-name="ce73" office:value-type="string" ns42:value-type="string">
            <text:p>https://www.uneiaparjour.fr/mobirise/</text:p>
          </table:table-cell>
          <table:table-cell table:style-name="ce73" office:value-type="string" ns42:value-type="string">
            <text:p>site web</text:p>
          </table:table-cell>
          <table:table-cell table:style-name="ce86" table:number-columns-repeated="5"/>
          <table:table-cell table:style-name="ce91" office:value-type="date" office:date-value="2025-10-12" ns42:value-type="date">
            <text:p>1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loflow</text:p>
          </table:table-cell>
          <table:table-cell table:style-name="ce73" office:value-type="string" ns42:value-type="string">
            <text:p>Meloflow (https://meloflow.ai) génère des morceaux de musique depuis une instruction ou des paroles. Accepte le français, réglages fins et voix de qualités.Morceaux d’environ 3 minutes. 10 crédits gratuits par mois (trois crédits sont consommés pour deux versions d’un même morceau). Tests avec instruction : https://meloflow.ai/music/1d34c430-ccb1-4c90-b7fc-252836e7beeb https://meloflow.ai/music/ae4467bd-7552-4e95-b1fb-627167ddd521 Test avec « Art poétique » de Verlaine : https://meloflow.ai/music/af6c31b0-7ead-488c-92d7-88b0a0db746a https://meloflow.ai/music/76a61853-b4de-4f63-8dfb-83ef9c0c750e</text:p>
          </table:table-cell>
          <table:table-cell table:style-name="ce73" office:value-type="string" ns42:value-type="string">
            <text:p>https://www.uneiaparjour.fr/meloflow/</text:p>
          </table:table-cell>
          <table:table-cell table:style-name="ce73" office:value-type="string" ns42:value-type="string">
            <text:p>musique</text:p>
          </table:table-cell>
          <table:table-cell table:style-name="ce86" table:number-columns-repeated="5"/>
          <table:table-cell table:style-name="ce91" office:value-type="date" office:date-value="2025-10-11" ns42:value-type="date">
            <text:p>1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aflow</text:p>
          </table:table-cell>
          <table:table-cell table:style-name="ce73" office:value-type="string" ns42:value-type="string">
            <text:p>Paraflow (https://paraflow.com/) accompagne un projet de développement d’application via un chatbot et une interface type tableau blanc. Quatre étapes sont proposées : contexte, fonctionnalités, styles et prototypage. Générations en markdown pour contexte, fonctionnalités et styles, en html pour le prototype. Les éléments sont éditables et interrogeables via le chatbot. Partage par url et export Github. […]</text:p>
          </table:table-cell>
          <table:table-cell table:style-name="ce73" office:value-type="string" ns42:value-type="string">
            <text:p>https://www.uneiaparjour.fr/paraflow/</text:p>
          </table:table-cell>
          <table:table-cell table:style-name="ce73" office:value-type="string" ns42:value-type="string">
            <text:p>application</text:p>
          </table:table-cell>
          <table:table-cell table:style-name="ce86" table:number-columns-repeated="5"/>
          <table:table-cell table:style-name="ce91" office:value-type="date" office:date-value="2025-10-10" ns42:value-type="date">
            <text:p>10/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hisk</text:p>
          </table:table-cell>
          <table:table-cell table:style-name="ce73" office:value-type="string" ns42:value-type="string">
            <text:p>Whisk (https://labs.google/fx/fr/tools/whisk) génère des imageset des vidéos sonorisées à partir d’images« d’inspiration » qui peuvent être complétées par une instruction. Les images« d’inspiration » représentent objet, scène et style. Plusieurs peuvent être transmises et elles peuvent être générées. Modèles non spécifiés : imagescertainement avec Nano banana et vidéo Veo certainement version 2. Version expérimentale, gratuit, […]</text:p>
          </table:table-cell>
          <table:table-cell table:style-name="ce73" office:value-type="string" ns42:value-type="string">
            <text:p>https://www.uneiaparjour.fr/whisk/</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10-09" ns42:value-type="date">
            <text:p>09/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lobu</text:p>
          </table:table-cell>
          <table:table-cell table:style-name="ce73" office:value-type="string" ns42:value-type="string">
            <text:p>Blobu (https://blobu.ai) génère des résumés de livres présents dans sa base de données. Il propose également des « mash-up » , une histoire s’appuyant sur plusieurs livres, présents dans la base.Des chatbots pour dialoguer avec l’oeuvre, les capsules, sont annoncées. Plusieurs oeuvres en français, voix françaises. La lecture est encouragée par des points d’expérience acquis et un […]</text:p>
          </table:table-cell>
          <table:table-cell table:style-name="ce73" office:value-type="string" ns42:value-type="string">
            <text:p>https://www.uneiaparjour.fr/blobu/</text:p>
          </table:table-cell>
          <table:table-cell table:style-name="ce73" office:value-type="string" ns42:value-type="string">
            <text:p>éducation</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10-08" ns42:value-type="date">
            <text:p>08/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lid</text:p>
          </table:table-cell>
          <table:table-cell table:style-name="ce73" office:value-type="string" ns42:value-type="string">
            <text:p>Solid (https://trysolid.com/) génère des applications à partir d’une instruction. Génération en React et Tailwind CSS.API et base de données Postgree. 30 crédits gratuits par jour (1 appli avec 2 à 3 itérations).Publication provisoire avec un compte gratuit (url effacée si pas de modification apportée).</text:p>
          </table:table-cell>
          <table:table-cell table:style-name="ce73" office:value-type="string" ns42:value-type="string">
            <text:p>https://www.uneiaparjour.fr/solid/</text:p>
          </table:table-cell>
          <table:table-cell table:style-name="ce73" office:value-type="string" ns42:value-type="string">
            <text:p>application</text:p>
          </table:table-cell>
          <table:table-cell table:style-name="ce86" table:number-columns-repeated="5"/>
          <table:table-cell table:style-name="ce91" office:value-type="date" office:date-value="2025-10-07" ns42:value-type="date">
            <text:p>07/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lo</text:p>
          </table:table-cell>
          <table:table-cell table:style-name="ce73" office:value-type="string" ns42:value-type="string">
            <text:p>Folo (documentation : https://github.com/RSSNext/Folo et application : folo.is) est un agrégateur de contenus (réseaux sociaux, fils rss) augmenté par des fonctions basées sur l’IA générative : résumé (en anglais), traduction et catégorisation. Import depuis d’autres lecteurs RSS (format OPML), fonctions sociales. Disponible toutes platefomes et version web. Gratuit, open source et illimité.</text:p>
          </table:table-cell>
          <table:table-cell table:style-name="ce73" office:value-type="string" ns42:value-type="string">
            <text:p>https://www.uneiaparjour.fr/folo/</text:p>
          </table:table-cell>
          <table:table-cell table:style-name="ce73" office:value-type="string" ns42:value-type="string">
            <text:p>actualités et fact-checking</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10-06" ns42:value-type="date">
            <text:p>06/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po</text:p>
          </table:table-cell>
          <table:table-cell table:style-name="ce73" office:value-type="string" ns42:value-type="string">
            <text:p>Anpo (https://anpo.ai) génère images, vidéos et réels à partir d’images, de textes d’audio générés ou importés sur un tableau « infini ». Chaque générétaion devient un élément de la génération suivante. Lors des tests, génération de texte et d’audio ne fonctionnait pas. Modèles non spécifiés. Gratuit et semble illimité.</text:p>
          </table:table-cell>
          <table:table-cell table:style-name="ce73" office:value-type="string" ns42:value-type="string">
            <text:p>https://www.uneiaparjour.fr/anpo/</text:p>
          </table:table-cell>
          <table:table-cell table:style-name="ce73" office:value-type="string" ns42:value-type="string">
            <text:p>images</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10-05" ns42:value-type="date">
            <text:p>05/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trix Game</text:p>
          </table:table-cell>
          <table:table-cell table:style-name="ce73" office:value-type="string" ns42:value-type="string">
            <text:p>Matrix Game (documentation : https://matrix-game-v2.github.io/ et démonstration : https://huggingface.co/spaces/dn6/matrix-game-2) génére une vidéo avec mouvement à partir d’une image fixe et d’une instruction. Vidéos de 8 secondes. N’accepte que les formats paysage.Export mp4. Open source et gratuit. Images pour le test :</text:p>
          </table:table-cell>
          <table:table-cell table:style-name="ce73" office:value-type="string" ns42:value-type="string">
            <text:p>https://www.uneiaparjour.fr/matrix-game/</text:p>
          </table:table-cell>
          <table:table-cell table:style-name="ce73" office:value-type="string" ns42:value-type="string">
            <text:p>open source</text:p>
          </table:table-cell>
          <table:table-cell table:style-name="ce73" office:value-type="string" ns42:value-type="string">
            <text:p>vidéo</text:p>
          </table:table-cell>
          <table:table-cell table:style-name="ce86" table:number-columns-repeated="4"/>
          <table:table-cell table:style-name="ce91" office:value-type="date" office:date-value="2025-10-04" ns42:value-type="date">
            <text:p>04/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llumi</text:p>
          </table:table-cell>
          <table:table-cell table:style-name="ce73" office:value-type="string" ns42:value-type="string">
            <text:p>Illumi (https://www.illumi.one/) est un tableau collaboratif qui intègre plusieurs modèles de lanagage, Claude 3.7, Deepseek 3 et R1, ChatGPT 4.1 et o3, Grok 3. Des « cartes », bases des instructions, sont créées et chacune peut être interrogée pour d’autres génération à partir d’un des trois modèles de langage. Import de documents, url et imagesacceptés. Ajouté […]</text:p>
          </table:table-cell>
          <table:table-cell table:style-name="ce73" office:value-type="string" ns42:value-type="string">
            <text:p>https://www.uneiaparjour.fr/illumi/</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10-03" ns42:value-type="date">
            <text:p>03/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arble</text:p>
          </table:table-cell>
          <table:table-cell table:style-name="ce73" office:value-type="string" ns42:value-type="string">
            <text:p>Marble (https://marble.worldlabs.ai/) génère une image 360° / VR à partir d’une image fixe. Deux modèles de génération sont proposés, mini et plus. Possibilité de générer des imagesfixes au préalable. Fonctionnalité qui ne fonctionnait pas lors du test. Export aux formats SPZ et PLY. Version pour navigateur et version VR. Version beta sur liste d’attente, […]</text:p>
          </table:table-cell>
          <table:table-cell table:style-name="ce73" office:value-type="string" ns42:value-type="string">
            <text:p>https://www.uneiaparjour.fr/marble/</text:p>
          </table:table-cell>
          <table:table-cell table:style-name="ce73" office:value-type="string" ns42:value-type="string">
            <text:p>images</text:p>
          </table:table-cell>
          <table:table-cell table:style-name="ce73" office:value-type="string" ns42:value-type="string">
            <text:p>images 3D</text:p>
          </table:table-cell>
          <table:table-cell table:style-name="ce86" table:number-columns-repeated="4"/>
          <table:table-cell table:style-name="ce91" office:value-type="date" office:date-value="2025-10-02" ns42:value-type="date">
            <text:p>02/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en ligne</text:p>
          </table:table-cell>
          <table:table-cell table:style-name="ce73" office:value-type="string" ns42:value-type="string">
            <text:p>Meta Ai (https://www.meta.ai) est le chatbot texte, image et vidéo de Meta den complément des chatbots intégrés aux applications de messagerie Messenger, Instagram et WhatsApp (vus ici) et de Meta AI Studio. Génération de textes via Llama 4, cite ses sources mais parfois limitée. Modèles de génération d’imageset de vidéos non spécifiés (Stable diffusion […]</text:p>
          </table:table-cell>
          <table:table-cell table:style-name="ce73" office:value-type="string" ns42:value-type="string">
            <text:p>https://www.uneiaparjour.fr/meta-ai-en-ligne/</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10-01" ns42:value-type="date">
            <text:p>01/10/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ta AI studio</text:p>
          </table:table-cell>
          <table:table-cell table:style-name="ce73" office:value-type="string" ns42:value-type="string">
            <text:p>Meta AI Studio (https://aistudio.instagram.com) crée des chatbots personnalisés à partir d’instructions. Les chatbots créés sont accessibles en ligne et directement dans les conversations Instagram (icône souriante en haut à droite dans messages) et Messenger (menu &gt; discuter avec des IA). Une galerie de chatbots publics est proposée. La création et l’édition des chatbots, basés sur […]</text:p>
          </table:table-cell>
          <table:table-cell table:style-name="ce73" office:value-type="string" ns42:value-type="string">
            <text:p>https://www.uneiaparjour.fr/meta-ai-studio/</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4"/>
          <table:table-cell table:style-name="ce91" office:value-type="date" office:date-value="2025-09-30" ns42:value-type="date">
            <text:p>3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boe</text:p>
          </table:table-cell>
          <table:table-cell table:style-name="ce73" office:value-type="string" ns42:value-type="string">
            <text:p>Oboe (https://oboe.fyi/) génère un cours à partir d’une instruction et/ou un document. Plusieurs contenus sont générés : podcast (en anglais), deep dive, un cours texte et image, lecture recording (un cours texte lu), key takeaway (mots clés), FAQ, flashcards, mots mélés, quiz. Des cours déjà généré sont disponibles dans une bibliothèque et en lien au […]</text:p>
          </table:table-cell>
          <table:table-cell table:style-name="ce73" office:value-type="string" ns42:value-type="string">
            <text:p>https://www.uneiaparjour.fr/oboe/</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texte</text:p>
          </table:table-cell>
          <table:table-cell table:style-name="ce73" office:value-type="string" ns42:value-type="string">
            <text:p>voix</text:p>
          </table:table-cell>
          <table:table-cell table:style-name="ce86"/>
          <table:table-cell table:style-name="ce91" office:value-type="date" office:date-value="2025-09-29" ns42:value-type="date">
            <text:p>2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mint</text:p>
          </table:table-cell>
          <table:table-cell table:style-name="ce73" office:value-type="string" ns42:value-type="string">
            <text:p>Umint (https://umint-openwebui.hf.space et documentation : https://huggingface.co/umint) pour UltimaX Intelligence est un chatbot regroupant modèles de langage et d’images(GPT, Deepseek, Gemma, Gemini, Qwen…). Il propose plusieurs outils dont la recherche web et « deep research » ainsi que des réglages avancés. Basé sur plusieurs projets open source, hébergé par HuggingFace et réalisé avec l’aide de Pollinations. Gratuit, open […]</text:p>
          </table:table-cell>
          <table:table-cell table:style-name="ce73" office:value-type="string" ns42:value-type="string">
            <text:p>https://www.uneiaparjour.fr/umin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texte</text:p>
          </table:table-cell>
          <table:table-cell table:style-name="ce86"/>
          <table:table-cell table:style-name="ce91" office:value-type="date" office:date-value="2025-09-28" ns42:value-type="date">
            <text:p>2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eamcore</text:p>
          </table:table-cell>
          <table:table-cell table:style-name="ce73" office:value-type="string" ns42:value-type="string">
            <text:p>Dreamcore (https://www.dreamcore.gg/create) génère des applications à partir d’instructions. Code en html, css et javascript. Hébergement sur dreamcore.gg, copier / coller du code. 1 000 000 crédits gratuits par mois Jeu de « Tables de multiplication » https://dreamcore.gg/game/754a078b-b1fd-4127-b6e9-6f751b784f00?utm_content=R6nKZGTS La « Forêt des secrets » https://dreamcore.gg/game/5bf72648-2bb0-4ab2-981d-c9a5d2050d69?utm_content=QqdpwpBH Une IA par jour https://dreamcore.gg/game/d7ef3b2f-bfd9-43f2-8636-f7fca918811f?utm_content=lpyIelg0</text:p>
          </table:table-cell>
          <table:table-cell table:style-name="ce73" office:value-type="string" ns42:value-type="string">
            <text:p>https://www.uneiaparjour.fr/dreamcore/</text:p>
          </table:table-cell>
          <table:table-cell table:style-name="ce73" office:value-type="string" ns42:value-type="string">
            <text:p>application</text:p>
          </table:table-cell>
          <table:table-cell table:style-name="ce86" table:number-columns-repeated="5"/>
          <table:table-cell table:style-name="ce91" office:value-type="date" office:date-value="2025-09-27" ns42:value-type="date">
            <text:p>2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cally</text:p>
          </table:table-cell>
          <table:table-cell table:style-name="ce73" office:value-type="string" ns42:value-type="string">
            <text:p>Locally (https://locallyai.app/) permet l’utilisation de plusieurs modèles de langage directement dans son téléphone sous iOS (avec puce Silllicon récente), localement sans connexion une fois le modèle téléchargé, dont le modèle Apple Foundation et des modèles avec « vision » : Génération fluide, à noter quelques bugs avec Apple Foundation qui ne répond pas et des réponses en […]</text:p>
          </table:table-cell>
          <table:table-cell table:style-name="ce73" office:value-type="string" ns42:value-type="string">
            <text:p>https://www.uneiaparjour.fr/locally/</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9-26" ns42:value-type="date">
            <text:p>2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A de Canva</text:p>
          </table:table-cell>
          <table:table-cell table:style-name="ce73" office:value-type="string" ns42:value-type="string">
            <text:p>L’IA de Canva (https://www.canva.com/) est un chatbot qui propose de guider la génération des contenus proposés dans Canva, comme un « assistant » de création : images, textes, présentations et applications. Une fois les contenus générés, les outils classiques de Canva sont disponible pour l’édition fine. Modèles utilisés non spécifiés. Nombre d’interactions gratuites peu clair, semble être […]</text:p>
          </table:table-cell>
          <table:table-cell table:style-name="ce73" office:value-type="string" ns42:value-type="string">
            <text:p>https://www.uneiaparjour.fr/ia-de-canva/</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table-cell table:style-name="ce91" office:value-type="date" office:date-value="2025-09-25" ns42:value-type="date">
            <text:p>2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sual GPT</text:p>
          </table:table-cell>
          <table:table-cell table:style-name="ce73" office:value-type="string" ns42:value-type="string">
            <text:p>Visual GPT (https://visualgpt.io/) regroupe 12 outils de génération ou de retouche d’imageset de visuels (infographies, graphiques et cartes mentales) : Trois modèles imagesprésents : Nano Banana, Seedream et Flux. Pas de mention du modèle de langage utilisé (Deepseek ?). Gratuit et semble illimité. Images pour les tests :</text:p>
          </table:table-cell>
          <table:table-cell table:style-name="ce73" office:value-type="string" ns42:value-type="string">
            <text:p>https://www.uneiaparjour.fr/visual-gpt/</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table-cell table:style-name="ce91" office:value-type="date" office:date-value="2025-09-24" ns42:value-type="date">
            <text:p>2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Omni</text:p>
          </table:table-cell>
          <table:table-cell table:style-name="ce73" office:value-type="string" ns42:value-type="string">
            <text:p>Qwen 3 Omni (documentation : https://github.com/QwenLM/Qwen3-Omni et utilisation sur hugging Face https://huggingface.co/collections/Qwen/qwen3-omni-68d100a86cd0906843ceccbe ou Qwen Chat) est un modèle de langage « omnimodal » avec la capacité de générer des contenus aux formes multiples : texte, recherche approfondie avec rapport, image, vidéo, analyse de documents, analyse d’image, voix, site web, applications avec hébergement possible, etc. Modèle de 30 […]</text:p>
          </table:table-cell>
          <table:table-cell table:style-name="ce73" office:value-type="string" ns42:value-type="string">
            <text:p>https://www.uneiaparjour.fr/qwen-3-omni/</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91" office:value-type="date" office:date-value="2025-09-23" ns42:value-type="date">
            <text:p>2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ve</text:p>
          </table:table-cell>
          <table:table-cell table:style-name="ce73" office:value-type="string" ns42:value-type="string">
            <text:p>Reve (https://app.reve.com) est la version finale de reve.art (déjà vu ici et désormais archivé). Il inclut désormais une génération via un chatbot et l’édition des images. L’édition s’effectue depuis le chatbot pour l’ensemble de l’image ou depuis les éléments de l’image (bouton edit) : chaque élément repéré peut être déplacer ou son instruction propre changée. […]</text:p>
          </table:table-cell>
          <table:table-cell table:style-name="ce73" office:value-type="string" ns42:value-type="string">
            <text:p>https://www.uneiaparjour.fr/reve/</text:p>
          </table:table-cell>
          <table:table-cell table:style-name="ce73" office:value-type="string" ns42:value-type="string">
            <text:p>images</text:p>
          </table:table-cell>
          <table:table-cell table:style-name="ce86" table:number-columns-repeated="5"/>
          <table:table-cell table:style-name="ce91" office:value-type="date" office:date-value="2025-09-22" ns42:value-type="date">
            <text:p>2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my</text:p>
          </table:table-cell>
          <table:table-cell table:style-name="ce73" office:value-type="string" ns42:value-type="string">
            <text:p>Remy (https://remyreads.nl/) est un agrégateur de newsletters qui les résume et les centralise. Une adresse de courriel est crée pour de nouveaux abonnements ou le transfert des lettres existantes. Deux modèles sont proposés, small et premium. L’accès à la lettre d’origine reste possible. Annoncé comme compatible avec le RGPD.Semble ne résumer qu’en anglais, tests en […]</text:p>
          </table:table-cell>
          <table:table-cell table:style-name="ce73" office:value-type="string" ns42:value-type="string">
            <text:p>https://www.uneiaparjour.fr/remy/</text:p>
          </table:table-cell>
          <table:table-cell table:style-name="ce73" office:value-type="string" ns42:value-type="string">
            <text:p>automatisation</text:p>
          </table:table-cell>
          <table:table-cell table:style-name="ce73" office:value-type="string" ns42:value-type="string">
            <text:p>texte</text:p>
          </table:table-cell>
          <table:table-cell table:style-name="ce86" table:number-columns-repeated="4"/>
          <table:table-cell table:style-name="ce91" office:value-type="date" office:date-value="2025-09-21" ns42:value-type="date">
            <text:p>2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Browser</text:p>
          </table:table-cell>
          <table:table-cell table:style-name="ce73" office:value-type="string" ns42:value-type="string">
            <text:p>NextBrowser (app.nextbrowser.com) automatise des tâches sur le web dans son navigateur intégré à partir d’une instruction. Amélioration des instructions et possibilité de créer plusieurs « profils ».Automatisation à partir de deux modèles : un modèle « Fast » et ChatGPT 5. Les tâches peuvent être programmées et s’effectuer régulièrement. 2000 crédits par mois avec compte gratuit (ne semblent pas […]</text:p>
          </table:table-cell>
          <table:table-cell table:style-name="ce73" office:value-type="string" ns42:value-type="string">
            <text:p>https://www.uneiaparjour.fr/nextbrowser/</text:p>
          </table:table-cell>
          <table:table-cell table:style-name="ce73" office:value-type="string" ns42:value-type="string">
            <text:p>automatisation</text:p>
          </table:table-cell>
          <table:table-cell table:style-name="ce86" table:number-columns-repeated="5"/>
          <table:table-cell table:style-name="ce91" office:value-type="date" office:date-value="2025-09-20" ns42:value-type="date">
            <text:p>2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eate Anything</text:p>
          </table:table-cell>
          <table:table-cell table:style-name="ce73" office:value-type="string" ns42:value-type="string">
            <text:p>Create Anything (https://www.createanything.com/) génère des applications web ou mobile à partir d’instructions. génération en javascript (react). Publication en ligne, export des fichiers.Test des applications possible sur mobile via une application dédiée « Expo go ». 5000 crédits gratuits par mois mais semblent illimités (10000 utilisés pour 4 applications pendant les tests). Tests :</text:p>
          </table:table-cell>
          <table:table-cell table:style-name="ce73" office:value-type="string" ns42:value-type="string">
            <text:p>https://www.uneiaparjour.fr/create-anything/</text:p>
          </table:table-cell>
          <table:table-cell table:style-name="ce73" office:value-type="string" ns42:value-type="string">
            <text:p>application</text:p>
          </table:table-cell>
          <table:table-cell table:style-name="ce86" table:number-columns-repeated="5"/>
          <table:table-cell table:style-name="ce91" office:value-type="date" office:date-value="2025-09-19" ns42:value-type="date">
            <text:p>1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rawnaq</text:p>
          </table:table-cell>
          <table:table-cell table:style-name="ce73" office:value-type="string" ns42:value-type="string">
            <text:p>Drawnaq (https://www.drawnaq.com/) génère des imagesà partir de filtres en cascade, d’une instruction et d’une image de référence en option. Chaque génération se décompose en 5 étapes : 100 crédist gratuits à l’ouverture et 15 par mois. 1 génération équivaut à entre 3 et 5 crédits.</text:p>
          </table:table-cell>
          <table:table-cell table:style-name="ce73" office:value-type="string" ns42:value-type="string">
            <text:p>https://www.uneiaparjour.fr/drawnaq/</text:p>
          </table:table-cell>
          <table:table-cell table:style-name="ce73" office:value-type="string" ns42:value-type="string">
            <text:p>images</text:p>
          </table:table-cell>
          <table:table-cell table:style-name="ce86" table:number-columns-repeated="5"/>
          <table:table-cell table:style-name="ce91" office:value-type="date" office:date-value="2025-09-18" ns42:value-type="date">
            <text:p>1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xHub AI</text:p>
          </table:table-cell>
          <table:table-cell table:style-name="ce73" office:value-type="string" ns42:value-type="string">
            <text:p>MixHub AI (https://mixhubai.com) regroupe dans une même interface chatbot texte, génération d’imageset de vidéos (text to image, image to image, video to video, image to video, text to video, audio to video). 14 modèles de langage, 8 modèles images, 11 modèles vidéos et 3 modèles audio to video proposés. Fonctions avancées selon les modèles. […]</text:p>
          </table:table-cell>
          <table:table-cell table:style-name="ce73" office:value-type="string" ns42:value-type="string">
            <text:p>https://www.uneiaparjour.fr/mixhub-ai/</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9-17" ns42:value-type="date">
            <text:p>1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extdocs</text:p>
          </table:table-cell>
          <table:table-cell table:style-name="ce73" office:value-type="string" ns42:value-type="string">
            <text:p>NextDocs (https://www.nextdocs.io) génère des présentations, des documents textes ou illustrés, et des infographies texte et image à partir d’instructions dans un chatbot. Plusieurs modèles de langage et d’imagessont présents et un mode « Auto » peut choisir le plus approprié. Les générations peuvent être effectuées directement dans un document et un mode traitement de texte est […]</text:p>
          </table:table-cell>
          <table:table-cell table:style-name="ce73" office:value-type="string" ns42:value-type="string">
            <text:p>https://www.uneiaparjour.fr/nextdocs/</text:p>
          </table:table-cell>
          <table:table-cell table:style-name="ce73" office:value-type="string" ns42:value-type="string">
            <text:p>image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2"/>
          <table:table-cell table:style-name="ce91" office:value-type="date" office:date-value="2025-09-16" ns42:value-type="date">
            <text:p>1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rlai</text:p>
          </table:table-cell>
          <table:table-cell table:style-name="ce73" office:value-type="string" ns42:value-type="string">
            <text:p>Parlai (https://www.parlai.app/) utilise une conversation whatsApp pour l’apprentissage des langues avec l’aide de l’IA via des messages écrits ou vocaux, des conversations orales et des jeux. 16 langues disponibles, feedbacks et corrections. En version gratuite, une dizaine de messages / jeux par jour et environ 2 min de conversation.</text:p>
          </table:table-cell>
          <table:table-cell table:style-name="ce73" office:value-type="string" ns42:value-type="string">
            <text:p>https://www.uneiaparjour.fr/parlai/</text:p>
          </table:table-cell>
          <table:table-cell table:style-name="ce73" office:value-type="string" ns42:value-type="string">
            <text:p>langu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3"/>
          <table:table-cell table:style-name="ce91" office:value-type="date" office:date-value="2025-09-15" ns42:value-type="date">
            <text:p>1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yai</text:p>
          </table:table-cell>
          <table:table-cell table:style-name="ce73" office:value-type="string" ns42:value-type="string">
            <text:p>Rolyai (https://rolyai.net/) est un chatbot texte qui intègre différents « rôles » / personas convocables à tour de rôle pendant une conversation. Des « rôles » sont déjà prédéfinis et d’autres peuvent être ajoutés.Mémoire de la conversation importante. Dans la version gratuite, utilisation de ChatGPT 5 mini avec 200 à 400 interactions par mois.Selon les conditions d’utilisation, semble se […]</text:p>
          </table:table-cell>
          <table:table-cell table:style-name="ce73" office:value-type="string" ns42:value-type="string">
            <text:p>https://www.uneiaparjour.fr/rolyai/</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texte</text:p>
          </table:table-cell>
          <table:table-cell table:style-name="ce86" table:number-columns-repeated="3"/>
          <table:table-cell table:style-name="ce91" office:value-type="date" office:date-value="2025-09-14" ns42:value-type="date">
            <text:p>1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share</text:p>
          </table:table-cell>
          <table:table-cell table:style-name="ce73" office:value-type="string" ns42:value-type="string">
            <text:p>Teachshare (https://www.teachshare.com/) génère plan et supports de cours à partir d’une instruction et des spécifications du cours (public, objectifs; durée…). Plan et supports (présentation, fiches élève etc.) modifiables et amendables. Possiilité de créer des modèles de génération récurrents (« presets »).Un chatbot (en anglais) permet de dialoguer sur les générations et de demander des améliorations. Extension Chrome […]</text:p>
          </table:table-cell>
          <table:table-cell table:style-name="ce73" office:value-type="string" ns42:value-type="string">
            <text:p>https://www.uneiaparjour.fr/teachshare/</text:p>
          </table:table-cell>
          <table:table-cell table:style-name="ce73" office:value-type="string" ns42:value-type="string">
            <text:p>édu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9-13" ns42:value-type="date">
            <text:p>1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3 next</text:p>
          </table:table-cell>
          <table:table-cell table:style-name="ce73" office:value-type="string" ns42:value-type="string">
            <text:p>Avec Qwen 3 next (documentation : http://huggingface.co/collections/Qwen/qwen3-next-68c25fd6838e585db8eeea9d et test sur Qwen Chat) Alibaba propose un nouveau modèle de langage open source avec raisonnement long. De taille moyenne (80B), il est optimisé pour la vitesse de réponse et la performance, avec 119 langues disponibles. Il utilise une architecture de « mélange d’experts » (MoE) qui permet de n’utiliser […]</text:p>
          </table:table-cell>
          <table:table-cell table:style-name="ce73" office:value-type="string" ns42:value-type="string">
            <text:p>https://www.uneiaparjour.fr/qwen-3-next/</text:p>
          </table:table-cell>
          <table:table-cell table:style-name="ce73" office:value-type="string" ns42:value-type="string">
            <text:p>LLM</text:p>
          </table:table-cell>
          <table:table-cell table:style-name="ce73" office:value-type="string" ns42:value-type="string">
            <text:p>open source</text:p>
          </table:table-cell>
          <table:table-cell table:style-name="ce86" table:number-columns-repeated="4"/>
          <table:table-cell table:style-name="ce91" office:value-type="date" office:date-value="2025-09-12" ns42:value-type="date">
            <text:p>1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image</text:p>
          </table:table-cell>
          <table:table-cell table:style-name="ce73" office:value-type="string" ns42:value-type="string">
            <text:p>Hunyuan image (documentation https://github.com/Tencent-Hunyuan/HunyuanImage-2.1 et démonstration https://huggingface.co/spaces/tencent/HunyuanImage-2.1) est un modèle de génération open source et gratuit de Tencent qui génère des imagesen haute résolution. Le modèle inclut trois fonctionnalités : la génération d’image avec paramètres fins, l’amélioration d’instructions (avec un français parfois un peu approximatif) et l’amélioration d’images. À noter : la génération depuis […]</text:p>
          </table:table-cell>
          <table:table-cell table:style-name="ce73" office:value-type="string" ns42:value-type="string">
            <text:p>https://www.uneiaparjour.fr/hunyuan-image/</text:p>
          </table:table-cell>
          <table:table-cell table:style-name="ce73" office:value-type="string" ns42:value-type="string">
            <text:p>images</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9-11" ns42:value-type="date">
            <text:p>1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pertus</text:p>
          </table:table-cell>
          <table:table-cell table:style-name="ce73" office:value-type="string" ns42:value-type="string">
            <text:p>Apertus (téléchargement : https://huggingface.co/swiss-ai et espace de test gratuit et illimité sur Public AI Inference Utility : https://chat.publicai.co/ ) est un modèle de langage suisse entièrement open source développé par « l’initiative Swiss AI » (EPFL Lausanne, ETH Zurich et Centre de calcul scientifique suisse). Entraîné sur des données disponibles publiquement dont 40% non anglophones, il est […]</text:p>
          </table:table-cell>
          <table:table-cell table:style-name="ce73" office:value-type="string" ns42:value-type="string">
            <text:p>https://www.uneiaparjour.fr/apertu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table-cell table:style-name="ce91" office:value-type="date" office:date-value="2025-09-10" ns42:value-type="date">
            <text:p>10/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i</text:p>
          </table:table-cell>
          <table:table-cell table:style-name="ce73" office:value-type="string" ns42:value-type="string">
            <text:p>Lumi (https://lumi.new/) génère des pages web à partir d’une interaction via un chatbot. Catalogue d’outils (base de données, connexion, analytics, stockage de fichiers, etc.) et modification par blocs proposés. En version gratuite, 5 interactions par jour et publication publique sans export. Test en 2 intéractions : https://blank-2mggmc.lumi.ing/</text:p>
          </table:table-cell>
          <table:table-cell table:style-name="ce73" office:value-type="string" ns42:value-type="string">
            <text:p>https://www.uneiaparjour.fr/lumi/</text:p>
          </table:table-cell>
          <table:table-cell table:style-name="ce73" office:value-type="string" ns42:value-type="string">
            <text:p>site web</text:p>
          </table:table-cell>
          <table:table-cell table:style-name="ce86" table:number-columns-repeated="5"/>
          <table:table-cell table:style-name="ce91" office:value-type="date" office:date-value="2025-09-09" ns42:value-type="date">
            <text:p>09/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unblocks</text:p>
          </table:table-cell>
          <table:table-cell table:style-name="ce73" office:value-type="string" ns42:value-type="string">
            <text:p>Funblocks (https://www.funblocks.net/) est un tableau blanc « infini » qui permet de générer des idées à partir de sujets / d’instructions à la manière d’une carte mentale. Plusieurs modèles de langage sont disponibles (Gemini, ChatGPT, Claude, Deepseek) et plusieurs formats de générations pré-configurés sont disponibles (reformulation, résumé, présentation, SWOT, méthodes de brainstroming, etc.) En version gratuite, 10 […]</text:p>
          </table:table-cell>
          <table:table-cell table:style-name="ce73" office:value-type="string" ns42:value-type="string">
            <text:p>https://www.uneiaparjour.fr/funblocks/</text:p>
          </table:table-cell>
          <table:table-cell table:style-name="ce73" office:value-type="string" ns42:value-type="string">
            <text:p>mindmap</text:p>
          </table:table-cell>
          <table:table-cell table:style-name="ce73" office:value-type="string" ns42:value-type="string">
            <text:p>présentation</text:p>
          </table:table-cell>
          <table:table-cell table:style-name="ce73" office:value-type="string" ns42:value-type="string">
            <text:p>texte</text:p>
          </table:table-cell>
          <table:table-cell table:style-name="ce86" table:number-columns-repeated="3"/>
          <table:table-cell table:style-name="ce91" office:value-type="date" office:date-value="2025-09-08" ns42:value-type="date">
            <text:p>08/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lkit</text:p>
          </table:table-cell>
          <table:table-cell table:style-name="ce73" office:value-type="string" ns42:value-type="string">
            <text:p>Talkit (https://www.talkit.ai/fr/) est une application iOS et Android pour l’apprentissage de l’anglais. Basés sur l’oral, la conversation et la reconnaissance vocale, les dialogues avec les personnages 3D sur des situations réalistes s’adaptent en fonction des réponses fournies. Classement, chat en direct et discussions avec des avatars préconfigurés. Crédits gagnés au fil des réussites et nécessaires […]</text:p>
          </table:table-cell>
          <table:table-cell table:style-name="ce73" office:value-type="string" ns42:value-type="string">
            <text:p>https://www.uneiaparjour.fr/talkit/</text:p>
          </table:table-cell>
          <table:table-cell table:style-name="ce73" office:value-type="string" ns42:value-type="string">
            <text:p>langues</text:p>
          </table:table-cell>
          <table:table-cell table:style-name="ce86" table:number-columns-repeated="5"/>
          <table:table-cell table:style-name="ce91" office:value-type="date" office:date-value="2025-09-07" ns42:value-type="date">
            <text:p>07/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df to video</text:p>
          </table:table-cell>
          <table:table-cell table:style-name="ce73" office:value-type="string" ns42:value-type="string">
            <text:p>Pdf to video (https://pdftovideo.ai/) génère une vidéo avec voix à partir d’un pdf jusqu’à 80 pages. Voix en 24 langues dont 8 en français.Choix du format, de la durée jusqu’à 15 min, du fond de la vidéo, sous-titrage (à noter : espaces ajoutés après les apostrophes) et logo possible. Partage url, export mp4 et export […]</text:p>
          </table:table-cell>
          <table:table-cell table:style-name="ce73" office:value-type="string" ns42:value-type="string">
            <text:p>https://www.uneiaparjour.fr/pdf-to-video/</text:p>
          </table:table-cell>
          <table:table-cell table:style-name="ce73" office:value-type="string" ns42:value-type="string">
            <text:p>document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9-06" ns42:value-type="date">
            <text:p>06/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host</text:p>
          </table:table-cell>
          <table:table-cell table:style-name="ce73" office:value-type="string" ns42:value-type="string">
            <text:p>Ghost (https://useghost.io/) génère des présentations à partir d’instructions dans un chatbot. Basé sur chatGPT 5 et génération en html. Les générations et les modifications s’effectuent en temps réel. Tous les éléments sont modifiables directement ou via le chatbot. Présentation directe et export pdf ou imagespng / jpg. En version gratuite, diapos illimitées, utilisation de […]</text:p>
          </table:table-cell>
          <table:table-cell table:style-name="ce73" office:value-type="string" ns42:value-type="string">
            <text:p>https://www.uneiaparjour.fr/ghost/</text:p>
          </table:table-cell>
          <table:table-cell table:style-name="ce73" office:value-type="string" ns42:value-type="string">
            <text:p>présentation</text:p>
          </table:table-cell>
          <table:table-cell table:style-name="ce86" table:number-columns-repeated="5"/>
          <table:table-cell table:style-name="ce91" office:value-type="date" office:date-value="2025-09-05" ns42:value-type="date">
            <text:p>05/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hava</text:p>
          </table:table-cell>
          <table:table-cell table:style-name="ce73" office:value-type="string" ns42:value-type="string">
            <text:p>Bhava (https://bhava.app/) génère des visualisations à partir d’une instruction et de données brutes ou importées depuis un fichier joint dans le chatbot . Peut choisir en autonomie le type de diagramme. L’interface, basée sur draw.io (open source, documentation : https://github.com/jgraph/drawio) permet l’édition fine ou l’ajout d’éléments. Avec un compte gratuit, 3 générations en mode « Intelligent » […]</text:p>
          </table:table-cell>
          <table:table-cell table:style-name="ce73" office:value-type="string" ns42:value-type="string">
            <text:p>https://www.uneiaparjour.fr/bhava/</text:p>
          </table:table-cell>
          <table:table-cell table:style-name="ce73" office:value-type="string" ns42:value-type="string">
            <text:p>présentation</text:p>
          </table:table-cell>
          <table:table-cell table:style-name="ce86" table:number-columns-repeated="5"/>
          <table:table-cell table:style-name="ce91" office:value-type="date" office:date-value="2025-09-04" ns42:value-type="date">
            <text:p>04/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ashPaper</text:p>
          </table:table-cell>
          <table:table-cell table:style-name="ce73" office:value-type="string" ns42:value-type="string">
            <text:p>FlashPaper (https://flashpaper.ai/) est un assistant pour rédiger des écrits scientifiques : l’IA génératives de texte propose un plan à partir d’une instruction Un fois le plan validé, l’utilisateur choisit un bloc de texte et l’IA générative génère le texte du bloc. Possibilité de de modifier, d’ajouter ou de supprimer manuellement du texte. Une bibliothèque de […]</text:p>
          </table:table-cell>
          <table:table-cell table:style-name="ce73" office:value-type="string" ns42:value-type="string">
            <text:p>https://www.uneiaparjour.fr/flashpaper/</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table-cell table:style-name="ce91" office:value-type="date" office:date-value="2025-09-03" ns42:value-type="date">
            <text:p>03/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derlord de Descript</text:p>
          </table:table-cell>
          <table:table-cell table:style-name="ce73" office:value-type="string" ns42:value-type="string">
            <text:p>Underlord de Descript (https://www.descript.com/ – outils d’édition et de création vidéo et audio) est un chatbot qui permet la génération de vidéos longues avec texte et avatar à partir d’une instruction. Accès depuis l’outil de création de vidéos dans un volet à droite de l’écran (voir captures).Underlord va créer le scénario, le script puisent les […]</text:p>
          </table:table-cell>
          <table:table-cell table:style-name="ce73" office:value-type="string" ns42:value-type="string">
            <text:p>https://www.uneiaparjour.fr/underlord-de-descript/</text:p>
          </table:table-cell>
          <table:table-cell table:style-name="ce73" office:value-type="string" ns42:value-type="string">
            <text:p>chatbot</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3"/>
          <table:table-cell table:style-name="ce91" office:value-type="date" office:date-value="2025-09-02" ns42:value-type="date">
            <text:p>02/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dyssey GPT</text:p>
          </table:table-cell>
          <table:table-cell table:style-name="ce73" office:value-type="string" ns42:value-type="string">
            <text:p>Odyssey GPT (https://www.odysseygpt.ai) traite des documents pdf, doc ou txt à partir d’instructions dans un chatbot avec visionneuse de documents. 4 modèles de génération avec raisonnement sont proposés : « spéculatif », « consistance », « raisonnement profond » et « recherche heuristique ».Comparaison de plusieurs documents possible. Modèle de langage non précisé. Avec un compte gratuit, 5 documents et 15 requêtes par […]</text:p>
          </table:table-cell>
          <table:table-cell table:style-name="ce73" office:value-type="string" ns42:value-type="string">
            <text:p>https://www.uneiaparjour.fr/odyssey-gpt/</text:p>
          </table:table-cell>
          <table:table-cell table:style-name="ce73" office:value-type="string" ns42:value-type="string">
            <text:p>documents</text:p>
          </table:table-cell>
          <table:table-cell table:style-name="ce86" table:number-columns-repeated="5"/>
          <table:table-cell table:style-name="ce91" office:value-type="date" office:date-value="2025-09-01" ns42:value-type="date">
            <text:p>01/09/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Video-Foley</text:p>
          </table:table-cell>
          <table:table-cell table:style-name="ce73" office:value-type="string" ns42:value-type="string">
            <text:p>HunyuanVideo-Foley (description : https://huggingface.co/tencent/HunyuanVideo-Foley et démonstration : https://huggingface.co/spaces/tencent/HunyuanVideo-Foley) sonorise des vidéos à partir de l’original et d’une instruction (optionnelle). Jusqu’à 6 audios peuvent être générés par vidéo chargée.Export mp4 et partage url. Gratuit et open source. Test depuis https://www.pexels.com/fr-fr/video/une-personne-qui-frappe-un-ballon-de-football-3192198 : Test depuis https://www.pexels.com/fr-fr/video/un-homme-qui-court-sur-la-plage-3125907/ : Test depuis https://www.pexels.com/fr-fr/video/courses-de-velos-sur-route-2066560/ : Test depuis https://www.pexels.com/fr-fr/video/une-femme-interviewant-une-autre-femme-par-la-fenetre-3254197/ :</text:p>
          </table:table-cell>
          <table:table-cell table:style-name="ce73" office:value-type="string" ns42:value-type="string">
            <text:p>https://www.uneiaparjour.fr/hunyuanvideo-foley/</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vidéo</text:p>
          </table:table-cell>
          <table:table-cell table:style-name="ce73" office:value-type="string" ns42:value-type="string">
            <text:p>voix</text:p>
          </table:table-cell>
          <table:table-cell table:style-name="ce86" table:number-columns-repeated="2"/>
          <table:table-cell table:style-name="ce91" office:value-type="date" office:date-value="2025-08-31" ns42:value-type="date">
            <text:p>3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et</text:p>
          </table:table-cell>
          <table:table-cell table:style-name="ce73" office:value-type="string" ns42:value-type="string">
            <text:p>Comet (https://www.perplexity.ai/comet) est le navigateur de Perplexity. Avec toutes les fonctionnalités d’un navigateur, il intègre Perplexity dans un assistant opérant à partir d’instructions et capable d’analyser les pages ouvertes ou d’automatiser des tâches. L’assistant peut résumer des pages ou intervenir sur des captures d’écran (boutons intégrés) et agir directement sur le navigateur en fermant ou […]</text:p>
          </table:table-cell>
          <table:table-cell table:style-name="ce73" office:value-type="string" ns42:value-type="string">
            <text:p>https://www.uneiaparjour.fr/comet/</text:p>
          </table:table-cell>
          <table:table-cell table:style-name="ce73" office:value-type="string" ns42:value-type="string">
            <text:p>automatisation</text:p>
          </table:table-cell>
          <table:table-cell table:style-name="ce73" office:value-type="string" ns42:value-type="string">
            <text:p>navigateur</text:p>
          </table:table-cell>
          <table:table-cell table:style-name="ce86" table:number-columns-repeated="4"/>
          <table:table-cell table:style-name="ce91" office:value-type="date" office:date-value="2025-08-30" ns42:value-type="date">
            <text:p>3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rchids</text:p>
          </table:table-cell>
          <table:table-cell table:style-name="ce73" office:value-type="string" ns42:value-type="string">
            <text:p>Orchids (https://www.orchids.app) génère des sites web à partir d’une instruction.Une fenêtre de chat est présente pour les itérations et chaque élément du site peut être modifié manuellement ou par une nouvelle instruction. Une seule page créée mais avec architecture globale visible.Génération en html, css et javascript. Publication sur vercel.app et export possible sur github. Export […]</text:p>
          </table:table-cell>
          <table:table-cell table:style-name="ce73" office:value-type="string" ns42:value-type="string">
            <text:p>https://www.uneiaparjour.fr/orchids/</text:p>
          </table:table-cell>
          <table:table-cell table:style-name="ce73" office:value-type="string" ns42:value-type="string">
            <text:p>site web</text:p>
          </table:table-cell>
          <table:table-cell table:style-name="ce86" table:number-columns-repeated="5"/>
          <table:table-cell table:style-name="ce91" office:value-type="date" office:date-value="2025-08-29" ns42:value-type="date">
            <text:p>2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oducer</text:p>
          </table:table-cell>
          <table:table-cell table:style-name="ce73" office:value-type="string" ns42:value-type="string">
            <text:p>Producer (https://www.producer.ai/) génère des morceaux de musique paroles et musique à partir d’instructions via un chatbot. S’appuye sur le rachat de Riffusion et une nouvelle version de son modèle Fuzz. Semble très fidèle aux demandes avec générations de qualité. La fonctionnalité Vibes permet la création de boucles réutilisables. Turntable propose de voté pour la meilleur […]</text:p>
          </table:table-cell>
          <table:table-cell table:style-name="ce73" office:value-type="string" ns42:value-type="string">
            <text:p>https://www.uneiaparjour.fr/producer/</text:p>
          </table:table-cell>
          <table:table-cell table:style-name="ce73" office:value-type="string" ns42:value-type="string">
            <text:p>musique</text:p>
          </table:table-cell>
          <table:table-cell table:style-name="ce86" table:number-columns-repeated="5"/>
          <table:table-cell table:style-name="ce91" office:value-type="date" office:date-value="2025-08-28" ns42:value-type="date">
            <text:p>2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mories</text:p>
          </table:table-cell>
          <table:table-cell table:style-name="ce73" office:value-type="string" ns42:value-type="string">
            <text:p>Memories (https://memories.ai/) est décrit par ses créateurs comme le premier « grand modèle de mémoire visuelle ». Il permet l’analyse fine de vidéos (reconnaissance et compréhension des scènes, reconnaissance et transcription des voix, résumé…), la génération d’extraits et les générations de nouvelles vidéos à partir d’une vidéo source. Les vidéos peuvent être interrogées via un chatbot avec […]</text:p>
          </table:table-cell>
          <table:table-cell table:style-name="ce73" office:value-type="string" ns42:value-type="string">
            <text:p>https://www.uneiaparjour.fr/memories/</text:p>
          </table:table-cell>
          <table:table-cell table:style-name="ce73" office:value-type="string" ns42:value-type="string">
            <text:p>chatbot</text:p>
          </table:table-cell>
          <table:table-cell table:style-name="ce73" office:value-type="string" ns42:value-type="string">
            <text:p>texte</text:p>
          </table:table-cell>
          <table:table-cell table:style-name="ce73" office:value-type="string" ns42:value-type="string">
            <text:p>vidéo</text:p>
          </table:table-cell>
          <table:table-cell table:style-name="ce86" table:number-columns-repeated="3"/>
          <table:table-cell table:style-name="ce91" office:value-type="date" office:date-value="2025-08-27" ns42:value-type="date">
            <text:p>2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2.5 Flash Image – Nano Banana</text:p>
          </table:table-cell>
          <table:table-cell table:style-name="ce73" office:value-type="string" ns42:value-type="string">
            <text:p>Gemini 2.5 Flash Image (disponible sur le Google ai studio sour « Gemini native image » https://aistudio.google.com/ et dans Gemini) est le dernier modèle de génération d’imagesde Google.Ce modèle est celui apparu depuis quelques jours sous le nom de « nano-banana ». Ce modèle introduit plusieurs nouvelles possibilités :– la compréhension fine des éléments présents dans l’image– l’ajout, […]</text:p>
          </table:table-cell>
          <table:table-cell table:style-name="ce73" office:value-type="string" ns42:value-type="string">
            <text:p>https://www.uneiaparjour.fr/gemini-2-5-flash-image-nano-banana/</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4"/>
          <table:table-cell table:style-name="ce91" office:value-type="date" office:date-value="2025-08-26" ns42:value-type="date">
            <text:p>2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pt-oss</text:p>
          </table:table-cell>
          <table:table-cell table:style-name="ce73" office:value-type="string" ns42:value-type="string">
            <text:p>Gpt-oss (démonstration : https://gpt-oss.com/ et documentation : https://huggingface.co/collections/openai/gpt-oss-68911959590a1634ba11c7a4) : deux modèles de langage open source produits et mis à disposition par OpenAI, le premier avec 120 milliards de paramètres et le second avec 20 milliards. Trois niveaux de raisonnements sont disponibles sur l’espace de démonstration. Peut générer du code en html et javascript (voir les […]</text:p>
          </table:table-cell>
          <table:table-cell table:style-name="ce73" office:value-type="string" ns42:value-type="string">
            <text:p>https://www.uneiaparjour.fr/gpt-oss/</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8-25" ns42:value-type="date">
            <text:p>2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ipoSG-Scribble</text:p>
          </table:table-cell>
          <table:table-cell table:style-name="ce73" office:value-type="string" ns42:value-type="string">
            <text:p>TripoSG-Scribble (Démonstration https://huggingface.co/spaces/VAST-AI/TripoSG-scribble et documentation : https://github.com/VAST-AI-Research/TripoSG) génère des images 3D à partir d’un dessin à main levée ou d’une photo et d’une instruction. Instruction facultative.Ajustement de la fidélité au dessin / à l’image et à l’instruction. Export format glb. Open source, gratuit et illimité. Source des imagespour les tests, Wikimedia Commons : – […]</text:p>
          </table:table-cell>
          <table:table-cell table:style-name="ce73" office:value-type="string" ns42:value-type="string">
            <text:p>https://www.uneiaparjour.fr/triposg-scribble/</text:p>
          </table:table-cell>
          <table:table-cell table:style-name="ce73" office:value-type="string" ns42:value-type="string">
            <text:p>images 3D</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8-24" ns42:value-type="date">
            <text:p>2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rails</text:p>
          </table:table-cell>
          <table:table-cell table:style-name="ce73" office:value-type="string" ns42:value-type="string">
            <text:p>Trails (https://trails.so/) génère un guide pas à pas à partir des clics effectués sur une page web. Après lancement d’une extension Chrome, les endroits cliqués sont capturés puis scénarisés avec présentation et étapes.Les textes sont générés en anglais mais l’édition fine permettra la modification. Exports et partages multiples (voir captures). En mode gratuit, guides illimités […]</text:p>
          </table:table-cell>
          <table:table-cell table:style-name="ce73" office:value-type="string" ns42:value-type="string">
            <text:p>https://www.uneiaparjour.fr/trails/</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86" table:number-columns-repeated="4"/>
          <table:table-cell table:style-name="ce91" office:value-type="date" office:date-value="2025-08-23" ns42:value-type="date">
            <text:p>2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deaboard</text:p>
          </table:table-cell>
          <table:table-cell table:style-name="ce73" office:value-type="string" ns42:value-type="string">
            <text:p>À partir d’une instruction, Ideaboard (https://ideaboardapp.ai/) organise les idées et contenus générés sur un tableau blanc à partir de plusieurs formes / modèles : Outils d’édition fine, export pdf et partage par url.Extensions Trello et Chrome. Lors des tests, le texte génère dans les imagesétait aléatoire. Avec un compte gratuit, 3 tableaux par compte […]</text:p>
          </table:table-cell>
          <table:table-cell table:style-name="ce73" office:value-type="string" ns42:value-type="string">
            <text:p>https://www.uneiaparjour.fr/ideaboard/</text:p>
          </table:table-cell>
          <table:table-cell table:style-name="ce73" office:value-type="string" ns42:value-type="string">
            <text:p>image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3"/>
          <table:table-cell table:style-name="ce91" office:value-type="date" office:date-value="2025-08-22" ns42:value-type="date">
            <text:p>2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image edit</text:p>
          </table:table-cell>
          <table:table-cell table:style-name="ce73" office:value-type="string" ns42:value-type="string">
            <text:p>Qwen Image Edit (démonstration : https://huggingface.co/spaces/Qwen/Qwen-Image-Edit et documentation : https://huggingface.co/Qwen/Qwen-Image-Edit, également disponible sur Qwen Chat) modifie une image source à partir d’une instruction. Paramètres avancés. Gratuit et open source. Source des images, imagesdu jour de Wikimedia Commons :</text:p>
          </table:table-cell>
          <table:table-cell table:style-name="ce73" office:value-type="string" ns42:value-type="string">
            <text:p>https://www.uneiaparjour.fr/qwen-image-edit/</text:p>
          </table:table-cell>
          <table:table-cell table:style-name="ce73" office:value-type="string" ns42:value-type="string">
            <text:p>images</text:p>
          </table:table-cell>
          <table:table-cell table:style-name="ce73" office:value-type="string" ns42:value-type="string">
            <text:p>open source</text:p>
          </table:table-cell>
          <table:table-cell table:style-name="ce86" table:number-columns-repeated="4"/>
          <table:table-cell table:style-name="ce91" office:value-type="date" office:date-value="2025-08-21" ns42:value-type="date">
            <text:p>2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pilot 3D</text:p>
          </table:table-cell>
          <table:table-cell table:style-name="ce73" office:value-type="string" ns42:value-type="string">
            <text:p>Copilot 3D de Microsoft (https://copilot.microsoft.com/labs/experiments/3d-generations) génère des objets 3D à partir d’une image. Bons résultats avec fonds contrastés (voir tests). Export format glb. Gratuit et semble illimité. Sources « Images du jour » de Wikimedia Commons :</text:p>
          </table:table-cell>
          <table:table-cell table:style-name="ce73" office:value-type="string" ns42:value-type="string">
            <text:p>https://www.uneiaparjour.fr/copilot-3d/</text:p>
          </table:table-cell>
          <table:table-cell table:style-name="ce73" office:value-type="string" ns42:value-type="string">
            <text:p>images 3D</text:p>
          </table:table-cell>
          <table:table-cell table:style-name="ce73" office:value-type="string" ns42:value-type="string">
            <text:p>usage illimité</text:p>
          </table:table-cell>
          <table:table-cell table:style-name="ce86" table:number-columns-repeated="4"/>
          <table:table-cell table:style-name="ce91" office:value-type="date" office:date-value="2025-08-20" ns42:value-type="date">
            <text:p>2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xpal</text:p>
          </table:table-cell>
          <table:table-cell table:style-name="ce73" office:value-type="string" ns42:value-type="string">
            <text:p>Pixpal (https://pixpal.chat) est un chatbot multimodal (génération de texte et d’images, édition d’images, analyse d’images, code) basé sur GPT-4.1 mini / GPT-5 mini et sur Flux Kontext / FLUX.1. Les générations peuvent prendre un peu de temps, toutes ont été réalisées pendant les tests. Si le texte généré n’est pas terminé, demander de continuer. Les […]</text:p>
          </table:table-cell>
          <table:table-cell table:style-name="ce73" office:value-type="string" ns42:value-type="string">
            <text:p>https://www.uneiaparjour.fr/pixpal/</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91" office:value-type="date" office:date-value="2025-08-19" ns42:value-type="date">
            <text:p>1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Vector</text:p>
          </table:table-cell>
          <table:table-cell table:style-name="ce73" office:value-type="string" ns42:value-type="string">
            <text:p>AIVector (https://aivector.ai/ai-vector-generator) génère des imagesréalistes ou sous forme d’illustrations à partir d’une instruction. Chaque génération peut être exportée aux formats svg (imagesvectorielles) et png. Sans compte, avec 10 imagesgénérées gratuites par jour.</text:p>
          </table:table-cell>
          <table:table-cell table:style-name="ce73" office:value-type="string" ns42:value-type="string">
            <text:p>https://www.uneiaparjour.fr/aivector/</text:p>
          </table:table-cell>
          <table:table-cell table:style-name="ce73" office:value-type="string" ns42:value-type="string">
            <text:p>images</text:p>
          </table:table-cell>
          <table:table-cell table:style-name="ce73" office:value-type="string" ns42:value-type="string">
            <text:p>sans compte</text:p>
          </table:table-cell>
          <table:table-cell table:style-name="ce86" table:number-columns-repeated="4"/>
          <table:table-cell table:style-name="ce91" office:value-type="date" office:date-value="2025-08-18" ns42:value-type="date">
            <text:p>1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ivatemode</text:p>
          </table:table-cell>
          <table:table-cell table:style-name="ce73" office:value-type="string" ns42:value-type="string">
            <text:p>Privatemode (https://www.privatemode.ai) est un chatbot hébergé en Europe qui garantit la confidientialité des données via chiffrement de bout en bout.Il utilise quatre modèles de langage : Llama 3.3 70B, Gemma 3 27B, gpt-oss-120b et Qwen2.5-Coder 14B.. Privatemode fonctionne avec une application windows ou MacOS et une clé générée en ligne via le tableau de bord. […]</text:p>
          </table:table-cell>
          <table:table-cell table:style-name="ce73" office:value-type="string" ns42:value-type="string">
            <text:p>https://www.uneiaparjour.fr/privatemode/</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8-17" ns42:value-type="date">
            <text:p>1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efont</text:p>
          </table:table-cell>
          <table:table-cell table:style-name="ce73" office:value-type="string" ns42:value-type="string">
            <text:p>Refont (https://refont.ai/) génère du texte donné en imagesà partir d’un texte donné. Plusieurs types de générations sont proposées : police, calligraphie, écriture à la main, signature. Export en png. Gratuit, illimité et sans compte. (source pour les captures 1 et 4 : Art poétique, Verlaine)</text:p>
          </table:table-cell>
          <table:table-cell table:style-name="ce73" office:value-type="string" ns42:value-type="string">
            <text:p>https://www.uneiaparjour.fr/refont/</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8-16" ns42:value-type="date">
            <text:p>1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opulse</text:p>
          </table:table-cell>
          <table:table-cell table:style-name="ce73" office:value-type="string" ns42:value-type="string">
            <text:p>Panopulse (https://panopulse.com/) génère des imagespanoramiques à 360° à partir d’une instruction. Modèle non spécifié (difficultés sur la génération de visages, peut-être Stable diffusion ?). Export au format webp. Images visionnables dans un navigateur ou via un casque VR.Le site propose une visionneuse, directement dans l’interface de génération ou via l’onglet « 360 Viewer ». 25 crédits […]</text:p>
          </table:table-cell>
          <table:table-cell table:style-name="ce73" office:value-type="string" ns42:value-type="string">
            <text:p>https://www.uneiaparjour.fr/panopulse/</text:p>
          </table:table-cell>
          <table:table-cell table:style-name="ce73" office:value-type="string" ns42:value-type="string">
            <text:p>images</text:p>
          </table:table-cell>
          <table:table-cell table:style-name="ce86" table:number-columns-repeated="5"/>
          <table:table-cell table:style-name="ce91" office:value-type="date" office:date-value="2025-08-15" ns42:value-type="date">
            <text:p>1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ramify</text:p>
          </table:table-cell>
          <table:table-cell table:style-name="ce73" office:value-type="string" ns42:value-type="string">
            <text:p>Cramify (https://cramify.ai/) transforme un document (pdf, ppt, docx et xls) en cours avec vidéos type présentation audio, support de cours modifiable, quiz et support d’évaluation. Un chatbot permet d’interroger le document. Partage par url : public, caché des moteurs de recherche ou privé. 2 documents traités par mois en version gratuite. Test avec le Cadre […]</text:p>
          </table:table-cell>
          <table:table-cell table:style-name="ce73" office:value-type="string" ns42:value-type="string">
            <text:p>https://www.uneiaparjour.fr/cramify/</text:p>
          </table:table-cell>
          <table:table-cell table:style-name="ce73" office:value-type="string" ns42:value-type="string">
            <text:p>documents</text:p>
          </table:table-cell>
          <table:table-cell table:style-name="ce73" office:value-type="string" ns42:value-type="string">
            <text:p>éducation</text:p>
          </table:table-cell>
          <table:table-cell table:style-name="ce86" table:number-columns-repeated="4"/>
          <table:table-cell table:style-name="ce91" office:value-type="date" office:date-value="2025-08-14" ns42:value-type="date">
            <text:p>1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orybook de Gemini</text:p>
          </table:table-cell>
          <table:table-cell table:style-name="ce73" office:value-type="string" ns42:value-type="string">
            <text:p>Storybook (https://gemini.google.com/gem/storybook/) est un « gem » de Gemini qui génère des histoires d’une dizaine de pages illustrées (un seul style d’image possible) avec lecture audio (2 voix disponibles). Modifications possibles via la conversation. Histoires partageables via url ou imprimables. Version expérimentale. Gratuit avec limitation en nombre de générations quotidiennes en fonction du type de compte Gemini. […]</text:p>
          </table:table-cell>
          <table:table-cell table:style-name="ce73" office:value-type="string" ns42:value-type="string">
            <text:p>https://www.uneiaparjour.fr/storybook-de-gemini/</text:p>
          </table:table-cell>
          <table:table-cell table:style-name="ce73" office:value-type="string" ns42:value-type="string">
            <text:p>histoires enfants</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8-13" ns42:value-type="date">
            <text:p>1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leven Music</text:p>
          </table:table-cell>
          <table:table-cell table:style-name="ce73" office:value-type="string" ns42:value-type="string">
            <text:p>Eleven Music d’Eleven Labs (https://elevenlabs.io/app/music) génère des morceaux de musique avec ou sans paroles à partir d’une instruction Édition fine de la musique et des paroles avec itérations possibles, ajout de sections, banc de montage simple avec ajustement de la durée des sections. Durée des morceaux jusqu’à 4 minutes. Export mp4 limité à 30 secondes […]</text:p>
          </table:table-cell>
          <table:table-cell table:style-name="ce73" office:value-type="string" ns42:value-type="string">
            <text:p>https://www.uneiaparjour.fr/eleven-music/</text:p>
          </table:table-cell>
          <table:table-cell table:style-name="ce73" office:value-type="string" ns42:value-type="string">
            <text:p>musique</text:p>
          </table:table-cell>
          <table:table-cell table:style-name="ce86" table:number-columns-repeated="5"/>
          <table:table-cell table:style-name="ce91" office:value-type="date" office:date-value="2025-08-12" ns42:value-type="date">
            <text:p>1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ésumé vidéo de NotebookLM</text:p>
          </table:table-cell>
          <table:table-cell table:style-name="ce73" office:value-type="string" ns42:value-type="string">
            <text:p>NotebookLM propose le résumé vidéo de la note en cours, à la manière d’un diaporama avec voix. Le résumé vidéo est disponible dans la partie « Studio » et peut être généré avec toutes ou seulement certaines sources sélectionnées dans al colonne sources. Des instructions peuvent être apportées avec le bouton « personnaliser » disponible via les trois points […]</text:p>
          </table:table-cell>
          <table:table-cell table:style-name="ce73" office:value-type="string" ns42:value-type="string">
            <text:p>https://www.uneiaparjour.fr/resume-video-de-notebooklm/</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8-11" ns42:value-type="date">
            <text:p>1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olgo</text:p>
          </table:table-cell>
          <table:table-cell table:style-name="ce73" office:value-type="string" ns42:value-type="string">
            <text:p>Toolgo (https://toolgo.ai/) regroupe un ensemble d’outils IA dans une même interface : chatbot, moteur de recherche avec IA, conversation avec des documents pdf, traducteur, résumé youtube et pages web, génération et outils d’images. Plusieurs modèles de ChatGPT, Claude, Gemini, Stable Diffusion, Flux, Dall-e et Ideogram sont présents. Extension Chrome disponible qui ajoute une barre latérale […]</text:p>
          </table:table-cell>
          <table:table-cell table:style-name="ce73" office:value-type="string" ns42:value-type="string">
            <text:p>https://www.uneiaparjour.fr/toolgo/</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recherche</text:p>
          </table:table-cell>
          <table:table-cell table:style-name="ce73" office:value-type="string" ns42:value-type="string">
            <text:p>texte</text:p>
          </table:table-cell>
          <table:table-cell table:style-name="ce73" office:value-type="string" ns42:value-type="string">
            <text:p>youtube</text:p>
          </table:table-cell>
          <table:table-cell table:style-name="ce86"/>
          <table:table-cell table:style-name="ce91" office:value-type="date" office:date-value="2025-08-10" ns42:value-type="date">
            <text:p>10/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leplayr</text:p>
          </table:table-cell>
          <table:table-cell table:style-name="ce73" office:value-type="string" ns42:value-type="string">
            <text:p>Roleplayr (https://roleplayr.ai/) est une extension Chrome qui permet une conversation avec une image présente sur une page web. Une loupe apparaît dans le coin supérieur droit de l’image pour lancer une fenêtre de chat. Une instruction peut être ajoutée pour spécialiser la conversation.Conversations parfois en anglais, spécifier « Génère en français ». LLM non spécifié, quelques hallucinations […]</text:p>
          </table:table-cell>
          <table:table-cell table:style-name="ce73" office:value-type="string" ns42:value-type="string">
            <text:p>https://www.uneiaparjour.fr/roleplayr/</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8-09" ns42:value-type="date">
            <text:p>09/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fographix</text:p>
          </table:table-cell>
          <table:table-cell table:style-name="ce73" office:value-type="string" ns42:value-type="string">
            <text:p>Infographix (https://infografix.app/) génère des représentations graphiques à partir d’une instruction.Utilisable sans IA ou en édition d’une génération depuis l’onglet « Templates ». 14 modèles différents. Préciser « Génère en français ». Export jpeg, pdf, png et svg, partage url.Appli iOS et Android. 10 générations gratuites par jour, gratuit et sans compte.</text:p>
          </table:table-cell>
          <table:table-cell table:style-name="ce73" office:value-type="string" ns42:value-type="string">
            <text:p>https://www.uneiaparjour.fr/infographix/</text:p>
          </table:table-cell>
          <table:table-cell table:style-name="ce73" office:value-type="string" ns42:value-type="string">
            <text:p>présentation</text:p>
          </table:table-cell>
          <table:table-cell table:style-name="ce86" table:number-columns-repeated="5"/>
          <table:table-cell table:style-name="ce91" office:value-type="date" office:date-value="2025-08-08" ns42:value-type="date">
            <text:p>08/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lorifyAI</text:p>
          </table:table-cell>
          <table:table-cell table:style-name="ce73" office:value-type="string" ns42:value-type="string">
            <text:p>ColorifyAI (https://colorifyai.art) génère des dessins à colorier à partir d’une instruction ou d’une image. Plusieurs styles et formats proposés.Export png et pdf, partage url. Gratuit, sans compte et illimité. Tests depuis imagesWikimedia Commons : https://commons.wikimedia.org/wiki/File:Fort_de_Joux_02.jpg et https://commons.wikimedia.org/wiki/File:Soba-Noodles-Deliveryman-Tokyo-1935.png?uselang=fr</text:p>
          </table:table-cell>
          <table:table-cell table:style-name="ce73" office:value-type="string" ns42:value-type="string">
            <text:p>https://www.uneiaparjour.fr/colorifyai/</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8-07" ns42:value-type="date">
            <text:p>07/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oxus</text:p>
          </table:table-cell>
          <table:table-cell table:style-name="ce73" office:value-type="string" ns42:value-type="string">
            <text:p>Foxus (https://foxus-ai.onrender.com) génère des cours format texte avec quiz à partir d’une instruction. Une fois le plan proposé, les chapitres et les quiz sont générés à la demande. Un espace de conversation permet les ajustements. Modèle de langage non spécifié. Préciser « Génère en français ». Pas d’export possible : copié / collé. Gratuit et illimité.</text:p>
          </table:table-cell>
          <table:table-cell table:style-name="ce73" office:value-type="string" ns42:value-type="string">
            <text:p>https://www.uneiaparjour.fr/foxus/</text:p>
          </table:table-cell>
          <table:table-cell table:style-name="ce73" office:value-type="string" ns42:value-type="string">
            <text:p>archives</text:p>
          </table:table-cell>
          <table:table-cell table:style-name="ce86" table:number-columns-repeated="5"/>
          <table:table-cell table:style-name="ce91" office:value-type="date" office:date-value="2025-08-06" ns42:value-type="date">
            <text:p>06/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iino</text:p>
          </table:table-cell>
          <table:table-cell table:style-name="ce73" office:value-type="string" ns42:value-type="string">
            <text:p>Uiino (https://uiino.com/) génère un tableau de tâches à accomplir en réponse à une instruction sous forme de post-it .Ce tableau est la mise en forme de la réponse apportée sous forme de texte : éditer le texte dans la partie « Editor » met à jour le tableau. Utilisable sans l’accompagnement de l’IA en ajoutant des sections […]</text:p>
          </table:table-cell>
          <table:table-cell table:style-name="ce73" office:value-type="string" ns42:value-type="string">
            <text:p>https://www.uneiaparjour.fr/uiino/</text:p>
          </table:table-cell>
          <table:table-cell table:style-name="ce73" office:value-type="string" ns42:value-type="string">
            <text:p>sans compte</text:p>
          </table:table-cell>
          <table:table-cell table:style-name="ce73" office:value-type="string" ns42:value-type="string">
            <text:p>texte</text:p>
          </table:table-cell>
          <table:table-cell table:style-name="ce86" table:number-columns-repeated="4"/>
          <table:table-cell table:style-name="ce91" office:value-type="date" office:date-value="2025-08-05" ns42:value-type="date">
            <text:p>05/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dsmith</text:p>
          </table:table-cell>
          <table:table-cell table:style-name="ce73" office:value-type="string" ns42:value-type="string">
            <text:p>Mindsmith (https://www.mindsmith.ai/) génère des leçons ou des cours en ligne à partir d’instructions, de documents ou de pages web. Paramètrage fin avec degré de suivi des documents et niveau d’interactivité. Un storyboard éditable est généré puis un support interactif en édition fine, texte et images, avec quiz, flashcards, cas d’usage etc.Outil de traduction des contenus […]</text:p>
          </table:table-cell>
          <table:table-cell table:style-name="ce73" office:value-type="string" ns42:value-type="string">
            <text:p>https://www.uneiaparjour.fr/mindsmith/</text:p>
          </table:table-cell>
          <table:table-cell table:style-name="ce73" office:value-type="string" ns42:value-type="string">
            <text:p>éducation</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86" table:number-columns-repeated="3"/>
          <table:table-cell table:style-name="ce91" office:value-type="date" office:date-value="2025-08-04" ns42:value-type="date">
            <text:p>04/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stRecap</text:p>
          </table:table-cell>
          <table:table-cell table:style-name="ce73" office:value-type="string" ns42:value-type="string">
            <text:p>JustRecap (https://justrecap.it/) résume des vidéos Youtube avec résumé global, résumés par grandes parties de la vidéo et accès à la transcription. Détection automatique de la langue (les titres restent en anglais). Publication des résumés dans une bibliothèque publique. Partage par url. 5 résumés par mois gratuits (résumés de podcasts Apple podcast en version payante). Test […]</text:p>
          </table:table-cell>
          <table:table-cell table:style-name="ce73" office:value-type="string" ns42:value-type="string">
            <text:p>https://www.uneiaparjour.fr/justrecap/</text:p>
          </table:table-cell>
          <table:table-cell table:style-name="ce73" office:value-type="string" ns42:value-type="string">
            <text:p>youtube</text:p>
          </table:table-cell>
          <table:table-cell table:style-name="ce86" table:number-columns-repeated="5"/>
          <table:table-cell table:style-name="ce91" office:value-type="date" office:date-value="2025-08-03" ns42:value-type="date">
            <text:p>03/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cket</text:p>
          </table:table-cell>
          <table:table-cell table:style-name="ce73" office:value-type="string" ns42:value-type="string">
            <text:p>Rocket (https://www.rocket.new) génère des applications, web ou mobiles, à partir d’une instruction en react, javascript et tailwind CSS. Export github, téléchargement des fichiers code, hébergement sur rocket.new 1 million de token gratuits par mois (1 application), générations publiques. Test « Farm math quest » : https://farm-math-quest-uzehs99.public.builtwithrocket.new</text:p>
          </table:table-cell>
          <table:table-cell table:style-name="ce73" office:value-type="string" ns42:value-type="string">
            <text:p>https://www.uneiaparjour.fr/rocket/</text:p>
          </table:table-cell>
          <table:table-cell table:style-name="ce73" office:value-type="string" ns42:value-type="string">
            <text:p>application</text:p>
          </table:table-cell>
          <table:table-cell table:style-name="ce86" table:number-columns-repeated="5"/>
          <table:table-cell table:style-name="ce91" office:value-type="date" office:date-value="2025-08-02" ns42:value-type="date">
            <text:p>02/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ance</text:p>
          </table:table-cell>
          <table:table-cell table:style-name="ce73" office:value-type="string" ns42:value-type="string">
            <text:p>Seedance (documentation : https://arxiv.org/pdf/2506.09113, modèle disponible dans la génération vidéo de Dreamina) est un modèle de génération de vidéo de Bytedance. Vidéos de 5 à 10 secondes, 6 formats disponibles et possible génération d’une bande-son musicale. Sur Dreamina, 120 crédits gratuits par jour. 50 crédits pour une vidéo de 5 s., 100 pour 10 s. […]</text:p>
          </table:table-cell>
          <table:table-cell table:style-name="ce73" office:value-type="string" ns42:value-type="string">
            <text:p>https://www.uneiaparjour.fr/seedance/</text:p>
          </table:table-cell>
          <table:table-cell table:style-name="ce73" office:value-type="string" ns42:value-type="string">
            <text:p>vidéo</text:p>
          </table:table-cell>
          <table:table-cell table:style-name="ce86" table:number-columns-repeated="5"/>
          <table:table-cell table:style-name="ce91" office:value-type="date" office:date-value="2025-08-01" ns42:value-type="date">
            <text:p>01/08/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Ernie 4.5</text:p>
          </table:table-cell>
          <table:table-cell table:style-name="ce73" office:value-type="string" ns42:value-type="string">
            <text:p>Ernie 4.5 (documentation : https://github.com/PaddlePaddle/ERNIE) est un modèle de langage développé par Baidu décliné en plusieurs versions de 0,3 B à 424 B de paramètres, cette dernière version intégrant des fonctionnalités de raisonnement. La plupart deces versions sont testables sur HuggingFace : https://huggingface.co/baidu/spaces, dont une version avec documents et une avec recherche web. Gratuit, open […]</text:p>
          </table:table-cell>
          <table:table-cell table:style-name="ce73" office:value-type="string" ns42:value-type="string">
            <text:p>https://www.uneiaparjour.fr/ernie-4-5/</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7-31" ns42:value-type="date">
            <text:p>3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Étudier de ChatGPT</text:p>
          </table:table-cell>
          <table:table-cell table:style-name="ce73" office:value-type="string" ns42:value-type="string">
            <text:p>« Étudier et apprendre » est un mode de ChatGPT (https://chatgpt.com) dédié à l’apprentissage. « Étudier » a été paramètré via des instructions système (« cachées » pour l’utilisateur) pour s’adapter au niveau de l’utilisateur – à partir de l’historique de ses conversations précédentes -, en segmentant et allégeant les réponses puis en résumant et en questionnant pour relancer. Des exercices […]</text:p>
          </table:table-cell>
          <table:table-cell table:style-name="ce73" office:value-type="string" ns42:value-type="string">
            <text:p>https://www.uneiaparjour.fr/etudier-de-chatgpt/</text:p>
          </table:table-cell>
          <table:table-cell table:style-name="ce73" office:value-type="string" ns42:value-type="string">
            <text:p>chatbot</text:p>
          </table:table-cell>
          <table:table-cell table:style-name="ce73" office:value-type="string" ns42:value-type="string">
            <text:p>éducation</text:p>
          </table:table-cell>
          <table:table-cell table:style-name="ce86" table:number-columns-repeated="4"/>
          <table:table-cell table:style-name="ce91" office:value-type="date" office:date-value="2025-07-30" ns42:value-type="date">
            <text:p>3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M 4.5</text:p>
          </table:table-cell>
          <table:table-cell table:style-name="ce73" office:value-type="string" ns42:value-type="string">
            <text:p>GLM 4.5 (par z.ai entreprise chinoise éditrice de vidu, chatbot : https://chat.z.ai et documentation https://github.com/zai-org/GLM-4.5) est un modèle de langage open source disponible en deux versions : 4.5 (355 B de paramètres) et 4.5 Air (105 B de paramètres), toutes deux avec capacités de raisonnement, de génération de code et recherche web. Traitement des documents […]</text:p>
          </table:table-cell>
          <table:table-cell table:style-name="ce73" office:value-type="string" ns42:value-type="string">
            <text:p>https://www.uneiaparjour.fr/glm-4-5/</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présentation</text:p>
          </table:table-cell>
          <table:table-cell table:style-name="ce73" office:value-type="string" ns42:value-type="string">
            <text:p>usage illimité</text:p>
          </table:table-cell>
          <table:table-cell table:style-name="ce91" office:value-type="date" office:date-value="2025-07-29" ns42:value-type="date">
            <text:p>2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ldraw Computer</text:p>
          </table:table-cell>
          <table:table-cell table:style-name="ce73" office:value-type="string" ns42:value-type="string">
            <text:p>Tldraw Computer (https://computer.tldraw.com) automatise des tâches organisées par blocs logiques sur un tableau blanc. Génère texte, image et voix à partir de sources données, d’instructions et de conditions. Exemples et tutoriels proposés, partage des tableaux par URL. Basé sur Gemini, 750 actions gratuites par jour. Test analyse et réinterprétation de la Nuit étoilée (source Wikimedia […]</text:p>
          </table:table-cell>
          <table:table-cell table:style-name="ce73" office:value-type="string" ns42:value-type="string">
            <text:p>https://www.uneiaparjour.fr/tldraw-computer/</text:p>
          </table:table-cell>
          <table:table-cell table:style-name="ce73" office:value-type="string" ns42:value-type="string">
            <text:p>automatisation</text:p>
          </table:table-cell>
          <table:table-cell table:style-name="ce73" office:value-type="string" ns42:value-type="string">
            <text:p>images</text:p>
          </table:table-cell>
          <table:table-cell table:style-name="ce73" office:value-type="string" ns42:value-type="string">
            <text:p>texte</text:p>
          </table:table-cell>
          <table:table-cell table:style-name="ce73" office:value-type="string" ns42:value-type="string">
            <text:p>voix</text:p>
          </table:table-cell>
          <table:table-cell table:style-name="ce86" table:number-columns-repeated="2"/>
          <table:table-cell table:style-name="ce91" office:value-type="date" office:date-value="2025-07-28" ns42:value-type="date">
            <text:p>2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ebwave</text:p>
          </table:table-cell>
          <table:table-cell table:style-name="ce73" office:value-type="string" ns42:value-type="string">
            <text:p>Webwave (https://webwave.me/) génère des sites internet de plusieurs pages à partir d’une instruction et de choix esthétiques. Chaque bloc est éditable finement. Le site généré est responsive (s’adapte à la taille de l’écran) et la publication est possible (sans paramétrage de l’URL mais qui peut être connecté à un nom de domaine). Avec un compte […]</text:p>
          </table:table-cell>
          <table:table-cell table:style-name="ce73" office:value-type="string" ns42:value-type="string">
            <text:p>https://www.uneiaparjour.fr/webwave/</text:p>
          </table:table-cell>
          <table:table-cell table:style-name="ce73" office:value-type="string" ns42:value-type="string">
            <text:p>FR / EU</text:p>
          </table:table-cell>
          <table:table-cell table:style-name="ce73" office:value-type="string" ns42:value-type="string">
            <text:p>site web</text:p>
          </table:table-cell>
          <table:table-cell table:style-name="ce86" table:number-columns-repeated="4"/>
          <table:table-cell table:style-name="ce91" office:value-type="date" office:date-value="2025-07-27" ns42:value-type="date">
            <text:p>2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eart</text:p>
          </table:table-cell>
          <table:table-cell table:style-name="ce73" office:value-type="string" ns42:value-type="string">
            <text:p>Loveart (https://www.lovart.ai/) génère imageset vidéos à partir d’un chatbot et d’un tableau blanc. Le tableau peut être organisé et une nouvelle conversation peut être déclenchée depuis les éléments du tableau. Utilise ChatGPT pour les imageset Kling pour les vidéos. Export jpg et mp4. Partage du tableau avec chatbot par url 300 crédits gratuits […]</text:p>
          </table:table-cell>
          <table:table-cell table:style-name="ce73" office:value-type="string" ns42:value-type="string">
            <text:p>https://www.uneiaparjour.fr/loveart/</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6" ns42:value-type="date">
            <text:p>2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rage</text:p>
          </table:table-cell>
          <table:table-cell table:style-name="ce73" office:value-type="string" ns42:value-type="string">
            <text:p>Mirage (https://mirage.decart.ai) transforme un flux vidéo – caméra ou écran partagés en temps réel, ou fichier téléchargé – en un nouvel univers visuel en appliquant des filtres aux personnes et aux décors avec suivi des mouvement. 70 filtres disponibles et changements possibles en direct depuis une instruction. Version beta de démonstration gratuite par sessions de […]</text:p>
          </table:table-cell>
          <table:table-cell table:style-name="ce73" office:value-type="string" ns42:value-type="string">
            <text:p>https://www.uneiaparjour.fr/mirage/</text:p>
          </table:table-cell>
          <table:table-cell table:style-name="ce73" office:value-type="string" ns42:value-type="string">
            <text:p>vidéo</text:p>
          </table:table-cell>
          <table:table-cell table:style-name="ce86" table:number-columns-repeated="5"/>
          <table:table-cell table:style-name="ce91" office:value-type="date" office:date-value="2025-07-25" ns42:value-type="date">
            <text:p>2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mo</text:p>
          </table:table-cell>
          <table:table-cell table:style-name="ce73" office:value-type="string" ns42:value-type="string">
            <text:p>Lumo (https://lumo.proton.me/) de Proton est un chatbot texte sécurisé et hébergé en Europe (Allemagne) avec chiffrement zéro accès, sans partage ni conservation des données. Importation de documents et recherche web. Semble fonctionner sur plusieurs modèles ouverts « légers » choisis en fonction de l’instruction (apparement Nemo et Small 3 de Mistral, OpenHands 32B de Nvidia, ou encore […]</text:p>
          </table:table-cell>
          <table:table-cell table:style-name="ce73" office:value-type="string" ns42:value-type="string">
            <text:p>https://www.uneiaparjour.fr/lumo/</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4"/>
          <table:table-cell table:style-name="ce91" office:value-type="date" office:date-value="2025-07-24" ns42:value-type="date">
            <text:p>2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ast3D</text:p>
          </table:table-cell>
          <table:table-cell table:style-name="ce73" office:value-type="string" ns42:value-type="string">
            <text:p>Fast3D (https://fast3d.io/) génère des images 3D à partir d’une instruction ou d’une image. Génération rapide et plusieurs réglages : texture, finesse du rendu, lumière. 5 formats pour l’export. Générations illimitées sans options sans compte. Avec compte gratuit, 1000 crédits gratuits par mois et 2 téléchargements par jour, avec textures et génération plus aboutie. 20 crédits […]</text:p>
          </table:table-cell>
          <table:table-cell table:style-name="ce73" office:value-type="string" ns42:value-type="string">
            <text:p>https://www.uneiaparjour.fr/fast3d/</text:p>
          </table:table-cell>
          <table:table-cell table:style-name="ce73" office:value-type="string" ns42:value-type="string">
            <text:p>images 3D</text:p>
          </table:table-cell>
          <table:table-cell table:style-name="ce73" office:value-type="string" ns42:value-type="string">
            <text:p>sans compte</text:p>
          </table:table-cell>
          <table:table-cell table:style-name="ce86" table:number-columns-repeated="4"/>
          <table:table-cell table:style-name="ce91" office:value-type="date" office:date-value="2025-07-23" ns42:value-type="date">
            <text:p>2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dia</text:p>
          </table:table-cell>
          <table:table-cell table:style-name="ce73" office:value-type="string" ns42:value-type="string">
            <text:p>Gladia (https://www.gladia.io/) retranscrit des vidéos ou des audios en texte. Reconnaissance des locuteurs (« diarisation »), traduction possible. Export json, srt, vtt et txt. Fonction live non testée. 10h de retranscription gratuite par mois (fichiers de 500 Mo ou 2h15 maximum). Test depuis la vidéo Youtube : « IA, société et éducation : Les enjeux pour la formation […]</text:p>
          </table:table-cell>
          <table:table-cell table:style-name="ce73" office:value-type="string" ns42:value-type="string">
            <text:p>https://www.uneiaparjour.fr/gladia/</text:p>
          </table:table-cell>
          <table:table-cell table:style-name="ce73" office:value-type="string" ns42:value-type="string">
            <text:p>texte</text:p>
          </table:table-cell>
          <table:table-cell table:style-name="ce73" office:value-type="string" ns42:value-type="string">
            <text:p>voix</text:p>
          </table:table-cell>
          <table:table-cell table:style-name="ce73" office:value-type="string" ns42:value-type="string">
            <text:p>youtube</text:p>
          </table:table-cell>
          <table:table-cell table:style-name="ce86" table:number-columns-repeated="3"/>
          <table:table-cell table:style-name="ce91" office:value-type="date" office:date-value="2025-07-22" ns42:value-type="date">
            <text:p>2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unner H</text:p>
          </table:table-cell>
          <table:table-cell table:style-name="ce73" office:value-type="string" ns42:value-type="string">
            <text:p>Runner H (https://runner.hcompany.ai/) de Hcompany (🇫🇷) automatise des tâches données via une instruction en parcourant le web si nécessaire. Basé sur les modèles open source de vision « Holo » et de navigation « SurferH » (https://huggingface.co/Hcompany). Trois niveaux d’automatisation : suivi fort ou suivi modéré de l’utilisateur ou automatisation complète. Un chatbot permet l’interaction. Possibilité de connecter des […]</text:p>
          </table:table-cell>
          <table:table-cell table:style-name="ce73" office:value-type="string" ns42:value-type="string">
            <text:p>https://www.uneiaparjour.fr/runner-h/</text:p>
          </table:table-cell>
          <table:table-cell table:style-name="ce73" office:value-type="string" ns42:value-type="string">
            <text:p>automatisation</text:p>
          </table:table-cell>
          <table:table-cell table:style-name="ce73" office:value-type="string" ns42:value-type="string">
            <text:p>FR / EU</text:p>
          </table:table-cell>
          <table:table-cell table:style-name="ce73" office:value-type="string" ns42:value-type="string">
            <text:p>recherche</text:p>
          </table:table-cell>
          <table:table-cell table:style-name="ce86" table:number-columns-repeated="3"/>
          <table:table-cell table:style-name="ce91" office:value-type="date" office:date-value="2025-07-21" ns42:value-type="date">
            <text:p>2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Nim</text:p>
          </table:table-cell>
          <table:table-cell table:style-name="ce73" office:value-type="string" ns42:value-type="string">
            <text:p>Nim (https://nim.video/) regroupe génération d’images, de vidéos et de « story » avec plusieurs modèles populaires dans un même outil. Choix des modèles et réglages avancés. Outils complémentaires. Français accepté dans les stories (préciser « génère en français). 200 crédits gratuits par mois (entre 3 et 20 générations selon les modèles utilisés).</text:p>
          </table:table-cell>
          <table:table-cell table:style-name="ce73" office:value-type="string" ns42:value-type="string">
            <text:p>https://www.uneiaparjour.fr/nim/</text:p>
          </table:table-cell>
          <table:table-cell table:style-name="ce73" office:value-type="string" ns42:value-type="string">
            <text:p>images</text:p>
          </table:table-cell>
          <table:table-cell table:style-name="ce73" office:value-type="string" ns42:value-type="string">
            <text:p>vidéo</text:p>
          </table:table-cell>
          <table:table-cell table:style-name="ce86" table:number-columns-repeated="4"/>
          <table:table-cell table:style-name="ce91" office:value-type="date" office:date-value="2025-07-20" ns42:value-type="date">
            <text:p>2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atpecker</text:p>
          </table:table-cell>
          <table:table-cell table:style-name="ce73" office:value-type="string" ns42:value-type="string">
            <text:p>Statpecker (https://app.statpecker.com/) génère des infographies à partir d’un sujet et/ou d’un fichier de données en csv. 7 modèles de visualisation différents. Édition fine de la prévisualisation. Export png ou partage url / iframe. Gratuit et illimité ? Pas d’abonnements spécifiés. Test frise avec instruction : révolution française Test évolution du nombre moyen d’élèves au collège, […]</text:p>
          </table:table-cell>
          <table:table-cell table:style-name="ce73" office:value-type="string" ns42:value-type="string">
            <text:p>https://www.uneiaparjour.fr/statpecker/</text:p>
          </table:table-cell>
          <table:table-cell table:style-name="ce73" office:value-type="string" ns42:value-type="string">
            <text:p>données</text:p>
          </table:table-cell>
          <table:table-cell table:style-name="ce73" office:value-type="string" ns42:value-type="string">
            <text:p>infographie</text:p>
          </table:table-cell>
          <table:table-cell table:style-name="ce73" office:value-type="string" ns42:value-type="string">
            <text:p>usage illimité</text:p>
          </table:table-cell>
          <table:table-cell table:style-name="ce86" table:number-columns-repeated="3"/>
          <table:table-cell table:style-name="ce91" office:value-type="date" office:date-value="2025-07-19" ns42:value-type="date">
            <text:p>1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Videoinu</text:p>
          </table:table-cell>
          <table:table-cell table:style-name="ce73" office:value-type="string" ns42:value-type="string">
            <text:p>Videoinu (https://videoinu.com) génère des vidéos avec musique, voix et sous-titres, à partir d’une instruction et de personnages créés. Une fois les personnages créés avec leur image et leur fiche descriptive, un scénario est proposé. À partir de ce scénario les imagessont animées et les voix générées (voix avec accent anglophone). Édition fine et nouvelle […]</text:p>
          </table:table-cell>
          <table:table-cell table:style-name="ce73" office:value-type="string" ns42:value-type="string">
            <text:p>https://www.uneiaparjour.fr/videoinu/</text:p>
          </table:table-cell>
          <table:table-cell table:style-name="ce73" office:value-type="string" ns42:value-type="string">
            <text:p>vidéo</text:p>
          </table:table-cell>
          <table:table-cell table:style-name="ce86" table:number-columns-repeated="5"/>
          <table:table-cell table:style-name="ce91" office:value-type="date" office:date-value="2025-07-18" ns42:value-type="date">
            <text:p>1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usicGPT</text:p>
          </table:table-cell>
          <table:table-cell table:style-name="ce73" office:value-type="string" ns42:value-type="string">
            <text:p>MusicGPT (https://musicgpt.com) génère des morceaux de musiques, instrumentaux ou avec paroles (importées ou générées), à partir d’instructions. Respecte assez fidèlement les styles et les instruments indiqués, voix de qualité.Voix masculines par défaut, spécifier voix féminine dans la partie paroles. Export mp3 et partage URL ou sur un profil public sur le site. 500 crédits gratuits […]</text:p>
          </table:table-cell>
          <table:table-cell table:style-name="ce73" office:value-type="string" ns42:value-type="string">
            <text:p>https://www.uneiaparjour.fr/musicgpt/</text:p>
          </table:table-cell>
          <table:table-cell table:style-name="ce73" office:value-type="string" ns42:value-type="string">
            <text:p>musique</text:p>
          </table:table-cell>
          <table:table-cell table:style-name="ce86" table:number-columns-repeated="5"/>
          <table:table-cell table:style-name="ce91" office:value-type="date" office:date-value="2025-07-17" ns42:value-type="date">
            <text:p>1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lasp</text:p>
          </table:table-cell>
          <table:table-cell table:style-name="ce73" office:value-type="string" ns42:value-type="string">
            <text:p>Glasp (https://glasp.co/) accompagne la navigation internet avec plusieurs outils : Accepte le français, résumés en anglais mais traduction possible depuis el chatbot. Marque-pages illimités et publics, 3 résumés youtube par jour, 5 pdf et 30 min de transcription audio par mois dans la version gratuite. Tests depuis « Cadre d’usage de l’IA en éducation« , « L’Intelligence artificielle […]</text:p>
          </table:table-cell>
          <table:table-cell table:style-name="ce73" office:value-type="string" ns42:value-type="string">
            <text:p>https://www.uneiaparjour.fr/glasp/</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youtube</text:p>
          </table:table-cell>
          <table:table-cell table:style-name="ce86" table:number-columns-repeated="3"/>
          <table:table-cell table:style-name="ce91" office:value-type="date" office:date-value="2025-07-16" ns42:value-type="date">
            <text:p>1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emence</text:p>
          </table:table-cell>
          <table:table-cell table:style-name="ce73" office:value-type="string" ns42:value-type="string">
            <text:p>Clemence (https://clemence.cc) combine IA générative de texte et moteur de recherche pour fournir une réponse détaillée et sourcée à une instruction. Les instructions sont divisées en plusieurs recherches progressives avant génération de la réponse.Le mode « Deeper research » apporte une réponse plus complète avec plus de sources consultées. Préciser « Génère en français ». Les recherches classiques semblent […]</text:p>
          </table:table-cell>
          <table:table-cell table:style-name="ce73" office:value-type="string" ns42:value-type="string">
            <text:p>https://www.uneiaparjour.fr/clemence/</text:p>
          </table:table-cell>
          <table:table-cell table:style-name="ce73" office:value-type="string" ns42:value-type="string">
            <text:p>archives</text:p>
          </table:table-cell>
          <table:table-cell table:style-name="ce86" table:number-columns-repeated="5"/>
          <table:table-cell table:style-name="ce91" office:value-type="date" office:date-value="2025-07-15" ns42:value-type="date">
            <text:p>1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imi K2</text:p>
          </table:table-cell>
          <table:table-cell table:style-name="ce73" office:value-type="string" ns42:value-type="string">
            <text:p>Kimi K2 (démonstration : https://www.kimi.com/ et documentation : https://github.com/MoonshotAI/Kimi-K2) est un modèle de langage open source de l’entreprise chinoise Moonshot. Raisonnement et connexion internet. Mode « agent ».Mode « researcher » avec long rapport généré avec sources (génération entre 20 et 30 min). Rapport livré en mode interactif en html.Expertise en développement web et applications. Export par copier / […]</text:p>
          </table:table-cell>
          <table:table-cell table:style-name="ce73" office:value-type="string" ns42:value-type="string">
            <text:p>https://www.uneiaparjour.fr/kimi-k2/</text:p>
          </table:table-cell>
          <table:table-cell table:style-name="ce73" office:value-type="string" ns42:value-type="string">
            <text:p>chatbot</text:p>
          </table:table-cell>
          <table:table-cell table:style-name="ce73" office:value-type="string" ns42:value-type="string">
            <text:p>LLM</text:p>
          </table:table-cell>
          <table:table-cell table:style-name="ce86" table:number-columns-repeated="4"/>
          <table:table-cell table:style-name="ce91" office:value-type="date" office:date-value="2025-07-14" ns42:value-type="date">
            <text:p>1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story generator</text:p>
          </table:table-cell>
          <table:table-cell table:style-name="ce73" office:value-type="string" ns42:value-type="string">
            <text:p>Ai story generator (https://www.aistorygenerator.shop) génère des histoires à partir d’une instruction. Dans les options avancées, les personnages et l’histoire peuvent être décrits finement. 3 longueurs de texte (jusqu’à 500 mots), 30 styles et 9 perspectives d’écriture, 7 langues. LLM non spécifié. Gratuit, illimité et sans compte.</text:p>
          </table:table-cell>
          <table:table-cell table:style-name="ce73" office:value-type="string" ns42:value-type="string">
            <text:p>https://www.uneiaparjour.fr/ai-story-generator-3/</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86" table:number-columns-repeated="3"/>
          <table:table-cell table:style-name="ce91" office:value-type="date" office:date-value="2025-07-13" ns42:value-type="date">
            <text:p>1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to doc</text:p>
          </table:table-cell>
          <table:table-cell table:style-name="ce73" office:value-type="string" ns42:value-type="string">
            <text:p>YouTube to doc (https://y2doc.com) génère des écrits à partir de vidéos YouTube : article de blog, résumé, conversation, e-mail… Édition et export au format markdown. 50 crédits gratuits par mois, dépendant de la longueur de la vidéo. Tests depuis : https://youtu.be/1Rsj8mfQEeI et https://youtu.be/LNxcDavAWzg</text:p>
          </table:table-cell>
          <table:table-cell table:style-name="ce73" office:value-type="string" ns42:value-type="string">
            <text:p>https://www.uneiaparjour.fr/youtube-to-doc/</text:p>
          </table:table-cell>
          <table:table-cell table:style-name="ce73" office:value-type="string" ns42:value-type="string">
            <text:p>texte</text:p>
          </table:table-cell>
          <table:table-cell table:style-name="ce73" office:value-type="string" ns42:value-type="string">
            <text:p>youtube</text:p>
          </table:table-cell>
          <table:table-cell table:style-name="ce86" table:number-columns-repeated="4"/>
          <table:table-cell table:style-name="ce91" office:value-type="date" office:date-value="2025-07-12" ns42:value-type="date">
            <text:p>1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Dende</text:p>
          </table:table-cell>
          <table:table-cell table:style-name="ce73" office:value-type="string" ns42:value-type="string">
            <text:p>Dende (https://dende.ai/) génère des quiz et flashcards à partir d’un document pdf, doc, txt ou ppt. Les questions sont générées par chapitres ou par sujets. Un tableau de bord permet le suivi de la progression. Les réponses sont données avec un accompagnement et le document reste accessible. possibilité d’édition. En version gratuite, un seul document […]</text:p>
          </table:table-cell>
          <table:table-cell table:style-name="ce73" office:value-type="string" ns42:value-type="string">
            <text:p>https://www.uneiaparjour.fr/dende/</text:p>
          </table:table-cell>
          <table:table-cell table:style-name="ce73" office:value-type="string" ns42:value-type="string">
            <text:p>quiz et flashcards</text:p>
          </table:table-cell>
          <table:table-cell table:style-name="ce86" table:number-columns-repeated="5"/>
          <table:table-cell table:style-name="ce91" office:value-type="date" office:date-value="2025-07-11" ns42:value-type="date">
            <text:p>1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hinkSound</text:p>
          </table:table-cell>
          <table:table-cell table:style-name="ce73" office:value-type="string" ns42:value-type="string">
            <text:p>ThinkSound (démo : https://huggingface.co/spaces/FunAudioLLM/ThinkSound et documentation : https://github.com/FunAudioLLM/ThinkSound) génère la bande son de vidéos en la synchronisant et en ajoutant directement au fichier original, avec ou sans instructions. Export mp4 et partage url. Gratuit, open source et illimité. Vidéo de Damir K .: https://www.pexels.com/fr-fr/video/32821771/ Vidéo de JUN HO LEE: https://www.pexels.com/fr-fr/video/aquarium-jardin-de-corail-plongeur-aventure-nature-poissons-tropicaux-32874247/</text:p>
          </table:table-cell>
          <table:table-cell table:style-name="ce73" office:value-type="string" ns42:value-type="string">
            <text:p>https://www.uneiaparjour.fr/thinksound/</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7-10" ns42:value-type="date">
            <text:p>10/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ma 3n</text:p>
          </table:table-cell>
          <table:table-cell table:style-name="ce73" office:value-type="string" ns42:value-type="string">
            <text:p>Gemma 3n (à tester dans Google ai studio ou sur les espaces Hugging Face) : deux modèles de langage open source « légers » conçus pour être déployés sur des appareils personnels (smartphones, tablette, ordinateur). Modèles multimodaux. Une fois installés sur un appareil (nécessite des appareils récents et des compétences techniques), ils peuvent alors fonctionner sans connexion […]</text:p>
          </table:table-cell>
          <table:table-cell table:style-name="ce73" office:value-type="string" ns42:value-type="string">
            <text:p>https://www.uneiaparjour.fr/gemma-3n/</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2"/>
          <table:table-cell table:style-name="ce91" office:value-type="date" office:date-value="2025-07-09" ns42:value-type="date">
            <text:p>09/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epfun</text:p>
          </table:table-cell>
          <table:table-cell table:style-name="ce73" office:value-type="string" ns42:value-type="string">
            <text:p>Stepfun (https://stepfun.ai/) est un chatbot de génération de texte et imagesqui propose plusieurs modèles et un agent : Le chatbot choisit le modèle le plus approprié et chaque modèle peut être sélectionné via « @ ».Plusieurs modes de recherche web sont proposés et des url spécifiques peuvent être sélectionnées. Gratuit et semble illimité. Test Step-R1-V-Mini (source […]</text:p>
          </table:table-cell>
          <table:table-cell table:style-name="ce73" office:value-type="string" ns42:value-type="string">
            <text:p>https://www.uneiaparjour.fr/stepfun/</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recherche</text:p>
          </table:table-cell>
          <table:table-cell table:style-name="ce91" office:value-type="date" office:date-value="2025-07-08" ns42:value-type="date">
            <text:p>08/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atch</text:p>
          </table:table-cell>
          <table:table-cell table:style-name="ce73" office:value-type="string" ns42:value-type="string">
            <text:p>Hatch (https://hatchcanvas.com) regroupe via un chatbot et un tableau blanc infini plusieurs IA génératives et des agents spécialisés : texte, image, infographie, site web, code, applications etc. Chaque génération peut être partagée par url et chaque tableau peut être collaboratif. Version beta gratuite et illimitée. Test génération de texte : https://hatchcanvas.com/public/proj_Eqty1haoHenC8pPf5FuZ7/shape:_7gg-fv9sL1zrSIvo5QsV Test infographie : https://hatchcanvas.com/public/proj_Eqty1haoHenC8pPf5FuZ7/shape:KIw-g5KxBbkzfzSqrUW46 […]</text:p>
          </table:table-cell>
          <table:table-cell table:style-name="ce73" office:value-type="string" ns42:value-type="string">
            <text:p>https://www.uneiaparjour.fr/hat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usage illimité</text:p>
          </table:table-cell>
          <table:table-cell table:style-name="ce86" table:number-columns-repeated="2"/>
          <table:table-cell table:style-name="ce91" office:value-type="date" office:date-value="2025-07-07" ns42:value-type="date">
            <text:p>07/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urope</text:p>
          </table:table-cell>
          <table:table-cell table:style-name="ce73" office:value-type="string" ns42:value-type="string">
            <text:p>ChatEurope (https://chateurope.eu) est une plateforme d’actualités pour « aider à mieux comprendre l’Europe, son fonctionnement, ses décisions et leur impact sur votre quotidien ». ChatEurope propose une information vérifiée et sourcée (les sources sont celles hébergées sur la plateforme). Elle met en avant un chatbot, disponible au centre de la page d’accueil et sur les articles consultés, […]</text:p>
          </table:table-cell>
          <table:table-cell table:style-name="ce73" office:value-type="string" ns42:value-type="string">
            <text:p>https://www.uneiaparjour.fr/chateurope/</text:p>
          </table:table-cell>
          <table:table-cell table:style-name="ce73" office:value-type="string" ns42:value-type="string">
            <text:p>actualités et fact-checking</text:p>
          </table:table-cell>
          <table:table-cell table:style-name="ce73" office:value-type="string" ns42:value-type="string">
            <text:p>chatbot</text:p>
          </table:table-cell>
          <table:table-cell table:style-name="ce73" office:value-type="string" ns42:value-type="string">
            <text:p>FR / EU</text:p>
          </table:table-cell>
          <table:table-cell table:style-name="ce86" table:number-columns-repeated="3"/>
          <table:table-cell table:style-name="ce91" office:value-type="date" office:date-value="2025-07-06" ns42:value-type="date">
            <text:p>06/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era</text:p>
          </table:table-cell>
          <table:table-cell table:style-name="ce73" office:value-type="string" ns42:value-type="string">
            <text:p>Hera (https://hera.video) génère des animations graphiques à partir d’une instruction : textes ou imagesanimés, graphiques, frises chronologiques, etc. Galerie de modèles disponible. Amélioration des instructions et édition par itération. Import d’images, de polices ou de fichiers csv. Export mp4 ou url. Version beta sur liste d’attente, 10 instructions par semaine gratuites.</text:p>
          </table:table-cell>
          <table:table-cell table:style-name="ce73" office:value-type="string" ns42:value-type="string">
            <text:p>https://www.uneiaparjour.fr/hera/</text:p>
          </table:table-cell>
          <table:table-cell table:style-name="ce73" office:value-type="string" ns42:value-type="string">
            <text:p>présentation</text:p>
          </table:table-cell>
          <table:table-cell table:style-name="ce73" office:value-type="string" ns42:value-type="string">
            <text:p>vidéo</text:p>
          </table:table-cell>
          <table:table-cell table:style-name="ce86" table:number-columns-repeated="4"/>
          <table:table-cell table:style-name="ce91" office:value-type="date" office:date-value="2025-07-05" ns42:value-type="date">
            <text:p>05/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uzia</text:p>
          </table:table-cell>
          <table:table-cell table:style-name="ce73" office:value-type="string" ns42:value-type="string">
            <text:p>Luzia (https://www.luzia.com) regroupe dans une application (iOS, Android et WhatsApp) plusieurs fonctionnalités d’IA générative : Public cible adolescent et jeunes adultes, lycéens ou étudiants. Un système de points gagnés à l’utilisation débloque des fonctionnalités. Fonctions sociales annoncées avec conversations de groupe. Utilise chatGPT pour texte / vision etStability pour les images. Entreprise espagnole, annoncée comme […]</text:p>
          </table:table-cell>
          <table:table-cell table:style-name="ce73" office:value-type="string" ns42:value-type="string">
            <text:p>https://www.uneiaparjour.fr/luzia/</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FR / EU</text:p>
          </table:table-cell>
          <table:table-cell table:style-name="ce73" office:value-type="string" ns42:value-type="string">
            <text:p>images</text:p>
          </table:table-cell>
          <table:table-cell table:style-name="ce73" office:value-type="string" ns42:value-type="string">
            <text:p>langues</text:p>
          </table:table-cell>
          <table:table-cell table:style-name="ce73" office:value-type="string" ns42:value-type="string">
            <text:p>quiz et flashcards</text:p>
          </table:table-cell>
          <table:table-cell table:style-name="ce91" office:value-type="date" office:date-value="2025-07-04" ns42:value-type="date">
            <text:p>04/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creenHelp</text:p>
          </table:table-cell>
          <table:table-cell table:style-name="ce73" office:value-type="string" ns42:value-type="string">
            <text:p>ScreenHelp (https://screenhelp.ai/) lit des pages web (capture d’écran) et effectue des actions à partir d’instructions prédéfinies par l’utilisateur (description, questions, résumé, etc.). Les instructions sont configurées sous forme de raccourcis clavier via une extension navigateur. Lecture des résultats possible sur un autre écran via qr code ou url. Basé sur ChatGPT, modèles non spécifiés, avec […]</text:p>
          </table:table-cell>
          <table:table-cell table:style-name="ce73" office:value-type="string" ns42:value-type="string">
            <text:p>https://www.uneiaparjour.fr/screenhelp/</text:p>
          </table:table-cell>
          <table:table-cell table:style-name="ce73" office:value-type="string" ns42:value-type="string">
            <text:p>documents</text:p>
          </table:table-cell>
          <table:table-cell table:style-name="ce73" office:value-type="string" ns42:value-type="string">
            <text:p>FR / EU</text:p>
          </table:table-cell>
          <table:table-cell table:style-name="ce86" table:number-columns-repeated="4"/>
          <table:table-cell table:style-name="ce91" office:value-type="date" office:date-value="2025-07-03" ns42:value-type="date">
            <text:p>03/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ew design</text:p>
          </table:table-cell>
          <table:table-cell table:style-name="ce73" office:value-type="string" ns42:value-type="string">
            <text:p>Mew design (https://mew.design) génère des supports de communication graphiques à partir d’instructions : affiches, visuels réseaux sociaux et cartes de visite. 6 agents proposés avec des critères de génération pré-définis. Édition possible par itération. Gestion fine du texte. Import d’imagespossibles, directement chargée ou générées dans l’application. Sans import, création graphique seule. 200 crédits gratuits […]</text:p>
          </table:table-cell>
          <table:table-cell table:style-name="ce73" office:value-type="string" ns42:value-type="string">
            <text:p>https://www.uneiaparjour.fr/mew-design/</text:p>
          </table:table-cell>
          <table:table-cell table:style-name="ce73" office:value-type="string" ns42:value-type="string">
            <text:p>images</text:p>
          </table:table-cell>
          <table:table-cell table:style-name="ce73" office:value-type="string" ns42:value-type="string">
            <text:p>présentation</text:p>
          </table:table-cell>
          <table:table-cell table:style-name="ce86" table:number-columns-repeated="4"/>
          <table:table-cell table:style-name="ce91" office:value-type="date" office:date-value="2025-07-02" ns42:value-type="date">
            <text:p>02/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ongscription</text:p>
          </table:table-cell>
          <table:table-cell table:style-name="ce73" office:value-type="string" ns42:value-type="string">
            <text:p>Songscription (https://songscription.ai) génère la partition transcrite d’un morceau de musique depuis un morceau chargé (formats mp3, wav, mp4, m4a, midi) ou une vidéo Youtube. Extraction des pistes de piano, flûte, guitare et violon, d’autres instruments annoncés. Édition des notes transcrites, version piano proposée. Export pdf. 30 secondes de transcription sans compte. En version gratuite avec […]</text:p>
          </table:table-cell>
          <table:table-cell table:style-name="ce73" office:value-type="string" ns42:value-type="string">
            <text:p>https://www.uneiaparjour.fr/songscription/</text:p>
          </table:table-cell>
          <table:table-cell table:style-name="ce73" office:value-type="string" ns42:value-type="string">
            <text:p>musique</text:p>
          </table:table-cell>
          <table:table-cell table:style-name="ce73" office:value-type="string" ns42:value-type="string">
            <text:p>sans compte</text:p>
          </table:table-cell>
          <table:table-cell table:style-name="ce86" table:number-columns-repeated="4"/>
          <table:table-cell table:style-name="ce91" office:value-type="date" office:date-value="2025-07-01" ns42:value-type="date">
            <text:p>01/07/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QuizGen</text:p>
          </table:table-cell>
          <table:table-cell table:style-name="ce73" office:value-type="string" ns42:value-type="string">
            <text:p>AiQuizGen (https://aiquizgen.com/) génère plusieurs formats de quiz (choix multiples, vrai ou faux, texte à trous et réponses courtes) à partir de plusieurs sources possibles (instruction, texte, pdf, un autre quiz format texte). Choix du nombre de questions, du nombre de propositions, du niveau, de la difficulté et de la langue. Export multiple et interface de […]</text:p>
          </table:table-cell>
          <table:table-cell table:style-name="ce73" office:value-type="string" ns42:value-type="string">
            <text:p>https://www.uneiaparjour.fr/aiquizgen/</text:p>
          </table:table-cell>
          <table:table-cell table:style-name="ce73" office:value-type="string" ns42:value-type="string">
            <text:p>quiz et flashcards</text:p>
          </table:table-cell>
          <table:table-cell table:style-name="ce86" table:number-columns-repeated="5"/>
          <table:table-cell table:style-name="ce91" office:value-type="date" office:date-value="2025-06-30" ns42:value-type="date">
            <text:p>3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Maudio</text:p>
          </table:table-cell>
          <table:table-cell table:style-name="ce73" office:value-type="string" ns42:value-type="string">
            <text:p>MMaudio (https://mmaudio.net/) sonorise des vidéos courtes en quelques secondes, à partir du fichier chargé ou de son url, accompagné d’une instruction (instruction négative possible). Fichiers jusqu’à 50 Mo. Import et export mp4. Français accepté avec instructions en anglais plus performantes. 1 crédit gratuit par jour. Source de la vidéo : https://www.pexels.com/fr-fr/video/une-mouette-prend-son-envol-depuis-un-rivage-rocheux-30912323/ Source de la vidéo […]</text:p>
          </table:table-cell>
          <table:table-cell table:style-name="ce73" office:value-type="string" ns42:value-type="string">
            <text:p>https://www.uneiaparjour.fr/mmaudio/</text:p>
          </table:table-cell>
          <table:table-cell table:style-name="ce73" office:value-type="string" ns42:value-type="string">
            <text:p>vidéo</text:p>
          </table:table-cell>
          <table:table-cell table:style-name="ce86" table:number-columns-repeated="5"/>
          <table:table-cell table:style-name="ce91" office:value-type="date" office:date-value="2025-06-29" ns42:value-type="date">
            <text:p>2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kywork</text:p>
          </table:table-cell>
          <table:table-cell table:style-name="ce73" office:value-type="string" ns42:value-type="string">
            <text:p>Skywork (https://skywork.ai/) regroupe plusieurs agents, autonomes ou dirigés, pour générer des documents, des présentations, des feuilles de calcul, des pages web et des podcasts. La génération est lancée après la rédaction d’un plan d’action et des recherches si l’option a été activée (avec fenêtre de navigation apparente). Plusieurs modèles sont proposés selon le type de […]</text:p>
          </table:table-cell>
          <table:table-cell table:style-name="ce73" office:value-type="string" ns42:value-type="string">
            <text:p>https://www.uneiaparjour.fr/skywork/</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présentation</text:p>
          </table:table-cell>
          <table:table-cell table:style-name="ce73" office:value-type="string" ns42:value-type="string">
            <text:p>site web</text:p>
          </table:table-cell>
          <table:table-cell table:style-name="ce73" office:value-type="string" ns42:value-type="string">
            <text:p>texte</text:p>
          </table:table-cell>
          <table:table-cell table:style-name="ce91" office:value-type="date" office:date-value="2025-06-28" ns42:value-type="date">
            <text:p>2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téfacts de Claude</text:p>
          </table:table-cell>
          <table:table-cell table:style-name="ce73" office:value-type="string" ns42:value-type="string">
            <text:p>Les artefacts (disponibles pendant les générations de claude.ai ou directement par https://claude.ai/artifacts) auparavant intégrés dans l’interface de Claude via Canva (voir Artifacts de Claude 3.5 Sonnet) ont été très largement améliorés avec Claude Sonnet 4 et bénéficient désormais de leur propre espace. Plusieurs types de génération pré-formatés sont proposés avec galerie pour inspiration.Génération au format […]</text:p>
          </table:table-cell>
          <table:table-cell table:style-name="ce73" office:value-type="string" ns42:value-type="string">
            <text:p>https://www.uneiaparjour.fr/artefacts-de-claude/</text:p>
          </table:table-cell>
          <table:table-cell table:style-name="ce73" office:value-type="string" ns42:value-type="string">
            <text:p>automatisation</text:p>
          </table:table-cell>
          <table:table-cell table:style-name="ce86" table:number-columns-repeated="5"/>
          <table:table-cell table:style-name="ce91" office:value-type="date" office:date-value="2025-06-27" ns42:value-type="date">
            <text:p>2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parc3D</text:p>
          </table:table-cell>
          <table:table-cell table:style-name="ce73" office:value-type="string" ns42:value-type="string">
            <text:p>Sparc3D (disponible via https://hitem3d.ai/, documentation : https://lizhihao6.github.io/Sparc3D) est un modèle de génération d’images 3D à partir d’une image. Export glb, obj et stl. Open source, 5 générations gratuites par jour sur hitem3D. Images pour les tests Wikimedia Commons :</text:p>
          </table:table-cell>
          <table:table-cell table:style-name="ce73" office:value-type="string" ns42:value-type="string">
            <text:p>https://www.uneiaparjour.fr/sparc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6-26" ns42:value-type="date">
            <text:p>2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ovable tales</text:p>
          </table:table-cell>
          <table:table-cell table:style-name="ce73" office:value-type="string" ns42:value-type="string">
            <text:p>Lovable tales (lovabletales.ai) génère des histoires à partir de choix réalisés dans un chatbot : le thème est proposé par l’utilisateur puis des orientations de l’histoire sont choisies via des propositions avant génération. 3 tranches d’âge : 3/6 ans, 6/9 ans et 9/12 ans. 30 crédits gratuits par semaine (1 crédit par chapitre généré, 6 […]</text:p>
          </table:table-cell>
          <table:table-cell table:style-name="ce73" office:value-type="string" ns42:value-type="string">
            <text:p>https://www.uneiaparjour.fr/lovable-tales/</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histoires enfants</text:p>
          </table:table-cell>
          <table:table-cell table:style-name="ce86" table:number-columns-repeated="3"/>
          <table:table-cell table:style-name="ce91" office:value-type="date" office:date-value="2025-06-25" ns42:value-type="date">
            <text:p>2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ippit</text:p>
          </table:table-cell>
          <table:table-cell table:style-name="ce73" office:value-type="string" ns42:value-type="string">
            <text:p>Pippit (https://pippit.capcut.com/) de Capcut, propose des outils de génération vidéo et images: vidéo à partir d’une instruction, d’un document ou d’une URL, outils de retouche d’imageset avatar vidéo depuis un texte. Édition des vidéos générées possible (script et type de sous-titres). 400 crédits gratuits à l’ouverture puis 150 par semaine (environ 2 vidéos […]</text:p>
          </table:table-cell>
          <table:table-cell table:style-name="ce73" office:value-type="string" ns42:value-type="string">
            <text:p>https://www.uneiaparjour.fr/pippit/</text:p>
          </table:table-cell>
          <table:table-cell table:style-name="ce73" office:value-type="string" ns42:value-type="string">
            <text:p>vidéo</text:p>
          </table:table-cell>
          <table:table-cell table:style-name="ce86" table:number-columns-repeated="5"/>
          <table:table-cell table:style-name="ce91" office:value-type="date" office:date-value="2025-06-24" ns42:value-type="date">
            <text:p>2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wen webdev</text:p>
          </table:table-cell>
          <table:table-cell table:style-name="ce73" office:value-type="string" ns42:value-type="string">
            <text:p>Qwen webdev (https://chat.qwen.ai/) est un agent spécialisé dans le développement web intégré à Qwen Chat et basé sur le modèle de langage Qwen 3-235B. Génération de pages et d’applications en html, React et TailwindCSS dans un seul fichier au format jsx. Les générations peuvent être mises en ligne et partagées. Gratuit et illimité.</text:p>
          </table:table-cell>
          <table:table-cell table:style-name="ce73" office:value-type="string" ns42:value-type="string">
            <text:p>https://www.uneiaparjour.fr/qwen-webdev/</text:p>
          </table:table-cell>
          <table:table-cell table:style-name="ce73" office:value-type="string" ns42:value-type="string">
            <text:p>application</text:p>
          </table:table-cell>
          <table:table-cell table:style-name="ce73" office:value-type="string" ns42:value-type="string">
            <text:p>site web</text:p>
          </table:table-cell>
          <table:table-cell table:style-name="ce73" office:value-type="string" ns42:value-type="string">
            <text:p>usage illimité</text:p>
          </table:table-cell>
          <table:table-cell table:style-name="ce86" table:number-columns-repeated="3"/>
          <table:table-cell table:style-name="ce91" office:value-type="date" office:date-value="2025-06-23" ns42:value-type="date">
            <text:p>2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audio</text:p>
          </table:table-cell>
          <table:table-cell table:style-name="ce73" office:value-type="string" ns42:value-type="string">
            <text:p>Minimax audio (https://www.minimax.io/audio) : « text to speech » et génération de musique regroupés dans le même outil. « Text to speech » regroupe des dizaines de voix paramétrables (vitesse, ton, émotion…) dont 8 en français. « Music » propose deux entrées : instruction qui génère avec génération des paroles ou apport des paroles et choix du style. Français avec souvent […]</text:p>
          </table:table-cell>
          <table:table-cell table:style-name="ce73" office:value-type="string" ns42:value-type="string">
            <text:p>https://www.uneiaparjour.fr/minimax-audio/</text:p>
          </table:table-cell>
          <table:table-cell table:style-name="ce73" office:value-type="string" ns42:value-type="string">
            <text:p>musique</text:p>
          </table:table-cell>
          <table:table-cell table:style-name="ce73" office:value-type="string" ns42:value-type="string">
            <text:p>voix</text:p>
          </table:table-cell>
          <table:table-cell table:style-name="ce86" table:number-columns-repeated="4"/>
          <table:table-cell table:style-name="ce91" office:value-type="date" office:date-value="2025-06-22" ns42:value-type="date">
            <text:p>2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omputerX</text:p>
          </table:table-cell>
          <table:table-cell table:style-name="ce73" office:value-type="string" ns42:value-type="string">
            <text:p>ComputerX (https://computerx.ai) génère des sites web ou des applications à partir d’une instruction (html, css et js). Après l’élaboration d’un plan de travail, les fichiers sont générés. Analyse le code et corrige les erreurs repérées. Un outil d’automatisation est également proposé : à partir d’une instruction une tâche récurrente est lancée chaque jour à une […]</text:p>
          </table:table-cell>
          <table:table-cell table:style-name="ce73" office:value-type="string" ns42:value-type="string">
            <text:p>https://www.uneiaparjour.fr/computerx/</text:p>
          </table:table-cell>
          <table:table-cell table:style-name="ce73" office:value-type="string" ns42:value-type="string">
            <text:p>application</text:p>
          </table:table-cell>
          <table:table-cell table:style-name="ce73" office:value-type="string" ns42:value-type="string">
            <text:p>automatisation</text:p>
          </table:table-cell>
          <table:table-cell table:style-name="ce86" table:number-columns-repeated="4"/>
          <table:table-cell table:style-name="ce91" office:value-type="date" office:date-value="2025-06-21" ns42:value-type="date">
            <text:p>2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yutai STT</text:p>
          </table:table-cell>
          <table:table-cell table:style-name="ce73" office:value-type="string" ns42:value-type="string">
            <text:p>Kyutai STT (https://kyutai.org/next/stt) est le modèle « speech to text » de Kyutai, disponible en deux versions open source : Ces modèles sont utilisés pour Unmute. Gratuit et illimité. Démonstration du modèle stt-1b-en_fr directement sur le site. Test avec la conclusion de l’ouvrage « Civilisation numérique, ouvrons le débat ! » du Conseil national du numérique :</text:p>
          </table:table-cell>
          <table:table-cell table:style-name="ce73" office:value-type="string" ns42:value-type="string">
            <text:p>https://www.uneiaparjour.fr/kyutai-stt/</text:p>
          </table:table-cell>
          <table:table-cell table:style-name="ce73" office:value-type="string" ns42:value-type="string">
            <text:p>FR / EU</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6-20" ns42:value-type="date">
            <text:p>2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ila</text:p>
          </table:table-cell>
          <table:table-cell table:style-name="ce73" office:value-type="string" ns42:value-type="string">
            <text:p>Tila (https://tila.ai/) regroupe en un seul outil sous forme de tableau infini toutes les générations possibles : texte, image, voix, vidéo, code, graphiques, agents, etc. Plusieurs modèles de langage ou d’imagessont proposés, à activer manuellement ou choisis par l’outils en fonction de l’instruction. Les différents modes de générations peuvent être reliés, la première génération […]</text:p>
          </table:table-cell>
          <table:table-cell table:style-name="ce73" office:value-type="string" ns42:value-type="string">
            <text:p>https://www.uneiaparjour.fr/tila/</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LLM</text:p>
          </table:table-cell>
          <table:table-cell table:style-name="ce73" office:value-type="string" ns42:value-type="string">
            <text:p>texte</text:p>
          </table:table-cell>
          <table:table-cell table:style-name="ce73" office:value-type="string" ns42:value-type="string">
            <text:p>vidéo</text:p>
          </table:table-cell>
          <table:table-cell table:style-name="ce73" office:value-type="string" ns42:value-type="string">
            <text:p>voix</text:p>
          </table:table-cell>
          <table:table-cell table:style-name="ce91" office:value-type="date" office:date-value="2025-06-19" ns42:value-type="date">
            <text:p>1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eachany</text:p>
          </table:table-cell>
          <table:table-cell table:style-name="ce73" office:value-type="string" ns42:value-type="string">
            <text:p>Teachany (https://www.teachany.com) regroupe des outils de génération pour l’enseignement : plan de cours, quiz, fiche de travail, grille dévaluation, coloriage, carte mentale, etc. Traduction en français et français accepté, parfois aléatoire (à préciser). Sans compte sauf quiz, flashcards et chatbot avec fonctions limitées en version gratuite. (source : « IA en éducation cadre d’usage »)</text:p>
          </table:table-cell>
          <table:table-cell table:style-name="ce73" office:value-type="string" ns42:value-type="string">
            <text:p>https://www.uneiaparjour.fr/teachany/</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mindmap</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86"/>
          <table:table-cell table:style-name="ce91" office:value-type="date" office:date-value="2025-06-18" ns42:value-type="date">
            <text:p>1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inimax M1</text:p>
          </table:table-cell>
          <table:table-cell table:style-name="ce73" office:value-type="string" ns42:value-type="string">
            <text:p>Minimax M1 (disponible sur https://chat.minimax.io/) est un modèle de langage avec raisonnement » à grande échelle ». Module de recherche et documents acceptés (jusqu’à 100Mo, formats txt, doc, ppt, pdf, xls, images). Open source (documentation : https://github.com/MiniMax-AI/MiniMax-M1), gratuit et illimité.</text:p>
          </table:table-cell>
          <table:table-cell table:style-name="ce73" office:value-type="string" ns42:value-type="string">
            <text:p>https://www.uneiaparjour.fr/minimax-m1/</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3"/>
          <table:table-cell table:style-name="ce91" office:value-type="date" office:date-value="2025-06-17" ns42:value-type="date">
            <text:p>1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itch</text:p>
          </table:table-cell>
          <table:table-cell table:style-name="ce73" office:value-type="string" ns42:value-type="string">
            <text:p>Stitch (https://stitch.withgoogle.com/) génère le design et le code html et css d’applications mobile et web à partir d’une instruction et d’interactions. Édition des styles et des éléments. Certains textes restent en anglais quand le français est précisé. Quelques difficultés de génération repérées. Export par copier/coller et vers figma. Basé sur Gemini, version beta gratuite et […]</text:p>
          </table:table-cell>
          <table:table-cell table:style-name="ce73" office:value-type="string" ns42:value-type="string">
            <text:p>https://www.uneiaparjour.fr/stitch/</text:p>
          </table:table-cell>
          <table:table-cell table:style-name="ce73" office:value-type="string" ns42:value-type="string">
            <text:p>application</text:p>
          </table:table-cell>
          <table:table-cell table:style-name="ce73" office:value-type="string" ns42:value-type="string">
            <text:p>site web</text:p>
          </table:table-cell>
          <table:table-cell table:style-name="ce86" table:number-columns-repeated="4"/>
          <table:table-cell table:style-name="ce91" office:value-type="date" office:date-value="2025-06-16" ns42:value-type="date">
            <text:p>1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upp</text:p>
          </table:table-cell>
          <table:table-cell table:style-name="ce73" office:value-type="string" ns42:value-type="string">
            <text:p>Yupp (https://yupp.ai/) compare les réponses apportées par deux modèles de langage ou d’images, aléatoires ou choisis par Yupp. Ton de la réponse pramétrable et itération proposée. Un tableau des modèles le splus choisis par les utilisateurs est proposé. Gratuit avec crédits obtenus à l’ouverture (5000) puis à chaque vote (fluctuant selon les modèles).</text:p>
          </table:table-cell>
          <table:table-cell table:style-name="ce73" office:value-type="string" ns42:value-type="string">
            <text:p>https://www.uneiaparjour.fr/yupp/</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6-15" ns42:value-type="date">
            <text:p>1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oboTeach</text:p>
          </table:table-cell>
          <table:table-cell table:style-name="ce73" office:value-type="string" ns42:value-type="string">
            <text:p>RoboTeach (https://roboteach.us) génère un cours à partir d’un sujet donné. Le cours est proposé avec possibilité d’édition, son enregistrement audio est ensuite généré (avec voix française) puis un quiz éditable. Niveaux des programmes américains. Chaque cours a une url unique où il est proposé en version texte et audio et où le quiz rendu interactif […]</text:p>
          </table:table-cell>
          <table:table-cell table:style-name="ce73" office:value-type="string" ns42:value-type="string">
            <text:p>https://www.uneiaparjour.fr/roboteach/</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73" office:value-type="string" ns42:value-type="string">
            <text:p>sans compte</text:p>
          </table:table-cell>
          <table:table-cell table:style-name="ce73" office:value-type="string" ns42:value-type="string">
            <text:p>texte</text:p>
          </table:table-cell>
          <table:table-cell table:style-name="ce73" office:value-type="string" ns42:value-type="string">
            <text:p>usage illimité</text:p>
          </table:table-cell>
          <table:table-cell table:style-name="ce73" office:value-type="string" ns42:value-type="string">
            <text:p>voix</text:p>
          </table:table-cell>
          <table:table-cell table:style-name="ce91" office:value-type="date" office:date-value="2025-06-14" ns42:value-type="date">
            <text:p>1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nstance</text:p>
          </table:table-cell>
          <table:table-cell table:style-name="ce73" office:value-type="string" ns42:value-type="string">
            <text:p>Instance (https://instance.so/) génère site web ou application à partir d’instructions.Une fois une première version générée, possibilité de n’agir que sur un élément (bouton select en haut à droite de la fenêtre de prévisualisation).Génère en React, TypeScript et Tailwind CSS. En version gratuite, 5 messages par jour, 3 applications, pas de publication (url de la version […]</text:p>
          </table:table-cell>
          <table:table-cell table:style-name="ce73" office:value-type="string" ns42:value-type="string">
            <text:p>https://www.uneiaparjour.fr/instance/</text:p>
          </table:table-cell>
          <table:table-cell table:style-name="ce73" office:value-type="string" ns42:value-type="string">
            <text:p>application</text:p>
          </table:table-cell>
          <table:table-cell table:style-name="ce86" table:number-columns-repeated="5"/>
          <table:table-cell table:style-name="ce91" office:value-type="date" office:date-value="2025-06-13" ns42:value-type="date">
            <text:p>1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ronicle</text:p>
          </table:table-cell>
          <table:table-cell table:style-name="ce73" office:value-type="string" ns42:value-type="string">
            <text:p>Chronicle (chroniclehq.com) génère des modèles de présentations à partir d’un texte collé, d’une instruction ou d’une url. Un plan modifiable par itération est généré avec une entrée par chapitre. Différents modèles de diapositive sont proposés. Une fois le script validé et le modèle choisi, le texte est généré avec emplacement des imagesà ajouter. Édition […]</text:p>
          </table:table-cell>
          <table:table-cell table:style-name="ce73" office:value-type="string" ns42:value-type="string">
            <text:p>https://www.uneiaparjour.fr/chronicle/</text:p>
          </table:table-cell>
          <table:table-cell table:style-name="ce73" office:value-type="string" ns42:value-type="string">
            <text:p>présentation</text:p>
          </table:table-cell>
          <table:table-cell table:style-name="ce86" table:number-columns-repeated="5"/>
          <table:table-cell table:style-name="ce91" office:value-type="date" office:date-value="2025-06-12" ns42:value-type="date">
            <text:p>1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MGto3D</text:p>
          </table:table-cell>
          <table:table-cell table:style-name="ce73" office:value-type="string" ns42:value-type="string">
            <text:p>IMGto3D (https://www.imgto3d.ai/fr) génère des objets 3D à partir d’une image au format png ou jpg jusqu’à 1Mo. Génération en 30s à 1 min. Export au format obj. Gratuit, sans compte et illimité (quota d’utilisation renouvelable toutes les 10 générations environ). Test depuis imagesde Wikimedia commons :</text:p>
          </table:table-cell>
          <table:table-cell table:style-name="ce73" office:value-type="string" ns42:value-type="string">
            <text:p>https://www.uneiaparjour.fr/imgto3d/</text:p>
          </table:table-cell>
          <table:table-cell table:style-name="ce73" office:value-type="string" ns42:value-type="string">
            <text:p>images 3D</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6-11" ns42:value-type="date">
            <text:p>1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nee</text:p>
          </table:table-cell>
          <table:table-cell table:style-name="ce73" office:value-type="string" ns42:value-type="string">
            <text:p>Ainee (https://www.ainee.com) accompagne la compréhension de documents, individuels, dans une bibliothèque ou regroupés en dossiers dans une base de connaissances, via un chatbot, une catégorisation et des synthèses automatisées (résumé, transcription, plan et carte mentale). Fashcards proposées en ligne (quiz et podcast annoncés).Accepte url, enregistrement audio, excel, pdf, word, ppt, markdown. Outil de recherche internet. […]</text:p>
          </table:table-cell>
          <table:table-cell table:style-name="ce73" office:value-type="string" ns42:value-type="string">
            <text:p>https://www.uneiaparjour.fr/ainee/</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quiz et flashcards</text:p>
          </table:table-cell>
          <table:table-cell table:style-name="ce73" office:value-type="string" ns42:value-type="string">
            <text:p>usage illimité</text:p>
          </table:table-cell>
          <table:table-cell table:style-name="ce91" office:value-type="date" office:date-value="2025-06-10" ns42:value-type="date">
            <text:p>10/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hatEdu</text:p>
          </table:table-cell>
          <table:table-cell table:style-name="ce73" office:value-type="string" ns42:value-type="string">
            <text:p>ChatEdu (https://chatedu.io) accompagne les apprentissages à partir de fichiers téléchargés : interrogation via un chatbot, guide pour aider à la compréhension, quiz et vidéo (génération vidéo n’a pas fonctionné pendant les tests). Cette version est la quatrième itération du projet ChatEdu (versions 1 à 3 en open source : https://github.com/chat-edu). Dans la version gratuite 20 […]</text:p>
          </table:table-cell>
          <table:table-cell table:style-name="ce73" office:value-type="string" ns42:value-type="string">
            <text:p>https://www.uneiaparjour.fr/chatedu/</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2"/>
          <table:table-cell table:style-name="ce91" office:value-type="date" office:date-value="2025-06-09" ns42:value-type="date">
            <text:p>09/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uig</text:p>
          </table:table-cell>
          <table:table-cell table:style-name="ce73" office:value-type="string" ns42:value-type="string">
            <text:p>Fluig (https://www.fluig.cc/) génère des cartes mentales et plusieurs autres types de représentations graphiques (tableau, timeline, diagramme…) à partir d’une instruction donnée dans un chatbot. La génération dans des représentations multiples depuis une seule instruction est possible. Accepte documents et images. Tous les éléments sont éditables. En version gratuite, 5 cartes et 1000 crédits par mois. […]</text:p>
          </table:table-cell>
          <table:table-cell table:style-name="ce73" office:value-type="string" ns42:value-type="string">
            <text:p>https://www.uneiaparjour.fr/fluig/</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mindmap</text:p>
          </table:table-cell>
          <table:table-cell table:style-name="ce73" office:value-type="string" ns42:value-type="string">
            <text:p>texte</text:p>
          </table:table-cell>
          <table:table-cell table:style-name="ce86" table:number-columns-repeated="2"/>
          <table:table-cell table:style-name="ce91" office:value-type="date" office:date-value="2025-06-08" ns42:value-type="date">
            <text:p>08/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ce-step</text:p>
          </table:table-cell>
          <table:table-cell table:style-name="ce73" office:value-type="string" ns42:value-type="string">
            <text:p>Ace-Step (https://huggingface.co/spaces/ACE-Step/ACE-Step) est un modèle de génération de musique open source (documentation : https://ace-step.github.io/).Génération à partir de paroles et de l’un des 10 styles musicaux prédéfinis ou d’un style décrit. Morceaux jusqu’à 4 min. Paramètres multiples (voir captures) et remix possible.19 langues supportées dont le français (mots parfois déformés ou omis). Gratuit et illimité. Paramètres […]</text:p>
          </table:table-cell>
          <table:table-cell table:style-name="ce73" office:value-type="string" ns42:value-type="string">
            <text:p>https://www.uneiaparjour.fr/ace-step/</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86" table:number-columns-repeated="3"/>
          <table:table-cell table:style-name="ce91" office:value-type="date" office:date-value="2025-06-07" ns42:value-type="date">
            <text:p>07/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ria de Skymel</text:p>
          </table:table-cell>
          <table:table-cell table:style-name="ce73" office:value-type="string" ns42:value-type="string">
            <text:p>Aria (https://skymel.com/ai-assistant.html) est un chatbot / agent qui combine plusieurs modèles de langage pour répondre à une instruction (ChatGPT 3.5, 4.1 et image, Claude 3.5 Haiku et 4 sonnet, Gemini 2.5 pro, Sonar Pro). L’instruction est divisée en plusieurs étapes et Aria affecte le modèle qui semble adapté à cette étape. Le suivi des tâches […]</text:p>
          </table:table-cell>
          <table:table-cell table:style-name="ce73" office:value-type="string" ns42:value-type="string">
            <text:p>https://www.uneiaparjour.fr/aria-de-skymel/</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LLM</text:p>
          </table:table-cell>
          <table:table-cell table:style-name="ce73" office:value-type="string" ns42:value-type="string">
            <text:p>usage illimité</text:p>
          </table:table-cell>
          <table:table-cell table:style-name="ce86" table:number-columns-repeated="2"/>
          <table:table-cell table:style-name="ce91" office:value-type="date" office:date-value="2025-06-06" ns42:value-type="date">
            <text:p>06/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ohrium</text:p>
          </table:table-cell>
          <table:table-cell table:style-name="ce73" office:value-type="string" ns42:value-type="string">
            <text:p>Bohrium (https://bohrium.dp.tech) est un moteur de recherche avancé qui a pour base de données 160 millions de textes scientifiques. Plusieurs outils sont proposés : Deepseek R1 disponible. Partage url possible. Sans compte quelques utilisations du moteur de recherche. Avec compte, semble illimité.</text:p>
          </table:table-cell>
          <table:table-cell table:style-name="ce73" office:value-type="string" ns42:value-type="string">
            <text:p>https://www.uneiaparjour.fr/bohrium/</text:p>
          </table:table-cell>
          <table:table-cell table:style-name="ce73" office:value-type="string" ns42:value-type="string">
            <text:p>images</text:p>
          </table:table-cell>
          <table:table-cell table:style-name="ce73" office:value-type="string" ns42:value-type="string">
            <text:p>recherche</text:p>
          </table:table-cell>
          <table:table-cell table:style-name="ce86" table:number-columns-repeated="4"/>
          <table:table-cell table:style-name="ce91" office:value-type="date" office:date-value="2025-06-05" ns42:value-type="date">
            <text:p>05/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ng video creator</text:p>
          </table:table-cell>
          <table:table-cell table:style-name="ce73" office:value-type="string" ns42:value-type="string">
            <text:p>Bing video creator (https://www.bing.com/images/create?FORM=Bvcmc1&amp;ctype=video) génère des vidéos de 5 secondes à partir de l’application Bing iOS ou Android. Basé sur Sora d’Open AI. Format 9:16, export mp4. Texte dans l’image semble être pris en charge, sans gestion des mouvements de caméra. Présentation (en anglais) : https://blogs.bing.com/search/June-2025/Introducing-Bing-Video-Creator 10 générations rapides (puis 100 « Microsoft rewards » par génération […]</text:p>
          </table:table-cell>
          <table:table-cell table:style-name="ce73" office:value-type="string" ns42:value-type="string">
            <text:p>https://www.uneiaparjour.fr/bing-video-creator/</text:p>
          </table:table-cell>
          <table:table-cell table:style-name="ce73" office:value-type="string" ns42:value-type="string">
            <text:p>vidéo</text:p>
          </table:table-cell>
          <table:table-cell table:style-name="ce86" table:number-columns-repeated="5"/>
          <table:table-cell table:style-name="ce91" office:value-type="date" office:date-value="2025-06-04" ns42:value-type="date">
            <text:p>04/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udioX</text:p>
          </table:table-cell>
          <table:table-cell table:style-name="ce73" office:value-type="string" ns42:value-type="string">
            <text:p>AudioX (https://huggingface.co/spaces/Zeyue7/AudioX) génère des sons et musiques à partir d’une instruction et peut les lier à une vidéo.Sons et extrait vidéo de 10 secondes, réglages fins. Quelques générations aléatoires, disparaissent une fois l’instruction reformulée. Export wav et mp4. Open source, documentation Github : https://zeyuet.github.io/AudioX/ Tests son et musiques seuls : Tests depuis des vidéos libres […]</text:p>
          </table:table-cell>
          <table:table-cell table:style-name="ce73" office:value-type="string" ns42:value-type="string">
            <text:p>https://www.uneiaparjour.fr/audiox/</text:p>
          </table:table-cell>
          <table:table-cell table:style-name="ce73" office:value-type="string" ns42:value-type="string">
            <text:p>musique</text:p>
          </table:table-cell>
          <table:table-cell table:style-name="ce73" office:value-type="string" ns42:value-type="string">
            <text:p>open sourc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2"/>
          <table:table-cell table:style-name="ce91" office:value-type="date" office:date-value="2025-06-03" ns42:value-type="date">
            <text:p>03/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Wondera</text:p>
          </table:table-cell>
          <table:table-cell table:style-name="ce73" office:value-type="string" ns42:value-type="string">
            <text:p>Wondera (https://www.wondera.ai) regroupe dans un chatbot des outils de composition texte et musique pour créer des morceaux en une seule instruction ou étape par étape par itération. Un module recherche web et un autre dédié au raisonnement – « deep compose », avec génération longue mais de meilleure qualité – sont proposés, comme la possibilité d’ajouter une […]</text:p>
          </table:table-cell>
          <table:table-cell table:style-name="ce73" office:value-type="string" ns42:value-type="string">
            <text:p>https://www.uneiaparjour.fr/wondera/</text:p>
          </table:table-cell>
          <table:table-cell table:style-name="ce73" office:value-type="string" ns42:value-type="string">
            <text:p>musique</text:p>
          </table:table-cell>
          <table:table-cell table:style-name="ce86" table:number-columns-repeated="5"/>
          <table:table-cell table:style-name="ce91" office:value-type="date" office:date-value="2025-06-02" ns42:value-type="date">
            <text:p>02/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ceandoc</text:p>
          </table:table-cell>
          <table:table-cell table:style-name="ce73" office:value-type="string" ns42:value-type="string">
            <text:p>Oceandoc (https://oceandoc.com/) génère des présentations à partir d’une instruction ou d’un document. En version gratuite, présentations illimitées sans génération d’imagesIA et jusqu’à 30 diapositives, 8 modèles proposés et génération à partir de documents jusqu’à 2000 mots (pdf, txt, doc, md). Édition avancée pour tous les éléments, chatbot pour amélioration.Export ppt, word ou zip. Même […]</text:p>
          </table:table-cell>
          <table:table-cell table:style-name="ce73" office:value-type="string" ns42:value-type="string">
            <text:p>https://www.uneiaparjour.fr/oceandoc/</text:p>
          </table:table-cell>
          <table:table-cell table:style-name="ce73" office:value-type="string" ns42:value-type="string">
            <text:p>présentation</text:p>
          </table:table-cell>
          <table:table-cell table:style-name="ce86" table:number-columns-repeated="5"/>
          <table:table-cell table:style-name="ce91" office:value-type="date" office:date-value="2025-06-01" ns42:value-type="date">
            <text:p>01/06/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agel</text:p>
          </table:table-cell>
          <table:table-cell table:style-name="ce73" office:value-type="string" ns42:value-type="string">
            <text:p>Bagel (démo : https://demo.bagel-ai.org/ et documentation : https://github.com/ByteDance-Seed/Bagel) est un modèle multimodal open source de ByteDance incluant texte, image et raisonnement. Le français est accepté pour les instructions mais les réponses du module texte ne sont pas optimisées pour le français. Le module image accepte l’itération et le texte simple (voir tests).Paramètres éditables. Gratuit, sans […]</text:p>
          </table:table-cell>
          <table:table-cell table:style-name="ce73" office:value-type="string" ns42:value-type="string">
            <text:p>https://www.uneiaparjour.fr/bagel/</text:p>
          </table:table-cell>
          <table:table-cell table:style-name="ce73" office:value-type="string" ns42:value-type="string">
            <text:p>chatbot</text:p>
          </table:table-cell>
          <table:table-cell table:style-name="ce73" office:value-type="string" ns42:value-type="string">
            <text:p>LLM</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31" ns42:value-type="date">
            <text:p>3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Unmute</text:p>
          </table:table-cell>
          <table:table-cell table:style-name="ce73" office:value-type="string" ns42:value-type="string">
            <text:p>Unmute (https://unmute.sh/) de Kyutai 🇫🇷, basé sur Gemma 3 et Moshi, est un chatbot audio avec très peu de latence des conversations très fluides. Les voix incluent de nombreuses variations, des pauses et des « émotions ». L’instruction pré-définie est éditable .Les enregistrements peuvent être téléchargés au format webm. Trois voix sont optimisées pour le français : […]</text:p>
          </table:table-cell>
          <table:table-cell table:style-name="ce73" office:value-type="string" ns42:value-type="string">
            <text:p>https://www.uneiaparjour.fr/unmute/</text:p>
          </table:table-cell>
          <table:table-cell table:style-name="ce73" office:value-type="string" ns42:value-type="string">
            <text:p>chatbot</text:p>
          </table:table-cell>
          <table:table-cell table:style-name="ce73" office:value-type="string" ns42:value-type="string">
            <text:p>FR / EU</text:p>
          </table:table-cell>
          <table:table-cell table:style-name="ce73" office:value-type="string" ns42:value-type="string">
            <text:p>LLM</text:p>
          </table:table-cell>
          <table:table-cell table:style-name="ce73" office:value-type="string" ns42:value-type="string">
            <text:p>usage illimité</text:p>
          </table:table-cell>
          <table:table-cell table:style-name="ce73" office:value-type="string" ns42:value-type="string">
            <text:p>voix</text:p>
          </table:table-cell>
          <table:table-cell table:style-name="ce86"/>
          <table:table-cell table:style-name="ce91" office:value-type="date" office:date-value="2025-05-30" ns42:value-type="date">
            <text:p>3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uild apps with Gemini</text:p>
          </table:table-cell>
          <table:table-cell table:style-name="ce73" office:value-type="string" ns42:value-type="string">
            <text:p>Build apps with Gemini (https://aistudio.google.com/apps) est un générateur d’applications basé sur Gemini 2.5. À partir d’instructions, le code de l’application est généré et l’application visible à l’écran. Analyse les erreurs et corrige le code. Génération en html, css, ts et json. Export des fichiers, partage du projet par url. Une galerie et des modèles sont […]</text:p>
          </table:table-cell>
          <table:table-cell table:style-name="ce73" office:value-type="string" ns42:value-type="string">
            <text:p>https://www.uneiaparjour.fr/build-apps-with-gemini/</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5-29" ns42:value-type="date">
            <text:p>2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Jungle</text:p>
          </table:table-cell>
          <table:table-cell table:style-name="ce73" office:value-type="string" ns42:value-type="string">
            <text:p>Jungle (https://jungleai.com) génère des quiz à partir de documents (7 formats dont pdf, texte, audio, vidéo, présentation) et de vidéos youtube. Questions type qcm, vrai ou faux, cas d’usages. Un résumé du document avec chatbot permet d’augmenter la compréhension avant de répondre aux questions. Une programmation avec notifications, avant un examen par exemple, peut être […]</text:p>
          </table:table-cell>
          <table:table-cell table:style-name="ce73" office:value-type="string" ns42:value-type="string">
            <text:p>https://www.uneiaparjour.fr/jungle/</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8" ns42:value-type="date">
            <text:p>2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gents Le Chat</text:p>
          </table:table-cell>
          <table:table-cell table:style-name="ce73" office:value-type="string" ns42:value-type="string">
            <text:p>Après « Connexion » (avec Gmail et Drive) et « Bibliothèques » (bibliothèques de documents convocables dans une conversation), Mistral AI propose désormais les agents auparavant disponibles dans « La Plateforme », dans les versions gratuites et payantes de son chatbot Le Chat (https://chat.mistral.ai/) : Lors de la création d’un agent après l’instruction qui définit les réponses de l’agent, des « garde-fous » […]</text:p>
          </table:table-cell>
          <table:table-cell table:style-name="ce73" office:value-type="string" ns42:value-type="string">
            <text:p>https://www.uneiaparjour.fr/agents-le-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7" ns42:value-type="date">
            <text:p>2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Raphael</text:p>
          </table:table-cell>
          <table:table-cell table:style-name="ce73" office:value-type="string" ns42:value-type="string">
            <text:p>Raphael (https://raphael.app/fr) génère des imagesen se basant sur le modèle Flux-1 Dev. Plusieurs options de tailles, styles, de lumières, de couleurs et d’angles. Prompt négatif. En version gratuite sans compte et illimitée, génère en une vingtaine de secondes.</text:p>
          </table:table-cell>
          <table:table-cell table:style-name="ce73" office:value-type="string" ns42:value-type="string">
            <text:p>https://www.uneiaparjour.fr/raphael/</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26" ns42:value-type="date">
            <text:p>2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gether Chat</text:p>
          </table:table-cell>
          <table:table-cell table:style-name="ce73" office:value-type="string" ns42:value-type="string">
            <text:p>Together Chat (https://chat.together.ai) est un chatbot regroupe plusieurs modèles de langage (Deepseek R1 et V3, Qwen 3, Llama Maverick et Scout) et les 3 modèles d’imagesFlux (Schnell, Dev et Pro). Avec raisonnement et recherche web selon les modèles et la taille de l’instruction.Pré-instruction et style d’imagespar défaut dans les préférences. 110 messages par […]</text:p>
          </table:table-cell>
          <table:table-cell table:style-name="ce73" office:value-type="string" ns42:value-type="string">
            <text:p>https://www.uneiaparjour.fr/together-chat/</text:p>
          </table:table-cell>
          <table:table-cell table:style-name="ce73" office:value-type="string" ns42:value-type="string">
            <text:p>chatbot</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3"/>
          <table:table-cell table:style-name="ce91" office:value-type="date" office:date-value="2025-05-25" ns42:value-type="date">
            <text:p>2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Open Knowledge Maps</text:p>
          </table:table-cell>
          <table:table-cell table:style-name="ce73" office:value-type="string" ns42:value-type="string">
            <text:p>Open Knowledge Maps (https://openknowledgemaps.org/) génère une carte des connaissances scientifiques à partir d’un sujet donné en se basant sur les 100 articles scientifiques publiés en science ouverte qui correspondent. Les sources sélectionnées sont regroupées par thèmes et accessibles avec liens et résumés. Open Knowledge map est proposé sous licence creative commons CC BY et l’ensemble […]</text:p>
          </table:table-cell>
          <table:table-cell table:style-name="ce73" office:value-type="string" ns42:value-type="string">
            <text:p>https://www.uneiaparjour.fr/open-knowledge-maps/</text:p>
          </table:table-cell>
          <table:table-cell table:style-name="ce73" office:value-type="string" ns42:value-type="string">
            <text:p>mindmap</text:p>
          </table:table-cell>
          <table:table-cell table:style-name="ce73" office:value-type="string" ns42:value-type="string">
            <text:p>open source</text:p>
          </table:table-cell>
          <table:table-cell table:style-name="ce73" office:value-type="string" ns42:value-type="string">
            <text:p>recherch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24" ns42:value-type="date">
            <text:p>2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emini Deep Research</text:p>
          </table:table-cell>
          <table:table-cell table:style-name="ce73" office:value-type="string" ns42:value-type="string">
            <text:p>Gemini Deep Research disponible dans Gemini (https://gemini.google.com) génère des réponses avec « raisonnement » à partir d’une instruction et/ou de documents puis après avoir établi un découpage des tâches, propose plusieurs générations à partir de Canvas : Inclus dans l’abonnement gratuit Gemini avec Gemini 2.5. Test depuis l’instruction « Les IA génératives en éducation, usages et limites » : […]</text:p>
          </table:table-cell>
          <table:table-cell table:style-name="ce73" office:value-type="string" ns42:value-type="string">
            <text:p>https://www.uneiaparjour.fr/gemini-deep-research/</text:p>
          </table:table-cell>
          <table:table-cell table:style-name="ce73" office:value-type="string" ns42:value-type="string">
            <text:p>application</text:p>
          </table:table-cell>
          <table:table-cell table:style-name="ce73" office:value-type="string" ns42:value-type="string">
            <text:p>chatbot</text:p>
          </table:table-cell>
          <table:table-cell table:style-name="ce73" office:value-type="string" ns42:value-type="string">
            <text:p>documents</text:p>
          </table:table-cell>
          <table:table-cell table:style-name="ce73" office:value-type="string" ns42:value-type="string">
            <text:p>infographie</text:p>
          </table:table-cell>
          <table:table-cell table:style-name="ce73" office:value-type="string" ns42:value-type="string">
            <text:p>présentation</text:p>
          </table:table-cell>
          <table:table-cell table:style-name="ce73" office:value-type="string" ns42:value-type="string">
            <text:p>quiz et flashcards</text:p>
          </table:table-cell>
          <table:table-cell table:style-name="ce91" office:value-type="date" office:date-value="2025-05-23" ns42:value-type="date">
            <text:p>2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ClassX</text:p>
          </table:table-cell>
          <table:table-cell table:style-name="ce73" office:value-type="string" ns42:value-type="string">
            <text:p>ClassX (https://classx.org) propose, dans sa version gratuite (et illimitée ?), 35 générateurs de textes pour l’éducation : plan de cours, différents types de quiz, génération d’histoires, de phrases etc. Interface et programmes anglophones, préciser « Génère en français ». Note : des chatbots thématiques sont également proposés (français accepté mais principalement avec des descriptions en anglais et […]</text:p>
          </table:table-cell>
          <table:table-cell table:style-name="ce73" office:value-type="string" ns42:value-type="string">
            <text:p>https://www.uneiaparjour.fr/classx/</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22" ns42:value-type="date">
            <text:p>2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nny learning</text:p>
          </table:table-cell>
          <table:table-cell table:style-name="ce73" office:value-type="string" ns42:value-type="string">
            <text:p>Lenny learning (https://www.lennylearning.org) génère des séquences de cours jusqu’à 5 séances à partir d’un formulaire : objectif, classe, durée, type de matériels et de supports nécessaires (déroulé, présentation, activités, fiches d’exercices, textes supports, évaluation…).Un chatbot accompagne la compréhension et l’ajustement des générations. En fonction du nombre de séances et de supports, la durée de génération […]</text:p>
          </table:table-cell>
          <table:table-cell table:style-name="ce73" office:value-type="string" ns42:value-type="string">
            <text:p>https://www.uneiaparjour.fr/lenny-learning/</text:p>
          </table:table-cell>
          <table:table-cell table:style-name="ce73" office:value-type="string" ns42:value-type="string">
            <text:p>éducation</text:p>
          </table:table-cell>
          <table:table-cell table:style-name="ce86" table:number-columns-repeated="5"/>
          <table:table-cell table:style-name="ce91" office:value-type="date" office:date-value="2025-05-21" ns42:value-type="date">
            <text:p>2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tube summarizer</text:p>
          </table:table-cell>
          <table:table-cell table:style-name="ce73" office:value-type="string" ns42:value-type="string">
            <text:p>Youtube article summarizer (https://gist.ly/youtube-summarizer) génère un article type blog, long et structuré, à partir d’une vidéo Youtube.Export par copier / coller. Gratuit, sans compte et illimité.</text:p>
          </table:table-cell>
          <table:table-cell table:style-name="ce73" office:value-type="string" ns42:value-type="string">
            <text:p>https://www.uneiaparjour.fr/youtube-summarizer/</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73" office:value-type="string" ns42:value-type="string">
            <text:p>youtube</text:p>
          </table:table-cell>
          <table:table-cell table:style-name="ce86" table:number-columns-repeated="3"/>
          <table:table-cell table:style-name="ce91" office:value-type="date" office:date-value="2025-05-20" ns42:value-type="date">
            <text:p>2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nimeShorts</text:p>
          </table:table-cell>
          <table:table-cell table:style-name="ce73" office:value-type="string" ns42:value-type="string">
            <text:p>AnimeShorts (https://www.animeshorts.ai/) génère des planches principalement webtoons ou mangas, (BD et romans photos possibles) à partir d’un style et d’une instruction et après génération du scénario par un « agent » dédié. La cohérence des personnages est maintenue. Les générations sont éditables avec une galerie de matériels (planches, cases, bulles etc.). Elles peuvent être modifiées à partir […]</text:p>
          </table:table-cell>
          <table:table-cell table:style-name="ce73" office:value-type="string" ns42:value-type="string">
            <text:p>https://www.uneiaparjour.fr/animeshorts/</text:p>
          </table:table-cell>
          <table:table-cell table:style-name="ce73" office:value-type="string" ns42:value-type="string">
            <text:p>bande dessinée</text:p>
          </table:table-cell>
          <table:table-cell table:style-name="ce73" office:value-type="string" ns42:value-type="string">
            <text:p>usage illimité</text:p>
          </table:table-cell>
          <table:table-cell table:style-name="ce73" office:value-type="string" ns42:value-type="string">
            <text:p>vidéo</text:p>
          </table:table-cell>
          <table:table-cell table:style-name="ce86" table:number-columns-repeated="3"/>
          <table:table-cell table:style-name="ce91" office:value-type="date" office:date-value="2025-05-19" ns42:value-type="date">
            <text:p>1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ssistant d’enseignement</text:p>
          </table:table-cell>
          <table:table-cell table:style-name="ce73" office:value-type="string" ns42:value-type="string">
            <text:p>Assistant d’enseignement (https://www.assistantdenseignementiapro.ca/) propose trois outils de génération texte pour accompagner les enseignants : Comme AI Tutor Pro, proposé par Contact Nord, association à but non lucratif qui propose aux populations de l’Ontario d’accéder à des formations en ligne. Gratuit, sans compte et illimité. Génération complète du QCM et des questions ouvertes à retrouver dans ce […]</text:p>
          </table:table-cell>
          <table:table-cell table:style-name="ce73" office:value-type="string" ns42:value-type="string">
            <text:p>https://www.uneiaparjour.fr/assistant-denseignement/</text:p>
          </table:table-cell>
          <table:table-cell table:style-name="ce73" office:value-type="string" ns42:value-type="string">
            <text:p>éducation</text:p>
          </table:table-cell>
          <table:table-cell table:style-name="ce86" table:number-columns-repeated="5"/>
          <table:table-cell table:style-name="ce91" office:value-type="date" office:date-value="2025-05-18" ns42:value-type="date">
            <text:p>1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I Tutor pro</text:p>
          </table:table-cell>
          <table:table-cell table:style-name="ce73" office:value-type="string" ns42:value-type="string">
            <text:p>AI Tutor pro (https://www.aitutorpro.ca) est un chatbot qui propose deux approches basées sur le questionnement à partir d’un sujet, « Grow » et « Check » : Générations à partir d’un sujet ou d’un document. 30 langues et 4 niveaux proposés. Proposé par Contact Nord, association à but non lucratif qui propose aux populations de l’Ontario d’accéder à des […]</text:p>
          </table:table-cell>
          <table:table-cell table:style-name="ce73" office:value-type="string" ns42:value-type="string">
            <text:p>https://www.uneiaparjour.fr/ai-tutor-pro/</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2"/>
          <table:table-cell table:style-name="ce91" office:value-type="date" office:date-value="2025-05-17" ns42:value-type="date">
            <text:p>1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lama Tutor</text:p>
          </table:table-cell>
          <table:table-cell table:style-name="ce73" office:value-type="string" ns42:value-type="string">
            <text:p>Llama Tutor (https://llamatutor.together.ai/ et documentation : https://github.com/Nutlope/llamatutor) est un chatbot basé sur Llama 3.1 configuré pour accompagner les apprentissages en fonction d’un niveau scolaire (6 niveaux US disponibles).Le niveau de langage est adapté et des aides à l’apprentissage sont générées à la demande (quiz, flashcards, questions / réponses, aides…).Sources citées. Gratuit, sans compte, illimité et […]</text:p>
          </table:table-cell>
          <table:table-cell table:style-name="ce73" office:value-type="string" ns42:value-type="string">
            <text:p>https://www.uneiaparjour.fr/llama-tutor/</text:p>
          </table:table-cell>
          <table:table-cell table:style-name="ce73" office:value-type="string" ns42:value-type="string">
            <text:p>chatbot</text:p>
          </table:table-cell>
          <table:table-cell table:style-name="ce73" office:value-type="string" ns42:value-type="string">
            <text:p>éducation</text:p>
          </table:table-cell>
          <table:table-cell table:style-name="ce73" office:value-type="string" ns42:value-type="string">
            <text:p>open source</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table-cell table:style-name="ce91" office:value-type="date" office:date-value="2025-05-16" ns42:value-type="date">
            <text:p>1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Komo</text:p>
          </table:table-cell>
          <table:table-cell table:style-name="ce73" office:value-type="string" ns42:value-type="string">
            <text:p>Komo (https://komo.ai/) est un moteur de recherche connecté à un modèle de langage avec des fonctionnalités multiples : Version gratuite avec limitations dans les fonctionnalités.</text:p>
          </table:table-cell>
          <table:table-cell table:style-name="ce73" office:value-type="string" ns42:value-type="string">
            <text:p>https://www.uneiaparjour.fr/komo/</text:p>
          </table:table-cell>
          <table:table-cell table:style-name="ce73" office:value-type="string" ns42:value-type="string">
            <text:p>recherche</text:p>
          </table:table-cell>
          <table:table-cell table:style-name="ce86" table:number-columns-repeated="5"/>
          <table:table-cell table:style-name="ce91" office:value-type="date" office:date-value="2025-05-15" ns42:value-type="date">
            <text:p>1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eenPT</text:p>
          </table:table-cell>
          <table:table-cell table:style-name="ce73" office:value-type="string" ns42:value-type="string">
            <text:p>Edit : archivé suite au passage à un modèle économique exclusivement payant. GreenPT (greenpt.ai) est un chatbot avec deux modèles de langage, multimodale, avec connexion possible au web et API, conçu dans une démarche éthique et une approche environnementale soutenable : Version beta gratuite et illimitée sur liste d’attente avec certainement abonnement nécessaire en version […]</text:p>
          </table:table-cell>
          <table:table-cell table:style-name="ce73" office:value-type="string" ns42:value-type="string">
            <text:p>https://www.uneiaparjour.fr/greenpt/</text:p>
          </table:table-cell>
          <table:table-cell table:style-name="ce73" office:value-type="string" ns42:value-type="string">
            <text:p>archives</text:p>
          </table:table-cell>
          <table:table-cell table:style-name="ce86" table:number-columns-repeated="5"/>
          <table:table-cell table:style-name="ce91" office:value-type="date" office:date-value="2025-05-14" ns42:value-type="date">
            <text:p>1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Qaiz</text:p>
          </table:table-cell>
          <table:table-cell table:style-name="ce73" office:value-type="string" ns42:value-type="string">
            <text:p>Qaiz (https://qaiz.app/) génère des quiz en ligne à partir d’une instruction, à choix multiples ou « d’opinion ». En mode joueurs multiples, jusqu’à 50 participants. Accès par url ou code depuis le site, sans compte pour les participants. Suivi des réponses et tableau de synthèse (score et temps pour choix multiple et récapitulatif pour opinions). Utilise Openai, […]</text:p>
          </table:table-cell>
          <table:table-cell table:style-name="ce73" office:value-type="string" ns42:value-type="string">
            <text:p>https://www.uneiaparjour.fr/qaiz/</text:p>
          </table:table-cell>
          <table:table-cell table:style-name="ce73" office:value-type="string" ns42:value-type="string">
            <text:p>quiz et flashcards</text:p>
          </table:table-cell>
          <table:table-cell table:style-name="ce86" table:number-columns-repeated="5"/>
          <table:table-cell table:style-name="ce91" office:value-type="date" office:date-value="2025-05-13" ns42:value-type="date">
            <text:p>1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Graphy</text:p>
          </table:table-cell>
          <table:table-cell table:style-name="ce73" office:value-type="string" ns42:value-type="string">
            <text:p>Graphy (https://graphy.app) produit des visualisations à partir de fichiers excel, google sheet, csv ou de données collées. L’outil « AI assistant » permet d’interroger les données importées pour qu’une visualisation soit générée. La visualisation est éditable finement (type, couleurs, format etc.). Itérations possibles. En anglais avec français accepté. Une vingtaine de requêtes / visualisations par jour gratuites. […]</text:p>
          </table:table-cell>
          <table:table-cell table:style-name="ce73" office:value-type="string" ns42:value-type="string">
            <text:p>https://www.uneiaparjour.fr/graphy/</text:p>
          </table:table-cell>
          <table:table-cell table:style-name="ce73" office:value-type="string" ns42:value-type="string">
            <text:p>données</text:p>
          </table:table-cell>
          <table:table-cell table:style-name="ce73" office:value-type="string" ns42:value-type="string">
            <text:p>présentation</text:p>
          </table:table-cell>
          <table:table-cell table:style-name="ce86" table:number-columns-repeated="4"/>
          <table:table-cell table:style-name="ce91" office:value-type="date" office:date-value="2025-05-12" ns42:value-type="date">
            <text:p>1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Moondream</text:p>
          </table:table-cell>
          <table:table-cell table:style-name="ce73" office:value-type="string" ns42:value-type="string">
            <text:p>Moondream (https://moondream.ai/c/playground et documentation : https://huggingface.co/vikhyatk/moondream2) lit et détecte les éléments d’une image (Visual Language Model). Dans l’espace « playground » quatre modes sont proposés : En anglais avec français accepté dans les requêtes. Pour « Point » et « Detect », meilleurs résultats avec demande en anglais. Illimité et open source. Images pour les tests : (à noter : difficultés […]</text:p>
          </table:table-cell>
          <table:table-cell table:style-name="ce73" office:value-type="string" ns42:value-type="string">
            <text:p>https://www.uneiaparjour.fr/moondream/</text:p>
          </table:table-cell>
          <table:table-cell table:style-name="ce73" office:value-type="string" ns42:value-type="string">
            <text:p>images</text:p>
          </table:table-cell>
          <table:table-cell table:style-name="ce73" office:value-type="string" ns42:value-type="string">
            <text:p>texte</text:p>
          </table:table-cell>
          <table:table-cell table:style-name="ce86" table:number-columns-repeated="4"/>
          <table:table-cell table:style-name="ce91" office:value-type="date" office:date-value="2025-05-11" ns42:value-type="date">
            <text:p>1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eo de Brave</text:p>
          </table:table-cell>
          <table:table-cell table:style-name="ce73" office:value-type="string" ns42:value-type="string">
            <text:p>Leo (https://brave.com/leo/) est l’assistant IA du navigateur Brave intégré à son moteur de recherche et disponible dans un volet latéral sous forme de chatbot qui peut interroger la page consultée. Plusieurs modèles de langage sont proposés (Mixtral 8x7B, Claude Haiku – 3.7 sonnet en version premium -, Llama 3.1 8B, Qwen 14B et Llama 3.2 […]</text:p>
          </table:table-cell>
          <table:table-cell table:style-name="ce73" office:value-type="string" ns42:value-type="string">
            <text:p>https://www.uneiaparjour.fr/leo-de-brave/</text:p>
          </table:table-cell>
          <table:table-cell table:style-name="ce73" office:value-type="string" ns42:value-type="string">
            <text:p>chatbot</text:p>
          </table:table-cell>
          <table:table-cell table:style-name="ce73" office:value-type="string" ns42:value-type="string">
            <text:p>navigateur</text:p>
          </table:table-cell>
          <table:table-cell table:style-name="ce73" office:value-type="string" ns42:value-type="string">
            <text:p>recherche</text:p>
          </table:table-cell>
          <table:table-cell table:style-name="ce86" table:number-columns-repeated="3"/>
          <table:table-cell table:style-name="ce91" office:value-type="date" office:date-value="2025-05-10" ns42:value-type="date">
            <text:p>10/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bshort</text:p>
          </table:table-cell>
          <table:table-cell table:style-name="ce73" office:value-type="string" ns42:value-type="string">
            <text:p>Subshort (https://www.subshort.co/fr) génère des quiz vidéo à la manière de ceux visibles sur les réseaux sociaux. Génération à partir de mots clés, de texte collé ou de pdf. 30 thèmes, 48 voix, 6 types de quiz, réglages fins, format portrait ou paysage. Version beta, 50 crédits gratuits par mois (3 à 4 vidéos sans export […]</text:p>
          </table:table-cell>
          <table:table-cell table:style-name="ce73" office:value-type="string" ns42:value-type="string">
            <text:p>https://www.uneiaparjour.fr/subshort/</text:p>
          </table:table-cell>
          <table:table-cell table:style-name="ce73" office:value-type="string" ns42:value-type="string">
            <text:p>quiz et flashcards</text:p>
          </table:table-cell>
          <table:table-cell table:style-name="ce73" office:value-type="string" ns42:value-type="string">
            <text:p>vidéo</text:p>
          </table:table-cell>
          <table:table-cell table:style-name="ce86" table:number-columns-repeated="4"/>
          <table:table-cell table:style-name="ce91" office:value-type="date" office:date-value="2025-05-09" ns42:value-type="date">
            <text:p>09/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receden</text:p>
          </table:table-cell>
          <table:table-cell table:style-name="ce73" office:value-type="string" ns42:value-type="string">
            <text:p>Preceden (https://www.preceden.com) génère des lignes du temps en deux versions, frise et texte, à partir d’une instruction. Frises intercatives avec bulles d’informations. Création manuelle possible. Édition et apparence modifiable une fois la copie dans son compte effectuée.Export pdf et image, partage par lien et iframe, mode présentation. Nombre de frises illimité et nombre d’événements réduit […]</text:p>
          </table:table-cell>
          <table:table-cell table:style-name="ce73" office:value-type="string" ns42:value-type="string">
            <text:p>https://www.uneiaparjour.fr/preceden/</text:p>
          </table:table-cell>
          <table:table-cell table:style-name="ce73" office:value-type="string" ns42:value-type="string">
            <text:p>éducation</text:p>
          </table:table-cell>
          <table:table-cell table:style-name="ce73" office:value-type="string" ns42:value-type="string">
            <text:p>présentation</text:p>
          </table:table-cell>
          <table:table-cell table:style-name="ce86" table:number-columns-repeated="4"/>
          <table:table-cell table:style-name="ce91" office:value-type="date" office:date-value="2025-05-08" ns42:value-type="date">
            <text:p>08/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uperexpert</text:p>
          </table:table-cell>
          <table:table-cell table:style-name="ce73" office:value-type="string" ns42:value-type="string">
            <text:p>Superexpert (https://superexpert.ai, espace de démonstration : https://demo.superexpert.ai et téléchargement : https://github.com/Superexpert/superexpert-ai) permet la création de chatbots personnalisés. Open source, il est déployable localement sur un ordinateur, avec les API des modèles de langage ou un modèle installé. Des bases documentaires ou RAG peuvent être ajoutées. Une page de documentation/tutoriels est proposée pour l’installation : https://superexpert.ai/docs/ […]</text:p>
          </table:table-cell>
          <table:table-cell table:style-name="ce73" office:value-type="string" ns42:value-type="string">
            <text:p>https://www.uneiaparjour.fr/superexpert/</text:p>
          </table:table-cell>
          <table:table-cell table:style-name="ce73" office:value-type="string" ns42:value-type="string">
            <text:p>chatbot</text:p>
          </table:table-cell>
          <table:table-cell table:style-name="ce73" office:value-type="string" ns42:value-type="string">
            <text:p>open source</text:p>
          </table:table-cell>
          <table:table-cell table:style-name="ce86" table:number-columns-repeated="4"/>
          <table:table-cell table:style-name="ce91" office:value-type="date" office:date-value="2025-05-07" ns42:value-type="date">
            <text:p>07/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asky</text:p>
          </table:table-cell>
          <table:table-cell table:style-name="ce73" office:value-type="string" ns42:value-type="string">
            <text:p>Tasky de Scoutnow (https://scoutnow.ai choisir « Start with AI ») est un agent conversationnel spécialisé dans les tâches complexes. À partir d’une instruction, Tasky va poser des questions pour approfondir sa compréhension du sujet. Après avoir exposé les étapes du problème posé, la réponse et les documents liés sont générés en se basant sur ChatGPT O1 et […]</text:p>
          </table:table-cell>
          <table:table-cell table:style-name="ce73" office:value-type="string" ns42:value-type="string">
            <text:p>https://www.uneiaparjour.fr/tasky/</text:p>
          </table:table-cell>
          <table:table-cell table:style-name="ce73" office:value-type="string" ns42:value-type="string">
            <text:p>automatisation</text:p>
          </table:table-cell>
          <table:table-cell table:style-name="ce73" office:value-type="string" ns42:value-type="string">
            <text:p>chatbot</text:p>
          </table:table-cell>
          <table:table-cell table:style-name="ce73" office:value-type="string" ns42:value-type="string">
            <text:p>usage illimité</text:p>
          </table:table-cell>
          <table:table-cell table:style-name="ce86" table:number-columns-repeated="3"/>
          <table:table-cell table:style-name="ce91" office:value-type="date" office:date-value="2025-05-06" ns42:value-type="date">
            <text:p>06/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IC-Edit</text:p>
          </table:table-cell>
          <table:table-cell table:style-name="ce73" office:value-type="string" ns42:value-type="string">
            <text:p>IC-Edit (documentation : https://river-zhang.github.io/ICEdit-gh-pages et démonstration : https://huggingface.co/spaces/RiverZ/ICEdit) génère des modifications dans une image à partir d’une instruction, tout en restant fidèle à l’image d’origine. Trois réglages proposés : seed, guidance et inférence. Très bons résultats sur les objets et les personnes, moins d’efficacité sur les paysages. Open source, gratuit et illimité. Images pour les […]</text:p>
          </table:table-cell>
          <table:table-cell table:style-name="ce73" office:value-type="string" ns42:value-type="string">
            <text:p>https://www.uneiaparjour.fr/ic-edit/</text:p>
          </table:table-cell>
          <table:table-cell table:style-name="ce73" office:value-type="string" ns42:value-type="string">
            <text:p>images</text:p>
          </table:table-cell>
          <table:table-cell table:style-name="ce73" office:value-type="string" ns42:value-type="string">
            <text:p>sans compte</text:p>
          </table:table-cell>
          <table:table-cell table:style-name="ce73" office:value-type="string" ns42:value-type="string">
            <text:p>usage illimité</text:p>
          </table:table-cell>
          <table:table-cell table:style-name="ce86" table:number-columns-repeated="3"/>
          <table:table-cell table:style-name="ce91" office:value-type="date" office:date-value="2025-05-05" ns42:value-type="date">
            <text:p>05/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Amymind</text:p>
          </table:table-cell>
          <table:table-cell table:style-name="ce73" office:value-type="string" ns42:value-type="string">
            <text:p>Amymind (https://amymind.com) génère des cartes mentales à partir d’un sujet qui peut être accompagné d’une instruction. Un chatbot permet d’explorer d’autres idées ou développer certains points de la carte.Un menu disponible sur chaque élément permet l’édition. Export en 7 formats. Partage par url. 10 actions par jour et 20 cartes par mois gratuites.</text:p>
          </table:table-cell>
          <table:table-cell table:style-name="ce73" office:value-type="string" ns42:value-type="string">
            <text:p>https://www.uneiaparjour.fr/amymind/</text:p>
          </table:table-cell>
          <table:table-cell table:style-name="ce73" office:value-type="string" ns42:value-type="string">
            <text:p>chatbot</text:p>
          </table:table-cell>
          <table:table-cell table:style-name="ce73" office:value-type="string" ns42:value-type="string">
            <text:p>mindmap</text:p>
          </table:table-cell>
          <table:table-cell table:style-name="ce86" table:number-columns-repeated="4"/>
          <table:table-cell table:style-name="ce91" office:value-type="date" office:date-value="2025-05-04" ns42:value-type="date">
            <text:p>04/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tudyraid</text:p>
          </table:table-cell>
          <table:table-cell table:style-name="ce73" office:value-type="string" ns42:value-type="string">
            <text:p>Studyraid (https://app.studyraid.com/fr), créé par Eldoranext 🇫🇷, génère des cours à partir d’un sujet donné. Les cours sont organisés en chapitres et sous-chapitres. Chaque chapitre est accompagné de flashcards, d’exercices et d’un test final. Deux modes sont proposés : un mode texte classique et un mode « jeu » basé sur des qcm.Deux chatbots sont présents : un […]</text:p>
          </table:table-cell>
          <table:table-cell table:style-name="ce73" office:value-type="string" ns42:value-type="string">
            <text:p>https://www.uneiaparjour.fr/studyrai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5-03" ns42:value-type="date">
            <text:p>03/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Seedream</text:p>
          </table:table-cell>
          <table:table-cell table:style-name="ce73" office:value-type="string" ns42:value-type="string">
            <text:p>Seedream, le nouveau modèle de génération d’imagesde ByteDance, est disponible sur Dreamina (présenté ici : https://www.uneiaparjour.fr/dreamina). Particulièrement performant sur les imagesréalistes avec capacité à générer du texte via le bouton dédié ou directement avec des guillemets « » (texte en anglais, lors des tests pas de génération ou génération partielle en français). 120 crédits […]</text:p>
          </table:table-cell>
          <table:table-cell table:style-name="ce73" office:value-type="string" ns42:value-type="string">
            <text:p>https://www.uneiaparjour.fr/seedream/</text:p>
          </table:table-cell>
          <table:table-cell table:style-name="ce73" office:value-type="string" ns42:value-type="string">
            <text:p>images</text:p>
          </table:table-cell>
          <table:table-cell table:style-name="ce86" table:number-columns-repeated="5"/>
          <table:table-cell table:style-name="ce91" office:value-type="date" office:date-value="2025-05-02" ns42:value-type="date">
            <text:p>02/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Little Language Lessons</text:p>
          </table:table-cell>
          <table:table-cell table:style-name="ce73" office:value-type="string" ns42:value-type="string">
            <text:p>Avec Little Language Lessons (https://labs.google/lll/fr), Google propose trois outils, basés sur Gemini, pour accompagner l’apprentissage des langues : Versions expérimentales sur Google labs, gratuites et illimitées.</text:p>
          </table:table-cell>
          <table:table-cell table:style-name="ce73" office:value-type="string" ns42:value-type="string">
            <text:p>https://www.uneiaparjour.fr/little-language-lessons/</text:p>
          </table:table-cell>
          <table:table-cell table:style-name="ce73" office:value-type="string" ns42:value-type="string">
            <text:p>langues</text:p>
          </table:table-cell>
          <table:table-cell table:style-name="ce73" office:value-type="string" ns42:value-type="string">
            <text:p>usage illimité</text:p>
          </table:table-cell>
          <table:table-cell table:style-name="ce86" table:number-columns-repeated="4"/>
          <table:table-cell table:style-name="ce91" office:value-type="date" office:date-value="2025-05-01" ns42:value-type="date">
            <text:p>01/05/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Hunyuan 3D</text:p>
          </table:table-cell>
          <table:table-cell table:style-name="ce73" office:value-type="string" ns42:value-type="string">
            <text:p>Hunyuan 3D (https://3d.hunyuan.tencent.com. Open source, documentation : https://huggingface.co/tencent/Hunyuan3D-2) génère des modèles 3D avec texture depuis une instruction ou une image. Réglages fins, partage url et export en 7 formats. Site en chinois : traduction via le navigateur (voir captures) ou utilisation via les espaces Huggingface où les modèles sont déployés. Via le site, 20 générations […]</text:p>
          </table:table-cell>
          <table:table-cell table:style-name="ce73" office:value-type="string" ns42:value-type="string">
            <text:p>https://www.uneiaparjour.fr/hunyuan-3d/</text:p>
          </table:table-cell>
          <table:table-cell table:style-name="ce73" office:value-type="string" ns42:value-type="string">
            <text:p>images 3D</text:p>
          </table:table-cell>
          <table:table-cell table:style-name="ce73" office:value-type="string" ns42:value-type="string">
            <text:p>open source</text:p>
          </table:table-cell>
          <table:table-cell table:style-name="ce86" table:number-columns-repeated="4"/>
          <table:table-cell table:style-name="ce91" office:value-type="date" office:date-value="2025-04-30" ns42:value-type="date">
            <text:p>30/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Toy Tales</text:p>
          </table:table-cell>
          <table:table-cell table:style-name="ce73" office:value-type="string" ns42:value-type="string">
            <text:p>Toy Tales (https://www.toytal.es) génère des histoires pour enfants à partir d’une image (comme le titre l’indique, image de jouet mais fonctionne avec toute image) et d’une instruction facultative (les notes). Choix des polices, du style, des couleurs, du ton et de la longueur (maxi 4 doubles pages).Français ok si spécifié dans les notes.Partage par url. […]</text:p>
          </table:table-cell>
          <table:table-cell table:style-name="ce73" office:value-type="string" ns42:value-type="string">
            <text:p>https://www.uneiaparjour.fr/toy-tales/</text:p>
          </table:table-cell>
          <table:table-cell table:style-name="ce73" office:value-type="string" ns42:value-type="string">
            <text:p>histoires enfants</text:p>
          </table:table-cell>
          <table:table-cell table:style-name="ce86" table:number-columns-repeated="5"/>
          <table:table-cell table:style-name="ce91" office:value-type="date" office:date-value="2025-04-29" ns42:value-type="date">
            <text:p>29/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Big read</text:p>
          </table:table-cell>
          <table:table-cell table:style-name="ce73" office:value-type="string" ns42:value-type="string">
            <text:p>Big read (https://app.bigread.ai) propose d’accompagner les progrès en lecture des jeunes anglophones. Dans ses trois entrées – découvrir d’un sujet, lire et écrire avec l’IA -, la première « Learn about » peut être utilisée en français en ajoutant « Génère en français » dans l’instruction. « Learn about » se présente comme une grande carte mentale où les génération successives […]</text:p>
          </table:table-cell>
          <table:table-cell table:style-name="ce73" office:value-type="string" ns42:value-type="string">
            <text:p>https://www.uneiaparjour.fr/big-read/</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8" ns42:value-type="date">
            <text:p>28/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Panquiz</text:p>
          </table:table-cell>
          <table:table-cell table:style-name="ce73" office:value-type="string" ns42:value-type="string">
            <text:p>Panquiz (https://www.panquiz.com – site en italien, application en anglais une fois connectés via le bouton « Accedi ») génère des quiz en ligne et diffusables en direct. En version gratuite, quiz illimités avec 50 participants en direct, 2500 questions par mois et ChatGPT 3.5. Les quiz générés par « Mr Panquiz », à partir d’un sujet ou d’un document […]</text:p>
          </table:table-cell>
          <table:table-cell table:style-name="ce73" office:value-type="string" ns42:value-type="string">
            <text:p>https://www.uneiaparjour.fr/panquiz/</text:p>
          </table:table-cell>
          <table:table-cell table:style-name="ce73" office:value-type="string" ns42:value-type="string">
            <text:p>éducation</text:p>
          </table:table-cell>
          <table:table-cell table:style-name="ce73" office:value-type="string" ns42:value-type="string">
            <text:p>quiz et flashcards</text:p>
          </table:table-cell>
          <table:table-cell table:style-name="ce86" table:number-columns-repeated="4"/>
          <table:table-cell table:style-name="ce91" office:value-type="date" office:date-value="2025-04-27" ns42:value-type="date">
            <text:p>27/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Yourware</text:p>
          </table:table-cell>
          <table:table-cell table:style-name="ce73" office:value-type="string" ns42:value-type="string">
            <text:p>Yourware (https://www.yourware.so) génère des applications à partir d’une instruction puis d’une conversation. Code en html, css et javascript.Modèle de génération non spécifié. Deepseek ? Le bouton « boost » génère un design « amélioré » de l’application. Le bouton « Select » permet l’action sur des éléments précis de l’application.Applications « responsive » et mode sombre. Galerie avec possibilité de remix.Publication en ligne […]</text:p>
          </table:table-cell>
          <table:table-cell table:style-name="ce73" office:value-type="string" ns42:value-type="string">
            <text:p>https://www.uneiaparjour.fr/yourware/</text:p>
          </table:table-cell>
          <table:table-cell table:style-name="ce73" office:value-type="string" ns42:value-type="string">
            <text:p>application</text:p>
          </table:table-cell>
          <table:table-cell table:style-name="ce73" office:value-type="string" ns42:value-type="string">
            <text:p>usage illimité</text:p>
          </table:table-cell>
          <table:table-cell table:style-name="ce86" table:number-columns-repeated="4"/>
          <table:table-cell table:style-name="ce91" office:value-type="date" office:date-value="2025-04-26" ns42:value-type="date">
            <text:p>26/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3" office:value-type="string" ns42:value-type="string">
            <text:p>Flowith</text:p>
          </table:table-cell>
          <table:table-cell table:style-name="ce73" office:value-type="string" ns42:value-type="string">
            <text:p>Flowith (https://flowith.io) regroupe sur un tableau en ligne « infiini » plusieurs outils conversationnels : près de 30 modèles de langage ou d’images, un mode « oracle » qui regroupe des agents spécialisés dans le « raisonnement » (recherche avancée, génération de code etc.) et des « bases de connaissances personnelles regroupant documents et url. Les intructions / réponses sont regroupées sous […]</text:p>
          </table:table-cell>
          <table:table-cell table:style-name="ce73" office:value-type="string" ns42:value-type="string">
            <text:p>https://www.uneiaparjour.fr/flowith/</text:p>
          </table:table-cell>
          <table:table-cell table:style-name="ce73" office:value-type="string" ns42:value-type="string">
            <text:p>chatbot</text:p>
          </table:table-cell>
          <table:table-cell table:style-name="ce73" office:value-type="string" ns42:value-type="string">
            <text:p>documents</text:p>
          </table:table-cell>
          <table:table-cell table:style-name="ce86" table:number-columns-repeated="4"/>
          <table:table-cell table:style-name="ce91" office:value-type="date" office:date-value="2025-04-25" ns42:value-type="date">
            <text:p>25/04/2025</text:p>
          </table:table-cell>
          <table:table-cell table:style-name="ce95"/>
          <table:table-cell table:style-name="ce98" table:number-columns-repeated="15"/>
          <table:table-cell table:style-name="ce66" table:number-columns-repeated="4"/>
          <table:table-cell table:number-columns-repeated="994"/>
        </table:table-row>
        <table:table-row table:style-name="ro1">
          <table:table-cell table:style-name="ce74" office:value-type="string" ns42:value-type="string">
            <text:p>Teach me anything</text:p>
          </table:table-cell>
          <table:table-cell table:style-name="ce74" office:value-type="string" ns42:value-type="string">
            <text:p>Teach me anything (https://tma.live/) génére une vidéo explicative à partir d'une instruction. Vidéo générée à la manière d'une présentation animée et commentée avec texte, illustrations et voix (une seule voix de femme disponible même si spécifié dans l'instruction)</text:p>
            <text:p>Une fois une vidéo générée, elle peut être interrogée dans une interface type chatbot : la réponse est générée sous forme d'une nouvelle vidéo. La durée dépend du sujet traité.</text:p>
            <text:p>Français très bien supporté, quelques accents anglophones parfois présents dans la voix et quelques superpositions.</text:p>
            <text:p>Modèle et éditeur non spécifiés (domaine enregistré en Islande), semble toutefois entraîné à rester sur des domaines éducatifs (tests sur des instructions pouvant être « problématiques » effectués : rejetés).</text:p>
            <text:p>Export mp4 et partage par copier/coller de l'url.</text:p>
            <text:p>Gratuit, sans compte et semble illimité.</text:p>
          </table:table-cell>
          <table:table-cell table:style-name="ce78" office:value-type="string" ns42:value-type="string">
            <text:p><text:a xlink:href="https://www.uneiaparjour.fr/teach-me-anything/" xlink:type="simple">https://www.uneiaparjour.fr/teach-me-anything/</text:a></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4-24" ns42:value-type="date">
            <text:p>2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1</text:p>
          </table:table-cell>
          <table:table-cell table:style-name="ce74" office:value-type="string" ns42:value-type="string">
            <text:p>Ez1 (https://ez1.dev) génère des applications web à partir d'une instruction (code en html, json, vite et react). Amélioration des instructions et import d'mages possibles.</text:p>
            <text:p>Export des fichiers générés ou vers Github et Netlify pour une mise en ligne.</text:p>
            <text:p>En version gratuite et sans compte, 2 modèles Gemini et 8 modèles Mistral, générations illimitées. D'autres modèles en versions payantes.</text:p>
          </table:table-cell>
          <table:table-cell table:style-name="ce75" office:value-type="string" ns42:value-type="string">
            <text:p><text:a xlink:href="https://www.uneiaparjour.fr/ez1" xlink:type="simple">https://www.uneiaparjour.fr/ez1</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23" ns42:value-type="date">
            <text:p>2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text:p>
          </table:table-cell>
          <table:table-cell table:style-name="ce74" office:value-type="string" ns42:value-type="string">
            <text:p>Magi (https://sand.ai/magi) génère des vidéos à partir d'une image.L'extension des vidéos générées est possible avec conservation des éléments présents dans l'image initiale et ajout à la première vidéo générée à la manière d'un film monté. Vidéos jusqu'à 10 secondes, reformulation de l'instruction et deux qualités proposées.Partage url et export mp4. 500 crédits gratuits par mois</text:p>
          </table:table-cell>
          <table:table-cell table:style-name="ce78" office:value-type="string" ns42:value-type="string">
            <text:p><text:a xlink:href="https://www.uneiaparjour.fr/magi/" xlink:type="simple">https://www.uneiaparjour.fr/mag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22" ns42:value-type="date">
            <text:p>2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itnet B 1.58</text:p>
          </table:table-cell>
          <table:table-cell table:style-name="ce74" office:value-type="string" ns42:value-type="string">
            <text:p>Bitnet B 1.58 (Documentation : https://huggingface.co/microsoft/bitnet-b1.58-2B-4T et chatbot sur Huggingface : https://huggingface.co/spaces/suayptalha/Chat-with-Bitnet-b1.58-2B-4T) est un modèle de langage open source de Microsoft qui fonctionne avec 1 bit par paramètre (contre 16 ou 32 pour les autres modèles équivalents). Par cette réduction : Dans le chatbot Huggingface, plusieurs options : « rôle » donné, nombre de tokens et température. Source ...</text:p>
          </table:table-cell>
          <table:table-cell table:style-name="ce78" office:value-type="string" ns42:value-type="string">
            <text:p><text:a xlink:href="https://www.uneiaparjour.fr/bitnet-b-1-58/" xlink:type="simple">https://www.uneiaparjour.fr/bitnet-b-1-58/</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table:table-cell/>
          <table:table-cell table:style-name="ce74"/>
          <table:table-cell table:style-name="ce92" office:value-type="date" office:date-value="2025-04-21" ns42:value-type="date">
            <text:p>2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search Bunny</text:p>
          </table:table-cell>
          <table:table-cell table:style-name="ce74" office:value-type="string" ns42:value-type="string">
            <text:p>Research Bunny (https://www.researchbunny.com) est un moteur de recherche d'articles scientifiques. Les recherches s'effectuent via 25 catégories et mots-clés avec recherche avancée possible. Les articles sont présentés et résumés avec accès à la publication d'origine. Pour chaque article, une présentation audio, accessible en 12 langues, est générée. Interface en anglais, français disponible pour l'audio.En ligne avec ...</text:p>
          </table:table-cell>
          <table:table-cell table:style-name="ce78" office:value-type="string" ns42:value-type="string">
            <text:p><text:a xlink:href="https://www.uneiaparjour.fr/research-bunny/" xlink:type="simple">https://www.uneiaparjour.fr/research-bunny/</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4-20" ns42:value-type="date">
            <text:p>2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oPDF</text:p>
          </table:table-cell>
          <table:table-cell table:style-name="ce74" office:value-type="string" ns42:value-type="string">
            <text:p>goPDF (https://gopdf.pro) propose le dialogue avec des fichiers pdf, chargés ou en ligne, et la génération de documents dans une interface traitement de texte et à partir de modèles. Des propositions de questions sont disponibles pour les pdf. Outils OCR, d'édition de code HTML / CSS et de capture d'écran également proposés. 200 tokens gratuits ...</text:p>
          </table:table-cell>
          <table:table-cell table:style-name="ce78" office:value-type="string" ns42:value-type="string">
            <text:p><text:a xlink:href="https://www.uneiaparjour.fr/gopdf/" xlink:type="simple">https://www.uneiaparjour.fr/gopdf/</text:a></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4-19" ns42:value-type="date">
            <text:p>1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oms - ex MGX</text:p>
          </table:table-cell>
          <table:table-cell table:style-name="ce74" office:value-type="string" ns42:value-type="string">
            <text:p>MGX (https://mgx.dev) génère des applications, présentations et sites web à partir d'instructions. Des « agents » spécialisés sont déployés en équipe selon les tâches &amp;#8211; chef de projet, développeur, chef de produit, architecte et analyste data &amp;#8211; pour générer des pages de code en React, JavaScript et Tailwind CSS. Les agents peuvent être questionnés et générer en ...</text:p>
          </table:table-cell>
          <table:table-cell table:style-name="ce78" office:value-type="string" ns42:value-type="string">
            <text:p><text:a xlink:href="https://www.uneiaparjour.fr/mgx/" xlink:type="simple">https://www.uneiaparjour.fr/mgx/</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18" ns42:value-type="date">
            <text:p>1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o 2</text:p>
          </table:table-cell>
          <table:table-cell table:style-name="ce74" office:value-type="string" ns42:value-type="string">
            <text:p>Veo 2, le modèle de génération de vidéos de Google, est disponible dans le Google ai Studio (https://aistudio.google.com/generate-video). Ajout d'image de référence, résolution 720p, formats 16/9 et 9/16, durée jusqu'à 8 secondes et prompt négatif disponibles (nombre d'imagespar secondes et autres résolutions annoncés). Export mp4 ou google drive.Gratuit avec 5 générations par jour. Source ...</text:p>
          </table:table-cell>
          <table:table-cell table:style-name="ce78" office:value-type="string" ns42:value-type="string">
            <text:p><text:a xlink:href="https://www.uneiaparjour.fr/veo-2/" xlink:type="simple">https://www.uneiaparjour.fr/veo-2/</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4-17" ns42:value-type="date">
            <text:p>1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Younet</text:p>
          </table:table-cell>
          <table:table-cell table:style-name="ce74" office:value-type="string" ns42:value-type="string">
            <text:p>Younet (https://younet.ai) crée des chatbots à partir d'un questionnaire renseigné pas à pas par l'utilisateur. Par ces choix, Younet va générer la configuration éditable du chatbot qui pourra être augmenté par des sources externes (site, documents, questions / réponses...). Différents modes de partage public, restreint avec lien ou par courriel, intégration à un site ou ...</text:p>
          </table:table-cell>
          <table:table-cell table:style-name="ce78" office:value-type="string" ns42:value-type="string">
            <text:p><text:a xlink:href="https://www.uneiaparjour.fr/younet/" xlink:type="simple">https://www.uneiaparjour.fr/younet/</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5-04-16" ns42:value-type="date">
            <text:p>1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ider</text:p>
          </table:table-cell>
          <table:table-cell table:style-name="ce74" office:value-type="string" ns42:value-type="string">
            <text:p>Sider (https://sider.ai) regroupe des outils de génération multiples : chatbot, recherche et recherche approfondie avec accès à la littérature scientifique (outil « Wisebase »), génération d'imagesavec outils de retouche, résumé de vidéos Youtube, analyse de documents... Pour la génération de texte, le modèle « Sider fusion » choisit le modèle le plus adapté à l'instruction. Disponible dans différents ...</text:p>
          </table:table-cell>
          <table:table-cell table:style-name="ce78" office:value-type="string" ns42:value-type="string">
            <text:p><text:a xlink:href="https://www.uneiaparjour.fr/sider/" xlink:type="simple">https://www.uneiaparjour.fr/sid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recherche</text:p>
          </table:table-cell>
          <table:table-cell/>
          <table:table-cell table:style-name="ce74"/>
          <table:table-cell table:style-name="ce92" office:value-type="date" office:date-value="2025-04-15" ns42:value-type="date">
            <text:p>1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lexbot de Perplexity</text:p>
          </table:table-cell>
          <table:table-cell table:style-name="ce74" office:value-type="string" ns42:value-type="string">
            <text:p>Plexbot (t.me/askplexbot) est le chatbot Telegram de Perplexity Les documents sont acceptés et un mode « pro » est activable via la commande  » /pro  » pour des réponses qui semblent plus développées.Mémoire des 10 messages précédents. Le chatbot peut être inclus dans une conversation externe via @askplexbot (non testé). Gratuit, sans compte (hors compte Telegram) et ...</text:p>
          </table:table-cell>
          <table:table-cell table:style-name="ce78" office:value-type="string" ns42:value-type="string">
            <text:p><text:a xlink:href="https://www.uneiaparjour.fr/plexbot-de-perplexity/" xlink:type="simple">https://www.uneiaparjour.fr/plexbot-de-perplexity/</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4-14" ns42:value-type="date">
            <text:p>1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latedAI</text:p>
          </table:table-cell>
          <table:table-cell table:style-name="ce74" office:value-type="string" ns42:value-type="string">
            <text:p>RelatedAI (https://relatedai.chat) est un chatbot texte avec historique des conversations qui intègre 10 modèles de langage : Gemini 2 Flash, GPT 3.5, 4o mini et 4o, Command R et R+, Claude 3 Haiku et 3.5 Sonnet, Mistral 7B et 8x7B. Gratuit et illimité avec compte.</text:p>
          </table:table-cell>
          <table:table-cell table:style-name="ce78" office:value-type="string" ns42:value-type="string">
            <text:p><text:a xlink:href="https://www.uneiaparjour.fr/relatedai/" xlink:type="simple">https://www.uneiaparjour.fr/related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13" ns42:value-type="date">
            <text:p>1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irebase studio</text:p>
          </table:table-cell>
          <table:table-cell table:style-name="ce74" office:value-type="string" ns42:value-type="string">
            <text:p>Firebase Studio de Google (https://studio.firebase.google.com/) génère des applications « no code » à partir d’instructions avec Gemini. Le code est éditable et le résultat est directement visible et testable. Des projets existants (fichiers ou dépôt GitHub, GitLab ou Bitbucket) peuvent être importés. Deux modes visuels permettent d'interagir avec le résultat généré : un mode dessin qui peut ...</text:p>
          </table:table-cell>
          <table:table-cell table:style-name="ce78" office:value-type="string" ns42:value-type="string">
            <text:p><text:a xlink:href="https://www.uneiaparjour.fr/firebase-studio/" xlink:type="simple">https://www.uneiaparjour.fr/firebase-studio/</text:a></text:p>
          </table:table-cell>
          <table:table-cell table:style-name="ce74" office:value-type="string" ns42:value-type="string">
            <text:p>appli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12" ns42:value-type="date">
            <text:p>1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idream</text:p>
          </table:table-cell>
          <table:table-cell table:style-name="ce74" office:value-type="string" ns42:value-type="string">
            <text:p>Hidream (Modèles et documentation : https://huggingface.co/collections/HiDream-ai/hidream-i1-67f3e90dd509fed088a158b3) est un modèle de génération d'imagesopen source disponible en trois versions dev, full et fast. Grande fidélité aux instructions de génération pendant les tests. Texte géré sur un ou quelques mots. Disponible sur des espaces Huggingface (sans compte) : &amp;#8211; Dev : https://huggingface.co/spaces/HiDream-ai/HiDream-I1-Dev et https://huggingface.co/spaces/blanchon/HiDream-ai-dev&amp;#8211; Full : https://huggingface.co/spaces/blanchon/HiDream-ai-full ...</text:p>
          </table:table-cell>
          <table:table-cell table:style-name="ce78" office:value-type="string" ns42:value-type="string">
            <text:p><text:a xlink:href="https://www.uneiaparjour.fr/hidream/" xlink:type="simple">https://www.uneiaparjour.fr/hidream/</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table:table-cell/>
          <table:table-cell table:style-name="ce74"/>
          <table:table-cell table:style-name="ce92" office:value-type="date" office:date-value="2025-04-11" ns42:value-type="date">
            <text:p>1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ormulabot</text:p>
          </table:table-cell>
          <table:table-cell table:style-name="ce74" office:value-type="string" ns42:value-type="string">
            <text:p>Formulabot (formulabot.com) analyse des fichiers de données et accompagne la formulation de formules Excel ou Google sheet. Pour les formules via une description dans un champ de texte et pour les fichiers de données (jusqu'à 5mo pour les documents chargés et illimité pour un document Google Sheet partagé) via un chatbot. Les fichiers de données ...</text:p>
          </table:table-cell>
          <table:table-cell table:style-name="ce78" office:value-type="string" ns42:value-type="string">
            <text:p><text:a xlink:href="https://www.uneiaparjour.fr/formulabot/" xlink:type="simple">https://www.uneiaparjour.fr/formulabot/</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4-10" ns42:value-type="date">
            <text:p>10/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ork</text:p>
          </table:table-cell>
          <table:table-cell table:style-name="ce74" office:value-type="string" ns42:value-type="string">
            <text:p>Rork (https://rork.app) génère des applications web et mobiles (iOS et Android) à partir d'instructions. Génération en React. Repère les erreurs et propose des corrections.Prévisualisation dans les 3 formats. Tests et déployement local possibles sur téléphone via l'application Expo Go. Hébergement de la version web sur les serveurs de Rork. 5 instructions gratuites par jour.</text:p>
          </table:table-cell>
          <table:table-cell table:style-name="ce78" office:value-type="string" ns42:value-type="string">
            <text:p><text:a xlink:href="https://www.uneiaparjour.fr/rork/" xlink:type="simple">https://www.uneiaparjour.fr/rork/</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4-09" ns42:value-type="date">
            <text:p>09/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ac</text:p>
          </table:table-cell>
          <table:table-cell table:style-name="ce74" office:value-type="string" ns42:value-type="string">
            <text:p>Chatbac (https://chatbac.fr) propose de converser avec des autrices et auteurs au programme du baccalauréat de français : Rimbaud, Ponge, Rabelais, La Bruyère, O. de Gouge, Abbé Prévost, Balzac, Colette, Corneille, Musset et N. Sarraute.Des phrases d'invite aident au lancement de la conversation centrée sur l'oeuvre au programme. Parfois quelques lenteurs et une remise à zéro ...</text:p>
          </table:table-cell>
          <table:table-cell table:style-name="ce78" office:value-type="string" ns42:value-type="string">
            <text:p><text:a xlink:href="https://www.uneiaparjour.fr/chatbac/" xlink:type="simple">https://www.uneiaparjour.fr/chatbac/</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table-cell table:style-name="ce74"/>
          <table:table-cell table:style-name="ce92" office:value-type="date" office:date-value="2025-04-08" ns42:value-type="date">
            <text:p>08/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lama 4</text:p>
          </table:table-cell>
          <table:table-cell table:style-name="ce74" office:value-type="string" ns42:value-type="string">
            <text:p>Llama 4 (présentation sur https://www.llama.com) est le nouveau modèle de langage de Meta disponible en deux versions, Scout (démo : https://huggingface.co/spaces/openfree/Llama-4-Scout-17B-Research) et Maverick (démo : https://huggingface.co/spaces/openfree/Llama-4-Maverick-17B-Research). Ils comportent 17 milliards de paramètres et acceptent jusqu'à 10 millions de tokens.Une troisième version, Behemoth, est en préparation. Ces deux modèles utilisent la technique des « experts » coordonnés (16 ...</text:p>
          </table:table-cell>
          <table:table-cell table:style-name="ce78" office:value-type="string" ns42:value-type="string">
            <text:p><text:a xlink:href="https://www.uneiaparjour.fr/llama-4/" xlink:type="simple">https://www.uneiaparjour.fr/llama-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7" ns42:value-type="date">
            <text:p>07/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pilot search</text:p>
          </table:table-cell>
          <table:table-cell table:style-name="ce74" office:value-type="string" ns42:value-type="string">
            <text:p>Copilot search (https://www.bing.com/copilotsearch) est le nouveau moteur de recherche IA de Microsoft : il fournit des réponses forunies en se basant sur de nombreuses sources en ligne et en illustrant sa réponse d'une vidéo (pertinente lors des différents tests). Le « raisonnement » et l'ensemble des sources sont affichables en haut de la génération. Outil conversationnel, il ...</text:p>
          </table:table-cell>
          <table:table-cell table:style-name="ce78" office:value-type="string" ns42:value-type="string">
            <text:p><text:a xlink:href="https://www.uneiaparjour.fr/copilot-search/" xlink:type="simple">https://www.uneiaparjour.fr/copilot-searc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6" ns42:value-type="date">
            <text:p>06/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nus</text:p>
          </table:table-cell>
          <table:table-cell table:style-name="ce74" office:value-type="string" ns42:value-type="string">
            <text:p>Manus (https://manus.im) automatise les tâches complexes qui lui sont données via une instruction. En les décomposant et en ayant recours à une navigation internet active le cas échéant. Manus va résoudre ces tâches en direct et pas à pas. La tâche complexe peut être donnée par étapes avec proposition de Manus et validation nécessaire pour ...</text:p>
          </table:table-cell>
          <table:table-cell table:style-name="ce78" office:value-type="string" ns42:value-type="string">
            <text:p><text:a xlink:href="https://www.uneiaparjour.fr/manus/" xlink:type="simple">https://www.uneiaparjour.fr/manus/</text:a></text:p>
          </table:table-cell>
          <table:table-cell table:style-name="ce74" office:value-type="string" ns42:value-type="string">
            <text:p>application</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table-cell/>
          <table:table-cell table:style-name="ce74"/>
          <table:table-cell table:style-name="ce92" office:value-type="date" office:date-value="2025-04-05" ns42:value-type="date">
            <text:p>05/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thena Edu</text:p>
          </table:table-cell>
          <table:table-cell table:style-name="ce74" office:value-type="string" ns42:value-type="string">
            <text:p>Athena Edu (https://athenaedu.ai/) accompagne la créationd e contenus pédagogiques : génération d'un plan de cours, interrogation de documents ou de vidéos, quiz, courriels, lettres... Contenu éditables et partageables via une URL. Des chatbots pour accompagner par questionnement sont disponibles et la création de chatbots personnalisés et partageables &amp;#8211; « les tuteurs » &amp;#8211; est proposée avec suivi ...</text:p>
          </table:table-cell>
          <table:table-cell table:style-name="ce78" office:value-type="string" ns42:value-type="string">
            <text:p><text:a xlink:href="https://www.uneiaparjour.fr/athena-edu/" xlink:type="simple">https://www.uneiaparjour.fr/athena-edu/</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table-cell table:style-name="ce74"/>
          <table:table-cell table:style-name="ce92" office:value-type="date" office:date-value="2025-04-04" ns42:value-type="date">
            <text:p>04/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ymate</text:p>
          </table:table-cell>
          <table:table-cell table:style-name="ce74" office:value-type="string" ns42:value-type="string">
            <text:p>Masterymate (https://masterymate.ai/) accompagne la génération de séquences pédagogiques basées sur « l'apprentissage par projet » (Project-Base Learning cf Edubref IFE : https://eduveille.hypotheses.org/files/2019/07/Edubref-octobre-2019.pdf) à partir de trois étapes : &amp;#8211; le cadre,&amp;#8211; les activités,&amp;#8211; l'évaluation et les pistes de réflexion complémentaire. Édition manuelle ou via une instruction. La génération parfois en anglais peut être traduite par une instruction ...</text:p>
          </table:table-cell>
          <table:table-cell table:style-name="ce78" office:value-type="string" ns42:value-type="string">
            <text:p><text:a xlink:href="https://www.uneiaparjour.fr/masterymate/" xlink:type="simple">https://www.uneiaparjour.fr/masterymate/</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4-03" ns42:value-type="date">
            <text:p>03/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ics</text:p>
          </table:table-cell>
          <table:table-cell table:style-name="ce74" office:value-type="string" ns42:value-type="string">
            <text:p>Infographics (https://infographics.so/) génère des infographies simples à partir d'une instruction. 8 modèles proposés avec 3 variations de style. Création de styles et édition de tous les éléments générés. FR ok dans les instructions mais textes générés en anglais même si FR précisé. 25 générations gratuites par mois. (Source : https://fr.wikipedia.org/wiki/Pr%C3%A9histoire)</text:p>
          </table:table-cell>
          <table:table-cell table:style-name="ce78" office:value-type="string" ns42:value-type="string">
            <text:p><text:a xlink:href="https://www.uneiaparjour.fr/infographics/" xlink:type="simple">https://www.uneiaparjour.fr/infographics/</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4-02" ns42:value-type="date">
            <text:p>02/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ta AI</text:p>
          </table:table-cell>
          <table:table-cell table:style-name="ce74" office:value-type="string" ns42:value-type="string">
            <text:p>Meta AI (WhatsApp : https://faq.whatsapp.com/2257017191175152 / Messenger : https://www.facebook.com/help/messenger-app/671966618200379 ) est l’agent conversationnel texte de Meta basé sur Llama 3.2 et intégré à WhatsApp et Messenger. Connecté au web, donne des réponses avec liens actifs parfois aléatoirement. Accessible dans les messageries via ce cercle : Intégration à Facebook et Instagram annoncée mais non disponible pendant ...</text:p>
          </table:table-cell>
          <table:table-cell table:style-name="ce78" office:value-type="string" ns42:value-type="string">
            <text:p><text:a xlink:href="https://www.uneiaparjour.fr/meta-ai/" xlink:type="simple">https://www.uneiaparjour.fr/meta-ai/</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4-01" ns42:value-type="date">
            <text:p>01/04/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ite</text:p>
          </table:table-cell>
          <table:table-cell table:style-name="ce74" office:value-type="string" ns42:value-type="string">
            <text:p>Deepsite (https://huggingface.co/spaces/enzostvs/deepsite) génère une page de code unique à partir d'une instruction pour créer des applications ou pages web. Le code est interprété en direct et le résultat est visible. Les interactions pour correction ou interprétation sont possibles. Basé sur le modèle Deepseek V3, le code peut être copié collé ou hébergé sur un espace ...</text:p>
          </table:table-cell>
          <table:table-cell table:style-name="ce78" office:value-type="string" ns42:value-type="string">
            <text:p><text:a xlink:href="https://www.uneiaparjour.fr/deepsite/" xlink:type="simple">https://www.uneiaparjour.fr/deepsite/</text:a></text:p>
          </table:table-cell>
          <table:table-cell table:style-name="ce74" office:value-type="string" ns42:value-type="string">
            <text:p>application</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31" ns42:value-type="date">
            <text:p>3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text:p>
          </table:table-cell>
          <table:table-cell table:style-name="ce74" office:value-type="string" ns42:value-type="string">
            <text:p>T2v-01 Director (https://hailuoai.video), un nouveau modèle de génération de vidéos de Haiuoai, permet le choix des mouvements de caméra dans la vidéo qui sera générée. 18 mouvements possibles, jusqu'à 3 mouvements combinables dans la même vidéo.Image to video et text to video. 100 crédits gratuits par jour (3 vidéos).</text:p>
          </table:table-cell>
          <table:table-cell table:style-name="ce78" office:value-type="string" ns42:value-type="string">
            <text:p><text:a xlink:href="https://www.uneiaparjour.fr/director/" xlink:type="simple">https://www.uneiaparjour.fr/director/</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30" ns42:value-type="date">
            <text:p>3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utils de Monica</text:p>
          </table:table-cell>
          <table:table-cell table:style-name="ce74" office:value-type="string" ns42:value-type="string">
            <text:p>La boîte à outils de Monica (https://monica.im/tools) &amp;#8211; dont l'extension avait déjà été décrite ici &amp;#8211; regroupe une série d'outils d'IA générative dédiés au texte, aux documents aux images, à la voix et à la vidéo. Liste dans les captures ci-dessous. Les modèles textes et imagesles plus utilisés sont présents et sont accessibles dans ...</text:p>
          </table:table-cell>
          <table:table-cell table:style-name="ce78" office:value-type="string" ns42:value-type="string">
            <text:p><text:a xlink:href="https://www.uneiaparjour.fr/outils-de-monica/" xlink:type="simple">https://www.uneiaparjour.fr/outils-de-monica/</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table-cell table:style-name="ce74"/>
          <table:table-cell table:style-name="ce92" office:value-type="date" office:date-value="2025-03-29" ns42:value-type="date">
            <text:p>2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zygraph</text:p>
          </table:table-cell>
          <table:table-cell table:style-name="ce74" office:value-type="string" ns42:value-type="string">
            <text:p>Ezygraph (https://www.ezygraph.com) génère des infographies à partir d'une URL, un article ou une instruction. Trois formats (vertical, carré ou horizontal) et catalogue de thèmes disponibles, édition possible. Export png ou jpg. 10 infographies gratuites par mois. Test depuis la page IA de Réseau Canopé : Test depuis l'article « IA générative » de Wikipedia : Test depuis ...</text:p>
          </table:table-cell>
          <table:table-cell table:style-name="ce78" office:value-type="string" ns42:value-type="string">
            <text:p><text:a xlink:href="https://www.uneiaparjour.fr/ezygraph/" xlink:type="simple">https://www.uneiaparjour.fr/ezygraph/</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5-03-28" ns42:value-type="date">
            <text:p>2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r</text:p>
          </table:table-cell>
          <table:table-cell table:style-name="ce74" office:value-type="string" ns42:value-type="string">
            <text:p>Creatr (https://getcreatr.com) génère des pages web et des applications « no code » à partir d'instructions avec vérification du code généré en Next.js et Tailwind CSS et correction automatique éventuelle.Création d'applications intégrant ChatGPT (Claude, Deepseek et Grok annoncés), intégration à une base de données Supabase. Hébergement sur creatr et export github. 5 projets et 100 interactions par ...</text:p>
          </table:table-cell>
          <table:table-cell table:style-name="ce78" office:value-type="string" ns42:value-type="string">
            <text:p><text:a xlink:href="https://www.uneiaparjour.fr/creatr/" xlink:type="simple">https://www.uneiaparjour.fr/creatr/</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3-26" ns42:value-type="date">
            <text:p>2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ocs</text:p>
          </table:table-cell>
          <table:table-cell table:style-name="ce74" office:value-type="string" ns42:value-type="string">
            <text:p>Docs (https://docs.numerique.gouv.fr) est un traitement de texte collaboratif avec des fonctionnalités d'IA générative : génération de texte à partir d'un texte qui fait office d'instruction, reformulation, résumé, correction, traduction, amélioration et ajout d'emojis. LLM non identifé (non connecté, base probablement datée de 2023, peut-être LLama ?). Côté traitement de texte, fonctionnalités multiples de mise en ...</text:p>
          </table:table-cell>
          <table:table-cell table:style-name="ce78" office:value-type="string" ns42:value-type="string">
            <text:p><text:a xlink:href="https://www.uneiaparjour.fr/docs/" xlink:type="simple">https://www.uneiaparjour.fr/docs/</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25" ns42:value-type="date">
            <text:p>2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AI FM</text:p>
          </table:table-cell>
          <table:table-cell table:style-name="ce74" office:value-type="string" ns42:value-type="string">
            <text:p>OpenAI FM (https://www.openai.fm/ et documentation : https://platform.openai.com/docs/guides/audio) est l'espace de démonstration des nouveaux modèles de génération de voix d'OpenAI, basés sur GPT 4o. Onze voix et une vingtaine de descriptions (ton, émotions, débit, etc.) disponibles par défaut, 100 langues supportées. Descriptions et textes peuvent être modifiés ou ajoutés. Téléchargement .wav et partage url. Gratuit, illimité ...</text:p>
          </table:table-cell>
          <table:table-cell table:style-name="ce78" office:value-type="string" ns42:value-type="string">
            <text:p><text:a xlink:href="https://www.uneiaparjour.fr/openai-fm/" xlink:type="simple">https://www.uneiaparjour.fr/openai-fm/</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24" ns42:value-type="date">
            <text:p>2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an 2.1</text:p>
          </table:table-cell>
          <table:table-cell table:style-name="ce74" office:value-type="string" ns42:value-type="string">
            <text:p>Wan 2.1 est un modèle de génération de vidéos open source d'Alibaba (documentation : https://github.com/Wan-Video/Wan2.1, démonstration : https://huggingface.co/spaces/Wan-AI/Wan2.1 et site dédié : https://wan.video/). Sur le site dédié, génération à partir d'une instruction, d'une image ou d'un couple d'images(début et fin), sonorisation les vidéos, amélioration d'instructions et 5 formats proposés. Temps de génération plus ou ...</text:p>
          </table:table-cell>
          <table:table-cell table:style-name="ce78" office:value-type="string" ns42:value-type="string">
            <text:p><text:a xlink:href="https://www.uneiaparjour.fr/wan-2-1/" xlink:type="simple">https://www.uneiaparjour.fr/wan-2-1/</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3-23" ns42:value-type="date">
            <text:p>2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ve</text:p>
          </table:table-cell>
          <table:table-cell table:style-name="ce74" office:value-type="string" ns42:value-type="string">
            <text:p>Reve.art (https://preview.reve.art/) : un nouveau modèle de génération d'imagesqui se « cachait » depuis quelques jours à la première place de nombreux classements sous le nom de « Halfmoon » (ici sur Artificial Analysis par exemple). Génération depuis une instruction et un format.Amélioration d'instruction et seed manuel proposés. Changement d'instruction et nouvelle instruction pour amélioration d'image une fois ...</text:p>
          </table:table-cell>
          <table:table-cell table:style-name="ce75" office:value-type="string" ns42:value-type="string">
            <text:p><text:a xlink:href="https://www.uneiaparjour.fr/reve/" xlink:type="simple">https://www.uneiaparjour.fr/reve-art</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22" ns42:value-type="date">
            <text:p>2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explainers</text:p>
          </table:table-cell>
          <table:table-cell table:style-name="ce74" office:value-type="string" ns42:value-type="string">
            <text:p>Imagine explainers (https://imagineexplainers.com) génère des vidéos image, texte et voix à partir d'une instruction avec recherche internet et imagespossible, ou d'un document (pdf court, doc, image). Analyse des documents semble efficace, voix en FR avec néanmoins parfois retour en EN. Préférer connexion internet pour une meilleure qualité de présentation. Galerie et page de profil, ...</text:p>
          </table:table-cell>
          <table:table-cell table:style-name="ce78" office:value-type="string" ns42:value-type="string">
            <text:p><text:a xlink:href="https://www.uneiaparjour.fr/imagine-explainers/" xlink:type="simple">https://www.uneiaparjour.fr/imagine-explainers/</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vidéo</text:p>
          </table:table-cell>
          <table:table-cell table:style-name="ce74" office:value-type="string" ns42:value-type="string">
            <text:p>voix</text:p>
          </table:table-cell>
          <table:table-cell/>
          <table:table-cell table:style-name="ce74"/>
          <table:table-cell table:style-name="ce92" office:value-type="date" office:date-value="2025-03-21" ns42:value-type="date">
            <text:p>2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s de Gemini</text:p>
          </table:table-cell>
          <table:table-cell table:style-name="ce74" office:value-type="string" ns42:value-type="string">
            <text:p>Les Gems de Gemini (https://gemini.google.com/gems/view) sont des assistants personnalisés, leur création est désormais possible via un compte gratuit. 5 gems déjà configurés sont proposés. Les Gems sont utilisables avec les 3 modèles disponibles : Flash 2.0, Flash 2.0 Thinking et Deep research. Une fois configuré, l'ajout de documents et d'imagesaux instructions est possible. Source ...</text:p>
          </table:table-cell>
          <table:table-cell table:style-name="ce78" office:value-type="string" ns42:value-type="string">
            <text:p><text:a xlink:href="https://www.uneiaparjour.fr/gems-de-gemini/" xlink:type="simple">https://www.uneiaparjour.fr/gems-de-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20" ns42:value-type="date">
            <text:p>2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g-FX</text:p>
          </table:table-cell>
          <table:table-cell table:style-name="ce74" office:value-type="string" ns42:value-type="string">
            <text:p>Img-FX (https://img-fx.com) génère des imagesà partir du modèle Imagen 3 de Google.Deux autres outils sont proposés : génération d'instruction à partir d'une image et effacement d'arrière-plan. Format carré, export jpg, sans paramétrage. Gratuit, sans compte et illimité. Historique avec compte.</text:p>
          </table:table-cell>
          <table:table-cell table:style-name="ce78" office:value-type="string" ns42:value-type="string">
            <text:p><text:a xlink:href="https://www.uneiaparjour.fr/img-fx/" xlink:type="simple">https://www.uneiaparjour.fr/img-f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9" ns42:value-type="date">
            <text:p>1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eaGo</text:p>
          </table:table-cell>
          <table:table-cell table:style-name="ce74" office:value-type="string" ns42:value-type="string">
            <text:p>BeaGo (https://www.beago.ai/) est un chatbot IA avec fonctions de recherche connecté à internet, les réponses générée incluent des sources récentes et des images.Propose des questions et des sujets liés regroupés en un seul fil. LLM non spécifié, appli web, IOS et Android.Illimité et sans compte, avec compte : historique. Tests : IA génératives en éducation ...</text:p>
          </table:table-cell>
          <table:table-cell table:style-name="ce78" office:value-type="string" ns42:value-type="string">
            <text:p><text:a xlink:href="https://www.uneiaparjour.fr/beago/" xlink:type="simple">https://www.uneiaparjour.fr/beag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3-18" ns42:value-type="date">
            <text:p>1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wizie</text:p>
          </table:table-cell>
          <table:table-cell table:style-name="ce74" office:value-type="string" ns42:value-type="string">
            <text:p>Kwizie (https://www.kwizie.ai) génère un quiz à partir d'une vidéo youtube, viméo ou audio enregistré (documents en version payante).Choix du nombre de questions, édition après génération, pourcentage et certificat de réussite, partage par url / qr code. Export multiple. Interface en EN, FR proposé pour la génération. 3 quiz gratuits puis 1 par semaine.</text:p>
          </table:table-cell>
          <table:table-cell table:style-name="ce78" office:value-type="string" ns42:value-type="string">
            <text:p><text:a xlink:href="https://www.uneiaparjour.fr/kwizie/" xlink:type="simple">https://www.uneiaparjour.fr/kwizie/</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3-17" ns42:value-type="date">
            <text:p>1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ric</text:p>
          </table:table-cell>
          <table:table-cell table:style-name="ce74" office:value-type="string" ns42:value-type="string">
            <text:p>Fabric (https://fabric.so) réunit tout type de documents, notes IA ou écrites, captures d'écrans et sites sauvegardés dans un même lieu. Il permet : ajout d'étiquettes automatiques ou manuelles, résumés et conversations via un chatbot, recherche experte dans les documents, classement dans des dossiers, notes sur les sites et synthèse quotidienne.Applications ordinateur, smartphone et extensions navigateur. ...</text:p>
          </table:table-cell>
          <table:table-cell table:style-name="ce78" office:value-type="string" ns42:value-type="string">
            <text:p><text:a xlink:href="https://www.uneiaparjour.fr/fabric/" xlink:type="simple">https://www.uneiaparjour.fr/fabric/</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3-16" ns42:value-type="date">
            <text:p>1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ypernatural</text:p>
          </table:table-cell>
          <table:table-cell table:style-name="ce74" office:value-type="string" ns42:value-type="string">
            <text:p>Hypernatural (https://hypernatural.ai/) génère des vidéos avec imagesfixes et voix à partir d'une idée ou d'un texte. Choix de la voix, du style et du format.Édition fine disponible avant validation. Export URL ou mp4.100 crédits gratuits par mois (2 à 3 vidéos de 1 min). (Source : définition proposée dans le « Guide pour l'IA générative ...</text:p>
          </table:table-cell>
          <table:table-cell table:style-name="ce78" office:value-type="string" ns42:value-type="string">
            <text:p><text:a xlink:href="https://www.uneiaparjour.fr/hypernatural/" xlink:type="simple">https://www.uneiaparjour.fr/hypernatural/</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3-15" ns42:value-type="date">
            <text:p>1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mini 2.0 Flash Experimental</text:p>
          </table:table-cell>
          <table:table-cell table:style-name="ce74" office:value-type="string" ns42:value-type="string">
            <text:p>Gemini 2.0 Flash Experimental est un modèle en version beta disponible sur le « Ai Studio » de Google (https://aistudio.google.com/) : multimodal, il accepte plusieurs fichiers pdf, images, vidéos et audios en entrée. En génération, il gère texte et image simultanément et est capable de modifier les imagesgénérées. Les instructions sont modifiables, les textes sont exportables ...</text:p>
          </table:table-cell>
          <table:table-cell table:style-name="ce78" office:value-type="string" ns42:value-type="string">
            <text:p><text:a xlink:href="https://www.uneiaparjour.fr/gemini-2-0-flash-experimental/" xlink:type="simple">https://www.uneiaparjour.fr/gemini-2-0-flash-experiment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3-14" ns42:value-type="date">
            <text:p>1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versational AI</text:p>
          </table:table-cell>
          <table:table-cell table:style-name="ce74" office:value-type="string" ns42:value-type="string">
            <text:p>Conversational AI d'Eleven Labs (https://elevenlabs.io/app/conversational-ai) crée des agents conversationnels audio spécialisés à partir d'instructions et d'une base de connaissances. Modèles de Claude, Gemini, ChatGPT et 30 langues disponibles. Agents accessibles par URL, embarqués sur un site ou via un numéro de téléphone. 10000 crédits (environ 15 min) gratuits par mois. Test enregistré en fin d'article. ...</text:p>
          </table:table-cell>
          <table:table-cell table:style-name="ce78" office:value-type="string" ns42:value-type="string">
            <text:p><text:a xlink:href="https://www.uneiaparjour.fr/conversational-ai/" xlink:type="simple">https://www.uneiaparjour.fr/conversational-ai/</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3-13" ns42:value-type="date">
            <text:p>1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ce de Reka</text:p>
          </table:table-cell>
          <table:table-cell table:style-name="ce74" office:value-type="string" ns42:value-type="string">
            <text:p>Reka (présenté ici il y a un an) propose « Space » (https://space.reka.ai), des espaces type tableaux blancs utilisant toutes les fonctionnalités de génération de ses modèles : raisonnement, génération de texte et d'images, analyse de documents et vidéos. Les documents déposés ou les productions générées peuvent devenir sources pour de nouvelles générations. Un chatbot est disponible ...</text:p>
          </table:table-cell>
          <table:table-cell table:style-name="ce78" office:value-type="string" ns42:value-type="string">
            <text:p><text:a xlink:href="https://www.uneiaparjour.fr/space-de-reka/" xlink:type="simple">https://www.uneiaparjour.fr/space-de-reka/</text:a></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3-12" ns42:value-type="date">
            <text:p>1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addy</text:p>
          </table:table-cell>
          <table:table-cell table:style-name="ce74" office:value-type="string" ns42:value-type="string">
            <text:p>Readdy (https://readdy.ai) génère des pages web à partir d'une instruction texte qui peut être augmentée d'imagesde références et d'une palette de couleurs. Formats ordinateur ou mobile. La première génération peut évoluer via une conversation par chatbot. Html, Vue, React et Uniapp proposés. Export de la feuille de code et partage URL.2 projets gratuits simultanés. ...</text:p>
          </table:table-cell>
          <table:table-cell table:style-name="ce78" office:value-type="string" ns42:value-type="string">
            <text:p><text:a xlink:href="https://www.uneiaparjour.fr/readdy/" xlink:type="simple">https://www.uneiaparjour.fr/readdy/</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5-03-11" ns42:value-type="date">
            <text:p>1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racter 3 de Hedra</text:p>
          </table:table-cell>
          <table:table-cell table:style-name="ce74" office:value-type="string" ns42:value-type="string">
            <text:p>Character 3 (https://www.hedra.com) est le nouveau modèle de génération de vidéo de Hedra (testé en juin 2024) : à partir d'une instruction décrivant une scène avec un personnage, de la définition d'un texte avec voix et d'une image de référence, une vidéo image et voix est générée. 60 voix en 8 langues / accents (FR ...</text:p>
          </table:table-cell>
          <table:table-cell table:style-name="ce78" office:value-type="string" ns42:value-type="string">
            <text:p><text:a xlink:href="https://www.uneiaparjour.fr/character-3-de-hedra/" xlink:type="simple">https://www.uneiaparjour.fr/character-3-de-hedra/</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3-10" ns42:value-type="date">
            <text:p>10/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dmenta</text:p>
          </table:table-cell>
          <table:table-cell table:style-name="ce74" office:value-type="string" ns42:value-type="string">
            <text:p>Redmenta (https://redmenta.com/fr) crée des fiches d'activités à partir de chatbots spécialisés (plus de 150 disponibles) par discipline, évaluation, méthodes, aide administrative... Français pris en charge (quelques erreurs de traduction dans l'interface). Une fois le chatbot choisi (ex : profil d'une figure historique, organisation d'un voyage scolaire, etc.) et après conversation pour définir le plan, l'activité ...</text:p>
          </table:table-cell>
          <table:table-cell table:style-name="ce78" office:value-type="string" ns42:value-type="string">
            <text:p><text:a xlink:href="https://www.uneiaparjour.fr/redmenta/" xlink:type="simple">https://www.uneiaparjour.fr/redmenta/</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5-03-09" ns42:value-type="date">
            <text:p>09/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ffRhythm</text:p>
          </table:table-cell>
          <table:table-cell table:style-name="ce74" office:value-type="string" ns42:value-type="string">
            <text:p>DiffRhythm (description : https://aslp-lab.github.io/DiffRhythm.github.io/ et test : https://huggingface.co/spaces/ASLP-lab/DiffRhythm) génère des morceaux de musique avec paroles à partir des paroles minutées et d'un extrait de musique.Outil de génération des paroles en CN ou EN, instructions acceptées en FR.Export ogg, mp3 ou wav.Open source et illimité. Extraits pour les tests : https://commons.wikimedia.org/wiki/File:Double_tracked_distorted_electric_guitar_playing_chords.ogg?uselang=fr et https://commons.wikimedia.org/wiki/File:Country_Boy_-_Meic_Stevens.ogg?uselang=fr</text:p>
          </table:table-cell>
          <table:table-cell table:style-name="ce78" office:value-type="string" ns42:value-type="string">
            <text:p><text:a xlink:href="https://www.uneiaparjour.fr/diffrhythm/" xlink:type="simple">https://www.uneiaparjour.fr/diffrhythm/</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3-08" ns42:value-type="date">
            <text:p>08/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skvids</text:p>
          </table:table-cell>
          <table:table-cell table:style-name="ce74" office:value-type="string" ns42:value-type="string">
            <text:p>Askvids (https://www.askvids.com) résume des vidéos YouTube en trois formats ou via une instruction. 17 langues disponibles. Partage possible par URL. Sans compte, 3 resumés gratuits par jour. Vidéos pour les tests : https://youtu.be/lXj3syclvZE et https://youtu.be/gW5pxchLzwI Exemples de résumés partagés via URL :</text:p>
          </table:table-cell>
          <table:table-cell table:style-name="ce78" office:value-type="string" ns42:value-type="string">
            <text:p><text:a xlink:href="https://www.uneiaparjour.fr/askvids/" xlink:type="simple">https://www.uneiaparjour.fr/askvids/</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5-03-07" ns42:value-type="date">
            <text:p>07/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ya</text:p>
          </table:table-cell>
          <table:table-cell table:style-name="ce74" office:value-type="string" ns42:value-type="string">
            <text:p>Aya de « Cohere For AI » (https://cohere.com/research/aya) : 3 modèles de langage et 2 d'analyse d'imagesissus d'un projet de recherche ayant pour objectif principal d'augmenter le nombre de langues couvertes par les LLM (101 langues dans la base de données). Modèles et bases de données open source réalisés avec 3000 chercheurs indépendants de 109 pays. ...</text:p>
          </table:table-cell>
          <table:table-cell table:style-name="ce78" office:value-type="string" ns42:value-type="string">
            <text:p><text:a xlink:href="https://www.uneiaparjour.fr/aya/" xlink:type="simple">https://www.uneiaparjour.fr/ay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table-cell table:style-name="ce74"/>
          <table:table-cell table:style-name="ce92" office:value-type="date" office:date-value="2025-03-06" ns42:value-type="date">
            <text:p>06/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ype Think</text:p>
          </table:table-cell>
          <table:table-cell table:style-name="ce74" office:value-type="string" ns42:value-type="string">
            <text:p>Type Think (https://typethinkai.com) est un chatbot qui permet l'interrogation simultanée de plusieurs modèles de langage (18 dans la version gratuite), avec recherche web, génération d'imageset interprétation de code. Voix possible si un seul modèle sélectionné.10 interactions gratuites par jour.</text:p>
          </table:table-cell>
          <table:table-cell table:style-name="ce78" office:value-type="string" ns42:value-type="string">
            <text:p><text:a xlink:href="https://www.uneiaparjour.fr/type-think/" xlink:type="simple">https://www.uneiaparjour.fr/type-think/</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3-05" ns42:value-type="date">
            <text:p>05/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ia de Opera</text:p>
          </table:table-cell>
          <table:table-cell table:style-name="ce74" office:value-type="string" ns42:value-type="string">
            <text:p>Aria est un chatbot intégré au navigateur Opera (https://www.opera.com/fr) et basé sur ChatGPT 4o, Gemini 1.5 et Imagen 3. Fonctions « classiques » d'un chatbot : génération de texte à partir instructions, analyse d'images(pas documents) avec génération d'images. Fonctions additionnelles avec le mode de composition (type et longueur de texte avec possibilité de personnaliser son propre ...</text:p>
          </table:table-cell>
          <table:table-cell table:style-name="ce78" office:value-type="string" ns42:value-type="string">
            <text:p><text:a xlink:href="https://www.uneiaparjour.fr/aria-de-opera/" xlink:type="simple">https://www.uneiaparjour.fr/aria-de-oper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5-03-04" ns42:value-type="date">
            <text:p>04/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tube</text:p>
          </table:table-cell>
          <table:table-cell table:style-name="ce74" office:value-type="string" ns42:value-type="string">
            <text:p>Gentube (https://www.gentube.app) génère des imagesà partir d’une instruction ou remixe des imagesexistantes dans sa galerie. Le modèle de génération semble être Flux (non spécifié). Fonctions sociales avec profil et likes : les imagesgénérées sont par défaut publiques, si elles ne le sont pas, elles ne sont pas sauvegardées. Amélioration de prompts proposée. ...</text:p>
          </table:table-cell>
          <table:table-cell table:style-name="ce78" office:value-type="string" ns42:value-type="string">
            <text:p><text:a xlink:href="https://www.uneiaparjour.fr/gentube/" xlink:type="simple">https://www.uneiaparjour.fr/gentub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3" ns42:value-type="date">
            <text:p>03/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itique</text:p>
          </table:table-cell>
          <table:table-cell table:style-name="ce74" office:value-type="string" ns42:value-type="string">
            <text:p>Critique (https://critiquebrowser.app/) est une extension Chrome qui permet de vérifier les informations présentes sur des sites ou réseaux sociaux. Accessible depuis le bouton droit et/ou intégrée au navigateur via un chatbot. Préciser « Génère en français ». Illimité en mode « manuel », mode automatique en version payante. Sources pour les tests : https://www.humanite.fr/mot-cle/les-theories-du-complot-les-plus-farfelues et tweet https://x.com/ComplotsFaciles/status/950376531846627328</text:p>
          </table:table-cell>
          <table:table-cell table:style-name="ce78" office:value-type="string" ns42:value-type="string">
            <text:p><text:a xlink:href="https://www.uneiaparjour.fr/critique/" xlink:type="simple">https://www.uneiaparjour.fr/critique/</text:a></text:p>
          </table:table-cell>
          <table:table-cell table:style-name="ce74" office:value-type="string" ns42:value-type="string">
            <text:p>actualités et fact-checking</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2" ns42:value-type="date">
            <text:p>02/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en 3</text:p>
          </table:table-cell>
          <table:table-cell table:style-name="ce74" office:value-type="string" ns42:value-type="string">
            <text:p>Imagen 3, le modèle de génération d'imagesde Google est désormais accessible en Europe et intégré à Gemini (https://gemini.google.com/). Fonctionne avec Gemini 2.0 Flash.Mode conversationnel géré : Gemini reprend l'instruction précédente pour y intégrer les ajouts au fil de la conversation (pas de conservation des images, nouvelle génération).Format carré (2048&amp;#215;2048), texte rendu parfois aléatoirement.Illimité et ...</text:p>
          </table:table-cell>
          <table:table-cell table:style-name="ce78" office:value-type="string" ns42:value-type="string">
            <text:p><text:a xlink:href="https://www.uneiaparjour.fr/imagen-3/" xlink:type="simple">https://www.uneiaparjour.fr/imagen-3/</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3-01" ns42:value-type="date">
            <text:p>01/03/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pp Creator de Poe</text:p>
          </table:table-cell>
          <table:table-cell table:style-name="ce74" office:value-type="string" ns42:value-type="string">
            <text:p>Poe propose App Creator (https://poe.com/App-Creator) : un générateur d'applications à partir d'instructions textuelles et pouvant inclure un LLM dans leur fonctionnement (dans les tests : Claude Sonnet 3.7).Une catégorie de la galerie est dédiée aux applications : https://poe.com/explore?category=Apps.Les applications peuvent être publiées en privé ou publiquement.Utilise les « points Poe » (3000 attribués toutes les 4h en ...</text:p>
          </table:table-cell>
          <table:table-cell table:style-name="ce78" office:value-type="string" ns42:value-type="string">
            <text:p><text:a xlink:href="https://www.uneiaparjour.fr/app-creator-de-poe/" xlink:type="simple">https://www.uneiaparjour.fr/app-creator-de-poe/</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28" ns42:value-type="date">
            <text:p>2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rector de Hailuoai</text:p>
          </table:table-cell>
          <table:table-cell table:style-name="ce74" office:value-type="string" ns42:value-type="string">
            <text:p>Director (https://hailuoai.video) est le dernier modèle de génération de vidéos de Hailuoai : il permet d'ajouter des mouvements de caméra dans la vidéo générée. 18 mouvements disponibles, 9 d'ensemble et 9 à insérer dans l'instruction.« Image to video » et « text to video ». 100 crédits (3 vidéos) gratuits par jour.</text:p>
          </table:table-cell>
          <table:table-cell table:style-name="ce78" office:value-type="string" ns42:value-type="string">
            <text:p><text:a xlink:href="https://www.uneiaparjour.fr/director-de-hailuoai/" xlink:type="simple">https://www.uneiaparjour.fr/director-de-hailuoa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5-02-27" ns42:value-type="date">
            <text:p>2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mi</text:p>
          </table:table-cell>
          <table:table-cell table:style-name="ce74" office:value-type="string" ns42:value-type="string">
            <text:p>Kimi K1.5 (https://kimi.ai/) est un nouveau modèle de langage « avec raisonnement » . Connecté à internet, il semble concurrencer les modèles équivalents (voir publication sur Github) en consultant une grande quantité de sources &amp;#8211; jusqu'à 98 sources selon les tests effectués. L'interface du chatbot est en chinois (traduisible par le navigateur &amp;#8211; penser à supprimer la ...</text:p>
          </table:table-cell>
          <table:table-cell table:style-name="ce78" office:value-type="string" ns42:value-type="string">
            <text:p><text:a xlink:href="https://www.uneiaparjour.fr/kimi/" xlink:type="simple">https://www.uneiaparjour.fr/kim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5-02-26" ns42:value-type="date">
            <text:p>2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3615 LeChat</text:p>
          </table:table-cell>
          <table:table-cell table:style-name="ce74" office:value-type="string" ns42:value-type="string">
            <text:p>3615 LeChat (https://3615-lechat.wildcode-solutions.com/) propose le modèle de langage Mistral dans une interface inspirée du... Minitel ! Police, couleur, vitesse... tout est présent pour un retour dans les années 1980. Développé, avec beaucoup d'humour, par Jean-Louis Feuvrier Lewendoski et repéré par l'infatigable veilleur Gérald Tirot via cet article de Clubic. Sans compte et illimité.</text:p>
          </table:table-cell>
          <table:table-cell table:style-name="ce78" office:value-type="string" ns42:value-type="string">
            <text:p><text:a xlink:href="https://www.uneiaparjour.fr/3615-lechat/" xlink:type="simple">https://www.uneiaparjour.fr/3615-lecha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stuck</text:p>
          </table:table-cell>
          <table:table-cell table:style-name="ce74" office:value-type="string" ns42:value-type="string">
            <text:p>Unstuck (https://unstuckstudy.com/) permet le dialogue avec des documents (présentation, pdf, texte), des vidéos youtube ou des enregistrements (en direct ou fichiers audio). L'application est orientée cours / études et les documents peuvent être regroupés par « classes » et partagés. Retranscriptions et notes automatiques pour les audio et les vidéos youtube.Application smartphone dédiée à l'audio et aux ...</text:p>
          </table:table-cell>
          <table:table-cell table:style-name="ce78" office:value-type="string" ns42:value-type="string">
            <text:p><text:a xlink:href="https://www.uneiaparjour.fr/unstuck/" xlink:type="simple">https://www.uneiaparjour.fr/unstuck/</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youtube</text:p>
          </table:table-cell>
          <table:table-cell table:style-name="ce74"/>
          <table:table-cell/>
          <table:table-cell table:style-name="ce74"/>
          <table:table-cell table:style-name="ce92" office:value-type="date" office:date-value="2025-02-25" ns42:value-type="date">
            <text:p>2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ciPub +</text:p>
          </table:table-cell>
          <table:table-cell table:style-name="ce74" office:value-type="string" ns42:value-type="string">
            <text:p>SciPub + (https://scipubplus.com/) accompagne les projets de rédaction de travaux scientifiques avec des agents spécialisés : de la recherche sur le sujet à la revue de littérature en passant par la méthode, l'introduction, la visualisation des données ou le résumé. Basé sur GPT 4o. 100 crédits gratuits par mois, chaque tâche consommant plus ou moins ...</text:p>
          </table:table-cell>
          <table:table-cell table:style-name="ce78" office:value-type="string" ns42:value-type="string">
            <text:p><text:a xlink:href="https://www.uneiaparjour.fr/scipub/" xlink:type="simple">https://www.uneiaparjour.fr/scipub/</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table-cell table:style-name="ce74"/>
          <table:table-cell table:style-name="ce92" office:value-type="date" office:date-value="2025-02-24" ns42:value-type="date">
            <text:p>2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Uniscribe</text:p>
          </table:table-cell>
          <table:table-cell table:style-name="ce74" office:value-type="string" ns42:value-type="string">
            <text:p>Uniscribe (https://www.uniscribe.co) retranscrit des documents audio, vidéo (mp3, mp4, mpeg, mpga, m4a, wav, et webm) ou youtube pour en produire le résumé, les points importants et une carte heuristique. Chatbot à venir, sur liste d'attente.Export url et txt, srt, vtt en version gratuite. 2h de transcription gratuite par mois et 5 documents par jour. Tests ...</text:p>
          </table:table-cell>
          <table:table-cell table:style-name="ce78" office:value-type="string" ns42:value-type="string">
            <text:p><text:a xlink:href="https://www.uneiaparjour.fr/uniscribe/" xlink:type="simple">https://www.uneiaparjour.fr/uniscribe/</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voix</text:p>
          </table:table-cell>
          <table:table-cell table:style-name="ce74" office:value-type="string" ns42:value-type="string">
            <text:p>youtube</text:p>
          </table:table-cell>
          <table:table-cell/>
          <table:table-cell table:style-name="ce74"/>
          <table:table-cell table:style-name="ce92" office:value-type="date" office:date-value="2025-02-23" ns42:value-type="date">
            <text:p>2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Deep Research</text:p>
          </table:table-cell>
          <table:table-cell table:style-name="ce74" office:value-type="string" ns42:value-type="string">
            <text:p>Open Deep Research (description : https://huggingface.co/blog/open-deep-research et espace démo : https://huggingface.co/spaces/m-ric/open_Deep-Research ) est l’agent de recherche «&amp;#160;avec raisonnement&amp;#160;» développé par Hugging Face… en 24h après la publication de Deep research d’OpenAI. Open Deep research va décomposer pas à pas les étapes pour répondre à l’instruction proposée. Entre 5 et 15 étapes selon les tests effectués. ...</text:p>
          </table:table-cell>
          <table:table-cell table:style-name="ce78" office:value-type="string" ns42:value-type="string">
            <text:p><text:a xlink:href="https://www.uneiaparjour.fr/open-deep-research/" xlink:type="simple">https://www.uneiaparjour.fr/open-deep-research/</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table-cell table:style-name="ce74"/>
          <table:table-cell table:style-name="ce92" office:value-type="date" office:date-value="2025-02-22" ns42:value-type="date">
            <text:p>2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uko</text:p>
          </table:table-cell>
          <table:table-cell table:style-name="ce74" office:value-type="string" ns42:value-type="string">
            <text:p>Wuko (https://wuko.ai) résume des contenus à partir d'une URL envoyée par courriel à read@wuko.ai (tests sur page web, pdf en ligne ou vidéo youtube). Le résumé reçu en moins d'une minute peut alors être interrogé en réponse, à la manière d'un chatbot, par l'envoi d'un nouveau courriel. Gratuit et illimité.</text:p>
          </table:table-cell>
          <table:table-cell table:style-name="ce78" office:value-type="string" ns42:value-type="string">
            <text:p><text:a xlink:href="https://www.uneiaparjour.fr/wuko/" xlink:type="simple">https://www.uneiaparjour.fr/wuk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5-02-21" ns42:value-type="date">
            <text:p>2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tmaps</text:p>
          </table:table-cell>
          <table:table-cell table:style-name="ce74" office:value-type="string" ns42:value-type="string">
            <text:p>Litmaps (https://www.litmaps.com) est un moteur de recherche spécialisé dans la littérature scientifique depuis Google scholar, Semantic Scholar ou ses propres « Litmaps ». À partir d'une sélection d'articles, des visualisations &amp;#8211; les Litmaps &amp;#8211; sont créés et mettent en évidence les liens entre les articles (références, citations etc.). Le « monitor » permet d'être averti des nouvelles publications. Exports ...</text:p>
          </table:table-cell>
          <table:table-cell table:style-name="ce78" office:value-type="string" ns42:value-type="string">
            <text:p><text:a xlink:href="https://www.uneiaparjour.fr/litmaps/" xlink:type="simple">https://www.uneiaparjour.fr/litmaps/</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20" ns42:value-type="date">
            <text:p>2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shy</text:p>
          </table:table-cell>
          <table:table-cell table:style-name="ce74" office:value-type="string" ns42:value-type="string">
            <text:p>Meshy (https://www.meshy.ai/) génère des modèles 3D à partir d'une instruction ou d'une image, avec ou sans textures. Nombreuses options d'édition, plusieurs dizaines d'animations possibles. Export en 6 formats.200 crédits (20 générations avec licence CC BY) par mois gratuits. Images pour les tests : &amp;#8211; https://commons.wikimedia.org/wiki/File:Tour_Eiffel_Wikimedia_Commons.jpg&amp;#8211; https://commons.wikimedia.org/wiki/File:Aldus3.jpg</text:p>
          </table:table-cell>
          <table:table-cell table:style-name="ce78" office:value-type="string" ns42:value-type="string">
            <text:p><text:a xlink:href="https://www.uneiaparjour.fr/meshy/" xlink:type="simple">https://www.uneiaparjour.fr/meshy/</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5-02-19" ns42:value-type="date">
            <text:p>1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 Map Wizard</text:p>
          </table:table-cell>
          <table:table-cell table:style-name="ce74" office:value-type="string" ns42:value-type="string">
            <text:p>Mind Map Wizard (https://mindmapwizard.com) génère des cartes heuristiques à partir d'une instruction (limite de 150 caractères).Édition au format texte, partage url et export pdf, svg et markdown. Historique disponible.Sans compte, illimité et open source (Github : https://github.com/linus-sch/Mind-Map-Wizard). Test : https://mindmapwizard.com/view.html?id=1739916358153</text:p>
          </table:table-cell>
          <table:table-cell table:style-name="ce78" office:value-type="string" ns42:value-type="string">
            <text:p><text:a xlink:href="https://www.uneiaparjour.fr/mind-map-wizard/" xlink:type="simple">https://www.uneiaparjour.fr/mind-map-wizard/</text:a></text:p>
          </table:table-cell>
          <table:table-cell table:style-name="ce74" office:value-type="string" ns42:value-type="string">
            <text:p>mindmap</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2-18" ns42:value-type="date">
            <text:p>1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erplexity Deep Research</text:p>
          </table:table-cell>
          <table:table-cell table:style-name="ce74" office:value-type="string" ns42:value-type="string">
            <text:p>Avec Deep Research &amp;#8211; ou « recherche Pro » selon les versions &amp;#8211; (https://www.perplexity.ai/), Perplexity ajoute son propre modèle de langage avec « raisonnement » à son interface après Deepseek et O3 mini. Après une recherche large de sources, Deep Research décompose l'instruction en plusieurs étapes itératives avant de générer une réponse longue avec sources.Partage url, export en pdf ...</text:p>
          </table:table-cell>
          <table:table-cell table:style-name="ce78" office:value-type="string" ns42:value-type="string">
            <text:p><text:a xlink:href="https://www.uneiaparjour.fr/perplexity-deep-research/" xlink:type="simple">https://www.uneiaparjour.fr/perplexity-deep-re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5-02-17" ns42:value-type="date">
            <text:p>1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nglish Practice</text:p>
          </table:table-cell>
          <table:table-cell table:style-name="ce74" office:value-type="string" ns42:value-type="string">
            <text:p>English practice (https://englishpractice.io) traduit en anglais de courts passages depuis 16 langues (50 caractères maximum), en propose une version « phonétique » et une version orale puis enregistre et analyse leur prononciation anglaise.Gratuit, sans compte et illimité. Version augmentée avec suivi payante pour des institutions scolaires.</text:p>
          </table:table-cell>
          <table:table-cell table:style-name="ce78" office:value-type="string" ns42:value-type="string">
            <text:p><text:a xlink:href="https://www.uneiaparjour.fr/english-practice/" xlink:type="simple">https://www.uneiaparjour.fr/english-practice/</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6" ns42:value-type="date">
            <text:p>1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imated drawings</text:p>
          </table:table-cell>
          <table:table-cell table:style-name="ce74" office:value-type="string" ns42:value-type="string">
            <text:p>Animated Drawning (https://sketch.metademolab.com/) de Meta anime des dessins. Masquage éditable avec crayon et gomme, pose de repères morphologiques. 32 modèles d'animation proposés. Export mp4.Nécessite un personnage de face avec bras et jambes détachés du corps.Sans compte et illimité. Tests depuis :&amp;#8211; https://www.pexels.com/fr-fr/photo/nourriture-aliments-art-fruits-6546178/&amp;#8211; https://www.pexels.com/fr-fr/photo/creativite-imagination-enfant-enfance-8501627/&amp;#8211; https://commons.wikimedia.org/wiki/File:Clove_interview_dress.jpg?uselang=fr</text:p>
          </table:table-cell>
          <table:table-cell table:style-name="ce78" office:value-type="string" ns42:value-type="string">
            <text:p><text:a xlink:href="https://www.uneiaparjour.fr/animated-drawings/" xlink:type="simple">https://www.uneiaparjour.fr/animated-drawing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15" ns42:value-type="date">
            <text:p>1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vable</text:p>
          </table:table-cell>
          <table:table-cell table:style-name="ce74" office:value-type="string" ns42:value-type="string">
            <text:p>Lovable (https://lovable.dev/) génère, à partir d'instructions, des pages de code pour créer une application web . Galerie de modèles et remix des projets existants possibles. Publication et partage sur les serveurs de Lovable proposée. Code en html et React modifiable, export Github. Correction automatisée des erreurs. 5 instructions hors correction d'erreurs par jour et 30 ...</text:p>
          </table:table-cell>
          <table:table-cell table:style-name="ce78" office:value-type="string" ns42:value-type="string">
            <text:p><text:a xlink:href="https://www.uneiaparjour.fr/lovable/" xlink:type="simple">https://www.uneiaparjour.fr/lovab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5-02-14" ns42:value-type="date">
            <text:p>1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Xtract</text:p>
          </table:table-cell>
          <table:table-cell table:style-name="ce74" office:value-type="string" ns42:value-type="string">
            <text:p>Xtract (https://chromewebstore.google.com/detail/xtract-extract-text-analy/gffpgogeokibdieebkhajmpoclhedanm par Devyansh Yadav) est une extension Chrome qui, à partir d'une capture d'écran, analyse son contenu à partir d'instructions pré-configurées ou d'un chatbot. 7 langues disponibles. Basé sur Gemini, fonctionne avec une clé API disponible gratuitement. Sans compte et illimité. Tests :</text:p>
          </table:table-cell>
          <table:table-cell table:style-name="ce78" office:value-type="string" ns42:value-type="string">
            <text:p><text:a xlink:href="https://www.uneiaparjour.fr/xtract/" xlink:type="simple">https://www.uneiaparjour.fr/xtract/</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13" ns42:value-type="date">
            <text:p>1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onos</text:p>
          </table:table-cell>
          <table:table-cell table:style-name="ce74" office:value-type="string" ns42:value-type="string">
            <text:p>Zonos (description : https://www.zyphra.com/post/beta-release-of-zonos-v0-1#zonos_2, espace de test : https://playground.zyphra.com/audio) met en voix un texte collé. 4 voix expressives et 6 langues disponibles. Clonage de voix à partir d'un court enregistrement et réglage du débit. Modèles open source. Versions beta avec 1h40 gratuites par mois dans l'espace de test. Tests depuis les incipits de : (source ...</text:p>
          </table:table-cell>
          <table:table-cell table:style-name="ce78" office:value-type="string" ns42:value-type="string">
            <text:p><text:a xlink:href="https://www.uneiaparjour.fr/zonos/" xlink:type="simple">https://www.uneiaparjour.fr/zonos/</text:a></text:p>
          </table:table-cell>
          <table:table-cell table:style-name="ce74" office:value-type="string" ns42:value-type="string">
            <text:p>open sourc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5-02-12" ns42:value-type="date">
            <text:p>1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Diagram Generator</text:p>
          </table:table-cell>
          <table:table-cell table:style-name="ce74" office:value-type="string" ns42:value-type="string">
            <text:p>AI Diagram Generator (https://chromewebstore.google.com/detail/ai-diagram-generator/ngopmehdeepldffjaccolpdkcmiggijb) est une extension Chrome qui propose la génération de visualisations à partir d'une instruction dans un onglet du navigateur. 12 types de visualisations disponibles. Export svg et png. Illimité et sans compte.</text:p>
          </table:table-cell>
          <table:table-cell table:style-name="ce78" office:value-type="string" ns42:value-type="string">
            <text:p><text:a xlink:href="https://www.uneiaparjour.fr/ai-diagram-generator/" xlink:type="simple">https://www.uneiaparjour.fr/ai-diagram-generator/</text:a></text:p>
          </table:table-cell>
          <table:table-cell table:style-name="ce74" office:value-type="string" ns42:value-type="string">
            <text:p>données</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table-cell table:style-name="ce74"/>
          <table:table-cell table:style-name="ce92" office:value-type="date" office:date-value="2025-02-11" ns42:value-type="date">
            <text:p>1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Research</text:p>
          </table:table-cell>
          <table:table-cell table:style-name="ce74" office:value-type="string" ns42:value-type="string">
            <text:p>AutoResearch (https://autoresearch.pro) génère des présentations au format pptx à partir d’une instruction et/ou d’URL spécifiées (voir dans profil). 5 modèles de langage proposés : Gemini 2.0 Flash / Flash Thinking / Pro Exp et ChatGPT 4o mini / o3 mini thinking. Quelques options de présentation proposés, présentations basiques dans leur forme, fond semble assez bien ...</text:p>
          </table:table-cell>
          <table:table-cell table:style-name="ce78" office:value-type="string" ns42:value-type="string">
            <text:p><text:a xlink:href="https://www.uneiaparjour.fr/autoresearch/" xlink:type="simple">https://www.uneiaparjour.fr/autoresearch/</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5-02-10" ns42:value-type="date">
            <text:p>10/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ty</text:p>
          </table:table-cell>
          <table:table-cell table:style-name="ce74" office:value-type="string" ns42:value-type="string">
            <text:p>Chatty (https://chatty.wastu.net/ par B. Wastu : https://github.com/bgwastu) accompagne à l’amélioration d’un texte avec des suggestions de correction en orthographe / grammaire et des conseils de style ou de reformulation. Le texte peut être corrigé puis proposé à nouveau. En EN mais accepte le français si spécifié (cf capture). Tests depuis l’incipit de «&amp;#160;Du xote de ...</text:p>
          </table:table-cell>
          <table:table-cell table:style-name="ce78" office:value-type="string" ns42:value-type="string">
            <text:p><text:a xlink:href="https://www.uneiaparjour.fr/chatty/" xlink:type="simple">https://www.uneiaparjour.fr/chatty/</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5-02-09" ns42:value-type="date">
            <text:p>09/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0</text:p>
          </table:table-cell>
          <table:table-cell table:style-name="ce74" office:value-type="string" ns42:value-type="string">
            <text:p>A0 (https://a0.dev) génère des applications à partir d'instructions. Utilise la bibliothèque react et peut connecter des modules externes à la demande ainsi que des clés d'API pour connecter des IA génératives. Examine et corrige le code généré automatiquement. Une fois la génération terminée, A0 compile les différents élément et possibilité de partager en privé ou ...</text:p>
          </table:table-cell>
          <table:table-cell table:style-name="ce78" office:value-type="string" ns42:value-type="string">
            <text:p><text:a xlink:href="https://www.uneiaparjour.fr/a0/" xlink:type="simple">https://www.uneiaparjour.fr/a0/</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8" ns42:value-type="date">
            <text:p>08/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ools de HuggingChat</text:p>
          </table:table-cell>
          <table:table-cell table:style-name="ce74" office:value-type="string" ns42:value-type="string">
            <text:p>Les outils &amp;#8211; Tools &amp;#8211; de HuggingChat (https://huggingface.co/chat/tools) permettent d'ajouter des fonctionnalités aux LLM Qwen et Llama disponibles. Base des « Tools » : dépôts de HuggingFace soit modules de recherche, de génération d'imagesou de viséos, d'analyse de documents etc. Une cinquantaine d'outils dans la galerie. Possibilité de créer ses propres outils : tous les modèles ...</text:p>
          </table:table-cell>
          <table:table-cell table:style-name="ce78" office:value-type="string" ns42:value-type="string">
            <text:p><text:a xlink:href="https://www.uneiaparjour.fr/tools-de-huggingchat/" xlink:type="simple">https://www.uneiaparjour.fr/tools-de-hugging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table-cell table:style-name="ce74"/>
          <table:table-cell table:style-name="ce92" office:value-type="date" office:date-value="2025-02-07" ns42:value-type="date">
            <text:p>07/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achology</text:p>
          </table:table-cell>
          <table:table-cell table:style-name="ce74" office:value-type="string" ns42:value-type="string">
            <text:p>Teachology (https://www.teachology.ai) accompagne la génération de séance à partir d'instructions : choix pédagogiques, découpage, glossaire, consignes, compétences, quiz, plan de présentation et analyse fine de documents. Interface en anglais mais FR dans les générations si spécifié au 1er écran. Test documents depuis orientations UNESCO. 15 Actions gratuites par jour.</text:p>
          </table:table-cell>
          <table:table-cell table:style-name="ce78" office:value-type="string" ns42:value-type="string">
            <text:p><text:a xlink:href="https://www.uneiaparjour.fr/teachology/" xlink:type="simple">https://www.uneiaparjour.fr/teachology/</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table-cell table:style-name="ce74"/>
          <table:table-cell table:style-name="ce92" office:value-type="date" office:date-value="2025-02-06" ns42:value-type="date">
            <text:p>06/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plit</text:p>
          </table:table-cell>
          <table:table-cell table:style-name="ce74" office:value-type="string" ns42:value-type="string">
            <text:p>Replit (https://replit.com) génère les fichiers d’une application décrite par une instruction. Un agent interrogé améliore ou corrige au fil de la création, un autre accompagne en mode conversationnel. Application directement testable dans l’interface. Fichiers py, json, ts, tsx, html, css. Partage url et récupération des fichiers possibles. Application iOS, MacOs et Android. Crédits gratuits pour ...</text:p>
          </table:table-cell>
          <table:table-cell table:style-name="ce78" office:value-type="string" ns42:value-type="string">
            <text:p><text:a xlink:href="https://www.uneiaparjour.fr/replit/" xlink:type="simple">https://www.uneiaparjour.fr/replit/</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2-05" ns42:value-type="date">
            <text:p>05/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xt to CAD</text:p>
          </table:table-cell>
          <table:table-cell table:style-name="ce74" office:value-type="string" ns42:value-type="string">
            <text:p>Text to CAD (https://text-to-cad.zoo.dev) génère des modèles 3D à partir d'une instruction. 7 formats d'export proposés. Quelques difficultés remarquées mais assez performant. Français accepté. Version alpha gratuite et illimitée.</text:p>
          </table:table-cell>
          <table:table-cell table:style-name="ce78" office:value-type="string" ns42:value-type="string">
            <text:p><text:a xlink:href="https://www.uneiaparjour.fr/text-to-cad/" xlink:type="simple">https://www.uneiaparjour.fr/text-to-cad/</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2-04" ns42:value-type="date">
            <text:p>04/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10zebra</text:p>
          </table:table-cell>
          <table:table-cell table:style-name="ce74" office:value-type="string" ns42:value-type="string">
            <text:p>10zebra (https://10zebra.app/) accompagne la production d'un film court à partir de photo ou d'extraits vidéos, du storyboard à la génération « text to video », « image to vidéo » ou « video to video » ou en appliquant un effet Ken Burns aux photos.Collaboratif via possibilité de remix ou de création collective. Export mp4 ou archive. Beta gratuite et illimitée ...</text:p>
          </table:table-cell>
          <table:table-cell table:style-name="ce78" office:value-type="string" ns42:value-type="string">
            <text:p><text:a xlink:href="https://www.uneiaparjour.fr/10zebra/" xlink:type="simple">https://www.uneiaparjour.fr/10zebra/</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2-03" ns42:value-type="date">
            <text:p>03/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 thinking cap</text:p>
          </table:table-cell>
          <table:table-cell table:style-name="ce74" office:value-type="string" ns42:value-type="string">
            <text:p>My thinking cap (https://mythinkingcap.ai/) propose des chatbots spécialisés (les « experts ») à destination d'enfants de 5 à 12 ans sur des thèmes variés : génération d'histoires, de recettes ou de chansons, aide en mathématiques, langues, code, environnement, animaux etc. ainsi qu'un générateur d'imageset un autre à destination des enseignants pour générer des plans de séances. ...</text:p>
          </table:table-cell>
          <table:table-cell table:style-name="ce78" office:value-type="string" ns42:value-type="string">
            <text:p><text:a xlink:href="https://www.uneiaparjour.fr/my-thinking-cap/" xlink:type="simple">https://www.uneiaparjour.fr/my-thinking-cap/</text:a></text:p>
          </table:table-cell>
          <table:table-cell table:style-name="ce74" office:value-type="string" ns42:value-type="string">
            <text:p>éducation</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langues</text:p>
          </table:table-cell>
          <table:table-cell/>
          <table:table-cell table:style-name="ce74"/>
          <table:table-cell table:style-name="ce92" office:value-type="date" office:date-value="2025-02-02" ns42:value-type="date">
            <text:p>02/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ulu 3</text:p>
          </table:table-cell>
          <table:table-cell table:style-name="ce74" office:value-type="string" ns42:value-type="string">
            <text:p>Tülu 3 450B (https://playground.allenai.org) est un modèle de langage de l’institut de recherche américain à but non lucratif AI2 (https://allenai.org). Entièrement open source (données, code et documentation : https://allenai.org/blog/tulu-3-405B). Annoncé comme rivalisant avec Deepseek et GPT 4.</text:p>
          </table:table-cell>
          <table:table-cell table:style-name="ce78" office:value-type="string" ns42:value-type="string">
            <text:p><text:a xlink:href="https://www.uneiaparjour.fr/tulu-3/" xlink:type="simple">https://www.uneiaparjour.fr/tulu-3/</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2-01" ns42:value-type="date">
            <text:p>01/02/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uzz de Riffusion</text:p>
          </table:table-cell>
          <table:table-cell table:style-name="ce74" office:value-type="string" ns42:value-type="string">
            <text:p>Fuzz de Riffusion (https://www.riffusion.com) est un modèle de génération de morceaux de musique, textes et musique. Génération à partir d’une instruction ou d’un texte collé. Partage par url ou playlist, export m4a. Version beta illimitée. Test depuis une instruction : Tests depuis « Art poétique » de Verlaine :</text:p>
          </table:table-cell>
          <table:table-cell table:style-name="ce78" office:value-type="string" ns42:value-type="string">
            <text:p><text:a xlink:href="https://www.uneiaparjour.fr/fuzz-de-riffusion/" xlink:type="simple">https://www.uneiaparjour.fr/fuzz-de-riffusion/</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31" ns42:value-type="date">
            <text:p>3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Qwen Chat</text:p>
          </table:table-cell>
          <table:table-cell table:style-name="ce74" office:value-type="string" ns42:value-type="string">
            <text:p>Qwen Chat (https://chat.qwenlm.ai/) est le chatbot dédié aux modèles de Qwen développés par Alibaba. Il permet d'accèder au dernier modèle de langage Qwen 2.5 Max (description : https://qwenlm.github.io/blog/qwen2.5-max/) et propose : analyse de documents, « artifacts » avec génération de code et visualisation, génération d'imageset recherche internet (génération de vidéo annoncée). Export json et txt, partage ...</text:p>
          </table:table-cell>
          <table:table-cell table:style-name="ce78" office:value-type="string" ns42:value-type="string">
            <text:p><text:a xlink:href="https://www.uneiaparjour.fr/qwen-chat/" xlink:type="simple">https://www.uneiaparjour.fr/qw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LLM</text:p>
          </table:table-cell>
          <table:table-cell/>
          <table:table-cell table:style-name="ce74"/>
          <table:table-cell table:style-name="ce92" office:value-type="date" office:date-value="2025-01-30" ns42:value-type="date">
            <text:p>3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Flowchart generator</text:p>
          </table:table-cell>
          <table:table-cell table:style-name="ce74" office:value-type="string" ns42:value-type="string">
            <text:p>AI Flowchart generator (https://vdraw.ai/ai-flowchart-generator) genère des organigrammes ou des diagrammes de flux à partir d'une instruction. Édition possible texte, formes, couleurs. Export png ou svg avec ou sans fond. Sans compte et semble illimité. Tests sans édition :</text:p>
          </table:table-cell>
          <table:table-cell table:style-name="ce78" office:value-type="string" ns42:value-type="string">
            <text:p><text:a xlink:href="https://www.uneiaparjour.fr/ai-flowchart-generator/" xlink:type="simple">https://www.uneiaparjour.fr/ai-flowchart-generator/</text:a></text:p>
          </table:table-cell>
          <table:table-cell table:style-name="ce74" office:value-type="string" ns42:value-type="string">
            <text:p>données</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29" ns42:value-type="date">
            <text:p>2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anus Pro</text:p>
          </table:table-cell>
          <table:table-cell table:style-name="ce74" office:value-type="string" ns42:value-type="string">
            <text:p>Janus Pro (description : https://huggingface.co/deepseek-ai/Janus-Pro-7B) est un modèle d'imagesde Deepseek. Multimodal. Performant en analyse d'images, plus aléatoire en génération (par exemple texte et génération de personnes en groupe compliqués). Privilégier les instructions en anglais. Tests possibles depuis cet espace Hugging Face : https://huggingface.co/spaces/deepseek-ai/Janus-Pro-7B Open source et sans compte. Sources test multimodal : affiche archive.org ...</text:p>
          </table:table-cell>
          <table:table-cell table:style-name="ce78" office:value-type="string" ns42:value-type="string">
            <text:p><text:a xlink:href="https://www.uneiaparjour.fr/janus-pro/" xlink:type="simple">https://www.uneiaparjour.fr/janus-pro/</text:a></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28" ns42:value-type="date">
            <text:p>2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roxy de convergence.ai</text:p>
          </table:table-cell>
          <table:table-cell table:style-name="ce74" office:value-type="string" ns42:value-type="string">
            <text:p>Proxy de convergence.ai (https://convergence.ai/) est un assistant qui automatise les tâches sur le web à partir d'une instruction. Une fois les adresses à visiter et les actions à accomplir définies, Proxy effectue la tâche étape par étape avec navigation en temps réel.Automatisation possible.version Beta. 5 sessions par jour et une automatisation gratuites.</text:p>
          </table:table-cell>
          <table:table-cell table:style-name="ce78" office:value-type="string" ns42:value-type="string">
            <text:p><text:a xlink:href="https://www.uneiaparjour.fr/proxy/" xlink:type="simple">https://www.uneiaparjour.fr/proxy/</text:a></text:p>
          </table:table-cell>
          <table:table-cell table:style-name="ce74" office:value-type="string" ns42:value-type="string">
            <text:p>automatis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27" ns42:value-type="date">
            <text:p>2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Websim</text:p>
          </table:table-cell>
          <table:table-cell table:style-name="ce74" office:value-type="string" ns42:value-type="string">
            <text:p>Websim (https://websim.ai) crée des applications à partir d'instructions en langage naturel. Plusieurs modèles de langage disponibles (Gemini 2.0, Claude, Deepseek R1...). Export du code généré, partage URL avec commentaires possibles. Galerie des projets. 15 crédits (certains modèles ne consomment pas de crédits) et 100 imagesgratuites par jour. Tests :</text:p>
          </table:table-cell>
          <table:table-cell table:style-name="ce78" office:value-type="string" ns42:value-type="string">
            <text:p><text:a xlink:href="https://www.uneiaparjour.fr/websim/" xlink:type="simple">https://www.uneiaparjour.fr/websim/</text:a></text:p>
          </table:table-cell>
          <table:table-cell table:style-name="ce74" office:value-type="string" ns42:value-type="string">
            <text:p>application</text:p>
          </table:table-cell>
          <table:table-cell table:style-name="ce74" office:value-type="string" ns42:value-type="string">
            <text:p>éducation</text:p>
          </table:table-cell>
          <table:table-cell table:style-name="ce74" table:number-columns-repeated="2"/>
          <table:table-cell/>
          <table:table-cell table:style-name="ce74"/>
          <table:table-cell table:style-name="ce92" office:value-type="date" office:date-value="2025-01-26" ns42:value-type="date">
            <text:p>2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ychat</text:p>
          </table:table-cell>
          <table:table-cell table:style-name="ce74" office:value-type="string" ns42:value-type="string">
            <text:p>Polychat (https://polychat.co) est un chatbot basé sur ChatGPT 4o, ChatGPT o1 et Claude Sonnet 3.5 offrant la possibilité de comparer les modèles mais aussi de « critiquer » la réponse donnée (GPT 4o par Sonnet 3.5 et inversement, critique en anglais). Paramètres multiples, pré-prompt, changement de modèle en cours de conversation. Partage url, json, pdf ou txt. ...</text:p>
          </table:table-cell>
          <table:table-cell table:style-name="ce78" office:value-type="string" ns42:value-type="string">
            <text:p><text:a xlink:href="https://www.uneiaparjour.fr/polychat/" xlink:type="simple">https://www.uneiaparjour.fr/poly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5" ns42:value-type="date">
            <text:p>2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 Pdf GPT</text:p>
          </table:table-cell>
          <table:table-cell table:style-name="ce74" office:value-type="string" ns42:value-type="string">
            <text:p>Chat Pdf GPT (https://chatpdfgpt.ai/app) permet le dialogue avec un fichier pdf (limite à 100 Mo ?). Base chatGPT avec historique des conversations. 10 interactions par jour gratuites. Test ci-dessous avec orientations UNESCO : https://www.unesco.org/fr/articles/orientations-pour-lintelligence-artificielle-generative-dans-leducation-et-la-recherche</text:p>
          </table:table-cell>
          <table:table-cell table:style-name="ce78" office:value-type="string" ns42:value-type="string">
            <text:p><text:a xlink:href="https://www.uneiaparjour.fr/chat-pdf-gpt/" xlink:type="simple">https://www.uneiaparjour.fr/chat-pdf-gpt/</text:a></text:p>
          </table:table-cell>
          <table:table-cell table:style-name="ce74" office:value-type="string" ns42:value-type="string">
            <text:p>archives</text:p>
          </table:table-cell>
          <table:table-cell table:style-name="ce74" table:number-columns-repeated="3"/>
          <table:table-cell/>
          <table:table-cell table:style-name="ce74"/>
          <table:table-cell table:style-name="ce92" office:value-type="date" office:date-value="2025-01-24" ns42:value-type="date">
            <text:p>2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am 2</text:p>
          </table:table-cell>
          <table:table-cell table:style-name="ce74" office:value-type="string" ns42:value-type="string">
            <text:p>Sam 2 (https://sam2.metademolab.com &amp;#8211; « Segment anything », démo de Meta) repère et suit jusqu'à 3 objets / formes sur une vidéo et permet de les modifier ou de changer de ce qui l'entoure.Vidéos jusqu'à 70Mo. Sans compte et illimité. Tests depuis vidéos libres Pexels :</text:p>
          </table:table-cell>
          <table:table-cell table:style-name="ce78" office:value-type="string" ns42:value-type="string">
            <text:p><text:a xlink:href="https://www.uneiaparjour.fr/sam-2/" xlink:type="simple">https://www.uneiaparjour.fr/sam-2/</text:a></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table-cell table:style-name="ce74"/>
          <table:table-cell table:style-name="ce92" office:value-type="date" office:date-value="2025-01-23" ns42:value-type="date">
            <text:p>2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arn earth</text:p>
          </table:table-cell>
          <table:table-cell table:style-name="ce74" office:value-type="string" ns42:value-type="string">
            <text:p>Learn Earth (learn.earth) propose d'acquérir de nouvelles connaissances à partir d'une thématique donnée via une instruction : des apports théoriques sont générés puis des quiz sont proposés avec évaluation détaillée. Des points sont disponibles chaque jour dans la version gratuite (x10 en premium), augmentés au fil des niveaux passés. Classement disponible.</text:p>
          </table:table-cell>
          <table:table-cell table:style-name="ce78" office:value-type="string" ns42:value-type="string">
            <text:p><text:a xlink:href="https://www.uneiaparjour.fr/learn-earth/" xlink:type="simple">https://www.uneiaparjour.fr/learn-earth/</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5-01-22" ns42:value-type="date">
            <text:p>2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er Podcast</text:p>
          </table:table-cell>
          <table:table-cell table:style-name="ce74" office:value-type="string" ns42:value-type="string">
            <text:p>Super Podcast (https://superpodcast.ai) permet la création d'épisodes de podcasts à partir d'une instruction, d'un document ou en enregistrant un dialogue avec une IA générative (base ChatGPT ?). Choix de la langue, de la durée et du ton. Gratuit et illimité, 2 voix féminines, podcast privés possibles, exports mp3 ou webm pour les conversations avec l'IA. ...</text:p>
          </table:table-cell>
          <table:table-cell table:style-name="ce78" office:value-type="string" ns42:value-type="string">
            <text:p><text:a xlink:href="https://www.uneiaparjour.fr/super-podcast/" xlink:type="simple">https://www.uneiaparjour.fr/super-podcast/</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5-01-21" ns42:value-type="date">
            <text:p>2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ulti Search et Multi AI</text:p>
          </table:table-cell>
          <table:table-cell table:style-name="ce74" office:value-type="string" ns42:value-type="string">
            <text:p>Multi Search et Multi AI (https://multisearchai.carrd.co) est une extension Chrome, Edge, Firefox, Arc, Brave et Opera qui permet la recherche simultanée et l'interrogation de chatbots IA avec jusqu'à 4 outils différents sur le même écran. 9 chatbots et 30 outils de recherche disponibles.Gratuit et illimité.</text:p>
          </table:table-cell>
          <table:table-cell table:style-name="ce78" office:value-type="string" ns42:value-type="string">
            <text:p><text:a xlink:href="https://www.uneiaparjour.fr/multi-search-et-multi-ai/" xlink:type="simple">https://www.uneiaparjour.fr/multi-search-et-multi-ai/</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20" ns42:value-type="date">
            <text:p>2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lle AI</text:p>
          </table:table-cell>
          <table:table-cell table:style-name="ce74" office:value-type="string" ns42:value-type="string">
            <text:p>Alle AI (https://alle-ai.com) : un chatbot texte et imagesqui propose une génération comparée de plusieurs modèles (15 de texte dont 9 en version gratuite et 3 d’images) à partir d’une même instruction. Comparaison limitée à 2 modèles en version gratuite.</text:p>
          </table:table-cell>
          <table:table-cell table:style-name="ce78" office:value-type="string" ns42:value-type="string">
            <text:p><text:a xlink:href="https://www.uneiaparjour.fr/alle-ai/" xlink:type="simple">https://www.uneiaparjour.fr/alle-ai/</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5-01-19" ns42:value-type="date">
            <text:p>1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thor</text:p>
          </table:table-cell>
          <table:table-cell table:style-name="ce74" office:value-type="string" ns42:value-type="string">
            <text:p>Aithor (https://aithor.com) génère plan d’articles scientifiques et revue de littérature (source : Arxiv) à partir d’une instruction. Sources consultables et textes éditables. Générations gratuites avec limitations (attente, modèles…)</text:p>
          </table:table-cell>
          <table:table-cell table:style-name="ce78" office:value-type="string" ns42:value-type="string">
            <text:p><text:a xlink:href="https://www.uneiaparjour.fr/aithor/" xlink:type="simple">https://www.uneiaparjour.fr/aithor/</text:a></text:p>
          </table:table-cell>
          <table:table-cell table:style-name="ce74" office:value-type="string" ns42:value-type="string">
            <text:p>éducation</text:p>
          </table:table-cell>
          <table:table-cell table:style-name="ce74" office:value-type="string" ns42:value-type="string">
            <text:p>recherche</text:p>
          </table:table-cell>
          <table:table-cell table:style-name="ce74" table:number-columns-repeated="2"/>
          <table:table-cell/>
          <table:table-cell table:style-name="ce74"/>
          <table:table-cell table:style-name="ce92" office:value-type="date" office:date-value="2025-01-18" ns42:value-type="date">
            <text:p>1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pen Canvas</text:p>
          </table:table-cell>
          <table:table-cell table:style-name="ce74" office:value-type="string" ns42:value-type="string">
            <text:p>Open Canvas (https://opencanvas.langchain.com) ajoute une génération interactive à un chatbot à la manière des canvas de ChatGPT ou des artifacts de Claude. Avec GPT 4 mini, Claude Haiku, Llama et Gemini Flash. Pré-instruction et commandes rapides. Open source et illimité. Projet Open Canvas sur Github : https://github.com/langchain-ai/open-canvas…</text:p>
          </table:table-cell>
          <table:table-cell table:style-name="ce78" office:value-type="string" ns42:value-type="string">
            <text:p><text:a xlink:href="https://www.uneiaparjour.fr/open-canvas/" xlink:type="simple">https://www.uneiaparjour.fr/open-canvas/</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5-01-17" ns42:value-type="date">
            <text:p>1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cketPal</text:p>
          </table:table-cell>
          <table:table-cell table:style-name="ce74" office:value-type="string" ns42:value-type="string">
            <text:p>PocketPal (https://github.com/a-ghorbani/pocketpal-ai) permet d’installer un LLM léger directement dans son téléphone iOS ou Androïd et de l’utiliser dans un chatbot sans connexion. Plusieurs modèles à télécharger, via Huggingface ou ses fichiers. Open source, illimité, sans compte.</text:p>
          </table:table-cell>
          <table:table-cell table:style-name="ce78" office:value-type="string" ns42:value-type="string">
            <text:p><text:a xlink:href="https://www.uneiaparjour.fr/pocketpal/" xlink:type="simple">https://www.uneiaparjour.fr/pocketpal/</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5-01-16" ns42:value-type="date">
            <text:p>1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ucie</text:p>
          </table:table-cell>
          <table:table-cell table:style-name="ce74" office:value-type="string" ns42:value-type="string">
            <text:p>Lucie (https://huggingface.co/OpenLLM-France/Lucie-7B) : modèle de langage 🇫🇷 , entièrement open source, adapté à des usages comme l'éducation. Développé par le consortium @openllm_france et @linagora. Premiers tests possibles avec pré-instruction et paramètres : https://huggingface.co/spaces/Tonic/Lucie-7B</text:p>
          </table:table-cell>
          <table:table-cell table:style-name="ce78" office:value-type="string" ns42:value-type="string">
            <text:p><text:a xlink:href="https://www.uneiaparjour.fr/lucie/" xlink:type="simple">https://www.uneiaparjour.fr/lucie/</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5" ns42:value-type="date">
            <text:p>1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té</text:p>
          </table:table-cell>
          <table:table-cell table:style-name="ce74" office:value-type="string" ns42:value-type="string">
            <text:p>Conté (https://conte-app.com) génère des histoires texte et imagespour les enfants à partir d’une instruction. Illimité avec partage en ligne, commande payante du livre créé. Sur iOS. Test : https://conte-app.com/shareMe/preview/3ffdb537-33f8-42e6-ada5-e72f846db9c8/74c10d7a-344d-445a-8e24-a2b70349d2b4…</text:p>
          </table:table-cell>
          <table:table-cell table:style-name="ce78" office:value-type="string" ns42:value-type="string">
            <text:p><text:a xlink:href="https://www.uneiaparjour.fr/conte/" xlink:type="simple">https://www.uneiaparjour.fr/conte/</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5-01-14" ns42:value-type="date">
            <text:p>1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AR 3D</text:p>
          </table:table-cell>
          <table:table-cell table:style-name="ce74" office:value-type="string" ns42:value-type="string">
            <text:p>SPAR 3D (https://huggingface.co/spaces/stabilityai/stable-point-aware-3d…) transforme une image 2D en image 3D. Après avoir supprimé le fond et isolé l'objet, transforme en fichiers glb et ply. Nombreux paramètres disponibles. Open source et illimité. Images : wikimedia commons.</text:p>
          </table:table-cell>
          <table:table-cell table:style-name="ce78" office:value-type="string" ns42:value-type="string">
            <text:p><text:a xlink:href="https://www.uneiaparjour.fr/spar-3d/" xlink:type="simple">https://www.uneiaparjour.fr/spar-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3" ns42:value-type="date">
            <text:p>1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text:p>
          </table:table-cell>
          <table:table-cell table:style-name="ce74" office:value-type="string" ns42:value-type="string">
            <text:p>Co (http://co.dev) propose la génération d’applications à partir d’instructions itératives dans un chatbot. Basé sur Claude.ai, résultat directement visible dans l’interface. Version beta limitée à 1 projet et 5 modifications par jour.</text:p>
          </table:table-cell>
          <table:table-cell table:style-name="ce78" office:value-type="string" ns42:value-type="string">
            <text:p><text:a xlink:href="https://www.uneiaparjour.fr/co/" xlink:type="simple">https://www.uneiaparjour.fr/co/</text:a></text:p>
          </table:table-cell>
          <table:table-cell table:style-name="ce74" office:value-type="string" ns42:value-type="string">
            <text:p>application</text:p>
          </table:table-cell>
          <table:table-cell table:style-name="ce74" table:number-columns-repeated="3"/>
          <table:table-cell/>
          <table:table-cell table:style-name="ce74"/>
          <table:table-cell table:style-name="ce92" office:value-type="date" office:date-value="2025-01-12" ns42:value-type="date">
            <text:p>1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iagram generator</text:p>
          </table:table-cell>
          <table:table-cell table:style-name="ce74" office:value-type="string" ns42:value-type="string">
            <text:p>Diagram generator (https://diagram-generator.com) génère des visualisations à partir d’une instruction depuis 9 modèles disponibles : organigramme, Gantt, mindmap, etc. avec explication. Export png, sauvegarde et partage par URL. Sans compte et illimité.</text:p>
          </table:table-cell>
          <table:table-cell table:style-name="ce78" office:value-type="string" ns42:value-type="string">
            <text:p><text:a xlink:href="https://www.uneiaparjour.fr/diagram-generator/" xlink:type="simple">https://www.uneiaparjour.fr/diagram-generator/</text:a></text:p>
          </table:table-cell>
          <table:table-cell table:style-name="ce74" office:value-type="string" ns42:value-type="string">
            <text:p>mindmap</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11" ns42:value-type="date">
            <text:p>1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i 4</text:p>
          </table:table-cell>
          <table:table-cell table:style-name="ce74" office:value-type="string" ns42:value-type="string">
            <text:p>Phi 4 (https://huggingface.co/microsoft/phi-4) dernière version du LLM / SLM (Small Model) de Microsoft est mis à disposition en open source (licence MIT). Réponses assez courtes, annonce avec des facilités raisonnement et mathématiques. Test possible sur https://huggingface.co/spaces/eswardivi/phi-4…</text:p>
          </table:table-cell>
          <table:table-cell table:style-name="ce78" office:value-type="string" ns42:value-type="string">
            <text:p><text:a xlink:href="https://www.uneiaparjour.fr/phi-4/" xlink:type="simple">https://www.uneiaparjour.fr/phi-4/</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10" ns42:value-type="date">
            <text:p>10/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Omnicontrol</text:p>
          </table:table-cell>
          <table:table-cell table:style-name="ce74" office:value-type="string" ns42:value-type="string">
            <text:p>Omnicontrol (https://huggingface.co/spaces/Yuanshi/OminiControl…) génère des imagesà partir d’une image source et d’une instruction. Génération basée sur un modèle d’analyse de l’image et Flux 1. Gratuit, open source et illimité.</text:p>
          </table:table-cell>
          <table:table-cell table:style-name="ce78" office:value-type="string" ns42:value-type="string">
            <text:p><text:a xlink:href="https://www.uneiaparjour.fr/omnicontrol/" xlink:type="simple">https://www.uneiaparjour.fr/omnicontro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5-01-09" ns42:value-type="date">
            <text:p>09/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ft</text:p>
          </table:table-cell>
          <table:table-cell table:style-name="ce74" office:value-type="string" ns42:value-type="string">
            <text:p>Syft (https://justsyft.com) propose le suivi de sujets d’actualité à partir d’une requête avec publication régulière d’une synthèse des résultats de sa curation. Recherche par période. Sources citées. Gratuit et illimité ? Test à 16 sujets suivis.</text:p>
          </table:table-cell>
          <table:table-cell table:style-name="ce78" office:value-type="string" ns42:value-type="string">
            <text:p><text:a xlink:href="https://www.uneiaparjour.fr/syft/" xlink:type="simple">https://www.uneiaparjour.fr/syft/</text:a></text:p>
          </table:table-cell>
          <table:table-cell table:style-name="ce74" office:value-type="string" ns42:value-type="string">
            <text:p>actualités et fact-checking</text:p>
          </table:table-cell>
          <table:table-cell table:style-name="ce74" table:number-columns-repeated="3"/>
          <table:table-cell/>
          <table:table-cell table:style-name="ce74"/>
          <table:table-cell table:style-name="ce92" office:value-type="date" office:date-value="2025-01-08" ns42:value-type="date">
            <text:p>08/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bot Arena</text:p>
          </table:table-cell>
          <table:table-cell table:style-name="ce74" office:value-type="string" ns42:value-type="string">
            <text:p>Chatbot Arena (précédemment LLMSys déjà présenté) bénéficie d'une nouvelle interface avec 3 entrées (https://chatbot-arena.web.app) : battle découverte à l'aveugle de 2 LLM de son classement, side by side comparaison choisie et chat un seul interrogé. Sans compte, gratuit et illimité.</text:p>
          </table:table-cell>
          <table:table-cell table:style-name="ce78" office:value-type="string" ns42:value-type="string">
            <text:p><text:a xlink:href="https://www.uneiaparjour.fr/chatbot-arena/" xlink:type="simple">https://www.uneiaparjour.fr/chatbot-aren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5-01-07" ns42:value-type="date">
            <text:p>07/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reamina</text:p>
          </table:table-cell>
          <table:table-cell table:style-name="ce74" office:value-type="string" ns42:value-type="string">
            <text:p>Dreamina de @capcutapp (https://dreamina.capcut.com) génère des imagesà partir de ses 3 modèles de génération. Paramétrage, zone de travail, amélioration, génération dans l'image et ajout de texte. Image to vidéo annoncée. 120 crédits gratuits par jour (60 actions).</text:p>
          </table:table-cell>
          <table:table-cell table:style-name="ce78" office:value-type="string" ns42:value-type="string">
            <text:p><text:a xlink:href="https://www.uneiaparjour.fr/dreamina/" xlink:type="simple">https://www.uneiaparjour.fr/dreamina/</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5-01-06" ns42:value-type="date">
            <text:p>06/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hoton</text:p>
          </table:table-cell>
          <table:table-cell table:style-name="ce74" office:value-type="string" ns42:value-type="string">
            <text:p>Photon est le nouveau modèle de génération d’imageset video de @LumaLabsAI (https://lumalabs.ai/photon) dispo en ligne et via l’app iOS « Dream machine ». Modification via le chatbot, suggestions, image to image/ to video. Environ 20 générations gratuites par mois.</text:p>
          </table:table-cell>
          <table:table-cell table:style-name="ce78" office:value-type="string" ns42:value-type="string">
            <text:p><text:a xlink:href="https://www.uneiaparjour.fr/photon/" xlink:type="simple">https://www.uneiaparjour.fr/photon/</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5-01-05" ns42:value-type="date">
            <text:p>05/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deviceAI</text:p>
          </table:table-cell>
          <table:table-cell table:style-name="ce74" office:value-type="string" ns42:value-type="string">
            <text:p>MydeviceAI de @navedmer (https://apps.apple.com/fr/app/mydeviceai/id6736578281…) est un chatbot pour iOS (à partir d’IPhone 13 Pro) basé sur Llama 3.2 et installé localement. Fonctionne sans connexion internet une fois installé, les données transmises restent locales. Gratuit et illimité.</text:p>
          </table:table-cell>
          <table:table-cell table:style-name="ce78" office:value-type="string" ns42:value-type="string">
            <text:p><text:a xlink:href="https://www.uneiaparjour.fr/mydeviceai/" xlink:type="simple">https://www.uneiaparjour.fr/mydeviceai/</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4" ns42:value-type="date">
            <text:p>04/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up AI</text:p>
          </table:table-cell>
          <table:table-cell table:style-name="ce74" office:value-type="string" ns42:value-type="string">
            <text:p>Sup AI (https://sup.ai) interroge ChatGPT, Claude et Llama à partir d’une instruction pour proposer une version améliorée de leur réponse. Partage URL. Illimité. Tests: &amp;#8211; IA éducation : https://sup.ai/chats/cm5h5fu3k00079c1bfqujqwax… &amp;#8211; formation : https://sup.ai/chats/cm5h5ka8900099c1bn3a0r6ck…</text:p>
          </table:table-cell>
          <table:table-cell table:style-name="ce78" office:value-type="string" ns42:value-type="string">
            <text:p><text:a xlink:href="https://www.uneiaparjour.fr/sup-ai/" xlink:type="simple">https://www.uneiaparjour.fr/sup-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5-01-03" ns42:value-type="date">
            <text:p>03/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vistly</text:p>
          </table:table-cell>
          <table:table-cell table:style-name="ce74" office:value-type="string" ns42:value-type="string">
            <text:p>Kvistly (https://kvistly.com) génère des quiz interactifs à partir d’une instruction, d’un document (HS pendant le test) ou d’un texte. Système de mises, quiz en direct. Édition, suivi des résultats. En version gratuite, illimité avec 10 participants par quiz.</text:p>
          </table:table-cell>
          <table:table-cell table:style-name="ce78" office:value-type="string" ns42:value-type="string">
            <text:p><text:a xlink:href="https://www.uneiaparjour.fr/kvistly/" xlink:type="simple">https://www.uneiaparjour.fr/kvistl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5-01-02" ns42:value-type="date">
            <text:p>02/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alysis Tool</text:p>
          </table:table-cell>
          <table:table-cell table:style-name="ce74" office:value-type="string" ns42:value-type="string">
            <text:p>Analysis Tool de Claude.ai permet l'analyse de fichiers xls ou csv jusqu'à 30 Mo. Activiation via dans « Feature preview » dans le menu en bas à gauche. Analyse javascript disponible. Test depuis https://meteo.data.gouv.fr (dép. 25 1950/2022).</text:p>
          </table:table-cell>
          <table:table-cell table:style-name="ce78" office:value-type="string" ns42:value-type="string">
            <text:p><text:a xlink:href="https://www.uneiaparjour.fr/analysis-tool/" xlink:type="simple">https://www.uneiaparjour.fr/analysis-tool/</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5-01-01" ns42:value-type="date">
            <text:p>01/01/2025</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endshort</text:p>
          </table:table-cell>
          <table:table-cell table:style-name="ce74" office:value-type="string" ns42:value-type="string">
            <text:p>Sendshort (http://sendshort.ai) génère des vidéos texte, audio et imagesfixes à partir d’une instruction. Script généré éditable, choix de la voix et du style. Édition post production possible. Test (trop 😉 « enjoué »😉 ⬇️. 4 générations gratuites /semaine.</text:p>
          </table:table-cell>
          <table:table-cell table:style-name="ce78" office:value-type="string" ns42:value-type="string">
            <text:p><text:a xlink:href="https://www.uneiaparjour.fr/sendshort/" xlink:type="simple">https://www.uneiaparjour.fr/sendshor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31" ns42:value-type="date">
            <text:p>3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utomina</text:p>
          </table:table-cell>
          <table:table-cell table:style-name="ce74" office:value-type="string" ns42:value-type="string">
            <text:p>Automina (https://automina.app) automatise une navigation internet complexe à partir d’une instruction après un découpage par étape (ajout possible). Suivi en direct dans un navigateur. Beta gratuite avec 50 crédits (1 étape = 1 crédit)</text:p>
          </table:table-cell>
          <table:table-cell table:style-name="ce78" office:value-type="string" ns42:value-type="string">
            <text:p><text:a xlink:href="https://www.uneiaparjour.fr/automina/" xlink:type="simple">https://www.uneiaparjour.fr/automina/</text:a></text:p>
          </table:table-cell>
          <table:table-cell table:style-name="ce74" office:value-type="string" ns42:value-type="string">
            <text:p>automatis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30" ns42:value-type="date">
            <text:p>3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xform</text:p>
          </table:table-cell>
          <table:table-cell table:style-name="ce74" office:value-type="string" ns42:value-type="string">
            <text:p>Nexform (http://nexform.io) génère des questionnaires ou des quiz en ligne à partir d’une instruction avec édition et ajouts possibles, publication et suivi des réponses (url, qr code, suivi en ligne ou export csv). Gratuit et semble illimité avec compte.</text:p>
          </table:table-cell>
          <table:table-cell table:style-name="ce78" office:value-type="string" ns42:value-type="string">
            <text:p><text:a xlink:href="https://www.uneiaparjour.fr/nexform/" xlink:type="simple">https://www.uneiaparjour.fr/nexform/</text:a></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29" ns42:value-type="date">
            <text:p>2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ritannica Chatbot</text:p>
          </table:table-cell>
          <table:table-cell table:style-name="ce74" office:value-type="string" ns42:value-type="string">
            <text:p>Britannica Chatbot : quand l’encyclopédie @Britannica rencontre ChatGPT (https://britannica.com/chatbot). Sources de l’encyclopédie citées. Spécifier « génère en français » dans l’instruction. Version bêta, sans compte et illimité, avec la publicité du site.</text:p>
          </table:table-cell>
          <table:table-cell table:style-name="ce78" office:value-type="string" ns42:value-type="string">
            <text:p><text:a xlink:href="https://www.uneiaparjour.fr/britannica-chatbot/" xlink:type="simple">https://www.uneiaparjour.fr/britannica-chatbot/</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8" ns42:value-type="date">
            <text:p>2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ync Study</text:p>
          </table:table-cell>
          <table:table-cell table:style-name="ce74" office:value-type="string" ns42:value-type="string">
            <text:p>Sync Study (http://syncstudy.app) génère des quiz à partir de documents chargés (pdf, ppt, doc, txt) ou de texte collé. FR accepté si précisé dans le titre (« génère en français »). Correction proposée. Partage url. Un test gratuit de 20 questions par jour.</text:p>
          </table:table-cell>
          <table:table-cell table:style-name="ce78" office:value-type="string" ns42:value-type="string">
            <text:p><text:a xlink:href="https://www.uneiaparjour.fr/sync-study/" xlink:type="simple">https://www.uneiaparjour.fr/sync-study/</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2-27" ns42:value-type="date">
            <text:p>2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Jugemu</text:p>
          </table:table-cell>
          <table:table-cell table:style-name="ce74" office:value-type="string" ns42:value-type="string">
            <text:p>Jugemu (https://jugemu.app) propose de comparer les générations produites par plusieurs LLM (19 disponibles). 3 comparés en parallèle. Partage URL. Test: https://jugemu.app/chat/share/f68090e5-d097-44d3-b963-ee60a0892247…. Limite du nombre d’interactions en version gratuite non précisée.</text:p>
          </table:table-cell>
          <table:table-cell table:style-name="ce78" office:value-type="string" ns42:value-type="string">
            <text:p><text:a xlink:href="https://www.uneiaparjour.fr/jugemu/" xlink:type="simple">https://www.uneiaparjour.fr/jugemu/</text:a></text:p>
          </table:table-cell>
          <table:table-cell table:style-name="ce74" office:value-type="string" ns42:value-type="string">
            <text:p>LLM</text:p>
          </table:table-cell>
          <table:table-cell table:style-name="ce74" table:number-columns-repeated="3"/>
          <table:table-cell/>
          <table:table-cell table:style-name="ce74"/>
          <table:table-cell table:style-name="ce92" office:value-type="date" office:date-value="2024-12-26" ns42:value-type="date">
            <text:p>2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QR</text:p>
          </table:table-cell>
          <table:table-cell table:style-name="ce74" office:value-type="string" ns42:value-type="string">
            <text:p>Imagine QR (https://imagineqr.io) génère des QR codes à partir d’une instruction. Prompt négatif. Banque de modèles. 5 générations gratuites par mois.</text:p>
          </table:table-cell>
          <table:table-cell table:style-name="ce78" office:value-type="string" ns42:value-type="string">
            <text:p><text:a xlink:href="https://www.uneiaparjour.fr/imagine-qr/" xlink:type="simple">https://www.uneiaparjour.fr/imagine-qr/</text:a></text:p>
          </table:table-cell>
          <table:table-cell table:style-name="ce74" office:value-type="string" ns42:value-type="string">
            <text:p>qr code</text:p>
          </table:table-cell>
          <table:table-cell table:style-name="ce74" table:number-columns-repeated="3"/>
          <table:table-cell/>
          <table:table-cell table:style-name="ce74"/>
          <table:table-cell table:style-name="ce92" office:value-type="date" office:date-value="2024-12-25" ns42:value-type="date">
            <text:p>2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ak</text:p>
          </table:table-cell>
          <table:table-cell table:style-name="ce74" office:value-type="string" ns42:value-type="string">
            <text:p>Tak (https://tak.phospho.ai) de @phospho_ai ( 🇫🇷) combine moteur de recherche et LLM (LLM « maison » ?) pour générer sa réponse à une requête. Analyse de documents et instructions personnalisées. Partage url. 3 requêtes sans compte puis générations gratuites avec.</text:p>
          </table:table-cell>
          <table:table-cell table:style-name="ce78" office:value-type="string" ns42:value-type="string">
            <text:p><text:a xlink:href="https://www.uneiaparjour.fr/tak/" xlink:type="simple">https://www.uneiaparjour.fr/tak/</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24" ns42:value-type="date">
            <text:p>2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ellis 3D</text:p>
          </table:table-cell>
          <table:table-cell table:style-name="ce74" office:value-type="string" ns42:value-type="string">
            <text:p>Trellis (https://huggingface.co/spaces/JeffreyXiang/TRELLIS…) génère un modèle #3D à partir d’une ou plusieurs images. Fond effacé automatiquement et réglages fins disponibles. Export format GLB. Illimité, sans compte et open source.</text:p>
          </table:table-cell>
          <table:table-cell table:style-name="ce75" office:value-type="string" ns42:value-type="string">
            <text:p><text:a xlink:href="https://www.uneiaparjour.fr/trellis-2/" xlink:type="simple">https://www.uneiaparjour.fr/trellis-3D/</text:a></text:p>
          </table:table-cell>
          <table:table-cell table:style-name="ce74" office:value-type="string" ns42:value-type="string">
            <text:p>images 3D</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3" ns42:value-type="date">
            <text:p>2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yMemo</text:p>
          </table:table-cell>
          <table:table-cell table:style-name="ce74" office:value-type="string" ns42:value-type="string">
            <text:p>MyMemo (https://mymemo.ai) résume et permet le dialogue avec des documents (notes, liens, vidéos, images, pdf). Classement en collections. Résumé jour ou semaine en podcast. En ligne, extension et appli iOS. Gratuit : GPT 4o mini + limitations (cf capture 4).</text:p>
          </table:table-cell>
          <table:table-cell table:style-name="ce78" office:value-type="string" ns42:value-type="string">
            <text:p><text:a xlink:href="https://www.uneiaparjour.fr/mymemo/" xlink:type="simple">https://www.uneiaparjour.fr/mymemo/</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2-22" ns42:value-type="date">
            <text:p>2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em.polor</text:p>
          </table:table-cell>
          <table:table-cell table:style-name="ce74" office:value-type="string" ns42:value-type="string">
            <text:p>Tem.polor (http://tempolor.com) génère des musiques depuis une instruction, une image ou d’un fichier audio. Options multiples. Banque de musiques avec moteur de recherche disponible. Partage url. Téléchargement avec marquage gratuit. Tests : &amp;#8211; depuis une instruction : https://tempolor.com/detail/mat__vPvNrBf5KBkaVeVH7… &amp;#8211; depuis une image : https://tempolor.com/detail/mat__rPINYBK4I42em51gM… &amp;#8211; depuis une musique : https://tempolor.com/detail/mat__OPON6BG4ryT131eHx…</text:p>
          </table:table-cell>
          <table:table-cell table:style-name="ce78" office:value-type="string" ns42:value-type="string">
            <text:p><text:a xlink:href="https://www.uneiaparjour.fr/tem-polor/" xlink:type="simple">https://www.uneiaparjour.fr/tem-polor/</text:a></text:p>
          </table:table-cell>
          <table:table-cell table:style-name="ce74" office:value-type="string" ns42:value-type="string">
            <text:p>musique</text:p>
          </table:table-cell>
          <table:table-cell table:style-name="ce74" table:number-columns-repeated="3"/>
          <table:table-cell/>
          <table:table-cell table:style-name="ce74"/>
          <table:table-cell table:style-name="ce92" office:value-type="date" office:date-value="2024-12-21" ns42:value-type="date">
            <text:p>2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hou Xin</text:p>
          </table:table-cell>
          <table:table-cell table:style-name="ce74" office:value-type="string" ns42:value-type="string">
            <text:p>Shou Xin (https://huggingface.co/Datou1111/shou_xin…) génère des imagessous forme de dessin au crayon en n&amp;#38;b ou couleur &amp;#8211; basé sur Flux. Ajouter « shou_xin » + « pencil sketch » (avec ou sans « color ») dans le prompt, sans : Flux classique. Open source, gratuit, sans compte. Via @Korben</text:p>
          </table:table-cell>
          <table:table-cell table:style-name="ce78" office:value-type="string" ns42:value-type="string">
            <text:p><text:a xlink:href="https://www.uneiaparjour.fr/shou-xin/" xlink:type="simple">https://www.uneiaparjour.fr/shou-xi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2-20" ns42:value-type="date">
            <text:p>2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du</text:p>
          </table:table-cell>
          <table:table-cell table:style-name="ce74" office:value-type="string" ns42:value-type="string">
            <text:p>Vidu (https://vidu.studio) génère des vidéos courtes à partir d'une image, d'une instruction texte ou de 2 imagescombinées. Mouvements de caméra. 80 crédits gratuits /mois (environ 20 vidéos). Images pour les tests : recraft.</text:p>
          </table:table-cell>
          <table:table-cell table:style-name="ce78" office:value-type="string" ns42:value-type="string">
            <text:p><text:a xlink:href="https://www.uneiaparjour.fr/vidu/" xlink:type="simple">https://www.uneiaparjour.fr/vidu/</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9" ns42:value-type="date">
            <text:p>1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ify 3D</text:p>
          </table:table-cell>
          <table:table-cell table:style-name="ce74" office:value-type="string" ns42:value-type="string">
            <text:p>Edify 3D (https://build.nvidia.com/shutterstock/edify-3d…) génère des images 3D à partir d'une instruction ou d'une image (seulement depuis les exemples). Export glb et usdz. Collaboration Nvidia et Shutterstock. Sans compte, 50 instructions gratuites (par mois ?)</text:p>
          </table:table-cell>
          <table:table-cell table:style-name="ce78" office:value-type="string" ns42:value-type="string">
            <text:p><text:a xlink:href="https://www.uneiaparjour.fr/edify-3d/" xlink:type="simple">https://www.uneiaparjour.fr/edify-3d/</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8" ns42:value-type="date">
            <text:p>1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apport</text:p>
          </table:table-cell>
          <table:table-cell table:style-name="ce74" office:value-type="string" ns42:value-type="string">
            <text:p>Rapport (http://rapport.cloud) permet de créer des chatbots avec avatar et voix à partir d’un pre-prompt. Principaux modèles disponibles (LLM, reconnaissance vocale et « text to speech »), 4 voix françaises. 20 min gratuites par conversation. Tests :&amp;#8211; compréhension IA génératives en éducation : https://accounts.rapport.cloud/my-avatar/5ffeb748-2244-44ec-a459-e8ee657a2373… &amp;#8211; assistant à la réflexion pour une dissertation en philosophie (cc @InesDrege et ...</text:p>
          </table:table-cell>
          <table:table-cell table:style-name="ce78" office:value-type="string" ns42:value-type="string">
            <text:p><text:a xlink:href="https://www.uneiaparjour.fr/rapport/" xlink:type="simple">https://www.uneiaparjour.fr/rapport/</text:a></text:p>
          </table:table-cell>
          <table:table-cell table:style-name="ce74" office:value-type="string" ns42:value-type="string">
            <text:p>chatbot</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2-17" ns42:value-type="date">
            <text:p>1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rickle</text:p>
          </table:table-cell>
          <table:table-cell table:style-name="ce74" office:value-type="string" ns42:value-type="string">
            <text:p>Trickle (https://app.trickle.so) génère des projets web (applications, page web) à partir d'une requête. Instructions à un chatbot pour amélioration. Publication, export des fichiers et analyse des visites. 5 requêtes gratuites/jour, 30/mois.</text:p>
          </table:table-cell>
          <table:table-cell table:style-name="ce78" office:value-type="string" ns42:value-type="string">
            <text:p><text:a xlink:href="https://www.uneiaparjour.fr/trickle/" xlink:type="simple">https://www.uneiaparjour.fr/trickle/</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2-16" ns42:value-type="date">
            <text:p>1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nmic</text:p>
          </table:table-cell>
          <table:table-cell table:style-name="ce74" office:value-type="string" ns42:value-type="string">
            <text:p>Zenmic (http://zenmic.com) génère un épisode de podcast à partir d’un sujet ou d’un texte collé. Script modifiable. FR si spécifié, définition du nombre et genre des orateurs. Export mp3, partage par URL. Semble illimité. Test : https://zenmic.com/podcast/ipv3</text:p>
          </table:table-cell>
          <table:table-cell table:style-name="ce78" office:value-type="string" ns42:value-type="string">
            <text:p><text:a xlink:href="https://www.uneiaparjour.fr/zenmic/" xlink:type="simple">https://www.uneiaparjour.fr/zenmic/</text:a></text:p>
          </table:table-cell>
          <table:table-cell table:style-name="ce74" office:value-type="string" ns42:value-type="string">
            <text:p>voix</text:p>
          </table:table-cell>
          <table:table-cell table:style-name="ce74" table:number-columns-repeated="3"/>
          <table:table-cell/>
          <table:table-cell table:style-name="ce74"/>
          <table:table-cell table:style-name="ce92" office:value-type="date" office:date-value="2024-12-15" ns42:value-type="date">
            <text:p>1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sterpiece X</text:p>
          </table:table-cell>
          <table:table-cell table:style-name="ce74" office:value-type="string" ns42:value-type="string">
            <text:p>Masterpiece X (http://masterpiecex.com) génère des modèles 3D à partir d’une image ou d’une instruction. Export glb, Fbx, usdz. Partage url et VR pour meta quest. Galerie avec téléchargement. 250 crédits à l’ouverture (par mois ?), 50 utilisés /génération.</text:p>
          </table:table-cell>
          <table:table-cell table:style-name="ce78" office:value-type="string" ns42:value-type="string">
            <text:p><text:a xlink:href="https://www.uneiaparjour.fr/masterpiece-x/" xlink:type="simple">https://www.uneiaparjour.fr/masterpiece-x/</text:a></text:p>
          </table:table-cell>
          <table:table-cell table:style-name="ce74" office:value-type="string" ns42:value-type="string">
            <text:p>images 3D</text:p>
          </table:table-cell>
          <table:table-cell table:style-name="ce74" table:number-columns-repeated="3"/>
          <table:table-cell/>
          <table:table-cell table:style-name="ce74"/>
          <table:table-cell table:style-name="ce92" office:value-type="date" office:date-value="2024-12-14" ns42:value-type="date">
            <text:p>1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ndmap AI</text:p>
          </table:table-cell>
          <table:table-cell table:style-name="ce74" office:value-type="string" ns42:value-type="string">
            <text:p>Mindmap AI (https://mindmapai.app) génère des cartes heuristiques à partir d'une instruction ou d'un document. Chatbot avec documents, fonctions d'extension, de focus, de résumé. Export multiple, partage url. 100 crédits gratuits au départ puis 15/mois.</text:p>
          </table:table-cell>
          <table:table-cell table:style-name="ce78" office:value-type="string" ns42:value-type="string">
            <text:p><text:a xlink:href="https://www.uneiaparjour.fr/mindmap-ai/" xlink:type="simple">https://www.uneiaparjour.fr/mindmap-ai/</text:a></text:p>
          </table:table-cell>
          <table:table-cell table:style-name="ce74" office:value-type="string" ns42:value-type="string">
            <text:p>mindmap</text:p>
          </table:table-cell>
          <table:table-cell table:style-name="ce74" table:number-columns-repeated="3"/>
          <table:table-cell/>
          <table:table-cell table:style-name="ce74"/>
          <table:table-cell table:style-name="ce92" office:value-type="date" office:date-value="2024-12-13" ns42:value-type="date">
            <text:p>1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ream Realtime</text:p>
          </table:table-cell>
          <table:table-cell table:style-name="ce74" office:value-type="string" ns42:value-type="string">
            <text:p>Stream Realtime de Gemini 2.0 Flash (version expérimentale disponible dans https://aistudio.google.com) permet une interaction audio en direct avec ce qui est affiché à l'écran ou via la webcam. Préciser FR avant de débuter. Source https://uneiaparjour.fr/selection-outils/…</text:p>
          </table:table-cell>
          <table:table-cell table:style-name="ce78" office:value-type="string" ns42:value-type="string">
            <text:p><text:a xlink:href="https://www.uneiaparjour.fr/stream-realtime/" xlink:type="simple">https://www.uneiaparjour.fr/stream-realtime/</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table-cell table:style-name="ce74"/>
          <table:table-cell table:style-name="ce92" office:value-type="date" office:date-value="2024-12-12" ns42:value-type="date">
            <text:p>1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ollo</text:p>
          </table:table-cell>
          <table:table-cell table:style-name="ce74" office:value-type="string" ns42:value-type="string">
            <text:p>Pollo (https://pollo.ai) génère des vidéos courtes à partir d’une instruction ou d’une image. Réglages avancés dont mouvement de caméra. 20 crédits gratuits par jour (2 vidéos).</text:p>
          </table:table-cell>
          <table:table-cell table:style-name="ce78" office:value-type="string" ns42:value-type="string">
            <text:p><text:a xlink:href="https://www.uneiaparjour.fr/pollo/" xlink:type="simple">https://www.uneiaparjour.fr/pollo/</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2-11" ns42:value-type="date">
            <text:p>1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rok</text:p>
          </table:table-cell>
          <table:table-cell table:style-name="ce74" office:value-type="string" ns42:value-type="string">
            <text:p>Grok (https://x.com/i/grok) : le chatbot IA de @xai désormais disponible pour les utilisateurs X avec 2 modèles langage et images. Le LLM cite ses sources url et posts. Biais repérés dans le modèle d'images. 10 interactions par 2h gratuites (tests sur 20).</text:p>
          </table:table-cell>
          <table:table-cell table:style-name="ce78" office:value-type="string" ns42:value-type="string">
            <text:p><text:a xlink:href="https://www.uneiaparjour.fr/grok/" xlink:type="simple">https://www.uneiaparjour.fr/grok/</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table-cell table:style-name="ce74"/>
          <table:table-cell table:style-name="ce92" office:value-type="date" office:date-value="2024-12-10" ns42:value-type="date">
            <text:p>10/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umva</text:p>
          </table:table-cell>
          <table:table-cell table:style-name="ce74" office:value-type="string" ns42:value-type="string">
            <text:p>Humva (https://humva.ai) utilise des avatars pour oraliser un texte jusqu'à 2000 caractères en 10 min. Environ 200 avatars dispos, 5 émotions, génération possible de son propre avatar avec photo et voix. Gratuit et semble illimité.Source texte : introduction doc @UNESCO_fr https://unesdoc.unesco.org/ark:/48223/pf0000389901</text:p>
          </table:table-cell>
          <table:table-cell table:style-name="ce78" office:value-type="string" ns42:value-type="string">
            <text:p><text:a xlink:href="https://www.uneiaparjour.fr/humva/" xlink:type="simple">https://www.uneiaparjour.fr/humva/</text:a></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table-cell table:style-name="ce74"/>
          <table:table-cell table:style-name="ce92" office:value-type="date" office:date-value="2024-12-09" ns42:value-type="date">
            <text:p>09/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Deepseek</text:p>
          </table:table-cell>
          <table:table-cell table:style-name="ce74" office:value-type="string" ns42:value-type="string">
            <text:p>Deepseek (https://chat.deepseek.com) : modèle de langage avec raisonnement. Edit au 22/01/2025 Deepseek propose désormais Deepseek R1, concurrent direct des derniers grands modèles de langage. Raisonnement et connexion web. Gratuit et illimité mais avec des absences de réponses à des sujets politiques. Article du 08/12/2024 Facilités pour chinois, EN, code et maths. Analyse photo avec texte ...</text:p>
          </table:table-cell>
          <table:table-cell table:style-name="ce78" office:value-type="string" ns42:value-type="string">
            <text:p><text:a xlink:href="https://www.uneiaparjour.fr/deepseek/" xlink:type="simple">https://www.uneiaparjour.fr/deepseek/</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8" ns42:value-type="date">
            <text:p>08/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motron 70B</text:p>
          </table:table-cell>
          <table:table-cell table:style-name="ce74" office:value-type="string" ns42:value-type="string">
            <text:p>Nemotron 70B de @nvidia (https://build.nvidia.com/nvidia/llama-3_1-nemotron-70b-instruct…) est un modèle de langage basé sur Llama 70B, avec de meilleurs résultats que GPT4o ou Claude 3.5 dans les classements LLM. Gratuit et open source. Test : https://codimd.apps.education.fr/QYd6uhSRSIqutrnwp29dEg…</text:p>
          </table:table-cell>
          <table:table-cell table:style-name="ce78" office:value-type="string" ns42:value-type="string">
            <text:p><text:a xlink:href="https://www.uneiaparjour.fr/nemotron-70b/" xlink:type="simple">https://www.uneiaparjour.fr/nemotron-70b/</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7" ns42:value-type="date">
            <text:p>07/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ylo</text:p>
          </table:table-cell>
          <table:table-cell table:style-name="ce74" office:value-type="string" ns42:value-type="string">
            <text:p>Bylo (https://bylo.ai) : un outil de génération d’imagesgratuit et sans compte avec 8 modèles proposés dont Flux (version ?) et prompt négatif. Format carré, export png des imagesdisponibles pendant 7 jours dans la galerie.</text:p>
          </table:table-cell>
          <table:table-cell table:style-name="ce78" office:value-type="string" ns42:value-type="string">
            <text:p><text:a xlink:href="https://www.uneiaparjour.fr/bylo/" xlink:type="simple">https://www.uneiaparjour.fr/bylo/</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6" ns42:value-type="date">
            <text:p>06/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ncept map</text:p>
          </table:table-cell>
          <table:table-cell table:style-name="ce74" office:value-type="string" ns42:value-type="string">
            <text:p>Concept map (https://conceptmap.ai) génère des cartes heuristiques à partir d’une instruction. Carte non modifiable, exportable en png. GPT 3.5 et 4o, Claude 1. Proposition d’extension via la conversation. 3 cartes sans compte, illimité avec compte.</text:p>
          </table:table-cell>
          <table:table-cell table:style-name="ce78" office:value-type="string" ns42:value-type="string">
            <text:p><text:a xlink:href="https://www.uneiaparjour.fr/concept-map/" xlink:type="simple">https://www.uneiaparjour.fr/concept-map/</text:a></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2-05" ns42:value-type="date">
            <text:p>05/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ource Table</text:p>
          </table:table-cell>
          <table:table-cell table:style-name="ce74" office:value-type="string" ns42:value-type="string">
            <text:p>Source Table (http://sourcetable.com) est un tableur avec chatbot IA intégré (recherche dans les données, création de visualisations, aide aux formules), avec progression visible. FR ok dans les instructions (EN souvent en réponse). Test : https://meteo.data.gouv.fr/datasets/6569b51ae64326786e4e8e1a…</text:p>
          </table:table-cell>
          <table:table-cell table:style-name="ce78" office:value-type="string" ns42:value-type="string">
            <text:p><text:a xlink:href="https://www.uneiaparjour.fr/source-table/" xlink:type="simple">https://www.uneiaparjour.fr/source-table/</text:a></text:p>
          </table:table-cell>
          <table:table-cell table:style-name="ce74" office:value-type="string" ns42:value-type="string">
            <text:p>données</text:p>
          </table:table-cell>
          <table:table-cell table:style-name="ce74" table:number-columns-repeated="3"/>
          <table:table-cell/>
          <table:table-cell table:style-name="ce74"/>
          <table:table-cell table:style-name="ce92" office:value-type="date" office:date-value="2024-12-04" ns42:value-type="date">
            <text:p>04/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ight click youtube summary</text:p>
          </table:table-cell>
          <table:table-cell table:style-name="ce74" office:value-type="string" ns42:value-type="string">
            <text:p>Right click youtube summary (http://rightclickyoutubesummary.com) une extension Chrome qui gènère un résumé de vidéo youtube à appeler directement avec bouton droit sur la page de la vidéo. 5 résumés gratuits /jour. Tests : https://youtube.com/watch?v=s98aUiijyXU… et https://youtube.com/watch?v=yQLmgw3rClM…</text:p>
          </table:table-cell>
          <table:table-cell table:style-name="ce78" office:value-type="string" ns42:value-type="string">
            <text:p><text:a xlink:href="https://www.uneiaparjour.fr/right-click-youtube-summary/" xlink:type="simple">https://www.uneiaparjour.fr/right-click-youtube-summary/</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2-03" ns42:value-type="date">
            <text:p>03/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ea</text:p>
          </table:table-cell>
          <table:table-cell table:style-name="ce74" office:value-type="string" ns42:value-type="string">
            <text:p>Thea (https://thea.study) accompagne l’apprentissage d’une notion par un guide/cours complet, des questions/réponses, des exercices de mémorisation (flashcards, relier et recherche via un chatbot) et des tests. Beta gratuite jusqu’en avril 2025.</text:p>
          </table:table-cell>
          <table:table-cell table:style-name="ce78" office:value-type="string" ns42:value-type="string">
            <text:p><text:a xlink:href="https://www.uneiaparjour.fr/thea/" xlink:type="simple">https://www.uneiaparjour.fr/thea/</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2-02" ns42:value-type="date">
            <text:p>02/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bla</text:p>
          </table:table-cell>
          <table:table-cell table:style-name="ce74" office:value-type="string" ns42:value-type="string">
            <text:p>Fabla (https://fabla.art) génère des histoires pour enfants avec dessin ou sans et de 3 « ingrédients » écrits et/ou prédéfinis. Gestion parentale profils /mot de passe. iOS et Android, 5 langues, audio, partage url. 3 générations gratuites. Tests :&amp;#8211; FR : https://fabla.art/story/ftQLKIIaOOMrHTXnArrV&amp;#8211; ES : https://fabla.art/story/I3CwlzwxiOWVaQvH6LCP… &amp;#8211; EN : https://fabla.art/story/TvQCnEl3f3maeh88rojb</text:p>
          </table:table-cell>
          <table:table-cell table:style-name="ce78" office:value-type="string" ns42:value-type="string">
            <text:p><text:a xlink:href="https://www.uneiaparjour.fr/fabla/" xlink:type="simple">https://www.uneiaparjour.fr/fabla/</text:a></text:p>
          </table:table-cell>
          <table:table-cell table:style-name="ce74" office:value-type="string" ns42:value-type="string">
            <text:p>histoires enfants</text:p>
          </table:table-cell>
          <table:table-cell table:style-name="ce74" table:number-columns-repeated="3"/>
          <table:table-cell/>
          <table:table-cell table:style-name="ce74"/>
          <table:table-cell table:style-name="ce92" office:value-type="date" office:date-value="2024-12-01" ns42:value-type="date">
            <text:p>01/12/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ra</text:p>
          </table:table-cell>
          <table:table-cell table:style-name="ce74" office:value-type="string" ns42:value-type="string">
            <text:p>Vera (https://askvera.org) est un chatbot audio / téléphone et texte / Whatsapp qui propose de vérifier les informations proposées. Basé sur ChatGPT4 et 350 sources choisies et vérifiées par l’ONG http://lareponse.tech . Beta gratuite.</text:p>
          </table:table-cell>
          <table:table-cell table:style-name="ce78" office:value-type="string" ns42:value-type="string">
            <text:p><text:a xlink:href="https://www.uneiaparjour.fr/vera/" xlink:type="simple">https://www.uneiaparjour.fr/vera/</text:a></text:p>
          </table:table-cell>
          <table:table-cell table:style-name="ce74" office:value-type="string" ns42:value-type="string">
            <text:p>actualités et fact-checking</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30" ns42:value-type="date">
            <text:p>3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GenFM</text:p>
          </table:table-cell>
          <table:table-cell table:style-name="ce74" office:value-type="string" ns42:value-type="string">
            <text:p>GenFM de @elevenlabsio (http://elevenlabs.io/genfm) génère des podcasts à partir de documents, texte, url, vidéos YouTube ou document scanné. Choix des voix FR automatique, options multiples, bibliothèque, partage par url. Illimité, app iOS dispo et android à venir. Tests depuis : &amp;#8211; epub : guerre des boutons http://ebooksgratuits.com/details.php?bo…&amp;#8211; pdf : Orientations pour l’IA générative dans l’éducation ...</text:p>
          </table:table-cell>
          <table:table-cell table:style-name="ce78" office:value-type="string" ns42:value-type="string">
            <text:p><text:a xlink:href="https://www.uneiaparjour.fr/genfm/" xlink:type="simple">https://www.uneiaparjour.fr/genfm/</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29" ns42:value-type="date">
            <text:p>2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kRead</text:p>
          </table:table-cell>
          <table:table-cell table:style-name="ce74" office:value-type="string" ns42:value-type="string">
            <text:p>BookRead (beta sur inscription : https://bookread.ai +dispo iOS : https://apps.apple.com/ca/app/bookread-ai/id6737578649…): une application de lecture d’epub avec chatbot IA intégré (chatGPT ?) qui propose explications, définition, traduction et flashcards. Gratuit. Test: guerre des boutons</text:p>
          </table:table-cell>
          <table:table-cell table:style-name="ce78" office:value-type="string" ns42:value-type="string">
            <text:p><text:a xlink:href="https://www.uneiaparjour.fr/bookread/" xlink:type="simple">https://www.uneiaparjour.fr/bookread/</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table-cell/>
          <table:table-cell table:style-name="ce74"/>
          <table:table-cell table:style-name="ce92" office:value-type="date" office:date-value="2024-11-28" ns42:value-type="date">
            <text:p>2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magine Anything</text:p>
          </table:table-cell>
          <table:table-cell table:style-name="ce74" office:value-type="string" ns42:value-type="string">
            <text:p>Imagine Anything (https://imagineanything.ai) génère des imagesà partir de Flux, Stable diffusion et Ideogram. Réglages avancés et image to image. Galerie disponible. 10 imagesgratuites par mois</text:p>
          </table:table-cell>
          <table:table-cell table:style-name="ce78" office:value-type="string" ns42:value-type="string">
            <text:p><text:a xlink:href="https://www.uneiaparjour.fr/imagine-anything/" xlink:type="simple">https://www.uneiaparjour.fr/imagine-anything/</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7" ns42:value-type="date">
            <text:p>2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text:p>
          </table:table-cell>
          <table:table-cell table:style-name="ce74" office:value-type="string" ns42:value-type="string">
            <text:p>Chat100 (https://chat100.ai) propose un accès gratuit et sans compte à ChatGPT 4o et Claude Sonnet 3.5. Documents à analyser et génération d’image pris en charge côté ChatGPT, pas de docs et code pour svg côté Claude. Environ 10 instructions par jour.</text:p>
          </table:table-cell>
          <table:table-cell table:style-name="ce78" office:value-type="string" ns42:value-type="string">
            <text:p><text:a xlink:href="https://www.uneiaparjour.fr/chat100/" xlink:type="simple">https://www.uneiaparjour.fr/chat100/</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26" ns42:value-type="date">
            <text:p>2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denX</text:p>
          </table:table-cell>
          <table:table-cell table:style-name="ce74" office:value-type="string" ns42:value-type="string">
            <text:p>EdenX (http://edenx.ai) génère des personnages ou des avatars de dessin animé (Pixar, comics, cartoon...) en imageset vidéo. Interactions via les instructions données. Vidéos 4 ou 8s. 25 crédits de création et 500 d'action /mois, + si perso populaire.</text:p>
          </table:table-cell>
          <table:table-cell table:style-name="ce78" office:value-type="string" ns42:value-type="string">
            <text:p><text:a xlink:href="https://www.uneiaparjour.fr/edenx/" xlink:type="simple">https://www.uneiaparjour.fr/edenx/</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table-cell table:style-name="ce74"/>
          <table:table-cell table:style-name="ce92" office:value-type="date" office:date-value="2024-11-25" ns42:value-type="date">
            <text:p>2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emgrain</text:p>
          </table:table-cell>
          <table:table-cell table:style-name="ce74" office:value-type="string" ns42:value-type="string">
            <text:p>Memgrain (http://memgrain.com) accompagne la mémorisation par des flashcards, des quiz et des textes à trous à partir de document, url, texte ou notes en + de 100 langues. Quiz et ocr HS lors du test. Gratuit et illimité</text:p>
          </table:table-cell>
          <table:table-cell table:style-name="ce78" office:value-type="string" ns42:value-type="string">
            <text:p><text:a xlink:href="https://www.uneiaparjour.fr/memgrain/" xlink:type="simple">https://www.uneiaparjour.fr/memgrai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1-23" ns42:value-type="date">
            <text:p>2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oiz</text:p>
          </table:table-cell>
          <table:table-cell table:style-name="ce74" office:value-type="string" ns42:value-type="string">
            <text:p>Noiz (https://noiz.io) résume des vidéos Youtube en plusieurs formats (listes, question / réponses…), longueurs et 50 langues. Propose également la transcription et les moments clés minutés. Extension chrome disponible et application à venir. Sans compte.</text:p>
          </table:table-cell>
          <table:table-cell table:style-name="ce78" office:value-type="string" ns42:value-type="string">
            <text:p><text:a xlink:href="https://www.uneiaparjour.fr/noiz/" xlink:type="simple">https://www.uneiaparjour.fr/noiz/</text:a></text:p>
          </table:table-cell>
          <table:table-cell table:style-name="ce74" office:value-type="string" ns42:value-type="string">
            <text:p>sans compte</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1-22" ns42:value-type="date">
            <text:p>2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ectorUbi</text:p>
          </table:table-cell>
          <table:table-cell table:style-name="ce74" office:value-type="string" ns42:value-type="string">
            <text:p>VectorUbi (https://vectorubi.com) génère des illustrations au format svg à partir d’une simple instruction. Changements de couleurs possibles par zone. Export svg ou png. Favoris et galerie. 7 imagesgratuites.</text:p>
          </table:table-cell>
          <table:table-cell table:style-name="ce78" office:value-type="string" ns42:value-type="string">
            <text:p><text:a xlink:href="https://www.uneiaparjour.fr/vectorubi/" xlink:type="simple">https://www.uneiaparjour.fr/vectorubi/</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1-21" ns42:value-type="date">
            <text:p>2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agic Quill</text:p>
          </table:table-cell>
          <table:table-cell table:style-name="ce74" office:value-type="string" ns42:value-type="string">
            <text:p>Magic Quill (https://huggingface.co/spaces/AI4Editing/MagicQuill…) permet de générer de nouvelles parties d’une image dans des parties sélectionnées. Plusieurs tailles de sélection et paramètres fins. Sans compte et open source. Source https://uneiaparjour.fr/human-generator/… et image perso.</text:p>
          </table:table-cell>
          <table:table-cell table:style-name="ce78" office:value-type="string" ns42:value-type="string">
            <text:p><text:a xlink:href="https://www.uneiaparjour.fr/magic-quill/" xlink:type="simple">https://www.uneiaparjour.fr/magic-quil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1-20" ns42:value-type="date">
            <text:p>2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e Chat v2</text:p>
          </table:table-cell>
          <table:table-cell table:style-name="ce74" office:value-type="string" ns42:value-type="string">
            <text:p>Le Chat de @MistralAI (https://chat.mistral.ai) bénéficie désormais d'une nouvelle version et de nouvelles fonctionnalités : recherche web avec citation des sources, canvas pour visualiser les générations et leur évolution après itération, analyse de documents et d'images. Il peut générer des imageset permet la crétion d'agents type GPTs. Tests avec Nuit étoilée, Van Gogh sur ...</text:p>
          </table:table-cell>
          <table:table-cell table:style-name="ce78" office:value-type="string" ns42:value-type="string">
            <text:p><text:a xlink:href="https://www.uneiaparjour.fr/le-chat-v2/" xlink:type="simple">https://www.uneiaparjour.fr/le-chat-v2/</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usage illimité</text:p>
          </table:table-cell>
          <table:table-cell/>
          <table:table-cell table:style-name="ce74"/>
          <table:table-cell table:style-name="ce92" office:value-type="date" office:date-value="2024-11-19" ns42:value-type="date">
            <text:p>1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Game Master</text:p>
          </table:table-cell>
          <table:table-cell table:style-name="ce74" office:value-type="string" ns42:value-type="string">
            <text:p>Ai Game Master (https://aigamemaster.app) : jeu de rôle textuel mobile basé sur GPT 4 et stable diffusion. Plusieurs mondes, jeu au tour par tour via chatbot. 20 jetons-tours au démarrage, 5 chaque 4h. Compte facultatif. Test : https://play.aigamemaster.app/#/viewAdventure?id=JJKV2J…</text:p>
          </table:table-cell>
          <table:table-cell table:style-name="ce78" office:value-type="string" ns42:value-type="string">
            <text:p><text:a xlink:href="https://www.uneiaparjour.fr/ai-game-master/" xlink:type="simple">https://www.uneiaparjour.fr/ai-game-master/</text:a></text:p>
          </table:table-cell>
          <table:table-cell table:style-name="ce74" office:value-type="string" ns42:value-type="string">
            <text:p>jeu vidéo</text:p>
          </table:table-cell>
          <table:table-cell table:style-name="ce74" table:number-columns-repeated="3"/>
          <table:table-cell/>
          <table:table-cell table:style-name="ce74"/>
          <table:table-cell table:style-name="ce92" office:value-type="date" office:date-value="2024-11-18" ns42:value-type="date">
            <text:p>1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mpute</text:p>
          </table:table-cell>
          <table:table-cell table:style-name="ce74" office:value-type="string" ns42:value-type="string">
            <text:p>Compute (https://compute.hyper.space) met en oeuvre différents agents, basés sur les principaux LLM, pour répondre à une instruction en se basant sur des sources sélectionnées (Wikipedia, Arxiv, Reddit...). FR si spécifié. Sans compte et semble illimité.</text:p>
          </table:table-cell>
          <table:table-cell table:style-name="ce78" office:value-type="string" ns42:value-type="string">
            <text:p><text:a xlink:href="https://www.uneiaparjour.fr/compute/" xlink:type="simple">https://www.uneiaparjour.fr/compute/</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table-cell table:style-name="ce74"/>
          <table:table-cell table:style-name="ce92" office:value-type="date" office:date-value="2024-11-17" ns42:value-type="date">
            <text:p>1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idgeni</text:p>
          </table:table-cell>
          <table:table-cell table:style-name="ce74" office:value-type="string" ns42:value-type="string">
            <text:p>Kidgeni (https://kidgeni.com) génère des imagesà partir d’une instruction avec plusieurs modèles disponibles, des imagesà partir d’un dessin et des histoires pour enfants. 15 crédits gratuits.</text:p>
          </table:table-cell>
          <table:table-cell table:style-name="ce78" office:value-type="string" ns42:value-type="string">
            <text:p><text:a xlink:href="https://www.uneiaparjour.fr/kidgeni/" xlink:type="simple">https://www.uneiaparjour.fr/kidgeni/</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table:number-columns-repeated="2"/>
          <table:table-cell/>
          <table:table-cell table:style-name="ce74"/>
          <table:table-cell table:style-name="ce92" office:value-type="date" office:date-value="2024-11-16" ns42:value-type="date">
            <text:p>1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ixus</text:p>
          </table:table-cell>
          <table:table-cell table:style-name="ce74" office:value-type="string" ns42:value-type="string">
            <text:p>Mixus (https://mixus.ai) regroupe modèles de langage et utilisateurs dans un même réseau social. L’interaction privée peut être ouverte à des utilisateurs ou publiée. ChatGPT, Claude et Gemini. 20 messages IA/jour gratuits et interactions illimitées.</text:p>
          </table:table-cell>
          <table:table-cell table:style-name="ce78" office:value-type="string" ns42:value-type="string">
            <text:p><text:a xlink:href="https://www.uneiaparjour.fr/mixus/" xlink:type="simple">https://www.uneiaparjour.fr/mixus/</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1-15" ns42:value-type="date">
            <text:p>1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Zemith</text:p>
          </table:table-cell>
          <table:table-cell table:style-name="ce74" office:value-type="string" ns42:value-type="string">
            <text:p>Zemith (https://zemith.com) regroupe chatbot texte, moteur de recherche, prise de notes et génération d'imagesdans un même outil. Modèles : GPT 4, Claude, Gemini, Stable Diffusion, Imagen et Flux. 20 requêtes gratuites par jour avec les modèles « légers ».</text:p>
          </table:table-cell>
          <table:table-cell table:style-name="ce78" office:value-type="string" ns42:value-type="string">
            <text:p><text:a xlink:href="https://www.uneiaparjour.fr/zemith/" xlink:type="simple">https://www.uneiaparjour.fr/zemith/</text:a></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table-cell table:style-name="ce74"/>
          <table:table-cell table:style-name="ce92" office:value-type="date" office:date-value="2024-11-14" ns42:value-type="date">
            <text:p>1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epl</text:p>
          </table:table-cell>
          <table:table-cell table:style-name="ce74" office:value-type="string" ns42:value-type="string">
            <text:p>Kepl (iOS : https://apps.apple.com/gw/app/kepl-cam%C3%A9ra-ai-recherche/id6630371822?l=fr-FR… et Android https://play.google.com/store/apps/details?id=plus.adaptive.kepl…) est un moteur de recherche IA avec sources, couplé à un chatbot, et basé sur l'analyse d'une photographie. Source texte 4ème de https://cnnumerique.fr/votre-attention-sil-vous-plait-quels-leviers-face-leconomie-de-lattention… du @cnnum. 100 requêtes gratuites.</text:p>
          </table:table-cell>
          <table:table-cell table:style-name="ce78" office:value-type="string" ns42:value-type="string">
            <text:p><text:a xlink:href="https://www.uneiaparjour.fr/kepl/" xlink:type="simple">https://www.uneiaparjour.fr/kepl/</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13" ns42:value-type="date">
            <text:p>1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age On</text:p>
          </table:table-cell>
          <table:table-cell table:style-name="ce74" office:value-type="string" ns42:value-type="string">
            <text:p>Page On (http://pageon.ai) génère des présentations à partir d'une instruction, en citant ses sources. Chargement de document ou d'URL, modèles, édition des diapositives, script et version audio (FR aléatoire). Version gratuite : partage par url.Test : https://app.pageon.ai/share/6269?mode=share&amp;#38;shareToken=eyJ0eXAiOiJKV1QiLCJhbGciOiJIUzI1NiJ9.eyJkb2N1bWVudFNoYXJlU2lnbiI6IjEiLCJleHAiOjE3MzE1MzI5MTUsInVzZXJJZCI6MzA3NywicHJvamVjdElkIjo2MjY5LCJ0aW1lb3V0IjoxNzMxNTMyOTE1MDAwLCJpc1JlbW92ZVdhdGVybWFyayI6MH0.kmlaU7Hd4A5Gbh_nwv6oAQ2XEM3ugQima6SIgxsuAQ0</text:p>
          </table:table-cell>
          <table:table-cell table:style-name="ce78" office:value-type="string" ns42:value-type="string">
            <text:p><text:a xlink:href="https://www.uneiaparjour.fr/page-on/" xlink:type="simple">https://www.uneiaparjour.fr/page-on/</text:a></text:p>
          </table:table-cell>
          <table:table-cell table:style-name="ce74" office:value-type="string" ns42:value-type="string">
            <text:p>présentation</text:p>
          </table:table-cell>
          <table:table-cell table:style-name="ce74" table:number-columns-repeated="3"/>
          <table:table-cell/>
          <table:table-cell table:style-name="ce74"/>
          <table:table-cell table:style-name="ce92" office:value-type="date" office:date-value="2024-11-12" ns42:value-type="date">
            <text:p>1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ThatNeedle Gist</text:p>
          </table:table-cell>
          <table:table-cell table:style-name="ce74" office:value-type="string" ns42:value-type="string">
            <text:p>ThatNeedle Gist (https://gist.thatneedle.com) : extension Chrome qui génère le résumé d'une vidéo #Youtube + mots-clés. 21 langues et transcription intégrale disponible. Sans compte et illimité. Sources https://youtube.com/watch?v=1Rsj8mfQEeI… / https://youtube.com/watch?v=LNxcDavAWzg…</text:p>
          </table:table-cell>
          <table:table-cell table:style-name="ce78" office:value-type="string" ns42:value-type="string">
            <text:p><text:a xlink:href="https://www.uneiaparjour.fr/thatneedle-gist/" xlink:type="simple">https://www.uneiaparjour.fr/thatneedle-gist/</text:a></text:p>
          </table:table-cell>
          <table:table-cell table:style-name="ce74" office:value-type="string" ns42:value-type="string">
            <text:p>youtube</text:p>
          </table:table-cell>
          <table:table-cell table:style-name="ce74" table:number-columns-repeated="3"/>
          <table:table-cell/>
          <table:table-cell table:style-name="ce74"/>
          <table:table-cell table:style-name="ce92" office:value-type="date" office:date-value="2024-11-11" ns42:value-type="date">
            <text:p>1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chodocs</text:p>
          </table:table-cell>
          <table:table-cell table:style-name="ce74" office:value-type="string" ns42:value-type="string">
            <text:p>Echodocs (http://echodocs.ai) génère des transcriptions de fichiers audio ou vidéo dans différents modèles proposés. Modèles adaptés pour du texte importé et de l’audio enregistré en direct. Sources : https://youtu.be/1Rsj8mfQEeI et IAGen sur Wikipedia.3 transcriptions gratuites par mois.</text:p>
          </table:table-cell>
          <table:table-cell table:style-name="ce78" office:value-type="string" ns42:value-type="string">
            <text:p><text:a xlink:href="https://www.uneiaparjour.fr/echodocs/" xlink:type="simple">https://www.uneiaparjour.fr/echodocs/</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10" ns42:value-type="date">
            <text:p>10/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elter</text:p>
          </table:table-cell>
          <table:table-cell table:style-name="ce74" office:value-type="string" ns42:value-type="string">
            <text:p>Felter (http://felter.ai) génère des cours à partir d'une instruction avec suivi de la progression personnelle et quiz pour vérifier la compréhension. Cours partageable avec d'autres comptes. Audio disponible en FR. 15 crédits gratuits (1 cours).</text:p>
          </table:table-cell>
          <table:table-cell table:style-name="ce78" office:value-type="string" ns42:value-type="string">
            <text:p><text:a xlink:href="https://www.uneiaparjour.fr/felter/" xlink:type="simple">https://www.uneiaparjour.fr/felter/</text:a></text:p>
          </table:table-cell>
          <table:table-cell table:style-name="ce74" office:value-type="string" ns42:value-type="string">
            <text:p>éducation</text:p>
          </table:table-cell>
          <table:table-cell table:style-name="ce74" table:number-columns-repeated="3"/>
          <table:table-cell/>
          <table:table-cell table:style-name="ce74"/>
          <table:table-cell table:style-name="ce92" office:value-type="date" office:date-value="2024-11-09" ns42:value-type="date">
            <text:p>09/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Infography</text:p>
          </table:table-cell>
          <table:table-cell table:style-name="ce74" office:value-type="string" ns42:value-type="string">
            <text:p>Infography (http://infography.in) génère des infographies à partir d'une instruction, d'un texte ou d'une url avec bibliothèque de modèles et édition possible. 5 crédits / générations en version gratuite. Exemple de génération « brute » ci-dessous.</text:p>
          </table:table-cell>
          <table:table-cell table:style-name="ce78" office:value-type="string" ns42:value-type="string">
            <text:p><text:a xlink:href="https://www.uneiaparjour.fr/infography/" xlink:type="simple">https://www.uneiaparjour.fr/infography/</text:a></text:p>
          </table:table-cell>
          <table:table-cell table:style-name="ce74" office:value-type="string" ns42:value-type="string">
            <text:p>présentation</text:p>
          </table:table-cell>
          <table:table-cell table:style-name="ce74" office:value-type="string" ns42:value-type="string">
            <text:p>infographie</text:p>
          </table:table-cell>
          <table:table-cell table:style-name="ce74" table:number-columns-repeated="2"/>
          <table:table-cell/>
          <table:table-cell table:style-name="ce74"/>
          <table:table-cell table:style-name="ce92" office:value-type="date" office:date-value="2024-11-08" ns42:value-type="date">
            <text:p>08/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Summarizer</text:p>
          </table:table-cell>
          <table:table-cell table:style-name="ce74" office:value-type="string" ns42:value-type="string">
            <text:p>AI Summarizer (https://summarizer.best) résume des textes collés ou pages web dans plusieurs langues et en 3 longueurs. 20000 caractères acceptés. Gratuit et sans compte. Sources : https://fr.wikipedia.org/wiki/Intelligence_artificielle_g%C3%A9n%C3%A9rative…, https://reseau-canope.fr/agence-des-usages/dossiers-thematiques_intelligence-artificielle.html…, https://beq.ebooksgratuits.com/classiques/Tchekhov-Vania.pdf…</text:p>
          </table:table-cell>
          <table:table-cell table:style-name="ce78" office:value-type="string" ns42:value-type="string">
            <text:p><text:a xlink:href="https://www.uneiaparjour.fr/ai-summarizer/" xlink:type="simple">https://www.uneiaparjour.fr/ai-summarizer/</text:a></text:p>
          </table:table-cell>
          <table:table-cell table:style-name="ce74" office:value-type="string" ns42:value-type="string">
            <text:p>documents</text:p>
          </table:table-cell>
          <table:table-cell table:style-name="ce74" table:number-columns-repeated="3"/>
          <table:table-cell/>
          <table:table-cell table:style-name="ce74"/>
          <table:table-cell table:style-name="ce92" office:value-type="date" office:date-value="2024-11-07" ns42:value-type="date">
            <text:p>07/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ha Slides</text:p>
          </table:table-cell>
          <table:table-cell table:style-name="ce74" office:value-type="string" ns42:value-type="string">
            <text:p>Aha Slides (https://ahaslides.com) génère une présentation avec quiz à partir d'une instruction ou d'un document déposés dans le chatbot intégré. Suivi des participants, intégration ppt, teams et zoom. Outils d'édition. Interface proposée en français. partage aux participants par url ou qrcode. En version gratuite, 50 participants, 5 quiz et 3 sondages par présentation. Source test ...</text:p>
          </table:table-cell>
          <table:table-cell table:style-name="ce78" office:value-type="string" ns42:value-type="string">
            <text:p><text:a xlink:href="https://www.uneiaparjour.fr/aha-slides/" xlink:type="simple">https://www.uneiaparjour.fr/aha-slides/</text:a></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1-06" ns42:value-type="date">
            <text:p>06/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oopple</text:p>
          </table:table-cell>
          <table:table-cell table:style-name="ce74" office:value-type="string" ns42:value-type="string">
            <text:p>Loopple (https://loopple.com) génère un site web à partir d’une instruction et les héberge. Plusieurs modèles, édition fine des textes et banque d’imagesvia Pexels. Site « responsive ». Test : https://testsiteloople.loopple.com. Un site hébergé gratuit.</text:p>
          </table:table-cell>
          <table:table-cell table:style-name="ce78" office:value-type="string" ns42:value-type="string">
            <text:p><text:a xlink:href="https://www.uneiaparjour.fr/loopple/" xlink:type="simple">https://www.uneiaparjour.fr/loopple/</text:a></text:p>
          </table:table-cell>
          <table:table-cell table:style-name="ce74" office:value-type="string" ns42:value-type="string">
            <text:p>site web</text:p>
          </table:table-cell>
          <table:table-cell table:style-name="ce74" table:number-columns-repeated="3"/>
          <table:table-cell/>
          <table:table-cell table:style-name="ce74"/>
          <table:table-cell table:style-name="ce92" office:value-type="date" office:date-value="2024-11-05" ns42:value-type="date">
            <text:p>05/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Ellipsis News</text:p>
          </table:table-cell>
          <table:table-cell table:style-name="ce74" office:value-type="string" ns42:value-type="string">
            <text:p>Ellipsis News (https://ellipsisnews.co) génère une synthèse audio quotidienne d’un thème d’actualités avec sources mondiales citées. 5 thèmes accessibles (changement possible), un épisode sur un thème par jour gratuit et sans compte. Français supporté, sur iOS.</text:p>
          </table:table-cell>
          <table:table-cell table:style-name="ce78" office:value-type="string" ns42:value-type="string">
            <text:p><text:a xlink:href="https://www.uneiaparjour.fr/ellipsis-news/" xlink:type="simple">https://www.uneiaparjour.fr/ellipsis-news/</text:a></text:p>
          </table:table-cell>
          <table:table-cell table:style-name="ce74" office:value-type="string" ns42:value-type="string">
            <text:p>recherche</text:p>
          </table:table-cell>
          <table:table-cell table:style-name="ce74" office:value-type="string" ns42:value-type="string">
            <text:p>voix</text:p>
          </table:table-cell>
          <table:table-cell table:style-name="ce74" table:number-columns-repeated="2"/>
          <table:table-cell/>
          <table:table-cell table:style-name="ce74"/>
          <table:table-cell table:style-name="ce92" office:value-type="date" office:date-value="2024-11-04" ns42:value-type="date">
            <text:p>04/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lt</text:p>
          </table:table-cell>
          <table:table-cell table:style-name="ce74" office:value-type="string" ns42:value-type="string">
            <text:p>Bolt (https://bolt.new) crée des applications et des sites web à partir d'une instruction. Le code, accessible, est généré en direct et le résultat est directement visible. 150000 tokens/jour (5 interactions) et 1M/mois en version gratuite. Déploiement sur les serveurs de http://stackblitz.io avec édition directe et patage par URL possibles.</text:p>
          </table:table-cell>
          <table:table-cell table:style-name="ce78" office:value-type="string" ns42:value-type="string">
            <text:p><text:a xlink:href="https://www.uneiaparjour.fr/bolt/" xlink:type="simple">https://www.uneiaparjour.fr/bolt/</text:a></text:p>
          </table:table-cell>
          <table:table-cell table:style-name="ce74" office:value-type="string" ns42:value-type="string">
            <text:p>application</text:p>
          </table:table-cell>
          <table:table-cell table:style-name="ce74" office:value-type="string" ns42:value-type="string">
            <text:p>site web</text:p>
          </table:table-cell>
          <table:table-cell table:style-name="ce74" table:number-columns-repeated="2"/>
          <table:table-cell/>
          <table:table-cell table:style-name="ce74"/>
          <table:table-cell table:style-name="ce92" office:value-type="date" office:date-value="2024-11-03" ns42:value-type="date">
            <text:p>03/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Moschi</text:p>
          </table:table-cell>
          <table:table-cell table:style-name="ce74" office:value-type="string" ns42:value-type="string">
            <text:p>Moschi (https://genmo.ai/play) est le derner modèle de génération de vidéos courtes de Genmo, incluant des mouvements de caméra. Vidéos en 720p. 3 générations gratuites par jour.</text:p>
          </table:table-cell>
          <table:table-cell table:style-name="ce78" office:value-type="string" ns42:value-type="string">
            <text:p><text:a xlink:href="https://www.uneiaparjour.fr/moschi/" xlink:type="simple">https://www.uneiaparjour.fr/mosch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1-02" ns42:value-type="date">
            <text:p>02/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GPT Search</text:p>
          </table:table-cell>
          <table:table-cell table:style-name="ce74" office:value-type="string" ns42:value-type="string">
            <text:p>ChatGPT Search (https://chatgpt.com) : moteur de recherche désormais intégré à ChatGPT utilisable directement dans l'interface habituelle. Citation des sources dans la génération et liens du moteur de recherche en fin de génération. Via @outilstice + @fbocquet</text:p>
          </table:table-cell>
          <table:table-cell table:style-name="ce78" office:value-type="string" ns42:value-type="string">
            <text:p><text:a xlink:href="https://www.uneiaparjour.fr/chatgpt-search/" xlink:type="simple">https://www.uneiaparjour.fr/chatgpt-search/</text:a></text:p>
          </table:table-cell>
          <table:table-cell table:style-name="ce74" office:value-type="string" ns42:value-type="string">
            <text:p>recherche</text:p>
          </table:table-cell>
          <table:table-cell table:style-name="ce74" table:number-columns-repeated="3"/>
          <table:table-cell/>
          <table:table-cell table:style-name="ce74"/>
          <table:table-cell table:style-name="ce92" office:value-type="date" office:date-value="2024-11-01" ns42:value-type="date">
            <text:p>01/11/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Recraft v3</text:p>
          </table:table-cell>
          <table:table-cell table:style-name="ce74" office:value-type="string" ns42:value-type="string">
            <text:p>Recraft (https://www.recraft.ai/) propose la 3ème version de son modèle de génération d'images, le mystérieux « red_panda » apparu il y a 3 jours (https://tomsguide.com/ai/mysterious-new-red-panda-ai-image-generator-appears-out-of-nowhere-is-this-a-new-dall-e…). En ligne, un mode Canva intéressant pour des mises en page. 50 crédits gratuits par jour. L'annonce de @recraftai : https://x.com/recraftai/status/1851757270599664013?ref_src=twsrc%5Egoogle%7Ctwcamp%5Eserp%7Ctwgr%5Etweet… Recraft sur le classement de http://artificialanalysis.ai où le modèle de génération d'images...</text:p>
          </table:table-cell>
          <table:table-cell table:style-name="ce75" office:value-type="string" ns42:value-type="string">
            <text:p><text:a xlink:href="https://www.uneiaparjour.fr/recraft-v3/" xlink:type="simple">https://www.uneiaparjour.fr/recraft-v3/</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31" ns42:value-type="date">
            <text:p>3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rlinear</text:p>
          </table:table-cell>
          <table:table-cell table:style-name="ce74" office:value-type="string" ns42:value-type="string">
            <text:p>Arlinear (http://arlinear.com) génère des quiz à partir d’un sujet et/ou d’un document pdf. Édition, citation des pages utilisées dans le pdf, mode entraînement, suivi. Export pdf ou partage lien / iframe. 5 quiz / 25 réponses par quiz en version gratuite. Source pour le test : https://unesdoc.unesco.org/ark:/48223/pf0000391105…</text:p>
          </table:table-cell>
          <table:table-cell table:style-name="ce78" office:value-type="string" ns42:value-type="string">
            <text:p><text:a xlink:href="https://www.uneiaparjour.fr/arlinear/" xlink:type="simple">https://www.uneiaparjour.fr/arlinear/</text:a></text:p>
          </table:table-cell>
          <table:table-cell table:style-name="ce74" office:value-type="string" ns42:value-type="string">
            <text:p>quiz et flashcards</text:p>
          </table:table-cell>
          <table:table-cell table:style-name="ce74" table:number-columns-repeated="3"/>
          <table:table-cell/>
          <table:table-cell table:style-name="ce74"/>
          <table:table-cell table:style-name="ce92" office:value-type="date" office:date-value="2024-10-30" ns42:value-type="date">
            <text:p>3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laptools</text:p>
          </table:table-cell>
          <table:table-cell table:style-name="ce74" office:value-type="string" ns42:value-type="string">
            <text:p>Claptools (https://claptools.com) génère des contenus aux formats des réseaux sociaux. Copier/coller du test thread X à suivre et exemples YouTube / Linkedin ci-dessous. Des utilisations à envisager hors de ces modèles reseaux. Gratuit avec publicité. 1/3 Les IA génératives en éducation représentent une avancée significative, offrant des outils personnalisés pour l'apprentissage. Elles facilitent la création ...</text:p>
          </table:table-cell>
          <table:table-cell table:style-name="ce78" office:value-type="string" ns42:value-type="string">
            <text:p><text:a xlink:href="https://www.uneiaparjour.fr/claptools/" xlink:type="simple">https://www.uneiaparjour.fr/claptools/</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9" ns42:value-type="date">
            <text:p>2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Neural Blender</text:p>
          </table:table-cell>
          <table:table-cell table:style-name="ce74" office:value-type="string" ns42:value-type="string">
            <text:p>Neural Blender (https://neuralblender.com) génère des imagesà partir de deux modèles « Mnemosyne » et « Koios » dans une interface simple. Usage illimité et gratuit avec imagesgénérées sous licence CC-BY.</text:p>
          </table:table-cell>
          <table:table-cell table:style-name="ce78" office:value-type="string" ns42:value-type="string">
            <text:p><text:a xlink:href="https://www.uneiaparjour.fr/neural-blender/" xlink:type="simple">https://www.uneiaparjour.fr/neural-blender/</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28" ns42:value-type="date">
            <text:p>2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ctbot</text:p>
          </table:table-cell>
          <table:table-cell table:style-name="ce74" office:value-type="string" ns42:value-type="string">
            <text:p>Factbot de @snopes (https://snopes.com/factbot/) : moteur de recherche basé sur Claude Sonnet qui analyse les fausses informations à partir des articles du site US de décryptage. FR OK, une dizaine de recherches sans compte puis compte gratuit illimité.</text:p>
          </table:table-cell>
          <table:table-cell table:style-name="ce78" office:value-type="string" ns42:value-type="string">
            <text:p><text:a xlink:href="https://www.uneiaparjour.fr/factbot/" xlink:type="simple">https://www.uneiaparjour.fr/factbot/</text:a></text:p>
          </table:table-cell>
          <table:table-cell table:style-name="ce74" office:value-type="string" ns42:value-type="string">
            <text:p>actualités et fact-checking</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7" ns42:value-type="date">
            <text:p>2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image creator</text:p>
          </table:table-cell>
          <table:table-cell table:style-name="ce74" office:value-type="string" ns42:value-type="string">
            <text:p>AI image creator (https://topvsbest.com/aiimagecreator) génère des imagesdans une interface simple à partir d’une instruction (basé sur Stable Diffusion ?). Gratuit, sans compte et semble illimité.</text:p>
          </table:table-cell>
          <table:table-cell table:style-name="ce78" office:value-type="string" ns42:value-type="string">
            <text:p><text:a xlink:href="https://www.uneiaparjour.fr/ai-image-creator/" xlink:type="simple">https://www.uneiaparjour.fr/ai-image-cre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26" ns42:value-type="date">
            <text:p>2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able Diffusion 3.5</text:p>
          </table:table-cell>
          <table:table-cell table:style-name="ce74" office:value-type="string" ns42:value-type="string">
            <text:p>Stable Diffusion 3.5 (https://stability.ai/news/introducing-stable-diffusion-3-5…) est le dernier modèle de génération d’imagesde @StabilityAI. Disponible en deux versions : large et large turbo (génération très rapide). Gratuit et illimité sur https://huggingface.co/stabilityai</text:p>
          </table:table-cell>
          <table:table-cell table:style-name="ce78" office:value-type="string" ns42:value-type="string">
            <text:p><text:a xlink:href="https://www.uneiaparjour.fr/stable-diffusion-3-5/" xlink:type="simple">https://www.uneiaparjour.fr/stable-diffusion-3-5/</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25" ns42:value-type="date">
            <text:p>2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Kajiwoto</text:p>
          </table:table-cell>
          <table:table-cell table:style-name="ce74" office:value-type="string" ns42:value-type="string">
            <text:p>Kajiwoto (https://kajiwoto.ai) permet de créer des agents conversationnels basés sur des personas qui peuvent interagir. Définitions et pré-instructions fines, plusieurs modèles de langage disponibles. Partage et collaboration. 1 « room » gratuite.</text:p>
          </table:table-cell>
          <table:table-cell table:style-name="ce78" office:value-type="string" ns42:value-type="string">
            <text:p><text:a xlink:href="https://www.uneiaparjour.fr/kajiwoto/" xlink:type="simple">https://www.uneiaparjour.fr/kajiwoto/</text:a></text:p>
          </table:table-cell>
          <table:table-cell table:style-name="ce74" office:value-type="string" ns42:value-type="string">
            <text:p>chatbot</text:p>
          </table:table-cell>
          <table:table-cell table:style-name="ce74" table:number-columns-repeated="3"/>
          <table:table-cell/>
          <table:table-cell table:style-name="ce74"/>
          <table:table-cell table:style-name="ce92" office:value-type="date" office:date-value="2024-10-24" ns42:value-type="date">
            <text:p>2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otshot</text:p>
          </table:table-cell>
          <table:table-cell table:style-name="ce74" office:value-type="string" ns42:value-type="string">
            <text:p>Hotshot (https://hotshot.co) génère de courtes vidéo à partir d’une instruction. Les instructions sont améliorées. 3 générations de 3 secondes gratuites par jour.</text:p>
          </table:table-cell>
          <table:table-cell table:style-name="ce78" office:value-type="string" ns42:value-type="string">
            <text:p><text:a xlink:href="https://www.uneiaparjour.fr/hotshot/" xlink:type="simple">https://www.uneiaparjour.fr/hotshot/</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23" ns42:value-type="date">
            <text:p>2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peednote</text:p>
          </table:table-cell>
          <table:table-cell table:style-name="ce74" office:value-type="string" ns42:value-type="string">
            <text:p>Speednote (https://speednote.ai) génère des notes à partir de quelques mots, modifiables dans une interface type traitement de texte. Génération sans compte et sauvegarde avec compte possibles. 15 notes par jour gratuites.</text:p>
          </table:table-cell>
          <table:table-cell table:style-name="ce78" office:value-type="string" ns42:value-type="string">
            <text:p><text:a xlink:href="https://www.uneiaparjour.fr/speednote/" xlink:type="simple">https://www.uneiaparjour.fr/speednote/</text:a></text:p>
          </table:table-cell>
          <table:table-cell table:style-name="ce74" office:value-type="string" ns42:value-type="string">
            <text:p>texte</text:p>
          </table:table-cell>
          <table:table-cell table:style-name="ce74" table:number-columns-repeated="3"/>
          <table:table-cell/>
          <table:table-cell table:style-name="ce74"/>
          <table:table-cell table:style-name="ce92" office:value-type="date" office:date-value="2024-10-22" ns42:value-type="date">
            <text:p>2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Pixtral</text:p>
          </table:table-cell>
          <table:table-cell table:style-name="ce74" office:value-type="string" ns42:value-type="string">
            <text:p>Pixtral (disponible sur Le Chat https://chat.mistral.ai) : modèle de langage de @MistralAI qui accepte et analyse les imagesjointes. Plusieurs imagespossibles traitées en une seule instruction. Sources test : Wikipedia, imagesperso et générées.</text:p>
          </table:table-cell>
          <table:table-cell table:style-name="ce78" office:value-type="string" ns42:value-type="string">
            <text:p><text:a xlink:href="https://www.uneiaparjour.fr/pixtral/" xlink:type="simple">https://www.uneiaparjour.fr/pixtra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21" ns42:value-type="date">
            <text:p>2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Pixel</text:p>
          </table:table-cell>
          <table:table-cell table:style-name="ce74" office:value-type="string" ns42:value-type="string">
            <text:p>AI Pixel (http://pixel-art.ai) génère des imagesen pixel art à partir d’une instruction, outil de retouche et de composition via le studio (https://studio.pixel-art.ai). Générations sans compte avec watermark, studio avec.</text:p>
          </table:table-cell>
          <table:table-cell table:style-name="ce78" office:value-type="string" ns42:value-type="string">
            <text:p><text:a xlink:href="https://www.uneiaparjour.fr/ai-pixel/" xlink:type="simple">https://www.uneiaparjour.fr/ai-pixel/</text:a></text:p>
          </table:table-cell>
          <table:table-cell table:style-name="ce74" office:value-type="string" ns42:value-type="string">
            <text:p>images</text:p>
          </table:table-cell>
          <table:table-cell table:style-name="ce74" table:number-columns-repeated="3"/>
          <table:table-cell/>
          <table:table-cell table:style-name="ce74"/>
          <table:table-cell table:style-name="ce92" office:value-type="date" office:date-value="2024-10-20" ns42:value-type="date">
            <text:p>2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Vizard</text:p>
          </table:table-cell>
          <table:table-cell table:style-name="ce74" office:value-type="string" ns42:value-type="string">
            <text:p>Vizard (https://vizard.ai) extrait des moments de vidéos chargées ou Youtube. Transcription, résumés, édition fine, plusieurs formats, modèles et styles, outil de montage. 120 min et 10 exports par mois gratuits. Test : https://youtu.be/ZZBLPI_pVNQ de @Bpifrance</text:p>
          </table:table-cell>
          <table:table-cell table:style-name="ce78" office:value-type="string" ns42:value-type="string">
            <text:p><text:a xlink:href="https://www.uneiaparjour.fr/vizard/" xlink:type="simple">https://www.uneiaparjour.fr/vizard/</text:a></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table-cell table:style-name="ce74"/>
          <table:table-cell table:style-name="ce92" office:value-type="date" office:date-value="2024-10-19" ns42:value-type="date">
            <text:p>1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ny model</text:p>
          </table:table-cell>
          <table:table-cell table:style-name="ce74" office:value-type="string" ns42:value-type="string">
            <text:p>Any model (https://anymodel.xyz) : un chatbot qui permet la comparaison entre les principaux LLM et modeles d’images. Export pdf. Partage par url. 100 instructions sur une sélection de modèles et 5 imagesgratuites. Test : https://app.anymodel.xyz/api?state=6713ee2d3469fd2e3bb88b7c…</text:p>
          </table:table-cell>
          <table:table-cell table:style-name="ce78" office:value-type="string" ns42:value-type="string">
            <text:p><text:a xlink:href="https://www.uneiaparjour.fr/any-model/" xlink:type="simple">https://www.uneiaparjour.fr/any-model/</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table:table-cell/>
          <table:table-cell table:style-name="ce74"/>
          <table:table-cell table:style-name="ce92" office:value-type="date" office:date-value="2024-10-18" ns42:value-type="date">
            <text:p>1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hat100ai</text:p>
          </table:table-cell>
          <table:table-cell table:style-name="ce74" office:value-type="string" ns42:value-type="string">
            <text:p>Chat100ai (https://chat100.ai/fr) : un chatbot qui propose chatGPT 4o et Claude 3.5 Sonnet gratuitement et sans compte (avec quota journalier ?). Lors des tests, analyse image ok mais documents HS.</text:p>
          </table:table-cell>
          <table:table-cell table:style-name="ce78" office:value-type="string" ns42:value-type="string">
            <text:p><text:a xlink:href="https://www.uneiaparjour.fr/chat100ai/" xlink:type="simple">https://www.uneiaparjour.fr/chat100ai/</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table-cell table:style-name="ce74"/>
          <table:table-cell table:style-name="ce92" office:value-type="date" office:date-value="2024-10-17" ns42:value-type="date">
            <text:p>17/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erebella</text:p>
          </table:table-cell>
          <table:table-cell table:style-name="ce74" office:value-type="string" ns42:value-type="string">
            <text:p>Cerebella (https://cerebellaapp.com) génère des flashcards que des sujets éducatifs avec répétition, suivi des apprentissages programmé sur la durée via des notifications et analyse des résultats. Sur iOS, avec ou sans compte, version beta gratuite.</text:p>
          </table:table-cell>
          <table:table-cell table:style-name="ce78" office:value-type="string" ns42:value-type="string">
            <text:p><text:a xlink:href="https://www.uneiaparjour.fr/cerebella/" xlink:type="simple">https://www.uneiaparjour.fr/cerebella/</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number-columns-repeated="2"/>
          <table:table-cell/>
          <table:table-cell table:style-name="ce74"/>
          <table:table-cell table:style-name="ce92" office:value-type="date" office:date-value="2024-10-16" ns42:value-type="date">
            <text:p>16/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quid AI</text:p>
          </table:table-cell>
          <table:table-cell table:style-name="ce74" office:value-type="string" ns42:value-type="string">
            <text:p>Liquid AI (https://liquid.ai) est un LFM &amp;#8211; Liquid Foundation Model &amp;#8211; qui permet plus de performance dans les réponses et moins de consommation de ressources. 2 tailles. Par des chercheurs du MIT. En test illimité ici : https://playground.liquid.ai/chat, préciser FR.</text:p>
          </table:table-cell>
          <table:table-cell table:style-name="ce78" office:value-type="string" ns42:value-type="string">
            <text:p><text:a xlink:href="https://www.uneiaparjour.fr/liquid-ai/" xlink:type="simple">https://www.uneiaparjour.fr/liquid-ai/</text:a></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15" ns42:value-type="date">
            <text:p>15/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reative Minds</text:p>
          </table:table-cell>
          <table:table-cell table:style-name="ce74" office:value-type="string" ns42:value-type="string">
            <text:p>Creative Minds (https://cmind.buzzchat.site) propose plusieurs outils dont génération d'idées, parcours d'apprentissage, génération de code pour site, chatbot collaboratif et interrogation orale. Gratuit et illimité pour la plupart des fonctionnalités.</text:p>
          </table:table-cell>
          <table:table-cell table:style-name="ce78" office:value-type="string" ns42:value-type="string">
            <text:p><text:a xlink:href="https://www.uneiaparjour.fr/creative-minds/" xlink:type="simple">https://www.uneiaparjour.fr/creative-mind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4" ns42:value-type="date">
            <text:p>14/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Hermes 3</text:p>
          </table:table-cell>
          <table:table-cell table:style-name="ce74" office:value-type="string" ns42:value-type="string">
            <text:p>Hermes 3 (https://lambda.chat/chatui/) est un modèle de langage basé sur Llama 3.1 annoncé avec des capacités de raisonnement plus importantes et comme plus créatif. Description et liens : https://nousresearch.com/hermes3/. Open source, sans compte et illimité.</text:p>
          </table:table-cell>
          <table:table-cell table:style-name="ce78" office:value-type="string" ns42:value-type="string">
            <text:p><text:a xlink:href="https://www.uneiaparjour.fr/hermes/" xlink:type="simple">https://www.uneiaparjour.fr/hermes/</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table-cell table:style-name="ce74"/>
          <table:table-cell table:style-name="ce92" office:value-type="date" office:date-value="2024-10-13" ns42:value-type="date">
            <text:p>13/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AI video API</text:p>
          </table:table-cell>
          <table:table-cell table:style-name="ce74" office:value-type="string" ns42:value-type="string">
            <text:p>AI video API (https://aivideoapi.com) génère de courtes vidéos (5/6 secondes) à partir d’une requête et/ou une image. Utilise RunwayML (Pika, Sora, Luma et Stability annoncés). 5 générations gratuites.</text:p>
          </table:table-cell>
          <table:table-cell table:style-name="ce78" office:value-type="string" ns42:value-type="string">
            <text:p><text:a xlink:href="https://www.uneiaparjour.fr/ai-video-api/" xlink:type="simple">https://www.uneiaparjour.fr/ai-video-api/</text:a></text:p>
          </table:table-cell>
          <table:table-cell table:style-name="ce74" office:value-type="string" ns42:value-type="string">
            <text:p>vidéo</text:p>
          </table:table-cell>
          <table:table-cell table:style-name="ce74" table:number-columns-repeated="3"/>
          <table:table-cell/>
          <table:table-cell table:style-name="ce74"/>
          <table:table-cell table:style-name="ce92" office:value-type="date" office:date-value="2024-10-12" ns42:value-type="date">
            <text:p>12/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Fastflux</text:p>
          </table:table-cell>
          <table:table-cell table:style-name="ce74" office:value-type="string" ns42:value-type="string">
            <text:p>Fastflux (https://fastflux.ai) utilise le modèle Flux 1.0 pour des générations d’imagestrès rapides. Par @RunwareAI. Illimité et sans compte.</text:p>
          </table:table-cell>
          <table:table-cell table:style-name="ce78" office:value-type="string" ns42:value-type="string">
            <text:p><text:a xlink:href="https://www.uneiaparjour.fr/fastflux/" xlink:type="simple">https://www.uneiaparjour.fr/fastflux/</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table-cell table:style-name="ce74"/>
          <table:table-cell table:style-name="ce92" office:value-type="date" office:date-value="2024-10-11" ns42:value-type="date">
            <text:p>11/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Coursezy</text:p>
          </table:table-cell>
          <table:table-cell table:style-name="ce74" office:value-type="string" ns42:value-type="string">
            <text:p>Coursezy (http://coursezy.online) génère des cours en ligne jusqu’au 5 chapitres avec vidéo YouTube et quiz à partir d’une requête et un niveau de difficulté. 3 générations gratuites. Test : https://coursezy.online/course/3520ad99-65c6-4310-a04a-f3e77766a7a4… (accès avec compte)</text:p>
          </table:table-cell>
          <table:table-cell table:style-name="ce78" office:value-type="string" ns42:value-type="string">
            <text:p><text:a xlink:href="https://www.uneiaparjour.fr/coursezy/" xlink:type="simple">https://www.uneiaparjour.fr/coursez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table-cell table:style-name="ce74"/>
          <table:table-cell table:style-name="ce92" office:value-type="date" office:date-value="2024-10-10" ns42:value-type="date">
            <text:p>10/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Boosum</text:p>
          </table:table-cell>
          <table:table-cell table:style-name="ce74" office:value-type="string" ns42:value-type="string">
            <text:p>Boosum (https://boosum.dev) résume des fichiers pdf jusqu’à 50 Mo (orienté livres mais tous types de documents pdf) + accompagne ces résumés d’un chatbot. Résumés par chapitres, surlignage. Tests : ambition IA France / guerre des boutons. Beta gratuite.</text:p>
          </table:table-cell>
          <table:table-cell table:style-name="ce78" office:value-type="string" ns42:value-type="string">
            <text:p><text:a xlink:href="https://www.uneiaparjour.fr/7874-2/" xlink:type="simple">https://www.uneiaparjour.fr/7874-2/</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2"/>
          <table:table-cell/>
          <table:table-cell table:style-name="ce74"/>
          <table:table-cell table:style-name="ce92" office:value-type="date" office:date-value="2024-10-09" ns42:value-type="date">
            <text:p>09/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Lingolette</text:p>
          </table:table-cell>
          <table:table-cell table:style-name="ce74" office:value-type="string" ns42:value-type="string">
            <text:p>Lingolette (https://lingolette.com) accompagne l’apprentissage des langues via des situations de la vie courante dans un chatbot texte et voix, jeux, flashcards et exercices de compréhension. Correction instantanée. Version premium avec plus d’exercices.</text:p>
          </table:table-cell>
          <table:table-cell table:style-name="ce78" office:value-type="string" ns42:value-type="string">
            <text:p><text:a xlink:href="https://www.uneiaparjour.fr/lingolette/" xlink:type="simple">https://www.uneiaparjour.fr/lingolette/</text:a></text:p>
          </table:table-cell>
          <table:table-cell table:style-name="ce74" office:value-type="string" ns42:value-type="string">
            <text:p>langues</text:p>
          </table:table-cell>
          <table:table-cell table:style-name="ce74" table:number-columns-repeated="3"/>
          <table:table-cell/>
          <table:table-cell table:style-name="ce74"/>
          <table:table-cell table:style-name="ce92" office:value-type="date" office:date-value="2024-10-08" ns42:value-type="date">
            <text:p>08/10/2024</text:p>
          </table:table-cell>
          <table:table-cell table:style-name="ce96"/>
          <table:table-cell table:style-name="ce67" table:number-columns-repeated="15"/>
          <table:table-cell table:style-name="ce66" table:number-columns-repeated="4"/>
          <table:table-cell table:number-columns-repeated="994"/>
        </table:table-row>
        <table:table-row table:style-name="ro1">
          <table:table-cell table:style-name="ce74" office:value-type="string" ns42:value-type="string">
            <text:p>Storytell</text:p>
          </table:table-cell>
          <table:table-cell table:style-name="ce74" office:value-type="string" ns42:value-type="string">
            <text:p>Storytell (https://storytell.ai) : chatbot basé sur une base de données </text:p>
            <text:p>pour chaque conversation. Formats de fichiers multiples (liste : </text:p>
            <text:p>https://docs.storytell.ai/how-to-upload-content…). Utilise GPT4o. Beta </text:p>
            <text:p>gratuite. Tests : docs IA Unesco et http://meteo.data.gouv.fr</text:p>
          </table:table-cell>
          <table:table-cell table:style-name="ce79" office:value-type="string" ns42:value-type="string">
            <text:p><text:a xlink:href="https://www.uneiaparjour.fr/storytell/" xlink:type="simple">https://www.uneiaparjour.fr/storytell/</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donné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10-07" ns42:value-type="date">
            <text:p>07/10/2024</text:p>
          </table:table-cell>
          <table:table-cell table:style-name="ce96"/>
          <table:table-cell table:style-name="ce66" table:number-columns-repeated="19"/>
          <table:table-cell table:number-columns-repeated="994"/>
        </table:table-row>
        <table:table-row table:style-name="ro1">
          <table:table-cell table:style-name="ce74" office:value-type="string" ns42:value-type="string">
            <text:p>School AI</text:p>
          </table:table-cell>
          <table:table-cell table:style-name="ce74" office:value-type="string" ns42:value-type="string">
            <text:p>School AI (https://schoolai.com) regroupe un ensemble d’outils dédiés aux </text:p>
            <text:p>enseignants : génération de séquences, quiz, courriers, interrogation de </text:p>
            <text:p>documents, chatbots spécialisés, assistants… Programmes US, préciser FR. </text:p>
            <text:p>Gratuit pour les enseignants</text:p>
          </table:table-cell>
          <table:table-cell table:style-name="ce79" office:value-type="string" ns42:value-type="string">
            <text:p><text:a xlink:href="https://www.uneiaparjour.fr/school-ai/" xlink:type="simple">https://www.uneiaparjour.fr/school-ai/</text:a></text:p>
          </table:table-cell>
          <table:table-cell table:style-name="ce74" office:value-type="string" ns42:value-type="string">
            <text:p>éducation</text:p>
          </table:table-cell>
          <table:table-cell table:style-name="ce74" table:number-columns-repeated="5"/>
          <table:table-cell table:style-name="ce92" office:value-type="date" office:date-value="2024-10-06" ns42:value-type="date">
            <text:p>06/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thing LLM</text:p>
          </table:table-cell>
          <table:table-cell table:style-name="ce74" office:value-type="string" ns42:value-type="string">
            <text:p>Anything LLM (https://anythingllm.com) un chatbot avec les principaux </text:p>
            <text:p>modèles de langage à installer en local dans son ordinateur avec ou sans </text:p>
            <text:p>API (Windows, Mac, Linux), sauvegarde, création de ses règles et bases de </text:p>
            <text:p>données personnelles possibles. Projet GitHub Anything LLM : </text:p>
            <text:p>https://github.com/Mintplex-Labs/anything-llm</text:p>
          </table:table-cell>
          <table:table-cell table:style-name="ce79" office:value-type="string" ns42:value-type="string">
            <text:p><text:a xlink:href="https://www.uneiaparjour.fr/anything-llm/" xlink:type="simple">https://www.uneiaparjour.fr/anything-llm/</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10-05" ns42:value-type="date">
            <text:p>05/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pioGPT</text:p>
          </table:table-cell>
          <table:table-cell table:style-name="ce74" office:value-type="string" ns42:value-type="string">
            <text:p>RecapioGPT (https://recapiogpt.com) propose des résumés et des analyses à </text:p>
            <text:p>partir d’URL, de vidéo youtube, de texte ou de documents. Fonctions </text:p>
            <text:p>avancées (ton, style, langue, longueur et requête). 2 résumés sans compte </text:p>
            <text:p>puis 10 par mois avec compte gratuits.</text:p>
          </table:table-cell>
          <table:table-cell table:style-name="ce79" office:value-type="string" ns42:value-type="string">
            <text:p><text:a xlink:href="https://www.uneiaparjour.fr/recapiogpt/" xlink:type="simple">https://www.uneiaparjour.fr/recapiogpt/</text:a></text:p>
          </table:table-cell>
          <table:table-cell table:style-name="ce74" office:value-type="string" ns42:value-type="string">
            <text:p>documents</text:p>
          </table:table-cell>
          <table:table-cell table:style-name="ce74" table:number-columns-repeated="5"/>
          <table:table-cell table:style-name="ce92" office:value-type="date" office:date-value="2024-10-04" ns42:value-type="date">
            <text:p>04/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end</text:p>
          </table:table-cell>
          <table:table-cell table:style-name="ce74" office:value-type="string" ns42:value-type="string">
            <text:p>Blend (https://tryblend.ai) : un chatbot embarquant LLM et modèles d’images</text:p>
            <text:p>(dont la majorité gratuits) dans la même interface. Un mode « graph » </text:p>
            <text:p>intéressant pour comparaison. 1000 crédits pour les modèles payants. Stable </text:p>
            <text:p>vidéo HS lors du test</text:p>
          </table:table-cell>
          <table:table-cell table:style-name="ce79" office:value-type="string" ns42:value-type="string">
            <text:p><text:a xlink:href="https://www.uneiaparjour.fr/blend/" xlink:type="simple">https://www.uneiaparjour.fr/blend/</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10-03" ns42:value-type="date">
            <text:p>03/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par:IA</text:p>
          </table:table-cell>
          <table:table-cell table:style-name="ce74" office:value-type="string" ns42:value-type="string">
            <text:p>Compar:IA (https://comparia.beta.gouv.fr) par http://beta.gouv.fr : une </text:p>
            <text:p>discussion avec 2 LLM « anonymes » parmi 12. On choisit sa réponse préférée </text:p>
            <text:p>avant découverte du modèle. Estimation des données environnementales par </text:p>
            <text:p>http://ecologits.ai. Via @Jul_Dum</text:p>
          </table:table-cell>
          <table:table-cell table:style-name="ce79" office:value-type="string" ns42:value-type="string">
            <text:p><text:a xlink:href="https://www.uneiaparjour.fr/comparia/" xlink:type="simple">https://www.uneiaparjour.fr/compari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10-02" ns42:value-type="date">
            <text:p>02/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VG Studio</text:p>
          </table:table-cell>
          <table:table-cell table:style-name="ce74" office:value-type="string" ns42:value-type="string">
            <text:p>SVG Studio (https://svgstud.io) propose deux outils centrés autour du </text:p>
            <text:p>format SVG : un générateur aux fonctions avancées basé sur Stable Diffusion </text:p>
            <text:p>et un moteur de recherche sémantique. Images guide et galerie disponibles. </text:p>
            <text:p>Open source, 40 générations/jour.</text:p>
          </table:table-cell>
          <table:table-cell table:style-name="ce79" office:value-type="string" ns42:value-type="string">
            <text:p><text:a xlink:href="https://www.uneiaparjour.fr/svg-studio/" xlink:type="simple">https://www.uneiaparjour.fr/svg-studi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4"/>
          <table:table-cell table:style-name="ce92" office:value-type="date" office:date-value="2024-10-01" ns42:value-type="date">
            <text:p>01/10/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lix</text:p>
          </table:table-cell>
          <table:table-cell table:style-name="ce74" office:value-type="string" ns42:value-type="string">
            <text:p>AIPlix (https://aiplix.com) est un navigateur iOS et Android couplé à un </text:p>
            <text:p>chatbot « Raya » (modèle de langage ?). Analyse des résultats de recherche </text:p>
            <text:p>et des pages, tri des onglets, passage facilité des pages au chatbot. </text:p>
            <text:p>Gratuit et sans compte.</text:p>
          </table:table-cell>
          <table:table-cell table:style-name="ce79" office:value-type="string" ns42:value-type="string">
            <text:p><text:a xlink:href="https://www.uneiaparjour.fr/aiplix/" xlink:type="simple">https://www.uneiaparjour.fr/aipli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74"/>
          <table:table-cell table:style-name="ce92" office:value-type="date" office:date-value="2024-09-30" ns42:value-type="date">
            <text:p>3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tools</text:p>
          </table:table-cell>
          <table:table-cell table:style-name="ce74" office:value-type="string" ns42:value-type="string">
            <text:p>Tiny tools (https://tiny.aitools.fyi) propose plusieurs générateurs de </text:p>
            <text:p>texte (image 1) dont un générateur de « réponses », un de textes longs, un </text:p>
            <text:p>d’histoires pour enfants ou encore un dédié aux poèmes. Français OK, sans </text:p>
            <text:p>compte et illimité.</text:p>
          </table:table-cell>
          <table:table-cell table:style-name="ce79" office:value-type="string" ns42:value-type="string">
            <text:p><text:a xlink:href="https://www.uneiaparjour.fr/tiny-tools/" xlink:type="simple">https://www.uneiaparjour.fr/tiny-tools/</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29" ns42:value-type="date">
            <text:p>2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onCrafter</text:p>
          </table:table-cell>
          <table:table-cell table:style-name="ce74" office:value-type="string" ns42:value-type="string">
            <text:p>ToonCrafter (https://huggingface.co/spaces/Doubiiu/tooncrafter…) génère une </text:p>
            <text:p>très courte vidéo à partir de deux images, une de début et une de fin. </text:p>
            <text:p>Réglages fins disponibles. Open source (GitHub : </text:p>
            <text:p>https://github.com/Doubiiu/ToonCrafter…) et illimité. Source : Muybridge </text:p>
            <text:p>sur Wikipedia</text:p>
          </table:table-cell>
          <table:table-cell table:style-name="ce79" office:value-type="string" ns42:value-type="string">
            <text:p><text:a xlink:href="https://www.uneiaparjour.fr/tooncrafter/" xlink:type="simple">https://www.uneiaparjour.fr/tooncrafter/</text:a></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9-28" ns42:value-type="date">
            <text:p>2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Camera</text:p>
          </table:table-cell>
          <table:table-cell table:style-name="ce74" office:value-type="string" ns42:value-type="string">
            <text:p>Chat Camera (https://talkycamera.com/chat-camera) permet l’analyse et la </text:p>
            <text:p>conversation audio ou texte en temps réel via la caméra (smartphone ou </text:p>
            <text:p>tablette) et chatGPT 4o. Source : @cnnum : </text:p>
            <text:p>https://cnnumerique.fr/nos-travaux/pour-un-numerique-au-service-des-savoirs… </text:p>
            <text:p>Gratuit et sans compte, pour iOS et Android.</text:p>
          </table:table-cell>
          <table:table-cell table:style-name="ce79" office:value-type="string" ns42:value-type="string">
            <text:p><text:a xlink:href="https://www.uneiaparjour.fr/chat-camera/" xlink:type="simple">https://www.uneiaparjour.fr/chat-camera/</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9-27" ns42:value-type="date">
            <text:p>2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lmo</text:p>
          </table:table-cell>
          <table:table-cell table:style-name="ce74" office:value-type="string" ns42:value-type="string">
            <text:p>Molmo (chatbot : https://molmo.allenai.org) : un modèle de langage </text:p>
            <text:p>multi-modal open source pour analyses / conversations autour </text:p>
            <text:p>d’images.Description : https://molmo.allenai.org/blog. Illimité. Images </text:p>
            <text:p>pour les tests : </text:p>
            <text:p>https://commons.wikimedia.org/wiki/File:Alps-glaciers.png?uselang=fr… / </text:p>
            <text:p>https://upload.wikimedia.org/wikipedia/commons/thumb/e/ea/Van_Gogh_-_Starry_Night_-_Google_Art_Project.jpg/520px-Van_Gogh_-_Starry_Night_-_Google_Art_Project.jpg… </text:p>
            <text:p>.</text:p>
          </table:table-cell>
          <table:table-cell table:style-name="ce79" office:value-type="string" ns42:value-type="string">
            <text:p><text:a xlink:href="https://www.uneiaparjour.fr/molmo/" xlink:type="simple">https://www.uneiaparjour.fr/molmo/</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9-26" ns42:value-type="date">
            <text:p>2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trina</text:p>
          </table:table-cell>
          <table:table-cell table:style-name="ce74" office:value-type="string" ns42:value-type="string">
            <text:p>Doctrina (http://doctrina.ai) propose en version gratuite des quiz avec </text:p>
            <text:p>suivi de progression et des textes argumentatifs à partir d’un sujet donné, </text:p>
            <text:p>d’un fichier ou du titre d’un livre. Plusieurs langues et plusieurs tons </text:p>
            <text:p>disponibles, audio possible.</text:p>
          </table:table-cell>
          <table:table-cell table:style-name="ce79" office:value-type="string" ns42:value-type="string">
            <text:p><text:a xlink:href="https://www.uneiaparjour.fr/doctrina/" xlink:type="simple">https://www.uneiaparjour.fr/doctrina/</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4"/>
          <table:table-cell table:style-name="ce92" office:value-type="date" office:date-value="2024-09-25" ns42:value-type="date">
            <text:p>2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china</text:p>
          </table:table-cell>
          <table:table-cell table:style-name="ce74" office:value-type="string" ns42:value-type="string">
            <text:p>Machina (https://machina.eco – Allemagne), chatbot responsable : énergie </text:p>
            <text:p>100% « verte », compensation carbone à 200%, éthique (données, biais). 3 </text:p>
            <text:p>modèles de langage : Mixtral 8x22B, 8x7B, LLama 3 70B. 2 assistants dispos. </text:p>
            <text:p>12 requêtes gratuites / jour.</text:p>
          </table:table-cell>
          <table:table-cell table:style-name="ce79" office:value-type="string" ns42:value-type="string">
            <text:p><text:a xlink:href="https://www.uneiaparjour.fr/machina/" xlink:type="simple">https://www.uneiaparjour.fr/machina/</text:a></text:p>
          </table:table-cell>
          <table:table-cell table:style-name="ce74" office:value-type="string" ns42:value-type="string">
            <text:p>chatbot</text:p>
          </table:table-cell>
          <table:table-cell table:style-name="ce74" table:number-columns-repeated="5"/>
          <table:table-cell table:style-name="ce92" office:value-type="date" office:date-value="2024-09-24" ns42:value-type="date">
            <text:p>2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PGGO</text:p>
          </table:table-cell>
          <table:table-cell table:style-name="ce74" office:value-type="string" ns42:value-type="string">
            <text:p>RPGGO (https://rpggo.ai) est un générateur de jeux de rôle textuels. </text:p>
            <text:p>Génération de jeux basés sur le personnage ou génération complète d’un jeu </text:p>
            <text:p>avec monde, personnages, action et chapitres. Génération gratuite, 50 </text:p>
            <text:p>crédits de jeu puis 10 par jour gratuits.</text:p>
          </table:table-cell>
          <table:table-cell table:style-name="ce79" office:value-type="string" ns42:value-type="string">
            <text:p><text:a xlink:href="https://www.uneiaparjour.fr/rpggo/" xlink:type="simple">https://www.uneiaparjour.fr/rpggo/</text:a></text:p>
          </table:table-cell>
          <table:table-cell table:style-name="ce74" office:value-type="string" ns42:value-type="string">
            <text:p>jeu vidéo</text:p>
          </table:table-cell>
          <table:table-cell table:style-name="ce74" table:number-columns-repeated="5"/>
          <table:table-cell table:style-name="ce92" office:value-type="date" office:date-value="2024-09-23" ns42:value-type="date">
            <text:p>23/09/2024</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svg.la/" xlink:type="simple">Svg.la</text:a></text:p>
          </table:table-cell>
          <table:table-cell table:style-name="ce74" office:value-type="string" ns42:value-type="string">
            <text:p>Svg.la génère des imagesvectorielles svg à partir d’une requête texte. </text:p>
            <text:p>Images carrées monochromes, choix de la taille et de la couleur du trait. </text:p>
            <text:p>Sans compte et illimité, usage commercial autorisé. Images à télécharger </text:p>
            <text:p>dans les 30 minutes.</text:p>
          </table:table-cell>
          <table:table-cell table:style-name="ce79" office:value-type="string" ns42:value-type="string">
            <text:p><text:a xlink:href="https://www.uneiaparjour.fr/svg-la/" xlink:type="simple">https://www.uneiaparjour.fr/svg-la/</text:a></text:p>
          </table:table-cell>
          <table:table-cell table:style-name="ce74" office:value-type="string" ns42:value-type="string">
            <text:p>images</text:p>
          </table:table-cell>
          <table:table-cell table:style-name="ce74" table:number-columns-repeated="5"/>
          <table:table-cell table:style-name="ce92" office:value-type="date" office:date-value="2024-09-22" ns42:value-type="date">
            <text:p>2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gabrain</text:p>
          </table:table-cell>
          <table:table-cell table:style-name="ce74" office:value-type="string" ns42:value-type="string">
            <text:p>Gigabrain (https://thegigabrain.com) est un moteur de recherche couplé à </text:p>
            <text:p>une IA générative centré sur Reddit. Synthèse des résultats et sources </text:p>
            <text:p>citées sont disponibles sans compte, chatbot et outil de veille par sujets </text:p>
            <text:p>clés accessibles avec compte. Partage par url.</text:p>
          </table:table-cell>
          <table:table-cell table:style-name="ce79" office:value-type="string" ns42:value-type="string">
            <text:p><text:a xlink:href="https://www.uneiaparjour.fr/gigabrain/" xlink:type="simple">https://www.uneiaparjour.fr/gigabrain/</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table:number-columns-repeated="4"/>
          <table:table-cell table:style-name="ce92" office:value-type="date" office:date-value="2024-09-21" ns42:value-type="date">
            <text:p>2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verall GPT</text:p>
          </table:table-cell>
          <table:table-cell table:style-name="ce74" office:value-type="string" ns42:value-type="string">
            <text:p>Overall GPT (https://overallgpt.com) compare les réponses de GPT 4o, Gemini </text:p>
            <text:p>Flash, Claude Sonnet et Llama 450B et les synthétise dans une même fenêtre. </text:p>
            <text:p>Connecté et partage par URL. Analyse de documents HS lors du test. 2 </text:p>
            <text:p>requêtes par jour sans compte, 5 avec.</text:p>
          </table:table-cell>
          <table:table-cell table:style-name="ce79" office:value-type="string" ns42:value-type="string">
            <text:p><text:a xlink:href="https://www.uneiaparjour.fr/overall-gpt/" xlink:type="simple">https://www.uneiaparjour.fr/overall-gpt/</text:a></text:p>
          </table:table-cell>
          <table:table-cell table:style-name="ce74" office:value-type="string" ns42:value-type="string">
            <text:p>LLM</text:p>
          </table:table-cell>
          <table:table-cell table:style-name="ce74" table:number-columns-repeated="5"/>
          <table:table-cell table:style-name="ce92" office:value-type="date" office:date-value="2024-09-20" ns42:value-type="date">
            <text:p>2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se</text:p>
          </table:table-cell>
          <table:table-cell table:style-name="ce74" office:value-type="string" ns42:value-type="string">
            <text:p>Vose (https://vose.ai) génère des imagesà partir de 3 modèles (realism, </text:p>
            <text:p>anime, universal – les deux premiers plus aboutis ?). Réglages avancés </text:p>
            <text:p>(prompt négatif, seed, taille), assez bonne gestion du texte, galerie avec </text:p>
            <text:p>filtres. 100 imagespar mois gratuites.</text:p>
          </table:table-cell>
          <table:table-cell table:style-name="ce79" office:value-type="string" ns42:value-type="string">
            <text:p><text:a xlink:href="https://www.uneiaparjour.fr/vose/" xlink:type="simple">https://www.uneiaparjour.fr/vose/</text:a></text:p>
          </table:table-cell>
          <table:table-cell table:style-name="ce74" office:value-type="string" ns42:value-type="string">
            <text:p>images</text:p>
          </table:table-cell>
          <table:table-cell table:style-name="ce74" table:number-columns-repeated="5"/>
          <table:table-cell table:style-name="ce92" office:value-type="date" office:date-value="2024-09-19" ns42:value-type="date">
            <text:p>1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luoai</text:p>
          </table:table-cell>
          <table:table-cell table:style-name="ce74" office:value-type="string" ns42:value-type="string">
            <text:p>Hailuoai (https://hailuoai.com/video) génère de courtes vidéos (6 secondes) </text:p>
            <text:p>avec rendu de grande qualité à partir d’une requête texte. Interface en </text:p>
            <text:p>chinois mais très simple (traduction navigateur possible) et français </text:p>
            <text:p>accepté. Sans compte et semble illimité.</text:p>
          </table:table-cell>
          <table:table-cell table:style-name="ce79" office:value-type="string" ns42:value-type="string">
            <text:p><text:a xlink:href="https://www.uneiaparjour.fr/hailuoai/" xlink:type="simple">https://www.uneiaparjour.fr/hailuoai/</text:a></text:p>
          </table:table-cell>
          <table:table-cell table:style-name="ce74" office:value-type="string" ns42:value-type="string">
            <text:p>vidéo</text:p>
          </table:table-cell>
          <table:table-cell table:style-name="ce74" table:number-columns-repeated="5"/>
          <table:table-cell table:style-name="ce92" office:value-type="date" office:date-value="2024-09-18" ns42:value-type="date">
            <text:p>1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Plato</text:p>
          </table:table-cell>
          <table:table-cell table:style-name="ce74" office:value-type="string" ns42:value-type="string">
            <text:p>MyPlato (https://myplato.ai) accompagne la compréhension de documents pdf </text:p>
            <text:p>et de sujets donnés dans un prompt via un chatbot, des flashcards et des </text:p>
            <text:p>quiz. Basé sur ChatGPT (3.5 ?). Spécifier français, génération automatique </text:p>
            <text:p>en anglais. Avec compte et illimité.</text:p>
          </table:table-cell>
          <table:table-cell table:style-name="ce79" office:value-type="string" ns42:value-type="string">
            <text:p><text:a xlink:href="https://www.uneiaparjour.fr/myplato/" xlink:type="simple">https://www.uneiaparjour.fr/myplato/</text:a></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table:number-columns-repeated="4"/>
          <table:table-cell table:style-name="ce92" office:value-type="date" office:date-value="2024-09-17" ns42:value-type="date">
            <text:p>1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mplissage génératif de Firefly</text:p>
          </table:table-cell>
          <table:table-cell table:style-name="ce74" office:value-type="string" ns42:value-type="string">
            <text:p>Remplissage génératif de Flirefly </text:p>
            <text:p>(https://firefly.adobe.com/upload/inpaint) propose 3 fonctions de </text:p>
            <text:p>génération à partir d’une image, avec ou sans prompt : agrandissement, </text:p>
            <text:p>insertion ou suppression de parties de l’image. Joconde : Wikipedia. 25 </text:p>
            <text:p>crédits de génération / mois.</text:p>
          </table:table-cell>
          <table:table-cell table:style-name="ce79" office:value-type="string" ns42:value-type="string">
            <text:p><text:a xlink:href="https://www.uneiaparjour.fr/remplissage-generatif-de-firefly/" xlink:type="simple">https://www.uneiaparjour.fr/remplissage-generatif-de-firefly/</text:a></text:p>
          </table:table-cell>
          <table:table-cell table:style-name="ce74" office:value-type="string" ns42:value-type="string">
            <text:p>images</text:p>
          </table:table-cell>
          <table:table-cell table:style-name="ce74" table:number-columns-repeated="5"/>
          <table:table-cell table:style-name="ce92" office:value-type="date" office:date-value="2024-09-16" ns42:value-type="date">
            <text:p>1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bina</text:p>
          </table:table-cell>
          <table:table-cell table:style-name="ce74" office:value-type="string" ns42:value-type="string">
            <text:p>Cabina (https://cabina.ai) regroupe 6 modèles de langage et 5 modèles </text:p>
            <text:p>d’imagesdans un même chatbot avec comparaison possible. Documents, </text:p>
            <text:p>connecté, avec règlages fin des modèles, tons et actions multiples. 100 </text:p>
            <text:p>crédits /mois +10 par jour.</text:p>
          </table:table-cell>
          <table:table-cell table:style-name="ce79" office:value-type="string" ns42:value-type="string">
            <text:p><text:a xlink:href="https://www.uneiaparjour.fr/cabina/" xlink:type="simple">https://www.uneiaparjour.fr/cabina/</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9-15" ns42:value-type="date">
            <text:p>1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ot IA de Firefox</text:p>
          </table:table-cell>
          <table:table-cell table:style-name="ce74" office:value-type="string" ns42:value-type="string">
            <text:p>Chatbot IA de Firefox (https://mozilla.org/fr/firefox/) permet un affichage </text:p>
            <text:p>pérenne de 5 chatbots dans la fenêtre de navigation(Claude, ChatGPT, </text:p>
            <text:p>Hugging chat, Gemini, Mistral), en lien avec les pages consultées. </text:p>
            <text:p>Disponible dans le Firefox Labs, via @CedricRidel</text:p>
          </table:table-cell>
          <table:table-cell table:style-name="ce79" office:value-type="string" ns42:value-type="string">
            <text:p><text:a xlink:href="https://www.uneiaparjour.fr/chatbot-ia-de-firefox/" xlink:type="simple">https://www.uneiaparjour.fr/chatbot-ia-de-firefox/</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navigateur</text:p>
          </table:table-cell>
          <table:table-cell table:style-name="ce74" table:number-columns-repeated="3"/>
          <table:table-cell table:style-name="ce92" office:value-type="date" office:date-value="2024-09-14" ns42:value-type="date">
            <text:p>1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an</text:p>
          </table:table-cell>
          <table:table-cell table:style-name="ce74" office:value-type="string" ns42:value-type="string">
            <text:p>Nolan (http://nolanai.app) accompagne l’écriture d’un scénario jusqu’au </text:p>
            <text:p>storyboard : génération éditable avec des outils IA, illustrations avec </text:p>
            <text:p>imagesgénérées. Quelques fonctionnalités limitées et assistant IA pendant </text:p>
            <text:p>30 jours dans la version gratuite.</text:p>
          </table:table-cell>
          <table:table-cell table:style-name="ce79" office:value-type="string" ns42:value-type="string">
            <text:p><text:a xlink:href="https://www.uneiaparjour.fr/nolan/" xlink:type="simple">https://www.uneiaparjour.fr/nolan/</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9-13" ns42:value-type="date">
            <text:p>1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loGPT</text:p>
          </table:table-cell>
          <table:table-cell table:style-name="ce74" office:value-type="string" ns42:value-type="string">
            <text:p>PhiloGPT (https://philogpt.vmirebeau.fr) : un chatbot, basé sur ChatGPT 4, </text:p>
            <text:p>qui permet d’interagir avec 26 personas, principalement philosophes. </text:p>
            <text:p>Discussions par groupes possibles. Export en doc. Open source, </text:p>
            <text:p>documentation : https://forge.apps.education.fr/vmirebeau/philogpt/… via </text:p>
            <text:p>@franckbodin</text:p>
          </table:table-cell>
          <table:table-cell table:style-name="ce79" office:value-type="string" ns42:value-type="string">
            <text:p><text:a xlink:href="https://www.uneiaparjour.fr/philogpt/" xlink:type="simple">https://www.uneiaparjour.fr/philogp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9-12" ns42:value-type="date">
            <text:p>1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Me</text:p>
          </table:table-cell>
          <table:table-cell table:style-name="ce74" office:value-type="string" ns42:value-type="string">
            <text:p>LoudMe (https://loudme.ai) génère des musiques avec ou sans paroles à </text:p>
            <text:p>partir d’un prompt ou d’un morceau déjà généré. Morceaux libres de droit. </text:p>
            <text:p>Paroles en français si spécifié. Nombre de générations gratuites non </text:p>
            <text:p>indiqué, au moins 10 après test.</text:p>
          </table:table-cell>
          <table:table-cell table:style-name="ce79" office:value-type="string" ns42:value-type="string">
            <text:p><text:a xlink:href="https://www.uneiaparjour.fr/loudme/" xlink:type="simple">https://www.uneiaparjour.fr/loudme/</text:a></text:p>
          </table:table-cell>
          <table:table-cell table:style-name="ce74" office:value-type="string" ns42:value-type="string">
            <text:p>musique</text:p>
          </table:table-cell>
          <table:table-cell table:style-name="ce74" table:number-columns-repeated="5"/>
          <table:table-cell table:style-name="ce92" office:value-type="date" office:date-value="2024-09-11" ns42:value-type="date">
            <text:p>1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ling</text:p>
          </table:table-cell>
          <table:table-cell table:style-name="ce74" office:value-type="string" ns42:value-type="string">
            <text:p>Kling (http://klingai.com) génère des imageset des vidéos à partir de </text:p>
            <text:p>requêtes texte et/ou d’images. Réglages fins, prompt négatif et galerie </text:p>
            <text:p>disponibles. Vidéos de 5 secondes avec mouvements de caméra. 100 crédits </text:p>
            <text:p>gratuits par mois.</text:p>
          </table:table-cell>
          <table:table-cell table:style-name="ce79" office:value-type="string" ns42:value-type="string">
            <text:p><text:a xlink:href="https://www.uneiaparjour.fr/kling/" xlink:type="simple">https://www.uneiaparjour.fr/kling/</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9-10" ns42:value-type="date">
            <text:p>10/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yn</text:p>
          </table:table-cell>
          <table:table-cell table:style-name="ce74" office:value-type="string" ns42:value-type="string">
            <text:p>Feyn (https://feyn.ai) propose d’explorer un sujet par étapes : chaque </text:p>
            <text:p>génération se termine par un quiz (FR ok mais peut être parfois en anglais) </text:p>
            <text:p>qui détermine la génération suivante en fonction de la réponse. GPT 3.5 ? </text:p>
            <text:p>Sans compte et illimité.</text:p>
          </table:table-cell>
          <table:table-cell table:style-name="ce79" office:value-type="string" ns42:value-type="string">
            <text:p><text:a xlink:href="https://www.uneiaparjour.fr/feyn/" xlink:type="simple">https://www.uneiaparjour.fr/feyn/</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9" ns42:value-type="date">
            <text:p>09/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mmi</text:p>
          </table:table-cell>
          <table:table-cell table:style-name="ce74" office:value-type="string" ns42:value-type="string">
            <text:p>Gummi regroupe un outil d’aide à la rédaction de posts réseaux sociaux à </text:p>
            <text:p>partir d’images(proposition texte et musique) et un chatbot multimodal </text:p>
            <text:p>acceptant pdf et images. 100000 requêtes gratuites (avec publicité). Test </text:p>
            <text:p>avec couverture de « écouter les sirènes » de Fabrice Melquiot et </text:p>
            <text:p>rapport@UNESCO_fr https://unesdoc.unesco.org/ark:/48223/pf0000389901… Liens </text:p>
            <text:p>de téléchargement : – iOS : </text:p>
            <text:p>https://apps.apple.com/fr/app/gummi-image-caption-generator/id6476934490… – </text:p>
            <text:p>Android […]</text:p>
          </table:table-cell>
          <table:table-cell table:style-name="ce79" office:value-type="string" ns42:value-type="string">
            <text:p><text:a xlink:href="https://www.uneiaparjour.fr/gummi/" xlink:type="simple">https://www.uneiaparjour.fr/gumm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9-08" ns42:value-type="date">
            <text:p>08/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ink Any</text:p>
          </table:table-cell>
          <table:table-cell table:style-name="ce74" office:value-type="string" ns42:value-type="string">
            <text:p>Think Any (https://thinkany.ai) : moteur de recherche couplé à un modèle de </text:p>
            <text:p>langage avec sources citées. 3 modèles légers dans la version gratuite, </text:p>
            <text:p>sans compte et illimitée : GPT 4o mini, Gemini flash et Claude 3 haiku. </text:p>
            <text:p>Partage des résultats par l’URL affichée.</text:p>
          </table:table-cell>
          <table:table-cell table:style-name="ce79" office:value-type="string" ns42:value-type="string">
            <text:p><text:a xlink:href="https://www.uneiaparjour.fr/think-any/" xlink:type="simple">https://www.uneiaparjour.fr/think-any/</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9-07" ns42:value-type="date">
            <text:p>07/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diamond</text:p>
          </table:table-cell>
          <table:table-cell table:style-name="ce74" office:value-type="string" ns42:value-type="string">
            <text:p>Notdiamond (http://chat.notdiamond.ai) est un chatbot qui regroupe 11 </text:p>
            <text:p>modèles de langage et choisit le plus pertinent en fonction de la requête. </text:p>
            <text:p>Documents et imagesacceptés (4Mo). Mode arène qui compare les modèles. </text:p>
            <text:p>Connecté. 100000 requêtes / mois.</text:p>
          </table:table-cell>
          <table:table-cell table:style-name="ce79" office:value-type="string" ns42:value-type="string">
            <text:p><text:a xlink:href="https://www.uneiaparjour.fr/notdiamond/" xlink:type="simple">https://www.uneiaparjour.fr/notdiamond/</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9-06" ns42:value-type="date">
            <text:p>06/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mble</text:p>
          </table:table-cell>
          <table:table-cell table:style-name="ce74" office:value-type="string" ns42:value-type="string">
            <text:p>Mumble (http://mumbleapp.com) : une application de prise de note qui </text:p>
            <text:p>retranscrit l’audio et organise avec ajout de To-Do list. Ajout d’images</text:p>
            <text:p>possible, mots-clés et dossiers. Édition et reformulation. FR dans le </text:p>
            <text:p>profil. Version beta illimitée.</text:p>
          </table:table-cell>
          <table:table-cell table:style-name="ce79" office:value-type="string" ns42:value-type="string">
            <text:p><text:a xlink:href="https://www.uneiaparjour.fr/mumble/" xlink:type="simple">https://www.uneiaparjour.fr/mumbl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9-05" ns42:value-type="date">
            <text:p>05/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novel</text:p>
          </table:table-cell>
          <table:table-cell table:style-name="ce74" office:value-type="string" ns42:value-type="string">
            <text:p>Illuminovel (https://illuminovel.com) génère les portraits en imagesdes </text:p>
            <text:p>personnages d’un texte littéraire intégral en pdf ou epub. Sans compte et </text:p>
            <text:p>semble illimité. Modèle non spécifié. Tests avec « La guerre des boutons » </text:p>
            <text:p>de Pergaud et « Une vie » de Maupassant.</text:p>
          </table:table-cell>
          <table:table-cell table:style-name="ce79" office:value-type="string" ns42:value-type="string">
            <text:p><text:a xlink:href="https://www.uneiaparjour.fr/illuminovel/" xlink:type="simple">https://www.uneiaparjour.fr/illuminovel/</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9-04" ns42:value-type="date">
            <text:p>04/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rlin</text:p>
          </table:table-cell>
          <table:table-cell table:style-name="ce74" office:value-type="string" ns42:value-type="string">
            <text:p>Merlin (https://getmerlin.in) combine plusieurs outils IA : génération de </text:p>
            <text:p>#texte et d’images, analyse de documents ou de page web, code et création </text:p>
            <text:p>de chatbots via son site ou une extension. Plusieurs modèles texte et </text:p>
            <text:p>images. 102 requêtes gratuites par jour.</text:p>
          </table:table-cell>
          <table:table-cell table:style-name="ce79" office:value-type="string" ns42:value-type="string">
            <text:p><text:a xlink:href="https://www.uneiaparjour.fr/merlin/" xlink:type="simple">https://www.uneiaparjour.fr/merlin/</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9-03" ns42:value-type="date">
            <text:p>03/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pkin</text:p>
          </table:table-cell>
          <table:table-cell table:style-name="ce74" office:value-type="string" ns42:value-type="string">
            <text:p>Napkin (http://napkin.ai) augmente un texte généré ou importé avec des </text:p>
            <text:p>présentations visuelles pour chaque paragraphe. Outils d’édition. Accès pro </text:p>
            <text:p>gratuit pendant cette v. beta puis 3 productions gratuites. Test : </text:p>
            <text:p>https://app.napkin.ai/page/CgoiCHByb2Qtb25lEiwKBFBhZ2UaJGJiY2VkNmY4LWZjM2EtNDViMi04YmYzLTA5ZjllYzQ0OTY4MA?s=1…</text:p>
          </table:table-cell>
          <table:table-cell table:style-name="ce79" office:value-type="string" ns42:value-type="string">
            <text:p><text:a xlink:href="https://www.uneiaparjour.fr/napkin/" xlink:type="simple">https://www.uneiaparjour.fr/napkin/</text:a></text:p>
          </table:table-cell>
          <table:table-cell table:style-name="ce74" office:value-type="string" ns42:value-type="string">
            <text:p>texte</text:p>
          </table:table-cell>
          <table:table-cell table:style-name="ce74" office:value-type="string" ns42:value-type="string">
            <text:p>infographie</text:p>
          </table:table-cell>
          <table:table-cell table:style-name="ce74" table:number-columns-repeated="4"/>
          <table:table-cell table:style-name="ce92" office:value-type="date" office:date-value="2024-09-02" ns42:value-type="date">
            <text:p>02/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 Grader</text:p>
          </table:table-cell>
          <table:table-cell table:style-name="ce74" office:value-type="string" ns42:value-type="string">
            <text:p>Co Grader (http://cograder.com) accompagne l’évaluation de travaux d’élèves </text:p>
            <text:p>: création des critères et grilles, retour argumenté. Générations </text:p>
            <text:p>éditables, retours en FR (reste en EN). 30 jours gratuits puis 100 </text:p>
            <text:p>soumissions/ mois. Corrigé bac @philomag</text:p>
          </table:table-cell>
          <table:table-cell table:style-name="ce79" office:value-type="string" ns42:value-type="string">
            <text:p><text:a xlink:href="https://www.uneiaparjour.fr/co-grader/" xlink:type="simple">https://www.uneiaparjour.fr/co-grader/</text:a></text:p>
          </table:table-cell>
          <table:table-cell table:style-name="ce74" office:value-type="string" ns42:value-type="string">
            <text:p>éducation</text:p>
          </table:table-cell>
          <table:table-cell table:style-name="ce74" table:number-columns-repeated="5"/>
          <table:table-cell table:style-name="ce92" office:value-type="date" office:date-value="2024-09-01" ns42:value-type="date">
            <text:p>01/09/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lo</text:p>
          </table:table-cell>
          <table:table-cell table:style-name="ce74" office:value-type="string" ns42:value-type="string">
            <text:p>Felo (https://felo.ai) : un moteur de recherche couplé à un modèle de </text:p>
            <text:p>langage, réponse rédigée et sources citées, avec possibilité d’une carte </text:p>
            <text:p>heuristique. Sans compte et illimité, avec compte pour sauvegarde. Audio, </text:p>
            <text:p>app iOS et Android disponibles.</text:p>
          </table:table-cell>
          <table:table-cell table:style-name="ce79" office:value-type="string" ns42:value-type="string">
            <text:p><text:a xlink:href="https://www.uneiaparjour.fr/felo/" xlink:type="simple">https://www.uneiaparjour.fr/felo/</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1" ns42:value-type="date">
            <text:p>3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 coder</text:p>
          </table:table-cell>
          <table:table-cell table:style-name="ce74" office:value-type="string" ns42:value-type="string">
            <text:p>Llama coder (https://llamacoder.together.ai) crée des applis à partir d’une </text:p>
            <text:p>requête à la manière des Artifacts de Claude.ai. Amélioration par chat. </text:p>
            <text:p>Open source : https://github.com/nutlope/llamacoder…. Possibilité de </text:p>
            <text:p>publication. Sans compte et illimité.</text:p>
          </table:table-cell>
          <table:table-cell table:style-name="ce79" office:value-type="string" ns42:value-type="string">
            <text:p><text:a xlink:href="https://www.uneiaparjour.fr/llama-coder/" xlink:type="simple">https://www.uneiaparjour.fr/llama-coder/</text:a></text:p>
          </table:table-cell>
          <table:table-cell table:style-name="ce74" office:value-type="string" ns42:value-type="string">
            <text:p>applic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30" ns42:value-type="date">
            <text:p>3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Gen</text:p>
          </table:table-cell>
          <table:table-cell table:style-name="ce74" office:value-type="string" ns42:value-type="string">
            <text:p>Pdf Gen (https://pdfgen.com) génère simplement des modèles de documents au </text:p>
            <text:p>format pdf à partir d’une requête : listes, formulaires à remplir, etc. </text:p>
            <text:p>(peut génèrer d’autres textes courts). Pas de modification possible, export </text:p>
            <text:p>seul. 50 documents gratuits.</text:p>
          </table:table-cell>
          <table:table-cell table:style-name="ce79" office:value-type="string" ns42:value-type="string">
            <text:p><text:a xlink:href="https://www.uneiaparjour.fr/pdf-gen/" xlink:type="simple">https://www.uneiaparjour.fr/pdf-gen/</text:a></text:p>
          </table:table-cell>
          <table:table-cell table:style-name="ce74" office:value-type="string" ns42:value-type="string">
            <text:p>documents</text:p>
          </table:table-cell>
          <table:table-cell table:style-name="ce74" table:number-columns-repeated="5"/>
          <table:table-cell table:style-name="ce92" office:value-type="date" office:date-value="2024-08-29" ns42:value-type="date">
            <text:p>2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otosolve</text:p>
          </table:table-cell>
          <table:table-cell table:style-name="ce74" office:value-type="string" ns42:value-type="string">
            <text:p>Photosolve (https://photosolve.io) propose de résoudre des exercices </text:p>
            <text:p>scolaires à partir d’une photo prise et d’expliquer la réponse. Un chatbot </text:p>
            <text:p>généraliste est également présent avec reconnaissance d’images. 20 requêtes </text:p>
            <text:p>gratuites puis 3 par jour.</text:p>
          </table:table-cell>
          <table:table-cell table:style-name="ce79" office:value-type="string" ns42:value-type="string">
            <text:p><text:a xlink:href="https://www.uneiaparjour.fr/photosolve/" xlink:type="simple">https://www.uneiaparjour.fr/photosolve/</text:a></text:p>
          </table:table-cell>
          <table:table-cell table:style-name="ce74" office:value-type="string" ns42:value-type="string">
            <text:p>éducation</text:p>
          </table:table-cell>
          <table:table-cell table:style-name="ce74" table:number-columns-repeated="5"/>
          <table:table-cell table:style-name="ce92" office:value-type="date" office:date-value="2024-08-28" ns42:value-type="date">
            <text:p>2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mnisets</text:p>
          </table:table-cell>
          <table:table-cell table:style-name="ce74" office:value-type="string" ns42:value-type="string">
            <text:p>Omnisets (https://omnisets.com) génère des flash cards à partir d’une </text:p>
            <text:p>requête, de notes, documents ou vidéos. Plusieurs modes de consultation </text:p>
            <text:p>avec quiz, memory, réponse texte et suivi. En FR si spécifié. 50 </text:p>
            <text:p>collections de 20 cartes gratuites.</text:p>
          </table:table-cell>
          <table:table-cell table:style-name="ce79" office:value-type="string" ns42:value-type="string">
            <text:p><text:a xlink:href="https://www.uneiaparjour.fr/omnisets/" xlink:type="simple">https://www.uneiaparjour.fr/omniset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7" ns42:value-type="date">
            <text:p>2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igo Chat</text:p>
          </table:table-cell>
          <table:table-cell table:style-name="ce74" office:value-type="string" ns42:value-type="string">
            <text:p>Amigo Chat (https://amigochat.io) : un chatbot multiple proposant des </text:p>
            <text:p>centaines de « persona », du générateur de texte et d’imagesau personnage </text:p>
            <text:p>historique / de fiction ou au résumé. En ligne, appli iOS / Android, </text:p>
            <text:p>WhatsApp, Telegram. Sans compte et illimité.</text:p>
          </table:table-cell>
          <table:table-cell table:style-name="ce79" office:value-type="string" ns42:value-type="string">
            <text:p><text:a xlink:href="https://www.uneiaparjour.fr/amigo-chat/" xlink:type="simple">https://www.uneiaparjour.fr/amigo-cha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8-26" ns42:value-type="date">
            <text:p>2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ppy Pages</text:p>
          </table:table-cell>
          <table:table-cell table:style-name="ce74" office:value-type="string" ns42:value-type="string">
            <text:p>Happy Pages (https://happypagesai.com) génère des coloriages à partir d’une </text:p>
            <text:p>requête et d’une tranche d’âges (2/5 ans, 6/11 et + de 12 ans). Galerie de </text:p>
            <text:p>5000 imagesavec moteur de recherche disponible. Export au format png. 5 </text:p>
            <text:p>générations gratuites par semaine.</text:p>
          </table:table-cell>
          <table:table-cell table:style-name="ce79" office:value-type="string" ns42:value-type="string">
            <text:p><text:a xlink:href="https://www.uneiaparjour.fr/happy-pages/" xlink:type="simple">https://www.uneiaparjour.fr/happy-pages/</text:a></text:p>
          </table:table-cell>
          <table:table-cell table:style-name="ce74" office:value-type="string" ns42:value-type="string">
            <text:p>images</text:p>
          </table:table-cell>
          <table:table-cell table:style-name="ce74" table:number-columns-repeated="5"/>
          <table:table-cell table:style-name="ce92" office:value-type="date" office:date-value="2024-08-25" ns42:value-type="date">
            <text:p>2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Lingo Play</text:p>
          </table:table-cell>
          <table:table-cell table:style-name="ce74" office:value-type="string" ns42:value-type="string">
            <text:p>AI Lingo Play (https://ailingoplay.com) propose d’échanger via un chatbot </text:p>
            <text:p>dans 10 langues autour de situations de la vie quotidienne. 3 niveaux </text:p>
            <text:p>proposés. Audio et micro disponibles, traduction et explications </text:p>
            <text:p>détaillées. Beta gratuite et sans compte.</text:p>
          </table:table-cell>
          <table:table-cell table:style-name="ce79" office:value-type="string" ns42:value-type="string">
            <text:p><text:a xlink:href="https://www.uneiaparjour.fr/ai-lingo-play/" xlink:type="simple">https://www.uneiaparjour.fr/ai-lingo-play/</text:a></text:p>
          </table:table-cell>
          <table:table-cell table:style-name="ce74" office:value-type="string" ns42:value-type="string">
            <text:p>langu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24" ns42:value-type="date">
            <text:p>2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ckpack</text:p>
          </table:table-cell>
          <table:table-cell table:style-name="ce74" office:value-type="string" ns42:value-type="string">
            <text:p>Backpack (https://backpackbot.ai) génère des musiques avec paroles à partir </text:p>
            <text:p>d’imagesou de vidéos avec un style, avec ou sans requête, depuis Discord. </text:p>
            <text:p>Générations en anglais (peut-être possible en FR ?). Gratuit et illimité. </text:p>
            <text:p>Sources : Wikimedia et Pexels.</text:p>
          </table:table-cell>
          <table:table-cell table:style-name="ce79" office:value-type="string" ns42:value-type="string">
            <text:p><text:a xlink:href="https://www.uneiaparjour.fr/backpack/" xlink:type="simple">https://www.uneiaparjour.fr/backpack/</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8-23" ns42:value-type="date">
            <text:p>2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rtwhell</text:p>
          </table:table-cell>
          <table:table-cell table:style-name="ce74" office:value-type="string" ns42:value-type="string">
            <text:p>Cartwhell (https://getcartwheel.com/home) génère des personnages 3D animés </text:p>
            <text:p>à partir d’une requête. Multiples possibilités d’édition, export en vidéo </text:p>
            <text:p>en version gratuite. Bêta avec générations illimitées. Pour illustrer des </text:p>
            <text:p>séances de motricité ou d’EPS ?</text:p>
          </table:table-cell>
          <table:table-cell table:style-name="ce79" office:value-type="string" ns42:value-type="string">
            <text:p><text:a xlink:href="https://www.uneiaparjour.fr/cartwhell/" xlink:type="simple">https://www.uneiaparjour.fr/cartwhell/</text:a></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8-22" ns42:value-type="date">
            <text:p>2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ipo 3d</text:p>
          </table:table-cell>
          <table:table-cell table:style-name="ce74" office:value-type="string" ns42:value-type="string">
            <text:p>Tripo 3d (http://tripo3d.ai) génère des modèles 3D à partir d’une requête </text:p>
            <text:p>texte ou image. Réglages avancés pour la requête puis modifications après </text:p>
            <text:p>génération. 4 imagespar génération, export en glb. 600 crédits gratuits </text:p>
            <text:p>par mois (10 x 4 images).</text:p>
          </table:table-cell>
          <table:table-cell table:style-name="ce79" office:value-type="string" ns42:value-type="string">
            <text:p><text:a xlink:href="https://www.uneiaparjour.fr/tripo-3d/" xlink:type="simple">https://www.uneiaparjour.fr/tripo-3d/</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8-21" ns42:value-type="date">
            <text:p>2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no</text:p>
          </table:table-cell>
          <table:table-cell table:style-name="ce74" office:value-type="string" ns42:value-type="string">
            <text:p>Juno (http://heyjuno.co) génère des enquêtes / sondages à partir d’un sujet </text:p>
            <text:p>et d’objectifs dans la langue de requête. Après réponses aux questions au </text:p>
            <text:p>format chatbot, génération d’une synthèse (en EN). 14 jours gratuits (pas </text:p>
            <text:p>de plans annoncés ensuite).</text:p>
          </table:table-cell>
          <table:table-cell table:style-name="ce79" office:value-type="string" ns42:value-type="string">
            <text:p><text:a xlink:href="https://www.uneiaparjour.fr/juno/" xlink:type="simple">https://www.uneiaparjour.fr/ju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20" ns42:value-type="date">
            <text:p>20/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Perplx</text:p>
          </table:table-cell>
          <table:table-cell table:style-name="ce74" office:value-type="string" ns42:value-type="string">
            <text:p>MiniPerplx (https://mplx.run) est un moteur de recherche minimaliste </text:p>
            <text:p>combiné à GPT4o : synthèse de la recherche, sources citées et suggestions </text:p>
            <text:p>pour aller approfondir. Sans compte, illimité et open source (GitHub : </text:p>
            <text:p>https://github.com/zaidmukaddam/miniperplx/…)</text:p>
          </table:table-cell>
          <table:table-cell table:style-name="ce79" office:value-type="string" ns42:value-type="string">
            <text:p><text:a xlink:href="https://www.uneiaparjour.fr/miniperplx/" xlink:type="simple">https://www.uneiaparjour.fr/miniperplx/</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9" ns42:value-type="date">
            <text:p>1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Video Cut</text:p>
          </table:table-cell>
          <table:table-cell table:style-name="ce74" office:value-type="string" ns42:value-type="string">
            <text:p>AI Video Cut (http://aivideocut.com) transforme des vidéos YouTube en clips </text:p>
            <text:p>(bande-annonce ou points-clés). Basé sur ChatGPT, plusieurs formes et </text:p>
            <text:p>formats. Export mp4, gratuit et illimité. Test avec @AsmaMhalla pour </text:p>
            <text:p>@brutofficiel : https://youtu.be/qrDk4puMCQk?si=cR_55vVQhJdYKJxE…</text:p>
          </table:table-cell>
          <table:table-cell table:style-name="ce79" office:value-type="string" ns42:value-type="string">
            <text:p><text:a xlink:href="https://www.uneiaparjour.fr/ai-video-cut/" xlink:type="simple">https://www.uneiaparjour.fr/ai-video-cut/</text:a></text:p>
          </table:table-cell>
          <table:table-cell table:style-name="ce74" office:value-type="string" ns42:value-type="string">
            <text:p>vidéo</text:p>
          </table:table-cell>
          <table:table-cell table:style-name="ce74" table:number-columns-repeated="5"/>
          <table:table-cell table:style-name="ce92" office:value-type="date" office:date-value="2024-08-18" ns42:value-type="date">
            <text:p>1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text:p>
          </table:table-cell>
          <table:table-cell table:style-name="ce74" office:value-type="string" ns42:value-type="string">
            <text:p>Color (https://color.lol) génère des dessins à colorier à partir de deux </text:p>
            <text:p>modes : « WordMode » pour une génération depuis une requête texte ou depuis </text:p>
            <text:p>des exemples proposés et « KidsMode » depuis une combinaison de 4 </text:p>
            <text:p>pictogrammes. 10 dessins gratuits.</text:p>
          </table:table-cell>
          <table:table-cell table:style-name="ce79" office:value-type="string" ns42:value-type="string">
            <text:p><text:a xlink:href="https://www.uneiaparjour.fr/color/" xlink:type="simple">https://www.uneiaparjour.fr/color/</text:a></text:p>
          </table:table-cell>
          <table:table-cell table:style-name="ce74" office:value-type="string" ns42:value-type="string">
            <text:p>images</text:p>
          </table:table-cell>
          <table:table-cell table:style-name="ce74" table:number-columns-repeated="5"/>
          <table:table-cell table:style-name="ce92" office:value-type="date" office:date-value="2024-08-17" ns42:value-type="date">
            <text:p>1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mersity</text:p>
          </table:table-cell>
          <table:table-cell table:style-name="ce74" office:value-type="string" ns42:value-type="string">
            <text:p>Immersity (https://immersity.ai) anime des imagesfixes en vidéo ou image </text:p>
            <text:p>3D avec nombreux réglages proposés (mouvement, focus…). Export vidéo avec </text:p>
            <text:p>filigrane gratuits, sans possible avec 100 crédits offerts ou sur </text:p>
            <text:p>abonnement. Sources Wikimédia.</text:p>
          </table:table-cell>
          <table:table-cell table:style-name="ce79" office:value-type="string" ns42:value-type="string">
            <text:p><text:a xlink:href="https://www.uneiaparjour.fr/immersity/" xlink:type="simple">https://www.uneiaparjour.fr/immersity/</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8-16" ns42:value-type="date">
            <text:p>1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umator</text:p>
          </table:table-cell>
          <table:table-cell table:style-name="ce74" office:value-type="string" ns42:value-type="string">
            <text:p>Documator (https://documator.cc) résume des documents pdf jusqu’à 10 Mo </text:p>
            <text:p>avec GPT4o. 3 modes de résumés page par page et traduction. 6 langues </text:p>
            <text:p>disponibles. Illimité et sans compte. Documents pour le test : </text:p>
            <text:p>https://reseau-canope.fr/agence-des-usages/dossiers-thematiques_intelligence-artificielle.html… </text:p>
            <text:p>et https://edunumrech.hypotheses.org</text:p>
          </table:table-cell>
          <table:table-cell table:style-name="ce79" office:value-type="string" ns42:value-type="string">
            <text:p><text:a xlink:href="https://www.uneiaparjour.fr/documator/" xlink:type="simple">https://www.uneiaparjour.fr/documato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15" ns42:value-type="date">
            <text:p>1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Flash cards</text:p>
          </table:table-cell>
          <table:table-cell table:style-name="ce74" office:value-type="string" ns42:value-type="string">
            <text:p>AI Flash cards (https://aiflash.cards) génère des flash cards à partir </text:p>
            <text:p>d’une requête ou d’un texte (url et pdf sur abonnement) avec suivi de la </text:p>
            <text:p>progression. 3 générations sans compte, 10 avec compte puis 1 /heure en </text:p>
            <text:p>version gratuite. Export .doc et .xls</text:p>
          </table:table-cell>
          <table:table-cell table:style-name="ce79" office:value-type="string" ns42:value-type="string">
            <text:p><text:a xlink:href="https://www.uneiaparjour.fr/ai-flash-cards/" xlink:type="simple">https://www.uneiaparjour.fr/ai-flash-cards/</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8-14" ns42:value-type="date">
            <text:p>1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text:p>
          </table:table-cell>
          <table:table-cell table:style-name="ce74" office:value-type="string" ns42:value-type="string">
            <text:p>Bloom (https://bloom-seven.vercel.app) génère des cours en trois parties – </text:p>
            <text:p>débutant, intermédiaire, avancé – basés sur des vidéos YouTube. Génération </text:p>
            <text:p>en français si spécifié dans les étapes de définition du sujet. 2 cours par </text:p>
            <text:p>compte. Quelques exemples de contenus proposés dans le cours créé : – </text:p>
            <text:p>https://youtu.be/hAa7oNWra9E?si=Z-rdhO5hQGjybQQk… – </text:p>
            <text:p>https://youtu.be/M5M4RJLcAoQ?si=J2eX60GY2kX8HN01… – </text:p>
            <text:p>https://youtu.be/uAOgHnerl5Y?si=DntCiuQFl04gUp3b… – </text:p>
            <text:p>https://youtu.be/J9s0XmoKErY?si=TBcD6nVp5RR9vzRV… – </text:p>
            <text:p>https://youtu.be/aMS5jF3RhD4?si=jbts0dedYwBYk5m6… – […]</text:p>
          </table:table-cell>
          <table:table-cell table:style-name="ce79" office:value-type="string" ns42:value-type="string">
            <text:p><text:a xlink:href="https://www.uneiaparjour.fr/bloom/" xlink:type="simple">https://www.uneiaparjour.fr/bloom/</text:a></text:p>
          </table:table-cell>
          <table:table-cell table:style-name="ce74" office:value-type="string" ns42:value-type="string">
            <text:p>éducation</text:p>
          </table:table-cell>
          <table:table-cell table:style-name="ce74" table:number-columns-repeated="5"/>
          <table:table-cell table:style-name="ce92" office:value-type="date" office:date-value="2024-08-13" ns42:value-type="date">
            <text:p>1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chance</text:p>
          </table:table-cell>
          <table:table-cell table:style-name="ce74" office:value-type="string" ns42:value-type="string">
            <text:p>Perchance (https://perchanceai.cc) génère des imagesà partir de 75 styles </text:p>
            <text:p>différents sans compte et depuis Flux (cf post du 02/08) ou Stable </text:p>
            <text:p>Diffusion avec compte – 20 crédits par mois gratuits. Fonctionnalités </text:p>
            <text:p>simples : format, prompt négatif et galerie.</text:p>
          </table:table-cell>
          <table:table-cell table:style-name="ce79" office:value-type="string" ns42:value-type="string">
            <text:p><text:a xlink:href="https://www.uneiaparjour.fr/7436-2/" xlink:type="simple">https://www.uneiaparjour.fr/7436-2/</text:a></text:p>
          </table:table-cell>
          <table:table-cell table:style-name="ce74" office:value-type="string" ns42:value-type="string">
            <text:p>images</text:p>
          </table:table-cell>
          <table:table-cell table:style-name="ce74" table:number-columns-repeated="5"/>
          <table:table-cell table:style-name="ce92" office:value-type="date" office:date-value="2024-08-12" ns42:value-type="date">
            <text:p>1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tellecs</text:p>
          </table:table-cell>
          <table:table-cell table:style-name="ce74" office:value-type="string" ns42:value-type="string">
            <text:p>Intellecs (https://intellecs.ai) : prise de notes avancée avec génération </text:p>
            <text:p>de textes depuis une question ou l’interrogation de fichiers pdf jusqu’à 50 </text:p>
            <text:p>pages. Aide à la rédaction avec reformulation. 20 questions par jour et 10 </text:p>
            <text:p>notes gratuites par jour.</text:p>
          </table:table-cell>
          <table:table-cell table:style-name="ce79" office:value-type="string" ns42:value-type="string">
            <text:p><text:a xlink:href="https://www.uneiaparjour.fr/intellecs/" xlink:type="simple">https://www.uneiaparjour.fr/intellecs/</text:a></text:p>
          </table:table-cell>
          <table:table-cell table:style-name="ce74" office:value-type="string" ns42:value-type="string">
            <text:p>texte</text:p>
          </table:table-cell>
          <table:table-cell table:style-name="ce74" table:number-columns-repeated="5"/>
          <table:table-cell table:style-name="ce92" office:value-type="date" office:date-value="2024-08-11" ns42:value-type="date">
            <text:p>1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cast</text:p>
          </table:table-cell>
          <table:table-cell table:style-name="ce74" office:value-type="string" ns42:value-type="string">
            <text:p>Playcast (https://playcast.ai) génère des résumés de textes, de documents, </text:p>
            <text:p>d’URL ou de vidéo YouTube sous forme d’épisodes de podcast disponibles dans </text:p>
            <text:p>les applis dédiées. Exemple dans Apple podcast. Galerie, FR ok. 5 documents </text:p>
            <text:p>/ épisodes gratuits.</text:p>
          </table:table-cell>
          <table:table-cell table:style-name="ce79" office:value-type="string" ns42:value-type="string">
            <text:p><text:a xlink:href="https://www.uneiaparjour.fr/playcast/" xlink:type="simple">https://www.uneiaparjour.fr/playcast/</text:a></text:p>
          </table:table-cell>
          <table:table-cell table:style-name="ce74" office:value-type="string" ns42:value-type="string">
            <text:p>documents</text:p>
          </table:table-cell>
          <table:table-cell table:style-name="ce74" office:value-type="string" ns42:value-type="string">
            <text:p>voix</text:p>
          </table:table-cell>
          <table:table-cell table:style-name="ce74" table:number-columns-repeated="4"/>
          <table:table-cell table:style-name="ce92" office:value-type="date" office:date-value="2024-08-09" ns42:value-type="date">
            <text:p>09/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lovka</text:p>
          </table:table-cell>
          <table:table-cell table:style-name="ce74" office:value-type="string" ns42:value-type="string">
            <text:p>Olovka (http://olovka.ai) génère des textes longs de style académique avec </text:p>
            <text:p>édition avancée possible du sommaire jusqu’à l’écrit final. Des quiz (en </text:p>
            <text:p>anglais) peuvent être générés et 1 chabot est proposé. Export doc ou html. </text:p>
            <text:p>10000 mots gratuits par mois.</text:p>
          </table:table-cell>
          <table:table-cell table:style-name="ce79" office:value-type="string" ns42:value-type="string">
            <text:p><text:a xlink:href="https://www.uneiaparjour.fr/olovka/" xlink:type="simple">https://www.uneiaparjour.fr/olovka/</text:a></text:p>
          </table:table-cell>
          <table:table-cell table:style-name="ce74" office:value-type="string" ns42:value-type="string">
            <text:p>chatbot</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4-08-08" ns42:value-type="date">
            <text:p>08/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 Lumen</text:p>
          </table:table-cell>
          <table:table-cell table:style-name="ce74" office:value-type="string" ns42:value-type="string">
            <text:p>Pic Lumen (https://piclumen.com) génère des imagesà partir de trois </text:p>
            <text:p>modèles « maison » et Flux (cf #uneIAparjour du 02/08). Galerie, réglages </text:p>
            <text:p>avancés dont prompt négatif et seed, image to image, remix et effacement </text:p>
            <text:p>d’arrière-plan. Export et partage url. Illimité avec compte.</text:p>
          </table:table-cell>
          <table:table-cell table:style-name="ce79" office:value-type="string" ns42:value-type="string">
            <text:p><text:a xlink:href="https://www.uneiaparjour.fr/pic-lumen/" xlink:type="simple">https://www.uneiaparjour.fr/pic-lumen/</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8-07" ns42:value-type="date">
            <text:p>07/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omeworkify</text:p>
          </table:table-cell>
          <table:table-cell table:style-name="ce74" office:value-type="string" ns42:value-type="string">
            <text:p>Homeworkify (https://homeworkify.im) utilise ChatGPT 4 pour répondre aux </text:p>
            <text:p>requêtes texte et/ou documents pdf et photos (plusieurs possibles). Sans </text:p>
            <text:p>compte, 5 requêtes par 24h. Tests avec rapport IA gouvernement, images</text:p>
            <text:p>perso et imagesWikipedia.</text:p>
          </table:table-cell>
          <table:table-cell table:style-name="ce79" office:value-type="string" ns42:value-type="string">
            <text:p><text:a xlink:href="https://www.uneiaparjour.fr/homeworkify/" xlink:type="simple">https://www.uneiaparjour.fr/homeworkify/</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8-06" ns42:value-type="date">
            <text:p>06/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iner</text:p>
          </table:table-cell>
          <table:table-cell table:style-name="ce74" office:value-type="string" ns42:value-type="string">
            <text:p>Liner (https://getliner.com) : moteur de recherche généraliste / académique </text:p>
            <text:p>avec synthèse. Création d’agents et partage. Recherches illimitées avec le </text:p>
            <text:p>modèle « Basic ». Tests : – General : </text:p>
            <text:p>https://getliner.com/search/s/19617180/t/63619842… – Scholar : </text:p>
            <text:p>https://getliner.com/search/s/19617180/t/63619979…</text:p>
          </table:table-cell>
          <table:table-cell table:style-name="ce79" office:value-type="string" ns42:value-type="string">
            <text:p><text:a xlink:href="https://www.uneiaparjour.fr/liner/" xlink:type="simple">https://www.uneiaparjour.fr/liner/</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8-05" ns42:value-type="date">
            <text:p>05/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 Hero</text:p>
          </table:table-cell>
          <table:table-cell table:style-name="ce74" office:value-type="string" ns42:value-type="string">
            <text:p>Music Hero (https://musichero.ai) génère de la musique à partir d’un prompt </text:p>
            <text:p>et/ou de paroles / style musical. Sans compte, 5×2 générations/jour. </text:p>
            <text:p>Partage et export mp3. Tests avec « Le dormeur du val »: – </text:p>
            <text:p>https://musichero.ai/fr/music/80588-Le-dormeur-du-val… – </text:p>
            <text:p>https://musichero.ai/fr/music/80574-Le-dormeur-du-val…</text:p>
          </table:table-cell>
          <table:table-cell table:style-name="ce79" office:value-type="string" ns42:value-type="string">
            <text:p><text:a xlink:href="https://www.uneiaparjour.fr/music-hero/" xlink:type="simple">https://www.uneiaparjour.fr/music-hero/</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table:number-columns-repeated="4"/>
          <table:table-cell table:style-name="ce92" office:value-type="date" office:date-value="2024-08-04" ns42:value-type="date">
            <text:p>04/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mFree</text:p>
          </table:table-cell>
          <table:table-cell table:style-name="ce74" office:value-type="string" ns42:value-type="string">
            <text:p>MemFree (https://memfree.me) propose moteur de recherche et chatbot + </text:p>
            <text:p>« Ask » combinaison des 2. GPT 4o mini en version gratuite, extension </text:p>
            <text:p>chrome pour les signets. Quelques recherches sans compte puis 10 recherches </text:p>
            <text:p>gratuites par jour. Open source.</text:p>
          </table:table-cell>
          <table:table-cell table:style-name="ce79" office:value-type="string" ns42:value-type="string">
            <text:p><text:a xlink:href="https://www.uneiaparjour.fr/memfree/" xlink:type="simple">https://www.uneiaparjour.fr/memfree/</text:a></text:p>
          </table:table-cell>
          <table:table-cell table:style-name="ce74" office:value-type="string" ns42:value-type="string">
            <text:p>recherche</text:p>
          </table:table-cell>
          <table:table-cell table:style-name="ce74" table:number-columns-repeated="5"/>
          <table:table-cell table:style-name="ce92" office:value-type="date" office:date-value="2024-08-03" ns42:value-type="date">
            <text:p>03/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 pro</text:p>
          </table:table-cell>
          <table:table-cell table:style-name="ce74" office:value-type="string" ns42:value-type="string">
            <text:p>Flux pro (https://replicate.com/black-forest-labs/flux-pro) est un nouveau </text:p>
            <text:p>modèle de génération d’imagesavec gestion de la génération de texte dans </text:p>
            <text:p>l’image performante. Démo avec réglages fins à tester sur Replicate. Sans </text:p>
            <text:p>compte et gratuit – via @cmelian Edit du 28/08/24 :Flux pro étant passé en </text:p>
            <text:p>version payante sur Replicate et d’autres sittes, il est possible d’accèder </text:p>
            <text:p>gratuitement […]</text:p>
          </table:table-cell>
          <table:table-cell table:style-name="ce79" office:value-type="string" ns42:value-type="string">
            <text:p><text:a xlink:href="https://www.uneiaparjour.fr/flux-pro/" xlink:type="simple">https://www.uneiaparjour.fr/flux-pr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8-02" ns42:value-type="date">
            <text:p>02/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PDF summarizer</text:p>
          </table:table-cell>
          <table:table-cell table:style-name="ce74" office:value-type="string" ns42:value-type="string">
            <text:p>Free PDF summarizer (https://pdfsummarizer.net) permet le dialogue avec des </text:p>
            <text:p>fichiers pdf jusqu’à 10 Mo via un chatbot. Basé sur ChatGPT 3.5, peut </text:p>
            <text:p>répondre sur d’autres sujets. FR ok, gratuit et sans compte. Tests avec le </text:p>
            <text:p>rapport </text:p>
            <text:p>https://info.gouv.fr/actualite/25-recommandations-pour-lia-en-france…</text:p>
          </table:table-cell>
          <table:table-cell table:style-name="ce79" office:value-type="string" ns42:value-type="string">
            <text:p><text:a xlink:href="https://www.uneiaparjour.fr/free-pdf-summarizer/" xlink:type="simple">https://www.uneiaparjour.fr/free-pdf-summarizer/</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8-01" ns42:value-type="date">
            <text:p>01/08/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iper</text:p>
          </table:table-cell>
          <table:table-cell table:style-name="ce74" office:value-type="string" ns42:value-type="string">
            <text:p>Haiper (https://haiper.ai) génère de courtes vidéos depuis une requête </text:p>
            <text:p>texte ou depuis une image. Outils avancés (modification d’objets, seed, </text:p>
            <text:p>durée…). Version beta, 300 crédits et 10 générations gratuites par jour. </text:p>
            <text:p>Partage url ou export mp4.</text:p>
          </table:table-cell>
          <table:table-cell table:style-name="ce79" office:value-type="string" ns42:value-type="string">
            <text:p><text:a xlink:href="https://www.uneiaparjour.fr/haiper/" xlink:type="simple">https://www.uneiaparjour.fr/haiper/</text:a></text:p>
          </table:table-cell>
          <table:table-cell table:style-name="ce74" office:value-type="string" ns42:value-type="string">
            <text:p>vidéo</text:p>
          </table:table-cell>
          <table:table-cell table:style-name="ce74" table:number-columns-repeated="5"/>
          <table:table-cell table:style-name="ce92" office:value-type="date" office:date-value="2024-07-31" ns42:value-type="date">
            <text:p>3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spark</text:p>
          </table:table-cell>
          <table:table-cell table:style-name="ce74" office:value-type="string" ns42:value-type="string">
            <text:p>Genspark (https://genspark.ai) est un moteur de recherche multiple, </text:p>
            <text:p>connecté et sourcé, avec synthèses générées : classique, images, voyages et </text:p>
            <text:p>produits. Version beta gratuite, accessible sans compte, compte permet </text:p>
            <text:p>l’accès à un chatbot et aux signets.</text:p>
          </table:table-cell>
          <table:table-cell table:style-name="ce79" office:value-type="string" ns42:value-type="string">
            <text:p><text:a xlink:href="https://www.uneiaparjour.fr/genspark/" xlink:type="simple">https://www.uneiaparjour.fr/genspark/</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30" ns42:value-type="date">
            <text:p>3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nice</text:p>
          </table:table-cell>
          <table:table-cell table:style-name="ce74" office:value-type="string" ns42:value-type="string">
            <text:p>Venice (https://venice.ai) regroupe chatbot texte / code et génération </text:p>
            <text:p>d’imagesavec différents modèles dont un LLM « non censuré » en version </text:p>
            <text:p>beta. 100 requêtes texte et 20 générations d’imagespar jour dans la </text:p>
            <text:p>version gratuite sans compte.</text:p>
          </table:table-cell>
          <table:table-cell table:style-name="ce79" office:value-type="string" ns42:value-type="string">
            <text:p><text:a xlink:href="https://www.uneiaparjour.fr/venice/" xlink:type="simple">https://www.uneiaparjour.fr/venice/</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table-cell table:style-name="ce92" office:value-type="date" office:date-value="2024-07-29" ns42:value-type="date">
            <text:p>2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text:p>
          </table:table-cell>
          <table:table-cell table:style-name="ce74" office:value-type="string" ns42:value-type="string">
            <text:p>Giz (https://giz.ai) regroupe modèles de langage, images, audio et vidéos </text:p>
            <text:p>dans une même interface avec des outils multiples : texte, images, vidéo, </text:p>
            <text:p>musique, jeu video… À noter : génération de bulletins d’actualités sourcés. </text:p>
            <text:p>Beta illimitée.</text:p>
          </table:table-cell>
          <table:table-cell table:style-name="ce79" office:value-type="string" ns42:value-type="string">
            <text:p><text:a xlink:href="https://www.uneiaparjour.fr/giz/" xlink:type="simple">https://www.uneiaparjour.fr/giz/</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92" office:value-type="date" office:date-value="2024-07-28" ns42:value-type="date">
            <text:p>2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wen 2</text:p>
          </table:table-cell>
          <table:table-cell table:style-name="ce74" office:value-type="string" ns42:value-type="string">
            <text:p>Qwen 2 (projet : https://huggingface.co/Qwen et demo sur Hugging Face : </text:p>
            <text:p>https://huggingface.co/spaces/Qwen/Qwen2-57b-a14b-instruct-demo…) est un </text:p>
            <text:p>modèle de langage open source développé par @AlibabaGroup. 5 tailles </text:p>
            <text:p>disponibles de 500 millions à 72 Mds de paramètres. Test : </text:p>
            <text:p>https://codimd.apps.education.fr/S7sWeXFNQqWINVrZjiqJ-g?view…</text:p>
          </table:table-cell>
          <table:table-cell table:style-name="ce79" office:value-type="string" ns42:value-type="string">
            <text:p><text:a xlink:href="https://www.uneiaparjour.fr/qwen-2/" xlink:type="simple">https://www.uneiaparjour.fr/qwen-2/</text:a></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27" ns42:value-type="date">
            <text:p>2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v AI</text:p>
          </table:table-cell>
          <table:table-cell table:style-name="ce74" office:value-type="string" ns42:value-type="string">
            <text:p>Brev AI (https://brev.ai) génère des morceaux de musique à partir de </text:p>
            <text:p>requête ou paroles fournies. 2 morceaux par génération. Tests : – avec </text:p>
            <text:p>requête : https://brev.ai/music/3256-un-%C3%A9t%C3%A9-fou… – Art poétique, </text:p>
            <text:p>Verlaine : https://brev.ai/music/3245-art-po%C3%A9tique-verlaine… Gratuit, </text:p>
            <text:p>sans compte, illimité.</text:p>
          </table:table-cell>
          <table:table-cell table:style-name="ce79" office:value-type="string" ns42:value-type="string">
            <text:p><text:a xlink:href="https://www.uneiaparjour.fr/brev-ai/" xlink:type="simple">https://www.uneiaparjour.fr/brev-ai/</text:a></text:p>
          </table:table-cell>
          <table:table-cell table:style-name="ce74" office:value-type="string" ns42:value-type="string">
            <text:p>musiqu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26" ns42:value-type="date">
            <text:p>2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sai</text:p>
          </table:table-cell>
          <table:table-cell table:style-name="ce74" office:value-type="string" ns42:value-type="string">
            <text:p>Sensai (https://sensay.io) propose le dialogue avec des personas créés et </text:p>
            <text:p>de créer son propre avatar ou d’autres à partir de questionnaire avec </text:p>
            <text:p>entraînement. Voix possible. Test avec Victor Hugo (source Wikipedia) en </text:p>
            <text:p>avatar : https://sensay.io/victorhugo</text:p>
          </table:table-cell>
          <table:table-cell table:style-name="ce79" office:value-type="string" ns42:value-type="string">
            <text:p><text:a xlink:href="https://www.uneiaparjour.fr/sensai/" xlink:type="simple">https://www.uneiaparjour.fr/sensai/</text:a></text:p>
          </table:table-cell>
          <table:table-cell table:style-name="ce74" office:value-type="string" ns42:value-type="string">
            <text:p>chatbot</text:p>
          </table:table-cell>
          <table:table-cell table:style-name="ce74" table:number-columns-repeated="5"/>
          <table:table-cell table:style-name="ce92" office:value-type="date" office:date-value="2024-07-25" ns42:value-type="date">
            <text:p>2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raflow</text:p>
          </table:table-cell>
          <table:table-cell table:style-name="ce74" office:value-type="string" ns42:value-type="string">
            <text:p>Auraflow (https://huggingface.co/spaces/multimodalart/AuraFlow…) est un </text:p>
            <text:p>nouveau modèle de génération d’imagesopensource de 6,8 Mds de paramètres </text:p>
            <text:p>(documentation : https://huggingface.co/fal/AuraFlow). Fonctions avancées </text:p>
            <text:p>disponibles. Version beta, illimité.</text:p>
          </table:table-cell>
          <table:table-cell table:style-name="ce79" office:value-type="string" ns42:value-type="string">
            <text:p><text:a xlink:href="https://www.uneiaparjour.fr/auraflow/" xlink:type="simple">https://www.uneiaparjour.fr/auraflow/</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7-24" ns42:value-type="date">
            <text:p>2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anton</text:p>
          </table:table-cell>
          <table:table-cell table:style-name="ce74" office:value-type="string" ns42:value-type="string">
            <text:p>Xanton (https://xantonai.com) propose de converser avec 15 personnages </text:p>
            <text:p>historiques via son chatbot. FR accepté. Suggestion de nouveaux bots </text:p>
            <text:p>possible. Créateurs et LLM non spécifiés. Version beta gratuite et </text:p>
            <text:p>illimitée.</text:p>
          </table:table-cell>
          <table:table-cell table:style-name="ce79" office:value-type="string" ns42:value-type="string">
            <text:p><text:a xlink:href="https://www.uneiaparjour.fr/xanton/" xlink:type="simple">https://www.uneiaparjour.fr/xanton/</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7-23" ns42:value-type="date">
            <text:p>2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oxCraft</text:p>
          </table:table-cell>
          <table:table-cell table:style-name="ce74" office:value-type="string" ns42:value-type="string">
            <text:p>VoxCraft (https://voxcraft.ai) génère des modèles 3D à partir d’image </text:p>
            <text:p>chargée. En ligne et via un serveur Discord. À venir : text to 3D. Export </text:p>
            <text:p>format obj. 200 crédits gratuits par mois, 2000 à l’ouverture (100 pour une </text:p>
            <text:p>génération, en CC si gratuit).</text:p>
          </table:table-cell>
          <table:table-cell table:style-name="ce79" office:value-type="string" ns42:value-type="string">
            <text:p><text:a xlink:href="https://www.uneiaparjour.fr/voxcraft/" xlink:type="simple">https://www.uneiaparjour.fr/voxcraft/</text:a></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4"/>
          <table:table-cell table:style-name="ce92" office:value-type="date" office:date-value="2024-07-22" ns42:value-type="date">
            <text:p>2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art</text:p>
          </table:table-cell>
          <table:table-cell table:style-name="ce74" office:value-type="string" ns42:value-type="string">
            <text:p>Mixart (https://mixart.ai) génère des imagesà partir de 30 modèles </text:p>
            <text:p>différents (plusieurs basés sur Stable Diffusion SDXL). Outils de </text:p>
            <text:p>génération avancés : prompt négatif, image to image, poids, formats, </text:p>
            <text:p>résolution… 10 imagesgratuites par mois.</text:p>
          </table:table-cell>
          <table:table-cell table:style-name="ce79" office:value-type="string" ns42:value-type="string">
            <text:p><text:a xlink:href="https://www.uneiaparjour.fr/mixart/" xlink:type="simple">https://www.uneiaparjour.fr/mixart/</text:a></text:p>
          </table:table-cell>
          <table:table-cell table:style-name="ce74" office:value-type="string" ns42:value-type="string">
            <text:p>images</text:p>
          </table:table-cell>
          <table:table-cell table:style-name="ce74" table:number-columns-repeated="5"/>
          <table:table-cell table:style-name="ce92" office:value-type="date" office:date-value="2024-07-21" ns42:value-type="date">
            <text:p>2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z</text:p>
          </table:table-cell>
          <table:table-cell table:style-name="ce74" office:value-type="string" ns42:value-type="string">
            <text:p>Fliz (http://fliz.ai) génère des vidéos image, voix et sous-titres à partir </text:p>
            <text:p>d’une URL ou d’un texte à la manière d’une bande-annonce ou d’une mise à </text:p>
            <text:p>avant produit. 3 formats, texte éditable, plusieurs voix. 5 crédits </text:p>
            <text:p>gratuits /mois (1 à 2 vidéos)</text:p>
          </table:table-cell>
          <table:table-cell table:style-name="ce79" office:value-type="string" ns42:value-type="string">
            <text:p><text:a xlink:href="https://www.uneiaparjour.fr/fliz/" xlink:type="simple">https://www.uneiaparjour.fr/fliz/</text:a></text:p>
          </table:table-cell>
          <table:table-cell table:style-name="ce74" office:value-type="string" ns42:value-type="string">
            <text:p>vidéo</text:p>
          </table:table-cell>
          <table:table-cell table:style-name="ce74" table:number-columns-repeated="5"/>
          <table:table-cell table:style-name="ce92" office:value-type="date" office:date-value="2024-07-20" ns42:value-type="date">
            <text:p>2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ensus</text:p>
          </table:table-cell>
          <table:table-cell table:style-name="ce74" office:value-type="string" ns42:value-type="string">
            <text:p>Consensus (https://consensus.app) permet la recherche et la synthèse avec </text:p>
            <text:p>sa fonction « copilot » d’articles scientifiques. Nombreux filtres et </text:p>
            <text:p>outils, export et partage. Test : </text:p>
            <text:p>https://consensus.app/results/?q=Les%20IA%20g%C3%A9n%C3%A9ratives%20en%20%C3%A9ducation&amp;synthesize=on&amp;copilot=on&amp;lang=fr… </text:p>
            <text:p>Recherches illimitées, 30 actions /mois gratuites.</text:p>
          </table:table-cell>
          <table:table-cell table:style-name="ce79" office:value-type="string" ns42:value-type="string">
            <text:p><text:a xlink:href="https://www.uneiaparjour.fr/consensus/" xlink:type="simple">https://www.uneiaparjour.fr/consensus/</text:a></text:p>
          </table:table-cell>
          <table:table-cell table:style-name="ce74" office:value-type="string" ns42:value-type="string">
            <text:p>recherche</text:p>
          </table:table-cell>
          <table:table-cell table:style-name="ce74" table:number-columns-repeated="5"/>
          <table:table-cell table:style-name="ce92" office:value-type="date" office:date-value="2024-07-19" ns42:value-type="date">
            <text:p>1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rik</text:p>
          </table:table-cell>
          <table:table-cell table:style-name="ce74" office:value-type="string" ns42:value-type="string">
            <text:p>Dorik (http://dorik.com) génère un site web avec blog à partir d’un titre </text:p>
            <text:p>et une description. Configuration fine, nombreux templates et suivi des </text:p>
            <text:p>visites. 5 sites de 5 pages et 20 billets de blog gratuits et hébergés. </text:p>
            <text:p>Test : https://iageneducation.dorik.io</text:p>
          </table:table-cell>
          <table:table-cell table:style-name="ce79" office:value-type="string" ns42:value-type="string">
            <text:p><text:a xlink:href="https://www.uneiaparjour.fr/dorik/" xlink:type="simple">https://www.uneiaparjour.fr/dorik/</text:a></text:p>
          </table:table-cell>
          <table:table-cell table:style-name="ce74" office:value-type="string" ns42:value-type="string">
            <text:p>site web</text:p>
          </table:table-cell>
          <table:table-cell table:style-name="ce74" table:number-columns-repeated="5"/>
          <table:table-cell table:style-name="ce92" office:value-type="date" office:date-value="2024-07-18" ns42:value-type="date">
            <text:p>1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efy</text:p>
          </table:table-cell>
          <table:table-cell table:style-name="ce74" office:value-type="string" ns42:value-type="string">
            <text:p>Briefy (https://briefy.ai) résume des pages web via une extension Chrome ou </text:p>
            <text:p>Safari iOS. 3 formats sont proposés – texte, carte heuristique ou tableau – </text:p>
            <text:p>et un chatbot est disponible. Partage possible. Test : </text:p>
            <text:p>https://briefy.ai/shared/satvpzq2cxbum1h2jeo8wcxb/intelligence-artificielle-g%C3%A9n%C3%A9rative-wikip%C3%A9dia… </text:p>
            <text:p>30 requêtes /mois.</text:p>
          </table:table-cell>
          <table:table-cell table:style-name="ce79" office:value-type="string" ns42:value-type="string">
            <text:p><text:a xlink:href="https://www.uneiaparjour.fr/briefy/" xlink:type="simple">https://www.uneiaparjour.fr/briefy/</text:a></text:p>
          </table:table-cell>
          <table:table-cell table:style-name="ce74" office:value-type="string" ns42:value-type="string">
            <text:p>documents</text:p>
          </table:table-cell>
          <table:table-cell table:style-name="ce74" table:number-columns-repeated="5"/>
          <table:table-cell table:style-name="ce92" office:value-type="date" office:date-value="2024-07-17" ns42:value-type="date">
            <text:p>1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ria</text:p>
          </table:table-cell>
          <table:table-cell table:style-name="ce74" office:value-type="string" ns42:value-type="string">
            <text:p>Naria (https://naria.ai) génère des livres pour enfants pas à pas, de la </text:p>
            <text:p>définition du personnage et de l’histoire aux différentes pages. Chaque </text:p>
            <text:p>étape est configurable. FR accepté si spécifié. Partage gratuit et illimité </text:p>
            <text:p>(impression payante). Test : (source Wikipedia </text:p>
            <text:p>https://fr.wikipedia.org/wiki/Marie_Curie…)</text:p>
          </table:table-cell>
          <table:table-cell table:style-name="ce79" office:value-type="string" ns42:value-type="string">
            <text:p><text:a xlink:href="https://www.uneiaparjour.fr/naria/" xlink:type="simple">https://www.uneiaparjour.fr/naria/</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6" ns42:value-type="date">
            <text:p>1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iny Wow</text:p>
          </table:table-cell>
          <table:table-cell table:style-name="ce74" office:value-type="string" ns42:value-type="string">
            <text:p>Tiny Wow, la boîte à outils bien connue, propose plus de 50 outils de </text:p>
            <text:p>génération de texte (https://tinywow.com/tools/write). En FR mais </text:p>
            <text:p>nécessaire de préciser parfois. À noter : également des outils de </text:p>
            <text:p>générations d’images, peu performants. Sans compte avec pub.</text:p>
          </table:table-cell>
          <table:table-cell table:style-name="ce79" office:value-type="string" ns42:value-type="string">
            <text:p><text:a xlink:href="https://www.uneiaparjour.fr/tiny-wow/" xlink:type="simple">https://www.uneiaparjour.fr/tiny-wow/</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7-15" ns42:value-type="date">
            <text:p>1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summarizer</text:p>
          </table:table-cell>
          <table:table-cell table:style-name="ce74" office:value-type="string" ns42:value-type="string">
            <text:p>Pdf summarizer (https://mymap.ai/pdf-summarizer) : nouvel outil de Mymap </text:p>
            <text:p>déjà vu sur #uneIAparjour Résume les pdf même longs et intègre les outils </text:p>
            <text:p>de Mymap. Sans compte avec limite à une dizaine d’interactions. Test avec </text:p>
            <text:p>« rapport REPIA » Canopé </text:p>
            <text:p>https://reseau-canope.fr/agence-des-usages/dossiers-thematiques_intelligence-artificielle.html</text:p>
          </table:table-cell>
          <table:table-cell table:style-name="ce79" office:value-type="string" ns42:value-type="string">
            <text:p><text:a xlink:href="https://www.uneiaparjour.fr/pdf-summarizer/" xlink:type="simple">https://www.uneiaparjour.fr/pdf-summarizer/</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table:number-columns-repeated="3"/>
          <table:table-cell table:style-name="ce92" office:value-type="date" office:date-value="2024-07-14" ns42:value-type="date">
            <text:p>1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eur d’histoires IA</text:p>
          </table:table-cell>
          <table:table-cell table:style-name="ce74" office:value-type="string" ns42:value-type="string">
            <text:p>Générateur d’histoires IA (https://ai-storygenerator.net/fr) génère des </text:p>
            <text:p>histoires en 9 langues et 5 styles (commun, histoires du soir, wuxia – </text:p>
            <text:p>fictions de « chevaliers errants », thriller et humour). Tests avec « un </text:p>
            <text:p>renard rencontre un corbeau ». Sans compte.</text:p>
          </table:table-cell>
          <table:table-cell table:style-name="ce79" office:value-type="string" ns42:value-type="string">
            <text:p><text:a xlink:href="https://www.uneiaparjour.fr/generateur-dhistoires-ia/" xlink:type="simple">https://www.uneiaparjour.fr/generateur-dhistoires-ia/</text:a></text:p>
          </table:table-cell>
          <table:table-cell table:style-name="ce74" office:value-type="string" ns42:value-type="string">
            <text:p>histoires enfant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7-13" ns42:value-type="date">
            <text:p>1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o</text:p>
          </table:table-cell>
          <table:table-cell table:style-name="ce74" office:value-type="string" ns42:value-type="string">
            <text:p>Promo (https://promo.com) génère plusieurs vidéos à partir d’une url et </text:p>
            <text:p>d’une description. Montées avec extraits vidéos, musique et texte. Un </text:p>
            <text:p>chatbot permet de faire des modifications. Générations gratuites avec lien, </text:p>
            <text:p>téléchargement payant. Exemples :– </text:p>
            <text:p>https://promo.com/planner/share/post/ee61519a-b846-4692-a546-86886768ea22/4f19ad8e-11e7-44ae-a734-3a7096260568?utm_source=planner-video-share-page– </text:p>
            <text:p>https://promo.com/planner/share/post/9603cc8b-ee4f-430e-980c-5b56bb989c3e/74ba9d38-752f-40a0-87fc-b39812b14446?utm_source=planner-video-share-page– </text:p>
            <text:p>https://promo.com/planner/share/post/baa30dcf-08d8-41d1-ba73-ef3d45cf6517/df537198-b49d-4e37-8559-cbbe0b152d04?utm_source=planner-video-share-page</text:p>
          </table:table-cell>
          <table:table-cell table:style-name="ce79" office:value-type="string" ns42:value-type="string">
            <text:p><text:a xlink:href="https://www.uneiaparjour.fr/promo/" xlink:type="simple">https://www.uneiaparjour.fr/promo/</text:a></text:p>
          </table:table-cell>
          <table:table-cell table:style-name="ce74" office:value-type="string" ns42:value-type="string">
            <text:p>vidéo</text:p>
          </table:table-cell>
          <table:table-cell table:style-name="ce74" table:number-columns-repeated="5"/>
          <table:table-cell table:style-name="ce92" office:value-type="date" office:date-value="2024-07-12" ns42:value-type="date">
            <text:p>1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 v2</text:p>
          </table:table-cell>
          <table:table-cell table:style-name="ce74" office:value-type="string" ns42:value-type="string">
            <text:p>Shakker (https://shakker.ai/aigenerator) regroupe des modèles de génération </text:p>
            <text:p>d’images(Stable diffusion et modèle interne) avec filtres et fonctions </text:p>
            <text:p>avancées. Outils d’agrandissement et de retouche. 300 crédits gratuits puis </text:p>
            <text:p>200/mois (5 environ par génération).</text:p>
          </table:table-cell>
          <table:table-cell table:style-name="ce79" office:value-type="string" ns42:value-type="string">
            <text:p><text:a xlink:href="https://www.uneiaparjour.fr/shakker-v2/" xlink:type="simple">https://www.uneiaparjour.fr/shakker-v2/</text:a></text:p>
          </table:table-cell>
          <table:table-cell table:style-name="ce74" office:value-type="string" ns42:value-type="string">
            <text:p>images</text:p>
          </table:table-cell>
          <table:table-cell table:style-name="ce74" table:number-columns-repeated="5"/>
          <table:table-cell table:style-name="ce92" office:value-type="date" office:date-value="2024-07-11" ns42:value-type="date">
            <text:p>1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1 min AI</text:p>
          </table:table-cell>
          <table:table-cell table:style-name="ce74" office:value-type="string" ns42:value-type="string">
            <text:p>1 min ai (https://1min.ai) regroupe modèles de langage et d’imagesdans une </text:p>
            <text:p>même interface. Nombreux outils proposés, génération depuis plusieurs </text:p>
            <text:p>modèles avec un même prompt. 250000 crédits gratuits puis 15000 par jour, </text:p>
            <text:p>coûts variables/modèle.</text:p>
          </table:table-cell>
          <table:table-cell table:style-name="ce79" office:value-type="string" ns42:value-type="string">
            <text:p><text:a xlink:href="https://www.uneiaparjour.fr/1-min-ai/" xlink:type="simple">https://www.uneiaparjour.fr/1-min-ai/</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7-10" ns42:value-type="date">
            <text:p>10/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st the answer</text:p>
          </table:table-cell>
          <table:table-cell table:style-name="ce74" office:value-type="string" ns42:value-type="string">
            <text:p>Just the answer (http://justtheanswer.vercel.app) apporte des réponses </text:p>
            <text:p>courtes à une requête tout en proposant des rebonds possibles via des </text:p>
            <text:p>liens. Connecté, donne ses sources (flèche en haut à gauche). Accepte le </text:p>
            <text:p>FR. LLM + auteur inconnu. Sans compte et illimité.</text:p>
          </table:table-cell>
          <table:table-cell table:style-name="ce79" office:value-type="string" ns42:value-type="string">
            <text:p><text:a xlink:href="https://www.uneiaparjour.fr/just-the-answer/" xlink:type="simple">https://www.uneiaparjour.fr/just-the-answer/</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9" ns42:value-type="date">
            <text:p>09/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text:p>
          </table:table-cell>
          <table:table-cell table:style-name="ce74" office:value-type="string" ns42:value-type="string">
            <text:p>Swift (https://swift-ai.vercel.app) : un assistant vocal basé sur LLama </text:p>
            <text:p>développé par Groq, Cartesia et Vercel. Réaction rapide permet les </text:p>
            <text:p>conversations (FR si spécifié, voix anglophone). Mémoire de la </text:p>
            <text:p>conversation. Open source : https://github.com/ai-ng/swif</text:p>
          </table:table-cell>
          <table:table-cell table:style-name="ce79" office:value-type="string" ns42:value-type="string">
            <text:p><text:a xlink:href="https://www.uneiaparjour.fr/swift/" xlink:type="simple">https://www.uneiaparjour.fr/swift/</text:a></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92" office:value-type="date" office:date-value="2024-07-08" ns42:value-type="date">
            <text:p>08/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Texte de Vittascience</text:p>
          </table:table-cell>
          <table:table-cell table:style-name="ce74" office:value-type="string" ns42:value-type="string">
            <text:p>Génération Texte de @Vittascience (https://fr.vittascience.com/ia/text.php) </text:p>
            <text:p>génère du texte à partir de Mixtral, Gemma, ChatGPT et Llama (limité pour </text:p>
            <text:p>les gros LLM). Réglage niveau de créativité, 18 prépompts et affichage des </text:p>
            <text:p>relations entre tokens. Sans compte.</text:p>
          </table:table-cell>
          <table:table-cell table:style-name="ce79" office:value-type="string" ns42:value-type="string">
            <text:p><text:a xlink:href="https://www.uneiaparjour.fr/generation-texte-de-vittascience/" xlink:type="simple">https://www.uneiaparjour.fr/generation-texte-de-vittascience/</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7-07" ns42:value-type="date">
            <text:p>07/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énération Image de Vittascience</text:p>
          </table:table-cell>
          <table:table-cell table:style-name="ce74" office:value-type="string" ns42:value-type="string">
            <text:p>Génération Image de @Vittascience </text:p>
            <text:p>(https://fr.vittascience.com/ia/image-generate.php) génère des imagesà </text:p>
            <text:p>partir de Segmind de Stable Diffusion. Prompt négatif, 9 styles disponibles </text:p>
            <text:p>et niveau de créativité. 6 étapes de la génération affichées puis animées. </text:p>
            <text:p>Sans compte.</text:p>
          </table:table-cell>
          <table:table-cell table:style-name="ce79" office:value-type="string" ns42:value-type="string">
            <text:p><text:a xlink:href="https://www.uneiaparjour.fr/generation-image-de-vittascience/" xlink:type="simple">https://www.uneiaparjour.fr/generation-image-de-vittascience/</text:a></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6" ns42:value-type="date">
            <text:p>06/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nderweave</text:p>
          </table:table-cell>
          <table:table-cell table:style-name="ce74" office:value-type="string" ns42:value-type="string">
            <text:p>Wonderweave (https://wonderweave.app) génère des histoires à partir d’un </text:p>
            <text:p>personnage – récurrent – et d’une requête. Histoires courtes avec image et </text:p>
            <text:p>voix EN. FR si spécifié. Pas de partage possible. 14 j. en version complète </text:p>
            <text:p>puis gratuit et limité.</text:p>
          </table:table-cell>
          <table:table-cell table:style-name="ce79" office:value-type="string" ns42:value-type="string">
            <text:p><text:a xlink:href="https://www.uneiaparjour.fr/wonderweave/" xlink:type="simple">https://www.uneiaparjour.fr/wonderweave/</text:a></text:p>
          </table:table-cell>
          <table:table-cell table:style-name="ce74" office:value-type="string" ns42:value-type="string">
            <text:p>histoires enfants</text:p>
          </table:table-cell>
          <table:table-cell table:style-name="ce74" table:number-columns-repeated="5"/>
          <table:table-cell table:style-name="ce92" office:value-type="date" office:date-value="2024-07-05" ns42:value-type="date">
            <text:p>05/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Music Generator</text:p>
          </table:table-cell>
          <table:table-cell table:style-name="ce74" office:value-type="string" ns42:value-type="string">
            <text:p>AI Music Generator (https://ai-music-generator.ai) génère des morceaux de </text:p>
            <text:p>musique à partir d’une requête ou d’un texte proposé et d’un style. </text:p>
            <text:p>Galerie, partage et albums. Export mp3.Tests : – </text:p>
            <text:p>https://ai-music-generator.ai/fr/song/30b45024-c6e1-4ec5-87b7-fdb49a026aec– </text:p>
            <text:p>https://ai-music-generator.ai/fr/song/4c4e8e37-10aa-4ab6-9fdf-3c62ea9e063010 </text:p>
            <text:p>chansons gratuites</text:p>
          </table:table-cell>
          <table:table-cell table:style-name="ce79" office:value-type="string" ns42:value-type="string">
            <text:p><text:a xlink:href="https://www.uneiaparjour.fr/ai-music-generator/" xlink:type="simple">https://www.uneiaparjour.fr/ai-music-generator/</text:a></text:p>
          </table:table-cell>
          <table:table-cell table:style-name="ce74" office:value-type="string" ns42:value-type="string">
            <text:p>musique</text:p>
          </table:table-cell>
          <table:table-cell table:style-name="ce74" table:number-columns-repeated="5"/>
          <table:table-cell table:style-name="ce92" office:value-type="date" office:date-value="2024-07-04" ns42:value-type="date">
            <text:p>04/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Bot</text:p>
          </table:table-cell>
          <table:table-cell table:style-name="ce74" office:value-type="string" ns42:value-type="string">
            <text:p>Slides Bot (https://slides.bot) génère des presentations à partir d’une </text:p>
            <text:p>requête ou d’un document (pdf, txt, doc, xls, csv). La progression </text:p>
            <text:p>s’effectue via un chatbot. Diapo texte et image Unsplash. Export via </text:p>
            <text:p>slidesGPT. Sans compte, 5 diapos/jour.</text:p>
          </table:table-cell>
          <table:table-cell table:style-name="ce79" office:value-type="string" ns42:value-type="string">
            <text:p><text:a xlink:href="https://www.uneiaparjour.fr/slides-bot/" xlink:type="simple">https://www.uneiaparjour.fr/slides-bo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table:number-columns-repeated="4"/>
          <table:table-cell table:style-name="ce92" office:value-type="date" office:date-value="2024-07-03" ns42:value-type="date">
            <text:p>03/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to AI</text:p>
          </table:table-cell>
          <table:table-cell table:style-name="ce74" office:value-type="string" ns42:value-type="string">
            <text:p>Talk to AI (https://talkto.ai) est un chatbot texte qui propose de </text:p>
            <text:p>converser avec l’un des 21 personas prédéfinis : développeur, critique </text:p>
            <text:p>cinéma, avocat, philosophe, etc. Basé sur les modèles Bert et RobertA. En </text:p>
            <text:p>EN, spécifier FR. Sans compte et illimité.</text:p>
          </table:table-cell>
          <table:table-cell table:style-name="ce79" office:value-type="string" ns42:value-type="string">
            <text:p><text:a xlink:href="https://www.uneiaparjour.fr/talk-to-ai/" xlink:type="simple">https://www.uneiaparjour.fr/talk-to-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7-02" ns42:value-type="date">
            <text:p>02/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goodex</text:p>
          </table:table-cell>
          <table:table-cell table:style-name="ce74" office:value-type="string" ns42:value-type="string">
            <text:p>Bagoodex (https://bagoodex.io) regroupe moteur de recherche, agent </text:p>
            <text:p>conversationnel et personas. Annonce de confidentialité (cf privacypolicy). </text:p>
            <text:p>Catalogue de personas (dont génération images) et possibilité d’en créer. </text:p>
            <text:p>Sans compte et illimité.</text:p>
          </table:table-cell>
          <table:table-cell table:style-name="ce79" office:value-type="string" ns42:value-type="string">
            <text:p><text:a xlink:href="https://www.uneiaparjour.fr/bagoodex/" xlink:type="simple">https://www.uneiaparjour.fr/bagoodex/</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7-01" ns42:value-type="date">
            <text:p>01/07/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ght Blogger</text:p>
          </table:table-cell>
          <table:table-cell table:style-name="ce74" office:value-type="string" ns42:value-type="string">
            <text:p>Right Blogger (https://rightblogger.com) propose des outils de génération </text:p>
            <text:p>de texte pour accompagner la publication. Version gratuite limitée (pas de </text:p>
            <text:p>base ou de ton personnels) avec 70 outils disponibles dont génération </text:p>
            <text:p>d’article et résumé.</text:p>
          </table:table-cell>
          <table:table-cell table:style-name="ce79" office:value-type="string" ns42:value-type="string">
            <text:p><text:a xlink:href="https://www.uneiaparjour.fr/right-blogger/" xlink:type="simple">https://www.uneiaparjour.fr/right-blogger/</text:a></text:p>
          </table:table-cell>
          <table:table-cell table:style-name="ce74" office:value-type="string" ns42:value-type="string">
            <text:p>texte</text:p>
          </table:table-cell>
          <table:table-cell table:style-name="ce74" table:number-columns-repeated="5"/>
          <table:table-cell table:style-name="ce92" office:value-type="date" office:date-value="2024-06-30" ns42:value-type="date">
            <text:p>3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pprendre avec IA</text:p>
          </table:table-cell>
          <table:table-cell table:style-name="ce74" office:value-type="string" ns42:value-type="string">
            <text:p>Apprendre avec IA (https://apprendreaveciapro.ca) propose deux chatbots </text:p>
            <text:p>pour «vérifier» ou «développer ses compétences et savoir». Développé par </text:p>
            <text:p>@ContactNorth et basé sur GPT 4, disponible en 19 langues et 4 niveaux </text:p>
            <text:p>d’apprentissage, sans compte et illimité.</text:p>
          </table:table-cell>
          <table:table-cell table:style-name="ce79" office:value-type="string" ns42:value-type="string">
            <text:p><text:a xlink:href="https://www.uneiaparjour.fr/apprendre-avec-ia/" xlink:type="simple">https://www.uneiaparjour.fr/apprendre-avec-ia/</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9" ns42:value-type="date">
            <text:p>2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agramix</text:p>
          </table:table-cell>
          <table:table-cell table:style-name="ce74" office:value-type="string" ns42:value-type="string">
            <text:p>Diagramix (https://diagramix.ai) génère des visualisations de données à </text:p>
            <text:p>partir d’une requête (8 types de visualisations disponibles). Illimité, </text:p>
            <text:p>accès sans compte avec GPT 3.5 et à GPT 4 avec compte, itération possible </text:p>
            <text:p>avec compte. Code éditable en direct.</text:p>
          </table:table-cell>
          <table:table-cell table:style-name="ce79" office:value-type="string" ns42:value-type="string">
            <text:p><text:a xlink:href="https://www.uneiaparjour.fr/diagramix/" xlink:type="simple">https://www.uneiaparjour.fr/diagramix/</text:a></text:p>
          </table:table-cell>
          <table:table-cell table:style-name="ce74" office:value-type="string" ns42:value-type="string">
            <text:p>données</text:p>
          </table:table-cell>
          <table:table-cell table:style-name="ce74" table:number-columns-repeated="5"/>
          <table:table-cell table:style-name="ce92" office:value-type="date" office:date-value="2024-06-28" ns42:value-type="date">
            <text:p>2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Chatbot</text:p>
          </table:table-cell>
          <table:table-cell table:style-name="ce74" office:value-type="string" ns42:value-type="string">
            <text:p>FreeAIChatbot (https://freeaichatbot.org) un chatbot texte et images</text:p>
            <text:p>multimodal et multi-modèles de langage (Claude, GPT4, Phi, Llama) avec </text:p>
            <text:p>stockage local des conversations. Avec compte et illimité. Source tests : </text:p>
            <text:p>Unesco et rapport IA gouvernement.</text:p>
          </table:table-cell>
          <table:table-cell table:style-name="ce79" office:value-type="string" ns42:value-type="string">
            <text:p><text:a xlink:href="https://www.uneiaparjour.fr/freeaichatbot/" xlink:type="simple">https://www.uneiaparjour.fr/freeaichatbo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6-27" ns42:value-type="date">
            <text:p>2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ank</text:p>
          </table:table-cell>
          <table:table-cell table:style-name="ce74" office:value-type="string" ns42:value-type="string">
            <text:p>Blank (https://theblankapp.com) est un jeu qui consiste chaque jour à </text:p>
            <text:p>remplir les champs manquants d’un prompt identique à tous pour générer une </text:p>
            <text:p>image. L’application apporte des définitions et permet l’aléatoire. Un </text:p>
            <text:p>entraînement quotidien au prompt ?</text:p>
          </table:table-cell>
          <table:table-cell table:style-name="ce79" office:value-type="string" ns42:value-type="string">
            <text:p><text:a xlink:href="https://www.uneiaparjour.fr/blank/" xlink:type="simple">https://www.uneiaparjour.fr/blank/</text:a></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4"/>
          <table:table-cell table:style-name="ce92" office:value-type="date" office:date-value="2024-06-26" ns42:value-type="date">
            <text:p>2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e</text:p>
          </table:table-cell>
          <table:table-cell table:style-name="ce74" office:value-type="string" ns42:value-type="string">
            <text:p>Scene (http://scene.io) accompagne la conception de site web avec un </text:p>
            <text:p>assistant « Muse AI », de la réflexion à la génération des textes et du </text:p>
            <text:p>site. Blocs éditables, collaboratif, publication. FR ok si spécifié. 2 </text:p>
            <text:p>projets et 10 conversations gratuits.</text:p>
          </table:table-cell>
          <table:table-cell table:style-name="ce79" office:value-type="string" ns42:value-type="string">
            <text:p><text:a xlink:href="https://www.uneiaparjour.fr/scene/" xlink:type="simple">https://www.uneiaparjour.fr/scene/</text:a></text:p>
          </table:table-cell>
          <table:table-cell table:style-name="ce74" office:value-type="string" ns42:value-type="string">
            <text:p>site web</text:p>
          </table:table-cell>
          <table:table-cell table:style-name="ce74" table:number-columns-repeated="5"/>
          <table:table-cell table:style-name="ce92" office:value-type="date" office:date-value="2024-06-25" ns42:value-type="date">
            <text:p>2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imeter</text:p>
          </table:table-cell>
          <table:table-cell table:style-name="ce74" office:value-type="string" ns42:value-type="string">
            <text:p>Mentimeter (https://mentimeter.com) génère des présentations et leurs </text:p>
            <text:p>modules d’interaction avec le public. Nombreux modules, entièrement </text:p>
            <text:p>éditable et suivi avec tableau de bord. 50 visiteurs uniques /mois gratuits </text:p>
            <text:p>(calcul après présentation).</text:p>
          </table:table-cell>
          <table:table-cell table:style-name="ce80" office:value-type="string" ns42:value-type="string">
            <text:p><text:a xlink:href="https://www.uneiaparjour.fr/mentimeter/" xlink:type="simple">https://www.uneiaparjour.fr/mentimeter/</text:a></text:p>
          </table:table-cell>
          <table:table-cell table:style-name="ce74" office:value-type="string" ns42:value-type="string">
            <text:p>présentation</text:p>
          </table:table-cell>
          <table:table-cell table:style-name="ce74" table:number-columns-repeated="5"/>
          <table:table-cell table:style-name="ce92" office:value-type="date" office:date-value="2024-06-24" ns42:value-type="date">
            <text:p>2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exclip</text:p>
          </table:table-cell>
          <table:table-cell table:style-name="ce74" office:value-type="string" ns42:value-type="string">
            <text:p>Flexclip (https://flexclip.com) génère une vidéo avec sous-titres et </text:p>
            <text:p>musique à partir d’une requête, URL ou texte. Extension Chrome. 12 projets </text:p>
            <text:p>en ligne et export filigrane en version gratuite. Source journée IA </text:p>
            <text:p>@reseau_canope : https://reseau-canope.fr/intelligence-artificielle.html…</text:p>
          </table:table-cell>
          <table:table-cell table:style-name="ce80" office:value-type="string" ns42:value-type="string">
            <text:p><text:a xlink:href="https://www.uneiaparjour.fr/flexclip/" xlink:type="simple">https://www.uneiaparjour.fr/flexclip/</text:a></text:p>
          </table:table-cell>
          <table:table-cell table:style-name="ce74" office:value-type="string" ns42:value-type="string">
            <text:p>vidéo</text:p>
          </table:table-cell>
          <table:table-cell table:style-name="ce74" table:number-columns-repeated="5"/>
          <table:table-cell table:style-name="ce92" office:value-type="date" office:date-value="2024-06-23" ns42:value-type="date">
            <text:p>2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facts de Claude 3.5 Sonnet</text:p>
          </table:table-cell>
          <table:table-cell table:style-name="ce74" office:value-type="string" ns42:value-type="string">
            <text:p>Claude 3.5 Sonnet et ses « artifacts » </text:p>
            <text:p>(https://anthropic.com/news/claude-3-5-sonnet… – via le menu « features ») </text:p>
            <text:p>génère des documents en direct à l’écran (textes markdown, code, svg…). 3 </text:p>
            <text:p>tests : texte, flappy bird et animation pour l’éducation. 10 à 15 messages </text:p>
            <text:p>gratuits par jour. Bonus #uneIAparjour du 12/07/24 : les « artifacts » de </text:p>
            <text:p>Claude 3.5 Sonnet sont désormais publiables et […]</text:p>
          </table:table-cell>
          <table:table-cell table:style-name="ce80" office:value-type="string" ns42:value-type="string">
            <text:p><text:a xlink:href="https://www.uneiaparjour.fr/artifacts-de-claude-3-5-sonnet/" xlink:type="simple">https://www.uneiaparjour.fr/artifacts-de-claude-3-5-sonnet/</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6-22" ns42:value-type="date">
            <text:p>2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TX Studio</text:p>
          </table:table-cell>
          <table:table-cell table:style-name="ce74" office:value-type="string" ns42:value-type="string">
            <text:p>LTX Studio (https://ltx.studio) génère un film de l’idée à la réalisation </text:p>
            <text:p>avec storyboard, édition des plans, musique et voix. Prompt FR ok mais </text:p>
            <text:p>génération en EN. Export storyboard, xml pour montage ou mp4. Beta sur </text:p>
            <text:p>liste d’attente, 1h par mois gratuite.</text:p>
          </table:table-cell>
          <table:table-cell table:style-name="ce80" office:value-type="string" ns42:value-type="string">
            <text:p><text:a xlink:href="https://www.uneiaparjour.fr/ltx-studio/" xlink:type="simple">https://www.uneiaparjour.fr/ltx-studio/</text:a></text:p>
          </table:table-cell>
          <table:table-cell table:style-name="ce74" office:value-type="string" ns42:value-type="string">
            <text:p>vidéo</text:p>
          </table:table-cell>
          <table:table-cell table:style-name="ce74" table:number-columns-repeated="5"/>
          <table:table-cell table:style-name="ce92" office:value-type="date" office:date-value="2024-06-21" ns42:value-type="date">
            <text:p>2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PT</text:p>
          </table:table-cell>
          <table:table-cell table:style-name="ce74" office:value-type="string" ns42:value-type="string">
            <text:p>SlidesGPT (https://slidesgpt.com) génère gratuitement et sans compte une </text:p>
            <text:p>présentation à partir d’une requête. Texte, images(Unsplash), notes, </text:p>
            <text:p>partage par URL. 2 modèles, téléchargement payant. Tests : </text:p>
            <text:p>https://slidesgpt.com/l/edLj / https://slidesgpt.com/l/8KTH Via @TirotG</text:p>
          </table:table-cell>
          <table:table-cell table:style-name="ce80" office:value-type="string" ns42:value-type="string">
            <text:p><text:a xlink:href="https://www.uneiaparjour.fr/slidesgpt/" xlink:type="simple">https://www.uneiaparjour.fr/slidesgpt/</text:a></text:p>
          </table:table-cell>
          <table:table-cell table:style-name="ce74" office:value-type="string" ns42:value-type="string">
            <text:p>présentation</text:p>
          </table:table-cell>
          <table:table-cell table:style-name="ce74" table:number-columns-repeated="5"/>
          <table:table-cell table:style-name="ce92" office:value-type="date" office:date-value="2024-06-20" ns42:value-type="date">
            <text:p>2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dra</text:p>
          </table:table-cell>
          <table:table-cell table:style-name="ce74" office:value-type="string" ns42:value-type="string">
            <text:p>Hedra (https://hedra.com) anime des visages et les fait parler à partir </text:p>
            <text:p>d’un portrait et d’un texte, avec des voix prédéfinies ou enregistrées. </text:p>
            <text:p>Français accepté. Version beta gratuite et illimitée. Sources : </text:p>
            <text:p>http://thispersondoesnotexist.com et Wikipedia.</text:p>
          </table:table-cell>
          <table:table-cell table:style-name="ce80" office:value-type="string" ns42:value-type="string">
            <text:p><text:a xlink:href="https://www.uneiaparjour.fr/hedra/" xlink:type="simple">https://www.uneiaparjour.fr/hedra/</text:a></text:p>
          </table:table-cell>
          <table:table-cell table:style-name="ce74" office:value-type="string" ns42:value-type="string">
            <text:p>vidéo</text:p>
          </table:table-cell>
          <table:table-cell table:style-name="ce74" table:number-columns-repeated="5"/>
          <table:table-cell table:style-name="ce92" office:value-type="date" office:date-value="2024-06-19" ns42:value-type="date">
            <text:p>1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ft</text:p>
          </table:table-cell>
          <table:table-cell table:style-name="ce74" office:value-type="string" ns42:value-type="string">
            <text:p>Cleft (https://cleftnotes.com) : application iOS de prise de notes à partir </text:p>
            <text:p>d’une requête audio. La note transcrite (à améliorer) est augmentée et mise </text:p>
            <text:p>en forme par génération de texte. Partage par url. Beta gratuite.</text:p>
          </table:table-cell>
          <table:table-cell table:style-name="ce80" office:value-type="string" ns42:value-type="string">
            <text:p><text:a xlink:href="https://www.uneiaparjour.fr/cleft/" xlink:type="simple">https://www.uneiaparjour.fr/cleft/</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18" ns42:value-type="date">
            <text:p>1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peak</text:p>
          </table:table-cell>
          <table:table-cell table:style-name="ce74" office:value-type="string" ns42:value-type="string">
            <text:p>Slidespeak (https://slidespeak.co) combine analyse de documents (doc, pdf, </text:p>
            <text:p>ppt, xls, 1 seul en version gratuite et sans compte) et générateur de </text:p>
            <text:p>présentations depuis document ou requête. Export ppt ou pdf, modèles </text:p>
            <text:p>personnalisés possibles.</text:p>
          </table:table-cell>
          <table:table-cell table:style-name="ce80" office:value-type="string" ns42:value-type="string">
            <text:p><text:a xlink:href="https://www.uneiaparjour.fr/slidespeak/" xlink:type="simple">https://www.uneiaparjour.fr/slidespeak/</text:a></text:p>
          </table:table-cell>
          <table:table-cell table:style-name="ce74" office:value-type="string" ns42:value-type="string">
            <text:p>documents</text:p>
          </table:table-cell>
          <table:table-cell table:style-name="ce74" office:value-type="string" ns42:value-type="string">
            <text:p>présentation</text:p>
          </table:table-cell>
          <table:table-cell table:style-name="ce74" table:number-columns-repeated="4"/>
          <table:table-cell table:style-name="ce92" office:value-type="date" office:date-value="2024-06-17" ns42:value-type="date">
            <text:p>1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type</text:p>
          </table:table-cell>
          <table:table-cell table:style-name="ce74" office:value-type="string" ns42:value-type="string">
            <text:p>Gentype de Google Labs (https://labs.google/gentype) génère les 26 lettres </text:p>
            <text:p>de l’alphabet à partir d’une requête (en anglais). Les lettres et les mots </text:p>
            <text:p>formés sont exportables. Accepte arrière-plan et type de vue. Gratuit et </text:p>
            <text:p>illimité.</text:p>
          </table:table-cell>
          <table:table-cell table:style-name="ce80" office:value-type="string" ns42:value-type="string">
            <text:p><text:a xlink:href="https://www.uneiaparjour.fr/gentype/" xlink:type="simple">https://www.uneiaparjour.fr/gentype/</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4"/>
          <table:table-cell table:style-name="ce92" office:value-type="date" office:date-value="2024-06-16" ns42:value-type="date">
            <text:p>1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gDream</text:p>
          </table:table-cell>
          <table:table-cell table:style-name="ce74" office:value-type="string" ns42:value-type="string">
            <text:p>CgDream (https://cgdream.ai) génère des imagesà partir d’une requête. </text:p>
            <text:p>Nombreux réglages, + de 100 filtres, effacement d’éléments, galerie. 1200 </text:p>
            <text:p>imagesgratuites /mois avec file d’attente et fonctions premium.</text:p>
          </table:table-cell>
          <table:table-cell table:style-name="ce80" office:value-type="string" ns42:value-type="string">
            <text:p><text:a xlink:href="https://www.uneiaparjour.fr/cgdream/" xlink:type="simple">https://www.uneiaparjour.fr/cgdream/</text:a></text:p>
          </table:table-cell>
          <table:table-cell table:style-name="ce74" office:value-type="string" ns42:value-type="string">
            <text:p>images</text:p>
          </table:table-cell>
          <table:table-cell table:style-name="ce74" table:number-columns-repeated="5"/>
          <table:table-cell table:style-name="ce92" office:value-type="date" office:date-value="2024-06-15" ns42:value-type="date">
            <text:p>1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Worlds</text:p>
          </table:table-cell>
          <table:table-cell table:style-name="ce74" office:value-type="string" ns42:value-type="string">
            <text:p>LearnWorlds (http://learnworlds.com) génère le plan de cours en ligne et le </text:p>
            <text:p>site qui les héberge. Contenus suggérés à importer. Multiples activités et </text:p>
            <text:p>imports possibles, entièrement éditables, suivi apprenants, app mobile. 30 </text:p>
            <text:p>j. d’utilisation gratuite.</text:p>
          </table:table-cell>
          <table:table-cell table:style-name="ce80" office:value-type="string" ns42:value-type="string">
            <text:p><text:a xlink:href="https://www.uneiaparjour.fr/learnworlds/" xlink:type="simple">https://www.uneiaparjour.fr/learnworlds/</text:a></text:p>
          </table:table-cell>
          <table:table-cell table:style-name="ce74" office:value-type="string" ns42:value-type="string">
            <text:p>éducation</text:p>
          </table:table-cell>
          <table:table-cell table:style-name="ce74" table:number-columns-repeated="5"/>
          <table:table-cell table:style-name="ce92" office:value-type="date" office:date-value="2024-06-14" ns42:value-type="date">
            <text:p>1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mnesia</text:p>
          </table:table-cell>
          <table:table-cell table:style-name="ce74" office:value-type="string" ns42:value-type="string">
            <text:p>Amnesia (https://playamnesia.com) génère des histoires interactives dont </text:p>
            <text:p>vous êtes le héros, historiques ou de science-fiction, avec </text:p>
            <text:p>contextualisation. Entrée par thème ou lieu/période. Choix boutons ou chat. </text:p>
            <text:p>Génère en FR si spécifié. Sans compte et illimité.</text:p>
          </table:table-cell>
          <table:table-cell table:style-name="ce80" office:value-type="string" ns42:value-type="string">
            <text:p><text:a xlink:href="https://www.uneiaparjour.fr/amnesia/" xlink:type="simple">https://www.uneiaparjour.fr/amnesia/</text:a></text:p>
          </table:table-cell>
          <table:table-cell table:style-name="ce74" office:value-type="string" ns42:value-type="string">
            <text:p>jeu vidéo</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13" ns42:value-type="date">
            <text:p>1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 Machine</text:p>
          </table:table-cell>
          <table:table-cell table:style-name="ce74" office:value-type="string" ns42:value-type="string">
            <text:p>Dream Machine de Luma Labs (https://lumalabs.ai/dream-machine) génère des </text:p>
            <text:p>vidéos à partir d’un prompt ou d’une image. 30 vidéos gratuites par mois </text:p>
            <text:p>(Vidéos de 5 s.). Tests :– </text:p>
            <text:p>https://lumalabs.ai/dream-machine/creations/893bf455-7355-429f-ab6e-69f8d6522ea2…– </text:p>
            <text:p>https://lumalabs.ai/dream-machine/creations/2be5e131-013c-4115-bbcf-c2b4debeb754… </text:p>
            <text:p>(image Wikipedia) – </text:p>
            <text:p>https://storage.cdn-luma.com/lit_lite_inference_text2vid_v1.0/5a1af3ae-2937-4999-b3e9-bc39885d57da/watermarked_video020cc83691c4e4bbe87abbc1a68c68e95.mp4…</text:p>
          </table:table-cell>
          <table:table-cell table:style-name="ce80" office:value-type="string" ns42:value-type="string">
            <text:p><text:a xlink:href="https://www.uneiaparjour.fr/dream-machine/" xlink:type="simple">https://www.uneiaparjour.fr/dream-machine/</text:a></text:p>
          </table:table-cell>
          <table:table-cell table:style-name="ce74" office:value-type="string" ns42:value-type="string">
            <text:p>vidéo</text:p>
          </table:table-cell>
          <table:table-cell table:style-name="ce74" table:number-columns-repeated="5"/>
          <table:table-cell table:style-name="ce92" office:value-type="date" office:date-value="2024-06-12" ns42:value-type="date">
            <text:p>1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lab</text:p>
          </table:table-cell>
          <table:table-cell table:style-name="ce74" office:value-type="string" ns42:value-type="string">
            <text:p>Seelab (https://seelab.ai @seelab_app) est un outil – français – dédié à la </text:p>
            <text:p>génération d’imagesavec outils d’édition et modèles personnalisés. </text:p>
            <text:p>Génération avancée, remplacement et suppression de zones. Beta avec 30 </text:p>
            <text:p>images/ jour et 1 modèle perso gratuits.</text:p>
          </table:table-cell>
          <table:table-cell table:style-name="ce80" office:value-type="string" ns42:value-type="string">
            <text:p><text:a xlink:href="https://www.uneiaparjour.fr/7045-2/" xlink:type="simple">https://www.uneiaparjour.fr/7045-2/</text:a></text:p>
          </table:table-cell>
          <table:table-cell table:style-name="ce74" office:value-type="string" ns42:value-type="string">
            <text:p>images</text:p>
          </table:table-cell>
          <table:table-cell table:style-name="ce74" table:number-columns-repeated="5"/>
          <table:table-cell table:style-name="ce92" office:value-type="date" office:date-value="2024-06-11" ns42:value-type="date">
            <text:p>1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Writer</text:p>
          </table:table-cell>
          <table:table-cell table:style-name="ce74" office:value-type="string" ns42:value-type="string">
            <text:p>AI Writer (https://ai-writer.org) génère des textes à partir d’une requête </text:p>
            <text:p>dans un environnement traitement de texte épuré (LLM ?). Édition avancée, </text:p>
            <text:p>ajout d’imageset de vidéo Youtube, IA possible sur les textes. Sauvegarde </text:p>
            <text:p>locale, illimité, sans compte</text:p>
          </table:table-cell>
          <table:table-cell table:style-name="ce80" office:value-type="string" ns42:value-type="string">
            <text:p><text:a xlink:href="https://www.uneiaparjour.fr/ai-writer/" xlink:type="simple">https://www.uneiaparjour.fr/ai-writ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6-10" ns42:value-type="date">
            <text:p>10/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ople ai</text:p>
          </table:table-cell>
          <table:table-cell table:style-name="ce74" office:value-type="string" ns42:value-type="string">
            <text:p>People ai (https://peopleai.app) propose de converser avec des 96 </text:p>
            <text:p>personnages historiques, scientifiques, auteurs, philosophes, musiciens </text:p>
            <text:p>(seulement 20 femmes…). La fonction « dinner party » permet de lancer une </text:p>
            <text:p>conversation à 4. Sans compte et illimité.</text:p>
          </table:table-cell>
          <table:table-cell table:style-name="ce80" office:value-type="string" ns42:value-type="string">
            <text:p><text:a xlink:href="https://www.uneiaparjour.fr/people-ai/" xlink:type="simple">https://www.uneiaparjour.fr/people-ai/</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6-09" ns42:value-type="date">
            <text:p>09/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bookLLM</text:p>
          </table:table-cell>
          <table:table-cell table:style-name="ce74" office:value-type="string" ns42:value-type="string">
            <text:p>Une bibliothèque de documents, des notes et un modèle de langage réunis ? </text:p>
            <text:p>Voici NotebookLLM de Google (https://notebooklm.google.com), en beta </text:p>
            <text:p>accessible. 1000 notes de 50 documents (Gdoc, slides, pdf, txt et URL), </text:p>
            <text:p>partageables. Test : https://notebooklm.google.com/notebook/38a05e43-…</text:p>
          </table:table-cell>
          <table:table-cell table:style-name="ce80" office:value-type="string" ns42:value-type="string">
            <text:p><text:a xlink:href="https://www.uneiaparjour.fr/notebookllm/" xlink:type="simple">https://www.uneiaparjour.fr/notebookllm/</text:a></text:p>
          </table:table-cell>
          <table:table-cell table:style-name="ce74" office:value-type="string" ns42:value-type="string">
            <text:p>documents</text:p>
          </table:table-cell>
          <table:table-cell table:style-name="ce74" table:number-columns-repeated="5"/>
          <table:table-cell table:style-name="ce92" office:value-type="date" office:date-value="2024-06-08" ns42:value-type="date">
            <text:p>08/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 de DuckDuckGo</text:p>
          </table:table-cell>
          <table:table-cell table:style-name="ce74" office:value-type="string" ns42:value-type="string">
            <text:p>AI Chat de @DuckDuckGo (https://duckduckgo.com) propose 4 LLM (GPT 3.5 et </text:p>
            <text:p>claude, Llama, mixtral en versions légères) avec confidentialité. Pas </text:p>
            <text:p>d’historique, non connecté. Gratuit et sans compte. Via @benovigo + </text:p>
            <text:p>@a_happy_teacher Les précisions de @fbocquet sur AI chat de @DuckDuckGo </text:p>
            <text:p>(voir https://x.com/fbocquet/status/1799870713894969746) :</text:p>
          </table:table-cell>
          <table:table-cell table:style-name="ce80" office:value-type="string" ns42:value-type="string">
            <text:p><text:a xlink:href="https://www.uneiaparjour.fr/ai-chat-de-duckduckgo/" xlink:type="simple">https://www.uneiaparjour.fr/ai-chat-de-duckduckgo/</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6-07" ns42:value-type="date">
            <text:p>07/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usWise</text:p>
          </table:table-cell>
          <table:table-cell table:style-name="ce74" office:value-type="string" ns42:value-type="string">
            <text:p>NousWise (https://nouswise.com) : outil de recherche basé sur nos propres </text:p>
            <text:p>documents (chargés ou Gdrive). Génère la réponse en citant des passages </text:p>
            <text:p>précis. Notes et organisation des recherches sauvegardés. Documents jusqu’à </text:p>
            <text:p>50 Mo. Gratuit et illimité.</text:p>
          </table:table-cell>
          <table:table-cell table:style-name="ce80" office:value-type="string" ns42:value-type="string">
            <text:p><text:a xlink:href="https://www.uneiaparjour.fr/nouswise/" xlink:type="simple">https://www.uneiaparjour.fr/nouswise/</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6-06" ns42:value-type="date">
            <text:p>06/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bracat</text:p>
          </table:table-cell>
          <table:table-cell table:style-name="ce74" office:value-type="string" ns42:value-type="string">
            <text:p>Zebracat (http://zebracat.ai) génère des vidéos (images, voix et musique) à </text:p>
            <text:p>partir d’un prompt ou une url avec génération de scénario et d’images</text:p>
            <text:p>modifiables. Voix réalistes. 25 crédits/ mois (2 vidéos courtes). Tests : </text:p>
            <text:p>prompt et https://reseau-canope.fr/intelligence-artificielle.html</text:p>
          </table:table-cell>
          <table:table-cell table:style-name="ce80" office:value-type="string" ns42:value-type="string">
            <text:p><text:a xlink:href="https://www.uneiaparjour.fr/zebracat/" xlink:type="simple">https://www.uneiaparjour.fr/zebracat/</text:a></text:p>
          </table:table-cell>
          <table:table-cell table:style-name="ce74" office:value-type="string" ns42:value-type="string">
            <text:p>vidéo</text:p>
          </table:table-cell>
          <table:table-cell table:style-name="ce74" table:number-columns-repeated="5"/>
          <table:table-cell table:style-name="ce92" office:value-type="date" office:date-value="2024-06-05" ns42:value-type="date">
            <text:p>05/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mento</text:p>
          </table:table-cell>
          <table:table-cell table:style-name="ce74" office:value-type="string" ns42:value-type="string">
            <text:p>Pimento (http://pimento.design) génère des imagesà partir de texte ou </text:p>
            <text:p>d’autres images. Génération d’éléments dans des zones tracées. Galerie de </text:p>
            <text:p>styles disponible et styles perso, amélioration. 600 imageset 2 styles en </text:p>
            <text:p>version gratuite (300 images/ style)</text:p>
          </table:table-cell>
          <table:table-cell table:style-name="ce80" office:value-type="string" ns42:value-type="string">
            <text:p><text:a xlink:href="https://www.uneiaparjour.fr/pimento/" xlink:type="simple">https://www.uneiaparjour.fr/pimento/</text:a></text:p>
          </table:table-cell>
          <table:table-cell table:style-name="ce74" office:value-type="string" ns42:value-type="string">
            <text:p>images</text:p>
          </table:table-cell>
          <table:table-cell table:style-name="ce74" table:number-columns-repeated="5"/>
          <table:table-cell table:style-name="ce92" office:value-type="date" office:date-value="2024-06-04" ns42:value-type="date">
            <text:p>04/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uidde</text:p>
          </table:table-cell>
          <table:table-cell table:style-name="ce74" office:value-type="string" ns42:value-type="string">
            <text:p>Guidde (https://guidde.com) permet de réaliser des tutoriels vidéos à </text:p>
            <text:p>partir d’une extension. Les clics sont enregistrés puis les textes générés. </text:p>
            <text:p>Musique et voix possibles. 25 tutoriels gratuits. Test avec </text:p>
            <text:p>http://uneIAparjour.fr: </text:p>
            <text:p>https://app.guidde.com/share/playbooks/isoh2ENoZ6R1Qgkr5Wcnzu?origin=CH1wZEjKRKY0uBe3SpeA8TRwaMB2</text:p>
          </table:table-cell>
          <table:table-cell table:style-name="ce80" office:value-type="string" ns42:value-type="string">
            <text:p><text:a xlink:href="https://www.uneiaparjour.fr/guidde/" xlink:type="simple">https://www.uneiaparjour.fr/guidde/</text:a></text:p>
          </table:table-cell>
          <table:table-cell table:style-name="ce74" office:value-type="string" ns42:value-type="string">
            <text:p>présentation</text:p>
          </table:table-cell>
          <table:table-cell table:style-name="ce74" office:value-type="string" ns42:value-type="string">
            <text:p>vidéo</text:p>
          </table:table-cell>
          <table:table-cell table:style-name="ce74" office:value-type="string" ns42:value-type="string">
            <text:p>tutoriel</text:p>
          </table:table-cell>
          <table:table-cell table:style-name="ce74" table:number-columns-repeated="3"/>
          <table:table-cell table:style-name="ce92" office:value-type="date" office:date-value="2024-06-03" ns42:value-type="date">
            <text:p>03/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ylar</text:p>
          </table:table-cell>
          <table:table-cell table:style-name="ce74" office:value-type="string" ns42:value-type="string">
            <text:p>Stylar (https://stylar.ai) génère des imagesavec dans un même outil </text:p>
            <text:p>galerie, 170 styles, « text to image », « image to image », nouvelle </text:p>
            <text:p>génération dans une zone sélectionnée ou encore agrandissement de l’image. </text:p>
            <text:p>200 crédits gratuits /mois.</text:p>
          </table:table-cell>
          <table:table-cell table:style-name="ce80" office:value-type="string" ns42:value-type="string">
            <text:p><text:a xlink:href="https://www.uneiaparjour.fr/stylar/" xlink:type="simple">https://www.uneiaparjour.fr/stylar/</text:a></text:p>
          </table:table-cell>
          <table:table-cell table:style-name="ce74" office:value-type="string" ns42:value-type="string">
            <text:p>images</text:p>
          </table:table-cell>
          <table:table-cell table:style-name="ce74" table:number-columns-repeated="5"/>
          <table:table-cell table:style-name="ce92" office:value-type="date" office:date-value="2024-06-02" ns42:value-type="date">
            <text:p>02/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scribe</text:p>
          </table:table-cell>
          <table:table-cell table:style-name="ce74" office:value-type="string" ns42:value-type="string">
            <text:p>Turboscribe (https://turboscribe.ai) retranscrit des fichiers audio en </text:p>
            <text:p>texte avec minutage, 11 formats d’import, 5 en export. Prompts à </text:p>
            <text:p>copier/coller pour analyse du texte. 3 transcriptions de 30 min gratuites </text:p>
            <text:p>par jour. Sources http://audiocite.net</text:p>
          </table:table-cell>
          <table:table-cell table:style-name="ce80" office:value-type="string" ns42:value-type="string">
            <text:p><text:a xlink:href="https://www.uneiaparjour.fr/turboscribe/" xlink:type="simple">https://www.uneiaparjour.fr/turboscrib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6-01" ns42:value-type="date">
            <text:p>01/06/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talica</text:p>
          </table:table-cell>
          <table:table-cell table:style-name="ce74" office:value-type="string" ns42:value-type="string">
            <text:p>Petalica (https://petalica.com) colorise des dessins en noir et blanc avec </text:p>
            <text:p>trois styles proposés Possibilité de sélection et choix de couleurs par </text:p>
            <text:p>zones ou délimitation. Sans compte et illimité. Sources images: Freepik.</text:p>
          </table:table-cell>
          <table:table-cell table:style-name="ce80" office:value-type="string" ns42:value-type="string">
            <text:p><text:a xlink:href="https://www.uneiaparjour.fr/petalica/" xlink:type="simple">https://www.uneiaparjour.fr/petalica/</text:a></text:p>
          </table:table-cell>
          <table:table-cell table:style-name="ce74" office:value-type="string" ns42:value-type="string">
            <text:p>images</text:p>
          </table:table-cell>
          <table:table-cell table:style-name="ce74" table:number-columns-repeated="5"/>
          <table:table-cell table:style-name="ce92" office:value-type="date" office:date-value="2024-05-31" ns42:value-type="date">
            <text:p>3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sistent character</text:p>
          </table:table-cell>
          <table:table-cell table:style-name="ce74" office:value-type="string" ns42:value-type="string">
            <text:p>Consistent character (https://consistent-character.com/playground) permet, </text:p>
            <text:p>avec une image chargée et un prompt, de garder le même personnage dans une </text:p>
            <text:p>série de portraits avec différents cadres, vêtements ou poses. Gratuit et </text:p>
            <text:p>illimité, export png, jpg. Images : Wikimedia / Pexel.</text:p>
          </table:table-cell>
          <table:table-cell table:style-name="ce80" office:value-type="string" ns42:value-type="string">
            <text:p><text:a xlink:href="https://www.uneiaparjour.fr/consistent-character/" xlink:type="simple">https://www.uneiaparjour.fr/consistent-character/</text:a></text:p>
          </table:table-cell>
          <table:table-cell table:style-name="ce74" office:value-type="string" ns42:value-type="string">
            <text:p>images</text:p>
          </table:table-cell>
          <table:table-cell table:style-name="ce74" table:number-columns-repeated="5"/>
          <table:table-cell table:style-name="ce92" office:value-type="date" office:date-value="2024-05-30" ns42:value-type="date">
            <text:p>3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eypush</text:p>
          </table:table-cell>
          <table:table-cell table:style-name="ce74" office:value-type="string" ns42:value-type="string">
            <text:p>Keypush (https://keypush.ai) : moteur de recherche regroupant Bing et </text:p>
            <text:p>ChatGPT. Chacun peut être sélectionné au début de la recherche avec « b » </text:p>
            <text:p>ou « c ». Sans ce choix, Keypush choisit celui qui lui semble le plus </text:p>
            <text:p>adapté à la requête. FR ok. Sans compte.</text:p>
          </table:table-cell>
          <table:table-cell table:style-name="ce80" office:value-type="string" ns42:value-type="string">
            <text:p><text:a xlink:href="https://www.uneiaparjour.fr/keypush/" xlink:type="simple">https://www.uneiaparjour.fr/keypush/</text:a></text:p>
          </table:table-cell>
          <table:table-cell table:style-name="ce74" office:value-type="string" ns42:value-type="string">
            <text:p>recherche</text:p>
          </table:table-cell>
          <table:table-cell table:style-name="ce74" office:value-type="string" ns42:value-type="string">
            <text:p>sans compte</text:p>
          </table:table-cell>
          <table:table-cell table:style-name="ce74" table:number-columns-repeated="4"/>
          <table:table-cell table:style-name="ce92" office:value-type="date" office:date-value="2024-05-29" ns42:value-type="date">
            <text:p>2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 GPTs de ChatGPT</text:p>
          </table:table-cell>
          <table:table-cell table:style-name="ce74" office:value-type="string" ns42:value-type="string">
            <text:p>Un outil connu ;), https://chatgpt.com, et des centaines de possibilités : </text:p>
            <text:p>les « GPTs » désormais accessibles à tous les comptes gratuits (limités) en </text:p>
            <text:p>version GPT4o. En avez-vous déjà repéré qui vous ont semblé intéressants ? </text:p>
            <text:p>Premiers tests : De @BastienMasse : ⁃ Grand oral : </text:p>
            <text:p>https://chatgpt.com/g/g-sXtt9X7w5-grandoral ⁃ Digest Document : </text:p>
            <text:p>https://chatgpt.com/g/g-nIBTnPYik-digest-document⁃ Open image generator : </text:p>
            <text:p>https://chatgpt.com/g/g-s2WKCOPqI-open-image-generator […]</text:p>
          </table:table-cell>
          <table:table-cell table:style-name="ce80" office:value-type="string" ns42:value-type="string">
            <text:p><text:a xlink:href="https://www.uneiaparjour.fr/les-gpts-de-chatgpt/" xlink:type="simple">https://www.uneiaparjour.fr/les-gpts-de-chatgpt/</text:a></text:p>
          </table:table-cell>
          <table:table-cell table:style-name="ce74" office:value-type="string" ns42:value-type="string">
            <text:p>chatbot</text:p>
          </table:table-cell>
          <table:table-cell table:style-name="ce74" table:number-columns-repeated="5"/>
          <table:table-cell table:style-name="ce92" office:value-type="date" office:date-value="2024-05-28" ns42:value-type="date">
            <text:p>2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ie de Luma labs</text:p>
          </table:table-cell>
          <table:table-cell table:style-name="ce74" office:value-type="string" ns42:value-type="string">
            <text:p>Genie de Luma labs (https://lumalabs.ai/genie) génère des objets 3D à </text:p>
            <text:p>partir d’une requête texte. Galerie avec prompts pour inspiration. Possible </text:p>
            <text:p>conversion en haute résolution et export en 6 formats dont stl pour </text:p>
            <text:p>impression 3D. Gratuit et illimité.</text:p>
          </table:table-cell>
          <table:table-cell table:style-name="ce80" office:value-type="string" ns42:value-type="string">
            <text:p><text:a xlink:href="https://www.uneiaparjour.fr/genie-de-luma-labs/" xlink:type="simple">https://www.uneiaparjour.fr/genie-de-luma-labs/</text:a></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usage illimité</text:p>
          </table:table-cell>
          <table:table-cell table:style-name="ce74" table:number-columns-repeated="3"/>
          <table:table-cell table:style-name="ce92" office:value-type="date" office:date-value="2024-05-27" ns42:value-type="date">
            <text:p>2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cte</text:p>
          </table:table-cell>
          <table:table-cell table:style-name="ce75" office:value-type="string" ns42:value-type="string">
            <text:p><text:a xlink:href="https://youtube.com/live/5PTwEZ7U6RE?si=YyyodBSQS9jHYxMW" xlink:type="simple">Dicte (https://dicte.ai) : un outil dédié à la transcription de l’oral 
(réunions, conférences…) proposé par@livdeo  » 👏🇫🇷  Transcription, 
comptes-rendus, analyse des conclusions et suites a donner, swot et 
chatbot. Enregistrements en local sur l’appareil.Enregistrements cryptés 
avant traitement. Édition possible des transcriptions, chatbot pertinent, 
reconnaissance des différents intervenants. Beta android et iOS gratuites, 
traitement disponible sur le site web. Test depuis https://youtube.com/live/5PTwEZ7U6RE?si=YyyodBSQS9jHYxMW
Edit : version définitive lancée, 2h gratuites par mois</text:a></text:p>
          </table:table-cell>
          <table:table-cell table:style-name="ce80" office:value-type="string" ns42:value-type="string">
            <text:p><text:a xlink:href="https://www.uneiaparjour.fr/dicte/" xlink:type="simple">https://www.uneiaparjour.fr/dicte/</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5-26" ns42:value-type="date">
            <text:p>2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designer</text:p>
          </table:table-cell>
          <table:table-cell table:style-name="ce74" office:value-type="string" ns42:value-type="string">
            <text:p>Quiz designer (https://labs.thenational.academy/quiz-designer) génère les </text:p>
            <text:p>choix de réponses aux questions posées pour un quiz. Choix du nombre de </text:p>
            <text:p>réponses correctes, édition et regénération possible, export ppt, txt, csv </text:p>
            <text:p>ou gift. Version beta, 120 générations par jour gratuites.</text:p>
          </table:table-cell>
          <table:table-cell table:style-name="ce80" office:value-type="string" ns42:value-type="string">
            <text:p><text:a xlink:href="https://www.uneiaparjour.fr/quiz-designer/" xlink:type="simple">https://www.uneiaparjour.fr/quiz-designer/</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25" ns42:value-type="date">
            <text:p>2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ze</text:p>
          </table:table-cell>
          <table:table-cell table:style-name="ce74" office:value-type="string" ns42:value-type="string">
            <text:p>Coze (https://coze.com) permet la création de chatbots personnalisés à </text:p>
            <text:p>partir de multiples sources et plugins (ChatGPT, Gemini, Dall-e, </text:p>
            <text:p>Leonardo…). Store et publication multi-plateformes. Illimité. Test (accès </text:p>
            <text:p>sans compte) : https://coze.com/store/bot/7373395929258442758?bot_id=true…</text:p>
          </table:table-cell>
          <table:table-cell table:style-name="ce80" office:value-type="string" ns42:value-type="string">
            <text:p><text:a xlink:href="https://www.uneiaparjour.fr/coze/" xlink:type="simple">https://www.uneiaparjour.fr/coze/</text:a></text:p>
          </table:table-cell>
          <table:table-cell table:style-name="ce74" office:value-type="string" ns42:value-type="string">
            <text:p>chatbot</text:p>
          </table:table-cell>
          <table:table-cell table:style-name="ce74" table:number-columns-repeated="5"/>
          <table:table-cell table:style-name="ce92" office:value-type="date" office:date-value="2024-05-24" ns42:value-type="date">
            <text:p>2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 Classmate</text:p>
          </table:table-cell>
          <table:table-cell table:style-name="ce74" office:value-type="string" ns42:value-type="string">
            <text:p>Auto Classmate (https://autoclassmate.io/tools/) propose plusieurs modules </text:p>
            <text:p>pour l’éducation dont 3 gratuits, sans compte et illimités : générateur </text:p>
            <text:p>d’activités, question du type « tu préfères » et prévision du résultat </text:p>
            <text:p>d’une activité. Export pdf. FR ok si spécifié.</text:p>
          </table:table-cell>
          <table:table-cell table:style-name="ce80" office:value-type="string" ns42:value-type="string">
            <text:p><text:a xlink:href="https://www.uneiaparjour.fr/auto-classmate/" xlink:type="simple">https://www.uneiaparjour.fr/auto-classmate/</text:a></text:p>
          </table:table-cell>
          <table:table-cell table:style-name="ce74" office:value-type="string" ns42:value-type="string">
            <text:p>éducation</text:p>
          </table:table-cell>
          <table:table-cell table:style-name="ce74" table:number-columns-repeated="5"/>
          <table:table-cell table:style-name="ce92" office:value-type="date" office:date-value="2024-05-23" ns42:value-type="date">
            <text:p>2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Up</text:p>
          </table:table-cell>
          <table:table-cell table:style-name="ce74" office:value-type="string" ns42:value-type="string">
            <text:p>Lesson Up (https://lessonup.com) génère des plans de cours à partir d’une </text:p>
            <text:p>requête ou d’un texte. Plans transformables en présentations, éditables et </text:p>
            <text:p>partageables pour visio. Cours illimités et 10 présentations /mois en </text:p>
            <text:p>version gratuite.</text:p>
          </table:table-cell>
          <table:table-cell table:style-name="ce80" office:value-type="string" ns42:value-type="string">
            <text:p><text:a xlink:href="https://www.uneiaparjour.fr/lesson-up/" xlink:type="simple">https://www.uneiaparjour.fr/lesson-up/</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2" ns42:value-type="date">
            <text:p>2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ationale</text:p>
          </table:table-cell>
          <table:table-cell table:style-name="ce74" office:value-type="string" ns42:value-type="string">
            <text:p>Rationale (https://rationale.jina.ai) accompagne la compréhension/décision </text:p>
            <text:p>en générant avantages, inconvénients, swot, comparaison et conséquences. </text:p>
            <text:p>Appui sur des persona. 1 crédit par génération. En version gratuite : </text:p>
            <text:p>crédits s’obtiennent lors de l’utilisation.</text:p>
          </table:table-cell>
          <table:table-cell table:style-name="ce80" office:value-type="string" ns42:value-type="string">
            <text:p><text:a xlink:href="https://www.uneiaparjour.fr/rationale/" xlink:type="simple">https://www.uneiaparjour.fr/rationale/</text:a></text:p>
          </table:table-cell>
          <table:table-cell table:style-name="ce74" office:value-type="string" ns42:value-type="string">
            <text:p>texte</text:p>
          </table:table-cell>
          <table:table-cell table:style-name="ce74" table:number-columns-repeated="5"/>
          <table:table-cell table:style-name="ce92" office:value-type="date" office:date-value="2024-05-21" ns42:value-type="date">
            <text:p>2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guin</text:p>
          </table:table-cell>
          <table:table-cell table:style-name="ce74" office:value-type="string" ns42:value-type="string">
            <text:p>Teachguin (https://teachguin.ai) guide via un assistant la création de </text:p>
            <text:p>cours du sujet jusqu’à la présentation en visio en passant par le plan, les </text:p>
            <text:p>diapositives avec imageset les questions. Beta privée -&gt; 07/24, publique </text:p>
            <text:p>de 07/24 à 12/24.</text:p>
          </table:table-cell>
          <table:table-cell table:style-name="ce80" office:value-type="string" ns42:value-type="string">
            <text:p><text:a xlink:href="https://www.uneiaparjour.fr/teachguin/" xlink:type="simple">https://www.uneiaparjour.fr/teachguin/</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5-20" ns42:value-type="date">
            <text:p>2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 with pdf</text:p>
          </table:table-cell>
          <table:table-cell table:style-name="ce74" office:value-type="string" ns42:value-type="string">
            <text:p>Chat with pdf (https://pdfflex.com/ai-chat-with-pdf…) permet de questionner </text:p>
            <text:p>des documents pdf jusqu’à 10 Mo, sans compte, gratuitement, en illimité et </text:p>
            <text:p>sans conservation des documents. N’analyse pas les imagesdes documents. En </text:p>
            <text:p>anglais, accepte le français si spécifié.Sources : – </text:p>
            <text:p>https://bienvenue.reseau-canope.fr/ia-en-classe – </text:p>
            <text:p>https://edunumrech.hypotheses.org/10764 – </text:p>
            <text:p>https://gouvernement.fr/actualite/25-recommandations-pour-lia-en-france…</text:p>
          </table:table-cell>
          <table:table-cell table:style-name="ce80" office:value-type="string" ns42:value-type="string">
            <text:p><text:a xlink:href="https://www.uneiaparjour.fr/chat-with-pdf/" xlink:type="simple">https://www.uneiaparjour.fr/chat-with-pdf/</text:a></text:p>
          </table:table-cell>
          <table:table-cell table:style-name="ce74" office:value-type="string" ns42:value-type="string">
            <text:p>documents</text:p>
          </table:table-cell>
          <table:table-cell table:style-name="ce74" table:number-columns-repeated="5"/>
          <table:table-cell table:style-name="ce92" office:value-type="date" office:date-value="2024-05-19" ns42:value-type="date">
            <text:p>1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Studio</text:p>
          </table:table-cell>
          <table:table-cell table:style-name="ce74" office:value-type="string" ns42:value-type="string">
            <text:p>DreamStudio (https://dreamstudio.ai), outil de génération d’imagesde </text:p>
            <text:p>@StabilityAI avec SDXL 1.0, styles, prompt négatif et paramètres avancés. </text:p>
            <text:p>Variation, édition et export partiel possibles. Prompts en anglais </text:p>
            <text:p>conseillés. Beta avec 125 imagesgratuites.</text:p>
          </table:table-cell>
          <table:table-cell table:style-name="ce80" office:value-type="string" ns42:value-type="string">
            <text:p><text:a xlink:href="https://www.uneiaparjour.fr/dreamstudio/" xlink:type="simple">https://www.uneiaparjour.fr/dreamstudio/</text:a></text:p>
          </table:table-cell>
          <table:table-cell table:style-name="ce74" office:value-type="string" ns42:value-type="string">
            <text:p>images</text:p>
          </table:table-cell>
          <table:table-cell table:style-name="ce74" table:number-columns-repeated="5"/>
          <table:table-cell table:style-name="ce92" office:value-type="date" office:date-value="2024-05-18" ns42:value-type="date">
            <text:p>1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crates</text:p>
          </table:table-cell>
          <table:table-cell table:style-name="ce74" office:value-type="string" ns42:value-type="string">
            <text:p>Socrates (https://asksocrates.app) analyse les documents pdf et doc </text:p>
            <text:p>directement depuis l’ordinateur Mac / Windows (performance dépend de </text:p>
            <text:p>l’ordi). 2 LLM, Llama (1Go) et Bge (200Mo) en version locale, gratuite, </text:p>
            <text:p>illimitée / GPT en version payante cloud. + 100 messages GPT 3.5 et 20 GPT </text:p>
            <text:p>4 gratuits par mois sur la version cloud avec 1 chat […]</text:p>
          </table:table-cell>
          <table:table-cell table:style-name="ce80" office:value-type="string" ns42:value-type="string">
            <text:p><text:a xlink:href="https://www.uneiaparjour.fr/6854-2/" xlink:type="simple">https://www.uneiaparjour.fr/6854-2/</text:a></text:p>
          </table:table-cell>
          <table:table-cell table:style-name="ce74" office:value-type="string" ns42:value-type="string">
            <text:p>documents</text:p>
          </table:table-cell>
          <table:table-cell table:style-name="ce74" table:number-columns-repeated="5"/>
          <table:table-cell table:style-name="ce92" office:value-type="date" office:date-value="2024-05-17" ns42:value-type="date">
            <text:p>1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sight</text:p>
          </table:table-cell>
          <table:table-cell table:style-name="ce74" office:value-type="string" ns42:value-type="string">
            <text:p>Quicksight (https://quicksight.ai) permet la recherche d’objets, de texte </text:p>
            <text:p>ou d’audio dans des vidéos téléchargées. Pointe le passage précis. Version </text:p>
            <text:p>beta, 200 min gratuites. Test depuis https://pexels.com/fr-fr/videos/, </text:p>
            <text:p>https://archive.org/details/movies et exemple.</text:p>
          </table:table-cell>
          <table:table-cell table:style-name="ce80" office:value-type="string" ns42:value-type="string">
            <text:p><text:a xlink:href="https://www.uneiaparjour.fr/quicksight/" xlink:type="simple">https://www.uneiaparjour.fr/quicksight/</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6" ns42:value-type="date">
            <text:p>1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zmo</text:p>
          </table:table-cell>
          <table:table-cell table:style-name="ce74" office:value-type="string" ns42:value-type="string">
            <text:p>Gizmo (https://gizmo.ai) accompagne les révisions avec flashcards et QCM </text:p>
            <text:p>créés depuis des documents, url, vidéos, photos, notes. Suivi en 3 paliers: </text:p>
            <text:p>découverte, apprentissage et maîtrise. Chatbot, équipes possibles, cartes </text:p>
            <text:p>et QCM illimités, appli.</text:p>
          </table:table-cell>
          <table:table-cell table:style-name="ce80" office:value-type="string" ns42:value-type="string">
            <text:p><text:a xlink:href="https://www.uneiaparjour.fr/gizmo/" xlink:type="simple">https://www.uneiaparjour.fr/gizm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4-05-15" ns42:value-type="date">
            <text:p>1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lve Labs</text:p>
          </table:table-cell>
          <table:table-cell table:style-name="ce74" office:value-type="string" ns42:value-type="string">
            <text:p>Twelve Labs (http://twelvelabs.io) indexe des vidéos (chargées ou youtube) </text:p>
            <text:p>puis permet de les classer, de rechercher des termes précis et de générer </text:p>
            <text:p>résumés, moments importants et chapitres. V. beta, 10h de vidéos </text:p>
            <text:p>gratuitement. FR si spécifié.</text:p>
          </table:table-cell>
          <table:table-cell table:style-name="ce80" office:value-type="string" ns42:value-type="string">
            <text:p><text:a xlink:href="https://www.uneiaparjour.fr/twelve-labs/" xlink:type="simple">https://www.uneiaparjour.fr/twelve-labs/</text:a></text:p>
          </table:table-cell>
          <table:table-cell table:style-name="ce74" office:value-type="string" ns42:value-type="string">
            <text:p>documents</text:p>
          </table:table-cell>
          <table:table-cell table:style-name="ce74" office:value-type="string" ns42:value-type="string">
            <text:p>vidéo</text:p>
          </table:table-cell>
          <table:table-cell table:style-name="ce74" table:number-columns-repeated="4"/>
          <table:table-cell table:style-name="ce92" office:value-type="date" office:date-value="2024-05-14" ns42:value-type="date">
            <text:p>1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vago</text:p>
          </table:table-cell>
          <table:table-cell table:style-name="ce74" office:value-type="string" ns42:value-type="string">
            <text:p>Vivago (https://vivago.ai) génère imageset vidéos à partir d’une requête. </text:p>
            <text:p>Réglages imageset vidéos proposés (prompt négatif, format, image to image, </text:p>
            <text:p>image to text, couleur, agrandissement, gomme, mouvement…). Galerie et </text:p>
            <text:p>partage. Gratuit (et illimité ?).</text:p>
          </table:table-cell>
          <table:table-cell table:style-name="ce80" office:value-type="string" ns42:value-type="string">
            <text:p><text:a xlink:href="https://www.uneiaparjour.fr/vivago/" xlink:type="simple">https://www.uneiaparjour.fr/vivago/</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5-13" ns42:value-type="date">
            <text:p>1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lume</text:p>
          </table:table-cell>
          <table:table-cell table:style-name="ce74" office:value-type="string" ns42:value-type="string">
            <text:p>Relume (https://relume.io) génère des plans de site web complets et </text:p>
            <text:p>éditables à partir d’une requête. Collaboratif et avec url </text:p>
            <text:p>partageable.Plusieurs exports possibles dont figma et csv. 1 projet gratuit.</text:p>
          </table:table-cell>
          <table:table-cell table:style-name="ce80" office:value-type="string" ns42:value-type="string">
            <text:p><text:a xlink:href="https://www.uneiaparjour.fr/relume/" xlink:type="simple">https://www.uneiaparjour.fr/relume/</text:a></text:p>
          </table:table-cell>
          <table:table-cell table:style-name="ce74" office:value-type="string" ns42:value-type="string">
            <text:p>site web</text:p>
          </table:table-cell>
          <table:table-cell table:style-name="ce74" table:number-columns-repeated="5"/>
          <table:table-cell table:style-name="ce92" office:value-type="date" office:date-value="2024-05-12" ns42:value-type="date">
            <text:p>1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gr</text:p>
          </table:table-cell>
          <table:table-cell table:style-name="ce74" office:value-type="string" ns42:value-type="string">
            <text:p>Tengr (https://tengr.ai) génère des imagesà partir de deux modes « Seer », </text:p>
            <text:p>créatif, et « Servitor », plus fidèle à la requête initiale. 19 styles, </text:p>
            <text:p>plusieurs formats, degrés de créativité et de détails. Image to image. 100 </text:p>
            <text:p>imagesgratuites par jour.</text:p>
          </table:table-cell>
          <table:table-cell table:style-name="ce80" office:value-type="string" ns42:value-type="string">
            <text:p><text:a xlink:href="https://www.uneiaparjour.fr/tengr/" xlink:type="simple">https://www.uneiaparjour.fr/tengr/</text:a></text:p>
          </table:table-cell>
          <table:table-cell table:style-name="ce74" office:value-type="string" ns42:value-type="string">
            <text:p>images</text:p>
          </table:table-cell>
          <table:table-cell table:style-name="ce74" table:number-columns-repeated="5"/>
          <table:table-cell table:style-name="ce92" office:value-type="date" office:date-value="2024-05-11" ns42:value-type="date">
            <text:p>1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gentGPT</text:p>
          </table:table-cell>
          <table:table-cell table:style-name="ce74" office:value-type="string" ns42:value-type="string">
            <text:p>AgentGPT (https://agentgpt.reworkd.ai/fr) crée des agents « autonomes » </text:p>
            <text:p>(chatGPT 3.5 + Stable Diffusion), connectés au web. L’agent sépare la </text:p>
            <text:p>requête en tâches progressives. 5 agents gratuits/ jour, open source, </text:p>
            <text:p>partage. Test : </text:p>
            <text:p>https://agentgpt.reworkd.ai/agent?id=clw3xxjrk012tks09wj3f430s…</text:p>
          </table:table-cell>
          <table:table-cell table:style-name="ce80" office:value-type="string" ns42:value-type="string">
            <text:p><text:a xlink:href="https://www.uneiaparjour.fr/agentgpt/" xlink:type="simple">https://www.uneiaparjour.fr/agentgpt/</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5-10" ns42:value-type="date">
            <text:p>10/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2 multimedia</text:p>
          </table:table-cell>
          <table:table-cell table:style-name="ce74" office:value-type="string" ns42:value-type="string">
            <text:p>Text 2 multimedia (https://text2multimedia.com) propose génération d’images</text:p>
            <text:p>(jusqu’à 10 imagespour un prompt, semble basé sur Stable diffusion) et </text:p>
            <text:p>transcription de texte en audio (90 voix disponibles). Illimité avec compte.</text:p>
          </table:table-cell>
          <table:table-cell table:style-name="ce80" office:value-type="string" ns42:value-type="string">
            <text:p><text:a xlink:href="https://www.uneiaparjour.fr/text-2-multimedia/" xlink:type="simple">https://www.uneiaparjour.fr/text-2-multimedia/</text:a></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5-09" ns42:value-type="date">
            <text:p>09/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kpen</text:p>
          </table:table-cell>
          <table:table-cell table:style-name="ce74" office:value-type="string" ns42:value-type="string">
            <text:p>Magickpen (http://magickpen.com) propose plus de 140 modèles de rédaction </text:p>
            <text:p>dont 12 orientés éducation. Possibilité d’assigner un rôle pour la </text:p>
            <text:p>génération. 50 langues possibles. Basé sur ChatGPT (3.5 dans la version </text:p>
            <text:p>gratuite), 10 crédits gratuits / jour.</text:p>
          </table:table-cell>
          <table:table-cell table:style-name="ce80" office:value-type="string" ns42:value-type="string">
            <text:p><text:a xlink:href="https://www.uneiaparjour.fr/magickpen/" xlink:type="simple">https://www.uneiaparjour.fr/magickpen/</text:a></text:p>
          </table:table-cell>
          <table:table-cell table:style-name="ce74" office:value-type="string" ns42:value-type="string">
            <text:p>texte</text:p>
          </table:table-cell>
          <table:table-cell table:style-name="ce74" table:number-columns-repeated="5"/>
          <table:table-cell table:style-name="ce92" office:value-type="date" office:date-value="2024-05-08" ns42:value-type="date">
            <text:p>08/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gic</text:p>
          </table:table-cell>
          <table:table-cell table:style-name="ce74" office:value-type="string" ns42:value-type="string">
            <text:p>Wegic (https://wegic.ai) génère des pages web à partir d’une conversation, </text:p>
            <text:p>éditables en direct ou via le chatbot. 120 crédits gratuits (un site = 40 </text:p>
            <text:p>crédits, 1 modification 10 crédits). Site hébergé sur Wegic. Test : </text:p>
            <text:p>http://les-iageneratives-en-education-usages-et-limites.wegic.app</text:p>
          </table:table-cell>
          <table:table-cell table:style-name="ce80" office:value-type="string" ns42:value-type="string">
            <text:p><text:a xlink:href="https://www.uneiaparjour.fr/wegic/" xlink:type="simple">https://www.uneiaparjour.fr/wegic/</text:a></text:p>
          </table:table-cell>
          <table:table-cell table:style-name="ce74" office:value-type="string" ns42:value-type="string">
            <text:p>site web</text:p>
          </table:table-cell>
          <table:table-cell table:style-name="ce74" table:number-columns-repeated="5"/>
          <table:table-cell table:style-name="ce92" office:value-type="date" office:date-value="2024-05-07" ns42:value-type="date">
            <text:p>07/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storygenerate.io) génère de courts textes à </text:p>
            <text:p>partir du choix d’une langue (EN, SP et FR), d’un ton (formel, informel, </text:p>
            <text:p>amical), d’un genre (9 proposés) et d’une idée. Version texte ou html, à </text:p>
            <text:p>copier ou export pdf. Gratuit et illimité.</text:p>
          </table:table-cell>
          <table:table-cell table:style-name="ce80" office:value-type="string" ns42:value-type="string">
            <text:p><text:a xlink:href="https://www.uneiaparjour.fr/ai-story-generator-2/" xlink:type="simple">https://www.uneiaparjour.fr/ai-story-generator-2/</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4"/>
          <table:table-cell table:style-name="ce92" office:value-type="date" office:date-value="2024-05-06" ns42:value-type="date">
            <text:p>06/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mateed</text:p>
          </table:table-cell>
          <table:table-cell table:style-name="ce74" office:value-type="string" ns42:value-type="string">
            <text:p>Automateed (https://ai.automateed.com) génère des livres numériques </text:p>
            <text:p>modifiables (export doc et pdf) à partir d’un sujet et propose une centaine </text:p>
            <text:p>d’outils spécialisés. Fr ok si spécifié. 2 chapitres d’un livre gratuits, </text:p>
            <text:p>usage des outils illimité ?</text:p>
          </table:table-cell>
          <table:table-cell table:style-name="ce80" office:value-type="string" ns42:value-type="string">
            <text:p><text:a xlink:href="https://www.uneiaparjour.fr/automateed/" xlink:type="simple">https://www.uneiaparjour.fr/automateed/</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4-05-05" ns42:value-type="date">
            <text:p>05/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tinello</text:p>
          </table:table-cell>
          <table:table-cell table:style-name="ce74" office:value-type="string" ns42:value-type="string">
            <text:p>Retinello (https://retinello.com) crée des flashcards et des questionnaires </text:p>
            <text:p>ouverts à partir d’un sujet, d’un pdf ou d’un texte transmis. Chatbot et </text:p>
            <text:p>tableau de suivi inclus. FR ok en génération directe, pas pour pdf. Crédits </text:p>
            <text:p>gratuits semblent figés ?</text:p>
          </table:table-cell>
          <table:table-cell table:style-name="ce80" office:value-type="string" ns42:value-type="string">
            <text:p><text:a xlink:href="https://www.uneiaparjour.fr/retinello/" xlink:type="simple">https://www.uneiaparjour.fr/retinell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5-04" ns42:value-type="date">
            <text:p>04/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GPT</text:p>
          </table:table-cell>
          <table:table-cell table:style-name="ce74" office:value-type="string" ns42:value-type="string">
            <text:p>AiGPT (http://aigptfree.com) est un chatbot texte et imagessur Télégram </text:p>
            <text:p>avec plusieurs modèles (GPT 3.5 et 4, llama, mistral, dall-e, SDXL). Des </text:p>
            <text:p>fonctionnalités HS lors du test (fichiers pdf et url, aide au prompt). En </text:p>
            <text:p>EN, FR ok. Gratuit et illimité.</text:p>
          </table:table-cell>
          <table:table-cell table:style-name="ce80" office:value-type="string" ns42:value-type="string">
            <text:p><text:a xlink:href="https://www.uneiaparjour.fr/aigpt/" xlink:type="simple">https://www.uneiaparjour.fr/aigp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table:number-columns-repeated="4"/>
          <table:table-cell table:style-name="ce92" office:value-type="date" office:date-value="2024-05-03" ns42:value-type="date">
            <text:p>03/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te</text:p>
          </table:table-cell>
          <table:table-cell table:style-name="ce74" office:value-type="string" ns42:value-type="string">
            <text:p>Summate (https://summate.it) résume les pages web dans la langue du </text:p>
            <text:p>navigateur. Formats court et long. 10 résumés gratuits sans compte puis </text:p>
            <text:p>10/mois avec compte.Sources :– </text:p>
            <text:p>https://bienvenue.reseau-canope.fr/ia-en-classe– </text:p>
            <text:p>https://edunumrech.hypotheses.org/10764– </text:p>
            <text:p>https://chaireunescorelia.univ-nantes.fr/2024/04/11/lancement-du-gtnum-genial/…</text:p>
          </table:table-cell>
          <table:table-cell table:style-name="ce80" office:value-type="string" ns42:value-type="string">
            <text:p><text:a xlink:href="https://www.uneiaparjour.fr/summate/" xlink:type="simple">https://www.uneiaparjour.fr/summate/</text:a></text:p>
          </table:table-cell>
          <table:table-cell table:style-name="ce74" office:value-type="string" ns42:value-type="string">
            <text:p>documents</text:p>
          </table:table-cell>
          <table:table-cell table:style-name="ce74" table:number-columns-repeated="5"/>
          <table:table-cell table:style-name="ce92" office:value-type="date" office:date-value="2024-05-02" ns42:value-type="date">
            <text:p>02/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class</text:p>
          </table:table-cell>
          <table:table-cell table:style-name="ce74" office:value-type="string" ns42:value-type="string">
            <text:p>Instaclass (https://myinstaclass.com) génère des cours à partir d’une </text:p>
            <text:p>conversation. Chapitres avec vidéo YouTube, liens vers des articles, image, </text:p>
            <text:p>quiz et mots croisés. FR ok avec encore un peu d’EN. Beta, 1 cours gratuit </text:p>
            <text:p>généré, accès aux cours existants.</text:p>
          </table:table-cell>
          <table:table-cell table:style-name="ce80" office:value-type="string" ns42:value-type="string">
            <text:p><text:a xlink:href="https://www.uneiaparjour.fr/instaclass/" xlink:type="simple">https://www.uneiaparjour.fr/instaclass/</text:a></text:p>
          </table:table-cell>
          <table:table-cell table:style-name="ce74" office:value-type="string" ns42:value-type="string">
            <text:p>éducation</text:p>
          </table:table-cell>
          <table:table-cell table:style-name="ce74" table:number-columns-repeated="5"/>
          <table:table-cell table:style-name="ce92" office:value-type="date" office:date-value="2024-05-01" ns42:value-type="date">
            <text:p>01/05/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dreal</text:p>
          </table:table-cell>
          <table:table-cell table:style-name="ce74" office:value-type="string" ns42:value-type="string">
            <text:p>Midreal (https://midreal.ai) génère des récits longs à partir d’un prompt. </text:p>
            <text:p>Chaque partie est illustrée, des pistes sont alors suggérées ou une </text:p>
            <text:p>nouvelle requête est ajoutée pour continuer l’histoire. FR si spécifié. 10 </text:p>
            <text:p>crédits à l’ouverture et 10 /mois.</text:p>
          </table:table-cell>
          <table:table-cell table:style-name="ce80" office:value-type="string" ns42:value-type="string">
            <text:p><text:a xlink:href="https://www.uneiaparjour.fr/midreal/" xlink:type="simple">https://www.uneiaparjour.fr/midreal/</text:a></text:p>
          </table:table-cell>
          <table:table-cell table:style-name="ce74" office:value-type="string" ns42:value-type="string">
            <text:p>texte</text:p>
          </table:table-cell>
          <table:table-cell table:style-name="ce74" table:number-columns-repeated="5"/>
          <table:table-cell table:style-name="ce92" office:value-type="date" office:date-value="2024-04-30" ns42:value-type="date">
            <text:p>3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hai</text:p>
          </table:table-cell>
          <table:table-cell table:style-name="ce74" office:value-type="string" ns42:value-type="string">
            <text:p>Ohai (https://beta.ohai.bot) permet de dialoguer librement avec des </text:p>
            <text:p>personnages partagés ou dans des histoires disponibles dans la galerie. </text:p>
            <text:p>Même si orienté films, séries et mangas, tout type de personnages peut être </text:p>
            <text:p>créé. FR accepté, beta illimitée.</text:p>
          </table:table-cell>
          <table:table-cell table:style-name="ce80" office:value-type="string" ns42:value-type="string">
            <text:p><text:a xlink:href="https://www.uneiaparjour.fr/ohai/" xlink:type="simple">https://www.uneiaparjour.fr/ohai/</text:a></text:p>
          </table:table-cell>
          <table:table-cell table:style-name="ce74" office:value-type="string" ns42:value-type="string">
            <text:p>chatbot</text:p>
          </table:table-cell>
          <table:table-cell table:style-name="ce74" table:number-columns-repeated="5"/>
          <table:table-cell table:style-name="ce92" office:value-type="date" office:date-value="2024-04-29" ns42:value-type="date">
            <text:p>2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 discover</text:p>
          </table:table-cell>
          <table:table-cell table:style-name="ce74" office:value-type="string" ns42:value-type="string">
            <text:p>B discover (https://bdiscover.kakaobrain.com) génère des imageset peut les </text:p>
            <text:p>animer. Mode portrait, galerie et remix possible.Génération d’imagesen 1:1 </text:p>
            <text:p>gratuite, pour iOS et Android. Images illimitées et 5 vidéos gratuites.</text:p>
          </table:table-cell>
          <table:table-cell table:style-name="ce80" office:value-type="string" ns42:value-type="string">
            <text:p><text:a xlink:href="https://www.uneiaparjour.fr/b-discover/" xlink:type="simple">https://www.uneiaparjour.fr/b-discover/</text:a></text:p>
          </table:table-cell>
          <table:table-cell table:style-name="ce74" office:value-type="string" ns42:value-type="string">
            <text:p>images</text:p>
          </table:table-cell>
          <table:table-cell table:style-name="ce74" table:number-columns-repeated="5"/>
          <table:table-cell table:style-name="ce92" office:value-type="date" office:date-value="2024-04-28" ns42:value-type="date">
            <text:p>2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pir</text:p>
          </table:table-cell>
          <table:table-cell table:style-name="ce74" office:value-type="string" ns42:value-type="string">
            <text:p>Inspir (https://inspir.app) propose plusieurs chatbots orientés </text:p>
            <text:p>apprentissage, plusieurs orientés compétences numériques, un pour converser </text:p>
            <text:p>avec des « personnalités » et un plus neutre. LLM non spécifié. FR si </text:p>
            <text:p>demandé. Gratuit avec compte et illimité.</text:p>
          </table:table-cell>
          <table:table-cell table:style-name="ce80" office:value-type="string" ns42:value-type="string">
            <text:p><text:a xlink:href="https://www.uneiaparjour.fr/inspir/" xlink:type="simple">https://www.uneiaparjour.fr/inspir/</text:a></text:p>
          </table:table-cell>
          <table:table-cell table:style-name="ce74" office:value-type="string" ns42:value-type="string">
            <text:p>chatbot</text:p>
          </table:table-cell>
          <table:table-cell table:style-name="ce74" table:number-columns-repeated="5"/>
          <table:table-cell table:style-name="ce92" office:value-type="date" office:date-value="2024-04-27" ns42:value-type="date">
            <text:p>2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ckcenter</text:p>
          </table:table-cell>
          <table:table-cell table:style-name="ce74" office:value-type="string" ns42:value-type="string">
            <text:p>Bonus #uneIAparjour : Brickcenter (https://brickcenter.net) pour créer des </text:p>
            <text:p>imagesen célèbres briques de constructions (avec un module « portrait » HS </text:p>
            <text:p>au moment du test). Galerie, compte optionnel, illimité.</text:p>
          </table:table-cell>
          <table:table-cell table:style-name="ce80" office:value-type="string" ns42:value-type="string">
            <text:p><text:a xlink:href="https://www.uneiaparjour.fr/brickcenter/" xlink:type="simple">https://www.uneiaparjour.fr/brickcenter/</text:a></text:p>
          </table:table-cell>
          <table:table-cell table:style-name="ce74" office:value-type="string" ns42:value-type="string">
            <text:p>images</text:p>
          </table:table-cell>
          <table:table-cell table:style-name="ce74" table:number-columns-repeated="5"/>
          <table:table-cell table:style-name="ce92" office:value-type="date" office:date-value="2024-04-26" ns42:value-type="date">
            <text:p>2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w/ AI</text:p>
          </table:table-cell>
          <table:table-cell table:style-name="ce74" office:value-type="string" ns42:value-type="string">
            <text:p>Teach w/ AI (https://teach-with-ai.com) propose un chatbot et 8 modules </text:p>
            <text:p>orientés enseignement : séances, séquences, évaluations, contenus, </text:p>
            <text:p>activités, différenciation. Extension chrome, sauvegarde, export Gdocs, </text:p>
            <text:p>partage par url. 1 mois accès complet gratuit.</text:p>
          </table:table-cell>
          <table:table-cell table:style-name="ce80" office:value-type="string" ns42:value-type="string">
            <text:p><text:a xlink:href="https://www.uneiaparjour.fr/teach-w-ai/" xlink:type="simple">https://www.uneiaparjour.fr/teach-w-ai/</text:a></text:p>
          </table:table-cell>
          <table:table-cell table:style-name="ce74" office:value-type="string" ns42:value-type="string">
            <text:p>éducation</text:p>
          </table:table-cell>
          <table:table-cell table:style-name="ce74" table:number-columns-repeated="5"/>
          <table:table-cell table:style-name="ce92" office:value-type="date" office:date-value="2024-04-25" ns42:value-type="date">
            <text:p>2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text:p>
          </table:table-cell>
          <table:table-cell table:style-name="ce74" office:value-type="string" ns42:value-type="string">
            <text:p>Après avoir choisi un personnage et/ou une action et/ou un lieu, Arti </text:p>
            <text:p>(https://playarti.com) génère une image à partir des critères et du style </text:p>
            <text:p>choisis. Une bonne entrée pour la découverte de la génération d’images? </text:p>
            <text:p>Sans compte.</text:p>
          </table:table-cell>
          <table:table-cell table:style-name="ce80" office:value-type="string" ns42:value-type="string">
            <text:p><text:a xlink:href="https://www.uneiaparjour.fr/arti/" xlink:type="simple">https://www.uneiaparjour.fr/arti/</text:a></text:p>
          </table:table-cell>
          <table:table-cell table:style-name="ce74" office:value-type="string" ns42:value-type="string">
            <text:p>images</text:p>
          </table:table-cell>
          <table:table-cell table:style-name="ce74" table:number-columns-repeated="5"/>
          <table:table-cell table:style-name="ce92" office:value-type="date" office:date-value="2024-04-24" ns42:value-type="date">
            <text:p>2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akin</text:p>
          </table:table-cell>
          <table:table-cell table:style-name="ce74" office:value-type="string" ns42:value-type="string">
            <text:p>Anakin (http://anakin.ai) : plateforme regroupant + de 1000 apps basées sur </text:p>
            <text:p>des IA génératives dont les principaux modèles de langage et d’images. </text:p>
            <text:p>Possibilité de créer ses propres apps. 300 crédits à l’ouverture puis 30 </text:p>
            <text:p>gratuits/ jour.</text:p>
          </table:table-cell>
          <table:table-cell table:style-name="ce80" office:value-type="string" ns42:value-type="string">
            <text:p><text:a xlink:href="https://www.uneiaparjour.fr/anakin/" xlink:type="simple">https://www.uneiaparjour.fr/anakin/</text: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4-23" ns42:value-type="date">
            <text:p>2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ic LLM</text:p>
          </table:table-cell>
          <table:table-cell table:style-name="ce74" office:value-type="string" ns42:value-type="string">
            <text:p>Artic LLM </text:p>
            <text:p>(https://snowflake.com/blog/arctic-open-efficient-foundation-language-models-snowflake…): </text:p>
            <text:p>un modèle de langage open source orienté code et entreprise mais qui reste </text:p>
            <text:p>polyvalent. Chatbots sans compte avec réglages (réponses courtes, demander </text:p>
            <text:p>de continuer): https://arctic.streamlit.app et </text:p>
            <text:p>https://huggingface.co/spaces/Snowflake/snowflake-arctic-st-demo…</text:p>
          </table:table-cell>
          <table:table-cell table:style-name="ce80" office:value-type="string" ns42:value-type="string">
            <text:p><text:a xlink:href="https://www.uneiaparjour.fr/artic-llm/" xlink:type="simple">https://www.uneiaparjour.fr/artic-llm/</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4-22" ns42:value-type="date">
            <text:p>2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nce upon a bot</text:p>
          </table:table-cell>
          <table:table-cell table:style-name="ce74" office:value-type="string" ns42:value-type="string">
            <text:p>Once upon a bot (https://onceuponabot.com) génère des histoires pour </text:p>
            <text:p>enfants avec texte, imageset audio. FR ok si précisé. Partage url et pdf </text:p>
            <text:p>(hs lors des tests), 3 gratuites /semaine.Tests :– </text:p>
            <text:p>https://onceuponabot.com/story/acd9b0c2-4490-402d-8f6c-5feab929f52a…– </text:p>
            <text:p>https://onceuponabot.com/story/d4c8b81c-a75b-471a-b8f8-cd97aeee264e…</text:p>
          </table:table-cell>
          <table:table-cell table:style-name="ce80" office:value-type="string" ns42:value-type="string">
            <text:p><text:a xlink:href="https://www.uneiaparjour.fr/once-upon-a-bot/" xlink:type="simple">https://www.uneiaparjour.fr/once-upon-a-bot/</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92" office:value-type="date" office:date-value="2024-04-21" ns42:value-type="date">
            <text:p>2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o) génère des imagesà partir </text:p>
            <text:p>d’un prompt, un style, un format et un prompt négatif en « améliorant » le </text:p>
            <text:p>prompt initial. Prompts simples plus efficaces.Pas d’historique. Version </text:p>
            <text:p>beta, sans compte et illimitée.</text:p>
          </table:table-cell>
          <table:table-cell table:style-name="ce80" office:value-type="string" ns42:value-type="string">
            <text:p><text:a xlink:href="https://www.uneiaparjour.fr/ai-image-generator-2/" xlink:type="simple">https://www.uneiaparjour.fr/ai-image-generator-2/</text:a></text:p>
          </table:table-cell>
          <table:table-cell table:style-name="ce74" office:value-type="string" ns42:value-type="string">
            <text:p>archives</text:p>
          </table:table-cell>
          <table:table-cell table:style-name="ce74" table:number-columns-repeated="5"/>
          <table:table-cell table:style-name="ce92" office:value-type="date" office:date-value="2024-04-20" ns42:value-type="date">
            <text:p>2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all</text:p>
          </table:table-cell>
          <table:table-cell table:style-name="ce74" office:value-type="string" ns42:value-type="string">
            <text:p>Recall (https://getrecall.ai) résume des pages web (+ pdf en ligne) et </text:p>
            <text:p>établit des liens via des mots clés. Propose également des quiz pour </text:p>
            <text:p>chacune. FR ok si spécifié dans les paramètres. Web, app et extension. 10 </text:p>
            <text:p>résumés éditables gratuits.</text:p>
          </table:table-cell>
          <table:table-cell table:style-name="ce80" office:value-type="string" ns42:value-type="string">
            <text:p><text:a xlink:href="https://www.uneiaparjour.fr/recall/" xlink:type="simple">https://www.uneiaparjour.fr/recall/</text:a></text:p>
          </table:table-cell>
          <table:table-cell table:style-name="ce74" office:value-type="string" ns42:value-type="string">
            <text:p>documents</text:p>
          </table:table-cell>
          <table:table-cell table:style-name="ce74" table:number-columns-repeated="5"/>
          <table:table-cell table:style-name="ce92" office:value-type="date" office:date-value="2024-04-19" ns42:value-type="date">
            <text:p>1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la</text:p>
          </table:table-cell>
          <table:table-cell table:style-name="ce74" office:value-type="string" ns42:value-type="string">
            <text:p>Visla (http://visla.us) génère des vidéos à partir de prompt, texte, url, </text:p>
            <text:p>image ou vidéo. Avec outil de montage.Tests : </text:p>
            <text:p>https://app.visla.us/project/view/1231801848579514368… / </text:p>
            <text:p>https://app.visla.us/project/view/1231804256869171200… / </text:p>
            <text:p>https://app.visla.us/project/view/1231803024557498368… / </text:p>
            <text:p>https://app.visla.us/project/view/1231805351905484800… Web et iOS – 50 min </text:p>
            <text:p>/mois </text:p>
          </table:table-cell>
          <table:table-cell table:style-name="ce80" office:value-type="string" ns42:value-type="string">
            <text:p><text:a xlink:href="https://www.uneiaparjour.fr/visla/" xlink:type="simple">https://www.uneiaparjour.fr/visla/</text:a></text:p>
          </table:table-cell>
          <table:table-cell table:style-name="ce74" office:value-type="string" ns42:value-type="string">
            <text:p>vidéo</text:p>
          </table:table-cell>
          <table:table-cell table:style-name="ce74" table:number-columns-repeated="5"/>
          <table:table-cell table:style-name="ce92" office:value-type="date" office:date-value="2024-04-18" ns42:value-type="date">
            <text:p>1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 by Vemo</text:p>
          </table:table-cell>
          <table:table-cell table:style-name="ce74" office:value-type="string" ns42:value-type="string">
            <text:p>Q by Vemo (https://apps.apple.com/us/app/q-by-vemo-ai/id6497067239…) : un </text:p>
            <text:p>chatbot épuré basé sur des requêtes exprimées à l’oral et des réponses </text:p>
            <text:p>textuelles. LLM GPT3 (base figée en 2022). Français ok et itération </text:p>
            <text:p>possible, sans d’historique. Gratuit et illimité, sur iOS.</text:p>
          </table:table-cell>
          <table:table-cell table:style-name="ce75" office:value-type="string" ns42:value-type="string">
            <text:p><text:a xlink:href="https://www.uneiaparjour.fr/q-by-vemo/" xlink:type="simple">https://www.uneiaparjour.fr/q-by-vemo/</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4-17" ns42:value-type="date">
            <text:p>1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mry</text:p>
          </table:table-cell>
          <table:table-cell table:style-name="ce74" office:value-type="string" ns42:value-type="string">
            <text:p>Smmry (https://smmry.com) résume textes, documents txt ou pdf et via une </text:p>
            <text:p>URL. Accepte les textes longs (test avec 7 chapitres Guerre des boutons), </text:p>
            <text:p>affinage avec mots clés, plusieurs options. Compte possible mais semble </text:p>
            <text:p>illimité sans. Sources tests Smmry :– texte Guerre de boutons : </text:p>
            <text:p>https://gutenberg.org/files/56646/56646-0.txt…– url : </text:p>
            <text:p>https://bienvenue.reseau-canope.fr/ia-en-classe– pdf : infographie prompt</text:p>
          </table:table-cell>
          <table:table-cell table:style-name="ce75" office:value-type="string" ns42:value-type="string">
            <text:p><text:a xlink:href="https://www.uneiaparjour.fr/smmry/" xlink:type="simple">https://www.uneiaparjour.fr/smmry/</text:a></text:p>
          </table:table-cell>
          <table:table-cell table:style-name="ce74" office:value-type="string" ns42:value-type="string">
            <text:p>documents</text:p>
          </table:table-cell>
          <table:table-cell table:style-name="ce74" table:number-columns-repeated="5"/>
          <table:table-cell table:style-name="ce92" office:value-type="date" office:date-value="2024-04-16" ns42:value-type="date">
            <text:p>1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urious</text:p>
          </table:table-cell>
          <table:table-cell table:style-name="ce74" office:value-type="string" ns42:value-type="string">
            <text:p>Picurious (http://picurious.ai) analyse des images, propose des questions </text:p>
            <text:p>liées et un chatbot. Traduis, résous des problèmes, identifie. Tests depuis </text:p>
            <text:p>https://academie-francaise.fr/petite-poucette-les-nouveaux-defis-de-leducation…, </text:p>
            <text:p>https://apmep.fr/Annee-2023 et photo perso. 13 requêtes gratuites.</text:p>
          </table:table-cell>
          <table:table-cell table:style-name="ce75" office:value-type="string" ns42:value-type="string">
            <text:p><text:a xlink:href="https://www.uneiaparjour.fr/picurious/" xlink:type="simple">https://www.uneiaparjour.fr/picurious/</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4-04-15" ns42:value-type="date">
            <text:p>1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lift</text:p>
          </table:table-cell>
          <table:table-cell table:style-name="ce74" office:value-type="string" ns42:value-type="string">
            <text:p>Owlift (https://owlift.com) : – répond aux questions posées en plusieurs </text:p>
            <text:p>langues et niveaux– propose des outils de génération pour étudiants et </text:p>
            <text:p>enseignants (flashcards, quizz, questions…) 3 crédits gratuits /jour sans </text:p>
            <text:p>compte, +10 par semaine avec.</text:p>
          </table:table-cell>
          <table:table-cell table:style-name="ce75" office:value-type="string" ns42:value-type="string">
            <text:p><text:a xlink:href="https://www.uneiaparjour.fr/owlift/" xlink:type="simple">https://www.uneiaparjour.fr/owlift/</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4-14" ns42:value-type="date">
            <text:p>1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peechmatics</text:p>
          </table:table-cell>
          <table:table-cell table:style-name="ce74" office:value-type="string" ns42:value-type="string">
            <text:p>Speechmatics (http://speechmatics.com) transcrit l’audio en texte, d’un </text:p>
            <text:p>fichier audio chargé ou en temps réel. Traduit, résume, chapitre, </text:p>
            <text:p>transforme en sous-titres… 9 formats de fichiers audio acceptés, 40 langues </text:p>
            <text:p>disponibles, 8h gratuites par mois.Tests depuis : – 4ème de couverture de </text:p>
            <text:p>« C’était mieux avant » de M. Serres – http://archive.org/details/coarlt…– </text:p>
            <text:p>http://audiocite.net/livres-audio-g… 1 244</text:p>
          </table:table-cell>
          <table:table-cell table:style-name="ce75" office:value-type="string" ns42:value-type="string">
            <text:p><text:a xlink:href="https://www.uneiaparjour.fr/speechmatics/" xlink:type="simple">https://www.uneiaparjour.fr/speechmatic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4-04-13" ns42:value-type="date">
            <text:p>1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 AI</text:p>
          </table:table-cell>
          <table:table-cell table:style-name="ce74" office:value-type="string" ns42:value-type="string">
            <text:p>Question AI (https://questionai.com +extensions) se définit comme assistant </text:p>
            <text:p>pour les devoirs : un chatbot avec analyse images, captures ou pdf et </text:p>
            <text:p>calculatrice scientifique avec explication des calculs. Utilisable par </text:p>
            <text:p>tous, illimité avec compte.Tests Question AI depuis :– schéma prompt </text:p>
            <text:p>https://edunumrech.hypotheses.org– infographie pdf </text:p>
            <text:p>https://reseau-canope.fr/agence-des-usages/intelligence-artificielle.html…– </text:p>
            <text:p>capture directe http://uneiaparjour.fr</text:p>
          </table:table-cell>
          <table:table-cell table:style-name="ce75" office:value-type="string" ns42:value-type="string">
            <text:p><text:a xlink:href="https://www.uneiaparjour.fr/question-ai/" xlink:type="simple">https://www.uneiaparjour.fr/question-ai/</text:a></text:p>
          </table:table-cell>
          <table:table-cell table:style-name="ce74" office:value-type="string" ns42:value-type="string">
            <text:p>documents</text:p>
          </table:table-cell>
          <table:table-cell table:style-name="ce74" office:value-type="string" ns42:value-type="string">
            <text:p>usage illimité</text:p>
          </table:table-cell>
          <table:table-cell table:style-name="ce74" table:number-columns-repeated="4"/>
          <table:table-cell table:style-name="ce92" office:value-type="date" office:date-value="2024-04-12" ns42:value-type="date">
            <text:p>1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ss Companion</text:p>
          </table:table-cell>
          <table:table-cell table:style-name="ce74" office:value-type="string" ns42:value-type="string">
            <text:p>Class Companion (http://classcompanion.com) génère des évaluations à partir </text:p>
            <text:p>d’une requête sous forme de quiz ou questions à réponses rédigées. Création </text:p>
            <text:p>de classes avec suivi (législation US pas RGPD). FR si spécifié. Gratuit </text:p>
            <text:p>pour les enseignants.</text:p>
          </table:table-cell>
          <table:table-cell table:style-name="ce75" office:value-type="string" ns42:value-type="string">
            <text:p><text:a xlink:href="https://www.uneiaparjour.fr/class-companion/" xlink:type="simple">https://www.uneiaparjour.fr/class-companion/</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table:number-columns-repeated="3"/>
          <table:table-cell table:style-name="ce92" office:value-type="date" office:date-value="2024-04-11" ns42:value-type="date">
            <text:p>1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csv</text:p>
          </table:table-cell>
          <table:table-cell table:style-name="ce74" office:value-type="string" ns42:value-type="string">
            <text:p>Chatcsv (https://chatcsv.co) analyse les fichiers csv comportant un grand </text:p>
            <text:p>nombre de données via un chatbot. Plusieurs fichiers peuvent être chargés </text:p>
            <text:p>et comparés, des visualisations sont proposés. Gratuit et illimité. Tests </text:p>
            <text:p>depuis https://meteo.data.gouv.fr</text:p>
          </table:table-cell>
          <table:table-cell table:style-name="ce75" office:value-type="string" ns42:value-type="string">
            <text:p><text:a xlink:href="https://www.uneiaparjour.fr/chatcsv/" xlink:type="simple">https://www.uneiaparjour.fr/chatcsv/</text:a></text:p>
          </table:table-cell>
          <table:table-cell table:style-name="ce74" office:value-type="string" ns42:value-type="string">
            <text:p>données</text:p>
          </table:table-cell>
          <table:table-cell table:style-name="ce74" office:value-type="string" ns42:value-type="string">
            <text:p>usage illimité</text:p>
          </table:table-cell>
          <table:table-cell table:style-name="ce74" table:number-columns-repeated="4"/>
          <table:table-cell table:style-name="ce92" office:value-type="date" office:date-value="2024-04-10" ns42:value-type="date">
            <text:p>10/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dio</text:p>
          </table:table-cell>
          <table:table-cell table:style-name="ce74" office:value-type="string" ns42:value-type="string">
            <text:p>Udio (https://udio.com) génère des morceaux de musique avec paroles. </text:p>
            <text:p>Morceaux de 30 sec. Galerie, playlist, téléchargement, partage et FR ok. </text:p>
            <text:p>1200 morceaux gratuits/ mois pendant la beta.Tests :– </text:p>
            <text:p>https://udio.com/songs/hiYZkuo6yoVWfe3FP4g6cy…– </text:p>
            <text:p>https://udio.com/songs/7dhxDpQbz18FEhURDUUaVr…</text:p>
          </table:table-cell>
          <table:table-cell table:style-name="ce75" office:value-type="string" ns42:value-type="string">
            <text:p><text:a xlink:href="https://www.uneiaparjour.fr/udio/" xlink:type="simple">https://www.uneiaparjour.fr/udio/</text:a></text:p>
          </table:table-cell>
          <table:table-cell table:style-name="ce74" office:value-type="string" ns42:value-type="string">
            <text:p>musique</text:p>
          </table:table-cell>
          <table:table-cell table:style-name="ce74" table:number-columns-repeated="5"/>
          <table:table-cell table:style-name="ce92" office:value-type="date" office:date-value="2024-04-09" ns42:value-type="date">
            <text:p>09/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gnitium</text:p>
          </table:table-cell>
          <table:table-cell table:style-name="ce74" office:value-type="string" ns42:value-type="string">
            <text:p>Kognitium (https://kognitium.com) est présenté comme un agent </text:p>
            <text:p>conversationnel + précis et qui « apprend » des échanges (LLM non cité). </text:p>
            <text:p>Suivi de la progression et partage. Accès sans compte possible, beta </text:p>
            <text:p>gratuite. Exemple: </text:p>
            <text:p>https://kognitium.com/thread/2aa8b132-58da-4890-acd4-cda795b46a8e…</text:p>
          </table:table-cell>
          <table:table-cell table:style-name="ce75" office:value-type="string" ns42:value-type="string">
            <text:p><text:a xlink:href="https://www.uneiaparjour.fr/kognitium/" xlink:type="simple">https://www.uneiaparjour.fr/kognitium/</text:a></text:p>
          </table:table-cell>
          <table:table-cell table:style-name="ce74" office:value-type="string" ns42:value-type="string">
            <text:p>chatbot</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4-08" ns42:value-type="date">
            <text:p>08/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df to chat</text:p>
          </table:table-cell>
          <table:table-cell table:style-name="ce74" office:value-type="string" ns42:value-type="string">
            <text:p>Pdf to chat (http://pdftochat.com) propose l’analyse de documents pdf via </text:p>
            <text:p>un chatbot avec des outils de lecteur pdf. Itération et références internes </text:p>
            <text:p>au document. Basé sur Mixtral, illimité et open source, github : </text:p>
            <text:p>https://github.com/Nutlope/pdftochat…via @Korben</text:p>
          </table:table-cell>
          <table:table-cell table:style-name="ce75" office:value-type="string" ns42:value-type="string">
            <text:p><text:a xlink:href="https://www.uneiaparjour.fr/pdf-to-chat/" xlink:type="simple">https://www.uneiaparjour.fr/pdf-to-chat/</text:a></text:p>
          </table:table-cell>
          <table:table-cell table:style-name="ce74" office:value-type="string" ns42:value-type="string">
            <text:p>document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4-07" ns42:value-type="date">
            <text:p>07/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ic</text:p>
          </table:table-cell>
          <table:table-cell table:style-name="ce74" office:value-type="string" ns42:value-type="string">
            <text:p>Morphic (http://morphic.sh) : moteur de recherche open source couplé à une </text:p>
            <text:p>IA générative texte. Réponse avec demande de précision, sources, images, </text:p>
            <text:p>génération et sujets associés. Itération possible. Beta sans compte. </text:p>
            <text:p>Github: https://github.com/miurla/morphic</text:p>
          </table:table-cell>
          <table:table-cell table:style-name="ce75" office:value-type="string" ns42:value-type="string">
            <text:p><text:a xlink:href="https://www.uneiaparjour.fr/morphic/" xlink:type="simple">https://www.uneiaparjour.fr/morphic/</text:a></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4-06" ns42:value-type="date">
            <text:p>06/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ee</text:p>
          </table:table-cell>
          <table:table-cell table:style-name="ce74" office:value-type="string" ns42:value-type="string">
            <text:p>Clee (http://cleeai.com) est un moteur de recherche couplé à une IA </text:p>
            <text:p>générative de texte : réponse générée avec sources véritables, choix des </text:p>
            <text:p>sources, accès à des sujets d’actu (EN). FR accepté, partage possible. </text:p>
            <text:p>Compte requis, gratuit et illimité.</text:p>
          </table:table-cell>
          <table:table-cell table:style-name="ce75" office:value-type="string" ns42:value-type="string">
            <text:p><text:a xlink:href="https://www.uneiaparjour.fr/clee/" xlink:type="simple">https://www.uneiaparjour.fr/clee/</text:a></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number-columns-repeated="4"/>
          <table:table-cell table:style-name="ce92" office:value-type="date" office:date-value="2024-04-05" ns42:value-type="date">
            <text:p>05/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mind</text:p>
          </table:table-cell>
          <table:table-cell table:style-name="ce74" office:value-type="string" ns42:value-type="string">
            <text:p>Mapminp (https://mapmindai.com) génère des cartes mentales simples à partir </text:p>
            <text:p>d’un prompt. Génération globale (possible de préciser le niveau de détail, </text:p>
            <text:p>pas toujours respecté) puis édition possible. Import json, export json png. </text:p>
            <text:p>FR accepté, semble illimité.</text:p>
          </table:table-cell>
          <table:table-cell table:style-name="ce75" office:value-type="string" ns42:value-type="string">
            <text:p><text:a xlink:href="https://www.uneiaparjour.fr/mapmind/" xlink:type="simple">https://www.uneiaparjour.fr/mapmind/</text:a></text:p>
          </table:table-cell>
          <table:table-cell table:style-name="ce74" office:value-type="string" ns42:value-type="string">
            <text:p>mindmap</text:p>
          </table:table-cell>
          <table:table-cell table:style-name="ce74" office:value-type="string" ns42:value-type="string">
            <text:p>usage illimité</text:p>
          </table:table-cell>
          <table:table-cell table:style-name="ce74" table:number-columns-repeated="4"/>
          <table:table-cell table:style-name="ce92" office:value-type="date" office:date-value="2024-04-04" ns42:value-type="date">
            <text:p>04/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tekeep</text:p>
          </table:table-cell>
          <table:table-cell table:style-name="ce74" office:value-type="string" ns42:value-type="string">
            <text:p>Gatekeep (http://gatekeep.ai) génère des vidéos explicatives à partir d’un </text:p>
            <text:p>prompt. Vidéos avec texte, voix et illustrations. Résumé et chat. FR </text:p>
            <text:p>accepté, aléatoire dans les générations, ok dans le chat. , V. beta ? </text:p>
            <text:p>illimité ? Extraits dans la vidéo. Via @batier</text:p>
          </table:table-cell>
          <table:table-cell table:style-name="ce75" office:value-type="string" ns42:value-type="string">
            <text:p><text:a xlink:href="https://www.uneiaparjour.fr/gatekeep/" xlink:type="simple">https://www.uneiaparjour.fr/gatekeep/</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3"/>
          <table:table-cell table:style-name="ce92" office:value-type="date" office:date-value="2024-04-03" ns42:value-type="date">
            <text:p>03/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zy</text:p>
          </table:table-cell>
          <table:table-cell table:style-name="ce74" office:value-type="string" ns42:value-type="string">
            <text:p>Lazy (http://getlazy.ai) crée des applications à partir d’un prompt. </text:p>
            <text:p>L’outil teste, débugue et corrige les erreurs, propose des suggestions, </text:p>
            <text:p>itération possible. En EN, FR accepté. Créations, code accessible et accès </text:p>
            <text:p>web en mode privé gratuits.</text:p>
          </table:table-cell>
          <table:table-cell table:style-name="ce75" office:value-type="string" ns42:value-type="string">
            <text:p><text:a xlink:href="https://www.uneiaparjour.fr/lazy/" xlink:type="simple">https://www.uneiaparjour.fr/lazy/</text:a></text:p>
          </table:table-cell>
          <table:table-cell table:style-name="ce74" office:value-type="string" ns42:value-type="string">
            <text:p>application</text:p>
          </table:table-cell>
          <table:table-cell table:style-name="ce74" table:number-columns-repeated="5"/>
          <table:table-cell table:style-name="ce92" office:value-type="date" office:date-value="2024-04-02" ns42:value-type="date">
            <text:p>02/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sapp</text:p>
          </table:table-cell>
          <table:table-cell table:style-name="ce74" office:value-type="string" ns42:value-type="string">
            <text:p>Shortvideosapp (https://shortvideosapp.com) génère des vidéos en format </text:p>
            <text:p>vertical avec imagesfixes et voix à partir d’un prompt. Choix du style et </text:p>
            <text:p>choix de la voix, génération de l’audio puis choix des imagesproposées. FR </text:p>
            <text:p>accepté et surtitrage en EN. Illimité ?</text:p>
          </table:table-cell>
          <table:table-cell table:style-name="ce75" office:value-type="string" ns42:value-type="string">
            <text:p><text:a xlink:href="https://www.uneiaparjour.fr/shortvideosapp/" xlink:type="simple">https://www.uneiaparjour.fr/shortvideosapp/</text:a></text:p>
          </table:table-cell>
          <table:table-cell table:style-name="ce74" office:value-type="string" ns42:value-type="string">
            <text:p>vidéo</text:p>
          </table:table-cell>
          <table:table-cell table:style-name="ce74" table:number-columns-repeated="5"/>
          <table:table-cell table:style-name="ce92" office:value-type="date" office:date-value="2024-04-01" ns42:value-type="date">
            <text:p>01/04/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midesk</text:p>
          </table:table-cell>
          <table:table-cell table:style-name="ce74" office:value-type="string" ns42:value-type="string">
            <text:p>Illumidesk (http://illumidesk.com) génère des cours en ligne avec quiz, </text:p>
            <text:p>entièrement éditables avec outils nombreux. Suivi des étudiants, FR </text:p>
            <text:p>accepté, génère en EN ou FR. 15 jours complet puis version limitée à 10 </text:p>
            <text:p>étudiants. Test : </text:p>
            <text:p>https://bfbfbf.illumidesk.com/courses/les-ia-generatives-en-education-usages-et-limites-2</text:p>
          </table:table-cell>
          <table:table-cell table:style-name="ce75" office:value-type="string" ns42:value-type="string">
            <text:p><text:a xlink:href="https://www.uneiaparjour.fr/illumidesk/" xlink:type="simple">https://www.uneiaparjour.fr/illumidesk/</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31" ns42:value-type="date">
            <text:p>3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ingprogress</text:p>
          </table:table-cell>
          <table:table-cell table:style-name="ce74" office:value-type="string" ns42:value-type="string">
            <text:p>Makingprogress (https://makingprogressai.com) génère des appréciations à </text:p>
            <text:p>partir d’un formulaire rempli, d’une photo ou d’un enregistrement audio. En </text:p>
            <text:p>EN mais accepte le FR – même si texte généré pas toujours en FR, une source </text:p>
            <text:p>d’idées ? Gratuit et illimité.</text:p>
          </table:table-cell>
          <table:table-cell table:style-name="ce75" office:value-type="string" ns42:value-type="string">
            <text:p><text:a xlink:href="https://www.uneiaparjour.fr/makingprogress/" xlink:type="simple">https://www.uneiaparjour.fr/makingprogress/</text:a></text:p>
          </table:table-cell>
          <table:table-cell table:style-name="ce74" office:value-type="string" ns42:value-type="string">
            <text:p>éducation</text:p>
          </table:table-cell>
          <table:table-cell table:style-name="ce74" office:value-type="string" ns42:value-type="string">
            <text:p>usage illimité</text:p>
          </table:table-cell>
          <table:table-cell table:style-name="ce74" table:number-columns-repeated="4"/>
          <table:table-cell table:style-name="ce92" office:value-type="date" office:date-value="2024-03-30" ns42:value-type="date">
            <text:p>3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obe translator</text:p>
          </table:table-cell>
          <table:table-cell table:style-name="ce74" office:value-type="string" ns42:value-type="string">
            <text:p>Globe translator (https://translator.globe.engineer) transforme un prompt </text:p>
            <text:p>en représentation graphique (3d en beta), arbre de décision ou tableau. </text:p>
            <text:p>Chiffres pendant les tests semblent ok mais sources et générations sont </text:p>
            <text:p>bien sûr à vérifier 😉 Sans compte et illimité.</text:p>
          </table:table-cell>
          <table:table-cell table:style-name="ce75" office:value-type="string" ns42:value-type="string">
            <text:p><text:a xlink:href="https://www.uneiaparjour.fr/globe-translator/" xlink:type="simple">https://www.uneiaparjour.fr/globe-translator/</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29" ns42:value-type="date">
            <text:p>2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a</text:p>
          </table:table-cell>
          <table:table-cell table:style-name="ce74" office:value-type="string" ns42:value-type="string">
            <text:p>Bria (http://labs.bria.ai) : génération d’imagesavec 4 modèles </text:p>
            <text:p>« éthiques » (capture 1). Outils d’édition pour les imagesgénérées </text:p>
            <text:p>(modification des expressions, objets, fond, taille…). Images de la </text:p>
            <text:p>garlerie modifiables. 1000 imagesgratuites par mois.</text:p>
          </table:table-cell>
          <table:table-cell table:style-name="ce75" office:value-type="string" ns42:value-type="string">
            <text:p><text:a xlink:href="https://www.uneiaparjour.fr/bria/" xlink:type="simple">https://www.uneiaparjour.fr/bria/</text:a></text:p>
          </table:table-cell>
          <table:table-cell table:style-name="ce74" office:value-type="string" ns42:value-type="string">
            <text:p>images</text:p>
          </table:table-cell>
          <table:table-cell table:style-name="ce74" table:number-columns-repeated="5"/>
          <table:table-cell table:style-name="ce92" office:value-type="date" office:date-value="2024-03-28" ns42:value-type="date">
            <text:p>2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craft</text:p>
          </table:table-cell>
          <table:table-cell table:style-name="ce74" office:value-type="string" ns42:value-type="string">
            <text:p>Gencraft (https://gencraft.com) : génération d’imagesavec 30 styles et 40 </text:p>
            <text:p>modèles (5 gratuits), image to image, aide au prompt, prompts négatifs et </text:p>
            <text:p>galerie. iOS et Android. 5×2 générations /jour gratuites (video et modèle </text:p>
            <text:p>propre en version payante).</text:p>
          </table:table-cell>
          <table:table-cell table:style-name="ce75" office:value-type="string" ns42:value-type="string">
            <text:p><text:a xlink:href="https://www.uneiaparjour.fr/gencraft/" xlink:type="simple">https://www.uneiaparjour.fr/gencraft/</text:a></text:p>
          </table:table-cell>
          <table:table-cell table:style-name="ce74" office:value-type="string" ns42:value-type="string">
            <text:p>images</text:p>
          </table:table-cell>
          <table:table-cell table:style-name="ce74" table:number-columns-repeated="5"/>
          <table:table-cell table:style-name="ce92" office:value-type="date" office:date-value="2024-03-27" ns42:value-type="date">
            <text:p>2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wnai</text:p>
          </table:table-cell>
          <table:table-cell table:style-name="ce74" office:value-type="string" ns42:value-type="string">
            <text:p>Ownai (http://ownai.com) : création de chatbots personnalisés basés sur </text:p>
            <text:p>Mistral. URL personnalisable, 3 gratuits, interactions illimitées et accès </text:p>
            <text:p>utilisateur sans compte. Test avec aide à la création de séance pédagogique </text:p>
            <text:p>: https://creation-seance.ownai.com</text:p>
          </table:table-cell>
          <table:table-cell table:style-name="ce75" office:value-type="string" ns42:value-type="string">
            <text:p><text:a xlink:href="https://www.uneiaparjour.fr/ownai/" xlink:type="simple">https://www.uneiaparjour.fr/ownai/</text:a></text:p>
          </table:table-cell>
          <table:table-cell table:style-name="ce74" office:value-type="string" ns42:value-type="string">
            <text:p>chatbot</text:p>
          </table:table-cell>
          <table:table-cell table:style-name="ce74" table:number-columns-repeated="5"/>
          <table:table-cell table:style-name="ce92" office:value-type="date" office:date-value="2024-03-26" ns42:value-type="date">
            <text:p>2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 to video de Typeframes</text:p>
          </table:table-cell>
          <table:table-cell table:style-name="ce74" office:value-type="string" ns42:value-type="string">
            <text:p>Text to video de Typeframes (https://typeframes.com/tools/text-to-video…) </text:p>
            <text:p>convertit un texte en une vidéo animée avec musique. Édition complète </text:p>
            <text:p>possible (groupes de mots, musique, fonds…), partage en ligne ou export </text:p>
            <text:p>mp4. D’autres outils disponibles avec voix en EN.</text:p>
          </table:table-cell>
          <table:table-cell table:style-name="ce75" office:value-type="string" ns42:value-type="string">
            <text:p><text:a xlink:href="https://www.uneiaparjour.fr/text-to-video-de-typeframes/" xlink:type="simple">https://www.uneiaparjour.fr/text-to-video-de-typeframes/</text:a></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4"/>
          <table:table-cell table:style-name="ce92" office:value-type="date" office:date-value="2024-03-25" ns42:value-type="date">
            <text:p>2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sk Teaching</text:p>
          </table:table-cell>
          <table:table-cell table:style-name="ce74" office:value-type="string" ns42:value-type="string">
            <text:p>Brisk Teaching (http://briskteaching.com) : extension Chrome intègrant des </text:p>
            <text:p>outils de génération orientés éducation : séances, quiz, présentations, </text:p>
            <text:p>mails, articles… Générations directes dans la suite Google. Fonctions </text:p>
            <text:p>avancées pour les étab. Tests : Quiz à partir dans Forms de « Que dit la </text:p>
            <text:p>recherche » @reseau_canope </text:p>
            <text:p>:https://reseau-canope.fr/agence-des-usages/comment-lintelligence-artificielle-peut-elle-soutenir-lapprentissage-de-lecrit.html </text:p>
            <text:p>: Plan de séance dans Docs à partir de la vidéo […]</text:p>
          </table:table-cell>
          <table:table-cell table:style-name="ce75" office:value-type="string" ns42:value-type="string">
            <text:p><text:a xlink:href="https://www.uneiaparjour.fr/brisk-teaching/" xlink:type="simple">https://www.uneiaparjour.fr/brisk-teaching/</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4-03-24" ns42:value-type="date">
            <text:p>2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go</text:p>
          </table:table-cell>
          <table:table-cell table:style-name="ce74" office:value-type="string" ns42:value-type="string">
            <text:p>Slidesgo de Freepix (https://slidesgo.com) génère des présentations, des </text:p>
            <text:p>idées de brise-glace et de questionnaire de fin de séance / de formation </text:p>
            <text:p>(choix éducation à la connexion). Via @YannPoirson. Slidesgo génère des </text:p>
            <text:p>présentations texte et imagesà partir d’un prompt. Modèles, tons, édition, </text:p>
            <text:p>partage et export. Gratuit avec 14 diapositives par présentation. Test : </text:p>
            <text:p>https://slidesgo.com/editor/share/9ba84ea6-a257-4385-b913-c1a22ec106b4#rs=link… </text:p>
            <text:p>Slidesgo […]</text:p>
          </table:table-cell>
          <table:table-cell table:style-name="ce75" office:value-type="string" ns42:value-type="string">
            <text:p><text:a xlink:href="https://www.uneiaparjour.fr/slidesgo/" xlink:type="simple">https://www.uneiaparjour.fr/slidesgo/</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table:number-columns-repeated="4"/>
          <table:table-cell table:style-name="ce92" office:value-type="date" office:date-value="2024-03-23" ns42:value-type="date">
            <text:p>2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 me</text:p>
          </table:table-cell>
          <table:table-cell table:style-name="ce74" office:value-type="string" ns42:value-type="string">
            <text:p>Talk me (https://talkme.ai) propose l’apprentissage de 5 langues : </text:p>
            <text:p>reconnaissance vocale, mises en situation existantes ou à créer, </text:p>
            <text:p>traduction, grammaire, définition et tableau de bord. En ligne ou appli. 5 </text:p>
            <text:p>activités gratuites par jour.</text:p>
          </table:table-cell>
          <table:table-cell table:style-name="ce75" office:value-type="string" ns42:value-type="string">
            <text:p><text:a xlink:href="https://www.uneiaparjour.fr/talk-me/" xlink:type="simple">https://www.uneiaparjour.fr/talk-me/</text:a></text:p>
          </table:table-cell>
          <table:table-cell table:style-name="ce74" office:value-type="string" ns42:value-type="string">
            <text:p>langues</text:p>
          </table:table-cell>
          <table:table-cell table:style-name="ce74" table:number-columns-repeated="5"/>
          <table:table-cell table:style-name="ce92" office:value-type="date" office:date-value="2024-03-22" ns42:value-type="date">
            <text:p>2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auto</text:p>
          </table:table-cell>
          <table:table-cell table:style-name="ce74" office:value-type="string" ns42:value-type="string">
            <text:p>Sonauto (http://sonauto.ai) : des morceaux de musique à partir d’un prompt. </text:p>
            <text:p>Édition avec nouvelle génération ciblée. Export mp3 ou vidéo type karaoke. </text:p>
            <text:p>Gratuit et illimité. Tests: https://sonauto.ai/songs/D3XMq3Ki9pBIe0C5aHyf… </text:p>
            <text:p>et https://sonauto.ai/songs/z1gB330XmslyyZ26kcxs… (prompt via chatGPT)</text:p>
          </table:table-cell>
          <table:table-cell table:style-name="ce75" office:value-type="string" ns42:value-type="string">
            <text:p><text:a xlink:href="https://www.uneiaparjour.fr/sonauto/" xlink:type="simple">https://www.uneiaparjour.fr/sonauto/</text:a></text:p>
          </table:table-cell>
          <table:table-cell table:style-name="ce74" office:value-type="string" ns42:value-type="string">
            <text:p>musique</text:p>
          </table:table-cell>
          <table:table-cell table:style-name="ce74" table:number-columns-repeated="5"/>
          <table:table-cell table:style-name="ce92" office:value-type="date" office:date-value="2024-03-21" ns42:value-type="date">
            <text:p>2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rds AI</text:p>
          </table:table-cell>
          <table:table-cell table:style-name="ce74" office:value-type="string" ns42:value-type="string">
            <text:p>Kards AI (https://kardsai.app) : appli iOS et Android qui génère des </text:p>
            <text:p>flashcards à partir d’un texte, d’un pdf, d’un prompt ou d’un csv. Sytème </text:p>
            <text:p>de « récompense », suivi de progression, export image. Gratuit avec bandeau </text:p>
            <text:p>pub à l’accueil, fonctions « pro ».</text:p>
          </table:table-cell>
          <table:table-cell table:style-name="ce75" office:value-type="string" ns42:value-type="string">
            <text:p><text:a xlink:href="https://www.uneiaparjour.fr/kards-ai/" xlink:type="simple">https://www.uneiaparjour.fr/kards-ai/</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20" ns42:value-type="date">
            <text:p>2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rds</text:p>
          </table:table-cell>
          <table:table-cell table:style-name="ce74" office:value-type="string" ns42:value-type="string">
            <text:p>Boords (http://boords.com) génère des storyboards éditables et </text:p>
            <text:p>personnalisables avec génération des textes et des images. Exports dans </text:p>
            <text:p>version payante, partage url, animation. Crédits pour 1 storyboard gratuit. </text:p>
            <text:p>Test https://app.boords.com/s/mlv3lo</text:p>
          </table:table-cell>
          <table:table-cell table:style-name="ce75" office:value-type="string" ns42:value-type="string">
            <text:p><text:a xlink:href="https://www.uneiaparjour.fr/boords/" xlink:type="simple">https://www.uneiaparjour.fr/boords/</text:a></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3"/>
          <table:table-cell table:style-name="ce92" office:value-type="date" office:date-value="2024-03-19" ns42:value-type="date">
            <text:p>1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fy</text:p>
          </table:table-cell>
          <table:table-cell table:style-name="ce74" office:value-type="string" ns42:value-type="string">
            <text:p>Clipfy (http://clipfly.ai) regroupe plusieurs outils dédiés à la vidéo dont </text:p>
            <text:p>plusieurs IA : génération depuis un prompt, animation d’imagesou </text:p>
            <text:p>amélioration. 50 crédits gratuits (environ 5 vidéos générées).</text:p>
          </table:table-cell>
          <table:table-cell table:style-name="ce75" office:value-type="string" ns42:value-type="string">
            <text:p><text:a xlink:href="https://www.uneiaparjour.fr/clipfy/" xlink:type="simple">https://www.uneiaparjour.fr/clipfy/</text:a></text:p>
          </table:table-cell>
          <table:table-cell table:style-name="ce74" office:value-type="string" ns42:value-type="string">
            <text:p>vidéo</text:p>
          </table:table-cell>
          <table:table-cell table:style-name="ce74" table:number-columns-repeated="5"/>
          <table:table-cell table:style-name="ce92" office:value-type="date" office:date-value="2024-03-18" ns42:value-type="date">
            <text:p>1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ing studio</text:p>
          </table:table-cell>
          <table:table-cell table:style-name="ce74" office:value-type="string" ns42:value-type="string">
            <text:p>Learning studio (http://learningstudioai.com) génère des cours chapitrés </text:p>
            <text:p>avec activités et quiz. Modifiables, export pdf ou scorm. 3 cours </text:p>
            <text:p>gratuits.Tests :– IA seule : </text:p>
            <text:p>https://learningstudioai.com/go/m70YaqWqN8yx6MAiFaXL…– IA avec doc : </text:p>
            <text:p>https://learningstudioai.com/go/67nOGFADEbRa9CnlduFe…</text:p>
          </table:table-cell>
          <table:table-cell table:style-name="ce75" office:value-type="string" ns42:value-type="string">
            <text:p><text:a xlink:href="https://www.uneiaparjour.fr/learning-studio/" xlink:type="simple">https://www.uneiaparjour.fr/learning-studio/</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4-03-17" ns42:value-type="date">
            <text:p>1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bot</text:p>
          </table:table-cell>
          <table:table-cell table:style-name="ce74" office:value-type="string" ns42:value-type="string">
            <text:p>Zerobot (https://zerobot.ai) permet l’interaction avec des agents et leur </text:p>
            <text:p>création en utilisant chatGPT 3.5 ou Groq en version gratuite (GPT 4 en </text:p>
            <text:p>version payante) avec messages illimités et partage par URL. Voix pour </text:p>
            <text:p>requête et réponse (en FR). Test (compte requis) : – « enseignant </text:p>
            <text:p>assistant » : https://chat.zerobot.ai/a/a-pdsoEVaBu-assistant… – </text:p>
            <text:p>« compagnon idées » : </text:p>
            <text:p>https://chat.zerobot.ai/a/a-N1YTEkUBQ-compagnon-id%C3%A9es</text:p>
          </table:table-cell>
          <table:table-cell table:style-name="ce75" office:value-type="string" ns42:value-type="string">
            <text:p><text:a xlink:href="https://www.uneiaparjour.fr/zerobot/" xlink:type="simple">https://www.uneiaparjour.fr/zerobot/</text:a></text:p>
          </table:table-cell>
          <table:table-cell table:style-name="ce74" office:value-type="string" ns42:value-type="string">
            <text:p>chatbot</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3-16" ns42:value-type="date">
            <text:p>1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mmy</text:p>
          </table:table-cell>
          <table:table-cell table:style-name="ce74" office:value-type="string" ns42:value-type="string">
            <text:p>Tammy (https://tammy.ai) résume des vidéos youtube et génére des Q/R. </text:p>
            <text:p>Français à choisir dans les menus. Quelques erreurs. Gratuits : 1 résumé </text:p>
            <text:p>« pro », 5 « basiques » et 10 Q/R avec repères par jour. Source vidéo CC </text:p>
            <text:p>@recitqc : https://youtu.be/Hb5no9wImmY?si=mOO6t9JvYN3ryJAA</text:p>
          </table:table-cell>
          <table:table-cell table:style-name="ce75" office:value-type="string" ns42:value-type="string">
            <text:p><text:a xlink:href="https://www.uneiaparjour.fr/tammy/" xlink:type="simple">https://www.uneiaparjour.fr/tammy/</text:a></text:p>
          </table:table-cell>
          <table:table-cell table:style-name="ce74" office:value-type="string" ns42:value-type="string">
            <text:p>youtube</text:p>
          </table:table-cell>
          <table:table-cell table:style-name="ce74" table:number-columns-repeated="5"/>
          <table:table-cell table:style-name="ce92" office:value-type="date" office:date-value="2024-03-15" ns42:value-type="date">
            <text:p>1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ke real polls</text:p>
          </table:table-cell>
          <table:table-cell table:style-name="ce74" office:value-type="string" ns42:value-type="string">
            <text:p>Make real polls (https://make-real-polls.vercel.app) génère des sondages </text:p>
            <text:p>live à partir des éléments d’un tableau blanc avec outils texte, image et </text:p>
            <text:p>dessin et visioconférence possible. Tableau partageable, accès enseignant </text:p>
            <text:p>ou étudiant. Sans compte et illimité.</text:p>
          </table:table-cell>
          <table:table-cell table:style-name="ce75" office:value-type="string" ns42:value-type="string">
            <text:p><text:a xlink:href="https://www.uneiaparjour.fr/make-real-polls/" xlink:type="simple">https://www.uneiaparjour.fr/make-real-polls/</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4" ns42:value-type="date">
            <text:p>1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ne</text:p>
          </table:table-cell>
          <table:table-cell table:style-name="ce74" office:value-type="string" ns42:value-type="string">
            <text:p>Tune (https://tunehq.ai) donne accès à plusieurs modèles de langage via son </text:p>
            <text:p>Chatbot. Modèles et amélioration de prompt, document, connexion internet… </text:p>
            <text:p>Gratuit et au début sans compte. Une autre appli, « studio  », permet de </text:p>
            <text:p>déployer ses propres bots.</text:p>
          </table:table-cell>
          <table:table-cell table:style-name="ce75" office:value-type="string" ns42:value-type="string">
            <text:p><text:a xlink:href="https://www.uneiaparjour.fr/tune/" xlink:type="simple">https://www.uneiaparjour.fr/tun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3-13" ns42:value-type="date">
            <text:p>1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ngmaker</text:p>
          </table:table-cell>
          <table:table-cell table:style-name="ce74" office:value-type="string" ns42:value-type="string">
            <text:p>Pngmaker (https://pngmaker.ai) génère des imagesau format png (avec </text:p>
            <text:p>possible transparence du fond de l’image) à partir d’un prompt. Gratuit, </text:p>
            <text:p>sans compte et semble illimité.</text:p>
          </table:table-cell>
          <table:table-cell table:style-name="ce75" office:value-type="string" ns42:value-type="string">
            <text:p><text:a xlink:href="https://www.uneiaparjour.fr/pngmaker/" xlink:type="simple">https://www.uneiaparjour.fr/pngm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12" ns42:value-type="date">
            <text:p>1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sual electric</text:p>
          </table:table-cell>
          <table:table-cell table:style-name="ce74" office:value-type="string" ns42:value-type="string">
            <text:p>Visual electric (https://visualelectric.com) outil de génération d’images</text:p>
            <text:p>avec de nombreux styles, formats et options. Galerie pour inspiration, </text:p>
            <text:p>outils de retouche et remix, styles personnalisables. 40 imagesgratuites </text:p>
            <text:p>par jour pour usage personnel.</text:p>
          </table:table-cell>
          <table:table-cell table:style-name="ce75" office:value-type="string" ns42:value-type="string">
            <text:p><text:a xlink:href="https://www.uneiaparjour.fr/visual-electric/" xlink:type="simple">https://www.uneiaparjour.fr/visual-electric/</text:a></text:p>
          </table:table-cell>
          <table:table-cell table:style-name="ce74" office:value-type="string" ns42:value-type="string">
            <text:p>images</text:p>
          </table:table-cell>
          <table:table-cell table:style-name="ce74" table:number-columns-repeated="5"/>
          <table:table-cell table:style-name="ce92" office:value-type="date" office:date-value="2024-03-11" ns42:value-type="date">
            <text:p>1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s GPT</text:p>
          </table:table-cell>
          <table:table-cell table:style-name="ce74" office:value-type="string" ns42:value-type="string">
            <text:p>Notes GPT (http://usenotesgpt.com) retranscrit les notes audio en éléments </text:p>
            <text:p>d’une liste à cocher et en propose le résumé. Génération via Mistral ai. </text:p>
            <text:p>Préciser que la génération doit se faire en français en fin </text:p>
            <text:p>d’enregistrement. Open source et illimité.</text:p>
          </table:table-cell>
          <table:table-cell table:style-name="ce75" office:value-type="string" ns42:value-type="string">
            <text:p><text:a xlink:href="https://www.uneiaparjour.fr/notes-gpt/" xlink:type="simple">https://www.uneiaparjour.fr/notes-gpt/</text:a></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2"/>
          <table:table-cell table:style-name="ce92" office:value-type="date" office:date-value="2024-03-10" ns42:value-type="date">
            <text:p>10/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vi</text:p>
          </table:table-cell>
          <table:table-cell table:style-name="ce74" office:value-type="string" ns42:value-type="string">
            <text:p>Navi (https://eduplay.ai/navi) est un chatbot assistant personnel orienté </text:p>
            <text:p>apprentissages avec 40 « plugins » regroupant outils texte, document, </text:p>
            <text:p>image, quiz, productivité, conseils…Personnalisable et connecté. Gratuit, </text:p>
            <text:p>en version bêta, semble illimité.Document pour le test pdf : infographie </text:p>
            <text:p>https://www.reseau-canope.fr/agence-des-usages/intelligence-artificielle.html</text:p>
          </table:table-cell>
          <table:table-cell table:style-name="ce75" office:value-type="string" ns42:value-type="string">
            <text:p><text:a xlink:href="https://www.uneiaparjour.fr/navi/" xlink:type="simple">https://www.uneiaparjour.fr/navi/</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3-09" ns42:value-type="date">
            <text:p>09/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imateLCM</text:p>
          </table:table-cell>
          <table:table-cell table:style-name="ce74" office:value-type="string" ns42:value-type="string">
            <text:p>AnimateLCM (https://huggingface.co/spaces/wangfuyun/AnimateLCM-SVD…) </text:p>
            <text:p>transforme des imagesfixes en courtes imagesanimées. Options avancées. </text:p>
            <text:p>Open source et illimité. Images Wikimedia commons : </text:p>
            <text:p>https://commons.wikimedia.org/wiki/Template:Potd/2024-04#/media/File:Ratargul-02.jpg… </text:p>
            <text:p>/ https://commons.wikimedia.org/wiki/File:Sunset_at_Noronhas%27_beach.jpg… </text:p>
            <text:p>/ </text:p>
            <text:p>https://commons.wikimedia.org/wiki/Template:Potd/2024-04#/media/File:Yellowstone_National_Park_(WY,_USA),_Old_Faithful_Geyser_–_2022_–_2599.jpg… </text:p>
            <text:p>Tests :</text:p>
          </table:table-cell>
          <table:table-cell table:style-name="ce75" office:value-type="string" ns42:value-type="string">
            <text:p><text:a xlink:href="https://www.uneiaparjour.fr/animatelcm/" xlink:type="simple">https://www.uneiaparjour.fr/animatelcm/</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4-03-08" ns42:value-type="date">
            <text:p>08/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Story Generator</text:p>
          </table:table-cell>
          <table:table-cell table:style-name="ce74" office:value-type="string" ns42:value-type="string">
            <text:p>Ai Story Generator (https://datanumen.com/ai-story-generator…) génère des </text:p>
            <text:p>textes longs avec illustrations à partir d’un prompt (tous sujets). </text:p>
            <text:p>Préciser FR. Partage par url. Gratuit et sans compte. Tests :– </text:p>
            <text:p>https://datanumen.com/ai-story-generator/a-fox-named-rusard/…– </text:p>
            <text:p>https://datanumen.com/ai-story-generator/the-generative-ai-in-education-uses-and-limitations/…</text:p>
          </table:table-cell>
          <table:table-cell table:style-name="ce75" office:value-type="string" ns42:value-type="string">
            <text:p><text:a xlink:href="https://www.uneiaparjour.fr/ai-story-generator/" xlink:type="simple">https://www.uneiaparjour.fr/ai-story-generato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3-07" ns42:value-type="date">
            <text:p>07/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in</text:p>
          </table:table-cell>
          <table:table-cell table:style-name="ce74" office:value-type="string" ns42:value-type="string">
            <text:p>Colorin (http://colorin.ai) génère des dessins à colorier. Outils d’édition </text:p>
            <text:p>et de remplissage couleur avec possible compilation dans un livre de </text:p>
            <text:p>coloriage. 5 styles différents. Aide au prompt, 30 crédits gratuits.</text:p>
          </table:table-cell>
          <table:table-cell table:style-name="ce75" office:value-type="string" ns42:value-type="string">
            <text:p><text:a xlink:href="https://www.uneiaparjour.fr/colorin/" xlink:type="simple">https://www.uneiaparjour.fr/colorin/</text:a></text:p>
          </table:table-cell>
          <table:table-cell table:style-name="ce74" office:value-type="string" ns42:value-type="string">
            <text:p>images</text:p>
          </table:table-cell>
          <table:table-cell table:style-name="ce74" table:number-columns-repeated="5"/>
          <table:table-cell table:style-name="ce92" office:value-type="date" office:date-value="2024-03-06" ns42:value-type="date">
            <text:p>06/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lub</text:p>
          </table:table-cell>
          <table:table-cell table:style-name="ce74" office:value-type="string" ns42:value-type="string">
            <text:p>Reading club (https://readingclub.ai) génère des histoires éditables, texte </text:p>
            <text:p>et images. Version gratuite limitée en nombre de générations par jour </text:p>
            <text:p>(limite atteinte pour le test). Partage en ligne. Test : </text:p>
            <text:p>https://readingclub.ai/preview/j571vhtn2he2ddr8sscqkkrc8n6mxj4a…</text:p>
          </table:table-cell>
          <table:table-cell table:style-name="ce75" office:value-type="string" ns42:value-type="string">
            <text:p><text:a xlink:href="https://www.uneiaparjour.fr/reading-club/" xlink:type="simple">https://www.uneiaparjour.fr/reading-club/</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3-05" ns42:value-type="date">
            <text:p>05/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icker baker</text:p>
          </table:table-cell>
          <table:table-cell table:style-name="ce74" office:value-type="string" ns42:value-type="string">
            <text:p>Sticker baker (http://stickerbaker.com) génère des imagesde style </text:p>
            <text:p>autocollants à partir d’un prompt. Possibilité d’obtenir des planches de </text:p>
            <text:p>stickers et chargement de ses propres imagesproposé. Moteur de recherche </text:p>
            <text:p>d’imagescréés. Sans compte et illimité.</text:p>
          </table:table-cell>
          <table:table-cell table:style-name="ce75" office:value-type="string" ns42:value-type="string">
            <text:p><text:a xlink:href="https://www.uneiaparjour.fr/sticker-baker/" xlink:type="simple">https://www.uneiaparjour.fr/sticker-bake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3-04" ns42:value-type="date">
            <text:p>04/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 chat</text:p>
          </table:table-cell>
          <table:table-cell table:style-name="ce74" office:value-type="string" ns42:value-type="string">
            <text:p>Le chat (https://chat.mistral.ai) met à disposition 3 modèles de langage de </text:p>
            <text:p>@MistralAI, large, next, small. Rapide, efficace mais avec beaucoup </text:p>
            <text:p>d’hallucinations (img 4). Tests : </text:p>
            <text:p>https://codimd.apps.education.fr/s/mwq0IN5m8 (formation) et </text:p>
            <text:p>https://codimd.apps.education.fr/s/gVEx6MgJ5 (html). Vérification code html </text:p>
            <text:p>généré par « Le chat » :</text:p>
          </table:table-cell>
          <table:table-cell table:style-name="ce75" office:value-type="string" ns42:value-type="string">
            <text:p><text:a xlink:href="https://www.uneiaparjour.fr/le-chat/" xlink:type="simple">https://www.uneiaparjour.fr/le-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3-03" ns42:value-type="date">
            <text:p>03/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aude 3</text:p>
          </table:table-cell>
          <table:table-cell table:style-name="ce74" office:value-type="string" ns42:value-type="string">
            <text:p>Claude 3 (https://claude.ai) : nouvelle version par @AnthropicAI avec 3 </text:p>
            <text:p>nouveaux LLM dont « Sonnet », modèle intermédiaire, est gratuit. La lecture </text:p>
            <text:p>d’imageset de documents (5 max de 10 mo) est désormais possible. Sources </text:p>
            <text:p>pour les tests :– manuscrit d’Eviradnus, La Légende des siècles, Victor </text:p>
            <text:p>Hugo, @GallicaBnF : http://expositions.bnf.fr/hugo/grands/191.htm… – </text:p>
            <text:p>infographies IA @reseau_canope : </text:p>
            <text:p>https://www.reseau-canope.fr/agence-des-usages/intelligence-artificielle.html</text:p>
          </table:table-cell>
          <table:table-cell table:style-name="ce75" office:value-type="string" ns42:value-type="string">
            <text:p><text:a xlink:href="https://www.uneiaparjour.fr/claude-3/" xlink:type="simple">https://www.uneiaparjour.fr/claude-3/</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2"/>
          <table:table-cell table:style-name="ce92" office:value-type="date" office:date-value="2024-03-02" ns42:value-type="date">
            <text:p>02/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 sites</text:p>
          </table:table-cell>
          <table:table-cell table:style-name="ce74" office:value-type="string" ns42:value-type="string">
            <text:p>Gamma, outil de présentation (testé ici : </text:p>
            <text:p>https://www.uneiaparjour.fr/gamma/), propose en version bêta la génération </text:p>
            <text:p>de sites web (https://gamma.app/#sites). 50 modèles, génération texte et </text:p>
            <text:p>image, export, commentaires, collaboration et suivi. 40 crédits par </text:p>
            <text:p>génération.Tests : – https://gamma.app/docs/Introduction-gjpje1o8cu81s21…– </text:p>
            <text:p>https://gamma.app/docs/Introduction-aux-IA-generatives-en-education-umsyl91a5xq3pry</text:p>
          </table:table-cell>
          <table:table-cell table:style-name="ce75" office:value-type="string" ns42:value-type="string">
            <text:p><text:a xlink:href="https://www.uneiaparjour.fr/gamma-sites/" xlink:type="simple">https://www.uneiaparjour.fr/gamma-sites/</text:a></text:p>
          </table:table-cell>
          <table:table-cell table:style-name="ce74" office:value-type="string" ns42:value-type="string">
            <text:p>images</text:p>
          </table:table-cell>
          <table:table-cell table:style-name="ce74" office:value-type="string" ns42:value-type="string">
            <text:p>site web</text:p>
          </table:table-cell>
          <table:table-cell table:style-name="ce74" office:value-type="string" ns42:value-type="string">
            <text:p>texte</text:p>
          </table:table-cell>
          <table:table-cell table:style-name="ce74" table:number-columns-repeated="3"/>
          <table:table-cell table:style-name="ce92" office:value-type="date" office:date-value="2024-03-01" ns42:value-type="date">
            <text:p>01/03/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eeus</text:p>
          </table:table-cell>
          <table:table-cell table:style-name="ce74" office:value-type="string" ns42:value-type="string">
            <text:p>Morpheeus (http://morpheeus.com) génère des histoires et propose leur </text:p>
            <text:p>lecture depuis une voix clonée après choix du thème, de l’âge et d’un </text:p>
            <text:p>prompt. iOS et Android, 1 histoire gratuite. Test avec voix clonée : </text:p>
            <text:p>https://app.morpheeus.com/ShareStory/112</text:p>
          </table:table-cell>
          <table:table-cell table:style-name="ce75" office:value-type="string" ns42:value-type="string">
            <text:p><text:a xlink:href="https://www.uneiaparjour.fr/morpheeus/" xlink:type="simple">https://www.uneiaparjour.fr/morpheeus/</text:a></text:p>
          </table:table-cell>
          <table:table-cell table:style-name="ce74" office:value-type="string" ns42:value-type="string">
            <text:p>histoires enfants</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2-29" ns42:value-type="date">
            <text:p>2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y Pat</text:p>
          </table:table-cell>
          <table:table-cell table:style-name="ce74" office:value-type="string" ns42:value-type="string">
            <text:p>Hey Pat (https://heypat.ai) est un chatbot basé sur OpenAI et Dappier avec </text:p>
            <text:p>des données actualisées «régulièrement» (après test, dépend du type de </text:p>
            <text:p>données, pas de sources). Disponible en ligne sans compte ou sur WhatsApp / </text:p>
            <text:p>Telegram. Illimité.</text:p>
          </table:table-cell>
          <table:table-cell table:style-name="ce75" office:value-type="string" ns42:value-type="string">
            <text:p><text:a xlink:href="https://www.uneiaparjour.fr/hey-pat/" xlink:type="simple">https://www.uneiaparjour.fr/hey-pat/</text:a></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3"/>
          <table:table-cell table:style-name="ce92" office:value-type="date" office:date-value="2024-02-28" ns42:value-type="date">
            <text:p>2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mmarize</text:p>
          </table:table-cell>
          <table:table-cell table:style-name="ce74" office:value-type="string" ns42:value-type="string">
            <text:p>Summarize (https://summarize.ing) résume une vidéo YouTube avec </text:p>
            <text:p>questions/réponses, passages importants, mots-clés, citations et carte </text:p>
            <text:p>mentale. 20 vidéos gratuites de -1h par jour. Test depuis </text:p>
            <text:p>https://youtu.be/E2hPk3adUlI @FlowersINRIA</text:p>
          </table:table-cell>
          <table:table-cell table:style-name="ce75" office:value-type="string" ns42:value-type="string">
            <text:p><text:a xlink:href="https://www.uneiaparjour.fr/summarize/" xlink:type="simple">https://www.uneiaparjour.fr/summarize/</text:a></text:p>
          </table:table-cell>
          <table:table-cell table:style-name="ce74" office:value-type="string" ns42:value-type="string">
            <text:p>mindmap</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3"/>
          <table:table-cell table:style-name="ce92" office:value-type="date" office:date-value="2024-02-27" ns42:value-type="date">
            <text:p>2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ject FTK</text:p>
          </table:table-cell>
          <table:table-cell table:style-name="ce74" office:value-type="string" ns42:value-type="string">
            <text:p>Project FTK (https://projectftk.com) permet de créer des chatbots </text:p>
            <text:p>personnalisés « assistants de l’enseignant » avec un zip de pdf, doc ou </text:p>
            <text:p>ppt. Configurable, accès web, instructions. Beta gratuite. Test (compte </text:p>
            <text:p>requis) : https://projectftk.com/beta/uneiaparjour?repo=ia-education…</text:p>
          </table:table-cell>
          <table:table-cell table:style-name="ce75" office:value-type="string" ns42:value-type="string">
            <text:p><text:a xlink:href="https://www.uneiaparjour.fr/project-ftk/" xlink:type="simple">https://www.uneiaparjour.fr/project-ftk/</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table:number-columns-repeated="4"/>
          <table:table-cell table:style-name="ce92" office:value-type="date" office:date-value="2024-02-26" ns42:value-type="date">
            <text:p>2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hind</text:p>
          </table:table-cell>
          <table:table-cell table:style-name="ce74" office:value-type="string" ns42:value-type="string">
            <text:p>Phind (https://phind.com/search), LLM pour les développeurs, propose pour </text:p>
            <text:p>tous un chatbot connecté à internet. Phind-34 B gratuit, illimité, possible </text:p>
            <text:p>sans compte, Phind-70B/GPT4 en version pro. Tests : </text:p>
            <text:p>https://phind.com/search?cache=s9z8myyni96snnvaz6znijjq… – </text:p>
            <text:p>https://phind.com/search?cache=wj1po2y6ukjim8ili8slx79u…</text:p>
          </table:table-cell>
          <table:table-cell table:style-name="ce75" office:value-type="string" ns42:value-type="string">
            <text:p><text:a xlink:href="https://www.uneiaparjour.fr/phind/" xlink:type="simple">https://www.uneiaparjour.fr/phind/</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25" ns42:value-type="date">
            <text:p>2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to music</text:p>
          </table:table-cell>
          <table:table-cell table:style-name="ce74" office:value-type="string" ns42:value-type="string">
            <text:p>Image to music (https://imagetomusic.top) génère une musique avec une </text:p>
            <text:p>image. Sans compte et open sourceTests (img wikimedia): – Goéland : </text:p>
            <text:p>https://cdn-uploads.huggingface.co/production/uploads/noauth/5Ie6bRDNcgJUbZ1lghfHc.wav… </text:p>
            <text:p>– Nuit étoilée : </text:p>
            <text:p>https://cdn-uploads.huggingface.co/production/uploads/noauth/uyzACujyIZH0te0ROrpcQ.wav… </text:p>
            <text:p>– His Eyes Have Fangs : </text:p>
            <text:p>https://cdn-uploads.huggingface.co/production/uploads/noauth/8UFgz0lECYsuTswzt8wxs.wav…</text:p>
          </table:table-cell>
          <table:table-cell table:style-name="ce75" office:value-type="string" ns42:value-type="string">
            <text:p><text:a xlink:href="https://www.uneiaparjour.fr/image-to-music/" xlink:type="simple">https://www.uneiaparjour.fr/image-to-music/</text:a></text:p>
          </table:table-cell>
          <table:table-cell table:style-name="ce74" office:value-type="string" ns42:value-type="string">
            <text:p>images</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92" office:value-type="date" office:date-value="2024-02-24" ns42:value-type="date">
            <text:p>2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so</text:p>
          </table:table-cell>
          <table:table-cell table:style-name="ce74" office:value-type="string" ns42:value-type="string">
            <text:p>Oso (https://web.oso.ai) regroupe moteur de recherche qui produit une </text:p>
            <text:p>synthèse, chatbot avec Mixtral + LLM « non censuré » et actualités. Test :– </text:p>
            <text:p>chatbot https://codimd.apps.education.fr/p427V28URSytmMF2ssKYzg?view…– </text:p>
            <text:p>chatbot depuis News </text:p>
            <text:p>https://codimd.apps.education.fr/MEvNfCBCRyytDYEl2WpnEQ?view…Gratuit avec </text:p>
            <text:p>version pro</text:p>
          </table:table-cell>
          <table:table-cell table:style-name="ce75" office:value-type="string" ns42:value-type="string">
            <text:p><text:a xlink:href="https://www.uneiaparjour.fr/oso/" xlink:type="simple">https://www.uneiaparjour.fr/oso/</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2-23" ns42:value-type="date">
            <text:p>2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ligen</text:p>
          </table:table-cell>
          <table:table-cell table:style-name="ce74" office:value-type="string" ns42:value-type="string">
            <text:p>Gligen (projet : https://gligen.github.io et démo : </text:p>
            <text:p>https://huggingface.co/spaces/gligen/demo…) : un outil de génération </text:p>
            <text:p>d’imagesqui permet la composition de la future image en positionnant les </text:p>
            <text:p>éléments du prompt par « zones » définies. Options avancées. Open source et </text:p>
            <text:p>illimité.</text:p>
          </table:table-cell>
          <table:table-cell table:style-name="ce75" office:value-type="string" ns42:value-type="string">
            <text:p><text:a xlink:href="https://www.uneiaparjour.fr/gligen/" xlink:type="simple">https://www.uneiaparjour.fr/gligen/</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2-22" ns42:value-type="date">
            <text:p>2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hemely</text:p>
          </table:table-cell>
          <table:table-cell table:style-name="ce74" office:value-type="string" ns42:value-type="string">
            <text:p>Schemely (https://schemely.app) génère plans de séances et cours à partir </text:p>
            <text:p>d’un sujet, avec objectifs, activités, plusieurs quiz, vidéo et </text:p>
            <text:p>présentation. Spécifier FR. Galerie dispo, 1 plan gratuit / mois. Test : </text:p>
            <text:p>https://schemely.app/courses/explore?lesson=les-ia-g%C3%A9n%C3%A9ratives-en-%C3%A9ducation-usages-et-limites-%C3%A9cris-en-fran%C3%A7ais… </text:p>
            <text:p>Via @roac61</text:p>
          </table:table-cell>
          <table:table-cell table:style-name="ce75" office:value-type="string" ns42:value-type="string">
            <text:p><text:a xlink:href="https://www.uneiaparjour.fr/schemely/" xlink:type="simple">https://www.uneiaparjour.fr/schemely/</text:a></text:p>
          </table:table-cell>
          <table:table-cell table:style-name="ce74" office:value-type="string" ns42:value-type="string">
            <text:p>éducation</text:p>
          </table:table-cell>
          <table:table-cell table:style-name="ce74" table:number-columns-repeated="5"/>
          <table:table-cell table:style-name="ce92" office:value-type="date" office:date-value="2024-02-21" ns42:value-type="date">
            <text:p>2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isdomPlan</text:p>
          </table:table-cell>
          <table:table-cell table:style-name="ce74" office:value-type="string" ns42:value-type="string">
            <text:p>WisdomPlan (https://wisdomplan.ai) génère des cours personnalisés à partir </text:p>
            <text:p>d’un sujet, avec planning et suivi. Chaque cours est constitué de vidéos, </text:p>
            <text:p>activités ou sites sélectionnés. FR accepté mais génère en EN. 50 cours </text:p>
            <text:p>gratuits partageables. Tests :– Test IA éducation : </text:p>
            <text:p>https://app.wisdomplan.ai/plan/share/IA-educ-65d8fca75d314e46f9351ce6… – </text:p>
            <text:p>Test participe passé : </text:p>
            <text:p>https://app.wisdomplan.ai/plan/share/PP-65d901575d314e46f9351dac…</text:p>
          </table:table-cell>
          <table:table-cell table:style-name="ce75" office:value-type="string" ns42:value-type="string">
            <text:p><text:a xlink:href="https://www.uneiaparjour.fr/wisdomplan/" xlink:type="simple">https://www.uneiaparjour.fr/wisdomplan/</text:a></text:p>
          </table:table-cell>
          <table:table-cell table:style-name="ce74" office:value-type="string" ns42:value-type="string">
            <text:p>éducation</text:p>
          </table:table-cell>
          <table:table-cell table:style-name="ce74" table:number-columns-repeated="5"/>
          <table:table-cell table:style-name="ce92" office:value-type="date" office:date-value="2024-02-20" ns42:value-type="date">
            <text:p>2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Lightning</text:p>
          </table:table-cell>
          <table:table-cell table:style-name="ce74" office:value-type="string" ns42:value-type="string">
            <text:p>SDXL Lightning (https://fastsdxl.ai), basé sur Stable Diffusion XL, génère </text:p>
            <text:p>des imagesen temps réel. « Seed » disponible. Gratuit, sans compte, </text:p>
            <text:p>illimité et open source.</text:p>
          </table:table-cell>
          <table:table-cell table:style-name="ce75" office:value-type="string" ns42:value-type="string">
            <text:p><text:a xlink:href="https://www.uneiaparjour.fr/sdxl-lightning/" xlink:type="simple">https://www.uneiaparjour.fr/sdxl-lightning/</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9" ns42:value-type="date">
            <text:p>1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shtoon</text:p>
          </table:table-cell>
          <table:table-cell table:style-name="ce74" office:value-type="string" ns42:value-type="string">
            <text:p>Dashtoon, lecteur de webtoons, propose son outil de génération en beta </text:p>
            <text:p>gratuite (https://dashtoon.com/create) après écriture de l’histoire, choix </text:p>
            <text:p>du style et des personnages. Édition complète. FR si spécifié. Série </text:p>
            <text:p>possible. Test : https://dashtoon.com/show/SHO5J6TRAcosmhZSm0M…</text:p>
          </table:table-cell>
          <table:table-cell table:style-name="ce75" office:value-type="string" ns42:value-type="string">
            <text:p><text:a xlink:href="https://www.uneiaparjour.fr/dashtoon/" xlink:type="simple">https://www.uneiaparjour.fr/dashtoon/</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3"/>
          <table:table-cell table:style-name="ce92" office:value-type="date" office:date-value="2024-02-18" ns42:value-type="date">
            <text:p>1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MSYS</text:p>
          </table:table-cell>
          <table:table-cell table:style-name="ce74" office:value-type="string" ns42:value-type="string">
            <text:p>LMSYS (https://chat.lmsys.org) compare 35 modèles de langage, les plus </text:p>
            <text:p>répandus et le dernier de @MistralAI « Next ». Vote possible pour celui </text:p>
            <text:p>considéré comme le meilleur (battle ou side-to-side) ou d’en tester un </text:p>
            <text:p>seul. Un module « image to text ».</text:p>
          </table:table-cell>
          <table:table-cell table:style-name="ce75" office:value-type="string" ns42:value-type="string">
            <text:p><text:a xlink:href="https://www.uneiaparjour.fr/lmsys/" xlink:type="simple">https://www.uneiaparjour.fr/lmsys/</text:a></text:p>
          </table:table-cell>
          <table:table-cell table:style-name="ce74" office:value-type="string" ns42:value-type="string">
            <text:p>LLM</text:p>
          </table:table-cell>
          <table:table-cell table:style-name="ce74" table:number-columns-repeated="5"/>
          <table:table-cell table:style-name="ce92" office:value-type="date" office:date-value="2024-02-17" ns42:value-type="date">
            <text:p>1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Cascade</text:p>
          </table:table-cell>
          <table:table-cell table:style-name="ce74" office:value-type="string" ns42:value-type="string">
            <text:p>Stable Cascade (https://stability.ai/news/introducing-stable-cascade…) est </text:p>
            <text:p>le nouveau modèle de génération d’imagesde @StabilityAI, plus rapide et </text:p>
            <text:p>moins gourmand en ressources. En démo sur HugginFace : </text:p>
            <text:p>https://huggingface.co/spaces/multimodalart/stable-cascade…. Assez bonne </text:p>
            <text:p>qualité d’images(reste le pb sur les visages).</text:p>
          </table:table-cell>
          <table:table-cell table:style-name="ce75" office:value-type="string" ns42:value-type="string">
            <text:p><text:a xlink:href="https://www.uneiaparjour.fr/stable-cascade/" xlink:type="simple">https://www.uneiaparjour.fr/stable-cascade/</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16" ns42:value-type="date">
            <text:p>1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ka</text:p>
          </table:table-cell>
          <table:table-cell table:style-name="ce74" office:value-type="string" ns42:value-type="string">
            <text:p>Reka (https://reka.ai) propose 2 modèles de langage, Edge – modèle </text:p>
            <text:p>« léger » – et Flash – proche des modèles actuels. Disponibles via </text:p>
            <text:p>https://chat.reka.ai/chat. Analyse imageset vidéos. Requêtes audio. </text:p>
            <text:p>Réponses parfois en EN. Semble « connecté » et illimité.</text:p>
          </table:table-cell>
          <table:table-cell table:style-name="ce75" office:value-type="string" ns42:value-type="string">
            <text:p><text:a xlink:href="https://www.uneiaparjour.fr/reka/" xlink:type="simple">https://www.uneiaparjour.fr/rek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4-02-15" ns42:value-type="date">
            <text:p>1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 Panda</text:p>
          </table:table-cell>
          <table:table-cell table:style-name="ce74" office:value-type="string" ns42:value-type="string">
            <text:p>Clip Panda (https://clippanda.com) crée des clips de 20/30 secondes avec </text:p>
            <text:p>voix (en EN) et musique à partir d’un prompt. Musiques et vidéos sont </text:p>
            <text:p>issues de banques de sources libres (dans les tests musiques libres youtube </text:p>
            <text:p>et vidéos pexels). 5 vidéos gratuites.</text:p>
          </table:table-cell>
          <table:table-cell table:style-name="ce75" office:value-type="string" ns42:value-type="string">
            <text:p><text:a xlink:href="https://www.uneiaparjour.fr/clip-panda/" xlink:type="simple">https://www.uneiaparjour.fr/clip-panda/</text:a></text:p>
          </table:table-cell>
          <table:table-cell table:style-name="ce74" office:value-type="string" ns42:value-type="string">
            <text:p>vidéo</text:p>
          </table:table-cell>
          <table:table-cell table:style-name="ce74" table:number-columns-repeated="5"/>
          <table:table-cell table:style-name="ce92" office:value-type="date" office:date-value="2024-02-14" ns42:value-type="date">
            <text:p>1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itol</text:p>
          </table:table-cell>
          <table:table-cell table:style-name="ce74" office:value-type="string" ns42:value-type="string">
            <text:p>Capitol (https://capitol.ai) : un outil proposant des modules de rédaction, </text:p>
            <text:p>de l’image à la narration en passant par un personnage d’animé avec édition </text:p>
            <text:p>et remix. Analyse de docs. Partage et export possibles. En beta avec 20000 </text:p>
            <text:p>tokens par jour.</text:p>
          </table:table-cell>
          <table:table-cell table:style-name="ce75" office:value-type="string" ns42:value-type="string">
            <text:p><text:a xlink:href="https://www.uneiaparjour.fr/capitol/" xlink:type="simple">https://www.uneiaparjour.fr/capitol/</text:a></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4"/>
          <table:table-cell table:style-name="ce92" office:value-type="date" office:date-value="2024-02-13" ns42:value-type="date">
            <text:p>1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hatsy</text:p>
          </table:table-cell>
          <table:table-cell table:style-name="ce74" office:value-type="string" ns42:value-type="string">
            <text:p>AI Chatsy (https://aichatsy.com) propose un chatbot basé sur ChatGPT ou </text:p>
            <text:p>GPT4 et un ensemble de modules pré-configurés dont certains pour </text:p>
            <text:p>l’éducation. En EN, spécifier FR. Documents HS lors des tests. iOS et </text:p>
            <text:p>Android. 300 crédits gratuits.</text:p>
          </table:table-cell>
          <table:table-cell table:style-name="ce75" office:value-type="string" ns42:value-type="string">
            <text:p><text:a xlink:href="https://www.uneiaparjour.fr/ai-chatsy/" xlink:type="simple">https://www.uneiaparjour.fr/ai-chats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12" ns42:value-type="date">
            <text:p>1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y summary</text:p>
          </table:table-cell>
          <table:table-cell table:style-name="ce74" office:value-type="string" ns42:value-type="string">
            <text:p>Any summary (https://anysummary.app) résume document ou URL avec plusieurs </text:p>
            <text:p>entrées possibles : résumé simple ou élaboré avec prompt, chatbot… 7 </text:p>
            <text:p>langues disponibles. Test depuis </text:p>
            <text:p>https://unesdoc.unesco.org/ark:/48223/pf0000386693… et </text:p>
            <text:p>https://bienvenue.reseau-canope.fr/ia-en-classeChaque mois : 3 documents </text:p>
            <text:p>par jour, 15 min vidéo et audo, 15 min audio/video, 100 pages dans la </text:p>
            <text:p>version gratuite.</text:p>
          </table:table-cell>
          <table:table-cell table:style-name="ce75" office:value-type="string" ns42:value-type="string">
            <text:p><text:a xlink:href="https://www.uneiaparjour.fr/any-summary/" xlink:type="simple">https://www.uneiaparjour.fr/any-summary/</text:a></text:p>
          </table:table-cell>
          <table:table-cell table:style-name="ce74" office:value-type="string" ns42:value-type="string">
            <text:p>documents</text:p>
          </table:table-cell>
          <table:table-cell table:style-name="ce74" table:number-columns-repeated="5"/>
          <table:table-cell table:style-name="ce92" office:value-type="date" office:date-value="2024-02-11" ns42:value-type="date">
            <text:p>1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rapha</text:p>
          </table:table-cell>
          <table:table-cell table:style-name="ce74" office:value-type="string" ns42:value-type="string">
            <text:p>Grapha (https://grapha.ai) propose de dialoguer avec les données fournies </text:p>
            <text:p>(csv, xls ou Gsheets) et documentées. Analyses textes ou graphiques. 2 jeux </text:p>
            <text:p>et 20 questions gratuites par mois. Test depuis https://meteo.data.gouv.fr </text:p>
            <text:p>ville de Besançon 2023/24.</text:p>
          </table:table-cell>
          <table:table-cell table:style-name="ce75" office:value-type="string" ns42:value-type="string">
            <text:p><text:a xlink:href="https://www.uneiaparjour.fr/grapha/" xlink:type="simple">https://www.uneiaparjour.fr/grapha/</text:a></text:p>
          </table:table-cell>
          <table:table-cell table:style-name="ce74" office:value-type="string" ns42:value-type="string">
            <text:p>données</text:p>
          </table:table-cell>
          <table:table-cell table:style-name="ce74" table:number-columns-repeated="5"/>
          <table:table-cell table:style-name="ce92" office:value-type="date" office:date-value="2024-02-10" ns42:value-type="date">
            <text:p>10/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GPTs</text:p>
          </table:table-cell>
          <table:table-cell table:style-name="ce74" office:value-type="string" ns42:value-type="string">
            <text:p>Les OpenGPTs (https://opengpts-example-vz4y4ooboq-uc.a.run.app) : des </text:p>
            <text:p>chatbots personnalisables à la manière des GPT OpenAI. 6 LLM disponibles, 3 </text:p>
            <text:p>possibilités : chatbot simple, RAG avec documents et Assistants avec docs </text:p>
            <text:p>et extensions (recherche web, wikipedia…). Via @BastienMasse Chatbots </text:p>
            <text:p>publics ou privés. Documentation sur Github (avec schémas simples) : </text:p>
            <text:p>https://github.com/langchain-ai/opengpts… Tests avec programmes cycle 3 </text:p>
            <text:p>français / maths, […]</text:p>
          </table:table-cell>
          <table:table-cell table:style-name="ce75" office:value-type="string" ns42:value-type="string">
            <text:p><text:a xlink:href="https://www.uneiaparjour.fr/opengpts/" xlink:type="simple">https://www.uneiaparjour.fr/opengpts/</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92" office:value-type="date" office:date-value="2024-02-09" ns42:value-type="date">
            <text:p>09/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zou</text:p>
          </table:table-cell>
          <table:table-cell table:style-name="ce74" office:value-type="string" ns42:value-type="string">
            <text:p>Mizou (https://mizou.com @mizouai) créé des chatbots personnalisés dédiés à </text:p>
            <text:p>l’éducation. Réponses audio, partage URL. En EN, préciser FR. Beta </text:p>
            <text:p>gratuite. Tests https://mizou.com/preview-bot?ID=4201… / </text:p>
            <text:p>https://mizou.com/preview-bot?ID=4202… Via @rvanoudheusden et M. Ch.</text:p>
          </table:table-cell>
          <table:table-cell table:style-name="ce75" office:value-type="string" ns42:value-type="string">
            <text:p><text:a xlink:href="https://www.uneiaparjour.fr/mizou/" xlink:type="simple">https://www.uneiaparjour.fr/mizou/</text:a></text:p>
          </table:table-cell>
          <table:table-cell table:style-name="ce74" office:value-type="string" ns42:value-type="string">
            <text:p>chatbo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8" ns42:value-type="date">
            <text:p>08/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mart Work Buddy</text:p>
          </table:table-cell>
          <table:table-cell table:style-name="ce74" office:value-type="string" ns42:value-type="string">
            <text:p>Smart Work Buddy (https://smartworkbuddy.com) regroupe 400 mini-modules </text:p>
            <text:p>spécialisés dans la génération de texte dont 18 dans la catégorie éducation </text:p>
            <text:p>(plan, quiz, résumé…). Français à spécifier. Export txt. Gratuit, sans </text:p>
            <text:p>compte et semble illimité.</text:p>
          </table:table-cell>
          <table:table-cell table:style-name="ce75" office:value-type="string" ns42:value-type="string">
            <text:p><text:a xlink:href="https://www.uneiaparjour.fr/smart-work-buddy/" xlink:type="simple">https://www.uneiaparjour.fr/smart-work-buddy/</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2-07" ns42:value-type="date">
            <text:p>07/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mini</text:p>
          </table:table-cell>
          <table:table-cell table:style-name="ce74" office:value-type="string" ns42:value-type="string">
            <text:p>Gemini (https://gemini.google.com/) anciennement Bard est un chatbot basé </text:p>
            <text:p>sur le LLM Gemma. Connecté au web, il est capable d’analyse d’imageset de </text:p>
            <text:p>documents présents dans Google Drive. Extensions produits Google proposées.</text:p>
          </table:table-cell>
          <table:table-cell table:style-name="ce75" office:value-type="string" ns42:value-type="string">
            <text:p><text:a xlink:href="https://www.uneiaparjour.fr/gemini/" xlink:type="simple">https://www.uneiaparjour.fr/gemini/</text:a></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4"/>
          <table:table-cell table:style-name="ce92" office:value-type="date" office:date-value="2024-02-06" ns42:value-type="date">
            <text:p>06/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rryai</text:p>
          </table:table-cell>
          <table:table-cell table:style-name="ce74" office:value-type="string" ns42:value-type="string">
            <text:p>Starryai (https://starryai.com) : une application d’IA génératrice d’images</text:p>
            <text:p>sur iOS ou Android. Texte, image et sketch to image. + de 100 modèles </text:p>
            <text:p>disponibles. Outils de retouche et d’amélioration. 5 crédits par jour (1 à </text:p>
            <text:p>2 crédits par génération)</text:p>
          </table:table-cell>
          <table:table-cell table:style-name="ce75" office:value-type="string" ns42:value-type="string">
            <text:p><text:a xlink:href="https://www.uneiaparjour.fr/starryai/" xlink:type="simple">https://www.uneiaparjour.fr/starryai/</text:a></text:p>
          </table:table-cell>
          <table:table-cell table:style-name="ce74" office:value-type="string" ns42:value-type="string">
            <text:p>images</text:p>
          </table:table-cell>
          <table:table-cell table:style-name="ce74" table:number-columns-repeated="5"/>
          <table:table-cell table:style-name="ce92" office:value-type="date" office:date-value="2024-02-05" ns42:value-type="date">
            <text:p>05/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cel AI SDK</text:p>
          </table:table-cell>
          <table:table-cell table:style-name="ce74" office:value-type="string" ns42:value-type="string">
            <text:p>Vercel AI SDK (https://sdk.vercel.ai) donne à voir dans une même fenêtre </text:p>
            <text:p>les réponses apportées par plusieurs modèles de langage (dernières </text:p>
            <text:p>captures) pour comparaison. Deux interfaces, avec ou sans itération </text:p>
            <text:p>possible. Gratuit. Via A.G. @reseau_canope</text:p>
          </table:table-cell>
          <table:table-cell table:style-name="ce75" office:value-type="string" ns42:value-type="string">
            <text:p><text:a xlink:href="https://www.uneiaparjour.fr/vercel-ai-sdk/" xlink:type="simple">https://www.uneiaparjour.fr/vercel-ai-sdk/</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2-04" ns42:value-type="date">
            <text:p>04/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oalaWriter et KoalaChat</text:p>
          </table:table-cell>
          <table:table-cell table:style-name="ce74" office:value-type="string" ns42:value-type="string">
            <text:p>KoalaWriter et KoalaChat (https://koala.sh) : génération de textes longs </text:p>
            <text:p>avec images+ vidéos et chatbot. Export html ou copie pour Writer. ChatGPT </text:p>
            <text:p>3.5, 5000 mots et 25 messages gratuits. Test : </text:p>
            <text:p>https://codimd.apps.education.fr/mBuoZknkScWR9VQUIiLQUw?view</text:p>
          </table:table-cell>
          <table:table-cell table:style-name="ce75" office:value-type="string" ns42:value-type="string">
            <text:p><text:a xlink:href="https://www.uneiaparjour.fr/koalawriter-et-koalachat/" xlink:type="simple">https://www.uneiaparjour.fr/koalawriter-et-koalachat/</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2-03" ns42:value-type="date">
            <text:p>03/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sistants HuggingChat</text:p>
          </table:table-cell>
          <table:table-cell table:style-name="ce74" office:value-type="string" ns42:value-type="string">
            <text:p>HuggingChat propose désormais ses assistants </text:p>
            <text:p>(https://huggingface.co/chat/assistants) : configurables gratuitement avec </text:p>
            <text:p>compte HuggingFace puis partageables et accessibles sans compte. 6 modèles </text:p>
            <text:p>disponibles dont Mistral et Llama. Test : </text:p>
            <text:p>https://huggingface.co/chat/assistant/65c297d2f8b88f5cea4e40fd Une </text:p>
            <text:p>bibliothèque d’assistants est également disponible. Bonus #uneIAparjour au </text:p>
            <text:p>13/05/24 : Hugging Chat est désormais disponible en appli iOS </text:p>
            <text:p>https://apps.apple.com/fr/app/hugging-chat/id6476778843… (source : </text:p>
            <text:p>https://huggingface.co/spaces/huggingchat/HuggingChat-FAQ…). Ajout de </text:p>
            <text:p>l’application mobile […]</text:p>
          </table:table-cell>
          <table:table-cell table:style-name="ce75" office:value-type="string" ns42:value-type="string">
            <text:p><text:a xlink:href="https://www.uneiaparjour.fr/assistants-huggingchat/" xlink:type="simple">https://www.uneiaparjour.fr/assistants-huggingchat/</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4-02-02" ns42:value-type="date">
            <text:p>02/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 on video</text:p>
          </table:table-cell>
          <table:table-cell table:style-name="ce74" office:value-type="string" ns42:value-type="string">
            <text:p>Ask on video </text:p>
            <text:p>(https://chromewebstore.google.com/detail/ask-on-video-1-click-capt/bjgcfacigblojjkeobfenmllnoknadkc?pli=1…) </text:p>
            <text:p>extension Chrome qui après capture d’une image utilise ChatGPT (3.5, 4, </text:p>
            <text:p>4Turbo, 4Vision) pour l’intégrer à son Chatbot. Résumé, explication, </text:p>
            <text:p>création de quiz, reformulation etc. sont alors possibles. Prompts, </text:p>
            <text:p>températures et raccourci clavier configurables. Gratuit et illimité (?) </text:p>
            <text:p>Sources pour les tests : L’IA conversationnelle assistant du pédagogue de </text:p>
            <text:p>@reseau_canope </text:p>
            <text:p>https://canotech.fr/a/35964/lia-conversationnelle-comme-assistant-du-pedagogue </text:p>
            <text:p>[…]</text:p>
          </table:table-cell>
          <table:table-cell table:style-name="ce75" office:value-type="string" ns42:value-type="string">
            <text:p><text:a xlink:href="https://www.uneiaparjour.fr/ask-on-video/" xlink:type="simple">https://www.uneiaparjour.fr/ask-on-video/</text:a></text:p>
          </table:table-cell>
          <table:table-cell table:style-name="ce74" office:value-type="string" ns42:value-type="string">
            <text:p>chatbot</text:p>
          </table:table-cell>
          <table:table-cell table:style-name="ce74" table:number-columns-repeated="5"/>
          <table:table-cell table:style-name="ce92" office:value-type="date" office:date-value="2024-02-01" ns42:value-type="date">
            <text:p>01/02/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llbot</text:p>
          </table:table-cell>
          <table:table-cell table:style-name="ce74" office:value-type="string" ns42:value-type="string">
            <text:p>Quillbot (https://quillbot.com) est un ensemble d’outils d’aide à </text:p>
            <text:p>l’écriture : reformulation, grammaire, résumé (en EN), traduction, </text:p>
            <text:p>citations « normées » et Flow axé documents. Sans compte sauf Flow, parfois </text:p>
            <text:p>limite de caractères. Source Wikipedia IA Gen.</text:p>
          </table:table-cell>
          <table:table-cell table:style-name="ce75" office:value-type="string" ns42:value-type="string">
            <text:p><text:a xlink:href="https://www.uneiaparjour.fr/quillbot/" xlink:type="simple">https://www.uneiaparjour.fr/quillbot/</text:a></text:p>
          </table:table-cell>
          <table:table-cell table:style-name="ce74" office:value-type="string" ns42:value-type="string">
            <text:p>document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3"/>
          <table:table-cell table:style-name="ce92" office:value-type="date" office:date-value="2024-01-31" ns42:value-type="date">
            <text:p>3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image generator</text:p>
          </table:table-cell>
          <table:table-cell table:style-name="ce74" office:value-type="string" ns42:value-type="string">
            <text:p>AI image generator (https://aiimagegenerator.is) génère des imagesen se </text:p>
            <text:p>basant sur Stable Diffusion et 4 modèles. Gratuit et sans compte, des </text:p>
            <text:p>options payantes (résolution, filigrane, nombre d’imagesgénérées par </text:p>
            <text:p>prompt).</text:p>
          </table:table-cell>
          <table:table-cell table:style-name="ce75" office:value-type="string" ns42:value-type="string">
            <text:p><text:a xlink:href="https://www.uneiaparjour.fr/ai-image-generator/" xlink:type="simple">https://www.uneiaparjour.fr/ai-image-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4"/>
          <table:table-cell table:style-name="ce92" office:value-type="date" office:date-value="2024-01-30" ns42:value-type="date">
            <text:p>3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Takes</text:p>
          </table:table-cell>
          <table:table-cell table:style-name="ce74" office:value-type="string" ns42:value-type="string">
            <text:p>QuickTakes (http://quicktakes.io) : 1h30 d’enregistrement gratuit/semaine </text:p>
            <text:p>de notes audio transcrites, résumées avec guide lecture et glossaire, </text:p>
            <text:p>questions, vidéos pour aller + loin et chatbot. Test depuis « Ada &amp; </text:p>
            <text:p>Zangemann » de Matthias Kirschner et Sandra Brandstätter à retrouver sur </text:p>
            <text:p>https://cfeditions.com/ada/</text:p>
          </table:table-cell>
          <table:table-cell table:style-name="ce75" office:value-type="string" ns42:value-type="string">
            <text:p><text:a xlink:href="https://www.uneiaparjour.fr/quicktakes/" xlink:type="simple">https://www.uneiaparjour.fr/quicktake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3"/>
          <table:table-cell table:style-name="ce92" office:value-type="date" office:date-value="2024-01-29" ns42:value-type="date">
            <text:p>2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text:p>
          </table:table-cell>
          <table:table-cell table:style-name="ce74" office:value-type="string" ns42:value-type="string">
            <text:p>Pitch (http://pitch.com) génére des présentations éditables à partir d’un </text:p>
            <text:p>prompt. Dans la version gratuite illimitée : thèmes, édition complète, </text:p>
            <text:p>présentation en direct et exports avec filigrane. Partage par lien et </text:p>
            <text:p>collaboratif version payante.</text:p>
          </table:table-cell>
          <table:table-cell table:style-name="ce75" office:value-type="string" ns42:value-type="string">
            <text:p><text:a xlink:href="https://www.uneiaparjour.fr/pitch/" xlink:type="simple">https://www.uneiaparjour.fr/pitch/</text:a></text:p>
          </table:table-cell>
          <table:table-cell table:style-name="ce74" office:value-type="string" ns42:value-type="string">
            <text:p>présentation</text:p>
          </table:table-cell>
          <table:table-cell table:style-name="ce74" table:number-columns-repeated="5"/>
          <table:table-cell table:style-name="ce92" office:value-type="date" office:date-value="2024-01-28" ns42:value-type="date">
            <text:p>2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akker</text:p>
          </table:table-cell>
          <table:table-cell table:style-name="ce74" office:value-type="string" ns42:value-type="string">
            <text:p>Shakker (http://shakker.ai) est un outil de génération d’imagesavec </text:p>
            <text:p>amélioration de prompt, prompt négatif, réglages fins, plus de modèles, </text:p>
            <text:p>image de référence, remix, retouches, changement de style, suppression du </text:p>
            <text:p>fond… Beta gratuite et illimitée.</text:p>
          </table:table-cell>
          <table:table-cell table:style-name="ce75" office:value-type="string" ns42:value-type="string">
            <text:p><text:a xlink:href="https://www.uneiaparjour.fr/shakker/" xlink:type="simple">https://www.uneiaparjour.fr/shakker/</text:a></text:p>
          </table:table-cell>
          <table:table-cell table:style-name="ce74" office:value-type="string" ns42:value-type="string">
            <text:p>archives</text:p>
          </table:table-cell>
          <table:table-cell table:style-name="ce74" table:number-columns-repeated="5"/>
          <table:table-cell table:style-name="ce92" office:value-type="date" office:date-value="2024-01-27" ns42:value-type="date">
            <text:p>2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askAI</text:p>
          </table:table-cell>
          <table:table-cell table:style-name="ce74" office:value-type="string" ns42:value-type="string">
            <text:p>IaskAI (https://iask.ai) : un moteur de recherche branché sur une IA </text:p>
            <text:p>générative de texte. Texte créé à partir de la recherche/prompt et sources </text:p>
            <text:p>en résultat. Appli, voix, modes. Gratuit, sans compte (qq contenus </text:p>
            <text:p>sponsorisés). Tests :– question : </text:p>
            <text:p>https://iask.ai/?mode=question&amp;options%5Bdetail_level%5D=detailed&amp;q=Les+IA+g%C3%A9n%C3%A9ratives+en+%C3%A9ducation%2C+usages+et+limite.+R%C3%A9dige+en+fran%C3%A7ais… </text:p>
            <text:p>– Academic : </text:p>
            <text:p>https://iask.ai/?mode=academic&amp;options%5Bdetail_level%5D=detailed&amp;q=Les+IA+g%C3%A9n%C3%A9ratives+en+%C3%A9ducation%2C+usages+et+limite.+R%C3%A9dige+en+fran%C3%A7ais… </text:p>
            <text:p>– Search : </text:p>
            <text:p>https://iask.ai/?mode=search&amp;options%5Bdetail_level%5D=detailed&amp;q=Les+IA+g%C3%A9n%C3%A9ratives+en+%C3%A9ducation%2C+usages+et+limite.+R%C3%A9dige+en+fran%C3%A7ais… </text:p>
            <text:p>– News : voir image– Books : </text:p>
            <text:p>https://iask.ai/?mode=books&amp;options%5Bdetail_level%5D=detailed&amp;q=Les+IA+g%C3%A9n%C3%A9ratives+en+%C3%A9ducation%2C+usages+et+limite.+R%C3%A9dige+en+fran%C3%A7ais… </text:p>
            <text:p>[…]</text:p>
          </table:table-cell>
          <table:table-cell table:style-name="ce75" office:value-type="string" ns42:value-type="string">
            <text:p><text:a xlink:href="https://www.uneiaparjour.fr/iaskai/" xlink:type="simple">https://www.uneiaparjour.fr/iaskai/</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6" ns42:value-type="date">
            <text:p>2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moAI</text:p>
          </table:table-cell>
          <table:table-cell table:style-name="ce74" office:value-type="string" ns42:value-type="string">
            <text:p>DomoAI (https://domoai.app) peut transformer une vidéo en animé, générer </text:p>
            <text:p>des imageset animer des imagesdepuis Discord à partir de prompts. 45 </text:p>
            <text:p>crédits gratuits par compte. Vidéo d’origine pour test via Pexels : </text:p>
            <text:p>https://pexels.com/fr-fr/video/femmes-jouer-sport-balle-6767274…</text:p>
          </table:table-cell>
          <table:table-cell table:style-name="ce75" office:value-type="string" ns42:value-type="string">
            <text:p><text:a xlink:href="https://www.uneiaparjour.fr/domoai/" xlink:type="simple">https://www.uneiaparjour.fr/domoai/</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5" ns42:value-type="date">
            <text:p>2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sed Labs</text:p>
          </table:table-cell>
          <table:table-cell table:style-name="ce74" office:value-type="string" ns42:value-type="string">
            <text:p>Based Labs (https://basedlabs.ai) génère des imagesqui peuvent ensuite </text:p>
            <text:p>être transformées en vidéo. Basé sur Stable Diffusion, réglages possibles. </text:p>
            <text:p>Publication et 4 autres apps disponibles. 50 crédits par mois. Test: </text:p>
            <text:p>https://basedlabs.ai/media/clrxyqnlh0011sd0yylqnng6l</text:p>
          </table:table-cell>
          <table:table-cell table:style-name="ce75" office:value-type="string" ns42:value-type="string">
            <text:p><text:a xlink:href="https://www.uneiaparjour.fr/based-labs/" xlink:type="simple">https://www.uneiaparjour.fr/based-labs/</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4-01-24" ns42:value-type="date">
            <text:p>2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ksheet generator</text:p>
          </table:table-cell>
          <table:table-cell table:style-name="ce74" office:value-type="string" ns42:value-type="string">
            <text:p>Worksheet generator (https://getworksheet.co) génère des quizz sous forme </text:p>
            <text:p>de fiche pdf pour la classe (niveau grades US : grade 1 CP / grade 12 </text:p>
            <text:p>terminale). En FR si spécifié, test : jusqu’à 50 questions générées (bugs </text:p>
            <text:p>ensuite). Sans compte, illimité.</text:p>
          </table:table-cell>
          <table:table-cell table:style-name="ce75" office:value-type="string" ns42:value-type="string">
            <text:p><text:a xlink:href="https://www.uneiaparjour.fr/worksheet-generator/" xlink:type="simple">https://www.uneiaparjour.fr/worksheet-generator/</text:a></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4-01-23" ns42:value-type="date">
            <text:p>2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sc Ninja</text:p>
          </table:table-cell>
          <table:table-cell table:style-name="ce74" office:value-type="string" ns42:value-type="string">
            <text:p>Misc Ninja (https://misc.ninja) : moteur de recherche couplé à 3 modèles de </text:p>
            <text:p>langage (« Ninja », GPT 3.5 ou 4) avec 3 modes de recherche, classique, </text:p>
            <text:p>basé sur l’actualité ou sur Wikipedia. Sans compte + ajout de docs / </text:p>
            <text:p>historique si connecté.</text:p>
          </table:table-cell>
          <table:table-cell table:style-name="ce75" office:value-type="string" ns42:value-type="string">
            <text:p><text:a xlink:href="https://www.uneiaparjour.fr/misc-ninja/" xlink:type="simple">https://www.uneiaparjour.fr/misc-ninja/</text:a></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4"/>
          <table:table-cell table:style-name="ce92" office:value-type="date" office:date-value="2024-01-22" ns42:value-type="date">
            <text:p>2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ID</text:p>
          </table:table-cell>
          <table:table-cell table:style-name="ce74" office:value-type="string" ns42:value-type="string">
            <text:p>InstantID (https://huggingface.co/spaces/InstantX/InstantID…) transforme un </text:p>
            <text:p>portrait à partir d’un prompt simple et 8 styles disponibles en restant </text:p>
            <text:p>fidèle au portrait d’origine. Nombreux paramètres. Gratuit, open source et </text:p>
            <text:p>illimité. (toute ressemblance avec… 😉</text:p>
          </table:table-cell>
          <table:table-cell table:style-name="ce75" office:value-type="string" ns42:value-type="string">
            <text:p><text:a xlink:href="https://www.uneiaparjour.fr/instantid/" xlink:type="simple">https://www.uneiaparjour.fr/instantid/</text:a></text:p>
          </table:table-cell>
          <table:table-cell table:style-name="ce74" office:value-type="string" ns42:value-type="string">
            <text:p>images</text:p>
          </table:table-cell>
          <table:table-cell table:style-name="ce74" table:number-columns-repeated="5"/>
          <table:table-cell table:style-name="ce92" office:value-type="date" office:date-value="2024-01-21" ns42:value-type="date">
            <text:p>2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dable</text:p>
          </table:table-cell>
          <table:table-cell table:style-name="ce74" office:value-type="string" ns42:value-type="string">
            <text:p>Mendable (https://mendable.ai) est un chatbot personnalisé avec une base de </text:p>
            <text:p>données créée par l’utilisateur. Accepte url, documents, vidéos youtube. </text:p>
            <text:p>Réglages fins. Utilise Claude, GPT 3.5 et 4. 500 crédits/ mois (3 si </text:p>
            <text:p>demande GPT 4).</text:p>
          </table:table-cell>
          <table:table-cell table:style-name="ce75" office:value-type="string" ns42:value-type="string">
            <text:p><text:a xlink:href="https://www.uneiaparjour.fr/mendable/" xlink:type="simple">https://www.uneiaparjour.fr/mendabl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youtube</text:p>
          </table:table-cell>
          <table:table-cell table:style-name="ce74" table:number-columns-repeated="3"/>
          <table:table-cell table:style-name="ce92" office:value-type="date" office:date-value="2024-01-20" ns42:value-type="date">
            <text:p>2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nte</text:p>
          </table:table-cell>
          <table:table-cell table:style-name="ce74" office:value-type="string" ns42:value-type="string">
            <text:p>Avec Dante (http://dante-ai.com) il est possible de créer son propre </text:p>
            <text:p>chatbot basé sur une base de données de documents et d’URL. </text:p>
            <text:p>Personnalisable, partage et intégration possibles. 30 messages/mois en </text:p>
            <text:p>version gratuite. Test : </text:p>
            <text:p>https://chat.dante-ai.com/embed?kb_id=776996e1-2bcb-47fd-a114-789e3505fe97&amp;token=190bc407-2991-46d7-954b-1de3f47f5b90&amp;modeltype=gpt-3.5-turbo&amp;logo=ZmFsc2U%3D&amp;mode=undefined…</text:p>
          </table:table-cell>
          <table:table-cell table:style-name="ce75" office:value-type="string" ns42:value-type="string">
            <text:p><text:a xlink:href="https://www.uneiaparjour.fr/dante/" xlink:type="simple">https://www.uneiaparjour.fr/dant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table:number-columns-repeated="4"/>
          <table:table-cell table:style-name="ce92" office:value-type="date" office:date-value="2024-01-19" ns42:value-type="date">
            <text:p>1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ding coach</text:p>
          </table:table-cell>
          <table:table-cell table:style-name="ce74" office:value-type="string" ns42:value-type="string">
            <text:p>Reading coach de Microsoft (https://coach.microsoft.com) accompagne les </text:p>
            <text:p>compétences en lecture, prononciation et fluidité. « Preview » en EN : </text:p>
            <text:p>histoires générées (animal et lieu), bibliothèque ou texte collé lu puis </text:p>
            <text:p>analyse et mots à répéter, 8 niveaux. À noter qu’une version est également </text:p>
            <text:p>en test dans teams et powerpoint : </text:p>
            <text:p>https://support.microsoft.com/fr-fr/office/pr%C3%A9version-speaker-coach-dans-les-r%C3%A9unions-microsoft-teams-30f50d15-5f62-4e09-b3bf-cadeb806386a </text:p>
            <text:p>Le support MS pour Reading coach […]</text:p>
          </table:table-cell>
          <table:table-cell table:style-name="ce75" office:value-type="string" ns42:value-type="string">
            <text:p><text:a xlink:href="https://www.uneiaparjour.fr/reading-coach/" xlink:type="simple">https://www.uneiaparjour.fr/reading-coach/</text: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number-columns-repeated="3"/>
          <table:table-cell table:style-name="ce92" office:value-type="date" office:date-value="2024-01-18" ns42:value-type="date">
            <text:p>1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to blog</text:p>
          </table:table-cell>
          <table:table-cell table:style-name="ce74" office:value-type="string" ns42:value-type="string">
            <text:p>Video to blog (https://videoToBlog.ai) génère 1 article de blog à partir </text:p>
            <text:p>d’1 vidéo YouTube. Édition simple, analyse et export multiple.– Test </text:p>
            <text:p>extraclasse IA @reseau_canope : </text:p>
            <text:p>https://videoToBlog.ai/share/A8g41L7qhare/A8g41L7qari63fwivQZ7… – Test </text:p>
            <text:p>markdown @FlowersINRIA : </text:p>
            <text:p>https://codimd.apps.education.fr/BZp89xGBS-q3WXcjTzgung?view…</text:p>
          </table:table-cell>
          <table:table-cell table:style-name="ce75" office:value-type="string" ns42:value-type="string">
            <text:p><text:a xlink:href="https://www.uneiaparjour.fr/video-to-blog/" xlink:type="simple">https://www.uneiaparjour.fr/video-to-blog/</text:a></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4"/>
          <table:table-cell table:style-name="ce92" office:value-type="date" office:date-value="2024-01-17" ns42:value-type="date">
            <text:p>1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pixel</text:p>
          </table:table-cell>
          <table:table-cell table:style-name="ce74" office:value-type="string" ns42:value-type="string">
            <text:p>Chartpixel (http://chartpixel.com) analyse des données (sources possibles : </text:p>
            <text:p>voir image 1) et en génére des visualisations. Peut construire une base </text:p>
            <text:p>depuis une recherche mais ⚠️ ne cite pas ses sources. Beta gratuite, import </text:p>
            <text:p>de 10 Mo. Export png.2 tests de Chartpixel à découvrir : – depuis csv de </text:p>
            <text:p>http://meteo.data.gouv : http://chartpixel.com/project?id=OnShNgLX… – </text:p>
            <text:p>depuis une demande […]</text:p>
          </table:table-cell>
          <table:table-cell table:style-name="ce75" office:value-type="string" ns42:value-type="string">
            <text:p><text:a xlink:href="https://www.uneiaparjour.fr/chartpixel/" xlink:type="simple">https://www.uneiaparjour.fr/chartpixel/</text:a></text:p>
          </table:table-cell>
          <table:table-cell table:style-name="ce74" office:value-type="string" ns42:value-type="string">
            <text:p>données</text:p>
          </table:table-cell>
          <table:table-cell table:style-name="ce74" table:number-columns-repeated="5"/>
          <table:table-cell table:style-name="ce92" office:value-type="date" office:date-value="2024-01-16" ns42:value-type="date">
            <text:p>1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e Mixer</text:p>
          </table:table-cell>
          <table:table-cell table:style-name="ce74" office:value-type="string" ns42:value-type="string">
            <text:p>Image Mixer (https://cloud.lambdalabs.com/demos/lambda/image-mixer-demo…) </text:p>
            <text:p>génère une image à partir d’une série d’URL, textes ou images(5 maxi), </text:p>
            <text:p>chaque source pouvant avoir plus ou moins d’importance pour la génération, </text:p>
            <text:p>paramétrage possible. Open source et illimité. Sources test : Pexels.</text:p>
          </table:table-cell>
          <table:table-cell table:style-name="ce75" office:value-type="string" ns42:value-type="string">
            <text:p><text:a xlink:href="https://www.uneiaparjour.fr/image-mixer/" xlink:type="simple">https://www.uneiaparjour.fr/image-mixer/</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4-01-15" ns42:value-type="date">
            <text:p>1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AI</text:p>
          </table:table-cell>
          <table:table-cell table:style-name="ce74" office:value-type="string" ns42:value-type="string">
            <text:p>Paint AI (https://paintai.groupmind.co.uk) : un outil de dessin simple… </text:p>
            <text:p>sans outils ! Outils générés à la demande à partir d’un prompt puis </text:p>
            <text:p>modifiables si besoin d’affiner le résultat. Export png, jpg, webp et bmp. </text:p>
            <text:p>Gratuit, illimité, open source et sans compte.</text:p>
          </table:table-cell>
          <table:table-cell table:style-name="ce75" office:value-type="string" ns42:value-type="string">
            <text:p><text:a xlink:href="https://www.uneiaparjour.fr/paint-ai/" xlink:type="simple">https://www.uneiaparjour.fr/paint-ai/</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4-01-14" ns42:value-type="date">
            <text:p>1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 Code AI Art Generator</text:p>
          </table:table-cell>
          <table:table-cell table:style-name="ce74" office:value-type="string" ns42:value-type="string">
            <text:p>QR Code AI Art Generator </text:p>
            <text:p>(https://huggingface.co/spaces/huggingface-projects/QR-code-AI-art-generator) </text:p>
            <text:p>propose la génération de QR code « artistiques » à partir d’un prompt +/- </text:p>
            <text:p>une image. Paramètres avancés. Gratuit, illimité et open source. (Si </text:p>
            <text:p>génération du code sans image, « jouer » avec les options).</text:p>
          </table:table-cell>
          <table:table-cell table:style-name="ce75" office:value-type="string" ns42:value-type="string">
            <text:p><text:a xlink:href="https://www.uneiaparjour.fr/qr-code-ai-art-generator/" xlink:type="simple">https://www.uneiaparjour.fr/qr-code-ai-art-generator/</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4"/>
          <table:table-cell table:style-name="ce92" office:value-type="date" office:date-value="2024-01-13" ns42:value-type="date">
            <text:p>1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lcraft</text:p>
          </table:table-cell>
          <table:table-cell table:style-name="ce74" office:value-type="string" ns42:value-type="string">
            <text:p>Reelcraft (https://reelcraft.ai) génère des histoires animées – vidéo, voix </text:p>
            <text:p>et musique – à partir d’un prompt ou d’un texte. Plusieurs modèles, voix </text:p>
            <text:p>EN, édition possible. Accepte le FR, génère en EN sauf si spécifié. Beta </text:p>
            <text:p>gratuite.</text:p>
          </table:table-cell>
          <table:table-cell table:style-name="ce75" office:value-type="string" ns42:value-type="string">
            <text:p><text:a xlink:href="https://www.uneiaparjour.fr/reelcraft/" xlink:type="simple">https://www.uneiaparjour.fr/reelcraft/</text:a></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4-01-12" ns42:value-type="date">
            <text:p>1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izz</text:p>
          </table:table-cell>
          <table:table-cell table:style-name="ce74" office:value-type="string" ns42:value-type="string">
            <text:p>Quizizz (https://quizizz.com) génère des quiz à partir d’un prompt, d’un </text:p>
            <text:p>document ou Youtube / Wikipedia en version beta. Bibliothèque, aides IA </text:p>
            <text:p>intégrées à l’édition. Gestion des participants, mode « papier » avec </text:p>
            <text:p>cartes-réponses, extension Chrome.Partage par code ou directement à la </text:p>
            <text:p>classe. Trad. FR à vérifier. Tests bruts et modifiables avec compte :– </text:p>
            <text:p>Prompt : </text:p>
            <text:p>https://quizizz.com/admin/quiz/65a599e12b91318f63a74a50?source=quiz_share…– </text:p>
            <text:p>Doc […]</text:p>
          </table:table-cell>
          <table:table-cell table:style-name="ce75" office:value-type="string" ns42:value-type="string">
            <text:p><text:a xlink:href="https://www.uneiaparjour.fr/quizizz/" xlink:type="simple">https://www.uneiaparjour.fr/quizizz/</text:a></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92" office:value-type="date" office:date-value="2024-01-11" ns42:value-type="date">
            <text:p>1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mp;AViz</text:p>
          </table:table-cell>
          <table:table-cell table:style-name="ce74" office:value-type="string" ns42:value-type="string">
            <text:p>D&amp;AViz (https://dnaviz.aipeople.arivu-iq.com) analyse les données fournies </text:p>
            <text:p>via un chatbot (csv max 5Mo) et produit des visualisations. 100 crédits </text:p>
            <text:p>(besoins : 5/10 pour texte, 15/20 pour visualisation). Csv test (9000 </text:p>
            <text:p>lignes, 180 col.) extrait de </text:p>
            <text:p>https://meteo.data.gouv.fr/datasets/6569b4473bedf2e7abad3b72…</text:p>
          </table:table-cell>
          <table:table-cell table:style-name="ce75" office:value-type="string" ns42:value-type="string">
            <text:p><text:a xlink:href="https://www.uneiaparjour.fr/daviz/" xlink:type="simple">https://www.uneiaparjour.fr/daviz/</text:a></text:p>
          </table:table-cell>
          <table:table-cell table:style-name="ce74" office:value-type="string" ns42:value-type="string">
            <text:p>données</text:p>
          </table:table-cell>
          <table:table-cell table:style-name="ce74" table:number-columns-repeated="5"/>
          <table:table-cell table:style-name="ce92" office:value-type="date" office:date-value="2024-01-10" ns42:value-type="date">
            <text:p>10/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S2D</text:p>
          </table:table-cell>
          <table:table-cell table:style-name="ce74" office:value-type="string" ns42:value-type="string">
            <text:p>GPTS2D (https://gpts2d.com) crée des agents spécialisés capables de </text:p>
            <text:p>répondre à plusieurs sujets sur le même espace sous forme d’une carte </text:p>
            <text:p>mentale « infinie ». Chaque branche apporte de nouvelles propositions et </text:p>
            <text:p>devient un chatbot indépendant. Génère des imagesà la demande et les </text:p>
            <text:p>agents peuvent être ensuite partagés, un test ici : </text:p>
            <text:p>https://gpts2d.com/chat/playground/2t9459… Générations limitées à une […]</text:p>
          </table:table-cell>
          <table:table-cell table:style-name="ce75" office:value-type="string" ns42:value-type="string">
            <text:p><text:a xlink:href="https://www.uneiaparjour.fr/gpts2d/" xlink:type="simple">https://www.uneiaparjour.fr/gpts2d/</text:a></text:p>
          </table:table-cell>
          <table:table-cell table:style-name="ce74" office:value-type="string" ns42:value-type="string">
            <text:p>chatbot</text:p>
          </table:table-cell>
          <table:table-cell table:style-name="ce74" office:value-type="string" ns42:value-type="string">
            <text:p>mindmap</text:p>
          </table:table-cell>
          <table:table-cell table:style-name="ce74" table:number-columns-repeated="4"/>
          <table:table-cell table:style-name="ce92" office:value-type="date" office:date-value="2024-01-09" ns42:value-type="date">
            <text:p>09/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otbot</text:p>
          </table:table-cell>
          <table:table-cell table:style-name="ce74" office:value-type="string" ns42:value-type="string">
            <text:p>Jotbot (https://myjotbot.com) propose la rédaction, la génération, la </text:p>
            <text:p>compréhension d’audios ou vidéos youtube en s’appuyant sur une base de </text:p>
            <text:p>données construite par l’utilisateur. FR si spécifié. 10 crédits /jour (10 </text:p>
            <text:p>actions ou 3 vidéos).</text:p>
          </table:table-cell>
          <table:table-cell table:style-name="ce75" office:value-type="string" ns42:value-type="string">
            <text:p><text:a xlink:href="https://www.uneiaparjour.fr/jotbot/" xlink:type="simple">https://www.uneiaparjour.fr/jotbo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92" office:value-type="date" office:date-value="2024-01-08" ns42:value-type="date">
            <text:p>08/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ck generator</text:p>
          </table:table-cell>
          <table:table-cell table:style-name="ce74" office:value-type="string" ns42:value-type="string">
            <text:p>Pack generator (par @output : https://coproducer.output.com/pack-generator) </text:p>
            <text:p>génère 4 morceaux de musique de 15 secondes à partir d’un prompt et permet </text:p>
            <text:p>de telecharger chacune des pistes des instruments utilisés pour la </text:p>
            <text:p>génération. Gratuit, illimité et morceaux libres de droit.</text:p>
          </table:table-cell>
          <table:table-cell table:style-name="ce75" office:value-type="string" ns42:value-type="string">
            <text:p><text:a xlink:href="https://www.uneiaparjour.fr/pack-generator/" xlink:type="simple">https://www.uneiaparjour.fr/pack-generator/</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4"/>
          <table:table-cell table:style-name="ce92" office:value-type="date" office:date-value="2024-01-07" ns42:value-type="date">
            <text:p>07/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amap</text:p>
          </table:table-cell>
          <table:table-cell table:style-name="ce74" office:value-type="string" ns42:value-type="string">
            <text:p>Ideamap (https://ideamap.ai) accompagne l’émergence d’idées via génération </text:p>
            <text:p>de textes, outils de facilitation et présentation carte mentale. Nombreux </text:p>
            <text:p>outils disponibles (dont docs et dessins), coopération. FR aléatoire. 5 </text:p>
            <text:p>cartes (rooms) gratuites.</text:p>
          </table:table-cell>
          <table:table-cell table:style-name="ce75" office:value-type="string" ns42:value-type="string">
            <text:p><text:a xlink:href="https://www.uneiaparjour.fr/ideamap/" xlink:type="simple">https://www.uneiaparjour.fr/ideamap/</text:a></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4"/>
          <table:table-cell table:style-name="ce92" office:value-type="date" office:date-value="2024-01-06" ns42:value-type="date">
            <text:p>06/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sentationGPT</text:p>
          </table:table-cell>
          <table:table-cell table:style-name="ce74" office:value-type="string" ns42:value-type="string">
            <text:p>PresentationGPT (https://presentationgpt.com) génére une présentation à </text:p>
            <text:p>partir d’un prompt. En FR si spécifié. 15 diapos maxi et partage en ligne </text:p>
            <text:p>seul en version gratuite. Sans compte et illimité. Tests : </text:p>
            <text:p>https://presentationgpt.com/?presentationId=RASY_Ev et </text:p>
            <text:p>https://presentationgpt.com/?presentationId=eSiEhTI</text:p>
          </table:table-cell>
          <table:table-cell table:style-name="ce75" office:value-type="string" ns42:value-type="string">
            <text:p><text:a xlink:href="https://www.uneiaparjour.fr/presentationgpt/" xlink:type="simple">https://www.uneiaparjour.fr/presentationgpt/</text:a></text:p>
          </table:table-cell>
          <table:table-cell table:style-name="ce74" office:value-type="string" ns42:value-type="string">
            <text:p>présentation</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4-01-05" ns42:value-type="date">
            <text:p>05/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ex</text:p>
          </table:table-cell>
          <table:table-cell table:style-name="ce74" office:value-type="string" ns42:value-type="string">
            <text:p>Nex (https://nex.art), avec son propre modèle Primus, génère des imagesà </text:p>
            <text:p>partir d’un prompt, d’une image de base, de choix de couleurs et d’une </text:p>
            <text:p>structure. Plusieurs combinaisons possibles, prompt négatif. 100 imagespar </text:p>
            <text:p>mois en version gratuite.</text:p>
          </table:table-cell>
          <table:table-cell table:style-name="ce75" office:value-type="string" ns42:value-type="string">
            <text:p><text:a xlink:href="https://www.uneiaparjour.fr/nex/" xlink:type="simple">https://www.uneiaparjour.fr/nex/</text:a></text:p>
          </table:table-cell>
          <table:table-cell table:style-name="ce74" office:value-type="string" ns42:value-type="string">
            <text:p>images</text:p>
          </table:table-cell>
          <table:table-cell table:style-name="ce74" table:number-columns-repeated="5"/>
          <table:table-cell table:style-name="ce92" office:value-type="date" office:date-value="2024-01-04" ns42:value-type="date">
            <text:p>04/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zo</text:p>
          </table:table-cell>
          <table:table-cell table:style-name="ce74" office:value-type="string" ns42:value-type="string">
            <text:p>Prezo (http://prezo.ai) génère des présentations avec un prompt et/ou un </text:p>
            <text:p>document. Génération d’imagesintégrée, ajout/édition de contenus, export </text:p>
            <text:p>pdf, partage via url. Usage individuel gratuit. Ex avec guide IA Unesco : </text:p>
            <text:p>https://vu.fr/BgFF</text:p>
          </table:table-cell>
          <table:table-cell table:style-name="ce75" office:value-type="string" ns42:value-type="string">
            <text:p><text:a xlink:href="https://www.uneiaparjour.fr/prezo/" xlink:type="simple">https://www.uneiaparjour.fr/prezo/</text:a></text:p>
          </table:table-cell>
          <table:table-cell table:style-name="ce74" office:value-type="string" ns42:value-type="string">
            <text:p>présentation</text:p>
          </table:table-cell>
          <table:table-cell table:style-name="ce74" table:number-columns-repeated="5"/>
          <table:table-cell table:style-name="ce92" office:value-type="date" office:date-value="2024-01-03" ns42:value-type="date">
            <text:p>03/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instory</text:p>
          </table:table-cell>
          <table:table-cell table:style-name="ce74" office:value-type="string" ns42:value-type="string">
            <text:p>Brainstory (https://brainstory.ai) accompagne la réflexion par des </text:p>
            <text:p>questions sur un sujet donné, par écrit ou à l’oral retranscrit : l’IA </text:p>
            <text:p>« guide » par ses questions et synthétise l’échange. Partage pour feedback </text:p>
            <text:p>possible. Accepte le FR. 10 sujets gratuits.Précision « technique » : </text:p>
            <text:p>attention à la touche entrée qui valide votre réponse, il faut écrire au </text:p>
            <text:p>kilomètre.Lien pour laisser […]</text:p>
          </table:table-cell>
          <table:table-cell table:style-name="ce75" office:value-type="string" ns42:value-type="string">
            <text:p><text:a xlink:href="https://www.uneiaparjour.fr/brainstory/" xlink:type="simple">https://www.uneiaparjour.fr/brainstory/</text: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4"/>
          <table:table-cell table:style-name="ce92" office:value-type="date" office:date-value="2024-01-02" ns42:value-type="date">
            <text:p>02/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Lang</text:p>
          </table:table-cell>
          <table:table-cell table:style-name="ce74" office:value-type="string" ns42:value-type="string">
            <text:p>Open Lang (https://openlang.ai) permet l’apprentissage d’une langue à </text:p>
            <text:p>partir de podcasts ou de vidéos Youtube importés. Découpe la transcription, </text:p>
            <text:p>définitions, points de grammaire, répétition des phrases. 36 langues </text:p>
            <text:p>disponibles. 2h30 gratuites par mois.</text:p>
          </table:table-cell>
          <table:table-cell table:style-name="ce75" office:value-type="string" ns42:value-type="string">
            <text:p><text:a xlink:href="https://www.uneiaparjour.fr/open-lang/" xlink:type="simple">https://www.uneiaparjour.fr/open-lang/</text:a></text:p>
          </table:table-cell>
          <table:table-cell table:style-name="ce74" office:value-type="string" ns42:value-type="string">
            <text:p>langues</text:p>
          </table:table-cell>
          <table:table-cell table:style-name="ce74" office:value-type="string" ns42:value-type="string">
            <text:p>youtube</text:p>
          </table:table-cell>
          <table:table-cell table:style-name="ce74" table:number-columns-repeated="4"/>
          <table:table-cell table:style-name="ce92" office:value-type="date" office:date-value="2024-01-01" ns42:value-type="date">
            <text:p>01/01/2024</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in Pics</text:p>
          </table:table-cell>
          <table:table-cell table:style-name="ce74" office:value-type="string" ns42:value-type="string">
            <text:p>Un bonus #uneIAparjour : Twin Pics (https://twinpics.ai), un petit jeu </text:p>
            <text:p>quotidien qui consiste à réussir à générer une image qui se rapproche le </text:p>
            <text:p>plus possible de celle proposée avec 3 itérations de 30 caractères maximum. </text:p>
            <text:p>Pour s’exercer au prompt ?</text:p>
          </table:table-cell>
          <table:table-cell table:style-name="ce75" office:value-type="string" ns42:value-type="string">
            <text:p><text:a xlink:href="https://www.uneiaparjour.fr/twin-pics/" xlink:type="simple">https://www.uneiaparjour.fr/twin-pics/</text:a></text:p>
          </table:table-cell>
          <table:table-cell table:style-name="ce74" office:value-type="string" ns42:value-type="string">
            <text:p>images</text:p>
          </table:table-cell>
          <table:table-cell table:style-name="ce74" table:number-columns-repeated="5"/>
          <table:table-cell table:style-name="ce92" office:value-type="date" office:date-value="2023-12-31" ns42:value-type="date">
            <text:p>3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 Timelines</text:p>
          </table:table-cell>
          <table:table-cell table:style-name="ce74" office:value-type="string" ns42:value-type="string">
            <text:p>History Timelines (https://historytimelines.co) génère le descriptif </text:p>
            <text:p>historique d’un sujet donné en l’accompagnant de dates clés. En FR si </text:p>
            <text:p>spécifié (mais semble plus complet si EN). Partageable, gratuit et sans </text:p>
            <text:p>compte. Un outil pour l’esprit critique ?</text:p>
          </table:table-cell>
          <table:table-cell table:style-name="ce75" office:value-type="string" ns42:value-type="string">
            <text:p><text:a xlink:href="https://www.uneiaparjour.fr/history-timelines/" xlink:type="simple">https://www.uneiaparjour.fr/history-timelines/</text:a></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92" office:value-type="date" office:date-value="2023-12-30" ns42:value-type="date">
            <text:p>3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map Visualstory</text:p>
          </table:table-cell>
          <table:table-cell table:style-name="ce74" office:value-type="string" ns42:value-type="string">
            <text:p>Mymap Visualstory (https://mymap.ai/visualstory), 1 sujet = 1 tableau </text:p>
            <text:p>infini de générations texte : présentation, carte, documents ou même </text:p>
            <text:p>chatbot intégré. Outils d’édition et aides à la rédaction. Url partageable. </text:p>
            <text:p>Test : https://mymap.ai/share/vuMeQx75H03Xh…Mymap Visualstory est gratuit, </text:p>
            <text:p>sans compte et semble illimité. Export au format image, liens sur les </text:p>
            <text:p>parties du tableau et lien d’édition à partager […]</text:p>
          </table:table-cell>
          <table:table-cell table:style-name="ce75" office:value-type="string" ns42:value-type="string">
            <text:p><text:a xlink:href="https://www.uneiaparjour.fr/mymap-visualstory/" xlink:type="simple">https://www.uneiaparjour.fr/mymap-visualstory/</text:a></text:p>
          </table:table-cell>
          <table:table-cell table:style-name="ce74" office:value-type="string" ns42:value-type="string">
            <text:p>documents</text:p>
          </table:table-cell>
          <table:table-cell table:style-name="ce74" office:value-type="string" ns42:value-type="string">
            <text:p>mindmap</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92" office:value-type="date" office:date-value="2023-12-29" ns42:value-type="date">
            <text:p>2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e</text:p>
          </table:table-cell>
          <table:table-cell table:style-name="ce74" office:value-type="string" ns42:value-type="string">
            <text:p>Prome (https://promeai.com) propose plusieurs outils de génération et </text:p>
            <text:p>d’édition d’images, 2 pour la génération de vidéo (liste dans les 2 </text:p>
            <text:p>premières images). Une centaine de modèles disponibles selon les outils. 10 </text:p>
            <text:p>crédits par mois (100 imagesou 2 vidéos).</text:p>
          </table:table-cell>
          <table:table-cell table:style-name="ce75" office:value-type="string" ns42:value-type="string">
            <text:p><text:a xlink:href="https://www.uneiaparjour.fr/prome/" xlink:type="simple">https://www.uneiaparjour.fr/prome/</text:a></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4"/>
          <table:table-cell table:style-name="ce92" office:value-type="date" office:date-value="2023-12-28" ns42:value-type="date">
            <text:p>2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Ai</text:p>
          </table:table-cell>
          <table:table-cell table:style-name="ce74" office:value-type="string" ns42:value-type="string">
            <text:p>Bedtime Ai (https://bedtime-ai.nokk.io/stories/create) génère une histoire </text:p>
            <text:p>audio à partir d’un prompt même très simple. Base : API de OpenAI. Accepte </text:p>
            <text:p>le français si spécifié. Partage par url, gratuit, semble limité à 5 </text:p>
            <text:p>histoires ? Test de 2 min 40 ici : </text:p>
            <text:p>https://bedtime-ai.nokk.io/stories/2aN4wX4U9JrbrwEdV7Q1KX4MAnH</text:p>
          </table:table-cell>
          <table:table-cell table:style-name="ce75" office:value-type="string" ns42:value-type="string">
            <text:p><text:a xlink:href="https://www.uneiaparjour.fr/bedtime-ai/" xlink:type="simple">https://www.uneiaparjour.fr/bedtime-ai/</text:a></text:p>
          </table:table-cell>
          <table:table-cell table:style-name="ce74" office:value-type="string" ns42:value-type="string">
            <text:p>histoires enfants</text:p>
          </table:table-cell>
          <table:table-cell table:style-name="ce74" office:value-type="string" ns42:value-type="string">
            <text:p>voix</text:p>
          </table:table-cell>
          <table:table-cell table:style-name="ce74" table:number-columns-repeated="4"/>
          <table:table-cell table:style-name="ce92" office:value-type="date" office:date-value="2023-12-27" ns42:value-type="date">
            <text:p>2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ltime Canva de Leonardo</text:p>
          </table:table-cell>
          <table:table-cell table:style-name="ce74" office:value-type="string" ns42:value-type="string">
            <text:p>Realtime Canva de Leonardo (https://app.leonardo.ai/realtime-canvas) génère </text:p>
            <text:p>des imagesen temps réel à partir de dessins et prompt. Outil pinceau, </text:p>
            <text:p>sélection et déplacement de forme, plusieurs modèles disponibles. Beta sans </text:p>
            <text:p>crédits enlevés des 150/jour. Les modèles, les paramètres fins et l’image </text:p>
            <text:p>générée. À noter également dans Leonardo : une nouvelle fonction </text:p>
            <text:p>d’animation des images« Motion » disponible […]</text:p>
          </table:table-cell>
          <table:table-cell table:style-name="ce75" office:value-type="string" ns42:value-type="string">
            <text:p><text:a xlink:href="https://www.uneiaparjour.fr/realtime-canva-de-leonardo/" xlink:type="simple">https://www.uneiaparjour.fr/realtime-canva-de-leonardo/</text:a></text:p>
          </table:table-cell>
          <table:table-cell table:style-name="ce74" office:value-type="string" ns42:value-type="string">
            <text:p>images</text:p>
          </table:table-cell>
          <table:table-cell table:style-name="ce74" table:number-columns-repeated="5"/>
          <table:table-cell table:style-name="ce92" office:value-type="date" office:date-value="2023-12-26" ns42:value-type="date">
            <text:p>2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Comic Factory</text:p>
          </table:table-cell>
          <table:table-cell table:style-name="ce74" office:value-type="string" ns42:value-type="string">
            <text:p>AI Comic Factory </text:p>
            <text:p>(https://huggingface.co/spaces/jbilcke-hf/ai-comic-factory) créé 2 planches </text:p>
            <text:p>de BD à partir d’un prompt, d’un style et d’un choix de gabarit. Français </text:p>
            <text:p>si spécifié. Édition, avec ou sans bulles, export pdf. Open source et </text:p>
            <text:p>illimité. Via @j0annamarques et @nicolasbannier</text:p>
          </table:table-cell>
          <table:table-cell table:style-name="ce75" office:value-type="string" ns42:value-type="string">
            <text:p><text:a xlink:href="https://www.uneiaparjour.fr/ai-comic-factory/" xlink:type="simple">https://www.uneiaparjour.fr/ai-comic-factory/</text:a></text:p>
          </table:table-cell>
          <table:table-cell table:style-name="ce74" office:value-type="string" ns42:value-type="string">
            <text:p>bande dessiné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25" ns42:value-type="date">
            <text:p>2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Julius</text:p>
          </table:table-cell>
          <table:table-cell table:style-name="ce74" office:value-type="string" ns42:value-type="string">
            <text:p>Julius (https://julius.ai) interroge des fichiers de données (import / </text:p>
            <text:p>gsheet) via une conversation chatbot. Génère le code python adapté pour </text:p>
            <text:p>répondre et produit des visualisations. Test : </text:p>
            <text:p>https://meteo.data.gouv.fr/datasets/6569b51ae64326786e4e8e1a (csv 72 Mo). </text:p>
            <text:p>Inclut recherche web, analyse de texte et de vidéo Youtube, génération de </text:p>
            <text:p>code html. Claude, Mistral et ChatGPT disponibles (15 messages GPT4 puis </text:p>
            <text:p>GPT […]</text:p>
          </table:table-cell>
          <table:table-cell table:style-name="ce75" office:value-type="string" ns42:value-type="string">
            <text:p><text:a xlink:href="https://www.uneiaparjour.fr/julius/" xlink:type="simple">https://www.uneiaparjour.fr/julius/</text:a></text:p>
          </table:table-cell>
          <table:table-cell table:style-name="ce74" office:value-type="string" ns42:value-type="string">
            <text:p>chatbot</text:p>
          </table:table-cell>
          <table:table-cell table:style-name="ce74" office:value-type="string" ns42:value-type="string">
            <text:p>données</text:p>
          </table:table-cell>
          <table:table-cell table:style-name="ce74" office:value-type="string" ns42:value-type="string">
            <text:p>site web</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92" office:value-type="date" office:date-value="2023-12-24" ns42:value-type="date">
            <text:p>2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ease</text:p>
          </table:table-cell>
          <table:table-cell table:style-name="ce74" office:value-type="string" ns42:value-type="string">
            <text:p>Eduease (https://eduease.ai) génère un quiz à partir d’un sujet ou d’un </text:p>
            <text:p>fichier pdf, choix multiples ou vrai/faux en 4 difficultés. Questions </text:p>
            <text:p>éditables, ajouts et export possibles, envoi et suivi des réponses (compte </text:p>
            <text:p>pour répondre). Gratuit et illimité.</text:p>
          </table:table-cell>
          <table:table-cell table:style-name="ce75" office:value-type="string" ns42:value-type="string">
            <text:p><text:a xlink:href="https://www.uneiaparjour.fr/eduease/" xlink:type="simple">https://www.uneiaparjour.fr/edueas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2-23" ns42:value-type="date">
            <text:p>2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text:p>
          </table:table-cell>
          <table:table-cell table:style-name="ce74" office:value-type="string" ns42:value-type="string">
            <text:p>Krea (https://krea.ai) génère des imagesavec formes géométriques ou dessin </text:p>
            <text:p>et prompt en temps réel. Outils d’amélioration et d’agrandissement, </text:p>
            <text:p>intégration de texte ou de logo dans l’image. Possibilité de créer sa </text:p>
            <text:p>propre base. Beta ouverte. Gratuit.</text:p>
          </table:table-cell>
          <table:table-cell table:style-name="ce75" office:value-type="string" ns42:value-type="string">
            <text:p><text:a xlink:href="https://www.uneiaparjour.fr/krea/" xlink:type="simple">https://www.uneiaparjour.fr/krea/</text:a></text:p>
          </table:table-cell>
          <table:table-cell table:style-name="ce74" office:value-type="string" ns42:value-type="string">
            <text:p>images</text:p>
          </table:table-cell>
          <table:table-cell table:style-name="ce74" table:number-columns-repeated="5"/>
          <table:table-cell table:style-name="ce92" office:value-type="date" office:date-value="2023-12-22" ns42:value-type="date">
            <text:p>2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 AI Essay Write</text:p>
          </table:table-cell>
          <table:table-cell table:style-name="ce74" office:value-type="string" ns42:value-type="string">
            <text:p>Free AI Essay Writer de AcademicHelp </text:p>
            <text:p>(https://academichelp.net/free-essay-generator) génère des écrits sur un </text:p>
            <text:p>sujet donné, avec sources réelles, à partir d’un formulaire. 3 pages </text:p>
            <text:p>gratuites par jour. EN mais FR accepté si spécifié. Test : </text:p>
            <text:p>https://codimd.apps.education.fr/yK-9xi6OQ8-PMr0NjiF9Ug?view</text:p>
          </table:table-cell>
          <table:table-cell table:style-name="ce75" office:value-type="string" ns42:value-type="string">
            <text:p><text:a xlink:href="https://www.uneiaparjour.fr/free-ai-essay-write/" xlink:type="simple">https://www.uneiaparjour.fr/free-ai-essay-write/</text:a></text:p>
          </table:table-cell>
          <table:table-cell table:style-name="ce74" office:value-type="string" ns42:value-type="string">
            <text:p>texte</text:p>
          </table:table-cell>
          <table:table-cell table:style-name="ce74" table:number-columns-repeated="5"/>
          <table:table-cell table:style-name="ce92" office:value-type="date" office:date-value="2023-12-21" ns42:value-type="date">
            <text:p>2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GPT</text:p>
          </table:table-cell>
          <table:table-cell table:style-name="ce74" office:value-type="string" ns42:value-type="string">
            <text:p>EduGPT (https://edugpt.com) met à disposition plus de 100 modèles de </text:p>
            <text:p>chatbot prédéfinis : support d’outils, avatars d’enseignants ou de </text:p>
            <text:p>personnages historiques, générateurs quiz ou images. Chaque conversation </text:p>
            <text:p>est exportable. Beta avec 18000 crédits</text:p>
          </table:table-cell>
          <table:table-cell table:style-name="ce75" office:value-type="string" ns42:value-type="string">
            <text:p><text:a xlink:href="https://www.uneiaparjour.fr/edugpt/" xlink:type="simple">https://www.uneiaparjour.fr/edugpt/</text:a></text:p>
          </table:table-cell>
          <table:table-cell table:style-name="ce74" office:value-type="string" ns42:value-type="string">
            <text:p>éducation</text:p>
          </table:table-cell>
          <table:table-cell table:style-name="ce74" table:number-columns-repeated="5"/>
          <table:table-cell table:style-name="ce92" office:value-type="date" office:date-value="2023-12-20" ns42:value-type="date">
            <text:p>2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uphonme</text:p>
          </table:table-cell>
          <table:table-cell table:style-name="ce74" office:value-type="string" ns42:value-type="string">
            <text:p>Euphonme (https://euphonme.com) génère un morceau musique à partir d’un </text:p>
            <text:p>prompt. Galerie des morceaux les plus écoutés et partage possible. Bêta </text:p>
            <text:p>avec 10 morceaux par mois. Test : </text:p>
            <text:p>https://euphonme.com/music/clqk4y1wk00028axjs0cz7v4m</text:p>
          </table:table-cell>
          <table:table-cell table:style-name="ce75" office:value-type="string" ns42:value-type="string">
            <text:p><text:a xlink:href="https://www.uneiaparjour.fr/euphonme/" xlink:type="simple">https://www.uneiaparjour.fr/euphonme/</text:a></text:p>
          </table:table-cell>
          <table:table-cell table:style-name="ce74" office:value-type="string" ns42:value-type="string">
            <text:p>archives</text:p>
          </table:table-cell>
          <table:table-cell table:style-name="ce74" table:number-columns-repeated="5"/>
          <table:table-cell table:style-name="ce92" office:value-type="date" office:date-value="2023-12-19" ns42:value-type="date">
            <text:p>1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 Santa</text:p>
          </table:table-cell>
          <table:table-cell table:style-name="ce74" office:value-type="string" ns42:value-type="string">
            <text:p>Un appel au Père Noël ou ses amis avant qu’il n’arrive demain soir tout en </text:p>
            <text:p>travaillant sa prononciation en anglais ? Hi Santa (https://hisanta.ai) </text:p>
            <text:p>vous attend ! 8 personnages et possibilité d’en créer. Reconnaissance </text:p>
            <text:p>vocale et intégration des réponses</text:p>
          </table:table-cell>
          <table:table-cell table:style-name="ce75" office:value-type="string" ns42:value-type="string">
            <text:p><text:a xlink:href="https://www.uneiaparjour.fr/hi-santa/" xlink:type="simple">https://www.uneiaparjour.fr/hi-santa/</text:a></text:p>
          </table:table-cell>
          <table:table-cell table:style-name="ce74" office:value-type="string" ns42:value-type="string">
            <text:p>voix</text:p>
          </table:table-cell>
          <table:table-cell table:style-name="ce74" table:number-columns-repeated="5"/>
          <table:table-cell table:style-name="ce92" office:value-type="date" office:date-value="2023-12-18" ns42:value-type="date">
            <text:p>1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aga RPG</text:p>
          </table:table-cell>
          <table:table-cell table:style-name="ce74" office:value-type="string" ns42:value-type="string">
            <text:p>Saga RPG (http://sagarpg.io) propose des jeux de rôles textuels à partir </text:p>
            <text:p>d’un personnage, d’un monde et d’une histoire crées ou choisis dans les </text:p>
            <text:p>bibliothèques. Plusieurs modèles de langage disponibles dont GPT4. En EN, </text:p>
            <text:p>accepte le FR. Gratuit.</text:p>
          </table:table-cell>
          <table:table-cell table:style-name="ce75" office:value-type="string" ns42:value-type="string">
            <text:p><text:a xlink:href="https://www.uneiaparjour.fr/saga-rpg/" xlink:type="simple">https://www.uneiaparjour.fr/saga-rpg/</text:a></text:p>
          </table:table-cell>
          <table:table-cell table:style-name="ce74" office:value-type="string" ns42:value-type="string">
            <text:p>jeu vidéo</text:p>
          </table:table-cell>
          <table:table-cell table:style-name="ce74" office:value-type="string" ns42:value-type="string">
            <text:p>texte</text:p>
          </table:table-cell>
          <table:table-cell table:style-name="ce74" table:number-columns-repeated="4"/>
          <table:table-cell table:style-name="ce92" office:value-type="date" office:date-value="2023-12-17" ns42:value-type="date">
            <text:p>1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p This</text:p>
          </table:table-cell>
          <table:table-cell table:style-name="ce74" office:value-type="string" ns42:value-type="string">
            <text:p>Map This (https://map-this.com) génère une carte heuristique à partir d’un </text:p>
            <text:p>pdf. Pdf jusqu’à 5Mo et 50 pages. 5 générations par mois. Export png ou </text:p>
            <text:p>svg. Tests : orientations Unesco </text:p>
            <text:p>(https://unesdoc.unesco.org/ark:/48223/pf0000386693_eng) et infographie </text:p>
            <text:p>Canopé </text:p>
            <text:p>(https://reseau-canope.fr/agence-des-usages/intelligence-artificielle.html)</text:p>
          </table:table-cell>
          <table:table-cell table:style-name="ce75" office:value-type="string" ns42:value-type="string">
            <text:p><text:a xlink:href="https://www.uneiaparjour.fr/5247-2/" xlink:type="simple">https://www.uneiaparjour.fr/5247-2/</text:a></text:p>
          </table:table-cell>
          <table:table-cell table:style-name="ce74" office:value-type="string" ns42:value-type="string">
            <text:p>mindmap</text:p>
          </table:table-cell>
          <table:table-cell table:style-name="ce74" table:number-columns-repeated="5"/>
          <table:table-cell table:style-name="ce92" office:value-type="date" office:date-value="2023-12-16" ns42:value-type="date">
            <text:p>1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twit</text:p>
          </table:table-cell>
          <table:table-cell table:style-name="ce74" office:value-type="string" ns42:value-type="string">
            <text:p>Hitwit (https://hitwit.ai) accompagne la découverte par sessions de 10 min </text:p>
            <text:p>à partir de documents ou sujet libre. Sujet et déroulé définis, une phase </text:p>
            <text:p>d’échange permet d’explorer avant des activités d’ancrage. Souvent en EN, </text:p>
            <text:p>FR accepté. Gratuit.</text:p>
          </table:table-cell>
          <table:table-cell table:style-name="ce75" office:value-type="string" ns42:value-type="string">
            <text:p><text:a xlink:href="https://www.uneiaparjour.fr/hitwit/" xlink:type="simple">https://www.uneiaparjour.fr/hitwit/</text:a></text:p>
          </table:table-cell>
          <table:table-cell table:style-name="ce74" office:value-type="string" ns42:value-type="string">
            <text:p>éducation</text:p>
          </table:table-cell>
          <table:table-cell table:style-name="ce74" table:number-columns-repeated="5"/>
          <table:table-cell table:style-name="ce92" office:value-type="date" office:date-value="2023-12-15" ns42:value-type="date">
            <text:p>1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rtyRock</text:p>
          </table:table-cell>
          <table:table-cell table:style-name="ce74" office:value-type="string" ns42:value-type="string">
            <text:p>PartyRock (https://partyrock.aws) d’Amazon génère des applications à partir </text:p>
            <text:p>d’un prompt. Texte, image, édition, partage et publication possibles. En FR </text:p>
            <text:p>si précisé. Basé sur Claude AI et gratuit. Test pour séances pédagogiques : </text:p>
            <text:p>https://partyrock.aws/u/Bfbf/TcXQQxQxy/Generateur-de-sessions-pedagogiques</text:p>
          </table:table-cell>
          <table:table-cell table:style-name="ce75" office:value-type="string" ns42:value-type="string">
            <text:p><text:a xlink:href="https://www.uneiaparjour.fr/partyrock/" xlink:type="simple">https://www.uneiaparjour.fr/partyrock/</text:a></text:p>
          </table:table-cell>
          <table:table-cell table:style-name="ce74" office:value-type="string" ns42:value-type="string">
            <text:p>application</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92" office:value-type="date" office:date-value="2023-12-14" ns42:value-type="date">
            <text:p>1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xy</text:p>
          </table:table-cell>
          <table:table-cell table:style-name="ce74" office:value-type="string" ns42:value-type="string">
            <text:p>Fluxy (https://fluxyai.com) propose 70 modèles de génération de texte </text:p>
            <text:p>(certains éducation, script vidéos ou présentation, histoires enfants…) à </text:p>
            <text:p>partir de formulaires « prompts ». Spécifier « écris en français » pour une </text:p>
            <text:p>génération en FR. 2000 tokens /jour.</text:p>
          </table:table-cell>
          <table:table-cell table:style-name="ce75" office:value-type="string" ns42:value-type="string">
            <text:p><text:a xlink:href="https://www.uneiaparjour.fr/fluxy/" xlink:type="simple">https://www.uneiaparjour.fr/flux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3"/>
          <table:table-cell table:style-name="ce92" office:value-type="date" office:date-value="2023-12-13" ns42:value-type="date">
            <text:p>1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rbo Art</text:p>
          </table:table-cell>
          <table:table-cell table:style-name="ce74" office:value-type="string" ns42:value-type="string">
            <text:p>Turbo Art (https://turbo.art) génère des #imagesà partir d’un prompt et </text:p>
            <text:p>permet d’interagir en temps réel via des outils de dessins simples </text:p>
            <text:p>(pinceau, taille, couleur) pour en générer de nouvelles. SDXL Turbo. Sans </text:p>
            <text:p>compte, gratuit, illimité et open source.</text:p>
          </table:table-cell>
          <table:table-cell table:style-name="ce75" office:value-type="string" ns42:value-type="string">
            <text:p><text:a xlink:href="https://www.uneiaparjour.fr/turbo-art/" xlink:type="simple">https://www.uneiaparjour.fr/turbo-art/</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2-12" ns42:value-type="date">
            <text:p>1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text:p>
          </table:table-cell>
          <table:table-cell table:style-name="ce74" office:value-type="string" ns42:value-type="string">
            <text:p>Pika (https://pika.art) : outil de génération de vidéo avec paramètres </text:p>
            <text:p>avancés (prompt depuis image ou vidéo, taille, mouvement de caméra, </text:p>
            <text:p>recadrage, agrandissement, durée…). Gallérie avec prompts. Gratuit et </text:p>
            <text:p>illimité sur liste d’attente.</text:p>
          </table:table-cell>
          <table:table-cell table:style-name="ce75" office:value-type="string" ns42:value-type="string">
            <text:p><text:a xlink:href="https://www.uneiaparjour.fr/pika/" xlink:type="simple">https://www.uneiaparjour.fr/pika/</text:a></text:p>
          </table:table-cell>
          <table:table-cell table:style-name="ce74" office:value-type="string" ns42:value-type="string">
            <text:p>vidéo</text:p>
          </table:table-cell>
          <table:table-cell table:style-name="ce74" table:number-columns-repeated="5"/>
          <table:table-cell table:style-name="ce92" office:value-type="date" office:date-value="2023-12-11" ns42:value-type="date">
            <text:p>1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bophase</text:p>
          </table:table-cell>
          <table:table-cell table:style-name="ce74" office:value-type="string" ns42:value-type="string">
            <text:p>Grâce à Labophase (https://labophase.com) il est possible de comparer la </text:p>
            <text:p>réponse des principaux modèles de langage à un même prompt (Mistral 7B et </text:p>
            <text:p>8x7B, Llama 2, Claude 2, Google Palm et ChatGPT4). Illimité (?), compte non </text:p>
            <text:p>obligatoire, en version beta.</text:p>
          </table:table-cell>
          <table:table-cell table:style-name="ce75" office:value-type="string" ns42:value-type="string">
            <text:p><text:a xlink:href="https://www.uneiaparjour.fr/labophase/" xlink:type="simple">https://www.uneiaparjour.fr/labophase/</text:a></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4"/>
          <table:table-cell table:style-name="ce92" office:value-type="date" office:date-value="2023-12-10" ns42:value-type="date">
            <text:p>10/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wiftkey</text:p>
          </table:table-cell>
          <table:table-cell table:style-name="ce74" office:value-type="string" ns42:value-type="string">
            <text:p>Dall-e 3 et GPT 4 dans toutes ses applications sur téléphone et tablette </text:p>
            <text:p>Android ou iOs ? Le clavier Swiftkey (https://microsoft.com/en-us/swiftkey) </text:p>
            <text:p>intègre désormais Bing avec création ton, chatbot et rédaction. Disponible </text:p>
            <text:p>sur les stores.</text:p>
          </table:table-cell>
          <table:table-cell table:style-name="ce75" office:value-type="string" ns42:value-type="string">
            <text:p><text:a xlink:href="https://www.uneiaparjour.fr/swiftkey/" xlink:type="simple">https://www.uneiaparjour.fr/swiftkey/</text:a></text:p>
          </table:table-cell>
          <table:table-cell table:style-name="ce74" office:value-type="string" ns42:value-type="string">
            <text:p>images</text:p>
          </table:table-cell>
          <table:table-cell table:style-name="ce74" office:value-type="string" ns42:value-type="string">
            <text:p>LLM</text:p>
          </table:table-cell>
          <table:table-cell table:style-name="ce74" office:value-type="string" ns42:value-type="string">
            <text:p>texte</text:p>
          </table:table-cell>
          <table:table-cell table:style-name="ce74" table:number-columns-repeated="3"/>
          <table:table-cell table:style-name="ce92" office:value-type="date" office:date-value="2023-12-09" ns42:value-type="date">
            <text:p>09/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verse</text:p>
          </table:table-cell>
          <table:table-cell table:style-name="ce74" office:value-type="string" ns42:value-type="string">
            <text:p>Pixverse (https://pixverse.ai) génère de courtes vidéos à partir d’un </text:p>
            <text:p>prompt « avancé » avec style, prompt négatif et format. En version beta </text:p>
            <text:p>gratuite sur discord.</text:p>
          </table:table-cell>
          <table:table-cell table:style-name="ce75" office:value-type="string" ns42:value-type="string">
            <text:p><text:a xlink:href="https://www.uneiaparjour.fr/pixverse/" xlink:type="simple">https://www.uneiaparjour.fr/pixverse/</text:a></text:p>
          </table:table-cell>
          <table:table-cell table:number-columns-repeated="2" table:style-name="ce74" office:value-type="string" ns42:value-type="string">
            <text:p>vidéo</text:p>
          </table:table-cell>
          <table:table-cell table:style-name="ce74" table:number-columns-repeated="4"/>
          <table:table-cell table:style-name="ce92" office:value-type="date" office:date-value="2023-12-08" ns42:value-type="date">
            <text:p>08/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ast SDXL</text:p>
          </table:table-cell>
          <table:table-cell table:style-name="ce74" office:value-type="string" ns42:value-type="string">
            <text:p>Fast SDXL </text:p>
            <text:p>(https://huggingface.co/spaces/openskyml/fast-sdxl-stable-diffusion-xl…) : </text:p>
            <text:p>outil de génération d’image basé sur Stable Diffusion XL. Génération d’une </text:p>
            <text:p>image en 20s environ avec paramétrage fin (prompt négatif, étapes, CFG… ) </text:p>
            <text:p>Gratuit, sans compte, illimité, open source, partage par url possible.</text:p>
          </table:table-cell>
          <table:table-cell table:style-name="ce75" office:value-type="string" ns42:value-type="string">
            <text:p><text:a xlink:href="https://www.uneiaparjour.fr/fast-sdxl/" xlink:type="simple">https://www.uneiaparjour.fr/fast-sdxl/</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2"/>
          <table:table-cell table:style-name="ce92" office:value-type="date" office:date-value="2023-12-07" ns42:value-type="date">
            <text:p>07/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notes</text:p>
          </table:table-cell>
          <table:table-cell table:style-name="ce74" office:value-type="string" ns42:value-type="string">
            <text:p>Hinotes (https://hinotes.hidock.com) retranscrit l’audio à partir d’un </text:p>
            <text:p>enregistrement micro ou fichier son. Résumé, todo list ou points importants </text:p>
            <text:p>selon les contenus. 1200 minutes gratuites pendant la version beta. Test </text:p>
            <text:p>depuis </text:p>
            <text:p>https://extraclasse.reseau-canope.fr/a-l-ecole-de-l-ia-parlons-pratiques-29…</text:p>
          </table:table-cell>
          <table:table-cell table:style-name="ce75" office:value-type="string" ns42:value-type="string">
            <text:p><text:a xlink:href="https://www.uneiaparjour.fr/hinotes/" xlink:type="simple">https://www.uneiaparjour.fr/hi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4"/>
          <table:table-cell table:style-name="ce92" office:value-type="date" office:date-value="2023-12-06" ns42:value-type="date">
            <text:p>06/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eeAIkit</text:p>
          </table:table-cell>
          <table:table-cell table:style-name="ce74" office:value-type="string" ns42:value-type="string">
            <text:p>FreeAIkit (https://freeaikit.com) regroupe une cinquantaine d’outils de </text:p>
            <text:p>génération de texte. Résumé, traduction, recherche d’idées… en EN, demander </text:p>
            <text:p>génération en FR. Possibilité de créer ses propres bots. Gratuit.</text:p>
          </table:table-cell>
          <table:table-cell table:style-name="ce75" office:value-type="string" ns42:value-type="string">
            <text:p><text:a xlink:href="https://www.uneiaparjour.fr/freeaikit/" xlink:type="simple">https://www.uneiaparjour.fr/freeaikit/</text:a></text:p>
          </table:table-cell>
          <table:table-cell table:style-name="ce74" office:value-type="string" ns42:value-type="string">
            <text:p>texte</text:p>
          </table:table-cell>
          <table:table-cell table:style-name="ce74" table:number-columns-repeated="5"/>
          <table:table-cell table:style-name="ce92" office:value-type="date" office:date-value="2023-12-05" ns42:value-type="date">
            <text:p>05/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am slide</text:p>
          </table:table-cell>
          <table:table-cell table:style-name="ce74" office:value-type="string" ns42:value-type="string">
            <text:p>Stream slide (https://streamslide.io) convertit une vidéo YouTube en </text:p>
            <text:p>présentation en capturant les différents moments de la vidéo sous forme de </text:p>
            <text:p>diapositives. Export en pdf. Gratuit. Test depuis la vidéo CC BY </text:p>
            <text:p>https://youtu.be/K8gOvC8gvB4?si=SXprlgszemrDvWd3… de @FlowersINRIA</text:p>
          </table:table-cell>
          <table:table-cell table:style-name="ce75" office:value-type="string" ns42:value-type="string">
            <text:p><text:a xlink:href="https://www.uneiaparjour.fr/stream-slide/" xlink:type="simple">https://www.uneiaparjour.fr/stream-slide/</text:a></text:p>
          </table:table-cell>
          <table:table-cell table:style-name="ce74" office:value-type="string" ns42:value-type="string">
            <text:p>présentation</text:p>
          </table:table-cell>
          <table:table-cell table:style-name="ce74" office:value-type="string" ns42:value-type="string">
            <text:p>youtube</text:p>
          </table:table-cell>
          <table:table-cell table:style-name="ce74" table:number-columns-repeated="4"/>
          <table:table-cell table:style-name="ce92" office:value-type="date" office:date-value="2023-12-04" ns42:value-type="date">
            <text:p>04/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Studio</text:p>
          </table:table-cell>
          <table:table-cell table:style-name="ce74" office:value-type="string" ns42:value-type="string">
            <text:p>Story Studio de Artflow (https://app.artflow.ai/story-studio) produit des </text:p>
            <text:p>histoires avec aide à la rédaction et médias entièrement générés. En beta </text:p>
            <text:p>intégrée à Artflow </text:p>
            <text:p>(https://x.com/bertrandformet/status/1664338670193614849?s=20…). En EN mais </text:p>
            <text:p>traduction acceptée. Test : </text:p>
            <text:p>https://app.artflow.ai/story-gallery/450fd0267e8442ad885fb437308be778…</text:p>
          </table:table-cell>
          <table:table-cell table:style-name="ce75" office:value-type="string" ns42:value-type="string">
            <text:p><text:a xlink:href="https://www.uneiaparjour.fr/story-studio/" xlink:type="simple">https://www.uneiaparjour.fr/story-studio/</text:a></text:p>
          </table:table-cell>
          <table:table-cell table:style-name="ce74" office:value-type="string" ns42:value-type="string">
            <text:p>images</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3"/>
          <table:table-cell table:style-name="ce92" office:value-type="date" office:date-value="2023-12-03" ns42:value-type="date">
            <text:p>03/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nowlee</text:p>
          </table:table-cell>
          <table:table-cell table:style-name="ce74" office:value-type="string" ns42:value-type="string">
            <text:p>Knowlee (http://knowlee.ai) : un agent IA « personnel » basé sur ses </text:p>
            <text:p>propres sources. Interrogation du chatbot, modules de génération de texte, </text:p>
            <text:p>d’images, de vidéo et d’audio et création de ses propres chatbots. Beta </text:p>
            <text:p>avec 50000 tokens.</text:p>
          </table:table-cell>
          <table:table-cell table:style-name="ce75" office:value-type="string" ns42:value-type="string">
            <text:p><text:a xlink:href="https://www.uneiaparjour.fr/knowlee/" xlink:type="simple">https://www.uneiaparjour.fr/knowle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youtube</text:p>
          </table:table-cell>
          <table:table-cell table:style-name="ce92" office:value-type="date" office:date-value="2023-12-02" ns42:value-type="date">
            <text:p>02/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ohere</text:p>
          </table:table-cell>
          <table:table-cell table:style-name="ce74" office:value-type="string" ns42:value-type="string">
            <text:p>Decohere (http://decohere.ai) génère des vidéos avec Stable Vidéo à partir </text:p>
            <text:p>d’une image ou d’un prompt. Il inclut un outil de montage avec génération </text:p>
            <text:p>de vidéos, aide au prompt et conservation du « seed ». 300 crédits gratuits </text:p>
            <text:p>par mois.</text:p>
          </table:table-cell>
          <table:table-cell table:style-name="ce75" office:value-type="string" ns42:value-type="string">
            <text:p><text:a xlink:href="https://www.uneiaparjour.fr/decohere/" xlink:type="simple">https://www.uneiaparjour.fr/decohere/</text:a></text:p>
          </table:table-cell>
          <table:table-cell table:style-name="ce74" office:value-type="string" ns42:value-type="string">
            <text:p>vidéo</text:p>
          </table:table-cell>
          <table:table-cell table:style-name="ce74" table:number-columns-repeated="5"/>
          <table:table-cell table:style-name="ce92" office:value-type="date" office:date-value="2023-12-01" ns42:value-type="date">
            <text:p>01/1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mics Maker</text:p>
          </table:table-cell>
          <table:table-cell table:style-name="ce74" office:value-type="string" ns42:value-type="string">
            <text:p>Comics Maker (https://comicsmaker.ai) génère les imagesd’une bande </text:p>
            <text:p>dessinée et permet leur mise en page, case et bulles. Plusieurs styles, </text:p>
            <text:p>vues et modèles IA disponibles. Export pdf ou cbz, publication. 100 crédits </text:p>
            <text:p>gratuits (= 100 images).</text:p>
          </table:table-cell>
          <table:table-cell table:style-name="ce75" office:value-type="string" ns42:value-type="string">
            <text:p><text:a xlink:href="https://www.uneiaparjour.fr/comics-maker/" xlink:type="simple">https://www.uneiaparjour.fr/comics-maker/</text:a></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table:number-columns-repeated="4"/>
          <table:table-cell table:style-name="ce92" office:value-type="date" office:date-value="2023-11-30" ns42:value-type="date">
            <text:p>3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ove</text:p>
          </table:table-cell>
          <table:table-cell table:style-name="ce74" office:value-type="string" ns42:value-type="string">
            <text:p>Trove (https://gettrove.co) génère des questionnaires à partir d’un prompt. </text:p>
            <text:p>Questions éditables posées sous forme d’un tchat avec relances. 25 </text:p>
            <text:p>questions et 100 réponses en version gratuite, export csv. Questionnaire </text:p>
            <text:p>généré à tester : </text:p>
            <text:p>https://gettrove.co/share/respond/NzUxZWFiZDQtMjkwZC00N2E4LThjMTUtZDM3Yjc3NjYzYTBm</text:p>
          </table:table-cell>
          <table:table-cell table:style-name="ce75" office:value-type="string" ns42:value-type="string">
            <text:p><text:a xlink:href="https://www.uneiaparjour.fr/trove/" xlink:type="simple">https://www.uneiaparjour.fr/trove/</text:a></text:p>
          </table:table-cell>
          <table:table-cell table:style-name="ce74" office:value-type="string" ns42:value-type="string">
            <text:p>données</text:p>
          </table:table-cell>
          <table:table-cell table:style-name="ce74" table:number-columns-repeated="5"/>
          <table:table-cell table:style-name="ce92" office:value-type="date" office:date-value="2023-11-29" ns42:value-type="date">
            <text:p>2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alize</text:p>
          </table:table-cell>
          <table:table-cell table:style-name="ce74" office:value-type="string" ns42:value-type="string">
            <text:p>Quizalize (https://www.quizalize.com/) génère des quiz à partir d’un sujet, </text:p>
            <text:p>texte, vidéo ou un autre quiz. Quiz éditables et exportables. Forme jeu </text:p>
            <text:p>possible. Bibliothèque de quiz. Envoi vers une classe avec suivi (50 </text:p>
            <text:p>étudiants en version gratuite).</text:p>
          </table:table-cell>
          <table:table-cell table:style-name="ce75" office:value-type="string" ns42:value-type="string">
            <text:p><text:a xlink:href="https://www.uneiaparjour.fr/quizalize/" xlink:type="simple">https://www.uneiaparjour.fr/quizalize/</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4"/>
          <table:table-cell table:style-name="ce92" office:value-type="date" office:date-value="2023-11-28" ns42:value-type="date">
            <text:p>2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unno</text:p>
          </table:table-cell>
          <table:table-cell table:style-name="ce74" office:value-type="string" ns42:value-type="string">
            <text:p>Dunno (https://dunno.gg) est un outil de création de quiz, sans ou avec </text:p>
            <text:p>l’IA. Édition des questions, temps de réponse, scores possibles. Quiz </text:p>
            <text:p>partageable avec mode compétition. 3 générations gratuites.Quiz généré à </text:p>
            <text:p>partir de l’article « intelligence artificielle générative » de Wikipedia </text:p>
            <text:p>(https://fr.wikipedia.org/wiki/Intelligence_artificielle_g%C3%A9n%C3%A9rative………) </text:p>
            <text:p>: https://app.dunno.gg/quiz/a51a6b5b-5d00-41f3-a4c2-37ff0a9aacf1</text:p>
          </table:table-cell>
          <table:table-cell table:style-name="ce75" office:value-type="string" ns42:value-type="string">
            <text:p><text:a xlink:href="https://www.uneiaparjour.fr/dunno/" xlink:type="simple">https://www.uneiaparjour.fr/dunno/</text:a></text:p>
          </table:table-cell>
          <table:table-cell table:style-name="ce74" office:value-type="string" ns42:value-type="string">
            <text:p>quiz et flashcards</text:p>
          </table:table-cell>
          <table:table-cell table:style-name="ce74" table:number-columns-repeated="5"/>
          <table:table-cell table:style-name="ce92" office:value-type="date" office:date-value="2023-11-27" ns42:value-type="date">
            <text:p>2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rden of AI</text:p>
          </table:table-cell>
          <table:table-cell table:style-name="ce74" office:value-type="string" ns42:value-type="string">
            <text:p>Garden of AI (https://www.gardenofai.xyz) est un générateur IA </text:p>
            <text:p>« universel » à partir d’un prompt : texte, images, applications, jeux, </text:p>
            <text:p>etc. 2 exemples créés : – imagesN&amp;B : </text:p>
            <text:p>https://www.gardenofai.xyz/?session=Huge-Ravens-Carry – pong : </text:p>
            <text:p>https://www.gardenofai.xyz/?session=Lemon-Streets-Tickle Gratuit et sans </text:p>
            <text:p>compte.</text:p>
          </table:table-cell>
          <table:table-cell table:style-name="ce75" office:value-type="string" ns42:value-type="string">
            <text:p><text:a xlink:href="https://www.uneiaparjour.fr/3182-2/" xlink:type="simple">https://www.uneiaparjour.fr/3182-2/</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texte</text:p>
          </table:table-cell>
          <table:table-cell table:style-name="ce74" table:number-columns-repeated="2"/>
          <table:table-cell table:style-name="ce92" office:value-type="date" office:date-value="2023-11-26" ns42:value-type="date">
            <text:p>2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aso</text:p>
          </table:table-cell>
          <table:table-cell table:style-name="ce74" office:value-type="string" ns42:value-type="string">
            <text:p>Pikaso de @freepik (https://freepik.com/pikaso) génére des imagesen temps </text:p>
            <text:p>réel à partir de dessins / formes et pictos et/ou prompt. Les formes </text:p>
            <text:p>peuvent être déplacées et l’image améliorée. Version beta sur liste </text:p>
            <text:p>d’attente ou invit. Export images+ composition. (code d’invitation – </text:p>
            <text:p>limité – dans ce post : </text:p>
            <text:p>https://x.com/LinusEkenstam/status/1730241429174108440?s=20)</text:p>
          </table:table-cell>
          <table:table-cell table:style-name="ce75" office:value-type="string" ns42:value-type="string">
            <text:p><text:a xlink:href="https://www.uneiaparjour.fr/pikaso/" xlink:type="simple">https://www.uneiaparjour.fr/pikaso/</text:a></text:p>
          </table:table-cell>
          <table:table-cell table:style-name="ce74" office:value-type="string" ns42:value-type="string">
            <text:p>images</text:p>
          </table:table-cell>
          <table:table-cell table:style-name="ce74" table:number-columns-repeated="5"/>
          <table:table-cell table:style-name="ce92" office:value-type="date" office:date-value="2023-11-25" ns42:value-type="date">
            <text:p>2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DXL turbo</text:p>
          </table:table-cell>
          <table:table-cell table:style-name="ce74" office:value-type="string" ns42:value-type="string">
            <text:p>SDXL turbo (version beta : https://clipdrop.co/stable-diffusion-turbo…) est </text:p>
            <text:p>le dernier modèle de génération d’imagesde Stable Diffusion @StabilityAI </text:p>
            <text:p>(description :https://stability.ai/news/stability-ai-sdxl-turbo). Images </text:p>
            <text:p>générées en une fraction de seconde et outil d’édition. Gratuit et illimité</text:p>
          </table:table-cell>
          <table:table-cell table:style-name="ce75" office:value-type="string" ns42:value-type="string">
            <text:p><text:a xlink:href="https://www.uneiaparjour.fr/sdxl-turbo/" xlink:type="simple">https://www.uneiaparjour.fr/sdxl-turbo/</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number-columns-repeated="3"/>
          <table:table-cell table:style-name="ce92" office:value-type="date" office:date-value="2023-11-24" ns42:value-type="date">
            <text:p>2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bbly</text:p>
          </table:table-cell>
          <table:table-cell table:style-name="ce74" office:value-type="string" ns42:value-type="string">
            <text:p>Gibbly (https://www.gibbly.co/) génére quiz, cours et présentations. Quiz </text:p>
            <text:p>proposés en défis accessibles sans compte depuis l’accueil (test 309751). </text:p>
            <text:p>Multi-niveaux, export ppt avec imageslibres, création de classe. En beta </text:p>
            <text:p>gratuite.</text:p>
          </table:table-cell>
          <table:table-cell table:style-name="ce75" office:value-type="string" ns42:value-type="string">
            <text:p><text:a xlink:href="https://www.uneiaparjour.fr/gibbly/" xlink:type="simple">https://www.uneiaparjour.fr/gibbly/</text:a></text:p>
          </table:table-cell>
          <table:table-cell table:style-name="ce74" office:value-type="string" ns42:value-type="string">
            <text:p>éducation</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table:number-columns-repeated="3"/>
          <table:table-cell table:style-name="ce92" office:value-type="date" office:date-value="2023-11-23" ns42:value-type="date">
            <text:p>2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en AI</text:p>
          </table:table-cell>
          <table:table-cell table:style-name="ce74" office:value-type="string" ns42:value-type="string">
            <text:p>ChartGen AI (einblick.ai/chartgenai/) : des données (xls, csv, json ou </text:p>
            <text:p>gsheet) +un prompt =un graphique. Action directement sur le fichier et </text:p>
            <text:p>accepte demandes en langage naturel. Export png ou svg. Gratuit et </text:p>
            <text:p>illimité. Test depuis : observatoire-des-territoires.gouv.fr/population-au-…</text:p>
          </table:table-cell>
          <table:table-cell table:style-name="ce75" office:value-type="string" ns42:value-type="string">
            <text:p><text:a xlink:href="https://www.uneiaparjour.fr/chartgen-ai/" xlink:type="simple">https://www.uneiaparjour.fr/chartgen-ai/</text:a></text:p>
          </table:table-cell>
          <table:table-cell table:style-name="ce74" office:value-type="string" ns42:value-type="string">
            <text:p>donné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number-columns-repeated="3"/>
          <table:table-cell table:style-name="ce92" office:value-type="date" office:date-value="2023-11-22" ns42:value-type="date">
            <text:p>2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llo</text:p>
          </table:table-cell>
          <table:table-cell table:style-name="ce74" office:value-type="string" ns42:value-type="string">
            <text:p>Vello (https://vello.ai) intégre ChatGPT 3.5 et 4, Claude 2, un modèle de </text:p>
            <text:p>recherche web et un de rédaction. Chacun peut être convoqué </text:p>
            <text:p>individuellement ou avec d’autres dans un prompt. Partage possible. </text:p>
            <text:p>Gratuit, avec ou sans compte et illimité.</text:p>
          </table:table-cell>
          <table:table-cell table:style-name="ce75" office:value-type="string" ns42:value-type="string">
            <text:p><text:a xlink:href="https://www.uneiaparjour.fr/vello/" xlink:type="simple">https://www.uneiaparjour.fr/vello/</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usage illimité</text:p>
          </table:table-cell>
          <table:table-cell table:style-name="ce74" table:number-columns-repeated="3"/>
          <table:table-cell table:style-name="ce92" office:value-type="date" office:date-value="2023-11-21" ns42:value-type="date">
            <text:p>2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 Ocean</text:p>
          </table:table-cell>
          <table:table-cell table:style-name="ce74" office:value-type="string" ns42:value-type="string">
            <text:p>Tutor Ocean (https://www.tutorocean.com/ai) génère des séquences de </text:p>
            <text:p>révision (maths et science, EN), avec chatbot d’accompagnement (tous </text:p>
            <text:p>sujets, FR accepté), quiz, feedbacks, tests et lien possible avec tuteurs </text:p>
            <text:p>en ligne. Séquences et 10 messages /jour gratuits.</text:p>
          </table:table-cell>
          <table:table-cell table:style-name="ce75" office:value-type="string" ns42:value-type="string">
            <text:p><text:a xlink:href="https://www.uneiaparjour.fr/tutor-ocean/" xlink:type="simple">https://www.uneiaparjour.fr/tutor-ocean/</text:a></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4"/>
          <table:table-cell table:style-name="ce92" office:value-type="date" office:date-value="2023-11-20" ns42:value-type="date">
            <text:p>2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lides Pilot</text:p>
          </table:table-cell>
          <table:table-cell table:style-name="ce74" office:value-type="string" ns42:value-type="string">
            <text:p>Slides Pilot (https://www.slidespilot.com) créé des présentations texte à </text:p>
            <text:p>partir d’un prompt ou d’un fichier. Sommaire modifiable avant création. </text:p>
            <text:p>Génération des notes. Export pdf seul dans la version de test de 300 </text:p>
            <text:p>crédits (jusqu’à 5 présentations).</text:p>
          </table:table-cell>
          <table:table-cell table:style-name="ce75" office:value-type="string" ns42:value-type="string">
            <text:p><text:a xlink:href="https://www.uneiaparjour.fr/slides-pilot/" xlink:type="simple">https://www.uneiaparjour.fr/slides-pilot/</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4"/>
          <table:table-cell table:style-name="ce92" office:value-type="date" office:date-value="2023-11-19" ns42:value-type="date">
            <text:p>1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Vidéo Diffusion</text:p>
          </table:table-cell>
          <table:table-cell table:style-name="ce74" office:value-type="string" ns42:value-type="string">
            <text:p>Stable Vidéo Diffusion </text:p>
            <text:p>(https://stability.ai/news/stable-video-diffusion-open-ai-video-model…) </text:p>
            <text:p>génère de courtes vidéos à partir d’une image. Sur liste d’attente mais 2 </text:p>
            <text:p>lieux de test possibles : </text:p>
            <text:p>https://huggingface.co/spaces/multimodalart/stable-video-diffusion… et </text:p>
            <text:p>https://replicate.com/stability-ai/stable-video-diffusion?input=form&amp;output=preview&amp;prediction=u5p2xw3bn2obyzjr4byomjfpa4… </text:p>
            <text:p>(image Wikimédia)</text:p>
          </table:table-cell>
          <table:table-cell table:style-name="ce81" office:value-type="string" ns42:value-type="string">
            <text:p><text:a xlink:href="https://www.uneiaparjour.fr/stable-video-diffusion/" xlink:type="simple">https://www.uneiaparjour.fr/stable-video-diffusion/</text:a></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92" office:value-type="date" office:date-value="2023-11-18" ns42:value-type="date">
            <text:p>1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Lens</text:p>
          </table:table-cell>
          <table:table-cell table:style-name="ce74" office:value-type="string" ns42:value-type="string">
            <text:p>MyLens (https://mylens.ai) génère des frises chronologiques à partir d’un </text:p>
            <text:p>prompt, simple ou évolué (avec nbre de dates, comparaisons…) Export image </text:p>
            <text:p>(complet et en imagesInstagram) ou url. Gratuit et illimité. Test via url </text:p>
            <text:p>: </text:p>
            <text:p>https://mylens.ai/lens/chronologie-de-l-intelligence-artificielle-perspectives-europeenne-chinoise-et-americaine-en-20-evenements-cles-bpmqln</text:p>
          </table:table-cell>
          <table:table-cell table:style-name="ce82" office:value-type="string" ns42:value-type="string">
            <text:p>https://www.uneiaparjour.fr/mylens/</text:p>
          </table:table-cell>
          <table:table-cell table:number-columns-repeated="2"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17" ns42:value-type="date">
            <text:p>1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es</text:p>
          </table:table-cell>
          <table:table-cell table:style-name="ce74" office:value-type="string" ns42:value-type="string">
            <text:p>Educates (https://educates-ai.com) génère un cours texte et audio à partir </text:p>
            <text:p>d’un titre-prompt. 12 langues, choix du niveau, quiz, script, tout </text:p>
            <text:p>éditable, chatbot intégré. 3 cours gratuits. Test ici en 10 chapitres : </text:p>
            <text:p>https://educates-ai.com/lecture?courseId=bESXkiSPY5Yx1Ac6AQ9L&amp;lectureIndex=0&amp;color=%230000ff&amp;slide=0…</text:p>
          </table:table-cell>
          <table:table-cell table:style-name="ce74" office:value-type="string" ns42:value-type="string">
            <text:p>https://www.uneiaparjour.fr/educates/</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6" ns42:value-type="date">
            <text:p>1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ellis</text:p>
          </table:table-cell>
          <table:table-cell table:style-name="ce74" office:value-type="string" ns42:value-type="string">
            <text:p>Trellis (https://readtrellis.com) permet le dialogue avec des ouvrages en </text:p>
            <text:p>pdf. Outils d’un lecteur ebook, bibliothèque (EN). Génère l’audio du </text:p>
            <text:p>document (en cours, test à suivre), cite ses sources avec pages. En beta </text:p>
            <text:p>gratuite. Texte : https://ebooksgratuits.com/details.php?book=740…</text:p>
          </table:table-cell>
          <table:table-cell table:style-name="ce74" office:value-type="string" ns42:value-type="string">
            <text:p>https://www.uneiaparjour.fr/trelli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11-15" ns42:value-type="date">
            <text:p>1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eker</text:p>
          </table:table-cell>
          <table:table-cell table:style-name="ce74" office:value-type="string" ns42:value-type="string">
            <text:p>Seeker (https://seekerchat.ai) analyse les documents chargés – pdf, doc, </text:p>
            <text:p>json, TXT, epub, ppt – et permet une conversation « avancée » avec sources </text:p>
            <text:p>et relations entre les concepts développés. Base ChatGPT. 500 pages de 300 </text:p>
            <text:p>caractères gratuites</text:p>
          </table:table-cell>
          <table:table-cell table:style-name="ce74" office:value-type="string" ns42:value-type="string">
            <text:p>https://www.uneiaparjour.fr/seeker/</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4" ns42:value-type="date">
            <text:p>1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ktochart</text:p>
          </table:table-cell>
          <table:table-cell table:style-name="ce74" office:value-type="string" ns42:value-type="string">
            <text:p>Piktochart inclut l’IA générative pour créer des infographies à partir d’un </text:p>
            <text:p>prompt (https://piktochart.com/generative-ai). Images tirées de banques et </text:p>
            <text:p>textes générés assez basiques même avec prompt détaillé mais tout est </text:p>
            <text:p>éditable. 4 générations /jour.</text:p>
          </table:table-cell>
          <table:table-cell table:style-name="ce74" office:value-type="string" ns42:value-type="string">
            <text:p>https://www.uneiaparjour.fr/piktochart/</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3" ns42:value-type="date">
            <text:p>1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kara</text:p>
          </table:table-cell>
          <table:table-cell table:style-name="ce74" office:value-type="string" ns42:value-type="string">
            <text:p>Ankara (https://ankarawebsite.vercel.app) génère la narration d’une vidéo à </text:p>
            <text:p>partir d’un prompt puis sa version audio. Plusieurs tons disponibles. FR à </text:p>
            <text:p>préciser mais aléatoire. Gratuit, sans compte. Tests avec </text:p>
            <text:p>https://pexels.com/fr-fr/video/paysage-nature-eau-nuages-5444740/… + </text:p>
            <text:p>https://www.pexels.com/fr-fr/video/homme-personne-travailler-technologie-5741026/</text:p>
          </table:table-cell>
          <table:table-cell table:style-name="ce74" office:value-type="string" ns42:value-type="string">
            <text:p>https://www.uneiaparjour.fr/ankar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11-12" ns42:value-type="date">
            <text:p>1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rbo</text:p>
          </table:table-cell>
          <table:table-cell table:style-name="ce74" office:value-type="string" ns42:value-type="string">
            <text:p>Virbo (https://virbo.wondershare.com) génère le scénario puis sa vidéo </text:p>
            <text:p>sous-titrée avec avatar à partir d’un prompt. Édition avancée, traduction, </text:p>
            <text:p>choix des fonds et des avatars. Appli iOS et android, 2 min de vidéo </text:p>
            <text:p>gratuite. Test ci-dessous (brut et à travailler).</text:p>
          </table:table-cell>
          <table:table-cell table:style-name="ce74" office:value-type="string" ns42:value-type="string">
            <text:p>https://www.uneiaparjour.fr/virbo/</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1-11" ns42:value-type="date">
            <text:p>1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ualizer de Build Legends</text:p>
          </table:table-cell>
          <table:table-cell table:style-name="ce74" office:value-type="string" ns42:value-type="string">
            <text:p>Vizualizer de Build Legends (https://app.buildlegends.com) génére des </text:p>
            <text:p>histoires de plusieurs chapitres à partir d’un texte à trous, avec images</text:p>
            <text:p>d’illustration. En anglais avec lecture possible et partage par lien. </text:p>
            <text:p>Gratuit et sans compte. Test ici : </text:p>
            <text:p>https://app.buildlegends.com/reader/agFBlhf0y7LXVUzqSnk4?utm_source=visualizer&amp;utm_medium=share</text:p>
          </table:table-cell>
          <table:table-cell table:style-name="ce75" office:value-type="string" ns42:value-type="string">
            <text:p><text:a xlink:href="https://www.uneiaparjour.fr/vizualizer/" xlink:type="simple">https://www.uneiaparjour.fr/vizualizer/</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10" ns42:value-type="date">
            <text:p>10/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ion Diffusion HQ</text:p>
          </table:table-cell>
          <table:table-cell table:style-name="ce74" office:value-type="string" ns42:value-type="string">
            <text:p>Illusion Diffusion HQ </text:p>
            <text:p>(https://huggingface.co/spaces/AP123/IllusionDiffusion) permet de créer des </text:p>
            <text:p>illusions d’optique à partir d’une illusion proposée ou importée et d’un </text:p>
            <text:p>prompt. Nombreux réglages possibles, tâtonnement nécessaire. Gratuit et </text:p>
            <text:p>open source.</text:p>
          </table:table-cell>
          <table:table-cell table:style-name="ce74" office:value-type="string" ns42:value-type="string">
            <text:p>https://www.uneiaparjour.fr/illusion-diffusion-hq/</text:p>
          </table:table-cell>
          <table:table-cell table:style-name="ce74" office:value-type="string" ns42:value-type="string">
            <text:p>images</text:p>
          </table:table-cell>
          <table:table-cell table:style-name="ce74" office:value-type="string" ns42:value-type="string">
            <text:p>open source</text:p>
          </table:table-cell>
          <table:table-cell table:style-name="ce74" table:number-columns-repeated="2"/>
          <table:table-cell table:style-name="ce88" table:number-columns-repeated="2"/>
          <table:table-cell table:style-name="ce92" office:value-type="date" office:date-value="2023-11-09" ns42:value-type="date">
            <text:p>09/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birise</text:p>
          </table:table-cell>
          <table:table-cell table:style-name="ce74" office:value-type="string" ns42:value-type="string">
            <text:p>Mobirise (https://ai.mobirise.com) génère une page web à partir d’un </text:p>
            <text:p>prompt. Orientation commerce, export zip par envoi courriel pour édition </text:p>
            <text:p>app dédiée « mobirise ». Version alpha gratuite. Test depuis le prompt </text:p>
            <text:p>habituel « formation IA » : </text:p>
            <text:p>https://lab-mobirise-ai.ui-api.com/pages/WNMlwo2Qz8bLq1u6ApF-U….</text:p>
          </table:table-cell>
          <table:table-cell table:style-name="ce83" office:value-type="string" ns42:value-type="string">
            <text:p><text:a xlink:href="https://www.uneiaparjour.fr/mobirise-2" xlink:type="simple">https://www.uneiaparjour.fr/mobirise-2</text:a></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11-08" ns42:value-type="date">
            <text:p>08/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ssette</text:p>
          </table:table-cell>
          <table:table-cell table:style-name="ce74" office:value-type="string" ns42:value-type="string">
            <text:p>Cassette (https://cassetteai.com) génère 3 morceaux de musique ou effets </text:p>
            <text:p>sonores de 3 min /mois dans sa version gratuite (utilisation non </text:p>
            <text:p>commerciale et partage public). Aide au prompt et édition. Tests : </text:p>
            <text:p>https://cassetteai.com/audioplayer?cassetteId=b6f8430a-f402-46b2-9216-2bf4f0e74450… </text:p>
            <text:p>/ </text:p>
            <text:p>https://cassetteai.com/audioplayer?cassetteId=67ac4b32-7167-4f8c-8684-ac04b846d206…</text:p>
          </table:table-cell>
          <table:table-cell table:style-name="ce74" office:value-type="string" ns42:value-type="string">
            <text:p>https://www.uneiaparjour.fr/casset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1-07" ns42:value-type="date">
            <text:p>07/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presentation maker</text:p>
          </table:table-cell>
          <table:table-cell table:style-name="ce74" office:value-type="string" ns42:value-type="string">
            <text:p>AI presentation maker (https://wepik.com/ai-presentations…) génère </text:p>
            <text:p>gratuitement des présentations avec choix du ton, langue et nombre de </text:p>
            <text:p>diapos. Édition multiple, export image ou pdf. Création de textes et </text:p>
            <text:p>d’imagespar IA inclus. Test : </text:p>
            <text:p>https://wepik.com/share/9a9709a5-1934-4384-918d-671767d31fd5#rs=link</text:p>
          </table:table-cell>
          <table:table-cell table:style-name="ce74" office:value-type="string" ns42:value-type="string">
            <text:p>https://www.uneiaparjour.fr/ai-presentation-maker/</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11-06" ns42:value-type="date">
            <text:p>06/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s by Ai</text:p>
          </table:table-cell>
          <table:table-cell table:style-name="ce74" office:value-type="string" ns42:value-type="string">
            <text:p>Books by Ai (https://booksbyai.app) génère des livres basés sur ChatGPT à </text:p>
            <text:p>partir d’un prompt. Gratuit avec téléchargement payant. Partageable mais </text:p>
            <text:p>non modifiable. 9 langues de génération. Recherche des autres livres </text:p>
            <text:p>publics. Test : https://booksbyai.app/uKzv0MTLPm0GgBLR/…</text:p>
          </table:table-cell>
          <table:table-cell table:style-name="ce74" office:value-type="string" ns42:value-type="string">
            <text:p>https://www.uneiaparjour.fr/books-by-ai/</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5" ns42:value-type="date">
            <text:p>05/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baters</text:p>
          </table:table-cell>
          <table:table-cell table:style-name="ce74" office:value-type="string" ns42:value-type="string">
            <text:p>Si IAusages et IAlimites débattent dans une appli qu’en reste-t-il ? </text:p>
            <text:p>Debaters (https://debaters.ai) engage un dialogue entre 2 persona définies </text:p>
            <text:p>par prompt et trait de caractère. FR si prompt FR. 1 débat gratuit. Test : </text:p>
            <text:p>https://debaters.ai/blogs/les-ia-generatives-en-education-de-nombreux-usages-vs-les-ia-generatives-en-education-surtout-des-limites-1699556128…</text:p>
          </table:table-cell>
          <table:table-cell table:style-name="ce74" office:value-type="string" ns42:value-type="string">
            <text:p>https://www.uneiaparjour.fr/debaters/</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4" ns42:value-type="date">
            <text:p>04/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xtCortex</text:p>
          </table:table-cell>
          <table:table-cell table:style-name="ce74" office:value-type="string" ns42:value-type="string">
            <text:p>TextCortex (http://textcortex.com) est un chatbot personnalisable : LLM </text:p>
            <text:p>Sophios et GPT4, modèles définis, base de données personnalisable, aide au </text:p>
            <text:p>prompt, synthèse vocale. 20 générations gratuites par jour. source pour le </text:p>
            <text:p>test : </text:p>
            <text:p>https://collimateur.uqam.ca/a-la-une/la-taxonomie-de-bloom-revisitee-a-lere-de-lia/</text:p>
          </table:table-cell>
          <table:table-cell table:style-name="ce74" office:value-type="string" ns42:value-type="string">
            <text:p>https://www.uneiaparjour.fr/1687-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1-03" ns42:value-type="date">
            <text:p>03/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write</text:p>
          </table:table-cell>
          <table:table-cell table:style-name="ce74" office:value-type="string" ns42:value-type="string">
            <text:p>Magicwrite (https://magicwrite.netlify.app) est une application générative </text:p>
            <text:p>de texte gratuite et sans compte. Génération parfois limitée en longueur et </text:p>
            <text:p>sans interaction possible avec le texte proposé</text:p>
          </table:table-cell>
          <table:table-cell table:style-name="ce74" office:value-type="string" ns42:value-type="string">
            <text:p>https://www.uneiaparjour.fr/magicwrit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11-02" ns42:value-type="date">
            <text:p>02/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storyGPT</text:p>
          </table:table-cell>
          <table:table-cell table:style-name="ce74" office:value-type="string" ns42:value-type="string">
            <text:p>HistoryGPT (https://historygpt.art) rédige des « livres » d’histoire à </text:p>
            <text:p>partir d’un sujet qui est décliné en chapitres. Le dialogue est possible </text:p>
            <text:p>avec chaque chapitre généré via un chatbot. 5 générations gratuites, 6 </text:p>
            <text:p>langues dont le français.</text:p>
          </table:table-cell>
          <table:table-cell table:style-name="ce74" office:value-type="string" ns42:value-type="string">
            <text:p>https://www.uneiaparjour.fr/historygp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1-01" ns42:value-type="date">
            <text:p>01/11/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asy-Peasy</text:p>
          </table:table-cell>
          <table:table-cell table:style-name="ce74" office:value-type="string" ns42:value-type="string">
            <text:p>Easy-Peasy (https://easy-peasy.ai) regroupe chatbot avec personas </text:p>
            <text:p>possibles, outils d’écriture, analyse dans documents et sites web, </text:p>
            <text:p>transcription audio et création d’images. 3000 mots, 5 images, 1 </text:p>
            <text:p>transcription par mois en version gratuite.</text:p>
          </table:table-cell>
          <table:table-cell table:style-name="ce74" office:value-type="string" ns42:value-type="string">
            <text:p>https://www.uneiaparjour.fr/easy-peasy/</text:p>
          </table:table-cell>
          <table:table-cell table:style-name="ce74" office:value-type="string" ns42:value-type="string">
            <text:p>docume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31" ns42:value-type="date">
            <text:p>3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ntheon</text:p>
          </table:table-cell>
          <table:table-cell table:style-name="ce74" office:value-type="string" ns42:value-type="string">
            <text:p>Pantheon (https://pantheon-ai.com) est un #chatbot qui permet de dialoguer </text:p>
            <text:p>via des « projets » constitués de nos propres sources chargées et de </text:p>
            <text:p>« personas », existantes ou crées. Gratuit avec une version payante. Source </text:p>
            <text:p>pour test : </text:p>
            <text:p>https://canotech.fr/a/35578/les-intelligences-artificielles-generatives…</text:p>
          </table:table-cell>
          <table:table-cell table:style-name="ce74" office:value-type="string" ns42:value-type="string">
            <text:p>https://www.uneiaparjour.fr/pantheon/</text:p>
          </table:table-cell>
          <table:table-cell table:style-name="ce74" office:value-type="string" ns42:value-type="string">
            <text:p>document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30" ns42:value-type="date">
            <text:p>3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stillery</text:p>
          </table:table-cell>
          <table:table-cell table:style-name="ce74" office:value-type="string" ns42:value-type="string">
            <text:p>Distillery (https://followfox.ai) : outil de génération d’imagesavec 100 </text:p>
            <text:p>modèles disponibles </text:p>
            <text:p>(https://distillery-dev.github.io/site/Parameters/lora/lora/#loras-for-sd-15-models…). </text:p>
            <text:p>Augmentation et amélioration d’images, 10 requêtes par jour gratuites sur </text:p>
            <text:p>Discord.</text:p>
          </table:table-cell>
          <table:table-cell table:style-name="ce74" office:value-type="string" ns42:value-type="string">
            <text:p>https://www.uneiaparjour.fr/distillery/</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9" ns42:value-type="date">
            <text:p>2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e generator</text:p>
          </table:table-cell>
          <table:table-cell table:style-name="ce74" office:value-type="string" ns42:value-type="string">
            <text:p>Game generator (https://game-generator.com) crée des éléments graphiques </text:p>
            <text:p>destinés aux environnements jeux vidéos (autres possibles 😉 à partir d’un </text:p>
            <text:p>prompt ou d’une esquisse avec des styles et des types de génération </text:p>
            <text:p>définis. 5 générations gratuites.</text:p>
          </table:table-cell>
          <table:table-cell table:style-name="ce74" office:value-type="string" ns42:value-type="string">
            <text:p>https://www.uneiaparjour.fr/game-generator/</text:p>
          </table:table-cell>
          <table:table-cell table:style-name="ce74" office:value-type="string" ns42:value-type="string">
            <text:p>images</text:p>
          </table:table-cell>
          <table:table-cell table:style-name="ce74" office:value-type="string" ns42:value-type="string">
            <text:p>jeu vidéo</text:p>
          </table:table-cell>
          <table:table-cell table:style-name="ce74" table:number-columns-repeated="2"/>
          <table:table-cell table:style-name="ce88" table:number-columns-repeated="2"/>
          <table:table-cell table:style-name="ce92" office:value-type="date" office:date-value="2023-10-28" ns42:value-type="date">
            <text:p>2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ion Genius</text:p>
          </table:table-cell>
          <table:table-cell table:style-name="ce74" office:value-type="string" ns42:value-type="string">
            <text:p>Education Genius (https://educationgenius.io) regroupe 45 outils pour </text:p>
            <text:p>accompagner les enseignants de la génération d’idées à l’évaluation. </text:p>
            <text:p>Interface (presque 😉 en FR et génération en FR. 20000 mots gratuits par </text:p>
            <text:p>mois (via forfait « beta user » dans adhésion).</text:p>
          </table:table-cell>
          <table:table-cell table:style-name="ce74" office:value-type="string" ns42:value-type="string">
            <text:p>https://www.uneiaparjour.fr/education-genius/</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10-27" ns42:value-type="date">
            <text:p>2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eedback</text:p>
          </table:table-cell>
          <table:table-cell table:style-name="ce74" office:value-type="string" ns42:value-type="string">
            <text:p>Feedback (http://feedback.gotlearning.com) propose des retours sur les </text:p>
            <text:p>textes ou copies chargés (1500 mots). Pré-prompts en EN, répond en FR si </text:p>
            <text:p>prompt rédigé. Gratuit, 100 requêtes/jour. Test avec corrigé bac philo </text:p>
            <text:p>@philomag : </text:p>
            <text:p>https://www.philomag.com/articles/corriges-du-bac-philo-filiere-generale-vouloir-la-paix-est-ce-vouloir-la-justice</text:p>
          </table:table-cell>
          <table:table-cell table:style-name="ce74" office:value-type="string" ns42:value-type="string">
            <text:p>https://www.uneiaparjour.fr/feedback/</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6" ns42:value-type="date">
            <text:p>2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Visualizer</text:p>
          </table:table-cell>
          <table:table-cell table:style-name="ce74" office:value-type="string" ns42:value-type="string">
            <text:p>The Visualizer (https://app.thevisualizer.ai) transforme un sujet en carte </text:p>
            <text:p>“infinie”, chaque point pouvant être développé à son tour ou réagencé. </text:p>
            <text:p>Export en image via bouton droit. Gratuit, sans compte et illimité avec GPT </text:p>
            <text:p>3.5 dans sa version texte simple.</text:p>
          </table:table-cell>
          <table:table-cell table:style-name="ce74" office:value-type="string" ns42:value-type="string">
            <text:p>https://www.uneiaparjour.fr/the-visualizer/</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25" ns42:value-type="date">
            <text:p>2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fics</text:p>
          </table:table-cell>
          <table:table-cell table:style-name="ce74" office:value-type="string" ns42:value-type="string">
            <text:p>Idefics (https://huggingface.co/spaces/HuggingFaceM4/idefics_playground…), </text:p>
            <text:p>modèle de langage visuel, répond aux questions posées sur des images. </text:p>
            <text:p>Accepte le FR, réponse en EN. Gratuit, open source. Sources des tests : </text:p>
            <text:p>https://remonterletemps.ign.fr/ et https://fr.wikipedia.org/</text:p>
          </table:table-cell>
          <table:table-cell table:style-name="ce74" office:value-type="string" ns42:value-type="string">
            <text:p>https://www.uneiaparjour.fr/idefics/</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10-24" ns42:value-type="date">
            <text:p>2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art</text:p>
          </table:table-cell>
          <table:table-cell table:style-name="ce74" office:value-type="string" ns42:value-type="string">
            <text:p>Imagine (https://imagine.art) génère des imagesà partir de 30 modèles et </text:p>
            <text:p>80 styles. Image to image, aide au prompt, remix, suppression / </text:p>
            <text:p>régénération sur une partie d’image… 4 gratuites toutes les 4h ou accès via </text:p>
            <text:p>pub, webapp / discord / iOS / android</text:p>
          </table:table-cell>
          <table:table-cell table:style-name="ce74" office:value-type="string" ns42:value-type="string">
            <text:p>https://www.uneiaparjour.fr/imagine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23" ns42:value-type="date">
            <text:p>2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s</text:p>
          </table:table-cell>
          <table:table-cell table:style-name="ce74" office:value-type="string" ns42:value-type="string">
            <text:p>Courses (https://courses.ai) propose en version gratuite de créer un cours </text:p>
            <text:p>version texte à envoyer par courriel, du titre à la rédaction des leçons en </text:p>
            <text:p>passant par la page d’inscription. En EN, accepte et génère le plus souvent </text:p>
            <text:p>en FR.</text:p>
          </table:table-cell>
          <table:table-cell table:style-name="ce74" office:value-type="string" ns42:value-type="string">
            <text:p>https://www.uneiaparjour.fr/courses/</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2" ns42:value-type="date">
            <text:p>2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Xmind Copilot</text:p>
          </table:table-cell>
          <table:table-cell table:style-name="ce74" office:value-type="string" ns42:value-type="string">
            <text:p>Xmind Copilot (https://xmind.ai) : Xmind en version IA. Création de cartes </text:p>
            <text:p>avec un prompt, une carte existante, un document Markdown, écriture </text:p>
            <text:p>d’articles à partir de la carte. 5000 tokens gratuits (=une carte). </text:p>
            <text:p>Quelques mots mal générés en FR.</text:p>
          </table:table-cell>
          <table:table-cell table:style-name="ce74" office:value-type="string" ns42:value-type="string">
            <text:p>https://www.uneiaparjour.fr/xmind-copilot/</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21" ns42:value-type="date">
            <text:p>2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rph Studio</text:p>
          </table:table-cell>
          <table:table-cell table:style-name="ce74" office:value-type="string" ns42:value-type="string">
            <text:p>Morph Studio (https://morphstudio.xyz) crée de courtes vidéos à partir d’un </text:p>
            <text:p>prompt via Discord. Ajout de détails et plusieurs générations à partir du </text:p>
            <text:p>même prompt possibles. Création de memes et d’imagescartoon avec 2 autres </text:p>
            <text:p>bots. Gratuit avec compte Discord.</text:p>
          </table:table-cell>
          <table:table-cell table:style-name="ce74" office:value-type="string" ns42:value-type="string">
            <text:p>https://www.uneiaparjour.fr/morph-studi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20" ns42:value-type="date">
            <text:p>2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ext:p>
          </table:table-cell>
          <table:table-cell table:style-name="ce74" office:value-type="string" ns42:value-type="string">
            <text:p>Pi (http://pi.ai / @heypi_ai) le chatbot « empathique », allant des </text:p>
            <text:p>connaissances générales aux réponses plus personnelles, est désormais </text:p>
            <text:p>connecté (avec hallucinations ;). Gratuit, en ligne, sur iOS et en dm sur </text:p>
            <text:p>les messageries, avec audio.</text:p>
          </table:table-cell>
          <table:table-cell table:style-name="ce74" office:value-type="string" ns42:value-type="string">
            <text:p>https://www.uneiaparjour.fr/pi/</text:p>
          </table:table-cell>
          <table:table-cell table:style-name="ce74" office:value-type="string" ns42:value-type="string">
            <text:p>chatbot</text:p>
          </table:table-cell>
          <table:table-cell table:style-name="ce74" office:value-type="string" ns42:value-type="string">
            <text:p>LLM</text:p>
          </table:table-cell>
          <table:table-cell table:style-name="ce74" table:number-columns-repeated="2"/>
          <table:table-cell table:style-name="ce88" table:number-columns-repeated="2"/>
          <table:table-cell table:style-name="ce92" office:value-type="date" office:date-value="2023-10-19" ns42:value-type="date">
            <text:p>1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tchgrade</text:p>
          </table:table-cell>
          <table:table-cell table:style-name="ce74" office:value-type="string" ns42:value-type="string">
            <text:p>Pitchgrade (https://pitchgrade.com) génère le plan d’une présentation en </text:p>
            <text:p>version texte à partir d’un prompt et du public ciblé. 180 langues et 300 </text:p>
            <text:p>modèles de présentation disponibles. Export au format txt.</text:p>
          </table:table-cell>
          <table:table-cell table:style-name="ce74" office:value-type="string" ns42:value-type="string">
            <text:p>https://www.uneiaparjour.fr/pitchgrade/</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8" ns42:value-type="date">
            <text:p>1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VideoGen</text:p>
          </table:table-cell>
          <table:table-cell table:style-name="ce74" office:value-type="string" ns42:value-type="string">
            <text:p>ShortVideoGen (https://shortgen.video) génère de courtes vidéos avec </text:p>
            <text:p>musique (maxi 12s) à partir d’un prompt. Choix du nombre d’images/sec. 5 </text:p>
            <text:p>générations gratuites. Tests à 3, 12, 24 imagesà retrouver ici. On voit </text:p>
            <text:p>par contre bien la source des données !</text:p>
          </table:table-cell>
          <table:table-cell table:style-name="ce74" office:value-type="string" ns42:value-type="string">
            <text:p>https://www.uneiaparjour.fr/shortvideogen/</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7" ns42:value-type="date">
            <text:p>1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mate</text:p>
          </table:table-cell>
          <table:table-cell table:style-name="ce74" office:value-type="string" ns42:value-type="string">
            <text:p>Teachmate (https://teachmateai.com) propose des outils dédiés aux </text:p>
            <text:p>enseignants, 11 accessibles gratuitement (en jaune). Accepte le FR mais </text:p>
            <text:p>génère en EN. Tests : – génération d’activités : </text:p>
            <text:p>https://codimd.apps.education.fr/IenFOBenTbuoxZEhLD0g5A?view – concept </text:p>
            <text:p>expliqué : https://codimd.apps.education.fr/Yx54xHErSg2FGqBJSCeUwg?view</text:p>
          </table:table-cell>
          <table:table-cell table:style-name="ce74" office:value-type="string" ns42:value-type="string">
            <text:p>https://www.uneiaparjour.fr/teachmat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16" ns42:value-type="date">
            <text:p>1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nsgo</text:p>
          </table:table-cell>
          <table:table-cell table:style-name="ce74" office:value-type="string" ns42:value-type="string">
            <text:p>Lensgo (https://lensgo.ai) génère imageset vidéos (souvent psychédéliques </text:p>
            <text:p>dans les tests;). Plusieurs styles et tailles possibles, mouvement pour les </text:p>
            <text:p>vidéos, possibilité de créer et d’entraîner ses propres modèles. Beta </text:p>
            <text:p>gratuite (illimitée ?).</text:p>
          </table:table-cell>
          <table:table-cell table:style-name="ce74" office:value-type="string" ns42:value-type="string">
            <text:p>https://www.uneiaparjour.fr/lensgo/</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5" ns42:value-type="date">
            <text:p>1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books</text:p>
          </table:table-cell>
          <table:table-cell table:style-name="ce74" office:value-type="string" ns42:value-type="string">
            <text:p>Storybooks (http://storybooks.app) génère des histoires à partir d’un </text:p>
            <text:p>prompt. En version gratuite, 3 styles d’images, 3 activités, âge, langue + </text:p>
            <text:p>adaptation enfants à besoins particuliers. Test : </text:p>
            <text:p>https://www.storybooks.app/story/JhEeCQcECu et </text:p>
            <text:p>https://www.storybooks.app/story/QEhnqILMyx</text:p>
          </table:table-cell>
          <table:table-cell table:style-name="ce74" office:value-type="string" ns42:value-type="string">
            <text:p>https://www.uneiaparjour.fr/storybook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4" ns42:value-type="date">
            <text:p>1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onvalley</text:p>
          </table:table-cell>
          <table:table-cell table:style-name="ce74" office:value-type="string" ns42:value-type="string">
            <text:p>Moonvalley (https://moonvalley.ai) : un prompt, un style, une durée et une </text:p>
            <text:p>vidéo est générée. En version beta sur discord, gratuit et illimité. La </text:p>
            <text:p>génération peut être longue, activer les notifications ou passer par la </text:p>
            <text:p>recherche « mentions:votrepseudo ».</text:p>
          </table:table-cell>
          <table:table-cell table:style-name="ce74" office:value-type="string" ns42:value-type="string">
            <text:p>https://www.uneiaparjour.fr/moonvalley/</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10-13" ns42:value-type="date">
            <text:p>1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impleGPT</text:p>
          </table:table-cell>
          <table:table-cell table:style-name="ce74" office:value-type="string" ns42:value-type="string">
            <text:p>SimpleGPT (https://asakura42.github.io/SimpleGPT) : chatGPT et AgentGPT </text:p>
            <text:p>(“auto mode”) dans un même outil, gratuit, sans compte et open source. Une </text:p>
            <text:p>première capture ChatGPT et (longue) génération d’AgentGPT testée sur le </text:p>
            <text:p>même prompt : https://codimd.apps.education.fr/7EJGKCMLRjGt-tFV7aqwjw</text:p>
          </table:table-cell>
          <table:table-cell table:style-name="ce74" office:value-type="string" ns42:value-type="string">
            <text:p>https://www.uneiaparjour.fr/simplegp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10-12" ns42:value-type="date">
            <text:p>1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pula</text:p>
          </table:table-cell>
          <table:table-cell table:style-name="ce74" office:value-type="string" ns42:value-type="string">
            <text:p>Copula (http://copula.ai) permet l’échange avec des pdf, .doc, txt, html et </text:p>
            <text:p>pages web. Docs jusqu’à 2000p. annoncés. Gratuit et sans compte. Tests </text:p>
            <text:p>depuis https://edunumrech.hypotheses.org/9934 / </text:p>
            <text:p>https://reseau-canope.fr/agence-des-usages/intelligence-artificielle.html… </text:p>
            <text:p>/ programmes cycle 3. Peut parfois sortir du cadre du document, bien </text:p>
            <text:p>préciser que la demande concerne le document chargé.</text:p>
          </table:table-cell>
          <table:table-cell table:style-name="ce74" office:value-type="string" ns42:value-type="string">
            <text:p>https://www.uneiaparjour.fr/copula/</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11" ns42:value-type="date">
            <text:p>1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va</text:p>
          </table:table-cell>
          <table:table-cell table:style-name="ce74" office:value-type="string" ns42:value-type="string">
            <text:p>Aiva (http://aiva.ai) génère des musiques jusqu’à 3 min en version gratuite </text:p>
            <text:p>(3 tél./mois). Éditeur avancé, générations illimitées, radios, appli </text:p>
            <text:p>Windows/Mac/Linux. Tests : </text:p>
            <text:p>https://creators.aiva.ai/publicPlayer?c=652ba0446fda29a03abcaed0 et </text:p>
            <text:p>https://creators.aiva.ai/publicPlayer?c=652c4342bef58b3564dc33a</text:p>
          </table:table-cell>
          <table:table-cell table:style-name="ce74" office:value-type="string" ns42:value-type="string">
            <text:p>https://www.uneiaparjour.fr/aiva/</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10-10" ns42:value-type="date">
            <text:p>10/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izoto</text:p>
          </table:table-cell>
          <table:table-cell table:style-name="ce74" office:value-type="string" ns42:value-type="string">
            <text:p>Zizoto (https://zizoto.com) génère des imagesavec Stable Diffusion SDXL </text:p>
            <text:p>depuis une appli iOS ou Android. Remix des images, galerie, partage avec </text:p>
            <text:p>prompts visibles et suivi d’autres utilisateurs. Gratuit (avec impression </text:p>
            <text:p>payante d’images)</text:p>
          </table:table-cell>
          <table:table-cell table:style-name="ce74" office:value-type="string" ns42:value-type="string">
            <text:p>https://www.uneiaparjour.fr/zizot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9" ns42:value-type="date">
            <text:p>09/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apt</text:p>
          </table:table-cell>
          <table:table-cell table:style-name="ce74" office:value-type="string" ns42:value-type="string">
            <text:p>Zapt (http://zapt.ai) : création d’applications web basées sur ChatGPT à </text:p>
            <text:p>partir de modèles ou à partir d’un prompt. Applis autonomes accessibles via </text:p>
            <text:p>URL et catalogue. Gratuit (et illimité ?). Test ici : </text:p>
            <text:p>https://app.zapt.ai/deployed-app/4778e9b8-94f1-4a7b-a574-e83f64108aaa…</text:p>
          </table:table-cell>
          <table:table-cell table:style-name="ce74" office:value-type="string" ns42:value-type="string">
            <text:p>https://www.uneiaparjour.fr/za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8" ns42:value-type="date">
            <text:p>08/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aveformer</text:p>
          </table:table-cell>
          <table:table-cell table:style-name="ce74" office:value-type="string" ns42:value-type="string">
            <text:p>Waveformer (https://waveformer.replicate.dev) génère un morceau de musique </text:p>
            <text:p>jusqu’à 30 sec à partir d’un prompt, basé sur MusicGen. Export audio ou </text:p>
            <text:p>vidéo, url pour le partage. Tests : </text:p>
            <text:p>https://waveformer.replicate.dev/music/k2mnombba4a5ejw4q3n3lm4toq et </text:p>
            <text:p>https://waveformer.replicate.dev/music/ra22aljbwz2anfbyofp74hie5i</text:p>
          </table:table-cell>
          <table:table-cell table:style-name="ce74" office:value-type="string" ns42:value-type="string">
            <text:p>https://www.uneiaparjour.fr/waveformer/</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10-07" ns42:value-type="date">
            <text:p>07/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Gen</text:p>
          </table:table-cell>
          <table:table-cell table:style-name="ce74" office:value-type="string" ns42:value-type="string">
            <text:p>CourseGen (https://coursegen.ai) génére des cours en ligne (texte seul) à </text:p>
            <text:p>partir d’un simple prompt. 2 cours générés gratuitement. Test à retrouver </text:p>
            <text:p>ici : https://coursegen.ai/course/048866bc-0411-462a-b94f-defab47c4e8b…</text:p>
          </table:table-cell>
          <table:table-cell table:style-name="ce74" office:value-type="string" ns42:value-type="string">
            <text:p>https://www.uneiaparjour.fr/coursege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6" ns42:value-type="date">
            <text:p>06/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va</text:p>
          </table:table-cell>
          <table:table-cell table:style-name="ce74" office:value-type="string" ns42:value-type="string">
            <text:p>Llava (https://llava.hliu.cc) ou quand une IA générative décrit les images. </text:p>
            <text:p>Gratuit, illimité et open source. Dialogue possible grâce au chatbot. Page </text:p>
            <text:p>du projet : https://llava-vl.github.io . Images pour le test : </text:p>
            <text:p>https://pixabay.com/fr/photos/nageur-baignade-route-rue-1678307/… et </text:p>
            <text:p>#triptober</text:p>
          </table:table-cell>
          <table:table-cell table:style-name="ce74" office:value-type="string" ns42:value-type="string">
            <text:p>https://www.uneiaparjour.fr/llav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88" table:number-columns-repeated="2"/>
          <table:table-cell table:style-name="ce92" office:value-type="date" office:date-value="2023-10-05" ns42:value-type="date">
            <text:p>05/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hortbread</text:p>
          </table:table-cell>
          <table:table-cell table:style-name="ce74" office:value-type="string" ns42:value-type="string">
            <text:p>Shortbread (http://shortbread.ai) génère des planches de BD / manga ou de </text:p>
            <text:p>webtoons à partir d’un prompt. Choix du modèle de page, imagesmodifiables, </text:p>
            <text:p>accès aux prompts, textes et bulles éditables. 50 générations gratuites </text:p>
            <text:p>(planche ou image).</text:p>
          </table:table-cell>
          <table:table-cell table:style-name="ce74" office:value-type="string" ns42:value-type="string">
            <text:p>https://www.uneiaparjour.fr/shortbread/</text:p>
          </table:table-cell>
          <table:table-cell table:style-name="ce74" office:value-type="string" ns42:value-type="string">
            <text:p>bande dessinée</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10-04" ns42:value-type="date">
            <text:p>04/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AIde</text:p>
          </table:table-cell>
          <table:table-cell table:style-name="ce74" office:value-type="string" ns42:value-type="string">
            <text:p>TeacherAIde (https://teachersaide.io) génère plans/déroulés de séances, </text:p>
            <text:p>expériences, évaluations et courriels. FR accepté mais en EN. Gratuit.Ex : </text:p>
            <text:p>– Lesson https://codimd.apps.education.fr/s/AlGLtb_ku – </text:p>
            <text:p>Worksheet https://codimd.apps.education.fr/s/bi8GANiTE – </text:p>
            <text:p>Labs https://codimd.apps.education.fr/s/l0Iziu7mO</text:p>
          </table:table-cell>
          <table:table-cell table:style-name="ce74" office:value-type="string" ns42:value-type="string">
            <text:p>https://www.uneiaparjour.fr/teacheraide/</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3" ns42:value-type="date">
            <text:p>03/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ush AI</text:p>
          </table:table-cell>
          <table:table-cell table:style-name="ce74" office:value-type="string" ns42:value-type="string">
            <text:p>Flush AI (http://flushai.cloud) génère des image à partir de 6 modèles ou </text:p>
            <text:p>de modèles importés de http://civitai.com. Réglage fin possible. Version </text:p>
            <text:p>beta, 100 générations gratuites par mois.</text:p>
          </table:table-cell>
          <table:table-cell table:style-name="ce74" office:value-type="string" ns42:value-type="string">
            <text:p>https://www.uneiaparjour.fr/flush-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10-02" ns42:value-type="date">
            <text:p>02/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Beaver</text:p>
          </table:table-cell>
          <table:table-cell table:style-name="ce74" office:value-type="string" ns42:value-type="string">
            <text:p>Un chatbot personnalisé en quelques minutes à partir d’un prompt et </text:p>
            <text:p>accessible via une simple URL ? Voici GptBeaver (https://gptbeaver.com) ! </text:p>
            <text:p>Gratuit. Testé ici : https://gptbeaver.com/chat/formateurIA…</text:p>
          </table:table-cell>
          <table:table-cell table:style-name="ce74" office:value-type="string" ns42:value-type="string">
            <text:p>https://www.uneiaparjour.fr/gptbeaver/</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10-01" ns42:value-type="date">
            <text:p>01/10/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tedly</text:p>
          </table:table-cell>
          <table:table-cell table:style-name="ce74" office:value-type="string" ns42:value-type="string">
            <text:p>Notedly (https://notedly.ai) résume et donne les points clés d’un texte </text:p>
            <text:p>copié/collé, d’un document chargé, d’un site ou vidéo YouTube. Possible </text:p>
            <text:p>dialogue avec un chatbot sur ces documents. Export pdf proposé. 10000 mots </text:p>
            <text:p>générés par mois gratuits.</text:p>
          </table:table-cell>
          <table:table-cell table:style-name="ce74" office:value-type="string" ns42:value-type="string">
            <text:p>https://www.uneiaparjour.fr/notedly/</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30" ns42:value-type="date">
            <text:p>3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catorLab</text:p>
          </table:table-cell>
          <table:table-cell table:style-name="ce74" office:value-type="string" ns42:value-type="string">
            <text:p>EducatorLab (https://educatorlab.org) génère des plans de séances et des </text:p>
            <text:p>activités pédagogiques à partir d’un court formulaire. Export en doc et </text:p>
            <text:p>pdf. 5 générations gratuites et certaines générations en beta non créditées.</text:p>
          </table:table-cell>
          <table:table-cell table:style-name="ce74" office:value-type="string" ns42:value-type="string">
            <text:p>https://www.uneiaparjour.fr/educatorlab/</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9" ns42:value-type="date">
            <text:p>2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retch</text:p>
          </table:table-cell>
          <table:table-cell table:style-name="ce74" office:value-type="string" ns42:value-type="string">
            <text:p>Stretch (https://stretch.education) propose d’explorer un sujet </text:p>
            <text:p>visuellement via une carte mentale à bulles “infinies”. Plusieurs niveaux </text:p>
            <text:p>de complexité disponibles pour une exploration adaptée au niveau de </text:p>
            <text:p>connaissance. Gratuit et sans compte.</text:p>
          </table:table-cell>
          <table:table-cell table:style-name="ce74" office:value-type="string" ns42:value-type="string">
            <text:p>https://www.uneiaparjour.fr/stretch/</text:p>
          </table:table-cell>
          <table:table-cell table:style-name="ce74" office:value-type="string" ns42:value-type="string">
            <text:p>éducation</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8" ns42:value-type="date">
            <text:p>2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all-e 3</text:p>
          </table:table-cell>
          <table:table-cell table:style-name="ce74" office:value-type="string" ns42:value-type="string">
            <text:p>Dall-e 3 (https://openai.com/dall-e-3) est désormais disponible dans Bing </text:p>
            <text:p>Chat (https://bing.com onglet conversation) : le texte demandé dans le </text:p>
            <text:p>prompt peut désormais être généré dans l’image produite. Gratuit. Via </text:p>
            <text:p>@AlainGoudey.</text:p>
          </table:table-cell>
          <table:table-cell table:style-name="ce75" office:value-type="string" ns42:value-type="string">
            <text:p><text:a xlink:href="https://www.uneiaparjour.fr/dall-e/" xlink:type="simple">https://www.uneiaparjour.fr/dall-e/</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9-27" ns42:value-type="date">
            <text:p>2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romox</text:p>
          </table:table-cell>
          <table:table-cell table:style-name="ce74" office:value-type="string" ns42:value-type="string">
            <text:p>Chromox (https://chromox.alkaidvision.com) transforme un prompt en une </text:p>
            <text:p>courte vidéo. Générations publiques et live. Possibilité d’alimenter le </text:p>
            <text:p>prompt avec image ou vidéo, remix des prompts de l’ensemble des </text:p>
            <text:p>générations. Partage, galerie. Gratuit en version beta.</text:p>
          </table:table-cell>
          <table:table-cell table:style-name="ce74" office:value-type="string" ns42:value-type="string">
            <text:p>https://www.uneiaparjour.fr/chromox/</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9-26" ns42:value-type="date">
            <text:p>2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abs</text:p>
          </table:table-cell>
          <table:table-cell table:style-name="ce74" office:value-type="string" ns42:value-type="string">
            <text:p>Babs (https://babs.ai) : un chatbot pour Telegram qui permet d’interroger </text:p>
            <text:p>des documents, les résumer et répondre à des quiz générés à partir de ces </text:p>
            <text:p>docs. En EN mais accepte le FR. Gratuit. Test avec prog. cycle 3 et </text:p>
            <text:p>https://education.gouv.fr/strategie-du-numerique-pour-l-education-2023-2027-344263</text:p>
          </table:table-cell>
          <table:table-cell table:style-name="ce74" office:value-type="string" ns42:value-type="string">
            <text:p>https://www.uneiaparjour.fr/babs/</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25" ns42:value-type="date">
            <text:p>2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cademicGPT</text:p>
          </table:table-cell>
          <table:table-cell table:style-name="ce74" office:value-type="string" ns42:value-type="string">
            <text:p>AcademicGPT (https://academicgpt.net) aide à la rédaction de textes </text:p>
            <text:p>« académiques » à partir d’un pdf. Plusieurs outils proposés (1ère </text:p>
            <text:p>capture). Un chatbot permet d’affiner les réponses données. Génère en EN </text:p>
            <text:p>mais traduit à la demande. Gratuit.</text:p>
          </table:table-cell>
          <table:table-cell table:style-name="ce74" office:value-type="string" ns42:value-type="string">
            <text:p>https://www.uneiaparjour.fr/academicgp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24" ns42:value-type="date">
            <text:p>2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ndisearch</text:p>
          </table:table-cell>
          <table:table-cell table:style-name="ce74" office:value-type="string" ns42:value-type="string">
            <text:p>Andisearch (https://andisearch.com) est un moteur de recherche gratuit et </text:p>
            <text:p>sans compte avec une IA générative de texte : résultats ciblés, résume, </text:p>
            <text:p>explique, recherche avancée en langage naturel, lecteur… Ouverture des </text:p>
            <text:p>pages externes sans traqueurs.</text:p>
          </table:table-cell>
          <table:table-cell table:style-name="ce74" office:value-type="string" ns42:value-type="string">
            <text:p>https://www.uneiaparjour.fr/andisearch/</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23" ns42:value-type="date">
            <text:p>2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ast</text:p>
          </table:table-cell>
          <table:table-cell table:style-name="ce74" office:value-type="string" ns42:value-type="string">
            <text:p>Magicast (https://magicast.ai) génère la présentation audio d’un sujet </text:p>
            <text:p>donné à la manière d’un épisode de podcast. FR accepté mais génère en EN. </text:p>
            <text:p>Gratuit. Test : https://magicast.ai/share?castid=-NfHyAeanUpVNuGSosmm… </text:p>
            <text:p>(Génération en FR pas maîtrisée, ex : </text:p>
            <text:p>https://magicast.ai/share?castid=-NfHzPxbp6f3ADjp65qR…)</text:p>
          </table:table-cell>
          <table:table-cell table:style-name="ce74" office:value-type="string" ns42:value-type="string">
            <text:p>https://www.uneiaparjour.fr/magicast/</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22" ns42:value-type="date">
            <text:p>2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ebra</text:p>
          </table:table-cell>
          <table:table-cell table:style-name="ce74" office:value-type="string" ns42:value-type="string">
            <text:p>Zeebra (http://zeebra.ai) traduit et double des vidéos importées ou sur </text:p>
            <text:p>YouTube en 27 langues. Via Discord. Version alpha illimitée. Test avec la </text:p>
            <text:p>vidéo CC BY @FlowersINRIA : http://youtu.be/K8gOvC8gvB4 en JP et EN : </text:p>
            <text:p>http://zeebra.ai/dub/9d58e4bf-a</text:p>
          </table:table-cell>
          <table:table-cell table:style-name="ce74" office:value-type="string" ns42:value-type="string">
            <text:p>https://www.uneiaparjour.fr/zeebra/</text:p>
          </table:table-cell>
          <table:table-cell table:style-name="ce74" office:value-type="string" ns42:value-type="string">
            <text:p>langues</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youtube</text:p>
          </table:table-cell>
          <table:table-cell table:style-name="ce88" table:number-columns-repeated="2"/>
          <table:table-cell table:style-name="ce92" office:value-type="date" office:date-value="2023-09-21" ns42:value-type="date">
            <text:p>2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reative</text:p>
          </table:table-cell>
          <table:table-cell table:style-name="ce74" office:value-type="string" ns42:value-type="string">
            <text:p>Qreative (https://qreative.ai) : création de QR code avec génération </text:p>
            <text:p>d’imagesà partir d’un prompt. Plusieurs modèles, styles et formats. </text:p>
            <text:p>ChatGPT en aide à la formulation de prompts. Gratuit, en version beta sur </text:p>
            <text:p>liste d’attente.</text:p>
          </table:table-cell>
          <table:table-cell table:style-name="ce74" office:value-type="string" ns42:value-type="string">
            <text:p>https://www.uneiaparjour.fr/qreative/</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9-20" ns42:value-type="date">
            <text:p>2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shcardX</text:p>
          </table:table-cell>
          <table:table-cell table:style-name="ce74" office:value-type="string" ns42:value-type="string">
            <text:p>FlashcardX (https://ai.flashcardx.com) crée des flash cards à partir d’un </text:p>
            <text:p>texte copié collé. Gratuit, open source et compte non obligatoire. Source </text:p>
            <text:p>pour le test : bulletin de veille IA @reseau_canope : </text:p>
            <text:p>https://reseau-canope.fr/fileadmin/user_upload/Projets/agence_des_usages/6855_BulletinVeille_1ia.pdf…</text:p>
          </table:table-cell>
          <table:table-cell table:style-name="ce74" office:value-type="string" ns42:value-type="string">
            <text:p>https://www.uneiaparjour.fr/flashcardx/</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table:table-cell table:style-name="ce88"/>
          <table:table-cell table:style-name="ce92" office:value-type="date" office:date-value="2023-09-19" ns42:value-type="date">
            <text:p>1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pcut “texte en image”</text:p>
          </table:table-cell>
          <table:table-cell table:style-name="ce74" office:value-type="string" ns42:value-type="string">
            <text:p>Capcut (https://capcut.com), éditeur vidéo, très utilisé pour les contenus </text:p>
            <text:p>réseaux sociaux, a ajouté la fonction « texte en image » (menu </text:p>
            <text:p>« modifier ») à ses outils. Gratuit et illimité avec paramétrage et banque </text:p>
            <text:p>de prompt.</text:p>
          </table:table-cell>
          <table:table-cell table:style-name="ce74" office:value-type="string" ns42:value-type="string">
            <text:p>https://www.uneiaparjour.fr/capcut-texte-en-imag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18" ns42:value-type="date">
            <text:p>1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mind</text:p>
          </table:table-cell>
          <table:table-cell table:style-name="ce74" office:value-type="string" ns42:value-type="string">
            <text:p>Chatmind (chatmind.tech/fr) est un outil de génération de cartes mentales à </text:p>
            <text:p>partir de chatGPT. 5 à 6 générations gratuites par jour. Cartes non </text:p>
            <text:p>éditables dans la version d’essai mais export xmind proposé.</text:p>
          </table:table-cell>
          <table:table-cell table:style-name="ce74" office:value-type="string" ns42:value-type="string">
            <text:p>https://www.uneiaparjour.fr/chatmind/</text:p>
          </table:table-cell>
          <table:table-cell table:style-name="ce74" office:value-type="string" ns42:value-type="string">
            <text:p>mindmap</text:p>
          </table:table-cell>
          <table:table-cell table:style-name="ce74" table:number-columns-repeated="3"/>
          <table:table-cell table:style-name="ce88" table:number-columns-repeated="2"/>
          <table:table-cell table:style-name="ce92" office:value-type="date" office:date-value="2023-09-17" ns42:value-type="date">
            <text:p>1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duaide</text:p>
          </table:table-cell>
          <table:table-cell table:style-name="ce74" office:value-type="string" ns42:value-type="string">
            <text:p>Eduaide (https://eduaide.ai) : un outil multiple assistant de l’enseignant. </text:p>
            <text:p>Plus de 100 types de générations définies, plan de cours, activités de </text:p>
            <text:p>classe, correction de copies, mails, chatbot, générateur de quiz… Beta, </text:p>
            <text:p>gratuit et illimité.</text:p>
          </table:table-cell>
          <table:table-cell table:style-name="ce74" office:value-type="string" ns42:value-type="string">
            <text:p>https://www.uneiaparjour.fr/eduaid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6" ns42:value-type="date">
            <text:p>1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owai</text:p>
          </table:table-cell>
          <table:table-cell table:style-name="ce74" office:value-type="string" ns42:value-type="string">
            <text:p>Noowai (https://noowai.com) un chatbot basé sur une IA générative de texte </text:p>
            <text:p>d’OpenAI (cf 2ème capture). Gratuit et sans compte (une publicité peut </text:p>
            <text:p>apparaître en haut de page au démarrage).</text:p>
          </table:table-cell>
          <table:table-cell table:style-name="ce74" office:value-type="string" ns42:value-type="string">
            <text:p>https://www.uneiaparjour.fr/noowai/</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15" ns42:value-type="date">
            <text:p>1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2end</text:p>
          </table:table-cell>
          <table:table-cell table:style-name="ce74" office:value-type="string" ns42:value-type="string">
            <text:p>Ask2end (ask2end.com) : une question posée sur un sujet donné, Ask2End y </text:p>
            <text:p>répond puis produit une nouvelle question / réponse jusqu’à épuisement des </text:p>
            <text:p>questions qu’il est capable de générer. Basé sur ChatGPT. Gratuit sans </text:p>
            <text:p>compte et open source.</text:p>
          </table:table-cell>
          <table:table-cell table:style-name="ce74" office:value-type="string" ns42:value-type="string">
            <text:p>https://www.uneiaparjour.fr/ask2end-ask2endcom-une-question-posee-sur-u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4" ns42:value-type="date">
            <text:p>1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xyz</text:p>
          </table:table-cell>
          <table:table-cell table:style-name="ce74" office:value-type="string" ns42:value-type="string">
            <text:p>Learn.xyz, appli iOS / Google Play, propose une banque de sujets développés </text:p>
            <text:p>par l’IA en 5 courtes pages + 1 quiz. Un sujet n’existe pas, l’IA le crée. </text:p>
            <text:p>Incitation à 1 sujet par jour avec la plus longue suite possible. Plutôt en </text:p>
            <text:p>EN. Gratuit.</text:p>
          </table:table-cell>
          <table:table-cell table:style-name="ce74" office:value-type="string" ns42:value-type="string">
            <text:p>https://www.uneiaparjour.fr/learnxyz/</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9-13" ns42:value-type="date">
            <text:p>1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ma Tutor</text:p>
          </table:table-cell>
          <table:table-cell table:style-name="ce74" office:value-type="string" ns42:value-type="string">
            <text:p>Magma Tutor (magmatutor.com par MAGMA Learning, Suisse) accompagne </text:p>
            <text:p>l’apprentissage à partir d’un sujet, texte, pdf ou vidéo avec des qcm et </text:p>
            <text:p>textes à trous. Réponses interrogeables, suivi des progrès. Compte gratuit </text:p>
            <text:p>avec génération simple.</text:p>
          </table:table-cell>
          <table:table-cell table:style-name="ce74" office:value-type="string" ns42:value-type="string">
            <text:p>https://www.uneiaparjour.fr/magma-tutor/</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9-12" ns42:value-type="date">
            <text:p>1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Audio</text:p>
          </table:table-cell>
          <table:table-cell table:style-name="ce74" office:value-type="string" ns42:value-type="string">
            <text:p>Stable audio (stableaudio.com) : un prompt et le 1er outil de génération </text:p>
            <text:p>audio de @StabilityAI crée un morceau de musique instrumental. Pas toujours </text:p>
            <text:p>mélodieux, semble + précis en EN qu’en FR. 20 morceaux de 45 s. en mp3 / </text:p>
            <text:p>mois en version gratuite.</text:p>
          </table:table-cell>
          <table:table-cell table:style-name="ce74" office:value-type="string" ns42:value-type="string">
            <text:p>https://www.uneiaparjour.fr/stable-a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9-11" ns42:value-type="date">
            <text:p>1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tpress</text:p>
          </table:table-cell>
          <table:table-cell table:style-name="ce74" office:value-type="string" ns42:value-type="string">
            <text:p>Un chatbot basé sur ChatGPT créé pour ses propres usages ? Botpress </text:p>
            <text:p>(https://botpress.com) le crée avec alimentation par sites ou documents. </text:p>
            <text:p>Entièrement paramétrable, données de suivi et intégration sur sites ou </text:p>
            <text:p>messageries. 1000 requêtes gratuites/mois.</text:p>
          </table:table-cell>
          <table:table-cell table:style-name="ce74" office:value-type="string" ns42:value-type="string">
            <text:p>https://www.uneiaparjour.fr/botpress/</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10" ns42:value-type="date">
            <text:p>10/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uno</text:p>
          </table:table-cell>
          <table:table-cell table:style-name="ce74" office:value-type="string" ns42:value-type="string">
            <text:p>Suno (https://suno.ai – beta sur discord) : un texte collé ou généré par </text:p>
            <text:p>ChatGPT, un style de musique et 2 morceaux sont créés (extensibles). 50 </text:p>
            <text:p>langues supportées dont le français. Gratuit. Tests depuis </text:p>
            <text:p>https://gallica.bnf.fr/ark:/12148/bpt6k70861t/f149.item.zoom</text:p>
          </table:table-cell>
          <table:table-cell table:style-name="ce74" office:value-type="string" ns42:value-type="string">
            <text:p>https://www.uneiaparjour.fr/suno/</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9-09" ns42:value-type="date">
            <text:p>09/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Lesson Pal</text:p>
          </table:table-cell>
          <table:table-cell table:style-name="ce74" office:value-type="string" ns42:value-type="string">
            <text:p>My Lesson Pal (https://mylessonpal.com) : un outil de génération de séances </text:p>
            <text:p>pédagogiques avec 6 types de génération. Test des 6 : </text:p>
            <text:p>https://codimd.apps.education.fr/h6-Pa2qITF6U-DI0khZ3Rw…. Accepte le FR, </text:p>
            <text:p>génération en EN (quelquefois en FR). Gratuit et sans compte.</text:p>
          </table:table-cell>
          <table:table-cell table:style-name="ce74" office:value-type="string" ns42:value-type="string">
            <text:p>https://www.uneiaparjour.fr/my-lesson-pal/</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9-08" ns42:value-type="date">
            <text:p>08/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eo Highlight</text:p>
          </table:table-cell>
          <table:table-cell table:style-name="ce74" office:value-type="string" ns42:value-type="string">
            <text:p>Video Highlight (https://videohighlight.com) permet la transcription, le </text:p>
            <text:p>résumé et les questions à un chatbot depuis une vidéo Youtube. Archivage, </text:p>
            <text:p>copie des textes facilitée, partage possible. Perfectible en français mais </text:p>
            <text:p>déjà utile. Gratuit.</text:p>
          </table:table-cell>
          <table:table-cell table:style-name="ce74" office:value-type="string" ns42:value-type="string">
            <text:p>https://www.uneiaparjour.fr/video-highligh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74"/>
          <table:table-cell table:style-name="ce88" table:number-columns-repeated="2"/>
          <table:table-cell table:style-name="ce92" office:value-type="date" office:date-value="2023-09-07" ns42:value-type="date">
            <text:p>07/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gicballs</text:p>
          </table:table-cell>
          <table:table-cell table:style-name="ce74" office:value-type="string" ns42:value-type="string">
            <text:p>Logicballs (https://logicballs.com) : un couteau suisse qui propose plus de </text:p>
            <text:p>150 applications génératrices de texte. Titres, idées, texte entier, ton, </text:p>
            <text:p>résumé, grammaire, histoires, paroles… Gratuit avec compte, apparement sans </text:p>
            <text:p>limitation</text:p>
          </table:table-cell>
          <table:table-cell table:style-name="ce75" office:value-type="string" ns42:value-type="string">
            <text:p><text:a xlink:href="https://www.uneiaparjour.fr/logicballs/" xlink:type="simple">https://www.uneiaparjour.fr/logicballs/</text:a></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9-06" ns42:value-type="date">
            <text:p>06/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dnoz</text:p>
          </table:table-cell>
          <table:table-cell table:style-name="ce74" office:value-type="string" ns42:value-type="string">
            <text:p>Vidnoz (https://vidnoz.com) anime et fait parler des avatars à partir du </text:p>
            <text:p>texte fourni. Possibilité d’importer sa propre image ou de générer </text:p>
            <text:p>l’avatar. Texte de 300 mots et 3 min de génération en version </text:p>
            <text:p>gratuite.(Wikipedia pour le texte du test)</text:p>
          </table:table-cell>
          <table:table-cell table:style-name="ce74" office:value-type="string" ns42:value-type="string">
            <text:p>https://www.uneiaparjour.fr/vidno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9-05" ns42:value-type="date">
            <text:p>05/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NBX</text:p>
          </table:table-cell>
          <table:table-cell table:style-name="ce74" office:value-type="string" ns42:value-type="string">
            <text:p>ChatNBX (https://chat.nbox.ai) : un chatbot avec plusieurs modèles de </text:p>
            <text:p>langage disponibles (GPT 4 HS lors du test). Interrogation de pdf jusqu’à </text:p>
            <text:p>2Mo. Partage public et copie des réponses. Gratuit avec (ChatGPT) ou sans </text:p>
            <text:p>compte (Llama et autres)</text:p>
          </table:table-cell>
          <table:table-cell table:style-name="ce74" office:value-type="string" ns42:value-type="string">
            <text:p>https://www.uneiaparjour.fr/chatnbx/</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LLM</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92" office:value-type="date" office:date-value="2023-09-04" ns42:value-type="date">
            <text:p>04/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uzzicle</text:p>
          </table:table-cell>
          <table:table-cell table:style-name="ce74" office:value-type="string" ns42:value-type="string">
            <text:p>Puzzicle (https://buildalesson.org) génére des quiz à partir de Youtube </text:p>
            <text:p>(Wikipedia en beta). Gratuit, 6 types de questions, édition, quiz intégrés, </text:p>
            <text:p>suivi des réponses, export h5p. FR accepté mais pas pour la génération. </text:p>
            <text:p>Test : https://develop.buildalesson.org/play/gosscdgpvx</text:p>
          </table:table-cell>
          <table:table-cell table:style-name="ce75" office:value-type="string" ns42:value-type="string">
            <text:p><text:a xlink:href="https://www.uneiaparjour.fr/puzzicle/" xlink:type="simple">https://www.uneiaparjour.fr/puzzicle/</text:a></text:p>
          </table:table-cell>
          <table:table-cell table:style-name="ce74" office:value-type="string" ns42:value-type="string">
            <text:p>quiz et flashcards</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9-03" ns42:value-type="date">
            <text:p>03/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oc Analyser</text:p>
          </table:table-cell>
          <table:table-cell table:style-name="ce74" office:value-type="string" ns42:value-type="string">
            <text:p>Doc Analyser (https://docanalyzer.ai) permet d’interroger des documents pdf </text:p>
            <text:p>via un chatbot. Cite ses sources dans les documents. 3 fichiers importables </text:p>
            <text:p>gratuitement par jour. Test à partir des programmes du cycle 3.</text:p>
          </table:table-cell>
          <table:table-cell table:style-name="ce75" office:value-type="string" ns42:value-type="string">
            <text:p><text:a xlink:href="https://www.uneiaparjour.fr/doc-analyser/" xlink:type="simple">https://www.uneiaparjour.fr/doc-analyse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9-02" ns42:value-type="date">
            <text:p>02/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5 minutes lesson plan</text:p>
          </table:table-cell>
          <table:table-cell table:style-name="ce74" office:value-type="string" ns42:value-type="string">
            <text:p>« 5 minutes lesson plan » (http://5minutelessonplan.co.uk) génère des </text:p>
            <text:p>séances de 30 a 90 minutes à partir d’un simple formulaire. Accepte le </text:p>
            <text:p>français mais génère en anglais. Export pdf et tableau de bord. Gratuit </text:p>
            <text:p>pendant 15 jours.</text:p>
          </table:table-cell>
          <table:table-cell table:style-name="ce74" office:value-type="string" ns42:value-type="string">
            <text:p>https://www.uneiaparjour.fr/5-minutes-lesson-plan/</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9-01" ns42:value-type="date">
            <text:p>01/09/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text:p>
          </table:table-cell>
          <table:table-cell table:style-name="ce74" office:value-type="string" ns42:value-type="string">
            <text:p>Un traitement de texte avec un assistant basé sur ChatGPT ? Lex </text:p>
            <text:p>(http://Lex.page) : commandes accessibles par un raccourci unique, outils </text:p>
            <text:p>d’édition, chatbot intégré et documents partageables. Gratuit. Test ici : </text:p>
            <text:p>https://lex.page/read/532c6af1-9b1c-480c-8108-550fe5fb6e12… via @yannhoury</text:p>
          </table:table-cell>
          <table:table-cell table:style-name="ce74" office:value-type="string" ns42:value-type="string">
            <text:p>https://www.uneiaparjour.fr/lex-2/</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31" ns42:value-type="date">
            <text:p>3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gmind</text:p>
          </table:table-cell>
          <table:table-cell table:style-name="ce74" office:value-type="string" ns42:value-type="string">
            <text:p>Segmind (https://segmind.com) regroupe une cinquantaine de modèles d’IA </text:p>
            <text:p>génératives d’imagesopen source dont Stable diffusion ou Kandinsky. Inclut </text:p>
            <text:p>la génération de qr code et un mode image to image. Gratuit (et illimité </text:p>
            <text:p>?), API possible</text:p>
          </table:table-cell>
          <table:table-cell table:style-name="ce74" office:value-type="string" ns42:value-type="string">
            <text:p>https://www.uneiaparjour.fr/segmind-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30" ns42:value-type="date">
            <text:p>3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diopen</text:p>
          </table:table-cell>
          <table:table-cell table:style-name="ce74" office:value-type="string" ns42:value-type="string">
            <text:p>Audiopen (https://audiopen.ai) : des notes audio transcrites et mises en </text:p>
            <text:p>forme. Traduit, résume, transforme le texte en image pour partage… 10 notes </text:p>
            <text:p>de 3 min en version gratuite. Test avec audio FR vers texte EN, source : </text:p>
            <text:p>https://ai4t.eu/book/ia-pour-les-enseignants–un-manuel-ouvert-1/reflection?path=why-learn-about-artificial-intelligence</text:p>
          </table:table-cell>
          <table:table-cell table:style-name="ce74" office:value-type="string" ns42:value-type="string">
            <text:p>https://www.uneiaparjour.fr/audiopen/</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29" ns42:value-type="date">
            <text:p>2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epSup</text:p>
          </table:table-cell>
          <table:table-cell table:style-name="ce74" office:value-type="string" ns42:value-type="string">
            <text:p>PrepSup (https://prepsup.com) accompagne l’apprentissage d’une notion grâce </text:p>
            <text:p>à la génération de flashcards et la conversation avec un chatbot dédié. </text:p>
            <text:p>Alimentation possible depuis des pdf importés ou par des q/r rédigées</text:p>
          </table:table-cell>
          <table:table-cell table:style-name="ce74" office:value-type="string" ns42:value-type="string">
            <text:p>https://www.uneiaparjour.fr/prepsup/</text:p>
          </table:table-cell>
          <table:table-cell table:style-name="ce74" office:value-type="string" ns42:value-type="string">
            <text:p>documents</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88" table:number-columns-repeated="2"/>
          <table:table-cell table:style-name="ce92" office:value-type="date" office:date-value="2023-08-28" ns42:value-type="date">
            <text:p>2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ix</text:p>
          </table:table-cell>
          <table:table-cell table:style-name="ce74" office:value-type="string" ns42:value-type="string">
            <text:p>Hix (http://hix.ai) regroupe 120 outils de génération de texte basés sur </text:p>
            <text:p>Chatgpt spécialisés pour blog, réseaux sociaux, écriture de textes longs, </text:p>
            <text:p>résumés, traduction. 3000 mots gratuits/mois. Un exemple avec l’éditeur de </text:p>
            <text:p>texte : https://hix.ai/d/clly5d5pi0073ocmpzhk4brvh…</text:p>
          </table:table-cell>
          <table:table-cell table:style-name="ce75" office:value-type="string" ns42:value-type="string">
            <text:p><text:a xlink:href="https://www.uneiaparjour.fr/hix/" xlink:type="simple">https://www.uneiaparjour.fr/hix/</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27" ns42:value-type="date">
            <text:p>2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air</text:p>
          </table:table-cell>
          <table:table-cell table:style-name="ce74" office:value-type="string" ns42:value-type="string">
            <text:p>Flair (http://flair.ai) met en scène des objets à partir de paramètres </text:p>
            <text:p>définis en effaçant l’arrière-plan pour en générer de nouveaux. Outils </text:p>
            <text:p>d’édition disponibles et ajouts d’éléments. 30 imagesgratuites. Image pour </text:p>
            <text:p>le test: https://unsplash.com/fr/photos/AmOm6BDUcMM…</text:p>
          </table:table-cell>
          <table:table-cell table:style-name="ce74" office:value-type="string" ns42:value-type="string">
            <text:p>https://www.uneiaparjour.fr/flai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6" ns42:value-type="date">
            <text:p>2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sio</text:p>
          </table:table-cell>
          <table:table-cell table:style-name="ce74" office:value-type="string" ns42:value-type="string">
            <text:p>Artsio (https://artsio.xyz/create) : outil de génération d’imagesavec 5 </text:p>
            <text:p>modèles, réglages fins, remix, image to image, agrandissement et galerie de </text:p>
            <text:p>partage. 20 imagesgratuites par jour.</text:p>
          </table:table-cell>
          <table:table-cell table:style-name="ce74" office:value-type="string" ns42:value-type="string">
            <text:p>https://www.uneiaparjour.fr/artsi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25" ns42:value-type="date">
            <text:p>2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rite Tone</text:p>
          </table:table-cell>
          <table:table-cell table:style-name="ce74" office:value-type="string" ns42:value-type="string">
            <text:p>Write Tone (https://writetone.com) : outil de génération de texte qui </text:p>
            <text:p>propose des reformulations en 8 tons prédéfinis à partir d’un prompt ou </text:p>
            <text:p>d’un texte existant. Gratuit et sans compte. Test avec ton académique : </text:p>
            <text:p>https://codimd.apps.education.fr/Bxi3hdNiQp-mUQH4XQutag?view</text:p>
          </table:table-cell>
          <table:table-cell table:style-name="ce75" office:value-type="string" ns42:value-type="string">
            <text:p><text:a xlink:href="https://www.uneiaparjour.fr/write-tone/" xlink:type="simple">https://www.uneiaparjour.fr/write-tone/</text:a></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4" ns42:value-type="date">
            <text:p>2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deogram</text:p>
          </table:table-cell>
          <table:table-cell table:style-name="ce74" office:value-type="string" ns42:value-type="string">
            <text:p>Ideogram (https://ideogram.ai) : outil de génération d’imagescapable </text:p>
            <text:p>d’inclure le texte demandé dans le prompt. Galerie proposée et remix </text:p>
            <text:p>possible. Gratuit.</text:p>
          </table:table-cell>
          <table:table-cell table:style-name="ce74" office:value-type="string" ns42:value-type="string">
            <text:p>https://www.uneiaparjour.fr/ideogram/</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8-23" ns42:value-type="date">
            <text:p>2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ombot</text:p>
          </table:table-cell>
          <table:table-cell table:style-name="ce74" office:value-type="string" ns42:value-type="string">
            <text:p>Bloombot (https://chat.bloombot.ai) : un chatbot dédié à l’apprentissage </text:p>
            <text:p>personnalisé grâce au questionnement et au dialogue, chaque réponse </text:p>
            <text:p>apportant une nouvelle question. Cheminement pré-réponse visible de </text:p>
            <text:p>l’utilisateur. Gratuit et sans compte.</text:p>
          </table:table-cell>
          <table:table-cell table:style-name="ce74" office:value-type="string" ns42:value-type="string">
            <text:p>https://www.uneiaparjour.fr/bloombot/</text:p>
          </table:table-cell>
          <table:table-cell table:style-name="ce74" office:value-type="string" ns42:value-type="string">
            <text:p>chat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22" ns42:value-type="date">
            <text:p>2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ransvibe</text:p>
          </table:table-cell>
          <table:table-cell table:style-name="ce74" office:value-type="string" ns42:value-type="string">
            <text:p>Transvibe (https://transvribe.com) permet l’interrogation d’une vidéo </text:p>
            <text:p>Youtube via un chatbot. Exportation de la transcription possible. Gratuit </text:p>
            <text:p>et sans compte.</text:p>
          </table:table-cell>
          <table:table-cell table:style-name="ce75" office:value-type="string" ns42:value-type="string">
            <text:p><text:a xlink:href="https://www.uneiaparjour.fr/transvibe/" xlink:type="simple">https://www.uneiaparjour.fr/transvibe/</text:a></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youtube</text:p>
          </table:table-cell>
          <table:table-cell table:style-name="ce88"/>
          <table:table-cell table:style-name="ce92" office:value-type="date" office:date-value="2023-08-21" ns42:value-type="date">
            <text:p>2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ca</text:p>
          </table:table-cell>
          <table:table-cell table:style-name="ce74" office:value-type="string" ns42:value-type="string">
            <text:p>Imagica (http://imagica.ai – beta liste d’attente) : outil no code de </text:p>
            <text:p>création d’appli qui génère des contenus à partir de commandes définies. </text:p>
            <text:p>Testé avec création d’1 app de génération de séance péda avec déroulé, </text:p>
            <text:p>vidéo et quiz : http://s.imagica.ai/e/NjlFAWdgvCb</text:p>
          </table:table-cell>
          <table:table-cell table:style-name="ce75" office:value-type="string" ns42:value-type="string">
            <text:p><text:a xlink:href="https://www.uneiaparjour.fr/imagica/" xlink:type="simple">https://www.uneiaparjour.fr/imagica/</text:a></text:p>
          </table:table-cell>
          <table:table-cell table:style-name="ce74" office:value-type="string" ns42:value-type="string">
            <text:p>application</text:p>
          </table:table-cell>
          <table:table-cell table:style-name="ce74" table:number-columns-repeated="3"/>
          <table:table-cell table:style-name="ce88" table:number-columns-repeated="2"/>
          <table:table-cell table:style-name="ce92" office:value-type="date" office:date-value="2023-08-20" ns42:value-type="date">
            <text:p>2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andingsite</text:p>
          </table:table-cell>
          <table:table-cell table:style-name="ce74" office:value-type="string" ns42:value-type="string">
            <text:p>Landingsite (http://landingsite.ai) crée une page web à partir d’un titre, </text:p>
            <text:p>d’une description et d’un modèle. Orienté commerce mais page éditable avec </text:p>
            <text:p>banque d’imagesgratuites. Gratuit et hébergé pour une page. Test : </text:p>
            <text:p>https://les-ia-gnratives-en-ducation.getlandingsite.com</text:p>
          </table:table-cell>
          <table:table-cell table:style-name="ce74" office:value-type="string" ns42:value-type="string">
            <text:p>https://www.uneiaparjour.fr/landingsite/</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8-19" ns42:value-type="date">
            <text:p>1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oblin Tools</text:p>
          </table:table-cell>
          <table:table-cell table:style-name="ce74" office:value-type="string" ns42:value-type="string">
            <text:p>Goblin Tools (https://goblin.tools), et son « Magic to do », utilise l’IA </text:p>
            <text:p>pour générer des listes à partir d’un prompt. Gratuit, sans compte (excepté </text:p>
            <text:p>pour la synchro), édition et export possibles. 5 autres outils de </text:p>
            <text:p>génération disponibles.</text:p>
          </table:table-cell>
          <table:table-cell table:style-name="ce74" office:value-type="string" ns42:value-type="string">
            <text:p>https://www.uneiaparjour.fr/goblin-tools/</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8" ns42:value-type="date">
            <text:p>1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n generator</text:p>
          </table:table-cell>
          <table:table-cell table:style-name="ce74" office:value-type="string" ns42:value-type="string">
            <text:p>Après un choix d’options pour définir corps, vêtements, arrière-plan avec </text:p>
            <text:p>possible prompt qui précise, Human generator </text:p>
            <text:p>(https://generated.photos/human-generator) génère l’image d’un humain, 1 </text:p>
            <text:p>figurine ou perso de fiction. Gratuit et sans compte, usage libre hors </text:p>
            <text:p>commercial.</text:p>
          </table:table-cell>
          <table:table-cell table:style-name="ce75" office:value-type="string" ns42:value-type="string">
            <text:p><text:a xlink:href="https://www.uneiaparjour.fr/human-generator/" xlink:type="simple">https://www.uneiaparjour.fr/human-generator/</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7" ns42:value-type="date">
            <text:p>1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conAI</text:p>
          </table:table-cell>
          <table:table-cell table:style-name="ce74" office:value-type="string" ns42:value-type="string">
            <text:p>IconAI (iconai.co) génère des icônes à partir d’un prompt, d’un style parmi </text:p>
            <text:p>18 disponibles et d’une couleur dominante. 10 imagesgratuites, remix </text:p>
            <text:p>possible à partir d’une image existante.</text:p>
          </table:table-cell>
          <table:table-cell table:style-name="ce75" office:value-type="string" ns42:value-type="string">
            <text:p><text:a xlink:href="https://www.uneiaparjour.fr/iconai/" xlink:type="simple">https://www.uneiaparjour.fr/iconai/</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6" ns42:value-type="date">
            <text:p>1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emis</text:p>
          </table:table-cell>
          <table:table-cell table:style-name="ce74" office:value-type="string" ns42:value-type="string">
            <text:p>Un héros, un lieu et une quête : Artemis (https://artemisapp.ai) génère une </text:p>
            <text:p>histoire illustrée à partir de Chat GPT 4 et Leonardo ai. En EN, app iOS, 3 </text:p>
            <text:p>histoires gratuites. 2 tests avec même base : </text:p>
            <text:p>https://app.artemisapp.ai/story/QmdFWhVRhAh4GAqe4lus… et </text:p>
            <text:p>https://app.artemisapp.ai/story/CwWcihfaNgLMJ5j1vWO3…</text:p>
          </table:table-cell>
          <table:table-cell table:style-name="ce74" office:value-type="string" ns42:value-type="string">
            <text:p>https://www.uneiaparjour.fr/artemis/</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5" ns42:value-type="date">
            <text:p>1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sson Planner</text:p>
          </table:table-cell>
          <table:table-cell table:style-name="ce74" office:value-type="string" ns42:value-type="string">
            <text:p>Lesson Planner (https://lessonplanner.ph) : une séquence de cours générée à </text:p>
            <text:p>partir d’un modèle (ceux proposés : </text:p>
            <text:p>https://researchgate.net/publication/349975159_An_Experimental_Study_Regarding_Impact_of_7E’s_Instructional_Model_Based_Instructions_upon_Student’s_Attitude_towards_Physical_Education_Subject_at_Higher_Secondary_School_Level…), </text:p>
            <text:p>d’un sujet, d’un niveau et d’objectifs. 10 générations gratuites, FR ok </text:p>
            <text:p>génération en EN. Test : </text:p>
            <text:p>https://codimd.apps.education.fr/jK_4F_UKRlqjN6KxZmjrNg…</text:p>
          </table:table-cell>
          <table:table-cell table:style-name="ce74" office:value-type="string" ns42:value-type="string">
            <text:p>https://www.uneiaparjour.fr/lesson-planner/</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14" ns42:value-type="date">
            <text:p>1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mantic Scholar</text:p>
          </table:table-cell>
          <table:table-cell table:style-name="ce74" office:value-type="string" ns42:value-type="string">
            <text:p>Semantic Scholar (http://semanticscholar.org) utilise l’IA dans son moteur </text:p>
            <text:p>de recherche d’articles scientifiques (base de 200M) et fait des liens </text:p>
            <text:p>entre les articles. Accepte le FR, filtres, sauvegarde perso. Gratuit, code </text:p>
            <text:p>et données ouvertes, publications.</text:p>
          </table:table-cell>
          <table:table-cell table:style-name="ce74" office:value-type="string" ns42:value-type="string">
            <text:p>https://www.uneiaparjour.fr/semantic-scholar/</text:p>
          </table:table-cell>
          <table:table-cell table:style-name="ce74" office:value-type="string" ns42:value-type="string">
            <text:p>open source</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8-13" ns42:value-type="date">
            <text:p>1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aizz</text:p>
          </table:table-cell>
          <table:table-cell table:style-name="ce74" office:value-type="string" ns42:value-type="string">
            <text:p>Vaizz (http://vaizz.ai) : outil de génération d’histoires, de voix et de </text:p>
            <text:p>vidéo, les 3 pouvant être liés. 60 crédits gratuits par mois (le suivi des </text:p>
            <text:p>crédits pas trouvé pendant les tests). Source Wikipedia pour test voix.</text:p>
          </table:table-cell>
          <table:table-cell table:style-name="ce74" office:value-type="string" ns42:value-type="string">
            <text:p>https://www.uneiaparjour.fr/vaizz/</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12" ns42:value-type="date">
            <text:p>1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nsor</text:p>
          </table:table-cell>
          <table:table-cell table:style-name="ce74" office:value-type="string" ns42:value-type="string">
            <text:p>Tensor (https://tensor.art) regroupe une quarantaine de modèles d’IA </text:p>
            <text:p>génératives d’imagesavec outils d’édition (remix, agrandissement, image to </text:p>
            <text:p>image, détails). Galerie pour inspiration. 100 crédits gratuits par jour (1 </text:p>
            <text:p>image : 1 à 3 crédits pendant le test).</text:p>
          </table:table-cell>
          <table:table-cell table:style-name="ce74" office:value-type="string" ns42:value-type="string">
            <text:p>https://www.uneiaparjour.fr/tens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8-11" ns42:value-type="date">
            <text:p>1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ayo</text:p>
          </table:table-cell>
          <table:table-cell table:style-name="ce74" office:value-type="string" ns42:value-type="string">
            <text:p>Hayo (https://hayo.com/download), une application mobiles et ordis avec </text:p>
            <text:p>générateurs de texte et d’images(plusieurs modèles pour chacun), prompts </text:p>
            <text:p>libres ou préformatés, analyse de documents, synthèse vocale… 50 crédits </text:p>
            <text:p>texte et 50 crédits imagesgratuits /jour.</text:p>
          </table:table-cell>
          <table:table-cell table:style-name="ce74" office:value-type="string" ns42:value-type="string">
            <text:p>https://www.uneiaparjour.fr/hayo/</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10" ns42:value-type="date">
            <text:p>10/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alknotes</text:p>
          </table:table-cell>
          <table:table-cell table:style-name="ce74" office:value-type="string" ns42:value-type="string">
            <text:p>Talknotes (https://talknotes.io) : une note vocale avec un style défini </text:p>
            <text:p>(2ème capture) et un texte est généré après transcription sous forme de </text:p>
            <text:p>note. Ajout /suppression possibles, gratuit avec quelques fonctions premium </text:p>
            <text:p>(+ limite sur le nombre de notes ?)</text:p>
          </table:table-cell>
          <table:table-cell table:style-name="ce75" office:value-type="string" ns42:value-type="string">
            <text:p><text:a xlink:href="https://www.uneiaparjour.fr/talknotes/" xlink:type="simple">https://www.uneiaparjour.fr/talknotes/</text:a></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8-09" ns42:value-type="date">
            <text:p>09/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illify</text:p>
          </table:table-cell>
          <table:table-cell table:style-name="ce74" office:value-type="string" ns42:value-type="string">
            <text:p>Skillify (https://skillify-ai.com) : programmes d’apprentissages </text:p>
            <text:p>personnalisés avec cours générés, chatbot, texte sur le sujet choisi, </text:p>
            <text:p>résumé de livre et génération de quiz. Crédits gratuits chaque jour. Test </text:p>
            <text:p>avec 4 cours : https://codimd.apps.education.fr/ABgGFjQ5RqaXUYpq25ftsw?view</text:p>
          </table:table-cell>
          <table:table-cell table:style-name="ce75" office:value-type="string" ns42:value-type="string">
            <text:p><text:a xlink:href="https://www.uneiaparjour.fr/skillify/" xlink:type="simple">https://www.uneiaparjour.fr/skillify/</text:a></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8" ns42:value-type="date">
            <text:p>08/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mi</text:p>
          </table:table-cell>
          <table:table-cell table:style-name="ce74" office:value-type="string" ns42:value-type="string">
            <text:p>Cami (https://heycami.ai) : un chatbot avec modèles #exte (GPT4) et images</text:p>
            <text:p>(stable diffusion) dans Whatsapp, avec transcription de l’audio. Gratuit, 5 </text:p>
            <text:p>images/jour et 10 générations de texte, plus que dépassées dans ce test : </text:p>
            <text:p>https://codimd.apps.education.fr/ZJYmjC8SSEmCxfZsNgkpxw?view</text:p>
          </table:table-cell>
          <table:table-cell table:style-name="ce74" office:value-type="string" ns42:value-type="string">
            <text:p>https://www.uneiaparjour.fr/cami/</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8-07" ns42:value-type="date">
            <text:p>07/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kolar</text:p>
          </table:table-cell>
          <table:table-cell table:style-name="ce74" office:value-type="string" ns42:value-type="string">
            <text:p>Skolar (https://skolar.ai) : un moteur de recherche d’articles </text:p>
            <text:p>scientifiques appuyé par une IA générative de texte. Chatbot, classement </text:p>
            <text:p>des textes, résume et crée les citations…Traitement de texte basique </text:p>
            <text:p>intégré. 5 recherches gratuites par mois.</text:p>
          </table:table-cell>
          <table:table-cell table:style-name="ce75" office:value-type="string" ns42:value-type="string">
            <text:p><text:a xlink:href="https://www.uneiaparjour.fr/skolar/" xlink:type="simple">https://www.uneiaparjour.fr/skolar/</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table:table-cell table:style-name="ce88" table:number-columns-repeated="2"/>
          <table:table-cell table:style-name="ce92" office:value-type="date" office:date-value="2023-08-06" ns42:value-type="date">
            <text:p>06/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ker</text:p>
          </table:table-cell>
          <table:table-cell table:style-name="ce74" office:value-type="string" ns42:value-type="string">
            <text:p>Conker (http://conker.ai) : un outil de génération de quiz avec questions à </text:p>
            <text:p>choix multiples, textes à trous, classements etc. Édition, français, </text:p>
            <text:p>export, partage et suivi des réponses, synthèse vocale. 5 quiz gratuits. </text:p>
            <text:p>Test : https://app.conker.ai/forms/cexjnc/view</text:p>
          </table:table-cell>
          <table:table-cell table:style-name="ce74" office:value-type="string" ns42:value-type="string">
            <text:p>https://www.uneiaparjour.fr/conker/</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8-05" ns42:value-type="date">
            <text:p>05/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Page</text:p>
          </table:table-cell>
          <table:table-cell table:style-name="ce74" office:value-type="string" ns42:value-type="string">
            <text:p>AiPage (http://AiPage.dev) : un prompt (en anglais) et une page d’accueil </text:p>
            <text:p>en html est générée. Modifications directes possibles, export html. </text:p>
            <text:p>Opensource et sans compte. Code html généré pour le test : </text:p>
            <text:p>https://codimd.apps.education.fr/0M2q828tRfuLw9Tm6j6sjQ</text:p>
          </table:table-cell>
          <table:table-cell table:style-name="ce74" office:value-type="string" ns42:value-type="string">
            <text:p>https://www.uneiaparjour.fr/aipag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site web</text:p>
          </table:table-cell>
          <table:table-cell table:style-name="ce74" office:value-type="string" ns42:value-type="string">
            <text:p>usage illimité</text:p>
          </table:table-cell>
          <table:table-cell table:style-name="ce88" table:number-columns-repeated="2"/>
          <table:table-cell table:style-name="ce92" office:value-type="date" office:date-value="2023-08-04" ns42:value-type="date">
            <text:p>04/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romind</text:p>
          </table:table-cell>
          <table:table-cell table:style-name="ce74" office:value-type="string" ns42:value-type="string">
            <text:p>Promind (http://promind.ai) est un outil de génération de texte basé sur </text:p>
            <text:p>ChatGPT (3.5 et 4) et des modèles prédéfinis. 199 “tokens” gratuits par </text:p>
            <text:p>jour, nombre utile pour chaque production varie en fonction de la demande. </text:p>
            <text:p>Un test ici : https://codimd.apps.education.fr/FqIQ7Vs3QfSt0dtsjVw0BA?view</text:p>
          </table:table-cell>
          <table:table-cell table:style-name="ce75" office:value-type="string" ns42:value-type="string">
            <text:p><text:a xlink:href="https://www.uneiaparjour.fr/promind/" xlink:type="simple">https://www.uneiaparjour.fr/promind/</text:a></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8-03" ns42:value-type="date">
            <text:p>03/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ello History</text:p>
          </table:table-cell>
          <table:table-cell table:style-name="ce74" office:value-type="string" ns42:value-type="string">
            <text:p>Hello History (https://hellohistory.ai) nous propose de dialoguer avec une </text:p>
            <text:p>centaine de personnalités historiques : littérature, pop culture, </text:p>
            <text:p>philosophie, arts, psychologie, sciences… Disponible sur iOS et Android, 20 </text:p>
            <text:p>messages gratuits puis abonnement.</text:p>
          </table:table-cell>
          <table:table-cell table:style-name="ce74" office:value-type="string" ns42:value-type="string">
            <text:p>https://www.uneiaparjour.fr/hello-histor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8-02" ns42:value-type="date">
            <text:p>02/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endsteps</text:p>
          </table:table-cell>
          <table:table-cell table:style-name="ce74" office:value-type="string" ns42:value-type="string">
            <text:p>Sendsteps (http://sendsteps.com) génère des présentations avec notes à </text:p>
            <text:p>partir d’un prompt. Quiz, questions et nuages de mots interactifs </text:p>
            <text:p>possibles. 2 présentations de 10 pages et en anglais dans la version </text:p>
            <text:p>gratuite. Test : http://web.sendsteps.com/claim?shareKey</text:p>
          </table:table-cell>
          <table:table-cell table:style-name="ce75" office:value-type="string" ns42:value-type="string">
            <text:p><text:a xlink:href="https://www.uneiaparjour.fr/sendsteps/" xlink:type="simple">https://www.uneiaparjour.fr/sendsteps/</text: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8-01" ns42:value-type="date">
            <text:p>01/08/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xai</text:p>
          </table:table-cell>
          <table:table-cell table:style-name="ce74" office:value-type="string" ns42:value-type="string">
            <text:p>Pixai (https://pixai.art), outil de génération d’imagesorienté anime qui </text:p>
            <text:p>propose plusieurs modèles plus classiques. Réglages multiples, </text:p>
            <text:p>agrandissement, variation, édition, galerie. 10000 crédits gratuits/jour </text:p>
            <text:p>(supprimer la case priorité élevée consomme -)</text:p>
          </table:table-cell>
          <table:table-cell table:style-name="ce74" office:value-type="string" ns42:value-type="string">
            <text:p>https://www.uneiaparjour.fr/pixai/</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31" ns42:value-type="date">
            <text:p>3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Chat</text:p>
          </table:table-cell>
          <table:table-cell table:style-name="ce74" office:value-type="string" ns42:value-type="string">
            <text:p>OpenChat (https://openchat.so) : un chatbot Chat GPT qui se base sur les </text:p>
            <text:p>documents web ou pdf fournis. 10 pages web ou pdf par source de données en </text:p>
            <text:p>version gratuite. Pour tester avec les programmes cycle 3 web et pdf : </text:p>
            <text:p>https://cloud.openchat.so/chat/6n8CjLv8RRhjHV9ZmoKE…</text:p>
          </table:table-cell>
          <table:table-cell table:style-name="ce75" office:value-type="string" ns42:value-type="string">
            <text:p><text:a xlink:href="https://www.uneiaparjour.fr/openchat/" xlink:type="simple">https://www.uneiaparjour.fr/openchat/</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30" ns42:value-type="date">
            <text:p>3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eroscope</text:p>
          </table:table-cell>
          <table:table-cell table:style-name="ce74" office:value-type="string" ns42:value-type="string">
            <text:p>Zeroscope Text-to-video (à retrouver sur Huggingface : </text:p>
            <text:p>https://huggingface.co/spaces/fffiloni/zeroscope…) : un prompt pour une </text:p>
            <text:p>courte vidéo format 16:9. Sans compte.</text:p>
          </table:table-cell>
          <table:table-cell table:style-name="ce74" office:value-type="string" ns42:value-type="string">
            <text:p>https://www.uneiaparjour.fr/zeroscop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29" ns42:value-type="date">
            <text:p>2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llustroke</text:p>
          </table:table-cell>
          <table:table-cell table:style-name="ce74" office:value-type="string" ns42:value-type="string">
            <text:p>Un prompt simple en anglais, choix du style, des couleurs et du fond et </text:p>
            <text:p>Illustroke (https://illustroke.com) génère une illustration svg ou png. </text:p>
            <text:p>Variations et édition simple possibles. Un token gratuit, d’autres </text:p>
            <text:p>d’offerts sur abonnement réseaux.</text:p>
          </table:table-cell>
          <table:table-cell table:style-name="ce74" office:value-type="string" ns42:value-type="string">
            <text:p>https://www.uneiaparjour.fr/illustro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28" ns42:value-type="date">
            <text:p>2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icSchool</text:p>
          </table:table-cell>
          <table:table-cell table:style-name="ce74" office:value-type="string" ns42:value-type="string">
            <text:p>MagicSchool (https://magicschool.ai) regroupe 45 outils générateurs de </text:p>
            <text:p>texte préformatés et un chatbot pour les enseignants (liste dans les </text:p>
            <text:p>images). Gratuit avec compte. Français ok mais réponses en anglais </text:p>
            <text:p>(quelques-unes en FR)</text:p>
          </table:table-cell>
          <table:table-cell table:style-name="ce74" office:value-type="string" ns42:value-type="string">
            <text:p>https://www.uneiaparjour.fr/magicschool/</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7" ns42:value-type="date">
            <text:p>2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zgo</text:p>
          </table:table-cell>
          <table:table-cell table:style-name="ce74" office:value-type="string" ns42:value-type="string">
            <text:p>Dezgo (https://dezgo.com), plusieurs outils dédiés à la génération d’images</text:p>
            <text:p>dont text to image avec 15 modèles, image to image, inpainting pour changer </text:p>
            <text:p>des éléments, avec nombreux réglages (text to video en beta sur Discord). </text:p>
            <text:p>Compte non obligatoire.</text:p>
          </table:table-cell>
          <table:table-cell table:style-name="ce74" office:value-type="string" ns42:value-type="string">
            <text:p>https://www.uneiaparjour.fr/dezgo/</text:p>
          </table:table-cell>
          <table:table-cell table:style-name="ce74" office:value-type="string" ns42:value-type="string">
            <text:p>images</text:p>
          </table:table-cell>
          <table:table-cell table:style-name="ce74" office:value-type="string" ns42:value-type="string">
            <text:p>sans compte</text:p>
          </table:table-cell>
          <table:table-cell table:style-name="ce74" table:number-columns-repeated="2"/>
          <table:table-cell table:style-name="ce88" table:number-columns-repeated="2"/>
          <table:table-cell table:style-name="ce92" office:value-type="date" office:date-value="2023-07-26" ns42:value-type="date">
            <text:p>2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erva</text:p>
          </table:table-cell>
          <table:table-cell table:style-name="ce74" office:value-type="string" ns42:value-type="string">
            <text:p>Minerva (https://academicid.net/minerva-ai) recherche parmi 200M de </text:p>
            <text:p>publications scientifiques et permet de les interroger. 15000 crédits </text:p>
            <text:p>gratuits par mois.</text:p>
          </table:table-cell>
          <table:table-cell table:style-name="ce75" office:value-type="string" ns42:value-type="string">
            <text:p><text:a xlink:href="https://www.uneiaparjour.fr/minerva/" xlink:type="simple">https://www.uneiaparjour.fr/minerva/</text: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5" ns42:value-type="date">
            <text:p>2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LAMA</text:p>
          </table:table-cell>
          <table:table-cell table:style-name="ce74" office:value-type="string" ns42:value-type="string">
            <text:p>Envie de tester Llama2, modèle open source de @MetaAI ? 3 outils découverts </text:p>
            <text:p>: – démo de @a16z : https://llama2.ai (avec compte) – démo de Huggingface </text:p>
            <text:p>https://huggingface.co/spaces/ysharma/Explore_llamav2_with_TGI… (sans </text:p>
            <text:p>compte) – http://llama.perplexity.ai (sans compte – semble + rapide)</text:p>
          </table:table-cell>
          <table:table-cell table:style-name="ce75" office:value-type="string" ns42:value-type="string">
            <text:p><text:a xlink:href="https://www.uneiaparjour.fr/llama/" xlink:type="simple">https://www.uneiaparjour.fr/llama/</text:a></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texte</text:p>
          </table:table-cell>
          <table:table-cell table:style-name="ce88" table:number-columns-repeated="2"/>
          <table:table-cell table:style-name="ce92" office:value-type="date" office:date-value="2023-07-24" ns42:value-type="date">
            <text:p>2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bot</text:p>
          </table:table-cell>
          <table:table-cell table:style-name="ce74" office:value-type="string" ns42:value-type="string">
            <text:p>Learnbot (https://apps.apple.com/my/app/learnbot-pro-annual/id6448216859…) </text:p>
            <text:p>: app iOS avec IA générative de texte (ChatGPT ?) dédiée à l’enseignement. </text:p>
            <text:p>Prompts directs ou suggestions. 50000 « tokens » gratuits par mois (10000 </text:p>
            <text:p>utilisés pour les tests).</text:p>
          </table:table-cell>
          <table:table-cell table:style-name="ce74" office:value-type="string" ns42:value-type="string">
            <text:p>https://www.uneiaparjour.fr/learnbo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23" ns42:value-type="date">
            <text:p>2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ffit</text:p>
          </table:table-cell>
          <table:table-cell table:style-name="ce74" office:value-type="string" ns42:value-type="string">
            <text:p>Diffit (https://beta.diffit.me), outil de génération de texte dédié aux </text:p>
            <text:p>enseignants pour accompagner la rédaction de séquences à partir d’un </text:p>
            <text:p>prompt, url ou texte collé. Séquence, vocabulaire, quiz… 1ère génération en </text:p>
            <text:p>EN puis traduction proposée.</text:p>
          </table:table-cell>
          <table:table-cell table:style-name="ce74" office:value-type="string" ns42:value-type="string">
            <text:p>https://www.uneiaparjour.fr/diffit/</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22" ns42:value-type="date">
            <text:p>2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estionWell</text:p>
          </table:table-cell>
          <table:table-cell table:style-name="ce74" office:value-type="string" ns42:value-type="string">
            <text:p>QuestionWell (http://questionwell.org) : un outil dédié aux enseignants </text:p>
            <text:p>pour générer des questionnaires (à choix multiple seul dans la version </text:p>
            <text:p>gratuite). Choix du sujet, alimentation possible par ses propres sources, </text:p>
            <text:p>objectifs. Grand choix d’exports.</text:p>
          </table:table-cell>
          <table:table-cell table:style-name="ce74" office:value-type="string" ns42:value-type="string">
            <text:p>https://www.uneiaparjour.fr/questionwell-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21" ns42:value-type="date">
            <text:p>2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 Dungeon</text:p>
          </table:table-cell>
          <table:table-cell table:style-name="ce74" office:value-type="string" ns42:value-type="string">
            <text:p>Un jeu de rôle textuel entièrement généré par l’IA ? C’est le pari réussi </text:p>
            <text:p>de http://aidungeon.com (web, IOS et Android) : une histoire par prompt, </text:p>
            <text:p>celle créée par l’IA ou celles partagées, des heures de jeu possibles ! En </text:p>
            <text:p>EN, réponse en FR acceptées.</text:p>
          </table:table-cell>
          <table:table-cell table:style-name="ce75" office:value-type="string" ns42:value-type="string">
            <text:p><text:a xlink:href="https://www.uneiaparjour.fr/ai-dungeon/" xlink:type="simple">https://www.uneiaparjour.fr/ai-dungeon/</text:a></text:p>
          </table:table-cell>
          <table:table-cell table:style-name="ce74" office:value-type="string" ns42:value-type="string">
            <text:p>jeu vidéo</text:p>
          </table:table-cell>
          <table:table-cell table:style-name="ce74" table:number-columns-repeated="3"/>
          <table:table-cell table:style-name="ce88" table:number-columns-repeated="2"/>
          <table:table-cell table:style-name="ce92" office:value-type="date" office:date-value="2023-07-20" ns42:value-type="date">
            <text:p>2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emix</text:p>
          </table:table-cell>
          <table:table-cell table:style-name="ce74" office:value-type="string" ns42:value-type="string">
            <text:p>Reemix (Reemix.co) génrère de courtes vidéo avec musique à partir d’un </text:p>
            <text:p>prompt. Génération possible sans compte, la connexion permet le </text:p>
            <text:p>téléchargement, le partage avec profil et le “remix” de deux vidéos. Un </text:p>
            <text:p>test ici : https://reemix.co/v/sPirFKSibPsza</text:p>
          </table:table-cell>
          <table:table-cell table:style-name="ce74" office:value-type="string" ns42:value-type="string">
            <text:p>https://www.uneiaparjour.fr/reemix/</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9" ns42:value-type="date">
            <text:p>1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hfinder</text:p>
          </table:table-cell>
          <table:table-cell table:style-name="ce74" office:value-type="string" ns42:value-type="string">
            <text:p>Pathfinder (https://www.summit.im/pathfinder) propose une stratégie </text:p>
            <text:p>détaillée pour atteindre ses objectifs après description de l’objectif, des </text:p>
            <text:p>critères de réussite, de l’état d’avancement et du contexte. En anglais </text:p>
            <text:p>mais accepte le français.</text:p>
          </table:table-cell>
          <table:table-cell table:style-name="ce75" office:value-type="string" ns42:value-type="string">
            <text:p><text:a xlink:href="https://www.uneiaparjour.fr/pathfinder/" xlink:type="simple">https://www.uneiaparjour.fr/pathfinder/</text:a></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8" ns42:value-type="date">
            <text:p>1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ispace</text:p>
          </table:table-cell>
          <table:table-cell table:style-name="ce74" office:value-type="string" ns42:value-type="string">
            <text:p>Scispace (typeset.io) est un moteur de recherche spécialisé dans les textes </text:p>
            <text:p>scientifiques (250 millions dont 50 en libre accès). Il s’appuie sur l’IA </text:p>
            <text:p>pour générer explications, résumés et mises en relation.</text:p>
          </table:table-cell>
          <table:table-cell table:style-name="ce75" office:value-type="string" ns42:value-type="string">
            <text:p><text:a xlink:href="https://www.uneiaparjour.fr/scispace/" xlink:type="simple">https://www.uneiaparjour.fr/scispace/</text:a></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7-17" ns42:value-type="date">
            <text:p>1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ra</text:p>
          </table:table-cell>
          <table:table-cell table:style-name="ce74" office:value-type="string" ns42:value-type="string">
            <text:p>Ora (http://ora.ai) permet la création d’un chatbot basé sur ChatGPT </text:p>
            <text:p>spécialisé, à partir d’une simple description (lui spécifier son thème </text:p>
            <text:p>exclusif) . Gratuit avec compte. Test sur les IA génératives : </text:p>
            <text:p>https://ora.ai/excess-gray-ucsz/iaedubot-… (compte nécessaire).</text:p>
          </table:table-cell>
          <table:table-cell table:style-name="ce74" office:value-type="string" ns42:value-type="string">
            <text:p>https://www.uneiaparjour.fr/ora/</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6" ns42:value-type="date">
            <text:p>1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mo</text:p>
          </table:table-cell>
          <table:table-cell table:style-name="ce74" office:value-type="string" ns42:value-type="string">
            <text:p>Genmo (https://genmo.ai) est un outil avec plusieurs modèles d’IA </text:p>
            <text:p>génératives d’imagesaccessibles avec édition possible via un chatbot : </text:p>
            <text:p>image, vidéo, 3D et 360, gif. Version alpha, 100 crédits gratuits par jour </text:p>
            <text:p>(10 générations), génération en direct</text:p>
          </table:table-cell>
          <table:table-cell table:style-name="ce74" office:value-type="string" ns42:value-type="string">
            <text:p>https://www.uneiaparjour.fr/genmo-2/</text:p>
          </table:table-cell>
          <table:table-cell table:style-name="ce74" office:value-type="string" ns42:value-type="string">
            <text:p>images</text:p>
          </table:table-cell>
          <table:table-cell table:style-name="ce74" office:value-type="string" ns42:value-type="string">
            <text:p>images 3D</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7-15" ns42:value-type="date">
            <text:p>1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 Doodle</text:p>
          </table:table-cell>
          <table:table-cell table:style-name="ce74" office:value-type="string" ns42:value-type="string">
            <text:p>Stable Doodle (https://clipdrop.co/stable-doodle et présentation par </text:p>
            <text:p>@StabilityAI : https://stability.ai/blog/clipdrop-launches-stable-doodle…) </text:p>
            <text:p>génère des imagesà partir d’un dessin au trait, un prompt et un style. </text:p>
            <text:p>Gratuit, première génération sans compte.</text:p>
          </table:table-cell>
          <table:table-cell table:style-name="ce74" office:value-type="string" ns42:value-type="string">
            <text:p>https://www.uneiaparjour.fr/stable-doodl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7-14" ns42:value-type="date">
            <text:p>1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box</text:p>
          </table:table-cell>
          <table:table-cell table:style-name="ce74" office:value-type="string" ns42:value-type="string">
            <text:p>Coursebox (http://coursebox.ai) génère des cours avec quiz, entièrement </text:p>
            <text:p>éditables. 3 cours gratuits, suivi de progression, commentaires possibles. </text:p>
            <text:p>Test à découvrir ici : https://my.coursebox.ai/#/courses/7706/about… </text:p>
            <text:p>(inscription demandée)</text:p>
          </table:table-cell>
          <table:table-cell table:style-name="ce74" office:value-type="string" ns42:value-type="string">
            <text:p>https://www.uneiaparjour.fr/coursebox/</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7-13" ns42:value-type="date">
            <text:p>1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ramer</text:p>
          </table:table-cell>
          <table:table-cell table:style-name="ce74" office:value-type="string" ns42:value-type="string">
            <text:p>Framer (https://framer.com) : création d’un site (landpage), responsive et </text:p>
            <text:p>hébergé, à partir d’un simple prompt. Les éléments générés sont ensuite </text:p>
            <text:p>éditables. Résultat d’un test sans édition : </text:p>
            <text:p>https://ia-generatives-en-education.framer.ai</text:p>
          </table:table-cell>
          <table:table-cell table:style-name="ce74" office:value-type="string" ns42:value-type="string">
            <text:p>https://www.uneiaparjour.fr/framer/</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7-12" ns42:value-type="date">
            <text:p>1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aw Things</text:p>
          </table:table-cell>
          <table:table-cell table:style-name="ce74" office:value-type="string" ns42:value-type="string">
            <text:p>Draw Things (https://drawthings.ai) : StabbleDiffusion et 45 modèles d’IA </text:p>
            <text:p>génératives d’#imageshors ligne, appli iOS. Text / image to image, outils </text:p>
            <text:p>édition, réglages fins. Gratuit et sans compte. Prompt en anglais. + : </text:p>
            <text:p>étapes suivies en direct / – : très long</text:p>
          </table:table-cell>
          <table:table-cell table:style-name="ce74" office:value-type="string" ns42:value-type="string">
            <text:p>https://www.uneiaparjour.fr/draw-things/</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1" ns42:value-type="date">
            <text:p>1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lor anything</text:p>
          </table:table-cell>
          <table:table-cell table:style-name="ce74" office:value-type="string" ns42:value-type="string">
            <text:p>Une IA générative d’imagespour l’été ou la rentrée, pour les petits ou </text:p>
            <text:p>pour les grands : https://color-anything.com qui, à partir d’un prompt, </text:p>
            <text:p>propose un coloriage à imprimer ou télécharger. Prompt en anglais </text:p>
            <text:p>préférable. Gratuit et sans compte.</text:p>
          </table:table-cell>
          <table:table-cell table:style-name="ce75" office:value-type="string" ns42:value-type="string">
            <text:p><text:a xlink:href="https://www.uneiaparjour.fr/color-anything/" xlink:type="simple">https://www.uneiaparjour.fr/color-anything/</text:a></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10" ns42:value-type="date">
            <text:p>10/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ed.io</text:p>
          </table:table-cell>
          <table:table-cell table:style-name="ce74" office:value-type="string" ns42:value-type="string">
            <text:p>Un outil de montage vidéo avec outils d#IA génératives accessible depuis un </text:p>
            <text:p>navigateur ? http://veed.io ajoute la voix off, produit les sous-titres, </text:p>
            <text:p>les traduit etc. 10 min de vidéo gratuites, (génération titres, résumés + </text:p>
            <text:p>autres en version payante).</text:p>
          </table:table-cell>
          <table:table-cell table:style-name="ce75" office:value-type="string" ns42:value-type="string">
            <text:p><text:a xlink:href="https://www.uneiaparjour.fr/veedio/" xlink:type="simple">https://www.uneiaparjour.fr/veedio/</text:a></text:p>
          </table:table-cell>
          <table:table-cell table:style-name="ce74" office:value-type="string" ns42:value-type="string">
            <text:p>vidéo</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7-09" ns42:value-type="date">
            <text:p>09/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Art</text:p>
          </table:table-cell>
          <table:table-cell table:style-name="ce74" office:value-type="string" ns42:value-type="string">
            <text:p>Re-art (https://reart.devvinay.in) par @vinay_dev_ : outil d’IA génératrice </text:p>
            <text:p>d’images, gratuit et sans compte (basé sur Stable diffusion ?).</text:p>
          </table:table-cell>
          <table:table-cell table:style-name="ce74" office:value-type="string" ns42:value-type="string">
            <text:p>https://www.uneiaparjour.fr/re-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7-08" ns42:value-type="date">
            <text:p>08/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pic</text:p>
          </table:table-cell>
          <table:table-cell table:style-name="ce74" office:value-type="string" ns42:value-type="string">
            <text:p>Ipic (https://ipic.ai) : une IA générative d’imagesgratuite et sans compte </text:p>
            <text:p>(vu les tests, basée sur Stable diffusion ?). Jusqu’à 5 variations, </text:p>
            <text:p>plusieurs tailles d’images. galerie publique.</text:p>
          </table:table-cell>
          <table:table-cell table:style-name="ce74" office:value-type="string" ns42:value-type="string">
            <text:p>https://www.uneiaparjour.fr/ipic/</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7" ns42:value-type="date">
            <text:p>07/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D</text:p>
          </table:table-cell>
          <table:table-cell table:style-name="ce74" office:value-type="string" ns42:value-type="string">
            <text:p>StoryD (http://storyd.ai) accompagne la création d’une présentation : à </text:p>
            <text:p>partir d’un sujet donné, un script éditable est proposé avec reformulation </text:p>
            <text:p>et texte par l’IA, images, graphiques, listes etc. Gratuit 30 jours. Test : </text:p>
            <text:p>https://app.storyd.ai/story/b40adab3-8e28-41ee-97cd-f5371044808b/slides…</text:p>
          </table:table-cell>
          <table:table-cell table:style-name="ce74" office:value-type="string" ns42:value-type="string">
            <text:p>https://www.uneiaparjour.fr/storyd/</text:p>
          </table:table-cell>
          <table:table-cell table:style-name="ce74" office:value-type="string" ns42:value-type="string">
            <text:p>donnée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88" table:number-columns-repeated="2"/>
          <table:table-cell table:style-name="ce92" office:value-type="date" office:date-value="2023-07-06" ns42:value-type="date">
            <text:p>06/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lipdrop</text:p>
          </table:table-cell>
          <table:table-cell table:style-name="ce74" office:value-type="string" ns42:value-type="string">
            <text:p>Clipdrop (https://clipdrop.co) regroupe plusieurs outils dédiés à l’image </text:p>
            <text:p>qui utilisent l’IA. Trois particulièrement génèrent des images: Stable </text:p>
            <text:p>diffusion XL, Reimagine XL et Uncrop (dans l’ordre des captures).</text:p>
          </table:table-cell>
          <table:table-cell table:style-name="ce74" office:value-type="string" ns42:value-type="string">
            <text:p>https://www.uneiaparjour.fr/clip-drop/</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7-05" ns42:value-type="date">
            <text:p>05/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ordtune</text:p>
          </table:table-cell>
          <table:table-cell table:style-name="ce74" office:value-type="string" ns42:value-type="string">
            <text:p>Wordtune (http://wordtune.com), outil d’IA générative de texte avec </text:p>
            <text:p>générations pré-formatées (continuer, expliquer, définir, donner des </text:p>
            <text:p>exemples…) et reformulation. Pas de limite de génération dans le test en </text:p>
            <text:p>version gratuite (3 reformulations/jour)</text:p>
          </table:table-cell>
          <table:table-cell table:style-name="ce74" office:value-type="string" ns42:value-type="string">
            <text:p>https://www.uneiaparjour.fr/wordtune/</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7-04" ns42:value-type="date">
            <text:p>04/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zzy</text:p>
          </table:table-cell>
          <table:table-cell table:style-name="ce74" office:value-type="string" ns42:value-type="string">
            <text:p>Aizzy (http://aizzy.ai) : une IA générative de texte et une autre d’images</text:p>
            <text:p>dans un même outil avec plusieurs chatbots, interrogation de pdf, de vidéos </text:p>
            <text:p>ou de sites et génération d’images. Gratuit avec nbre limité (non précisé </text:p>
            <text:p>pas visible pendant le test).</text:p>
          </table:table-cell>
          <table:table-cell table:style-name="ce74" office:value-type="string" ns42:value-type="string">
            <text:p>https://www.uneiaparjour.fr/aizzy/</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7-03" ns42:value-type="date">
            <text:p>03/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llinations</text:p>
          </table:table-cell>
          <table:table-cell table:style-name="ce74" office:value-type="string" ns42:value-type="string">
            <text:p>Pollinations (https://pollinations.ai -&gt; </text:p>
            <text:p>https://replicate.com/pollinations) : IA générative d’imagesgratuite et </text:p>
            <text:p>sans compte. Une galerie d’images, un emplacement pour un prompt et une </text:p>
            <text:p>image est générée (une par prompt). Tests avec le prompt souvent utilisé de </text:p>
            <text:p>la pochette d’album. Et si ChatGPT 3.5 générait des imagesgratuitement et </text:p>
            <text:p>en direct dans le chat avec Pollinations ? […]</text:p>
          </table:table-cell>
          <table:table-cell table:style-name="ce74" office:value-type="string" ns42:value-type="string">
            <text:p>https://www.uneiaparjour.fr/pollinations-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7-02" ns42:value-type="date">
            <text:p>02/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ggy</text:p>
          </table:table-cell>
          <table:table-cell table:style-name="ce74" office:value-type="string" ns42:value-type="string">
            <text:p>Piggy (https://piggy.to) : appli iOS et Android gratuite de génération de </text:p>
            <text:p>contenus texte, de quiz et de résumés avec outil d’édition, nombreux </text:p>
            <text:p>templates, outil de mise en page. Export réseaux sociaux, image et vidéo.</text:p>
          </table:table-cell>
          <table:table-cell table:style-name="ce74" office:value-type="string" ns42:value-type="string">
            <text:p>https://www.uneiaparjour.fr/piggy/</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7-01" ns42:value-type="date">
            <text:p>01/07/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wee</text:p>
          </table:table-cell>
          <table:table-cell table:style-name="ce74" office:value-type="string" ns42:value-type="string">
            <text:p>Twee (http://twee.com) : 30 outils d’IA générative de texte pour </text:p>
            <text:p>accompagner les enseignants. Outils liés entre eux et peuvent agir sur la </text:p>
            <text:p>génération précédente. Image to text pris en charge. Beta gratuite, en </text:p>
            <text:p>anglais (prompts en français ok).</text:p>
          </table:table-cell>
          <table:table-cell table:style-name="ce74" office:value-type="string" ns42:value-type="string">
            <text:p>https://www.uneiaparjour.fr/twee/</text:p>
          </table:table-cell>
          <table:table-cell table:style-name="ce74" office:value-type="string" ns42:value-type="string">
            <text:p>éducation</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30" ns42:value-type="date">
            <text:p>3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ngshot</text:p>
          </table:table-cell>
          <table:table-cell table:style-name="ce74" office:value-type="string" ns42:value-type="string">
            <text:p>Longshot (https://longshot.ai) : une vingtaine d’outils préformatés à </text:p>
            <text:p>partir d’une IA générative de texte dont « FactGPT » qui promet de proposer </text:p>
            <text:p>un contenu d’actualité et des sources vérifiées. 100 crédits gratuits (=5 </text:p>
            <text:p>générations). Test sur une formation IA.</text:p>
          </table:table-cell>
          <table:table-cell table:style-name="ce74" office:value-type="string" ns42:value-type="string">
            <text:p>https://www.uneiaparjour.fr/longshot/</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6-29" ns42:value-type="date">
            <text:p>2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tatbot</text:p>
          </table:table-cell>
          <table:table-cell table:style-name="ce74" office:value-type="string" ns42:value-type="string">
            <text:p>Sttabot (https://app.sttabot.io) permet de transformer un prompt en un </text:p>
            <text:p>chatbot personnalisé. Test autour des programmes de cycle 3 disponible ici </text:p>
            <text:p>: https://app.sttabot.io/bot/programmes/ Nombre de bots infini dans la </text:p>
            <text:p>version gratuite, personnalisation payante.</text:p>
          </table:table-cell>
          <table:table-cell table:style-name="ce74" office:value-type="string" ns42:value-type="string">
            <text:p>https://www.uneiaparjour.fr/sttatbo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8" ns42:value-type="date">
            <text:p>2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ary Soundscape</text:p>
          </table:table-cell>
          <table:table-cell table:style-name="ce74" office:value-type="string" ns42:value-type="string">
            <text:p>Imaginary Soundscape (https://imaginarysoundscape.net) : une image et l’IA </text:p>
            <text:p>propose une musique pour l’accompagner. Gratuit et sans compte. 3 tests </text:p>
            <text:p>(Wikimedia et image perso) : ⁃ </text:p>
            <text:p>https://imaginarysoundscape.net/view/eUZmWGlwSkxLckpKTw/Mzc4MDUxXzIzNDE5ODRfMA/v2.0… </text:p>
            <text:p>⁃ https://imaginarysoundscape.net/view/eTRGZ09vczBNUEpKTw/ZGU1MDBiNjQ/v2.0… </text:p>
            <text:p>⁃ https://imaginarysoundscape.net/view/MDRGVWlYOGU3dUlJbg/NDhiY2YzOWQ/v2.0…</text:p>
          </table:table-cell>
          <table:table-cell table:style-name="ce75" office:value-type="string" ns42:value-type="string">
            <text:p><text:a xlink:href="https://www.uneiaparjour.fr/imaginary-soundscape/" xlink:type="simple">https://www.uneiaparjour.fr/imaginary-soundscape/</text:a></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27" ns42:value-type="date">
            <text:p>2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ckimg QRcode</text:p>
          </table:table-cell>
          <table:table-cell table:style-name="ce74" office:value-type="string" ns42:value-type="string">
            <text:p>Des QR codes personnalisés avec une image générée par un prompt ? Stockimg </text:p>
            <text:p>(génération d’images– payant) le propose dans son nouvel outil : </text:p>
            <text:p>https://stockimg.ai/qrcode/. 5 générations gratuites sans compte. Préférer </text:p>
            <text:p>l’anglais et s’inspirer des exemples.</text:p>
          </table:table-cell>
          <table:table-cell table:style-name="ce75" office:value-type="string" ns42:value-type="string">
            <text:p><text:a xlink:href="https://www.uneiaparjour.fr/stockimg-qrcode/" xlink:type="simple">https://www.uneiaparjour.fr/stockimg-qrcode/</text:a></text:p>
          </table:table-cell>
          <table:table-cell table:style-name="ce74" office:value-type="string" ns42:value-type="string">
            <text:p>images</text:p>
          </table:table-cell>
          <table:table-cell table:style-name="ce74" office:value-type="string" ns42:value-type="string">
            <text:p>qr code</text:p>
          </table:table-cell>
          <table:table-cell table:style-name="ce74" table:number-columns-repeated="2"/>
          <table:table-cell table:style-name="ce88" table:number-columns-repeated="2"/>
          <table:table-cell table:style-name="ce92" office:value-type="date" office:date-value="2023-06-26" ns42:value-type="date">
            <text:p>2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ckCast</text:p>
          </table:table-cell>
          <table:table-cell table:style-name="ce74" office:value-type="string" ns42:value-type="string">
            <text:p>Pour faire suite à la journée #IAeduc #IAecole  de @reseau_canope, un outil </text:p>
            <text:p>d’IA génératrice de texte présenté aujourd’hui par @Jul_Dum et </text:p>
            <text:p>@j0annamarques : QuickCast (http://quickcast.lol), gratuit et sans besoin </text:p>
            <text:p>de compte (GPT4 et Bard annoncés, HS pour ce test)</text:p>
          </table:table-cell>
          <table:table-cell table:style-name="ce74" office:value-type="string" ns42:value-type="string">
            <text:p>https://www.uneiaparjour.fr/quickcas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5" ns42:value-type="date">
            <text:p>2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uripod</text:p>
          </table:table-cell>
          <table:table-cell table:style-name="ce74" office:value-type="string" ns42:value-type="string">
            <text:p>En attendant la journée IA et éducation proposée par Réseau Canopé demain </text:p>
            <text:p>(https://reseau-canope.fr/intelligence-artificielle.html), un outil dédié </text:p>
            <text:p>aux enseignants pour cette #uneIAparjour : Curipod (https://curipod.com), </text:p>
            <text:p>génération d’activités et de présentations modifiables et partageables.</text:p>
          </table:table-cell>
          <table:table-cell table:style-name="ce75" office:value-type="string" ns42:value-type="string">
            <text:p><text:a xlink:href="https://www.uneiaparjour.fr/curipod/" xlink:type="simple">https://www.uneiaparjour.fr/curipod/</text:a></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24" ns42:value-type="date">
            <text:p>2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una</text:p>
          </table:table-cell>
          <table:table-cell table:style-name="ce74" office:value-type="string" ns42:value-type="string">
            <text:p>Eluna (https://eluna.ai) : plusieurs IA génératives dans le même outil, en </text:p>
            <text:p>ligne ou sur iOS : génération, changement ou mix d’images, suppression du </text:p>
            <text:p>fond etc. 15 crédits gratuits (peu… mais permet le test). Image Wikimedia </text:p>
            <text:p>https://commons.m.wikimedia.org/wiki/Category:Rock_music#/media/File%3AChristian-haffkrug.jpg</text:p>
          </table:table-cell>
          <table:table-cell table:style-name="ce74" office:value-type="string" ns42:value-type="string">
            <text:p>https://www.uneiaparjour.fr/elun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23" ns42:value-type="date">
            <text:p>2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erToolsGPT</text:p>
          </table:table-cell>
          <table:table-cell table:style-name="ce74" office:value-type="string" ns42:value-type="string">
            <text:p>TeacherToolsGPT (https://teachertoolsgpt.com) : des outils d’IA </text:p>
            <text:p>génératrices pour accompagner l’enseignant. Génération de courriers, de </text:p>
            <text:p>séquences, de séances, d’aides à la gestion de classe, de quizz… En anglais </text:p>
            <text:p>mais accepte le français.</text:p>
          </table:table-cell>
          <table:table-cell table:style-name="ce75" office:value-type="string" ns42:value-type="string">
            <text:p><text:a xlink:href="https://www.uneiaparjour.fr/teachertoolsgpt/" xlink:type="simple">https://www.uneiaparjour.fr/teachertoolsgpt/</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22" ns42:value-type="date">
            <text:p>2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ight Eye</text:p>
          </table:table-cell>
          <table:table-cell table:style-name="ce74" office:value-type="string" ns42:value-type="string">
            <text:p>Bright Eye (https://apps.apple.com/us/app/bright-eye/id1593932475) : </text:p>
            <text:p>application iOS gratuite génératrice de texte et d’imageset qui propose </text:p>
            <text:p>des mini applications basées sur l’IA.</text:p>
          </table:table-cell>
          <table:table-cell table:style-name="ce75" office:value-type="string" ns42:value-type="string">
            <text:p><text:a xlink:href="https://www.uneiaparjour.fr/bright-eye/" xlink:type="simple">https://www.uneiaparjour.fr/bright-eye/</text:a></text:p>
          </table:table-cell>
          <table:table-cell table:style-name="ce74" office:value-type="string" ns42:value-type="string">
            <text:p>appli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21" ns42:value-type="date">
            <text:p>2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amma</text:p>
          </table:table-cell>
          <table:table-cell table:style-name="ce74" office:value-type="string" ns42:value-type="string">
            <text:p>Gamma (http://gamma.app) génère présentations, documents ou pages web avec </text:p>
            <text:p>un prompt et un thème. Collaboration et édition possibles. 400 crédits </text:p>
            <text:p>gratuits (40 par génération). Tests : </text:p>
            <text:p>https://gamma.app/docs/Les-IA-generatives-en-education-usages-atouts-et-limites-kpguosdz6lgzkkc… </text:p>
            <text:p>et https://gamma.app/docs/Les-IA-generatives-en-education-ze2z4qr4le4zdxs…</text:p>
          </table:table-cell>
          <table:table-cell table:style-name="ce74" office:value-type="string" ns42:value-type="string">
            <text:p>https://www.uneiaparjour.fr/gamma/</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6-20" ns42:value-type="date">
            <text:p>2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eeze</text:p>
          </table:table-cell>
          <table:table-cell table:style-name="ce74" office:value-type="string" ns42:value-type="string">
            <text:p>Breeze (http://breeze.ai) efface l’arrière-plan d’une photo et le remplace </text:p>
            <text:p>par celui décrit dans un prompt. Deux modes : “themes” génération par </text:p>
            <text:p>modèles d’IA et “customize” pour génération plus fine. Tests avec cette </text:p>
            <text:p>image : </text:p>
            <text:p>https://commons.m.wikimedia.org/wiki/Category:Rock_music#/media/File%3AChristian-haffkrug.jpg</text:p>
          </table:table-cell>
          <table:table-cell table:style-name="ce74" office:value-type="string" ns42:value-type="string">
            <text:p>https://www.uneiaparjour.fr/breez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9" ns42:value-type="date">
            <text:p>1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zaic Studio</text:p>
          </table:table-cell>
          <table:table-cell table:style-name="ce74" office:value-type="string" ns42:value-type="string">
            <text:p>En ce 21 juin, #uneIAparjour génératrice de musique ! Muzaic Studio </text:p>
            <text:p>(https://muzaic.studio/) met en musique vos vidéos : une vidéo chargée, </text:p>
            <text:p>choix des styles, réglages et une musique est crée. Test avec cette vidéo </text:p>
            <text:p>http://pixabay.com/fr/videos/vill… et son en 3ème image. 1h gratuite par </text:p>
            <text:p>mois.</text:p>
          </table:table-cell>
          <table:table-cell table:style-name="ce74" office:value-type="string" ns42:value-type="string">
            <text:p>https://www.uneiaparjour.fr/muzaic-studio/</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6-18" ns42:value-type="date">
            <text:p>1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yflow</text:p>
          </table:table-cell>
          <table:table-cell table:style-name="ce74" office:value-type="string" ns42:value-type="string">
            <text:p>Studyflow (https://aceflow.org) : une page unique, deux colonnes et deux </text:p>
            <text:p>boutons pour être interrogé sans limites sur le sujet de son choix. Gratuit </text:p>
            <text:p>et sans compte. Accepte le français mais questions et validation en anglais.</text:p>
          </table:table-cell>
          <table:table-cell table:style-name="ce75" office:value-type="string" ns42:value-type="string">
            <text:p><text:a xlink:href="https://www.uneiaparjour.fr/studyflow/" xlink:type="simple">https://www.uneiaparjour.fr/studyflow/</text:a></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7" ns42:value-type="date">
            <text:p>1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tience</text:p>
          </table:table-cell>
          <table:table-cell table:style-name="ce74" office:value-type="string" ns42:value-type="string">
            <text:p>Patience (http://patience.ai) : outil regroupant 100 modèles d’IA </text:p>
            <text:p>génératives d’images. Prompt négatif et image de base possibles. 200 </text:p>
            <text:p>crédits gratuits ou gratuité totale si attente dans la file.sans</text:p>
          </table:table-cell>
          <table:table-cell table:style-name="ce75" office:value-type="string" ns42:value-type="string">
            <text:p><text:a xlink:href="https://www.uneiaparjour.fr/patience/" xlink:type="simple">https://www.uneiaparjour.fr/patience/</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6" ns42:value-type="date">
            <text:p>1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ypotenuse</text:p>
          </table:table-cell>
          <table:table-cell table:style-name="ce74" office:value-type="string" ns42:value-type="string">
            <text:p>Hypotenuse (https://hypotenuse.ai), outils d’IA génératives pour aider à </text:p>
            <text:p>l’écriture : 20 modèles pour le texte (blog, réseaux, résumé, réécriture…) </text:p>
            <text:p>et un pour les images. 7 jours gratuits. Test pour un article de blog : </text:p>
            <text:p>https://share.hypotenuse.ai/article/470c6c46-28e0-495c-9e8a-3199cda7ef87</text:p>
          </table:table-cell>
          <table:table-cell table:style-name="ce74" office:value-type="string" ns42:value-type="string">
            <text:p>https://www.uneiaparjour.fr/hypotenuse/</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5" ns42:value-type="date">
            <text:p>1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yer</text:p>
          </table:table-cell>
          <table:table-cell table:style-name="ce74" office:value-type="string" ns42:value-type="string">
            <text:p>Meyer (http://meyer.id) génère des histoires avec images, voix et </text:p>
            <text:p>sous-titres. Accepte et génère en français si spécifié, voix sur modèle </text:p>
            <text:p>anglophone. Tests : – EN : https://meyer.id/?videoId=2029 – FR : </text:p>
            <text:p>https://meyer.id/?videoId=2030</text:p>
          </table:table-cell>
          <table:table-cell table:style-name="ce75" office:value-type="string" ns42:value-type="string">
            <text:p><text:a xlink:href="https://www.uneiaparjour.fr/meyer/" xlink:type="simple">https://www.uneiaparjour.fr/meyer/</text:a></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14" ns42:value-type="date">
            <text:p>1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p</text:p>
          </table:table-cell>
          <table:table-cell table:style-name="ce74" office:value-type="string" ns42:value-type="string">
            <text:p>Leap (https://tryleap.ai) outil gratuit d’IA génératives d’images. 6 </text:p>
            <text:p>modèles différents pour la génération d’imageset le remix (une image de </text:p>
            <text:p>base chargée avec un prompt), prompt négatif possible, et entraînement de </text:p>
            <text:p>son propre modèle.</text:p>
          </table:table-cell>
          <table:table-cell table:style-name="ce75" office:value-type="string" ns42:value-type="string">
            <text:p><text:a xlink:href="https://www.uneiaparjour.fr/leap/" xlink:type="simple">https://www.uneiaparjour.fr/leap/</text: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13" ns42:value-type="date">
            <text:p>1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sicGen</text:p>
          </table:table-cell>
          <table:table-cell table:style-name="ce74" office:value-type="string" ns42:value-type="string">
            <text:p>MusicGen de Facebook est en démo sur Huggingface </text:p>
            <text:p>(https://huggingface.co/spaces/facebook/MusicGen) : un prompt avec un </text:p>
            <text:p>morceau de musique en possible inspiration et MusicGen génère une musique.</text:p>
          </table:table-cell>
          <table:table-cell table:style-name="ce75" office:value-type="string" ns42:value-type="string">
            <text:p><text:a xlink:href="https://www.uneiaparjour.fr/musicgen/" xlink:type="simple">https://www.uneiaparjour.fr/musicgen/</text:a></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table-cell table:style-name="ce92" office:value-type="date" office:date-value="2023-06-12" ns42:value-type="date">
            <text:p>1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cktopus</text:p>
          </table:table-cell>
          <table:table-cell table:style-name="ce74" office:value-type="string" ns42:value-type="string">
            <text:p>Decktopus (http://decktopus.com) : outil de génération de présentations, </text:p>
            <text:p>nombreux modèles, génération textes et images, édition. 100 générations </text:p>
            <text:p>gratuites. Supporte le français, génération anglais. Test ici : </text:p>
            <text:p>http://decktop.us/jBEBg-VhV</text:p>
          </table:table-cell>
          <table:table-cell table:style-name="ce74" office:value-type="string" ns42:value-type="string">
            <text:p>https://www.uneiaparjour.fr/decktopus/</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11" ns42:value-type="date">
            <text:p>1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arnt</text:p>
          </table:table-cell>
          <table:table-cell table:style-name="ce74" office:value-type="string" ns42:value-type="string">
            <text:p>Learnt (http://learnt.ai) : 40 outils IA pour les éducateurs, de la </text:p>
            <text:p>génération de brise-glace au plan de cours en passant par des activités </text:p>
            <text:p>ludiques. Accepte le français mais génération en anglais. 5000 « tokens » </text:p>
            <text:p>gratuits (1 mot=1 token)</text:p>
          </table:table-cell>
          <table:table-cell table:style-name="ce74" office:value-type="string" ns42:value-type="string">
            <text:p>https://www.uneiaparjour.fr/learnt/</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10" ns42:value-type="date">
            <text:p>10/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reado</text:p>
          </table:table-cell>
          <table:table-cell table:style-name="ce74" office:value-type="string" ns42:value-type="string">
            <text:p>Kreado (https://kreadoai.com) : de la génération de texte à la production </text:p>
            <text:p>d’une vidéo avec avatar et voix de synthèse. 140 langues, 70 avatars, des </text:p>
            <text:p>10aines de voix. Gratuit jusqu’à 800 caractères. Test à télécharger ici : </text:p>
            <text:p>https://aigc-cdn.kreadoai.com/digitalhuman/results/2023/6/dede912a095611eea8946e99500b0616.mp4</text:p>
          </table:table-cell>
          <table:table-cell table:style-name="ce74" office:value-type="string" ns42:value-type="string">
            <text:p>https://www.uneiaparjour.fr/kreado/</text:p>
          </table:table-cell>
          <table:table-cell table:style-name="ce74" office:value-type="string" ns42:value-type="string">
            <text:p>texte</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6-09" ns42:value-type="date">
            <text:p>09/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kHero</text:p>
          </table:table-cell>
          <table:table-cell table:style-name="ce74" office:value-type="string" ns42:value-type="string">
            <text:p>Un prompt, un personnage, un trait de caractère et un lieu : BookHero </text:p>
            <text:p>(http://bookhero.ai) se charge de l’écriture d’une histoire. iOS et </text:p>
            <text:p>Androïd, 3 histoires et 3 lectures de la galerie par mois (préciser « écris </text:p>
            <text:p>en français » dans le prompt).</text:p>
          </table:table-cell>
          <table:table-cell table:style-name="ce75" office:value-type="string" ns42:value-type="string">
            <text:p><text:a xlink:href="https://www.uneiaparjour.fr/bookhero/" xlink:type="simple">https://www.uneiaparjour.fr/bookhero/</text:a></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6-08" ns42:value-type="date">
            <text:p>08/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itubo</text:p>
          </table:table-cell>
          <table:table-cell table:style-name="ce74" office:value-type="string" ns42:value-type="string">
            <text:p>Aitubo (http://aitubo.ai) : outil regroupant plusieurs modèles d’IA </text:p>
            <text:p>génératrices d’imageset outil d’édition. 150 crédits gratuits à </text:p>
            <text:p>l’ouverture puis 50 par jour.</text:p>
          </table:table-cell>
          <table:table-cell table:style-name="ce74" office:value-type="string" ns42:value-type="string">
            <text:p>https://www.uneiaparjour.fr/aitub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6-07" ns42:value-type="date">
            <text:p>07/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lbus</text:p>
          </table:table-cell>
          <table:table-cell table:style-name="ce74" office:value-type="string" ns42:value-type="string">
            <text:p>Albus (http://albus.org) : un tableau généré pour explorer un sujet via </text:p>
            <text:p>ChatGPT. Élements agençables et modifiables. 3 entrées : explorer, étudier, </text:p>
            <text:p>enseigner. Beta gratuite. Français ok, en anglais. Test : </text:p>
            <text:p>https://beta.albus.org/preview/AEF7347B…</text:p>
          </table:table-cell>
          <table:table-cell table:style-name="ce74" office:value-type="string" ns42:value-type="string">
            <text:p>https://www.uneiaparjour.fr/albus/</text:p>
          </table:table-cell>
          <table:table-cell table:style-name="ce74" office:value-type="string" ns42:value-type="string">
            <text:p>éducation</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6-06" ns42:value-type="date">
            <text:p>06/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ecraft</text:p>
          </table:table-cell>
          <table:table-cell table:style-name="ce74" office:value-type="string" ns42:value-type="string">
            <text:p>Recraft (http://recraft.ai) : outil d’IA génératives d’imagespermettant la </text:p>
            <text:p>création d’imagesvectorielles, illustrations 3D, icônes, pictogrammes… </text:p>
            <text:p>Gratuit avec 20 modèles disponibles, modification de l’image, export svg, </text:p>
            <text:p>png et jpg.</text:p>
          </table:table-cell>
          <table:table-cell table:style-name="ce74" office:value-type="string" ns42:value-type="string">
            <text:p>https://www.uneiaparjour.fr/recraf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6-05" ns42:value-type="date">
            <text:p>05/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dobot</text:p>
          </table:table-cell>
          <table:table-cell table:style-name="ce74" office:value-type="string" ns42:value-type="string">
            <text:p>Todobot (http://todobot.ai) améliore les listes de tâches grâce à l’IA. Les </text:p>
            <text:p>entrées sont analysées par l’IA qui propose des reformulations ou des </text:p>
            <text:p>pistes pour améliorer la compréhension. Sous-tâches et suivi possibles. </text:p>
            <text:p>Gratuit et français supporté.</text:p>
          </table:table-cell>
          <table:table-cell table:style-name="ce74" office:value-type="string" ns42:value-type="string">
            <text:p>https://www.uneiaparjour.fr/todobot/</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6-04" ns42:value-type="date">
            <text:p>04/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ni</text:p>
          </table:table-cell>
          <table:table-cell table:style-name="ce74" office:value-type="string" ns42:value-type="string">
            <text:p>Un chatbot avec une base de connaissance personnalisée sous ChatGPT à </text:p>
            <text:p>partir d’une liste d’URL : Fini (http://usefini.com). Accès via liste </text:p>
            <text:p>d’attente. Dans le compte gratuit, le chatbot reste “privé”. Testé à partir </text:p>
            <text:p>des programmes scolaires.</text:p>
          </table:table-cell>
          <table:table-cell table:style-name="ce74" office:value-type="string" ns42:value-type="string">
            <text:p>https://www.uneiaparjour.fr/fini-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3" ns42:value-type="date">
            <text:p>03/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he infinite drum machine</text:p>
          </table:table-cell>
          <table:table-cell table:style-name="ce74" office:value-type="string" ns42:value-type="string">
            <text:p>The infinite drum machine </text:p>
            <text:p>(https://experiments.withgoogle.com/ai/drum-machine/…) : quand l’IA classe </text:p>
            <text:p>et cartographie en autonomie des sons du quotidien pour permettre de </text:p>
            <text:p>générer des beats paramètrables. Open source. Vidéo par ses auteurs </text:p>
            <text:p>employés Google : https://youtu.be/9x-_My5yjQY</text:p>
          </table:table-cell>
          <table:table-cell table:style-name="ce74" office:value-type="string" ns42:value-type="string">
            <text:p>https://www.uneiaparjour.fr/the-infinite-drum-machine/</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6-02" ns42:value-type="date">
            <text:p>02/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au</text:p>
          </table:table-cell>
          <table:table-cell table:style-name="ce74" office:value-type="string" ns42:value-type="string">
            <text:p>Courseau (http://courseau.co) : création de cours à partir de podcast, </text:p>
            <text:p>vidéo, pdf ou simple URL. Synthèse, résumé, points clés et quiz. Accepte </text:p>
            <text:p>documents en français, génération en anglais. Test depuis </text:p>
            <text:p>https://edunumrech.hypotheses.org/files/2023/05/MEN_DNE_brochure_IA_WEB.pdf </text:p>
            <text:p>ici </text:p>
            <text:p>https://app.courseau.co/projects/bc9c5215-63f7-448d-b483-cb2400361a86/preview</text:p>
          </table:table-cell>
          <table:table-cell table:style-name="ce74" office:value-type="string" ns42:value-type="string">
            <text:p>https://www.uneiaparjour.fr/courseau/</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6-01" ns42:value-type="date">
            <text:p>01/06/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Art</text:p>
          </table:table-cell>
          <table:table-cell table:style-name="ce74" office:value-type="string" ns42:value-type="string">
            <text:p>OpenArt (https://openart.ai/create) : outil avec 20 IA génératives </text:p>
            <text:p>d’images. Variations et remix possibles, outils d’édition. 1000 crédits </text:p>
            <text:p>gratuits (1 image : 2 à 3 crédits).</text:p>
          </table:table-cell>
          <table:table-cell table:style-name="ce74" office:value-type="string" ns42:value-type="string">
            <text:p>https://www.uneiaparjour.fr/openar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31" ns42:value-type="date">
            <text:p>3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utshell</text:p>
          </table:table-cell>
          <table:table-cell table:style-name="ce74" office:value-type="string" ns42:value-type="string">
            <text:p>Nutshell (https://nutshellapp.com) résume et propose les points clés d’une </text:p>
            <text:p>vidéo YouTube. Français supporté, 10 résumés de vidéos jusqu’à 24 minutes </text:p>
            <text:p>par mois pour le compte gratuit. Test effectué sur cette vidéo : </text:p>
            <text:p>https://youtu.be/Qt9Yhx8vlVk</text:p>
          </table:table-cell>
          <table:table-cell table:style-name="ce74" office:value-type="string" ns42:value-type="string">
            <text:p>https://www.uneiaparjour.fr/nutshell/</text:p>
          </table:table-cell>
          <table:table-cell table:style-name="ce74" office:value-type="string" ns42:value-type="string">
            <text:p>texte</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5-30" ns42:value-type="date">
            <text:p>3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rtflow</text:p>
          </table:table-cell>
          <table:table-cell table:style-name="ce74" office:value-type="string" ns42:value-type="string">
            <text:p>Artflow (http://artflow.ai) : IA générative d’images, imagesensuite </text:p>
            <text:p>utilisables pour générer des vidéos courtes avec voix et sous-titrage. </text:p>
            <text:p>Prompts et textes en anglais à privilégier. 100 imageset 30 vidéos </text:p>
            <text:p>gratuites par mois.</text:p>
          </table:table-cell>
          <table:table-cell table:style-name="ce74" office:value-type="string" ns42:value-type="string">
            <text:p>https://www.uneiaparjour.fr/artflow/</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29" ns42:value-type="date">
            <text:p>2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rmof</text:p>
          </table:table-cell>
          <table:table-cell table:style-name="ce74" office:value-type="string" ns42:value-type="string">
            <text:p>Marmof (https://marmof.com) : un outil d’IA génératives regroupant près de </text:p>
            <text:p>50 modèles de génération de texte et un outil de génération d’images. 5000 </text:p>
            <text:p>mots générés gratuits par mois.</text:p>
          </table:table-cell>
          <table:table-cell table:style-name="ce74" office:value-type="string" ns42:value-type="string">
            <text:p>https://www.uneiaparjour.fr/marmof/</text:p>
          </table:table-cell>
          <table:table-cell table:style-name="ce74" office:value-type="string" ns42:value-type="string">
            <text:p>imag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8" ns42:value-type="date">
            <text:p>2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ze Guru</text:p>
          </table:table-cell>
          <table:table-cell table:style-name="ce74" office:value-type="string" ns42:value-type="string">
            <text:p>Maze Guru (https://maze.guru) : outil d’IA générative d’imagesweb, Discord </text:p>
            <text:p>ou appli iOS et Androïd. Galerie, aide au prompt, styles multiples. Crédits </text:p>
            <text:p>gratuits à l’ouverture (renouvelés toutes les 24h ? – 360 pour moi, une </text:p>
            <text:p>image =1 à 3 crédits).</text:p>
          </table:table-cell>
          <table:table-cell table:style-name="ce74" office:value-type="string" ns42:value-type="string">
            <text:p>https://www.uneiaparjour.fr/maze-guru/</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27" ns42:value-type="date">
            <text:p>2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irefly</text:p>
          </table:table-cell>
          <table:table-cell table:style-name="ce74" office:value-type="string" ns42:value-type="string">
            <text:p>Quand @Adobe lance ses outils d’IA génératives, cela donne Firefly : </text:p>
            <text:p>https://firefly.adobe.com. Premiers retours plus que positifs après les </text:p>
            <text:p>tests effectués sur “text to image” et “generative fill” !</text:p>
          </table:table-cell>
          <table:table-cell table:style-name="ce74" office:value-type="string" ns42:value-type="string">
            <text:p>https://www.uneiaparjour.fr/firefly/</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5-26" ns42:value-type="date">
            <text:p>2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Zoo</text:p>
          </table:table-cell>
          <table:table-cell table:style-name="ce74" office:value-type="string" ns42:value-type="string">
            <text:p>Zoo (https://zoo.replicate.dev) : 7 modèles d’IA génératives d’images(3 </text:p>
            <text:p>stable diffusion, dall-e, kandisky, deepfloyd et material-diffusion) dans </text:p>
            <text:p>le même outil gratuit, sans compte et open source.</text:p>
          </table:table-cell>
          <table:table-cell table:style-name="ce74" office:value-type="string" ns42:value-type="string">
            <text:p>https://www.uneiaparjour.fr/zoo/</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5-25" ns42:value-type="date">
            <text:p>2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skbooks</text:p>
          </table:table-cell>
          <table:table-cell table:style-name="ce74" office:value-type="string" ns42:value-type="string">
            <text:p>Askbooks (https://askbooks.ai) un chatbot basé sur une IA générative de </text:p>
            <text:p>texte pour questionner des livres, + de 2000 disponibles en anglais. 20 </text:p>
            <text:p>questions gratuites, français accepté. (Les apparitions de Laerte dans </text:p>
            <text:p>Hamlet ? Spoiler en image 😉</text:p>
          </table:table-cell>
          <table:table-cell table:style-name="ce74" office:value-type="string" ns42:value-type="string">
            <text:p>https://www.uneiaparjour.fr/askbooks-2/</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4" ns42:value-type="date">
            <text:p>2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nica</text:p>
          </table:table-cell>
          <table:table-cell table:style-name="ce74" office:value-type="string" ns42:value-type="string">
            <text:p>Monica (https://monica.im) une extension Chrome et Edge embarquant dans </text:p>
            <text:p>votre navigateur des IA génératives de texte (dont GPT4) et d’images. 30 </text:p>
            <text:p>requêtes gratuites par jour.</text:p>
          </table:table-cell>
          <table:table-cell table:style-name="ce74" office:value-type="string" ns42:value-type="string">
            <text:p>https://www.uneiaparjour.fr/monica/</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recherche</text:p>
          </table:table-cell>
          <table:table-cell table:style-name="ce74" office:value-type="string" ns42:value-type="string">
            <text:p>texte</text:p>
          </table:table-cell>
          <table:table-cell table:style-name="ce88" table:number-columns-repeated="2"/>
          <table:table-cell table:style-name="ce92" office:value-type="date" office:date-value="2023-05-23" ns42:value-type="date">
            <text:p>2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itMind</text:p>
          </table:table-cell>
          <table:table-cell table:style-name="ce74" office:value-type="string" ns42:value-type="string">
            <text:p>GitMind (http://gitmind.com/fr/) : une appli iOS et Android de cartes </text:p>
            <text:p>mentales avec un chatbot intégré qui embarque une IA génératrice de texte. </text:p>
            <text:p>Outil complet, partage et collaboration possible, 10 cartes gratuites.</text:p>
          </table:table-cell>
          <table:table-cell table:style-name="ce74" office:value-type="string" ns42:value-type="string">
            <text:p>https://www.uneiaparjour.fr/gitmind/</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22" ns42:value-type="date">
            <text:p>2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each anything</text:p>
          </table:table-cell>
          <table:table-cell table:style-name="ce74" office:value-type="string" ns42:value-type="string">
            <text:p>Teach anything (https://teach-anything.com) : une question posée avec </text:p>
            <text:p>langue et niveau de réponse choisis et une explication est générée.</text:p>
          </table:table-cell>
          <table:table-cell table:style-name="ce74" office:value-type="string" ns42:value-type="string">
            <text:p>https://www.uneiaparjour.fr/teach-anything-2/</text:p>
          </table:table-cell>
          <table:table-cell table:style-name="ce74" office:value-type="string" ns42:value-type="string">
            <text:p>éducation</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table-cell table:style-name="ce92" office:value-type="date" office:date-value="2023-05-21" ns42:value-type="date">
            <text:p>2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nversly</text:p>
          </table:table-cell>
          <table:table-cell table:style-name="ce74" office:value-type="string" ns42:value-type="string">
            <text:p>De l’IA générative pour pratiquer 5 langues (espagnol, français, allemand, </text:p>
            <text:p>russe, portugais – interface en anglais) : https://conversly.ai. Appli iOS </text:p>
            <text:p>et Android, gratuite, 4 modes de conversation, dictée possible, grammaire </text:p>
            <text:p>et orthographe.</text:p>
          </table:table-cell>
          <table:table-cell table:style-name="ce74" office:value-type="string" ns42:value-type="string">
            <text:p>https://www.uneiaparjour.fr/conversly/</text:p>
          </table:table-cell>
          <table:table-cell table:style-name="ce74" office:value-type="string" ns42:value-type="string">
            <text:p>chatbot</text:p>
          </table:table-cell>
          <table:table-cell table:style-name="ce74" office:value-type="string" ns42:value-type="string">
            <text:p>langu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20" ns42:value-type="date">
            <text:p>2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xemplary</text:p>
          </table:table-cell>
          <table:table-cell table:style-name="ce74" office:value-type="string" ns42:value-type="string">
            <text:p>Exemplary (https://exemplary.ai/fr) : transcription, traduction, </text:p>
            <text:p>sous-titrage de vidéos ou d’audio et générations de contenus texte et/ou de </text:p>
            <text:p>capsules vidéos à partir d’un menu ou de prompts personnalisés. Test depuis </text:p>
            <text:p>https://youtu.be/xRC9-kZAnBw</text:p>
          </table:table-cell>
          <table:table-cell table:style-name="ce74" office:value-type="string" ns42:value-type="string">
            <text:p>https://www.uneiaparjour.fr/exemplary/</text:p>
          </table:table-cell>
          <table:table-cell table:style-name="ce74" office:value-type="string" ns42:value-type="string">
            <text:p>text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5-19" ns42:value-type="date">
            <text:p>1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reamlike</text:p>
          </table:table-cell>
          <table:table-cell table:style-name="ce74" office:value-type="string" ns42:value-type="string">
            <text:p>Dreamlike (https://dreamlike.art) nouvel outil qui regroupe plusieurs </text:p>
            <text:p>modèles d’IA génératives d’imagesavec nombreuses options dont l’ajout </text:p>
            <text:p>d’imagesinitiales, prompt négatif, édition et amélioration d’images.</text:p>
          </table:table-cell>
          <table:table-cell table:style-name="ce74" office:value-type="string" ns42:value-type="string">
            <text:p>https://www.uneiaparjour.fr/dreamlik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8" ns42:value-type="date">
            <text:p>1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ngR</text:p>
          </table:table-cell>
          <table:table-cell table:style-name="ce74" office:value-type="string" ns42:value-type="string">
            <text:p>SongR (version beta, https://songr.ai) : un style de musique, des paroles </text:p>
            <text:p>générées par un prompt ou écrite dans l’éditeur et une chanson est générée. </text:p>
            <text:p>Voix en anglais. Test avec paroles générées par Bing chat.</text:p>
          </table:table-cell>
          <table:table-cell table:style-name="ce74" office:value-type="string" ns42:value-type="string">
            <text:p>https://www.uneiaparjour.fr/songr/</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7" ns42:value-type="date">
            <text:p>1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cog</text:p>
          </table:table-cell>
          <table:table-cell table:style-name="ce74" office:value-type="string" ns42:value-type="string">
            <text:p>Un nouvel outil d’IA générative d’images: Stablecog </text:p>
            <text:p>(https://stablecog.com). Plusieurs IA dont Stable diffusion disponibles, </text:p>
            <text:p>plusieurs formats et options fines possibles. Test avec le prompt désormais </text:p>
            <text:p>classique de la pochette de disque 😉</text:p>
          </table:table-cell>
          <table:table-cell table:style-name="ce74" office:value-type="string" ns42:value-type="string">
            <text:p>https://www.uneiaparjour.fr/stablecog/</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16" ns42:value-type="date">
            <text:p>1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yeBlankPage</text:p>
          </table:table-cell>
          <table:table-cell table:style-name="ce74" office:value-type="string" ns42:value-type="string">
            <text:p>ByeBlankPage (https://byeblankpage.ai) : assistant pour l’écriture. Après </text:p>
            <text:p>choix du thème, du type de texte et du lecteur, l’IA propose, réagit à des </text:p>
            <text:p>prompts ou modifie un passage. 1000 mots gratuits, pour découvrir en </text:p>
            <text:p>attendant un autre outil aussi abouti ?</text:p>
          </table:table-cell>
          <table:table-cell table:style-name="ce74" office:value-type="string" ns42:value-type="string">
            <text:p>https://www.uneiaparjour.fr/byeblankpage-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5" ns42:value-type="date">
            <text:p>1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atBot</text:p>
          </table:table-cell>
          <table:table-cell table:style-name="ce74" office:value-type="string" ns42:value-type="string">
            <text:p>BeatBot https://beatbot.fm : création de musiques courtes à partir d’un </text:p>
            <text:p>prompt avec voix possible. Prompt en français possibles mais textes en </text:p>
            <text:p>anglais. Textes éditables. Capture 1 : </text:p>
            <text:p>https://beatbot.fm/song/cc4f794d8629403c980105f3654bf1af… Capture 2 : </text:p>
            <text:p>https://beatbot.fm/song/c8075fb8c9e44a38af57f02928abb621…</text:p>
          </table:table-cell>
          <table:table-cell table:style-name="ce74" office:value-type="string" ns42:value-type="string">
            <text:p>https://www.uneiaparjour.fr/beatbot-2/</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14" ns42:value-type="date">
            <text:p>1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oudly</text:p>
          </table:table-cell>
          <table:table-cell table:style-name="ce74" office:value-type="string" ns42:value-type="string">
            <text:p>Loudly (https://loudly.com) : génération par IA de musiques, banque de </text:p>
            <text:p>musiques et playlists gratuites, recommandations depuis un prompt et </text:p>
            <text:p>ajustement de musiques sur vidéo via l’application. Générations illimitées </text:p>
            <text:p>et 3 téléchargements gratuits.</text:p>
          </table:table-cell>
          <table:table-cell table:style-name="ce74" office:value-type="string" ns42:value-type="string">
            <text:p>https://www.uneiaparjour.fr/loudl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5-13" ns42:value-type="date">
            <text:p>1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zmapunk</text:p>
          </table:table-cell>
          <table:table-cell table:style-name="ce74" office:value-type="string" ns42:value-type="string">
            <text:p>Une musique (pour le test http://publicdomain4u.com/new-old-music-…), une </text:p>
            <text:p>image de départ (photo du disque), un prompt (des musiciens devant une </text:p>
            <text:p>maison en bois), un style (réaliste) = un clip créé par Plazmapunk </text:p>
            <text:p>(http://plazmapunk.com). Version alpha, gratuit.</text:p>
          </table:table-cell>
          <table:table-cell table:style-name="ce74" office:value-type="string" ns42:value-type="string">
            <text:p>https://www.uneiaparjour.fr/plazmapunk/</text:p>
          </table:table-cell>
          <table:table-cell table:style-name="ce74" office:value-type="string" ns42:value-type="string">
            <text:p>musique</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2" ns42:value-type="date">
            <text:p>12/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ID</text:p>
          </table:table-cell>
          <table:table-cell table:style-name="ce74" office:value-type="string" ns42:value-type="string">
            <text:p>D-ID, (http://d-id.com) pour créer et faire dire des textes à des avatars : </text:p>
            <text:p>une image de la galerie, créée par l’IA ou de ses images, un script écrit </text:p>
            <text:p>ou avec l’IA, une voix présente ou créée à partir d’un fichier. 15 vidéos </text:p>
            <text:p>gratuites.</text:p>
          </table:table-cell>
          <table:table-cell table:style-name="ce74" office:value-type="string" ns42:value-type="string">
            <text:p>https://www.uneiaparjour.fr/d-id/</text:p>
          </table:table-cell>
          <table:table-cell table:style-name="ce74" office:value-type="string" ns42:value-type="string">
            <text:p>images</text:p>
          </table:table-cell>
          <table:table-cell table:style-name="ce74" office:value-type="string" ns42:value-type="string">
            <text:p>texte</text:p>
          </table:table-cell>
          <table:table-cell table:style-name="ce74" office:value-type="string" ns42:value-type="string">
            <text:p>vidéo</text:p>
          </table:table-cell>
          <table:table-cell table:style-name="ce74"/>
          <table:table-cell table:style-name="ce88" table:number-columns-repeated="2"/>
          <table:table-cell table:style-name="ce92" office:value-type="date" office:date-value="2023-05-11" ns42:value-type="date">
            <text:p>1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po</text:p>
          </table:table-cell>
          <table:table-cell table:style-name="ce74" office:value-type="string" ns42:value-type="string">
            <text:p>Typpo (https://typpo.app) de @ScienceInc génère des vidéos animées à partir </text:p>
            <text:p>d’un texte dicté. 18 designs proposés, certains avec modification de la </text:p>
            <text:p>voix. Appli gratuite et vidéos sans logos ni filigranes. Test sous iOS.</text:p>
          </table:table-cell>
          <table:table-cell table:style-name="ce74" office:value-type="string" ns42:value-type="string">
            <text:p>https://www.uneiaparjour.fr/typpo/</text:p>
          </table:table-cell>
          <table:table-cell table:style-name="ce74" office:value-type="string" ns42:value-type="string">
            <text:p>usage illimité</text:p>
          </table:table-cell>
          <table:table-cell table:style-name="ce74" office:value-type="string" ns42:value-type="string">
            <text:p>vidéo</text:p>
          </table:table-cell>
          <table:table-cell table:style-name="ce74" office:value-type="string" ns42:value-type="string">
            <text:p>voix</text:p>
          </table:table-cell>
          <table:table-cell table:style-name="ce74"/>
          <table:table-cell table:style-name="ce88" table:number-columns-repeated="2"/>
          <table:table-cell table:style-name="ce92" office:value-type="date" office:date-value="2023-05-10" ns42:value-type="date">
            <text:p>10/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fabrain</text:p>
          </table:table-cell>
          <table:table-cell table:style-name="ce74" office:value-type="string" ns42:value-type="string">
            <text:p>Une IA générative d’imagesspécialisée pour cette #uneIAparjour : SofaBrain </text:p>
            <text:p>(https://sofabrain.com), design d’intérieurs et d’extérieurs ! Une image, </text:p>
            <text:p>le type de lieu, le style attendu et plusieurs rendus modifiables produits. </text:p>
            <text:p>En inspiration dans des projets forme scolaire ?</text:p>
          </table:table-cell>
          <table:table-cell table:style-name="ce74" office:value-type="string" ns42:value-type="string">
            <text:p>https://www.uneiaparjour.fr/sofabrain/</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9" ns42:value-type="date">
            <text:p>09/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utorAI</text:p>
          </table:table-cell>
          <table:table-cell table:style-name="ce74" office:value-type="string" ns42:value-type="string">
            <text:p>Un sujet à explorer, envie d’acquérir de nouvelles connaissances grâce à </text:p>
            <text:p>l’IA ? À partir d’un sujet exposé en quelques mots, TutorAI </text:p>
            <text:p>(http://tutorai.me) le décompose en modules puis en leçons accompagnées </text:p>
            <text:p>d’exemples et de quiz.</text:p>
          </table:table-cell>
          <table:table-cell table:style-name="ce74" office:value-type="string" ns42:value-type="string">
            <text:p>https://www.uneiaparjour.fr/tutorai-2/</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5-08" ns42:value-type="date">
            <text:p>08/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I</text:p>
          </table:table-cell>
          <table:table-cell table:style-name="ce74" office:value-type="string" ns42:value-type="string">
            <text:p>Pour cette #uneIAparjour un chatbot basé sur ChatGPT, pour un grand et </text:p>
            <text:p>plutôt jeune public et pourtant moins « visible » : MyAI de @Snapchat, </text:p>
            <text:p>« l’ami virtuel » directement dans ses conversations. Réponses fluides mais </text:p>
            <text:p>parfois vagues et progrès à faire sur le scolaire…</text:p>
          </table:table-cell>
          <table:table-cell table:style-name="ce74" office:value-type="string" ns42:value-type="string">
            <text:p>https://www.uneiaparjour.fr/my-ai/</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7" ns42:value-type="date">
            <text:p>07/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ueWillow</text:p>
          </table:table-cell>
          <table:table-cell table:style-name="ce74" office:value-type="string" ns42:value-type="string">
            <text:p>BlueWillow (https://bluewillow.ai) regroupe plusieurs IA génératives </text:p>
            <text:p>d’imagesdans un même outil et les mobilise en fonction de la demande </text:p>
            <text:p>exprimée. En beta, depuis Discord avec /imagine, permet l’agrandissement et </text:p>
            <text:p>les variations. Rendus de grande qualité.</text:p>
          </table:table-cell>
          <table:table-cell table:style-name="ce74" office:value-type="string" ns42:value-type="string">
            <text:p>https://www.uneiaparjour.fr/bluewillow-2/</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5-06" ns42:value-type="date">
            <text:p>06/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velFlow</text:p>
          </table:table-cell>
          <table:table-cell table:style-name="ce74" office:value-type="string" ns42:value-type="string">
            <text:p>L’IA pour accompagner l’écriture d’histoires complexes, c’est ce que </text:p>
            <text:p>propose NovelFlow (https://novelflow.ai – sur liste d’attente). </text:p>
            <text:p>Personnages, environnement, histoires : en plus du guide d’écriture pas à </text:p>
            <text:p>pas, l’IA peut être sollicitée à chaque étape.</text:p>
          </table:table-cell>
          <table:table-cell table:style-name="ce74" office:value-type="string" ns42:value-type="string">
            <text:p>https://www.uneiaparjour.fr/novelflow/</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5-05" ns42:value-type="date">
            <text:p>05/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omni</text:p>
          </table:table-cell>
          <table:table-cell table:style-name="ce74" office:value-type="string" ns42:value-type="string">
            <text:p>Et si ChatGPT 4 et autoGPT étaient dans un même outil pour devenir un </text:p>
            <text:p>assistant de recherche web, classer, résumer, partager, etc. ? C’est ce que </text:p>
            <text:p>propose http://aomni.com ! Test sur l’IA en éducation ici : </text:p>
            <text:p>https://aomni.com/search/0e4d0e44-1195-46ed-b33d-9e8c484ffbf6…</text:p>
          </table:table-cell>
          <table:table-cell table:style-name="ce74" office:value-type="string" ns42:value-type="string">
            <text:p>https://www.uneiaparjour.fr/aomni/</text:p>
          </table:table-cell>
          <table:table-cell table:style-name="ce74" office:value-type="string" ns42:value-type="string">
            <text:p>recherche</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4" ns42:value-type="date">
            <text:p>04/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Youtube</text:p>
          </table:table-cell>
          <table:table-cell table:style-name="ce74" office:value-type="string" ns42:value-type="string">
            <text:p>ChatYoutube (chatyoutube.com) de @justinliang1020 : entrer l’URL d’une </text:p>
            <text:p>vidéo et dialoguer sur son contenu (résumé, points importants, questions, </text:p>
            <text:p>conclusions…). En anglais mais en français à la première demande (peut </text:p>
            <text:p>interagir dans une langue différente de l’original).</text:p>
          </table:table-cell>
          <table:table-cell table:style-name="ce74" office:value-type="string" ns42:value-type="string">
            <text:p>https://www.uneiaparjour.fr/chatyoutube/</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5-03" ns42:value-type="date">
            <text:p>03/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entorGPT</text:p>
          </table:table-cell>
          <table:table-cell table:style-name="ce74" office:value-type="string" ns42:value-type="string">
            <text:p>MentorGPT (https://beta.nando.ai/Chat/mentorgpt.php) de @nando_ai : un </text:p>
            <text:p>ChatGPT avec réponses longues possibles, accès à une liste de </text:p>
            <text:p>« personnalités » pour échanger, copie des messages proposée. Version beta </text:p>
            <text:p>gratuite.</text:p>
          </table:table-cell>
          <table:table-cell table:style-name="ce74" office:value-type="string" ns42:value-type="string">
            <text:p>https://www.uneiaparjour.fr/mentorgpt/</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5-02" ns42:value-type="date">
            <text:p>02/05/2023</text:p>
          </table:table-cell>
          <table:table-cell table:style-name="ce97"/>
          <table:table-cell table:style-name="ce66" table:number-columns-repeated="19"/>
          <table:table-cell table:number-columns-repeated="994"/>
        </table:table-row>
        <table:table-row table:style-name="ro1">
          <table:table-cell table:style-name="ce75" office:value-type="string" ns42:value-type="string">
            <text:p><text:a xlink:href="http://pdf.ai/" xlink:type="simple">Looseleaf / pdf.ai</text:a></text:p>
          </table:table-cell>
          <table:table-cell table:style-name="ce74" office:value-type="string" ns42:value-type="string">
            <text:p>Looseleaf (https://looseleaf.ai) est un outil gratuit qui permet </text:p>
            <text:p>d’interroger des documents pdf. Test réalisé avec « La guerre des boutons » </text:p>
            <text:p>(https://ebooksgratuits.com/pdf/pergaud_guerre_de_boutons.pdf…), une piste </text:p>
            <text:p>à creuser pour interroger des œuvres littéraires du domaine public ? Note </text:p>
            <text:p>du 11/09/23 : Looseleaf est désormais disponible sous pdf.ai</text:p>
          </table:table-cell>
          <table:table-cell table:style-name="ce74" office:value-type="string" ns42:value-type="string">
            <text:p>https://www.uneiaparjour.fr/looseleaf/</text:p>
          </table:table-cell>
          <table:table-cell table:style-name="ce74" office:value-type="string" ns42:value-type="string">
            <text:p>chatbot</text:p>
          </table:table-cell>
          <table:table-cell table:style-name="ce74" office:value-type="string" ns42:value-type="string">
            <text:p>documents</text:p>
          </table:table-cell>
          <table:table-cell table:style-name="ce87" office:value-type="string" ns42:value-type="string">
            <text:p>texte</text:p>
          </table:table-cell>
          <table:table-cell table:style-name="ce74"/>
          <table:table-cell table:style-name="ce88" table:number-columns-repeated="2"/>
          <table:table-cell table:style-name="ce92" office:value-type="date" office:date-value="2023-05-01" ns42:value-type="date">
            <text:p>01/05/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tGPT</text:p>
          </table:table-cell>
          <table:table-cell table:style-name="ce74" office:value-type="string" ns42:value-type="string">
            <text:p>Transformer en quelques secondes des données sous forme de texte en </text:p>
            <text:p>graphique ? C’est ce que propose ChartGPT : https://chartgpt.dev (via </text:p>
            <text:p>@franckbodin). Plusieurs mises en forme possibles et téléchargement au </text:p>
            <text:p>format png.</text:p>
          </table:table-cell>
          <table:table-cell table:style-name="ce74" office:value-type="string" ns42:value-type="string">
            <text:p>https://www.uneiaparjour.fr/chartgpt/</text:p>
          </table:table-cell>
          <table:table-cell table:style-name="ce74" office:value-type="string" ns42:value-type="string">
            <text:p>donnée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30" ns42:value-type="date">
            <text:p>3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locklade Labs</text:p>
          </table:table-cell>
          <table:table-cell table:style-name="ce74" office:value-type="string" ns42:value-type="string">
            <text:p>Un prompt pour créer les imagesà 360 degrés dans plusieurs styles en </text:p>
            <text:p>quelques secondes ? Voici Blockade labs : https://blockadelabs.com</text:p>
          </table:table-cell>
          <table:table-cell table:style-name="ce74" office:value-type="string" ns42:value-type="string">
            <text:p>https://www.uneiaparjour.fr/blocklade-labs/</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9" ns42:value-type="date">
            <text:p>2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orefront Chat</text:p>
          </table:table-cell>
          <table:table-cell table:style-name="ce74" office:value-type="string" ns42:value-type="string">
            <text:p>Forefront Chat (https://chat.forefront.ai) : ChatGPT 3.5 et 4 gratuits dans </text:p>
            <text:p>une version alpha qui permet la création d’images, d’utiliser des </text:p>
            <text:p>« personas », de classer ses échanges et de les partager. Présentation dans </text:p>
            <text:p>ce tweet de @ForefrontAI : </text:p>
            <text:p>https://twitter.com/ForefrontAI/status/1649429139907137540</text:p>
          </table:table-cell>
          <table:table-cell table:style-name="ce74" office:value-type="string" ns42:value-type="string">
            <text:p>https://www.uneiaparjour.fr/forefront-chat/</text:p>
          </table:table-cell>
          <table:table-cell table:style-name="ce74" office:value-type="string" ns42:value-type="string">
            <text:p>chatbot</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28" ns42:value-type="date">
            <text:p>2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niGPT4</text:p>
          </table:table-cell>
          <table:table-cell table:style-name="ce74" office:value-type="string" ns42:value-type="string">
            <text:p>Quand un modèle visuel rencontre un modèle de langage… MiniGPT4 illustre </text:p>
            <text:p>les fonctionnalités de dialogue avec l’image de GPT4 : une image de départ </text:p>
            <text:p>devient source d’échange avec l’IA. Le projet de recherche : </text:p>
            <text:p>https://minigpt-4.github.io et sa démo : </text:p>
            <text:p>https://huggingface.co/spaces/Vision-CAIR/minigpt4</text:p>
          </table:table-cell>
          <table:table-cell table:style-name="ce74" office:value-type="string" ns42:value-type="string">
            <text:p>https://www.uneiaparjour.fr/minigpt4-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office:value-type="string" ns42:value-type="string">
            <text:p>texte</text:p>
          </table:table-cell>
          <table:table-cell table:style-name="ce88"/>
          <table:table-cell table:style-name="ce92" office:value-type="date" office:date-value="2023-04-27" ns42:value-type="date">
            <text:p>2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en Assistant</text:p>
          </table:table-cell>
          <table:table-cell table:style-name="ce74" office:value-type="string" ns42:value-type="string">
            <text:p>Open-assistant, un nouveau modèle d’IA génératrice de textes, en </text:p>
            <text:p>développement et open source, que l’on peu aider à développer en français </text:p>
            <text:p>via des tâches à effectuer : https://open-assistant.io</text:p>
          </table:table-cell>
          <table:table-cell table:style-name="ce74" office:value-type="string" ns42:value-type="string">
            <text:p>https://www.uneiaparjour.fr/open-assistant/</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texte</text:p>
          </table:table-cell>
          <table:table-cell table:style-name="ce74"/>
          <table:table-cell table:style-name="ce92" office:value-type="date" office:date-value="2023-04-26" ns42:value-type="date">
            <text:p>2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Kaiber</text:p>
          </table:table-cell>
          <table:table-cell table:style-name="ce74" office:value-type="string" ns42:value-type="string">
            <text:p>Animer une image fixe en quelques minutes avec seulement une image, un </text:p>
            <text:p>prompt et un style choisi… défi relevé par https://kaiber.ai ! Dans ce test </text:p>
            <text:p>: « this bird flying » style steampunk.</text:p>
          </table:table-cell>
          <table:table-cell table:style-name="ce74" office:value-type="string" ns42:value-type="string">
            <text:p>https://www.uneiaparjour.fr/kaiber/</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25" ns42:value-type="date">
            <text:p>2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reative Fabrica</text:p>
          </table:table-cell>
          <table:table-cell table:style-name="ce74" office:value-type="string" ns42:value-type="string">
            <text:p>Deux outils d’IA dédiés à l’image sur un même site : </text:p>
            <text:p>http://creativefabrica.com : – sparkArt : génération d’imagesà partir d’un </text:p>
            <text:p>prompt https://www.creativefabrica.com/spark/tools/art-generator/ – </text:p>
            <text:p>imagemix : génération d’imagesà partir d’une image existante : </text:p>
            <text:p>https://www.creativefabrica.com/spark/tools/imagemix/</text:p>
          </table:table-cell>
          <table:table-cell table:style-name="ce74" office:value-type="string" ns42:value-type="string">
            <text:p>https://www.uneiaparjour.fr/creative-fabr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4" ns42:value-type="date">
            <text:p>2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age</text:p>
          </table:table-cell>
          <table:table-cell table:style-name="ce74" office:value-type="string" ns42:value-type="string">
            <text:p>http://Mage.space est un outil de génération d’imagesbasé sur Stable </text:p>
            <text:p>Diffusion. Le prompt peut-être augmenté d’une image de référence. Nombreux </text:p>
            <text:p>paramètres disponibles, galerie avec prompts d’origine pour inspiration</text:p>
          </table:table-cell>
          <table:table-cell table:style-name="ce74" office:value-type="string" ns42:value-type="string">
            <text:p>https://www.uneiaparjour.fr/mag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23" ns42:value-type="date">
            <text:p>2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us Clip</text:p>
          </table:table-cell>
          <table:table-cell table:style-name="ce74" office:value-type="string" ns42:value-type="string">
            <text:p>Opus Clip (https://opus.pro/clip) : une vidéo YouTube (anglais seul </text:p>
            <text:p>supporté pour le moment) découpée en une dizaine de minutes grâce à l’IA en </text:p>
            <text:p>10 clips cohérents et percutants, redimensionnés et surtitrés avec </text:p>
            <text:p>modification possible.</text:p>
          </table:table-cell>
          <table:table-cell table:style-name="ce74" office:value-type="string" ns42:value-type="string">
            <text:p>https://www.uneiaparjour.fr/opus-clip/</text:p>
          </table:table-cell>
          <table:table-cell table:style-name="ce74" office:value-type="string" ns42:value-type="string">
            <text:p>vidéo</text:p>
          </table:table-cell>
          <table:table-cell table:style-name="ce74" office:value-type="string" ns42:value-type="string">
            <text:p>youtube</text:p>
          </table:table-cell>
          <table:table-cell table:style-name="ce74" table:number-columns-repeated="2"/>
          <table:table-cell table:style-name="ce88" table:number-columns-repeated="2"/>
          <table:table-cell table:style-name="ce92" office:value-type="date" office:date-value="2023-04-22" ns42:value-type="date">
            <text:p>2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utoGPT</text:p>
          </table:table-cell>
          <table:table-cell table:style-name="ce74" office:value-type="string" ns42:value-type="string">
            <text:p>Envie de découvrir AutoGPT </text:p>
            <text:p>(https://github.com/Significant-Gravitas/Auto-GPT…) qui rend ChatGPT plus </text:p>
            <text:p>autonome sans avoir les compétences pour sa longue installation ? Deux </text:p>
            <text:p>outils en démonstration le permettent : AgentGPT </text:p>
            <text:p>(https://agentgpt.reworkd.ai) et Godmode (https://godmode.space)</text:p>
          </table:table-cell>
          <table:table-cell table:style-name="ce74" office:value-type="string" ns42:value-type="string">
            <text:p>https://www.uneiaparjour.fr/auto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21" ns42:value-type="date">
            <text:p>2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ableLM</text:p>
          </table:table-cell>
          <table:table-cell table:style-name="ce74" office:value-type="string" ns42:value-type="string">
            <text:p>Après ChatGpt, Claude ou Dragonfly (disponibles dans @poe_platform), envie </text:p>
            <text:p>de tester un nouveau modèle de langage ?@StabilityAI (= Stable diffusion) </text:p>
            <text:p>met à disposition StableLM en open source, à tester ici : </text:p>
            <text:p>https://huggingface.co/spaces/stabilityai/stablelm-tuned-alpha-chat</text:p>
          </table:table-cell>
          <table:table-cell table:style-name="ce74" office:value-type="string" ns42:value-type="string">
            <text:p>https://www.uneiaparjour.fr/stablelm/</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74" office:value-type="string" ns42:value-type="string">
            <text:p>texte</text:p>
          </table:table-cell>
          <table:table-cell table:style-name="ce92" office:value-type="date" office:date-value="2023-04-20" ns42:value-type="date">
            <text:p>2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stant Art</text:p>
          </table:table-cell>
          <table:table-cell table:style-name="ce74" office:value-type="string" ns42:value-type="string">
            <text:p>Instant art (https://instantart.io) : 25 modèles d’IA génératives d’images</text:p>
            <text:p>basés sur stable diffusion disponibles gratuitement, accès aux imagesdéjà </text:p>
            <text:p>générées et à leur prompt, une dizaine de dimensions possibles.</text:p>
          </table:table-cell>
          <table:table-cell table:style-name="ce74" office:value-type="string" ns42:value-type="string">
            <text:p>https://www.uneiaparjour.fr/instant-ar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4-19" ns42:value-type="date">
            <text:p>1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GPT</text:p>
          </table:table-cell>
          <table:table-cell table:style-name="ce74" office:value-type="string" ns42:value-type="string">
            <text:p>Le chatbot de Bing – seulement lui – et donc GPT4 directement dans son </text:p>
            <text:p>ordinateur sans passer par Edge ou le site Bing ? @DICE2O partage BingGPT : </text:p>
            <text:p>https://github.com/dice2o/BingGPT, application open source à installer. </text:p>
            <text:p>Compte Microsoft requis puis accès illimité.</text:p>
          </table:table-cell>
          <table:table-cell table:style-name="ce74" office:value-type="string" ns42:value-type="string">
            <text:p>https://www.uneiaparjour.fr/bing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8" ns42:value-type="date">
            <text:p>1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ume AI</text:p>
          </table:table-cell>
          <table:table-cell table:style-name="ce74" office:value-type="string" ns42:value-type="string">
            <text:p>plume-ai.com, un traitement de texte en ligne gonflé à l’IA : génère à </text:p>
            <text:p>partir d’un prompt ou de la phrase précédente, reformule, propose des plans </text:p>
            <text:p>et des rédactions. 3000 mots gratuits par mois.</text:p>
          </table:table-cell>
          <table:table-cell table:style-name="ce74" office:value-type="string" ns42:value-type="string">
            <text:p>https://www.uneiaparjour.fr/plume-ai/</text:p>
          </table:table-cell>
          <table:table-cell table:style-name="ce74" office:value-type="string" ns42:value-type="string">
            <text:p>texte</text:p>
          </table:table-cell>
          <table:table-cell table:style-name="ce74" office:value-type="string" ns42:value-type="string">
            <text:p>open source</text:p>
          </table:table-cell>
          <table:table-cell table:style-name="ce74" office:value-type="string" ns42:value-type="string">
            <text:p>usage illimité</text:p>
          </table:table-cell>
          <table:table-cell table:style-name="ce74" office:value-type="string" ns42:value-type="string">
            <text:p>sans compte</text:p>
          </table:table-cell>
          <table:table-cell table:style-name="ce88" table:number-columns-repeated="2"/>
          <table:table-cell table:style-name="ce92" office:value-type="date" office:date-value="2023-04-17" ns42:value-type="date">
            <text:p>1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y AskAI</text:p>
          </table:table-cell>
          <table:table-cell table:style-name="ce74" office:value-type="string" ns42:value-type="string">
            <text:p>Un outil pour créer son propre chatbot basé sur l’IA : https://myaskai.com </text:p>
            <text:p>à partir d’une base de données de documents ou d’URL définies. Test avec </text:p>
            <text:p>les pages du MEN des programmes de l’école et du collège en capture. En </text:p>
            <text:p>anglais mais français accepté.</text:p>
          </table:table-cell>
          <table:table-cell table:style-name="ce74" office:value-type="string" ns42:value-type="string">
            <text:p>https://www.uneiaparjour.fr/my-askai/</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16" ns42:value-type="date">
            <text:p>1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hesive</text:p>
          </table:table-cell>
          <table:table-cell table:style-name="ce74" office:value-type="string" ns42:value-type="string">
            <text:p>Cohesive.so : outil d’IA générative de textes qui propose des modèles de </text:p>
            <text:p>rédaction pré-définis avec éditeur de textes et documents générés </text:p>
            <text:p>collaboratifs. Génère en anglais, outil de traduction intégré. 10000 mots </text:p>
            <text:p>gratuits par mois.</text:p>
          </table:table-cell>
          <table:table-cell table:style-name="ce74" office:value-type="string" ns42:value-type="string">
            <text:p>https://www.uneiaparjour.fr/cohesive-2/</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4-15" ns42:value-type="date">
            <text:p>1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Designer</text:p>
          </table:table-cell>
          <table:table-cell table:style-name="ce74" office:value-type="string" ns42:value-type="string">
            <text:p>Microsoft prépare son outil de création graphique, Designer </text:p>
            <text:p>https://designer.microsoft.com (accès sur liste d’attente) : génération </text:p>
            <text:p>d’idées à partir d’un prompt, génération d’imageset propositions de mise </text:p>
            <text:p>en page en lien avec la création.</text:p>
          </table:table-cell>
          <table:table-cell table:style-name="ce74" office:value-type="string" ns42:value-type="string">
            <text:p>https://www.uneiaparjour.fr/designer/</text:p>
          </table:table-cell>
          <table:table-cell table:style-name="ce74" office:value-type="string" ns42:value-type="string">
            <text:p>images</text:p>
          </table:table-cell>
          <table:table-cell table:style-name="ce74" office:value-type="string" ns42:value-type="string">
            <text:p>présentation</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14" ns42:value-type="date">
            <text:p>1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erb Art</text:p>
          </table:table-cell>
          <table:table-cell table:style-name="ce74" office:value-type="string" ns42:value-type="string">
            <text:p>http://Verb.art : une IA qui génère des imagesà partir de la </text:p>
            <text:p>reconnaissance vocale. Application iOS et Androïd.</text:p>
          </table:table-cell>
          <table:table-cell table:style-name="ce74" office:value-type="string" ns42:value-type="string">
            <text:p>https://www.uneiaparjour.fr/verb-art/</text:p>
          </table:table-cell>
          <table:table-cell table:style-name="ce74" office:value-type="string" ns42:value-type="string">
            <text:p>images</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4-13" ns42:value-type="date">
            <text:p>1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rancher</text:p>
          </table:table-cell>
          <table:table-cell table:style-name="ce74" office:value-type="string" ns42:value-type="string">
            <text:p>Créer une application en ligne utilisant une ou plusieurs IA sans aucune </text:p>
            <text:p>notion de programmation ? Une idée et https://brancher.ai connecte ChatGPT </text:p>
            <text:p>et dallE pour la mettre en forme. Test avec ce créateur d’haïkus illustrés </text:p>
            <text:p>: https://app.brancher.ai/166a66e2-beed-48e4-8601-12f85ce64b0d… (connexion </text:p>
            <text:p>requise)</text:p>
          </table:table-cell>
          <table:table-cell table:style-name="ce74" office:value-type="string" ns42:value-type="string">
            <text:p>https://www.uneiaparjour.fr/brancher/</text:p>
          </table:table-cell>
          <table:table-cell table:style-name="ce74" office:value-type="string" ns42:value-type="string">
            <text:p>appli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2" ns42:value-type="date">
            <text:p>1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urse AI</text:p>
          </table:table-cell>
          <table:table-cell table:style-name="ce74" office:value-type="string" ns42:value-type="string">
            <text:p>Un cours avec quizz en quelques minutes ? Après Nolej, une autre IA le </text:p>
            <text:p>propose : http://courseai.co Un exemple généré en 2 minutes à partir de 6 </text:p>
            <text:p>mots : https://courseai.co/share/zAd40kJUBfWa5J9ZH90h… Contenu par contre </text:p>
            <text:p>pas (encore ?) modifiable. Export scorm possible.</text:p>
          </table:table-cell>
          <table:table-cell table:style-name="ce74" office:value-type="string" ns42:value-type="string">
            <text:p>https://www.uneiaparjour.fr/course-ai/</text:p>
          </table:table-cell>
          <table:table-cell table:style-name="ce74" office:value-type="string" ns42:value-type="string">
            <text:p>éducation</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11" ns42:value-type="date">
            <text:p>1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ight Cafe</text:p>
          </table:table-cell>
          <table:table-cell table:style-name="ce74" office:value-type="string" ns42:value-type="string">
            <text:p>Un nouvel outil proposant plusieurs IA génératives d’imagesdont Dall-e ou </text:p>
            <text:p>la prochaine version de Stable Diffusion, SDBX, avec des aides à la </text:p>
            <text:p>rédaction de prompts : https://nightcafe.studio</text:p>
          </table:table-cell>
          <table:table-cell table:style-name="ce74" office:value-type="string" ns42:value-type="string">
            <text:p>https://www.uneiaparjour.fr/night-cafe/</text:p>
          </table:table-cell>
          <table:table-cell table:style-name="ce74" office:value-type="string" ns42:value-type="string">
            <text:p>images</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10" ns42:value-type="date">
            <text:p>10/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oundraw</text:p>
          </table:table-cell>
          <table:table-cell table:style-name="ce74" office:value-type="string" ns42:value-type="string">
            <text:p>http://Soundraw.io : une IA qui génère des musiques d’une durée jusqu’à 5 </text:p>
            <text:p>min à partir d’une multitude de choix combinables (thèmes, styles, </text:p>
            <text:p>instruments, tempo…). Génération et partages gratuits mais téléchargements </text:p>
            <text:p>sur abonnement.</text:p>
          </table:table-cell>
          <table:table-cell table:style-name="ce74" office:value-type="string" ns42:value-type="string">
            <text:p>https://www.uneiaparjour.fr/soundraw/</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4-09" ns42:value-type="date">
            <text:p>09/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UseChatGPT</text:p>
          </table:table-cell>
          <table:table-cell table:style-name="ce74" office:value-type="string" ns42:value-type="string">
            <text:p>ChatGPT toujours disponible dans son navigateur : c’est ce que propose </text:p>
            <text:p>l’extension http://UseChatGPT.ai pour Chrome. Aide à l’écriture, </text:p>
            <text:p>correcteur, résumé de texte surligné, dictionnaire, traducteur, etc. Via </text:p>
            <text:p>@Siecledigital</text:p>
          </table:table-cell>
          <table:table-cell table:style-name="ce74" office:value-type="string" ns42:value-type="string">
            <text:p>https://www.uneiaparjour.fr/usechatgpt/</text:p>
          </table:table-cell>
          <table:table-cell table:style-name="ce74" office:value-type="string" ns42:value-type="string">
            <text:p>site web</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4-08" ns42:value-type="date">
            <text:p>08/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base</text:p>
          </table:table-cell>
          <table:table-cell table:style-name="ce74" office:value-type="string" ns42:value-type="string">
            <text:p>Grâce à Chatbase (http://chatbase.co) créez votre propre chatbot avec vos </text:p>
            <text:p>fichiers, textes et sites internet. Supporte le français. 1 chatbot – basé </text:p>
            <text:p>sur gpt3, personnalisable, public ou privé, avec iframe – et 30 demandes </text:p>
            <text:p>par mois en version gratuite.</text:p>
          </table:table-cell>
          <table:table-cell table:style-name="ce74" office:value-type="string" ns42:value-type="string">
            <text:p>https://www.uneiaparjour.fr/chatbase-grace-a-chatbase-httpchatbaseco/</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4-07" ns42:value-type="date">
            <text:p>07/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edtime Story</text:p>
          </table:table-cell>
          <table:table-cell table:style-name="ce74" office:value-type="string" ns42:value-type="string">
            <text:p>Une histoire créé par une IA paramètrable et éditable : </text:p>
            <text:p>https://bedtimestory.ai propose de la générer à partir d’un prompt, d’y </text:p>
            <text:p>ajouter des illustrations et de la partager dans une bibliothèque des </text:p>
            <text:p>histoires créées.</text:p>
          </table:table-cell>
          <table:table-cell table:style-name="ce74" office:value-type="string" ns42:value-type="string">
            <text:p>https://www.uneiaparjour.fr/bedtime-story/</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6" ns42:value-type="date">
            <text:p>06/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eve</text:p>
          </table:table-cell>
          <table:table-cell table:style-name="ce74" office:value-type="string" ns42:value-type="string">
            <text:p>Un script ou un page web et http://steve.ai génére une vidéo ou une </text:p>
            <text:p>animation avec musique et voix off ! Deux tests : </text:p>
            <text:p>https://app.steve.ai/video/HOEPM2H9IQ9VRM4P… et </text:p>
            <text:p>https://app.steve.ai/video/9YRFF6OPZFVY5Y7X…. Encore perfectible (lien </text:p>
            <text:p>entre image et texte par exemple) mais déjà très abouti.</text:p>
          </table:table-cell>
          <table:table-cell table:style-name="ce74" office:value-type="string" ns42:value-type="string">
            <text:p>https://www.uneiaparjour.fr/steve/</text:p>
          </table:table-cell>
          <table:table-cell table:style-name="ce74" office:value-type="string" ns42:value-type="string">
            <text:p>musique</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4-05" ns42:value-type="date">
            <text:p>05/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enario</text:p>
          </table:table-cell>
          <table:table-cell table:style-name="ce74" office:value-type="string" ns42:value-type="string">
            <text:p>45 IA génératives d’images(dont stable diffusion) dans un même outil, </text:p>
            <text:p>possibilité de passer de l’une à l’autre avec le même prompt, de </text:p>
            <text:p>l’augmenter, de le corriger, de le rédiger en négatif, de mettre en page ou </text:p>
            <text:p>d’entraîner son IA : https://scenario.com</text:p>
          </table:table-cell>
          <table:table-cell table:style-name="ce74" office:value-type="string" ns42:value-type="string">
            <text:p>https://www.uneiaparjour.fr/scenario-45-ia-generatives-dimages-dont-stabl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4" ns42:value-type="date">
            <text:p>04/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udioGPT</text:p>
          </table:table-cell>
          <table:table-cell table:style-name="ce74" office:value-type="string" ns42:value-type="string">
            <text:p>Une image générée dans un nouveau style ? Un prompt, une image chargée et </text:p>
            <text:p>StudioGPT opère (5 générations gratuites). www.latentlabs.art/dream Nouvel </text:p>
            <text:p>accès (et nouveau nom : “reimagine”) : se rendre sur http://latentlabs.art </text:p>
            <text:p>et choisir dans le menu de la barre de texte “reimagine”</text:p>
          </table:table-cell>
          <table:table-cell table:style-name="ce74" office:value-type="string" ns42:value-type="string">
            <text:p>https://www.uneiaparjour.fr/studiogpt/</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4-03" ns42:value-type="date">
            <text:p>03/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tory Wizard</text:p>
          </table:table-cell>
          <table:table-cell table:style-name="ce74" office:value-type="string" ns42:value-type="string">
            <text:p>Choix d’un personnage principal, description rapide et @StorywizardAIcrée </text:p>
            <text:p>une histoire illustrée avec texte et imageséditables. Un test « brut » ici </text:p>
            <text:p>: http://storywizard.ai/s/fea67bb38b Une histoire gratuite par compte. </text:p>
            <text:p>http://storywizard.ai</text:p>
          </table:table-cell>
          <table:table-cell table:style-name="ce74" office:value-type="string" ns42:value-type="string">
            <text:p>https://www.uneiaparjour.fr/story-wizard/</text:p>
          </table:table-cell>
          <table:table-cell table:style-name="ce74" office:value-type="string" ns42:value-type="string">
            <text:p>histoires enfants</text:p>
          </table:table-cell>
          <table:table-cell table:style-name="ce74" office:value-type="string" ns42:value-type="string">
            <text:p>image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4-02" ns42:value-type="date">
            <text:p>02/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Quiz Wizard</text:p>
          </table:table-cell>
          <table:table-cell table:style-name="ce74" office:value-type="string" ns42:value-type="string">
            <text:p>Un quiz généré à partir d’un document ou d’un prompt ? @wooclap propose </text:p>
            <text:p>désormais Quiz Wizard. (base du test : 1er sketchnote de cet article de </text:p>
            <text:p>@reseau_canope : </text:p>
            <text:p>https://www.reseau-canope.fr/intelligence-artificielle.html). </text:p>
            <text:p>https://wooclap.com/fr/quiz-wizard/</text:p>
          </table:table-cell>
          <table:table-cell table:style-name="ce74" office:value-type="string" ns42:value-type="string">
            <text:p>https://www.uneiaparjour.fr/un-quiz-genere-a-partir-dun-document-ou-dun/</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4-01" ns42:value-type="date">
            <text:p>01/04/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en1 de Runway</text:p>
          </table:table-cell>
          <table:table-cell table:style-name="ce74" office:value-type="string" ns42:value-type="string">
            <text:p>Avec l’outil « Gen-1 : Video to video » de @runwayml (version beta), </text:p>
            <text:p>transformez une vidéo à partir d’un prompt ou de styles prédéfinis en </text:p>
            <text:p>quelques dizaines de secondes. https://app.runwayml.com/video-tools/</text:p>
          </table:table-cell>
          <table:table-cell table:style-name="ce74" office:value-type="string" ns42:value-type="string">
            <text:p>https://www.uneiaparjour.fr/gen1-de-runway/</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31" ns42:value-type="date">
            <text:p>3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atbird</text:p>
          </table:table-cell>
          <table:table-cell table:style-name="ce74" office:value-type="string" ns42:value-type="string">
            <text:p>15 IA génératives d’imagesqui produisent à partir d’un seul prompt, dans </text:p>
            <text:p>un outil unique : voici Catbird ! https://catbird.ai</text:p>
          </table:table-cell>
          <table:table-cell table:style-name="ce74" office:value-type="string" ns42:value-type="string">
            <text:p>https://www.uneiaparjour.fr/catbir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30" ns42:value-type="date">
            <text:p>3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ype</text:p>
          </table:table-cell>
          <table:table-cell table:style-name="ce74" office:value-type="string" ns42:value-type="string">
            <text:p>Type : une IA générative de texte avec outil de mise en page. http://type.ai</text:p>
          </table:table-cell>
          <table:table-cell table:style-name="ce74" office:value-type="string" ns42:value-type="string">
            <text:p>https://www.uneiaparjour.fr/type-type-une-ia-generative-de-texte-avec-outil/</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29" ns42:value-type="date">
            <text:p>2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ttypdf</text:p>
          </table:table-cell>
          <table:table-cell table:style-name="ce74" office:value-type="string" ns42:value-type="string">
            <text:p>Questionner un pdf ? Chattypdf ! Prompt en français accepté, réponse en </text:p>
            <text:p>anglais. https://www.chattypdf.com</text:p>
          </table:table-cell>
          <table:table-cell table:style-name="ce74" office:value-type="string" ns42:value-type="string">
            <text:p>https://www.uneiaparjour.fr/chattypdf/</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28" ns42:value-type="date">
            <text:p>2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listai</text:p>
          </table:table-cell>
          <table:table-cell table:style-name="ce74" office:value-type="string" ns42:value-type="string">
            <text:p>Playlistai (iOS) propose des playlists Spotify ou AppleMusic à partir d’un </text:p>
            <text:p>prompt, d’un artiste, d’un genre, d’affiche et même de vidéo ! Test à </text:p>
            <text:p>partir de l’affiche des @eurockeennes, pas parfait mais possibilité de </text:p>
            <text:p>choix. http://playlistai.app</text:p>
          </table:table-cell>
          <table:table-cell table:style-name="ce74" office:value-type="string" ns42:value-type="string">
            <text:p>https://www.uneiaparjour.fr/playlistai/</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27" ns42:value-type="date">
            <text:p>2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GPTGO</text:p>
          </table:table-cell>
          <table:table-cell table:style-name="ce74" office:value-type="string" ns42:value-type="string">
            <text:p>Et si Google et Chat GPT se retrouvaient dans une même interface et </text:p>
            <text:p>répondaient à la même requête ? Voici GPTGO, gratuit et sans compte (avec </text:p>
            <text:p>publicité). https://gptgo.ai</text:p>
          </table:table-cell>
          <table:table-cell table:style-name="ce74" office:value-type="string" ns42:value-type="string">
            <text:p>https://www.uneiaparjour.fr/gptgo/</text:p>
          </table:table-cell>
          <table:table-cell table:style-name="ce74" office:value-type="string" ns42:value-type="string">
            <text:p>recherch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6" ns42:value-type="date">
            <text:p>2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onardo</text:p>
          </table:table-cell>
          <table:table-cell table:style-name="ce74" office:value-type="string" ns42:value-type="string">
            <text:p>@LeonardoAi_ : générateur d’imagesà partir de plus de 20 modèles d’IA, </text:p>
            <text:p>aide au prompt, outil de composition et possibilité d’entraîner sa propre </text:p>
            <text:p>IA partageable ensuite. https://leonardo.ai</text:p>
          </table:table-cell>
          <table:table-cell table:style-name="ce74" office:value-type="string" ns42:value-type="string">
            <text:p>https://www.uneiaparjour.fr/leonardo/</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5" ns42:value-type="date">
            <text:p>2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Opéra</text:p>
          </table:table-cell>
          <table:table-cell table:style-name="ce74" office:value-type="string" ns42:value-type="string">
            <text:p>Chatsonic et ChatGPT intégrés et connectés au web dans un navigateur, des </text:p>
            <text:p>“AI Prompts” contextualisés en fonction des pages et qui réagissent à du </text:p>
            <text:p>texte surligné : c’est ce que propose la dernière version d’Opéra </text:p>
            <text:p>https://opera.com/fr</text:p>
          </table:table-cell>
          <table:table-cell table:style-name="ce74" office:value-type="string" ns42:value-type="string">
            <text:p>https://www.uneiaparjour.fr/opera/</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navigateur</text:p>
          </table:table-cell>
          <table:table-cell table:style-name="ce88"/>
          <table:table-cell table:style-name="ce92" office:value-type="date" office:date-value="2023-03-24" ns42:value-type="date">
            <text:p>2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licit</text:p>
          </table:table-cell>
          <table:table-cell table:style-name="ce74" office:value-type="string" ns42:value-type="string">
            <text:p>Un moteur de recherche dédié à la littérature scientifique en libre accès </text:p>
            <text:p>(175 M d’écrits) avec l’aide de Chat GPT : @elicitorg. Recherche en langage </text:p>
            <text:p>naturel, proposition de prompts, résumés, questionnement direct, exports… </text:p>
            <text:p>https://elicit.org</text:p>
          </table:table-cell>
          <table:table-cell table:style-name="ce74" office:value-type="string" ns42:value-type="string">
            <text:p>https://www.uneiaparjour.fr/elicit/</text:p>
          </table:table-cell>
          <table:table-cell table:style-name="ce74" office:value-type="string" ns42:value-type="string">
            <text:p>documents</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23" ns42:value-type="date">
            <text:p>2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erplexity</text:p>
          </table:table-cell>
          <table:table-cell table:style-name="ce74" office:value-type="string" ns42:value-type="string">
            <text:p>Perplexity, entre moteur de recherche et IA générative de texte, résumé </text:p>
            <text:p>possible et interrogation des résultats. https://perplexity.ai</text:p>
          </table:table-cell>
          <table:table-cell table:style-name="ce74" office:value-type="string" ns42:value-type="string">
            <text:p>https://www.uneiaparjour.fr/perplexity/</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74" office:value-type="string" ns42:value-type="string">
            <text:p>chatbot</text:p>
          </table:table-cell>
          <table:table-cell table:style-name="ce88" table:number-columns-repeated="2"/>
          <table:table-cell table:style-name="ce92" office:value-type="date" office:date-value="2023-03-22" ns42:value-type="date">
            <text:p>2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at.dev</text:p>
          </table:table-cell>
          <table:table-cell table:style-name="ce74" office:value-type="string" ns42:value-type="string">
            <text:p>Tester 25 IA génératives de texte (dont Chat GPT 4, Da Vinci, Claude…), </text:p>
            <text:p>jouer sur leurs paramètres et même les comparer, c’est la proposition de </text:p>
            <text:p>Nat.dev (10 requêtes par jour pour certaines dont GPT4). https://nat.dev</text:p>
          </table:table-cell>
          <table:table-cell table:style-name="ce74" office:value-type="string" ns42:value-type="string">
            <text:p>https://www.uneiaparjour.fr/natdev-tester-25-ia-generatives-de-texte-dont/</text:p>
          </table:table-cell>
          <table:table-cell table:style-name="ce74" office:value-type="string" ns42:value-type="string">
            <text:p>archives</text:p>
          </table:table-cell>
          <table:table-cell table:style-name="ce74" table:number-columns-repeated="3"/>
          <table:table-cell table:style-name="ce88" table:number-columns-repeated="2"/>
          <table:table-cell table:style-name="ce92" office:value-type="date" office:date-value="2023-03-21" ns42:value-type="date">
            <text:p>2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agine</text:p>
          </table:table-cell>
          <table:table-cell table:style-name="ce74" office:value-type="string" ns42:value-type="string">
            <text:p>“Imagine” de @MagicStudio : IA générative d’imagesavec édition du prompt, </text:p>
            <text:p>gomme et suppression d’arrière-plan possibles. </text:p>
            <text:p>https://magicstudio.com/fr/imagine</text:p>
          </table:table-cell>
          <table:table-cell table:style-name="ce74" office:value-type="string" ns42:value-type="string">
            <text:p>https://www.uneiaparjour.fr/imagine/</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20" ns42:value-type="date">
            <text:p>2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do</text:p>
          </table:table-cell>
          <table:table-cell table:style-name="ce74" office:value-type="string" ns42:value-type="string">
            <text:p>Ludo propose d’assister la création d’un jeu vidéo : de l’idéation en </text:p>
            <text:p>passant par la mécanique de jeu, les personnages, la règle du jeu, la </text:p>
            <text:p>génération des images, etc. jusqu’à sa description complète. https://ludo.ai</text:p>
          </table:table-cell>
          <table:table-cell table:style-name="ce74" office:value-type="string" ns42:value-type="string">
            <text:p>https://www.uneiaparjour.fr/ludo/</text:p>
          </table:table-cell>
          <table:table-cell table:style-name="ce74" office:value-type="string" ns42:value-type="string">
            <text:p>images</text:p>
          </table:table-cell>
          <table:table-cell table:style-name="ce74" office:value-type="string" ns42:value-type="string">
            <text:p>jeu vidéo</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19" ns42:value-type="date">
            <text:p>1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oomy</text:p>
          </table:table-cell>
          <table:table-cell table:style-name="ce74" office:value-type="string" ns42:value-type="string">
            <text:p>Envie d’une production musicale unique ? Boomy propose de s’en charger : </text:p>
            <text:p>choix du style, du type de composition, des instruments et en quelques </text:p>
            <text:p>dizaines de secondes le son est prêt, modifiable et partageable. </text:p>
            <text:p>http://boomy.com</text:p>
          </table:table-cell>
          <table:table-cell table:style-name="ce74" office:value-type="string" ns42:value-type="string">
            <text:p>https://www.uneiaparjour.fr/boomy/</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3-18" ns42:value-type="date">
            <text:p>1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Bing</text:p>
          </table:table-cell>
          <table:table-cell table:style-name="ce74" office:value-type="string" ns42:value-type="string">
            <text:p>Une fois n’est pas coutume, un poids lourd dans une #uneIAparjour : le </text:p>
            <text:p>nouveau Bing qui embarque Chat GPT 4 dans son mode « copilote ». Mode </text:p>
            <text:p>conversationnel, suggestions, 3 styles différents, dictée vocale, sources… </text:p>
            <text:p>ChatGPT a déjà grandi. https://bingapp.microsoft.com/bing</text:p>
          </table:table-cell>
          <table:table-cell table:style-name="ce74" office:value-type="string" ns42:value-type="string">
            <text:p>https://www.uneiaparjour.fr/bing/</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usage illimité</text:p>
          </table:table-cell>
          <table:table-cell table:style-name="ce74"/>
          <table:table-cell table:style-name="ce88" table:number-columns-repeated="2"/>
          <table:table-cell table:style-name="ce92" office:value-type="date" office:date-value="2023-03-17" ns42:value-type="date">
            <text:p>1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ytr</text:p>
          </table:table-cell>
          <table:table-cell table:style-name="ce74" office:value-type="string" ns42:value-type="string">
            <text:p>Un outil d’aide à l’écriture pour cette nouvelle #uneIAparjour : . 30 </text:p>
            <text:p>langues, plusieurs tons, des cas d’usages pour guider, des outils de mise </text:p>
            <text:p>en page, d’expansion et de reformulation pour un texte qui prend forme pas </text:p>
            <text:p>à pas. http://rytr.me</text:p>
          </table:table-cell>
          <table:table-cell table:style-name="ce74" office:value-type="string" ns42:value-type="string">
            <text:p>https://www.uneiaparjour.fr/rytr/</text:p>
          </table:table-cell>
          <table:table-cell table:style-name="ce74" office:value-type="string" ns42:value-type="string">
            <text:p>texte</text:p>
          </table:table-cell>
          <table:table-cell table:style-name="ce74" table:number-columns-repeated="3"/>
          <table:table-cell table:style-name="ce88" table:number-columns-repeated="2"/>
          <table:table-cell table:style-name="ce92" office:value-type="date" office:date-value="2023-03-16" ns42:value-type="date">
            <text:p>1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odulo AI assistant</text:p>
          </table:table-cell>
          <table:table-cell table:style-name="ce74" office:value-type="string" ns42:value-type="string">
            <text:p>Pour cette nouvelle #uneIAparjour voici l’assistant de Modulo de @Tart2000 </text:p>
            <text:p>(outil plus que conseillé !) : un prompt et l’IA nous propose un découpage </text:p>
            <text:p>du sujet et des activités. Version beta à tester avec 10 essais </text:p>
            <text:p>https://app.modulo.io/ai_assistant</text:p>
          </table:table-cell>
          <table:table-cell table:style-name="ce74" office:value-type="string" ns42:value-type="string">
            <text:p>https://www.uneiaparjour.fr/modulo-ai-assistant/</text:p>
          </table:table-cell>
          <table:table-cell table:style-name="ce74" office:value-type="string" ns42:value-type="string">
            <text:p>éducation</text:p>
          </table:table-cell>
          <table:table-cell table:style-name="ce74" table:number-columns-repeated="3"/>
          <table:table-cell table:style-name="ce88" table:number-columns-repeated="2"/>
          <table:table-cell table:style-name="ce92" office:value-type="date" office:date-value="2023-03-15" ns42:value-type="date">
            <text:p>1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Nolej</text:p>
          </table:table-cell>
          <table:table-cell table:style-name="ce74" office:value-type="string" ns42:value-type="string">
            <text:p>Nolej créé des modules de formation à partir de textes, vidéos ou URL avec </text:p>
            <text:p>cours, quiz, flashcards (en anglais seulement). Ex réalisé en 3 minutes et </text:p>
            <text:p>sans intervention : </text:p>
            <text:p>https://h5p-live.nolej.app/documents/b1884490-bae9-43c0-9b4d-7b544f53a535/previews/ibook/index.html </text:p>
            <text:p>via @coutleea et @benovigo https://nolej.io/</text:p>
          </table:table-cell>
          <table:table-cell table:style-name="ce74" office:value-type="string" ns42:value-type="string">
            <text:p>https://www.uneiaparjour.fr/nolej/</text:p>
          </table:table-cell>
          <table:table-cell table:style-name="ce74" office:value-type="string" ns42:value-type="string">
            <text:p>éducation</text:p>
          </table:table-cell>
          <table:table-cell table:style-name="ce74" office:value-type="string" ns42:value-type="string">
            <text:p>quiz et flashcards</text:p>
          </table:table-cell>
          <table:table-cell table:style-name="ce74" table:number-columns-repeated="2"/>
          <table:table-cell table:style-name="ce88" table:number-columns-repeated="2"/>
          <table:table-cell table:style-name="ce92" office:value-type="date" office:date-value="2023-03-14" ns42:value-type="date">
            <text:p>1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unway ML</text:p>
          </table:table-cell>
          <table:table-cell table:style-name="ce74" office:value-type="string" ns42:value-type="string">
            <text:p>30 outils tournés vers l’image (fixe ou animée), de la création à la </text:p>
            <text:p>modification, réunis en un seul endroit : bonne visite de @runwayml ! </text:p>
            <text:p>https://runwayml.com</text:p>
          </table:table-cell>
          <table:table-cell table:style-name="ce74" office:value-type="string" ns42:value-type="string">
            <text:p>https://www.uneiaparjour.fr/runway-ml/</text:p>
          </table:table-cell>
          <table:table-cell table:style-name="ce74" office:value-type="string" ns42:value-type="string">
            <text:p>images</text:p>
          </table:table-cell>
          <table:table-cell table:style-name="ce74" office:value-type="string" ns42:value-type="string">
            <text:p>vidéo</text:p>
          </table:table-cell>
          <table:table-cell table:style-name="ce74" table:number-columns-repeated="2"/>
          <table:table-cell table:style-name="ce88" table:number-columns-repeated="2"/>
          <table:table-cell table:style-name="ce92" office:value-type="date" office:date-value="2023-03-13" ns42:value-type="date">
            <text:p>1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mgCreator</text:p>
          </table:table-cell>
          <table:table-cell table:style-name="ce74" office:value-type="string" ns42:value-type="string">
            <text:p>Imgcreator : génération d’images, outils de mise en page et de retouche et </text:p>
            <text:p>ajouts de détails dans l’image. https://imgcreator.zmo.ai/ai-designer</text:p>
          </table:table-cell>
          <table:table-cell table:style-name="ce74" office:value-type="string" ns42:value-type="string">
            <text:p>https://www.uneiaparjour.fr/imgcreator/</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12" ns42:value-type="date">
            <text:p>1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himsical</text:p>
          </table:table-cell>
          <table:table-cell table:style-name="ce74" office:value-type="string" ns42:value-type="string">
            <text:p>Avec Whimsical, créez des cartes heuristiques à partir d’un sujet-prompt </text:p>
            <text:p>central, puis branche par branche l’IA génère des idées. </text:p>
            <text:p>http://whimsical.com</text:p>
          </table:table-cell>
          <table:table-cell table:style-name="ce74" office:value-type="string" ns42:value-type="string">
            <text:p>https://www.uneiaparjour.fr/whimsical/</text:p>
          </table:table-cell>
          <table:table-cell table:style-name="ce74" office:value-type="string" ns42:value-type="string">
            <text:p>mindmap</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1" ns42:value-type="date">
            <text:p>1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ody</text:p>
          </table:table-cell>
          <table:table-cell table:style-name="ce74" office:value-type="string" ns42:value-type="string">
            <text:p>Cody se propose de devenir notre assistant personnel : à partir d’une base </text:p>
            <text:p>de documents textes ou présentations que l’on créé, Cody répond à nos </text:p>
            <text:p>questions – en citant ses sources – en puisant dans cette base personnelle. </text:p>
            <text:p>https://meetcody.ai</text:p>
          </table:table-cell>
          <table:table-cell table:style-name="ce74" office:value-type="string" ns42:value-type="string">
            <text:p>https://www.uneiaparjour.fr/cody/</text:p>
          </table:table-cell>
          <table:table-cell table:style-name="ce74" office:value-type="string" ns42:value-type="string">
            <text:p>chatbot</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10" ns42:value-type="date">
            <text:p>10/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ucidpic</text:p>
          </table:table-cell>
          <table:table-cell table:style-name="ce74" office:value-type="string" ns42:value-type="string">
            <text:p>Pour créer des portraits paramétrables de personnes qui n’existent pas, </text:p>
            <text:p>libres de droits, pour illustrer des documents : Lucidpic. </text:p>
            <text:p>https://lucidpic.com</text:p>
          </table:table-cell>
          <table:table-cell table:style-name="ce74" office:value-type="string" ns42:value-type="string">
            <text:p>https://www.uneiaparjour.fr/lucidpic/</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3-09" ns42:value-type="date">
            <text:p>09/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WebChatGPT</text:p>
          </table:table-cell>
          <table:table-cell table:style-name="ce74" office:value-type="string" ns42:value-type="string">
            <text:p>Un accès au web pour Chat GPT pour qu’il puiser dans des sources récentes </text:p>
            <text:p>et les cite ? L’extension Chrome ou Firefox “ChatGPT advanced” le permet. </text:p>
            <text:p>https://github.com/interstellard/chatgpt-advanced</text:p>
          </table:table-cell>
          <table:table-cell table:style-name="ce74" office:value-type="string" ns42:value-type="string">
            <text:p>https://www.uneiaparjour.fr/webchatgpt/</text:p>
          </table:table-cell>
          <table:table-cell table:style-name="ce74" office:value-type="string" ns42:value-type="string">
            <text:p>chatbot</text:p>
          </table:table-cell>
          <table:table-cell table:style-name="ce74" office:value-type="string" ns42:value-type="string">
            <text:p>open sourc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3-08" ns42:value-type="date">
            <text:p>08/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ippity</text:p>
          </table:table-cell>
          <table:table-cell table:style-name="ce74" office:value-type="string" ns42:value-type="string">
            <text:p>Un texte jusqu’à 10000 caractères ou une URL et Yippity génère un </text:p>
            <text:p>questionnaire éditable (accepte les textes en français mais les traduit : </text:p>
            <text:p>fonctionne en anglais, espagnol ou italien). http://yippity.io</text:p>
          </table:table-cell>
          <table:table-cell table:style-name="ce74" office:value-type="string" ns42:value-type="string">
            <text:p>https://www.uneiaparjour.fr/un-texte-jusqua-10000-caracteres-ou-une-url-et-2/</text:p>
          </table:table-cell>
          <table:table-cell table:style-name="ce74" office:value-type="string" ns42:value-type="string">
            <text:p>quiz et flashcards</text:p>
          </table:table-cell>
          <table:table-cell table:style-name="ce74" office:value-type="string" ns42:value-type="string">
            <text:p>texte</text:p>
          </table:table-cell>
          <table:table-cell table:style-name="ce74" table:number-columns-repeated="2"/>
          <table:table-cell table:style-name="ce88" table:number-columns-repeated="2"/>
          <table:table-cell table:style-name="ce92" office:value-type="date" office:date-value="2023-03-07" ns42:value-type="date">
            <text:p>07/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Endless Visual Novel</text:p>
          </table:table-cell>
          <table:table-cell table:style-name="ce74" office:value-type="string" ns42:value-type="string">
            <text:p>Endlessvn propose une nouvelle expérience de jeu vidéo : des personnages, </text:p>
            <text:p>un monde, un scénario, un univers sonore uniques créés à partir de simples </text:p>
            <text:p>descriptions et mis en œuvre en quelques minutes par plusieurs IA </text:p>
            <text:p>https://endlessvn.io</text:p>
          </table:table-cell>
          <table:table-cell table:style-name="ce74" office:value-type="string" ns42:value-type="string">
            <text:p>https://www.uneiaparjour.fr/endless-visual-novel-2/</text:p>
          </table:table-cell>
          <table:table-cell table:style-name="ce74" office:value-type="string" ns42:value-type="string">
            <text:p>jeu vidéo</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3-06" ns42:value-type="date">
            <text:p>06/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Vizcom</text:p>
          </table:table-cell>
          <table:table-cell table:style-name="ce74" office:value-type="string" ns42:value-type="string">
            <text:p>En combinant dessin et prompt, Vizcom crée des imagesen rendu 3D que l’on </text:p>
            <text:p>peut faire évoluer à chaque changement du dessin ou de l’instruction. </text:p>
            <text:p>https://vizcom.ai</text:p>
          </table:table-cell>
          <table:table-cell table:style-name="ce74" office:value-type="string" ns42:value-type="string">
            <text:p>https://www.uneiaparjour.fr/vizcom-2/</text:p>
          </table:table-cell>
          <table:table-cell table:style-name="ce74" office:value-type="string" ns42:value-type="string">
            <text:p>images</text:p>
          </table:table-cell>
          <table:table-cell table:style-name="ce74" office:value-type="string" ns42:value-type="string">
            <text:p>images 3D</text:p>
          </table:table-cell>
          <table:table-cell table:style-name="ce74" table:number-columns-repeated="2"/>
          <table:table-cell table:style-name="ce88" table:number-columns-repeated="2"/>
          <table:table-cell table:style-name="ce92" office:value-type="date" office:date-value="2023-03-05" ns42:value-type="date">
            <text:p>05/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aint by Text</text:p>
          </table:table-cell>
          <table:table-cell table:style-name="ce74" office:value-type="string" ns42:value-type="string">
            <text:p>Paint by text, l’édition d’imagesà partir d’une requête texte. </text:p>
            <text:p>https://paintbytext.chat</text:p>
          </table:table-cell>
          <table:table-cell table:style-name="ce74" office:value-type="string" ns42:value-type="string">
            <text:p>https://www.uneiaparjour.fr/paint-by-text-2/</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3-04" ns42:value-type="date">
            <text:p>04/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Humata</text:p>
          </table:table-cell>
          <table:table-cell table:style-name="ce74" office:value-type="string" ns42:value-type="string">
            <text:p>Un document pdf résumé et que l’on peut questionner ? Humata analyse, </text:p>
            <text:p>synthétise, répond et peut même continuer un texte. Pdf jusqu’à 20 pages en </text:p>
            <text:p>version gratuite https://humata.ai</text:p>
          </table:table-cell>
          <table:table-cell table:style-name="ce74" office:value-type="string" ns42:value-type="string">
            <text:p>https://www.uneiaparjour.fr/humata-2/</text:p>
          </table:table-cell>
          <table:table-cell table:style-name="ce74" office:value-type="string" ns42:value-type="string">
            <text:p>chatbot</text:p>
          </table:table-cell>
          <table:table-cell table:style-name="ce74" office:value-type="string" ns42:value-type="string">
            <text:p>documents</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3" ns42:value-type="date">
            <text:p>03/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Ayoa</text:p>
          </table:table-cell>
          <table:table-cell table:style-name="ce74" office:value-type="string" ns42:value-type="string">
            <text:p>Avec Ayoa l’IA devient génératrice d’idées mises en forme dans une carte </text:p>
            <text:p>heuristique qui peut être illustrée par des images… générées par l’IA ! </text:p>
            <text:p>https://ayoa.com</text:p>
          </table:table-cell>
          <table:table-cell table:style-name="ce74" office:value-type="string" ns42:value-type="string">
            <text:p>https://www.uneiaparjour.fr/ayoa/</text:p>
          </table:table-cell>
          <table:table-cell table:style-name="ce74" office:value-type="string" ns42:value-type="string">
            <text:p>images</text:p>
          </table:table-cell>
          <table:table-cell table:style-name="ce74" office:value-type="string" ns42:value-type="string">
            <text:p>mindmap</text:p>
          </table:table-cell>
          <table:table-cell table:style-name="ce74" office:value-type="string" ns42:value-type="string">
            <text:p>texte</text:p>
          </table:table-cell>
          <table:table-cell table:style-name="ce74"/>
          <table:table-cell table:style-name="ce88" table:number-columns-repeated="2"/>
          <table:table-cell table:style-name="ce92" office:value-type="date" office:date-value="2023-03-02" ns42:value-type="date">
            <text:p>02/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Invideo</text:p>
          </table:table-cell>
          <table:table-cell table:style-name="ce74" office:value-type="string" ns42:value-type="string">
            <text:p>Avec @InVideoOfficial, un modèle choisi, un script dans l’outil “text to </text:p>
            <text:p>video” qui se transforme en vidéo sonorisée et sous-titrée, éditable sur un </text:p>
            <text:p>banc de montage ! https://invideo.io</text:p>
          </table:table-cell>
          <table:table-cell table:style-name="ce74" office:value-type="string" ns42:value-type="string">
            <text:p>https://www.uneiaparjour.fr/invideo-2/</text:p>
          </table:table-cell>
          <table:table-cell table:style-name="ce74" office:value-type="string" ns42:value-type="string">
            <text:p>vidéo</text:p>
          </table:table-cell>
          <table:table-cell table:style-name="ce74" table:number-columns-repeated="3"/>
          <table:table-cell table:style-name="ce88" table:number-columns-repeated="2"/>
          <table:table-cell table:style-name="ce92" office:value-type="date" office:date-value="2023-03-01" ns42:value-type="date">
            <text:p>01/03/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Character</text:p>
          </table:table-cell>
          <table:table-cell table:style-name="ce74" office:value-type="string" ns42:value-type="string">
            <text:p>Une discussion avec Platon, Tolkien, Billie Eilish, Mario, apprendre une </text:p>
            <text:p>langue en conversant ou échanger avec votre propre personnage fraichement </text:p>
            <text:p>créé ? Testez sans plus attendre Character.ai ! https://beta.character.ai </text:p>
            <text:p>Ajouté le 24/09/23 : Quatre articles repérés ces derniers jours à propos de </text:p>
            <text:p>http://character.ai proposé il y a quelques mois dans #uneIAparjour : – </text:p>
            <text:p>https://lesechos.fr/tech-medias/intelligence-artificielle/characterai-lintelligence-artificielle-qui-comble-la-solitude-des-ados-1979846… </text:p>
            <text:p>– […]</text:p>
          </table:table-cell>
          <table:table-cell table:style-name="ce74" office:value-type="string" ns42:value-type="string">
            <text:p>https://www.uneiaparjour.fr/characterai/</text:p>
          </table:table-cell>
          <table:table-cell table:style-name="ce74" office:value-type="string" ns42:value-type="string">
            <text:p>texte</text:p>
          </table:table-cell>
          <table:table-cell table:style-name="ce74" office:value-type="string" ns42:value-type="string">
            <text:p>usage illimité</text:p>
          </table:table-cell>
          <table:table-cell table:style-name="ce74" table:number-columns-repeated="2"/>
          <table:table-cell table:style-name="ce88" table:number-columns-repeated="2"/>
          <table:table-cell table:style-name="ce92" office:value-type="date" office:date-value="2023-02-28" ns42:value-type="date">
            <text:p>2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Riffusion</text:p>
          </table:table-cell>
          <table:table-cell table:style-name="ce74" office:value-type="string" ns42:value-type="string">
            <text:p>Envie d’une playlist de musiques qui n’existent pas encore créées au gré </text:p>
            <text:p>des envies ? Riffusion est prêt à accueillir nos prompts. </text:p>
            <text:p>https://riffusion.com</text:p>
          </table:table-cell>
          <table:table-cell table:style-name="ce74" office:value-type="string" ns42:value-type="string">
            <text:p>https://www.uneiaparjour.fr/riffusion/</text:p>
          </table:table-cell>
          <table:table-cell table:style-name="ce74" office:value-type="string" ns42:value-type="string">
            <text:p>musique</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7" ns42:value-type="date">
            <text:p>2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Scribble Diffusion</text:p>
          </table:table-cell>
          <table:table-cell table:style-name="ce74" office:value-type="string" ns42:value-type="string">
            <text:p>Un dessin à main levé précisé par un prompt et Scribble Diffusion nous </text:p>
            <text:p>propose une image. Open source. https://scribblediffusion.com/</text:p>
          </table:table-cell>
          <table:table-cell table:style-name="ce74" office:value-type="string" ns42:value-type="string">
            <text:p>https://www.uneiaparjour.fr/scribble-diffusion/</text:p>
          </table:table-cell>
          <table:table-cell table:style-name="ce74" office:value-type="string" ns42:value-type="string">
            <text:p>images</text:p>
          </table:table-cell>
          <table:table-cell table:style-name="ce74" office:value-type="string" ns42:value-type="string">
            <text:p>open source</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88" table:number-columns-repeated="2"/>
          <table:table-cell table:style-name="ce92" office:value-type="date" office:date-value="2023-02-26" ns42:value-type="date">
            <text:p>26/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ixo</text:p>
          </table:table-cell>
          <table:table-cell table:style-name="ce74" office:value-type="string" ns42:value-type="string">
            <text:p>1 prompt, 20 secondes, 1 page web rédigée et illustrée, avec titre original </text:p>
            <text:p>et logo, modifiable et hébergeable. C’est le pari relevé par @MixoTeam </text:p>
            <text:p>https://app.mixo.io</text:p>
          </table:table-cell>
          <table:table-cell table:style-name="ce74" office:value-type="string" ns42:value-type="string">
            <text:p>https://www.uneiaparjour.fr/prompt-20-secondes-1-page-web-redigee-et/</text:p>
          </table:table-cell>
          <table:table-cell table:style-name="ce74" office:value-type="string" ns42:value-type="string">
            <text:p>site web</text:p>
          </table:table-cell>
          <table:table-cell table:style-name="ce74" table:number-columns-repeated="3"/>
          <table:table-cell table:style-name="ce88" table:number-columns-repeated="2"/>
          <table:table-cell table:style-name="ce92" office:value-type="date" office:date-value="2023-02-25" ns42:value-type="date">
            <text:p>25/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YouChat</text:p>
          </table:table-cell>
          <table:table-cell table:style-name="ce74" office:value-type="string" ns42:value-type="string">
            <text:p>Une IA conversationnelle qui cite ses sources dans un moteur de recherche ? </text:p>
            <text:p>Youchat est intégré dans http://You.com </text:p>
            <text:p>https://you.com/search?q=who+are+you&amp;fromSearchBar=true&amp;tbm=youchat</text:p>
          </table:table-cell>
          <table:table-cell table:style-name="ce74" office:value-type="string" ns42:value-type="string">
            <text:p>https://www.uneiaparjour.fr/youchat/</text:p>
          </table:table-cell>
          <table:table-cell table:style-name="ce74" office:value-type="string" ns42:value-type="string">
            <text:p>chatbot</text:p>
          </table:table-cell>
          <table:table-cell table:style-name="ce74" office:value-type="string" ns42:value-type="string">
            <text:p>recherche</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24" ns42:value-type="date">
            <text:p>24/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Tome</text:p>
          </table:table-cell>
          <table:table-cell table:style-name="ce74" office:value-type="string" ns42:value-type="string">
            <text:p>Une requête détaillée = une présentation textes et images, c’est Tome. </text:p>
            <text:p>https://tome.app/</text:p>
          </table:table-cell>
          <table:table-cell table:style-name="ce74" office:value-type="string" ns42:value-type="string">
            <text:p>https://www.uneiaparjour.fr/tome-2/</text:p>
          </table:table-cell>
          <table:table-cell table:style-name="ce74" office:value-type="string" ns42:value-type="string">
            <text:p>présentation</text:p>
          </table:table-cell>
          <table:table-cell table:style-name="ce74" table:number-columns-repeated="3"/>
          <table:table-cell table:style-name="ce88" table:number-columns-repeated="2"/>
          <table:table-cell table:style-name="ce92" office:value-type="date" office:date-value="2023-02-23" ns42:value-type="date">
            <text:p>23/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Lexica</text:p>
          </table:table-cell>
          <table:table-cell table:style-name="ce74" office:value-type="string" ns42:value-type="string">
            <text:p>Lexica, IA génératrice d’imagesbasée sur Stable diffusion et galerie. </text:p>
            <text:p>https://lexica.art/</text:p>
          </table:table-cell>
          <table:table-cell table:style-name="ce74" office:value-type="string" ns42:value-type="string">
            <text:p>https://www.uneiaparjour.fr/lexica/</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22" ns42:value-type="date">
            <text:p>22/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Fliki</text:p>
          </table:table-cell>
          <table:table-cell table:style-name="ce74" office:value-type="string" ns42:value-type="string">
            <text:p>Un texte transformé en vidéo avec voix et sous-titrage grâce à l’IA ? </text:p>
            <text:p>@fliki_ai https://fliki.ai/</text:p>
          </table:table-cell>
          <table:table-cell table:style-name="ce74" office:value-type="string" ns42:value-type="string">
            <text:p>https://www.uneiaparjour.fr/flikiai/</text:p>
          </table:table-cell>
          <table:table-cell table:style-name="ce74" office:value-type="string" ns42:value-type="string">
            <text:p>texte</text:p>
          </table:table-cell>
          <table:table-cell table:style-name="ce74" office:value-type="string" ns42:value-type="string">
            <text:p>voix</text:p>
          </table:table-cell>
          <table:table-cell table:style-name="ce74" table:number-columns-repeated="2"/>
          <table:table-cell table:style-name="ce88" table:number-columns-repeated="2"/>
          <table:table-cell table:style-name="ce92" office:value-type="date" office:date-value="2023-02-21" ns42:value-type="date">
            <text:p>21/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rf</text:p>
          </table:table-cell>
          <table:table-cell table:style-name="ce74" office:value-type="string" ns42:value-type="string">
            <text:p>Utiliser l’IA pour transcrire et dire des textes dans 120 voix et avec </text:p>
            <text:p>différents tons, vitesses etc. ? @MURFAISTUDIO https://murf.ai/</text:p>
          </table:table-cell>
          <table:table-cell table:style-name="ce74" office:value-type="string" ns42:value-type="string">
            <text:p>https://www.uneiaparjour.fr/murfai-2/</text:p>
          </table:table-cell>
          <table:table-cell table:style-name="ce74" office:value-type="string" ns42:value-type="string">
            <text:p>voix</text:p>
          </table:table-cell>
          <table:table-cell table:style-name="ce74" table:number-columns-repeated="3"/>
          <table:table-cell table:style-name="ce88" table:number-columns-repeated="2"/>
          <table:table-cell table:style-name="ce92" office:value-type="date" office:date-value="2023-02-20" ns42:value-type="date">
            <text:p>20/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layground</text:p>
          </table:table-cell>
          <table:table-cell table:style-name="ce74" office:value-type="string" ns42:value-type="string">
            <text:p>Une IA génératrice d’imagesboostée d’outils de retouches d’imageset d’une </text:p>
            <text:p>galerie ouverte au remix, c’est @playground_ai Free AI image generator: </text:p>
            <text:p>Art, Social Media, Marketing | Playground AI</text:p>
          </table:table-cell>
          <table:table-cell table:style-name="ce74" office:value-type="string" ns42:value-type="string">
            <text:p>https://www.uneiaparjour.fr/playground/</text:p>
          </table:table-cell>
          <table:table-cell table:style-name="ce74" office:value-type="string" ns42:value-type="string">
            <text:p>images</text:p>
          </table:table-cell>
          <table:table-cell table:style-name="ce74" table:number-columns-repeated="3"/>
          <table:table-cell table:style-name="ce88" table:number-columns-repeated="2"/>
          <table:table-cell table:style-name="ce92" office:value-type="date" office:date-value="2023-02-19" ns42:value-type="date">
            <text:p>19/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Mubert</text:p>
          </table:table-cell>
          <table:table-cell table:style-name="ce74" office:value-type="string" ns42:value-type="string">
            <text:p>Un peu de musique générée via une requête textuelle ? Voici @mubertapp, 25 </text:p>
            <text:p>générations gratuites par mois. https://mubert.com/</text:p>
          </table:table-cell>
          <table:table-cell table:style-name="ce74" office:value-type="string" ns42:value-type="string">
            <text:p>https://www.uneiaparjour.fr/un-peu-de-musique-generee-via-une-requete/</text:p>
          </table:table-cell>
          <table:table-cell table:style-name="ce74" office:value-type="string" ns42:value-type="string">
            <text:p>musique</text:p>
          </table:table-cell>
          <table:table-cell table:style-name="ce74" table:number-columns-repeated="3"/>
          <table:table-cell table:style-name="ce88" table:number-columns-repeated="2"/>
          <table:table-cell table:style-name="ce92" office:value-type="date" office:date-value="2023-02-18" ns42:value-type="date">
            <text:p>18/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oe</text:p>
          </table:table-cell>
          <table:table-cell table:style-name="ce74" office:value-type="string" ns42:value-type="string">
            <text:p>Pas une mais 3 IA pour cette 2ème découverte : Poe par @Quora qui regroupe </text:p>
            <text:p>trois IA conversationnelles Poe – Fast, Helpful AI Chat</text:p>
          </table:table-cell>
          <table:table-cell table:style-name="ce74" office:value-type="string" ns42:value-type="string">
            <text:p>https://www.uneiaparjour.fr/pas-une-mais-3-ia-pour-cette-2eme-decouverte-poe-2/</text:p>
          </table:table-cell>
          <table:table-cell table:style-name="ce74" office:value-type="string" ns42:value-type="string">
            <text:p>chatbot</text:p>
          </table:table-cell>
          <table:table-cell table:style-name="ce74" office:value-type="string" ns42:value-type="string">
            <text:p>LLM</text:p>
          </table:table-cell>
          <table:table-cell table:style-name="ce74" office:value-type="string" ns42:value-type="string">
            <text:p>texte</text:p>
          </table:table-cell>
          <table:table-cell table:style-name="ce74" office:value-type="string" ns42:value-type="string">
            <text:p>usage illimité</text:p>
          </table:table-cell>
          <table:table-cell table:style-name="ce88" table:number-columns-repeated="2"/>
          <table:table-cell table:style-name="ce92" office:value-type="date" office:date-value="2023-02-17" ns42:value-type="date">
            <text:p>17/02/2023</text:p>
          </table:table-cell>
          <table:table-cell table:style-name="ce97"/>
          <table:table-cell table:style-name="ce66" table:number-columns-repeated="19"/>
          <table:table-cell table:number-columns-repeated="994"/>
        </table:table-row>
        <table:table-row table:style-name="ro1">
          <table:table-cell table:style-name="ce74" office:value-type="string" ns42:value-type="string">
            <text:p>PicFinder</text:p>
          </table:table-cell>
          <table:table-cell table:style-name="ce74" office:value-type="string" ns42:value-type="string">
            <text:p>Chaque jour nous découvrons de nouvelles IA génératives de textes, </text:p>
            <text:p>d’images, de musiques… Chaque jour je partagerai ici l’une de mes </text:p>
            <text:p>découvertes. La première ce soir : Picfinder https://picfinder.ai/</text:p>
          </table:table-cell>
          <table:table-cell table:style-name="ce74" office:value-type="string" ns42:value-type="string">
            <text:p>https://www.uneiaparjour.fr/chaque-jour-nous-decouvrons-de-nouvelles-ia-2/</text:p>
          </table:table-cell>
          <table:table-cell table:style-name="ce74" office:value-type="string" ns42:value-type="string">
            <text:p>images</text:p>
          </table:table-cell>
          <table:table-cell table:style-name="ce74" office:value-type="string" ns42:value-type="string">
            <text:p>sans compte</text:p>
          </table:table-cell>
          <table:table-cell table:style-name="ce74" office:value-type="string" ns42:value-type="string">
            <text:p>usage illimité</text:p>
          </table:table-cell>
          <table:table-cell table:style-name="ce74"/>
          <table:table-cell table:style-name="ce89" table:number-columns-repeated="2"/>
          <table:table-cell table:style-name="ce92" office:value-type="date" office:date-value="2023-02-16" ns42:value-type="date">
            <text:p>16/02/2023</text:p>
          </table:table-cell>
          <table:table-cell table:style-name="ce97"/>
          <table:table-cell table:style-name="ce66" table:number-columns-repeated="19"/>
          <table:table-cell table:number-columns-repeated="994"/>
        </table:table-row>
        <table:table-row table:style-name="ro1" table:number-rows-repeated="199">
          <table:table-cell table:number-columns-repeated="9"/>
          <table:table-cell table:style-name="ce93"/>
          <table:table-cell table:number-columns-repeated="1014"/>
        </table:table-row>
        <table:table-row table:style-name="ro2" table:number-rows-repeated="1047155">
          <table:table-cell table:number-columns-repeated="1024"/>
        </table:table-row>
        <table:table-row table:style-name="ro4" table:number-rows-repeated="72">
          <table:table-cell table:number-columns-repeated="1024"/>
        </table:table-row>
        <table:table-row table:style-name="ro4">
          <table:table-cell table:number-columns-repeated="1024"/>
        </table:table-row>
        <table:named-expressions>
          <table:named-range table:name="_xlnm._FilterDatabase" table:base-cell-address="$Note.$A$1" table:cell-range-address="$Base.$A$1:.$AD$1149"/>
        </table:named-expressions>
      </table:table>
      <table:named-expressions/>
      <table:database-ranges>
        <table:database-range table:name="__Anonymous_Sheet_DB__1" table:target-range-address="Base.A1:Base.AD1149" table:display-filter-buttons="true"/>
      </table:database-ranges>
    </office:spreadshee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office:version="1.2">
  <office:font-face-decls>
    <style:font-face style:name=".AppleSystemUIFont" svg:font-family=".AppleSystemUIFont" style:font-family-generic="swis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M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M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4-11">00/00/0000</text:date>, <text:time style:data-style-name="N2" text:time-value="16:16:37.811285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ote" style:display-name="PageStyle_Note" style:page-layout-name="Mpm3">
      <style:header style:display="false"/>
      <style:header-left style:display="false"/>
      <style:header-first style:display="false"/>
      <style:footer style:display="false"/>
      <style:footer-left style:display="false"/>
      <style:footer-first style:display="false"/>
    </style:master-page>
    <style:master-page style:name="PageStyle_5f_Base" style:display-name="PageStyle_Base"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draw="urn:oasis:names:tc:opendocument:xmlns:drawing:1.0" xmlns:svg="urn:oasis:names:tc:opendocument:xmlns:svg-compatible:1.0" xmlns:form="urn:oasis:names:tc:opendocument:xmlns:form:1.0" xmlns:ns42="urn:org:documentfoundation:names:experimental:calc:xmlns:calcext:1.0" xmlns:xlink="http://www.w3.org/1999/xlink" xmlns:manifest="urn:oasis:names:tc:opendocument:xmlns:manifest:1.0" xmlns:chart="urn:oasis:names:tc:opendocument:xmlns:chart:1.0" xmlns:presentation="urn:oasis:names:tc:opendocument:xmlns:presentation:1.0" office:version="1.2">
  <office:meta>
    <dc:date>2026-04-11T16:17:51.302358000</dc:date>
    <meta:editing-duration>PT3M29S</meta:editing-duration>
    <meta:editing-cycles>2</meta:editing-cycles>
    <meta:document-statistic meta:table-count="2" meta:cell-count="7502" meta:object-count="2"/>
    <meta:generator>ODFPY/1.4.1</meta:generator>
  </office:meta>
</office:document-meta>
</file>